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middle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Hyperlink" style:data-style-name="N0">
      <style:table-cell-properties style:vertical-align="middle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style:vertical-align="middle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middle" fo:background-color="#FFFFFF" style:cell-protect="protected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4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16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30">
      <style:table-cell-properties style:vertical-align="automatic" fo:wrap-option="wrap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0">
      <style:table-cell-properties style:vertical-align="automatic" fo:wrap-option="wrap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40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0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/>
    </style:style>
    <style:style style:name="ce42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Percent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58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Hyperlink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2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6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7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6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2pt" style:font-size-asian="12pt" style:font-size-complex="12pt"/>
    </style:style>
    <style:style style:name="ce70" style:family="table-cell" style:parent-style-name="Comma_32_2" style:data-style-name="N3">
      <style:table-cell-properties fo:border-top="2pt solid #000000" fo:border-bottom="none" fo:border-left="none" fo:border-right="none"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Comma_32_2" style:data-style-name="N3">
      <style:table-cell-properties fo:border-top="thin solid #000000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73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30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/>
    </style:style>
    <style:style style:name="ce76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</style:style>
    <style:style style:name="ce7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2" style:data-style-name="N30">
      <style:table-cell-properties style:vertical-align="automatic" fo:background-color="#FFFFFF" style:cell-protect="none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1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808080"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.706cm"/>
      <style:text-properties fo:color="#808080" style:font-name="Arial" style:font-name-asian="Arial" style:font-name-complex="Arial" fo:font-size="10pt" style:font-size-asian="10pt" style:font-size-complex="10pt"/>
    </style:style>
    <style:style style:name="ce85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FF00FF" style:font-name="Arial" style:font-name-asian="Arial" style:font-name-complex="Arial" fo:font-size="10pt" style:font-size-asian="10pt" style:font-size-complex="10pt"/>
    </style:style>
    <style:style style:name="ce91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8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6.64633333333333cm"/>
    </style:style>
    <style:style style:name="co3" style:family="table-column">
      <style:table-column-properties fo:break-before="auto" style:column-width="4.08516666666667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.7356666666666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0.35983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3.1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12.9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4.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3.2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92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4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9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8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9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0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1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2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4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0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8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0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0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11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12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4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  <style:style style:name="ce11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7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8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19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font-name="Arial" style:font-name-asian="Arial" style:font-name-complex="Arial" fo:font-size="10pt" style:font-size-asian="10pt" style:font-size-complex="10pt"/>
      <style:map style:condition="of:cell-content()&gt;100" style:apply-style-name="cf1"/>
    </style:style>
    <style:style style:name="ce120" style:family="table-cell" style:parent-style-name="Percent_32_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cell-content()&gt;10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301_1718" table:style-name="ta1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5" table:default-cell-style-name="ce5"/>
        <table:table-column table:style-name="co11" table:number-columns-repeated="12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9">
            <text:p>Proportion of adults who do any walking<text:span text:style-name="T2">1</text:span><text:s/>or cycling<text:span text:style-name="T2">2</text:span>, for any purpose, by frequency and local authority, England, 2017-2018<text:span text:style-name="T2">3</text:span></text:p>
          </table:table-cell>
          <table:table-cell table:style-name="ce10"/>
          <table:table-cell table:number-columns-repeated="7" table:style-name="ce11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number-columns-repeated="6" table:style-name="ce17"/>
          <table:table-cell office:value-type="string" table:style-name="ce18">
            <text:p>Percentage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1">
            <text:p>Once per month</text:p>
          </table:table-cell>
          <table:table-cell table:style-name="ce22"/>
          <table:table-cell office:value-type="string" table:style-name="ce21">
            <text:p>Once per week</text:p>
          </table:table-cell>
          <table:table-cell table:style-name="ce22"/>
          <table:table-cell office:value-type="string" table:style-name="ce21">
            <text:p>Three times per week</text:p>
          </table:table-cell>
          <table:table-cell table:style-name="ce22"/>
          <table:table-cell office:value-type="string" table:style-name="ce21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25">
            <text:p>2017-18</text:p>
          </table:table-cell>
          <table:table-cell table:style-name="ce25"/>
          <table:table-cell office:value-type="string" table:style-name="ce25">
            <text:p>2017-18</text:p>
          </table:table-cell>
          <table:table-cell table:style-name="ce25"/>
          <table:table-cell office:value-type="string" table:style-name="ce25">
            <text:p>2017-18</text:p>
          </table:table-cell>
          <table:table-cell table:style-name="ce25"/>
          <table:table-cell office:value-type="string" table:style-name="ce25">
            <text:p>2017-1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79.705100000000002" table:style-name="ce29">
            <text:p>79.7</text:p>
          </table:table-cell>
          <table:table-cell table:style-name="ce29"/>
          <table:table-cell office:value-type="float" office:value="71.741600000000005" table:style-name="ce29">
            <text:p>71.7</text:p>
          </table:table-cell>
          <table:table-cell table:style-name="ce29"/>
          <table:table-cell office:value-type="float" office:value="47.180799999999998" table:style-name="ce29">
            <text:p>47.2</text:p>
          </table:table-cell>
          <table:table-cell table:style-name="ce29"/>
          <table:table-cell office:value-type="float" office:value="35.562800000000003" table:style-name="ce29">
            <text:p>35.6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77.636200000000002" table:style-name="ce29">
            <text:p>77.6</text:p>
          </table:table-cell>
          <table:table-cell table:style-name="ce29"/>
          <table:table-cell office:value-type="float" office:value="70.2637" table:style-name="ce29">
            <text:p>70.3</text:p>
          </table:table-cell>
          <table:table-cell table:style-name="ce29"/>
          <table:table-cell office:value-type="float" office:value="45.846900000000005" table:style-name="ce29">
            <text:p>45.8</text:p>
          </table:table-cell>
          <table:table-cell table:style-name="ce29"/>
          <table:table-cell office:value-type="float" office:value="33.637099999999997" table:style-name="ce29">
            <text:p>33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77.834499999999991" table:style-name="ce35">
            <text:p>77.8</text:p>
          </table:table-cell>
          <table:table-cell table:style-name="ce35"/>
          <table:table-cell office:value-type="float" office:value="70.346600000000009" table:style-name="ce35">
            <text:p>70.3</text:p>
          </table:table-cell>
          <table:table-cell table:style-name="ce35"/>
          <table:table-cell office:value-type="float" office:value="48.2346" table:style-name="ce35">
            <text:p>48.2</text:p>
          </table:table-cell>
          <table:table-cell table:style-name="ce35"/>
          <table:table-cell office:value-type="float" office:value="31.356200000000001" table:style-name="ce35">
            <text:p>31.4</text:p>
          </table:table-cell>
          <table:table-cell table:number-columns-repeated="16375"/>
        </table:table-row>
        <table:table-row table:style-name="ro8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77.959100000000007" table:style-name="ce35">
            <text:p>78.0</text:p>
          </table:table-cell>
          <table:table-cell table:style-name="ce35"/>
          <table:table-cell office:value-type="float" office:value="71.108599999999996" table:style-name="ce35">
            <text:p>71.1</text:p>
          </table:table-cell>
          <table:table-cell table:style-name="ce35"/>
          <table:table-cell office:value-type="float" office:value="50.691699999999997" table:style-name="ce35">
            <text:p>50.7</text:p>
          </table:table-cell>
          <table:table-cell table:style-name="ce35"/>
          <table:table-cell office:value-type="float" office:value="38.546700000000001" table:style-name="ce35">
            <text:p>38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73.953999999999994" table:style-name="ce35">
            <text:p>74.0</text:p>
          </table:table-cell>
          <table:table-cell table:style-name="ce35"/>
          <table:table-cell office:value-type="float" office:value="67.798199999999994" table:style-name="ce35">
            <text:p>67.8</text:p>
          </table:table-cell>
          <table:table-cell table:style-name="ce35"/>
          <table:table-cell office:value-type="float" office:value="36.272199999999998" table:style-name="ce35">
            <text:p>36.3</text:p>
          </table:table-cell>
          <table:table-cell table:style-name="ce35"/>
          <table:table-cell office:value-type="float" office:value="25.745600000000003" table:style-name="ce35">
            <text:p>2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68.442000000000007" table:style-name="ce35">
            <text:p>68.4</text:p>
          </table:table-cell>
          <table:table-cell table:style-name="ce35"/>
          <table:table-cell office:value-type="float" office:value="61.786900000000003" table:style-name="ce35">
            <text:p>61.8</text:p>
          </table:table-cell>
          <table:table-cell table:style-name="ce35"/>
          <table:table-cell office:value-type="float" office:value="37.613500000000002" table:style-name="ce35">
            <text:p>37.6</text:p>
          </table:table-cell>
          <table:table-cell table:style-name="ce35"/>
          <table:table-cell office:value-type="float" office:value="29.209299999999999" table:style-name="ce35">
            <text:p>29.2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78.613699999999994" table:style-name="ce35">
            <text:p>78.6</text:p>
          </table:table-cell>
          <table:table-cell table:style-name="ce35"/>
          <table:table-cell office:value-type="float" office:value="69.37830000000001" table:style-name="ce35">
            <text:p>69.4</text:p>
          </table:table-cell>
          <table:table-cell table:style-name="ce35"/>
          <table:table-cell office:value-type="float" office:value="45.899499999999996" table:style-name="ce35">
            <text:p>45.9</text:p>
          </table:table-cell>
          <table:table-cell table:style-name="ce35"/>
          <table:table-cell office:value-type="float" office:value="35.802700000000002" table:style-name="ce35">
            <text:p>3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77.095799999999997" table:style-name="ce35">
            <text:p>77.1</text:p>
          </table:table-cell>
          <table:table-cell table:style-name="ce35"/>
          <table:table-cell office:value-type="float" office:value="71.936800000000005" table:style-name="ce35">
            <text:p>71.9</text:p>
          </table:table-cell>
          <table:table-cell table:style-name="ce35"/>
          <table:table-cell office:value-type="float" office:value="41.835799999999999" table:style-name="ce35">
            <text:p>41.8</text:p>
          </table:table-cell>
          <table:table-cell table:style-name="ce35"/>
          <table:table-cell office:value-type="float" office:value="32.1999" table:style-name="ce35">
            <text:p>32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74.146299999999997" table:style-name="ce35">
            <text:p>74.1</text:p>
          </table:table-cell>
          <table:table-cell table:style-name="ce35"/>
          <table:table-cell office:value-type="float" office:value="67.071200000000005" table:style-name="ce35">
            <text:p>67.1</text:p>
          </table:table-cell>
          <table:table-cell table:style-name="ce35"/>
          <table:table-cell office:value-type="float" office:value="43.306699999999999" table:style-name="ce35">
            <text:p>43.3</text:p>
          </table:table-cell>
          <table:table-cell table:style-name="ce35"/>
          <table:table-cell office:value-type="float" office:value="33.892200000000003" table:style-name="ce35">
            <text:p>33.9</text:p>
          </table:table-cell>
          <table:table-cell table:number-columns-repeated="16375"/>
        </table:table-row>
        <table:table-row table:style-name="ro9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79.309899999999999" table:style-name="ce35">
            <text:p>79.3</text:p>
          </table:table-cell>
          <table:table-cell table:style-name="ce35"/>
          <table:table-cell office:value-type="float" office:value="71.977000000000004" table:style-name="ce35">
            <text:p>72.0</text:p>
          </table:table-cell>
          <table:table-cell table:style-name="ce35"/>
          <table:table-cell office:value-type="float" office:value="46.957500000000003" table:style-name="ce35">
            <text:p>47.0</text:p>
          </table:table-cell>
          <table:table-cell table:style-name="ce35"/>
          <table:table-cell office:value-type="float" office:value="34.9452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83.280699999999996" table:style-name="ce40">
            <text:p>83.3</text:p>
          </table:table-cell>
          <table:table-cell table:style-name="ce40"/>
          <table:table-cell office:value-type="float" office:value="76.059399999999997" table:style-name="ce40">
            <text:p>76.1</text:p>
          </table:table-cell>
          <table:table-cell table:style-name="ce40"/>
          <table:table-cell office:value-type="float" office:value="50.2911" table:style-name="ce40">
            <text:p>50.3</text:p>
          </table:table-cell>
          <table:table-cell table:style-name="ce40"/>
          <table:table-cell office:value-type="float" office:value="38.815600000000003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79.2821" table:style-name="ce40">
            <text:p>79.3</text:p>
          </table:table-cell>
          <table:table-cell table:style-name="ce40"/>
          <table:table-cell office:value-type="float" office:value="72.389499999999998" table:style-name="ce40">
            <text:p>72.4</text:p>
          </table:table-cell>
          <table:table-cell table:style-name="ce40"/>
          <table:table-cell office:value-type="float" office:value="49.349499999999999" table:style-name="ce40">
            <text:p>49.3</text:p>
          </table:table-cell>
          <table:table-cell table:style-name="ce40"/>
          <table:table-cell office:value-type="float" office:value="38.361200000000004" table:style-name="ce40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77.680300000000003" table:style-name="ce40">
            <text:p>77.7</text:p>
          </table:table-cell>
          <table:table-cell table:style-name="ce40"/>
          <table:table-cell office:value-type="float" office:value="70.921199999999999" table:style-name="ce40">
            <text:p>70.9</text:p>
          </table:table-cell>
          <table:table-cell table:style-name="ce40"/>
          <table:table-cell office:value-type="float" office:value="46.7988" table:style-name="ce40">
            <text:p>46.8</text:p>
          </table:table-cell>
          <table:table-cell table:style-name="ce40"/>
          <table:table-cell office:value-type="float" office:value="35.372500000000002" table:style-name="ce40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79.056899999999999" table:style-name="ce40">
            <text:p>79.1</text:p>
          </table:table-cell>
          <table:table-cell table:style-name="ce40"/>
          <table:table-cell office:value-type="float" office:value="70.873099999999994" table:style-name="ce40">
            <text:p>70.9</text:p>
          </table:table-cell>
          <table:table-cell table:style-name="ce40"/>
          <table:table-cell office:value-type="float" office:value="40.412799999999997" table:style-name="ce40">
            <text:p>40.4</text:p>
          </table:table-cell>
          <table:table-cell table:style-name="ce40"/>
          <table:table-cell office:value-type="float" office:value="28.718" table:style-name="ce40">
            <text:p>2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77.7333" table:style-name="ce40">
            <text:p>77.7</text:p>
          </table:table-cell>
          <table:table-cell table:style-name="ce40"/>
          <table:table-cell office:value-type="float" office:value="69.883600000000001" table:style-name="ce40">
            <text:p>69.9</text:p>
          </table:table-cell>
          <table:table-cell table:style-name="ce40"/>
          <table:table-cell office:value-type="float" office:value="45.564100000000003" table:style-name="ce40">
            <text:p>45.6</text:p>
          </table:table-cell>
          <table:table-cell table:style-name="ce40"/>
          <table:table-cell office:value-type="float" office:value="31.455899999999996" table:style-name="ce40">
            <text:p>31.5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77.86699999999999" table:style-name="ce29">
            <text:p>77.9</text:p>
          </table:table-cell>
          <table:table-cell table:style-name="ce29"/>
          <table:table-cell office:value-type="float" office:value="69.737700000000004" table:style-name="ce29">
            <text:p>69.7</text:p>
          </table:table-cell>
          <table:table-cell table:style-name="ce29"/>
          <table:table-cell office:value-type="float" office:value="43.123600000000003" table:style-name="ce29">
            <text:p>43.1</text:p>
          </table:table-cell>
          <table:table-cell table:style-name="ce29"/>
          <table:table-cell office:value-type="float" office:value="32.537500000000001" table:style-name="ce29">
            <text:p>32.5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70.823499999999996" table:style-name="ce35">
            <text:p>70.8</text:p>
          </table:table-cell>
          <table:table-cell table:style-name="ce35"/>
          <table:table-cell office:value-type="float" office:value="60.643999999999998" table:style-name="ce35">
            <text:p>60.6</text:p>
          </table:table-cell>
          <table:table-cell table:style-name="ce35"/>
          <table:table-cell office:value-type="float" office:value="35.988500000000002" table:style-name="ce35">
            <text:p>36.0</text:p>
          </table:table-cell>
          <table:table-cell table:style-name="ce35"/>
          <table:table-cell office:value-type="float" office:value="26.844800000000003" table:style-name="ce35">
            <text:p>26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71.293399999999991" table:style-name="ce35">
            <text:p>71.3</text:p>
          </table:table-cell>
          <table:table-cell table:style-name="ce35"/>
          <table:table-cell office:value-type="float" office:value="63.937900000000006" table:style-name="ce35">
            <text:p>63.9</text:p>
          </table:table-cell>
          <table:table-cell table:style-name="ce35"/>
          <table:table-cell office:value-type="float" office:value="38.098100000000002" table:style-name="ce35">
            <text:p>38.1</text:p>
          </table:table-cell>
          <table:table-cell table:style-name="ce35"/>
          <table:table-cell office:value-type="float" office:value="30.802800000000001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82.636200000000002" table:style-name="ce35">
            <text:p>82.6</text:p>
          </table:table-cell>
          <table:table-cell table:style-name="ce35"/>
          <table:table-cell office:value-type="float" office:value="72.0047" table:style-name="ce35">
            <text:p>72.0</text:p>
          </table:table-cell>
          <table:table-cell table:style-name="ce35"/>
          <table:table-cell office:value-type="float" office:value="47.733199999999997" table:style-name="ce35">
            <text:p>47.7</text:p>
          </table:table-cell>
          <table:table-cell table:style-name="ce35"/>
          <table:table-cell office:value-type="float" office:value="35.679499999999997" table:style-name="ce35">
            <text:p>3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82.780200000000008" table:style-name="ce35">
            <text:p>82.8</text:p>
          </table:table-cell>
          <table:table-cell table:style-name="ce35"/>
          <table:table-cell office:value-type="float" office:value="76.676599999999993" table:style-name="ce35">
            <text:p>76.7</text:p>
          </table:table-cell>
          <table:table-cell table:style-name="ce35"/>
          <table:table-cell office:value-type="float" office:value="45.848499999999994" table:style-name="ce35">
            <text:p>45.8</text:p>
          </table:table-cell>
          <table:table-cell table:style-name="ce35"/>
          <table:table-cell office:value-type="float" office:value="33.320499999999996" table:style-name="ce35">
            <text:p>33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77.382800000000003" table:style-name="ce35">
            <text:p>77.4</text:p>
          </table:table-cell>
          <table:table-cell table:style-name="ce35"/>
          <table:table-cell office:value-type="float" office:value="70.611100000000008" table:style-name="ce35">
            <text:p>70.6</text:p>
          </table:table-cell>
          <table:table-cell table:style-name="ce35"/>
          <table:table-cell office:value-type="float" office:value="40.759399999999999" table:style-name="ce35">
            <text:p>40.8</text:p>
          </table:table-cell>
          <table:table-cell table:style-name="ce35"/>
          <table:table-cell office:value-type="float" office:value="30.012100000000004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78.72" table:style-name="ce35">
            <text:p>78.7</text:p>
          </table:table-cell>
          <table:table-cell table:style-name="ce35"/>
          <table:table-cell office:value-type="float" office:value="71.017699999999991" table:style-name="ce35">
            <text:p>71.0</text:p>
          </table:table-cell>
          <table:table-cell table:style-name="ce35"/>
          <table:table-cell office:value-type="float" office:value="42.4664" table:style-name="ce35">
            <text:p>42.5</text:p>
          </table:table-cell>
          <table:table-cell table:style-name="ce35"/>
          <table:table-cell office:value-type="float" office:value="31.030899999999999" table:style-name="ce35">
            <text:p>31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80.629300000000001" table:style-name="ce35">
            <text:p>80.6</text:p>
          </table:table-cell>
          <table:table-cell table:style-name="ce35"/>
          <table:table-cell office:value-type="float" office:value="72.799499999999995" table:style-name="ce35">
            <text:p>72.8</text:p>
          </table:table-cell>
          <table:table-cell table:style-name="ce35"/>
          <table:table-cell office:value-type="float" office:value="46.161999999999999" table:style-name="ce35">
            <text:p>46.2</text:p>
          </table:table-cell>
          <table:table-cell table:style-name="ce35"/>
          <table:table-cell office:value-type="float" office:value="35.5107" table:style-name="ce35">
            <text:p>35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81.481700000000004" table:style-name="ce40">
            <text:p>81.5</text:p>
          </table:table-cell>
          <table:table-cell table:style-name="ce40"/>
          <table:table-cell office:value-type="float" office:value="74.648899999999998" table:style-name="ce40">
            <text:p>74.6</text:p>
          </table:table-cell>
          <table:table-cell table:style-name="ce40"/>
          <table:table-cell office:value-type="float" office:value="43.345399999999998" table:style-name="ce40">
            <text:p>43.3</text:p>
          </table:table-cell>
          <table:table-cell table:style-name="ce40"/>
          <table:table-cell office:value-type="float" office:value="32.025500000000001" table:style-name="ce40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76.656000000000006" table:style-name="ce40">
            <text:p>76.7</text:p>
          </table:table-cell>
          <table:table-cell table:style-name="ce40"/>
          <table:table-cell office:value-type="float" office:value="68.602900000000005" table:style-name="ce40">
            <text:p>68.6</text:p>
          </table:table-cell>
          <table:table-cell table:style-name="ce40"/>
          <table:table-cell office:value-type="float" office:value="43.6145" table:style-name="ce40">
            <text:p>43.6</text:p>
          </table:table-cell>
          <table:table-cell table:style-name="ce40"/>
          <table:table-cell office:value-type="float" office:value="31.218200000000003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79.382199999999997" table:style-name="ce40">
            <text:p>79.4</text:p>
          </table:table-cell>
          <table:table-cell table:style-name="ce40"/>
          <table:table-cell office:value-type="float" office:value="71.142099999999999" table:style-name="ce40">
            <text:p>71.1</text:p>
          </table:table-cell>
          <table:table-cell table:style-name="ce40"/>
          <table:table-cell office:value-type="float" office:value="48.647100000000002" table:style-name="ce40">
            <text:p>48.6</text:p>
          </table:table-cell>
          <table:table-cell table:style-name="ce40"/>
          <table:table-cell office:value-type="float" office:value="39.931600000000003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77.185000000000002" table:style-name="ce40">
            <text:p>77.2</text:p>
          </table:table-cell>
          <table:table-cell table:style-name="ce40"/>
          <table:table-cell office:value-type="float" office:value="69.0184" table:style-name="ce40">
            <text:p>69.0</text:p>
          </table:table-cell>
          <table:table-cell table:style-name="ce40"/>
          <table:table-cell office:value-type="float" office:value="47.290799999999997" table:style-name="ce40">
            <text:p>47.3</text:p>
          </table:table-cell>
          <table:table-cell table:style-name="ce40"/>
          <table:table-cell office:value-type="float" office:value="36.312199999999997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85.174199999999999" table:style-name="ce40">
            <text:p>85.2</text:p>
          </table:table-cell>
          <table:table-cell table:style-name="ce40"/>
          <table:table-cell office:value-type="float" office:value="79.191599999999994" table:style-name="ce40">
            <text:p>79.2</text:p>
          </table:table-cell>
          <table:table-cell table:style-name="ce40"/>
          <table:table-cell office:value-type="float" office:value="49.791699999999999" table:style-name="ce40">
            <text:p>49.8</text:p>
          </table:table-cell>
          <table:table-cell table:style-name="ce40"/>
          <table:table-cell office:value-type="float" office:value="36.030699999999996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83.526700000000005" table:style-name="ce40">
            <text:p>83.5</text:p>
          </table:table-cell>
          <table:table-cell table:style-name="ce40"/>
          <table:table-cell office:value-type="float" office:value="74.628" table:style-name="ce40">
            <text:p>74.6</text:p>
          </table:table-cell>
          <table:table-cell table:style-name="ce40"/>
          <table:table-cell office:value-type="float" office:value="45.232599999999998" table:style-name="ce40">
            <text:p>45.2</text:p>
          </table:table-cell>
          <table:table-cell table:style-name="ce40"/>
          <table:table-cell office:value-type="float" office:value="36.109000000000002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76.574699999999993" table:style-name="ce35">
            <text:p>76.6</text:p>
          </table:table-cell>
          <table:table-cell table:style-name="ce35"/>
          <table:table-cell office:value-type="float" office:value="68.396000000000001" table:style-name="ce35">
            <text:p>68.4</text:p>
          </table:table-cell>
          <table:table-cell table:style-name="ce35"/>
          <table:table-cell office:value-type="float" office:value="42.254599999999996" table:style-name="ce35">
            <text:p>42.3</text:p>
          </table:table-cell>
          <table:table-cell table:style-name="ce35"/>
          <table:table-cell office:value-type="float" office:value="32.027799999999999" table:style-name="ce35">
            <text:p>3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75.186700000000002" table:style-name="ce40">
            <text:p>75.2</text:p>
          </table:table-cell>
          <table:table-cell table:style-name="ce40"/>
          <table:table-cell office:value-type="float" office:value="67.152599999999993" table:style-name="ce40">
            <text:p>67.2</text:p>
          </table:table-cell>
          <table:table-cell table:style-name="ce40"/>
          <table:table-cell office:value-type="float" office:value="40.275100000000002" table:style-name="ce40">
            <text:p>40.3</text:p>
          </table:table-cell>
          <table:table-cell table:style-name="ce40"/>
          <table:table-cell office:value-type="float" office:value="28.325099999999999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77.767399999999995" table:style-name="ce40">
            <text:p>77.8</text:p>
          </table:table-cell>
          <table:table-cell table:style-name="ce40"/>
          <table:table-cell office:value-type="float" office:value="69.133499999999998" table:style-name="ce40">
            <text:p>69.1</text:p>
          </table:table-cell>
          <table:table-cell table:style-name="ce40"/>
          <table:table-cell office:value-type="float" office:value="41.175400000000003" table:style-name="ce40">
            <text:p>41.2</text:p>
          </table:table-cell>
          <table:table-cell table:style-name="ce40"/>
          <table:table-cell office:value-type="float" office:value="30.824299999999997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78.495899999999992" table:style-name="ce40">
            <text:p>78.5</text:p>
          </table:table-cell>
          <table:table-cell table:style-name="ce40"/>
          <table:table-cell office:value-type="float" office:value="72.442700000000002" table:style-name="ce40">
            <text:p>72.4</text:p>
          </table:table-cell>
          <table:table-cell table:style-name="ce40"/>
          <table:table-cell office:value-type="float" office:value="47.179900000000004" table:style-name="ce40">
            <text:p>47.2</text:p>
          </table:table-cell>
          <table:table-cell table:style-name="ce40"/>
          <table:table-cell office:value-type="float" office:value="37.5411" table:style-name="ce40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71.332999999999998" table:style-name="ce40">
            <text:p>71.3</text:p>
          </table:table-cell>
          <table:table-cell table:style-name="ce40"/>
          <table:table-cell office:value-type="float" office:value="64.380499999999998" table:style-name="ce40">
            <text:p>64.4</text:p>
          </table:table-cell>
          <table:table-cell table:style-name="ce40"/>
          <table:table-cell office:value-type="float" office:value="37.344300000000004" table:style-name="ce40">
            <text:p>37.3</text:p>
          </table:table-cell>
          <table:table-cell table:style-name="ce40"/>
          <table:table-cell office:value-type="float" office:value="29.2682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71.692999999999998" table:style-name="ce40">
            <text:p>71.7</text:p>
          </table:table-cell>
          <table:table-cell table:style-name="ce40"/>
          <table:table-cell office:value-type="float" office:value="62.986499999999999" table:style-name="ce40">
            <text:p>63.0</text:p>
          </table:table-cell>
          <table:table-cell table:style-name="ce40"/>
          <table:table-cell office:value-type="float" office:value="38.411499999999997" table:style-name="ce40">
            <text:p>38.4</text:p>
          </table:table-cell>
          <table:table-cell table:style-name="ce40"/>
          <table:table-cell office:value-type="float" office:value="30.124499999999998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77.400500000000008" table:style-name="ce40">
            <text:p>77.4</text:p>
          </table:table-cell>
          <table:table-cell table:style-name="ce40"/>
          <table:table-cell office:value-type="float" office:value="67.496299999999991" table:style-name="ce40">
            <text:p>67.5</text:p>
          </table:table-cell>
          <table:table-cell table:style-name="ce40"/>
          <table:table-cell office:value-type="float" office:value="44.806200000000004" table:style-name="ce40">
            <text:p>44.8</text:p>
          </table:table-cell>
          <table:table-cell table:style-name="ce40"/>
          <table:table-cell office:value-type="float" office:value="32.447499999999998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80.191100000000006" table:style-name="ce40">
            <text:p>80.2</text:p>
          </table:table-cell>
          <table:table-cell table:style-name="ce40"/>
          <table:table-cell office:value-type="float" office:value="70.8279" table:style-name="ce40">
            <text:p>70.8</text:p>
          </table:table-cell>
          <table:table-cell table:style-name="ce40"/>
          <table:table-cell office:value-type="float" office:value="44.667200000000001" table:style-name="ce40">
            <text:p>44.7</text:p>
          </table:table-cell>
          <table:table-cell table:style-name="ce40"/>
          <table:table-cell office:value-type="float" office:value="34.923099999999998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72.962000000000003" table:style-name="ce40">
            <text:p>73.0</text:p>
          </table:table-cell>
          <table:table-cell table:style-name="ce40"/>
          <table:table-cell office:value-type="float" office:value="62.949299999999994" table:style-name="ce40">
            <text:p>62.9</text:p>
          </table:table-cell>
          <table:table-cell table:style-name="ce40"/>
          <table:table-cell office:value-type="float" office:value="36.052299999999995" table:style-name="ce40">
            <text:p>36.1</text:p>
          </table:table-cell>
          <table:table-cell table:style-name="ce40"/>
          <table:table-cell office:value-type="float" office:value="27.871000000000002" table:style-name="ce40">
            <text:p>2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81.759299999999996" table:style-name="ce40">
            <text:p>81.8</text:p>
          </table:table-cell>
          <table:table-cell table:style-name="ce40"/>
          <table:table-cell office:value-type="float" office:value="73.031400000000005" table:style-name="ce40">
            <text:p>73.0</text:p>
          </table:table-cell>
          <table:table-cell table:style-name="ce40"/>
          <table:table-cell office:value-type="float" office:value="47.403700000000001" table:style-name="ce40">
            <text:p>47.4</text:p>
          </table:table-cell>
          <table:table-cell table:style-name="ce40"/>
          <table:table-cell office:value-type="float" office:value="33.252600000000001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75.504300000000001" table:style-name="ce40">
            <text:p>75.5</text:p>
          </table:table-cell>
          <table:table-cell table:style-name="ce40"/>
          <table:table-cell office:value-type="float" office:value="67.467100000000002" table:style-name="ce40">
            <text:p>67.5</text:p>
          </table:table-cell>
          <table:table-cell table:style-name="ce40"/>
          <table:table-cell office:value-type="float" office:value="38.651799999999994" table:style-name="ce40">
            <text:p>38.7</text:p>
          </table:table-cell>
          <table:table-cell table:style-name="ce40"/>
          <table:table-cell office:value-type="float" office:value="28.867199999999997" table:style-name="ce40">
            <text:p>28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77.692300000000003" table:style-name="ce35">
            <text:p>77.7</text:p>
          </table:table-cell>
          <table:table-cell table:style-name="ce35"/>
          <table:table-cell office:value-type="float" office:value="69.009299999999996" table:style-name="ce35">
            <text:p>69.0</text:p>
          </table:table-cell>
          <table:table-cell table:style-name="ce35"/>
          <table:table-cell office:value-type="float" office:value="42.360100000000003" table:style-name="ce35">
            <text:p>42.4</text:p>
          </table:table-cell>
          <table:table-cell table:style-name="ce35"/>
          <table:table-cell office:value-type="float" office:value="31.8855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72.225499999999997" table:style-name="ce40">
            <text:p>72.2</text:p>
          </table:table-cell>
          <table:table-cell table:style-name="ce40"/>
          <table:table-cell office:value-type="float" office:value="61.074600000000004" table:style-name="ce40">
            <text:p>61.1</text:p>
          </table:table-cell>
          <table:table-cell table:style-name="ce40"/>
          <table:table-cell office:value-type="float" office:value="32.9146" table:style-name="ce40">
            <text:p>32.9</text:p>
          </table:table-cell>
          <table:table-cell table:style-name="ce40"/>
          <table:table-cell office:value-type="float" office:value="24.275099999999998" table:style-name="ce40">
            <text:p>2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79.446100000000001" table:style-name="ce40">
            <text:p>79.4</text:p>
          </table:table-cell>
          <table:table-cell table:style-name="ce40"/>
          <table:table-cell office:value-type="float" office:value="68.813199999999995" table:style-name="ce40">
            <text:p>68.8</text:p>
          </table:table-cell>
          <table:table-cell table:style-name="ce40"/>
          <table:table-cell office:value-type="float" office:value="42.326700000000002" table:style-name="ce40">
            <text:p>42.3</text:p>
          </table:table-cell>
          <table:table-cell table:style-name="ce40"/>
          <table:table-cell office:value-type="float" office:value="30.749300000000002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82.314800000000005" table:style-name="ce40">
            <text:p>82.3</text:p>
          </table:table-cell>
          <table:table-cell table:style-name="ce40"/>
          <table:table-cell office:value-type="float" office:value="75.111799999999988" table:style-name="ce40">
            <text:p>75.1</text:p>
          </table:table-cell>
          <table:table-cell table:style-name="ce40"/>
          <table:table-cell office:value-type="float" office:value="45.544600000000003" table:style-name="ce40">
            <text:p>45.5</text:p>
          </table:table-cell>
          <table:table-cell table:style-name="ce40"/>
          <table:table-cell office:value-type="float" office:value="35.573500000000003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67.804299999999998" table:style-name="ce40">
            <text:p>67.8</text:p>
          </table:table-cell>
          <table:table-cell table:style-name="ce40"/>
          <table:table-cell office:value-type="float" office:value="58.845800000000004" table:style-name="ce40">
            <text:p>58.8</text:p>
          </table:table-cell>
          <table:table-cell table:style-name="ce40"/>
          <table:table-cell office:value-type="float" office:value="35.720600000000005" table:style-name="ce40">
            <text:p>35.7</text:p>
          </table:table-cell>
          <table:table-cell table:style-name="ce40"/>
          <table:table-cell office:value-type="float" office:value="26.934399999999997" table:style-name="ce40">
            <text:p>2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82.087000000000003" table:style-name="ce40">
            <text:p>82.1</text:p>
          </table:table-cell>
          <table:table-cell table:style-name="ce40"/>
          <table:table-cell office:value-type="float" office:value="73.782600000000002" table:style-name="ce40">
            <text:p>73.8</text:p>
          </table:table-cell>
          <table:table-cell table:style-name="ce40"/>
          <table:table-cell office:value-type="float" office:value="51.607300000000002" table:style-name="ce40">
            <text:p>51.6</text:p>
          </table:table-cell>
          <table:table-cell table:style-name="ce40"/>
          <table:table-cell office:value-type="float" office:value="38.523099999999999" table:style-name="ce40">
            <text:p>3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67.229200000000006" table:style-name="ce40">
            <text:p>67.2</text:p>
          </table:table-cell>
          <table:table-cell table:style-name="ce40"/>
          <table:table-cell office:value-type="float" office:value="56.391199999999998" table:style-name="ce40">
            <text:p>56.4</text:p>
          </table:table-cell>
          <table:table-cell table:style-name="ce40"/>
          <table:table-cell office:value-type="float" office:value="30.250300000000003" table:style-name="ce40">
            <text:p>30.3</text:p>
          </table:table-cell>
          <table:table-cell table:style-name="ce40"/>
          <table:table-cell office:value-type="float" office:value="22.264700000000001" table:style-name="ce40">
            <text:p>2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79.496299999999991" table:style-name="ce40">
            <text:p>79.5</text:p>
          </table:table-cell>
          <table:table-cell table:style-name="ce40"/>
          <table:table-cell office:value-type="float" office:value="70.752499999999998" table:style-name="ce40">
            <text:p>70.8</text:p>
          </table:table-cell>
          <table:table-cell table:style-name="ce40"/>
          <table:table-cell office:value-type="float" office:value="44.617899999999999" table:style-name="ce40">
            <text:p>44.6</text:p>
          </table:table-cell>
          <table:table-cell table:style-name="ce40"/>
          <table:table-cell office:value-type="float" office:value="33.165900000000001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79.130700000000004" table:style-name="ce40">
            <text:p>79.1</text:p>
          </table:table-cell>
          <table:table-cell table:style-name="ce40"/>
          <table:table-cell office:value-type="float" office:value="71.5608" table:style-name="ce40">
            <text:p>71.6</text:p>
          </table:table-cell>
          <table:table-cell table:style-name="ce40"/>
          <table:table-cell office:value-type="float" office:value="43.963099999999997" table:style-name="ce40">
            <text:p>44.0</text:p>
          </table:table-cell>
          <table:table-cell table:style-name="ce40"/>
          <table:table-cell office:value-type="float" office:value="32.192999999999998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78.809600000000003" table:style-name="ce40">
            <text:p>78.8</text:p>
          </table:table-cell>
          <table:table-cell table:style-name="ce40"/>
          <table:table-cell office:value-type="float" office:value="71.597099999999998" table:style-name="ce40">
            <text:p>71.6</text:p>
          </table:table-cell>
          <table:table-cell table:style-name="ce40"/>
          <table:table-cell office:value-type="float" office:value="40.861799999999995" table:style-name="ce40">
            <text:p>40.9</text:p>
          </table:table-cell>
          <table:table-cell table:style-name="ce40"/>
          <table:table-cell office:value-type="float" office:value="32.9482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79.5916" table:style-name="ce40">
            <text:p>79.6</text:p>
          </table:table-cell>
          <table:table-cell table:style-name="ce40"/>
          <table:table-cell office:value-type="float" office:value="69.158200000000008" table:style-name="ce40">
            <text:p>69.2</text:p>
          </table:table-cell>
          <table:table-cell table:style-name="ce40"/>
          <table:table-cell office:value-type="float" office:value="41.793500000000002" table:style-name="ce40">
            <text:p>41.8</text:p>
          </table:table-cell>
          <table:table-cell table:style-name="ce40"/>
          <table:table-cell office:value-type="float" office:value="29.122399999999999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78.433899999999994" table:style-name="ce40">
            <text:p>78.4</text:p>
          </table:table-cell>
          <table:table-cell table:style-name="ce40"/>
          <table:table-cell office:value-type="float" office:value="69.733000000000004" table:style-name="ce40">
            <text:p>69.7</text:p>
          </table:table-cell>
          <table:table-cell table:style-name="ce40"/>
          <table:table-cell office:value-type="float" office:value="41.922199999999997" table:style-name="ce40">
            <text:p>41.9</text:p>
          </table:table-cell>
          <table:table-cell table:style-name="ce40"/>
          <table:table-cell office:value-type="float" office:value="32.535799999999995" table:style-name="ce40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79.423100000000005" table:style-name="ce40">
            <text:p>79.4</text:p>
          </table:table-cell>
          <table:table-cell table:style-name="ce40"/>
          <table:table-cell office:value-type="float" office:value="75.075699999999998" table:style-name="ce40">
            <text:p>75.1</text:p>
          </table:table-cell>
          <table:table-cell table:style-name="ce40"/>
          <table:table-cell office:value-type="float" office:value="47.201799999999999" table:style-name="ce40">
            <text:p>47.2</text:p>
          </table:table-cell>
          <table:table-cell table:style-name="ce40"/>
          <table:table-cell office:value-type="float" office:value="37.7637" table:style-name="ce40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78.315399999999997" table:style-name="ce35">
            <text:p>78.3</text:p>
          </table:table-cell>
          <table:table-cell table:style-name="ce35"/>
          <table:table-cell office:value-type="float" office:value="70.780100000000004" table:style-name="ce35">
            <text:p>70.8</text:p>
          </table:table-cell>
          <table:table-cell table:style-name="ce35"/>
          <table:table-cell office:value-type="float" office:value="43.965800000000002" table:style-name="ce35">
            <text:p>44.0</text:p>
          </table:table-cell>
          <table:table-cell table:style-name="ce35"/>
          <table:table-cell office:value-type="float" office:value="33.147999999999996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79.536000000000001" table:style-name="ce40">
            <text:p>79.5</text:p>
          </table:table-cell>
          <table:table-cell table:style-name="ce40"/>
          <table:table-cell office:value-type="float" office:value="73" table:style-name="ce40">
            <text:p>73.0</text:p>
          </table:table-cell>
          <table:table-cell table:style-name="ce40"/>
          <table:table-cell office:value-type="float" office:value="42.001199999999997" table:style-name="ce40">
            <text:p>42.0</text:p>
          </table:table-cell>
          <table:table-cell table:style-name="ce40"/>
          <table:table-cell office:value-type="float" office:value="32.092100000000002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79.982500000000002" table:style-name="ce40">
            <text:p>80.0</text:p>
          </table:table-cell>
          <table:table-cell table:style-name="ce40"/>
          <table:table-cell office:value-type="float" office:value="73.303300000000007" table:style-name="ce40">
            <text:p>73.3</text:p>
          </table:table-cell>
          <table:table-cell table:style-name="ce40"/>
          <table:table-cell office:value-type="float" office:value="45.97" table:style-name="ce40">
            <text:p>46.0</text:p>
          </table:table-cell>
          <table:table-cell table:style-name="ce40"/>
          <table:table-cell office:value-type="float" office:value="35.563600000000001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78.291200000000003" table:style-name="ce40">
            <text:p>78.3</text:p>
          </table:table-cell>
          <table:table-cell table:style-name="ce40"/>
          <table:table-cell office:value-type="float" office:value="69.406100000000009" table:style-name="ce40">
            <text:p>69.4</text:p>
          </table:table-cell>
          <table:table-cell table:style-name="ce40"/>
          <table:table-cell office:value-type="float" office:value="43.709299999999999" table:style-name="ce40">
            <text:p>43.7</text:p>
          </table:table-cell>
          <table:table-cell table:style-name="ce40"/>
          <table:table-cell office:value-type="float" office:value="34.314999999999998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76.637599999999992" table:style-name="ce40">
            <text:p>76.6</text:p>
          </table:table-cell>
          <table:table-cell table:style-name="ce40"/>
          <table:table-cell office:value-type="float" office:value="66.578199999999995" table:style-name="ce40">
            <text:p>66.6</text:p>
          </table:table-cell>
          <table:table-cell table:style-name="ce40"/>
          <table:table-cell office:value-type="float" office:value="39.206499999999998" table:style-name="ce40">
            <text:p>39.2</text:p>
          </table:table-cell>
          <table:table-cell table:style-name="ce40"/>
          <table:table-cell office:value-type="float" office:value="27.615499999999997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76.134500000000003" table:style-name="ce40">
            <text:p>76.1</text:p>
          </table:table-cell>
          <table:table-cell table:style-name="ce40"/>
          <table:table-cell office:value-type="float" office:value="69.403300000000002" table:style-name="ce40">
            <text:p>69.4</text:p>
          </table:table-cell>
          <table:table-cell table:style-name="ce40"/>
          <table:table-cell office:value-type="float" office:value="44.620199999999997" table:style-name="ce40">
            <text:p>44.6</text:p>
          </table:table-cell>
          <table:table-cell table:style-name="ce40"/>
          <table:table-cell office:value-type="float" office:value="31.938800000000001" table:style-name="ce40">
            <text:p>31.9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77.821899999999999" table:style-name="ce29">
            <text:p>77.8</text:p>
          </table:table-cell>
          <table:table-cell table:style-name="ce29"/>
          <table:table-cell office:value-type="float" office:value="69.555700000000002" table:style-name="ce29">
            <text:p>69.6</text:p>
          </table:table-cell>
          <table:table-cell table:style-name="ce29"/>
          <table:table-cell office:value-type="float" office:value="44.724499999999999" table:style-name="ce29">
            <text:p>44.7</text:p>
          </table:table-cell>
          <table:table-cell table:style-name="ce29"/>
          <table:table-cell office:value-type="float" office:value="33.552900000000001" table:style-name="ce29">
            <text:p>33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78.599800000000002" table:style-name="ce35">
            <text:p>78.6</text:p>
          </table:table-cell>
          <table:table-cell table:style-name="ce35"/>
          <table:table-cell office:value-type="float" office:value="69.767800000000008" table:style-name="ce35">
            <text:p>69.8</text:p>
          </table:table-cell>
          <table:table-cell table:style-name="ce35"/>
          <table:table-cell office:value-type="float" office:value="45.951000000000001" table:style-name="ce35">
            <text:p>46.0</text:p>
          </table:table-cell>
          <table:table-cell table:style-name="ce35"/>
          <table:table-cell office:value-type="float" office:value="33.5886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76.922700000000006" table:style-name="ce35">
            <text:p>76.9</text:p>
          </table:table-cell>
          <table:table-cell table:style-name="ce35"/>
          <table:table-cell office:value-type="float" office:value="69.364599999999996" table:style-name="ce35">
            <text:p>69.4</text:p>
          </table:table-cell>
          <table:table-cell table:style-name="ce35"/>
          <table:table-cell office:value-type="float" office:value="43.2956" table:style-name="ce35">
            <text:p>43.3</text:p>
          </table:table-cell>
          <table:table-cell table:style-name="ce35"/>
          <table:table-cell office:value-type="float" office:value="34.238800000000005" table:style-name="ce35">
            <text:p>3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71.992100000000008" table:style-name="ce35">
            <text:p>72.0</text:p>
          </table:table-cell>
          <table:table-cell table:style-name="ce35"/>
          <table:table-cell office:value-type="float" office:value="66.046800000000005" table:style-name="ce35">
            <text:p>66.0</text:p>
          </table:table-cell>
          <table:table-cell table:style-name="ce35"/>
          <table:table-cell office:value-type="float" office:value="41.237499999999997" table:style-name="ce35">
            <text:p>41.2</text:p>
          </table:table-cell>
          <table:table-cell table:style-name="ce35"/>
          <table:table-cell office:value-type="float" office:value="30.414799999999996" table:style-name="ce35">
            <text:p>30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75.070899999999995" table:style-name="ce35">
            <text:p>75.1</text:p>
          </table:table-cell>
          <table:table-cell table:style-name="ce35"/>
          <table:table-cell office:value-type="float" office:value="66.716699999999989" table:style-name="ce35">
            <text:p>66.7</text:p>
          </table:table-cell>
          <table:table-cell table:style-name="ce35"/>
          <table:table-cell office:value-type="float" office:value="44.619" table:style-name="ce35">
            <text:p>44.6</text:p>
          </table:table-cell>
          <table:table-cell table:style-name="ce35"/>
          <table:table-cell office:value-type="float" office:value="33.944600000000001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88.841700000000003" table:style-name="ce35">
            <text:p>88.8</text:p>
          </table:table-cell>
          <table:table-cell table:style-name="ce35"/>
          <table:table-cell office:value-type="float" office:value="82.876799999999989" table:style-name="ce35">
            <text:p>82.9</text:p>
          </table:table-cell>
          <table:table-cell table:style-name="ce35"/>
          <table:table-cell office:value-type="float" office:value="55.972699999999996" table:style-name="ce35">
            <text:p>56.0</text:p>
          </table:table-cell>
          <table:table-cell table:style-name="ce35"/>
          <table:table-cell office:value-type="float" office:value="42.509900000000002" table:style-name="ce35">
            <text:p>4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82.5334" table:style-name="ce35">
            <text:p>82.5</text:p>
          </table:table-cell>
          <table:table-cell table:style-name="ce35"/>
          <table:table-cell office:value-type="float" office:value="75.357799999999997" table:style-name="ce35">
            <text:p>75.4</text:p>
          </table:table-cell>
          <table:table-cell table:style-name="ce35"/>
          <table:table-cell office:value-type="float" office:value="49.848599999999998" table:style-name="ce35">
            <text:p>49.8</text:p>
          </table:table-cell>
          <table:table-cell table:style-name="ce35"/>
          <table:table-cell office:value-type="float" office:value="36.969700000000003" table:style-name="ce35">
            <text:p>37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84.728899999999996" table:style-name="ce40">
            <text:p>84.7</text:p>
          </table:table-cell>
          <table:table-cell table:style-name="ce40"/>
          <table:table-cell office:value-type="float" office:value="74.207999999999998" table:style-name="ce40">
            <text:p>74.2</text:p>
          </table:table-cell>
          <table:table-cell table:style-name="ce40"/>
          <table:table-cell office:value-type="float" office:value="53.029600000000002" table:style-name="ce40">
            <text:p>53.0</text:p>
          </table:table-cell>
          <table:table-cell table:style-name="ce40"/>
          <table:table-cell office:value-type="float" office:value="40.682299999999998" table:style-name="ce40">
            <text:p>4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79.539400000000001" table:style-name="ce40">
            <text:p>79.5</text:p>
          </table:table-cell>
          <table:table-cell table:style-name="ce40"/>
          <table:table-cell office:value-type="float" office:value="73.113200000000006" table:style-name="ce40">
            <text:p>73.1</text:p>
          </table:table-cell>
          <table:table-cell table:style-name="ce40"/>
          <table:table-cell office:value-type="float" office:value="46.872700000000002" table:style-name="ce40">
            <text:p>46.9</text:p>
          </table:table-cell>
          <table:table-cell table:style-name="ce40"/>
          <table:table-cell office:value-type="float" office:value="33.714599999999997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80.537800000000004" table:style-name="ce40">
            <text:p>80.5</text:p>
          </table:table-cell>
          <table:table-cell table:style-name="ce40"/>
          <table:table-cell office:value-type="float" office:value="73.6935" table:style-name="ce40">
            <text:p>73.7</text:p>
          </table:table-cell>
          <table:table-cell table:style-name="ce40"/>
          <table:table-cell office:value-type="float" office:value="46.321800000000003" table:style-name="ce40">
            <text:p>46.3</text:p>
          </table:table-cell>
          <table:table-cell table:style-name="ce40"/>
          <table:table-cell office:value-type="float" office:value="30.303999999999998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86.960000000000008" table:style-name="ce40">
            <text:p>87.0</text:p>
          </table:table-cell>
          <table:table-cell table:style-name="ce40"/>
          <table:table-cell office:value-type="float" office:value="80.616" table:style-name="ce40">
            <text:p>80.6</text:p>
          </table:table-cell>
          <table:table-cell table:style-name="ce40"/>
          <table:table-cell office:value-type="float" office:value="54.758200000000002" table:style-name="ce40">
            <text:p>54.8</text:p>
          </table:table-cell>
          <table:table-cell table:style-name="ce40"/>
          <table:table-cell office:value-type="float" office:value="40.755200000000002" table:style-name="ce40">
            <text:p>4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83.522899999999993" table:style-name="ce40">
            <text:p>83.5</text:p>
          </table:table-cell>
          <table:table-cell table:style-name="ce40"/>
          <table:table-cell office:value-type="float" office:value="75.251800000000003" table:style-name="ce40">
            <text:p>75.3</text:p>
          </table:table-cell>
          <table:table-cell table:style-name="ce40"/>
          <table:table-cell office:value-type="float" office:value="51.407699999999998" table:style-name="ce40">
            <text:p>51.4</text:p>
          </table:table-cell>
          <table:table-cell table:style-name="ce40"/>
          <table:table-cell office:value-type="float" office:value="39.225000000000001" table:style-name="ce40">
            <text:p>3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84.115099999999998" table:style-name="ce40">
            <text:p>84.1</text:p>
          </table:table-cell>
          <table:table-cell table:style-name="ce40"/>
          <table:table-cell office:value-type="float" office:value="78.945900000000009" table:style-name="ce40">
            <text:p>78.9</text:p>
          </table:table-cell>
          <table:table-cell table:style-name="ce40"/>
          <table:table-cell office:value-type="float" office:value="57.307699999999997" table:style-name="ce40">
            <text:p>57.3</text:p>
          </table:table-cell>
          <table:table-cell table:style-name="ce40"/>
          <table:table-cell office:value-type="float" office:value="46.384500000000003" table:style-name="ce40">
            <text:p>4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82.511700000000005" table:style-name="ce40">
            <text:p>82.5</text:p>
          </table:table-cell>
          <table:table-cell table:style-name="ce40"/>
          <table:table-cell office:value-type="float" office:value="73.787599999999998" table:style-name="ce40">
            <text:p>73.8</text:p>
          </table:table-cell>
          <table:table-cell table:style-name="ce40"/>
          <table:table-cell office:value-type="float" office:value="43.797899999999998" table:style-name="ce40">
            <text:p>43.8</text:p>
          </table:table-cell>
          <table:table-cell table:style-name="ce40"/>
          <table:table-cell office:value-type="float" office:value="34.386600000000001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76.179000000000002" table:style-name="ce35">
            <text:p>76.2</text:p>
          </table:table-cell>
          <table:table-cell table:style-name="ce35"/>
          <table:table-cell office:value-type="float" office:value="67.812700000000007" table:style-name="ce35">
            <text:p>67.8</text:p>
          </table:table-cell>
          <table:table-cell table:style-name="ce35"/>
          <table:table-cell office:value-type="float" office:value="42.887599999999999" table:style-name="ce35">
            <text:p>42.9</text:p>
          </table:table-cell>
          <table:table-cell table:style-name="ce35"/>
          <table:table-cell office:value-type="float" office:value="32.872" table:style-name="ce35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76.030100000000004" table:style-name="ce40">
            <text:p>76.0</text:p>
          </table:table-cell>
          <table:table-cell table:style-name="ce40"/>
          <table:table-cell office:value-type="float" office:value="67.526600000000002" table:style-name="ce40">
            <text:p>67.5</text:p>
          </table:table-cell>
          <table:table-cell table:style-name="ce40"/>
          <table:table-cell office:value-type="float" office:value="40.710499999999996" table:style-name="ce40">
            <text:p>40.7</text:p>
          </table:table-cell>
          <table:table-cell table:style-name="ce40"/>
          <table:table-cell office:value-type="float" office:value="31.238100000000003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76.116399999999999" table:style-name="ce40">
            <text:p>76.1</text:p>
          </table:table-cell>
          <table:table-cell table:style-name="ce40"/>
          <table:table-cell office:value-type="float" office:value="68.119" table:style-name="ce40">
            <text:p>68.1</text:p>
          </table:table-cell>
          <table:table-cell table:style-name="ce40"/>
          <table:table-cell office:value-type="float" office:value="45.805500000000002" table:style-name="ce40">
            <text:p>45.8</text:p>
          </table:table-cell>
          <table:table-cell table:style-name="ce40"/>
          <table:table-cell office:value-type="float" office:value="36.787399999999998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69.492500000000007" table:style-name="ce40">
            <text:p>69.5</text:p>
          </table:table-cell>
          <table:table-cell table:style-name="ce40"/>
          <table:table-cell office:value-type="float" office:value="59.911099999999998" table:style-name="ce40">
            <text:p>59.9</text:p>
          </table:table-cell>
          <table:table-cell table:style-name="ce40"/>
          <table:table-cell office:value-type="float" office:value="33.874900000000004" table:style-name="ce40">
            <text:p>33.9</text:p>
          </table:table-cell>
          <table:table-cell table:style-name="ce40"/>
          <table:table-cell office:value-type="float" office:value="26.5548" table:style-name="ce40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79.277900000000002" table:style-name="ce40">
            <text:p>79.3</text:p>
          </table:table-cell>
          <table:table-cell table:style-name="ce40"/>
          <table:table-cell office:value-type="float" office:value="71.3215" table:style-name="ce40">
            <text:p>71.3</text:p>
          </table:table-cell>
          <table:table-cell table:style-name="ce40"/>
          <table:table-cell office:value-type="float" office:value="46.31" table:style-name="ce40">
            <text:p>46.3</text:p>
          </table:table-cell>
          <table:table-cell table:style-name="ce40"/>
          <table:table-cell office:value-type="float" office:value="34.339100000000002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77.068399999999997" table:style-name="ce35">
            <text:p>77.1</text:p>
          </table:table-cell>
          <table:table-cell table:style-name="ce35"/>
          <table:table-cell office:value-type="float" office:value="68.188000000000002" table:style-name="ce35">
            <text:p>68.2</text:p>
          </table:table-cell>
          <table:table-cell table:style-name="ce35"/>
          <table:table-cell office:value-type="float" office:value="43.575800000000001" table:style-name="ce35">
            <text:p>43.6</text:p>
          </table:table-cell>
          <table:table-cell table:style-name="ce35"/>
          <table:table-cell office:value-type="float" office:value="32.2699" table:style-name="ce35">
            <text:p>3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76.218199999999996" table:style-name="ce40">
            <text:p>76.2</text:p>
          </table:table-cell>
          <table:table-cell table:style-name="ce40"/>
          <table:table-cell office:value-type="float" office:value="66.69319999999999" table:style-name="ce40">
            <text:p>66.7</text:p>
          </table:table-cell>
          <table:table-cell table:style-name="ce40"/>
          <table:table-cell office:value-type="float" office:value="42.529600000000002" table:style-name="ce40">
            <text:p>42.5</text:p>
          </table:table-cell>
          <table:table-cell table:style-name="ce40"/>
          <table:table-cell office:value-type="float" office:value="28.980499999999999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80.966300000000004" table:style-name="ce40">
            <text:p>81.0</text:p>
          </table:table-cell>
          <table:table-cell table:style-name="ce40"/>
          <table:table-cell office:value-type="float" office:value="71.906899999999993" table:style-name="ce40">
            <text:p>71.9</text:p>
          </table:table-cell>
          <table:table-cell table:style-name="ce40"/>
          <table:table-cell office:value-type="float" office:value="48.571799999999996" table:style-name="ce40">
            <text:p>48.6</text:p>
          </table:table-cell>
          <table:table-cell table:style-name="ce40"/>
          <table:table-cell office:value-type="float" office:value="37.2776" table:style-name="ce40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72.530199999999994" table:style-name="ce40">
            <text:p>72.5</text:p>
          </table:table-cell>
          <table:table-cell table:style-name="ce40"/>
          <table:table-cell office:value-type="float" office:value="62.266500000000001" table:style-name="ce40">
            <text:p>62.3</text:p>
          </table:table-cell>
          <table:table-cell table:style-name="ce40"/>
          <table:table-cell office:value-type="float" office:value="35.64" table:style-name="ce40">
            <text:p>35.6</text:p>
          </table:table-cell>
          <table:table-cell table:style-name="ce40"/>
          <table:table-cell office:value-type="float" office:value="27.447600000000001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81.040999999999997" table:style-name="ce40">
            <text:p>81.0</text:p>
          </table:table-cell>
          <table:table-cell table:style-name="ce40"/>
          <table:table-cell office:value-type="float" office:value="73.496300000000005" table:style-name="ce40">
            <text:p>73.5</text:p>
          </table:table-cell>
          <table:table-cell table:style-name="ce40"/>
          <table:table-cell office:value-type="float" office:value="49.870999999999995" table:style-name="ce40">
            <text:p>49.9</text:p>
          </table:table-cell>
          <table:table-cell table:style-name="ce40"/>
          <table:table-cell office:value-type="float" office:value="37.234899999999996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72.441599999999994" table:style-name="ce40">
            <text:p>72.4</text:p>
          </table:table-cell>
          <table:table-cell table:style-name="ce40"/>
          <table:table-cell office:value-type="float" office:value="63.263499999999993" table:style-name="ce40">
            <text:p>63.3</text:p>
          </table:table-cell>
          <table:table-cell table:style-name="ce40"/>
          <table:table-cell office:value-type="float" office:value="37.436700000000002" table:style-name="ce40">
            <text:p>37.4</text:p>
          </table:table-cell>
          <table:table-cell table:style-name="ce40"/>
          <table:table-cell office:value-type="float" office:value="28.619299999999999" table:style-name="ce40">
            <text:p>28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78.010500000000008" table:style-name="ce29">
            <text:p>78.0</text:p>
          </table:table-cell>
          <table:table-cell table:style-name="ce29"/>
          <table:table-cell office:value-type="float" office:value="69.698999999999998" table:style-name="ce29">
            <text:p>69.7</text:p>
          </table:table-cell>
          <table:table-cell table:style-name="ce29"/>
          <table:table-cell office:value-type="float" office:value="44.078899999999997" table:style-name="ce29">
            <text:p>44.1</text:p>
          </table:table-cell>
          <table:table-cell table:style-name="ce29"/>
          <table:table-cell office:value-type="float" office:value="32.785299999999999" table:style-name="ce29">
            <text:p>32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77.7714" table:style-name="ce35">
            <text:p>77.8</text:p>
          </table:table-cell>
          <table:table-cell table:style-name="ce35"/>
          <table:table-cell office:value-type="float" office:value="69.424899999999994" table:style-name="ce35">
            <text:p>69.4</text:p>
          </table:table-cell>
          <table:table-cell table:style-name="ce35"/>
          <table:table-cell office:value-type="float" office:value="42.218699999999998" table:style-name="ce35">
            <text:p>42.2</text:p>
          </table:table-cell>
          <table:table-cell table:style-name="ce35"/>
          <table:table-cell office:value-type="float" office:value="32.796300000000002" table:style-name="ce35">
            <text:p>32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73.447099999999992" table:style-name="ce35">
            <text:p>73.4</text:p>
          </table:table-cell>
          <table:table-cell table:style-name="ce35"/>
          <table:table-cell office:value-type="float" office:value="67.748099999999994" table:style-name="ce35">
            <text:p>67.7</text:p>
          </table:table-cell>
          <table:table-cell table:style-name="ce35"/>
          <table:table-cell office:value-type="float" office:value="40.557700000000004" table:style-name="ce35">
            <text:p>40.6</text:p>
          </table:table-cell>
          <table:table-cell table:style-name="ce35"/>
          <table:table-cell office:value-type="float" office:value="31.5459" table:style-name="ce35">
            <text:p>31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78.478999999999999" table:style-name="ce35">
            <text:p>78.5</text:p>
          </table:table-cell>
          <table:table-cell table:style-name="ce35"/>
          <table:table-cell office:value-type="float" office:value="71.451299999999989" table:style-name="ce35">
            <text:p>71.5</text:p>
          </table:table-cell>
          <table:table-cell table:style-name="ce35"/>
          <table:table-cell office:value-type="float" office:value="49.625900000000001" table:style-name="ce35">
            <text:p>49.6</text:p>
          </table:table-cell>
          <table:table-cell table:style-name="ce35"/>
          <table:table-cell office:value-type="float" office:value="39.177199999999999" table:style-name="ce35">
            <text:p>39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79.055900000000008" table:style-name="ce35">
            <text:p>79.1</text:p>
          </table:table-cell>
          <table:table-cell table:style-name="ce35"/>
          <table:table-cell office:value-type="float" office:value="69.525000000000006" table:style-name="ce35">
            <text:p>69.5</text:p>
          </table:table-cell>
          <table:table-cell table:style-name="ce35"/>
          <table:table-cell office:value-type="float" office:value="46.335900000000002" table:style-name="ce35">
            <text:p>46.3</text:p>
          </table:table-cell>
          <table:table-cell table:style-name="ce35"/>
          <table:table-cell office:value-type="float" office:value="30.522400000000001" table:style-name="ce35">
            <text:p>30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80.374099999999999" table:style-name="ce35">
            <text:p>80.4</text:p>
          </table:table-cell>
          <table:table-cell table:style-name="ce35"/>
          <table:table-cell office:value-type="float" office:value="71.956100000000006" table:style-name="ce35">
            <text:p>72.0</text:p>
          </table:table-cell>
          <table:table-cell table:style-name="ce35"/>
          <table:table-cell office:value-type="float" office:value="43.9803" table:style-name="ce35">
            <text:p>44.0</text:p>
          </table:table-cell>
          <table:table-cell table:style-name="ce35"/>
          <table:table-cell office:value-type="float" office:value="32.024999999999999" table:style-name="ce35">
            <text:p>3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84.3185" table:style-name="ce40">
            <text:p>84.3</text:p>
          </table:table-cell>
          <table:table-cell table:style-name="ce40"/>
          <table:table-cell office:value-type="float" office:value="78.525700000000001" table:style-name="ce40">
            <text:p>78.5</text:p>
          </table:table-cell>
          <table:table-cell table:style-name="ce40"/>
          <table:table-cell office:value-type="float" office:value="50.282400000000003" table:style-name="ce40">
            <text:p>50.3</text:p>
          </table:table-cell>
          <table:table-cell table:style-name="ce40"/>
          <table:table-cell office:value-type="float" office:value="37.274099999999997" table:style-name="ce40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71.174999999999997" table:style-name="ce40">
            <text:p>71.2</text:p>
          </table:table-cell>
          <table:table-cell table:style-name="ce40"/>
          <table:table-cell office:value-type="float" office:value="64.181399999999996" table:style-name="ce40">
            <text:p>64.2</text:p>
          </table:table-cell>
          <table:table-cell table:style-name="ce40"/>
          <table:table-cell office:value-type="float" office:value="38.81" table:style-name="ce40">
            <text:p>38.8</text:p>
          </table:table-cell>
          <table:table-cell table:style-name="ce40"/>
          <table:table-cell office:value-type="float" office:value="28.236499999999999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85.924500000000009" table:style-name="ce40">
            <text:p>85.9</text:p>
          </table:table-cell>
          <table:table-cell table:style-name="ce40"/>
          <table:table-cell office:value-type="float" office:value="74.398899999999998" table:style-name="ce40">
            <text:p>74.4</text:p>
          </table:table-cell>
          <table:table-cell table:style-name="ce40"/>
          <table:table-cell office:value-type="float" office:value="42.406199999999998" table:style-name="ce40">
            <text:p>42.4</text:p>
          </table:table-cell>
          <table:table-cell table:style-name="ce40"/>
          <table:table-cell office:value-type="float" office:value="30.647400000000001" table:style-name="ce40">
            <text:p>3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80.378199999999993" table:style-name="ce40">
            <text:p>80.4</text:p>
          </table:table-cell>
          <table:table-cell table:style-name="ce40"/>
          <table:table-cell office:value-type="float" office:value="73.985599999999991" table:style-name="ce40">
            <text:p>74.0</text:p>
          </table:table-cell>
          <table:table-cell table:style-name="ce40"/>
          <table:table-cell office:value-type="float" office:value="44.446400000000004" table:style-name="ce40">
            <text:p>44.4</text:p>
          </table:table-cell>
          <table:table-cell table:style-name="ce40"/>
          <table:table-cell office:value-type="float" office:value="32.680100000000003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80.630900000000011" table:style-name="ce40">
            <text:p>80.6</text:p>
          </table:table-cell>
          <table:table-cell table:style-name="ce40"/>
          <table:table-cell office:value-type="float" office:value="72.341700000000003" table:style-name="ce40">
            <text:p>72.3</text:p>
          </table:table-cell>
          <table:table-cell table:style-name="ce40"/>
          <table:table-cell office:value-type="float" office:value="43.752000000000002" table:style-name="ce40">
            <text:p>43.8</text:p>
          </table:table-cell>
          <table:table-cell table:style-name="ce40"/>
          <table:table-cell office:value-type="float" office:value="29.682799999999997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80.783600000000007" table:style-name="ce40">
            <text:p>80.8</text:p>
          </table:table-cell>
          <table:table-cell table:style-name="ce40"/>
          <table:table-cell office:value-type="float" office:value="73.055999999999997" table:style-name="ce40">
            <text:p>73.1</text:p>
          </table:table-cell>
          <table:table-cell table:style-name="ce40"/>
          <table:table-cell office:value-type="float" office:value="47.718800000000002" table:style-name="ce40">
            <text:p>47.7</text:p>
          </table:table-cell>
          <table:table-cell table:style-name="ce40"/>
          <table:table-cell office:value-type="float" office:value="36.372900000000001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76.912000000000006" table:style-name="ce40">
            <text:p>76.9</text:p>
          </table:table-cell>
          <table:table-cell table:style-name="ce40"/>
          <table:table-cell office:value-type="float" office:value="66.530799999999999" table:style-name="ce40">
            <text:p>66.5</text:p>
          </table:table-cell>
          <table:table-cell table:style-name="ce40"/>
          <table:table-cell office:value-type="float" office:value="38.697700000000005" table:style-name="ce40">
            <text:p>38.7</text:p>
          </table:table-cell>
          <table:table-cell table:style-name="ce40"/>
          <table:table-cell office:value-type="float" office:value="26.233699999999999" table:style-name="ce40">
            <text:p>2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79.698000000000008" table:style-name="ce40">
            <text:p>79.7</text:p>
          </table:table-cell>
          <table:table-cell table:style-name="ce40"/>
          <table:table-cell office:value-type="float" office:value="69.808999999999997" table:style-name="ce40">
            <text:p>69.8</text:p>
          </table:table-cell>
          <table:table-cell table:style-name="ce40"/>
          <table:table-cell office:value-type="float" office:value="43.615200000000002" table:style-name="ce40">
            <text:p>43.6</text:p>
          </table:table-cell>
          <table:table-cell table:style-name="ce40"/>
          <table:table-cell office:value-type="float" office:value="33.9101" table:style-name="ce40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78.170900000000003" table:style-name="ce35">
            <text:p>78.2</text:p>
          </table:table-cell>
          <table:table-cell table:style-name="ce35"/>
          <table:table-cell office:value-type="float" office:value="69.259399999999999" table:style-name="ce35">
            <text:p>69.3</text:p>
          </table:table-cell>
          <table:table-cell table:style-name="ce35"/>
          <table:table-cell office:value-type="float" office:value="43.444600000000001" table:style-name="ce35">
            <text:p>43.4</text:p>
          </table:table-cell>
          <table:table-cell table:style-name="ce35"/>
          <table:table-cell office:value-type="float" office:value="31.282399999999999" table:style-name="ce35">
            <text:p>31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78.639600000000002" table:style-name="ce40">
            <text:p>78.6</text:p>
          </table:table-cell>
          <table:table-cell table:style-name="ce40"/>
          <table:table-cell office:value-type="float" office:value="69.1464" table:style-name="ce40">
            <text:p>69.1</text:p>
          </table:table-cell>
          <table:table-cell table:style-name="ce40"/>
          <table:table-cell office:value-type="float" office:value="42.0505" table:style-name="ce40">
            <text:p>42.1</text:p>
          </table:table-cell>
          <table:table-cell table:style-name="ce40"/>
          <table:table-cell office:value-type="float" office:value="29.611500000000003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77.616" table:style-name="ce40">
            <text:p>77.6</text:p>
          </table:table-cell>
          <table:table-cell table:style-name="ce40"/>
          <table:table-cell office:value-type="float" office:value="69.446100000000001" table:style-name="ce40">
            <text:p>69.4</text:p>
          </table:table-cell>
          <table:table-cell table:style-name="ce40"/>
          <table:table-cell office:value-type="float" office:value="44.639499999999998" table:style-name="ce40">
            <text:p>44.6</text:p>
          </table:table-cell>
          <table:table-cell table:style-name="ce40"/>
          <table:table-cell office:value-type="float" office:value="33.259899999999995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81.879800000000003" table:style-name="ce40">
            <text:p>81.9</text:p>
          </table:table-cell>
          <table:table-cell table:style-name="ce40"/>
          <table:table-cell office:value-type="float" office:value="72.920200000000008" table:style-name="ce40">
            <text:p>72.9</text:p>
          </table:table-cell>
          <table:table-cell table:style-name="ce40"/>
          <table:table-cell office:value-type="float" office:value="49.084600000000002" table:style-name="ce40">
            <text:p>49.1</text:p>
          </table:table-cell>
          <table:table-cell table:style-name="ce40"/>
          <table:table-cell office:value-type="float" office:value="35.845399999999998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77.427599999999998" table:style-name="ce40">
            <text:p>77.4</text:p>
          </table:table-cell>
          <table:table-cell table:style-name="ce40"/>
          <table:table-cell office:value-type="float" office:value="69.068899999999999" table:style-name="ce40">
            <text:p>69.1</text:p>
          </table:table-cell>
          <table:table-cell table:style-name="ce40"/>
          <table:table-cell office:value-type="float" office:value="41.508000000000003" table:style-name="ce40">
            <text:p>41.5</text:p>
          </table:table-cell>
          <table:table-cell table:style-name="ce40"/>
          <table:table-cell office:value-type="float" office:value="29.903800000000004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81.5886" table:style-name="ce40">
            <text:p>81.6</text:p>
          </table:table-cell>
          <table:table-cell table:style-name="ce40"/>
          <table:table-cell office:value-type="float" office:value="71.9161" table:style-name="ce40">
            <text:p>71.9</text:p>
          </table:table-cell>
          <table:table-cell table:style-name="ce40"/>
          <table:table-cell office:value-type="float" office:value="44.177199999999999" table:style-name="ce40">
            <text:p>44.2</text:p>
          </table:table-cell>
          <table:table-cell table:style-name="ce40"/>
          <table:table-cell office:value-type="float" office:value="35.697200000000002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77.100300000000004" table:style-name="ce40">
            <text:p>77.1</text:p>
          </table:table-cell>
          <table:table-cell table:style-name="ce40"/>
          <table:table-cell office:value-type="float" office:value="68.078299999999999" table:style-name="ce40">
            <text:p>68.1</text:p>
          </table:table-cell>
          <table:table-cell table:style-name="ce40"/>
          <table:table-cell office:value-type="float" office:value="40.04" table:style-name="ce40">
            <text:p>40.0</text:p>
          </table:table-cell>
          <table:table-cell table:style-name="ce40"/>
          <table:table-cell office:value-type="float" office:value="26.441399999999998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73.594899999999996" table:style-name="ce40">
            <text:p>73.6</text:p>
          </table:table-cell>
          <table:table-cell table:style-name="ce40"/>
          <table:table-cell office:value-type="float" office:value="63.189900000000002" table:style-name="ce40">
            <text:p>63.2</text:p>
          </table:table-cell>
          <table:table-cell table:style-name="ce40"/>
          <table:table-cell office:value-type="float" office:value="42.126100000000001" table:style-name="ce40">
            <text:p>42.1</text:p>
          </table:table-cell>
          <table:table-cell table:style-name="ce40"/>
          <table:table-cell office:value-type="float" office:value="27.8248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77.364699999999999" table:style-name="ce35">
            <text:p>77.4</text:p>
          </table:table-cell>
          <table:table-cell table:style-name="ce35"/>
          <table:table-cell office:value-type="float" office:value="69.791700000000006" table:style-name="ce35">
            <text:p>69.8</text:p>
          </table:table-cell>
          <table:table-cell table:style-name="ce35"/>
          <table:table-cell office:value-type="float" office:value="46.144100000000002" table:style-name="ce35">
            <text:p>46.1</text:p>
          </table:table-cell>
          <table:table-cell table:style-name="ce35"/>
          <table:table-cell office:value-type="float" office:value="33.968399999999995" table:style-name="ce35">
            <text:p>34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72.739400000000003" table:style-name="ce40">
            <text:p>72.7</text:p>
          </table:table-cell>
          <table:table-cell table:style-name="ce40"/>
          <table:table-cell office:value-type="float" office:value="62.541199999999996" table:style-name="ce40">
            <text:p>62.5</text:p>
          </table:table-cell>
          <table:table-cell table:style-name="ce40"/>
          <table:table-cell office:value-type="float" office:value="42.300699999999999" table:style-name="ce40">
            <text:p>42.3</text:p>
          </table:table-cell>
          <table:table-cell table:style-name="ce40"/>
          <table:table-cell office:value-type="float" office:value="30.483799999999999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72.038899999999998" table:style-name="ce40">
            <text:p>72.0</text:p>
          </table:table-cell>
          <table:table-cell table:style-name="ce40"/>
          <table:table-cell office:value-type="float" office:value="64.384200000000007" table:style-name="ce40">
            <text:p>64.4</text:p>
          </table:table-cell>
          <table:table-cell table:style-name="ce40"/>
          <table:table-cell office:value-type="float" office:value="41.2194" table:style-name="ce40">
            <text:p>41.2</text:p>
          </table:table-cell>
          <table:table-cell table:style-name="ce40"/>
          <table:table-cell office:value-type="float" office:value="29.730099999999997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82.439099999999996" table:style-name="ce40">
            <text:p>82.4</text:p>
          </table:table-cell>
          <table:table-cell table:style-name="ce40"/>
          <table:table-cell office:value-type="float" office:value="76.301000000000002" table:style-name="ce40">
            <text:p>76.3</text:p>
          </table:table-cell>
          <table:table-cell table:style-name="ce40"/>
          <table:table-cell office:value-type="float" office:value="54.895899999999997" table:style-name="ce40">
            <text:p>54.9</text:p>
          </table:table-cell>
          <table:table-cell table:style-name="ce40"/>
          <table:table-cell office:value-type="float" office:value="43.224800000000002" table:style-name="ce40">
            <text:p>4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79.635100000000008" table:style-name="ce40">
            <text:p>79.6</text:p>
          </table:table-cell>
          <table:table-cell table:style-name="ce40"/>
          <table:table-cell office:value-type="float" office:value="72.321899999999999" table:style-name="ce40">
            <text:p>72.3</text:p>
          </table:table-cell>
          <table:table-cell table:style-name="ce40"/>
          <table:table-cell office:value-type="float" office:value="45.6935" table:style-name="ce40">
            <text:p>45.7</text:p>
          </table:table-cell>
          <table:table-cell table:style-name="ce40"/>
          <table:table-cell office:value-type="float" office:value="31.7866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71.415899999999993" table:style-name="ce40">
            <text:p>71.4</text:p>
          </table:table-cell>
          <table:table-cell table:style-name="ce40"/>
          <table:table-cell office:value-type="float" office:value="62.409800000000004" table:style-name="ce40">
            <text:p>62.4</text:p>
          </table:table-cell>
          <table:table-cell table:style-name="ce40"/>
          <table:table-cell office:value-type="float" office:value="40.993899999999996" table:style-name="ce40">
            <text:p>41.0</text:p>
          </table:table-cell>
          <table:table-cell table:style-name="ce40"/>
          <table:table-cell office:value-type="float" office:value="30.074299999999997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81.820800000000006" table:style-name="ce40">
            <text:p>81.8</text:p>
          </table:table-cell>
          <table:table-cell table:style-name="ce40"/>
          <table:table-cell office:value-type="float" office:value="75.792599999999993" table:style-name="ce40">
            <text:p>75.8</text:p>
          </table:table-cell>
          <table:table-cell table:style-name="ce40"/>
          <table:table-cell office:value-type="float" office:value="48.373800000000003" table:style-name="ce40">
            <text:p>48.4</text:p>
          </table:table-cell>
          <table:table-cell table:style-name="ce40"/>
          <table:table-cell office:value-type="float" office:value="36.9298" table:style-name="ce40">
            <text:p>3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79.7881" table:style-name="ce40">
            <text:p>79.8</text:p>
          </table:table-cell>
          <table:table-cell table:style-name="ce40"/>
          <table:table-cell office:value-type="float" office:value="71.464200000000005" table:style-name="ce40">
            <text:p>71.5</text:p>
          </table:table-cell>
          <table:table-cell table:style-name="ce40"/>
          <table:table-cell office:value-type="float" office:value="49.408499999999997" table:style-name="ce40">
            <text:p>49.4</text:p>
          </table:table-cell>
          <table:table-cell table:style-name="ce40"/>
          <table:table-cell office:value-type="float" office:value="35.205399999999997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76.165499999999994" table:style-name="ce35">
            <text:p>76.2</text:p>
          </table:table-cell>
          <table:table-cell table:style-name="ce35"/>
          <table:table-cell office:value-type="float" office:value="67.0869" table:style-name="ce35">
            <text:p>67.1</text:p>
          </table:table-cell>
          <table:table-cell table:style-name="ce35"/>
          <table:table-cell office:value-type="float" office:value="41.445700000000002" table:style-name="ce35">
            <text:p>41.4</text:p>
          </table:table-cell>
          <table:table-cell table:style-name="ce35"/>
          <table:table-cell office:value-type="float" office:value="31.029299999999999" table:style-name="ce35">
            <text:p>31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71.586100000000002" table:style-name="ce40">
            <text:p>71.6</text:p>
          </table:table-cell>
          <table:table-cell table:style-name="ce40"/>
          <table:table-cell office:value-type="float" office:value="62.482000000000006" table:style-name="ce40">
            <text:p>62.5</text:p>
          </table:table-cell>
          <table:table-cell table:style-name="ce40"/>
          <table:table-cell office:value-type="float" office:value="38.482300000000002" table:style-name="ce40">
            <text:p>38.5</text:p>
          </table:table-cell>
          <table:table-cell table:style-name="ce40"/>
          <table:table-cell office:value-type="float" office:value="26.368099999999998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81.2196" table:style-name="ce40">
            <text:p>81.2</text:p>
          </table:table-cell>
          <table:table-cell table:style-name="ce40"/>
          <table:table-cell office:value-type="float" office:value="74.60329999999999" table:style-name="ce40">
            <text:p>74.6</text:p>
          </table:table-cell>
          <table:table-cell table:style-name="ce40"/>
          <table:table-cell office:value-type="float" office:value="49.3767" table:style-name="ce40">
            <text:p>49.4</text:p>
          </table:table-cell>
          <table:table-cell table:style-name="ce40"/>
          <table:table-cell office:value-type="float" office:value="37.459299999999999" table:style-name="ce40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79.456499999999991" table:style-name="ce40">
            <text:p>79.5</text:p>
          </table:table-cell>
          <table:table-cell table:style-name="ce40"/>
          <table:table-cell office:value-type="float" office:value="72.836999999999989" table:style-name="ce40">
            <text:p>72.8</text:p>
          </table:table-cell>
          <table:table-cell table:style-name="ce40"/>
          <table:table-cell office:value-type="float" office:value="46.8979" table:style-name="ce40">
            <text:p>46.9</text:p>
          </table:table-cell>
          <table:table-cell table:style-name="ce40"/>
          <table:table-cell office:value-type="float" office:value="35.980600000000003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76.655000000000001" table:style-name="ce40">
            <text:p>76.7</text:p>
          </table:table-cell>
          <table:table-cell table:style-name="ce40"/>
          <table:table-cell office:value-type="float" office:value="65.165499999999994" table:style-name="ce40">
            <text:p>65.2</text:p>
          </table:table-cell>
          <table:table-cell table:style-name="ce40"/>
          <table:table-cell office:value-type="float" office:value="40.002700000000004" table:style-name="ce40">
            <text:p>40.0</text:p>
          </table:table-cell>
          <table:table-cell table:style-name="ce40"/>
          <table:table-cell office:value-type="float" office:value="30.792000000000002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74.955700000000007" table:style-name="ce40">
            <text:p>75.0</text:p>
          </table:table-cell>
          <table:table-cell table:style-name="ce40"/>
          <table:table-cell office:value-type="float" office:value="64.271699999999996" table:style-name="ce40">
            <text:p>64.3</text:p>
          </table:table-cell>
          <table:table-cell table:style-name="ce40"/>
          <table:table-cell office:value-type="float" office:value="37.295099999999998" table:style-name="ce40">
            <text:p>37.3</text:p>
          </table:table-cell>
          <table:table-cell table:style-name="ce40"/>
          <table:table-cell office:value-type="float" office:value="27.152500000000003" table:style-name="ce40">
            <text:p>2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80.031599999999997" table:style-name="ce40">
            <text:p>80.0</text:p>
          </table:table-cell>
          <table:table-cell table:style-name="ce40"/>
          <table:table-cell office:value-type="float" office:value="70.361499999999992" table:style-name="ce40">
            <text:p>70.4</text:p>
          </table:table-cell>
          <table:table-cell table:style-name="ce40"/>
          <table:table-cell office:value-type="float" office:value="42.638300000000001" table:style-name="ce40">
            <text:p>42.6</text:p>
          </table:table-cell>
          <table:table-cell table:style-name="ce40"/>
          <table:table-cell office:value-type="float" office:value="33.212299999999999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68.683999999999997" table:style-name="ce40">
            <text:p>68.7</text:p>
          </table:table-cell>
          <table:table-cell table:style-name="ce40"/>
          <table:table-cell office:value-type="float" office:value="62.2973" table:style-name="ce40">
            <text:p>62.3</text:p>
          </table:table-cell>
          <table:table-cell table:style-name="ce40"/>
          <table:table-cell office:value-type="float" office:value="40.865099999999998" table:style-name="ce40">
            <text:p>40.9</text:p>
          </table:table-cell>
          <table:table-cell table:style-name="ce40"/>
          <table:table-cell office:value-type="float" office:value="30.657299999999999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79.461700000000008" table:style-name="ce35">
            <text:p>79.5</text:p>
          </table:table-cell>
          <table:table-cell table:style-name="ce35"/>
          <table:table-cell office:value-type="float" office:value="70.250900000000001" table:style-name="ce35">
            <text:p>70.3</text:p>
          </table:table-cell>
          <table:table-cell table:style-name="ce35"/>
          <table:table-cell office:value-type="float" office:value="44.770499999999998" table:style-name="ce35">
            <text:p>44.8</text:p>
          </table:table-cell>
          <table:table-cell table:style-name="ce35"/>
          <table:table-cell office:value-type="float" office:value="33.311099999999996" table:style-name="ce35">
            <text:p>33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77.238600000000005" table:style-name="ce40">
            <text:p>77.2</text:p>
          </table:table-cell>
          <table:table-cell table:style-name="ce40"/>
          <table:table-cell office:value-type="float" office:value="66.942800000000005" table:style-name="ce40">
            <text:p>66.9</text:p>
          </table:table-cell>
          <table:table-cell table:style-name="ce40"/>
          <table:table-cell office:value-type="float" office:value="43.192799999999998" table:style-name="ce40">
            <text:p>43.2</text:p>
          </table:table-cell>
          <table:table-cell table:style-name="ce40"/>
          <table:table-cell office:value-type="float" office:value="32.727699999999999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75.201499999999996" table:style-name="ce40">
            <text:p>75.2</text:p>
          </table:table-cell>
          <table:table-cell table:style-name="ce40"/>
          <table:table-cell office:value-type="float" office:value="66.94919999999999" table:style-name="ce40">
            <text:p>66.9</text:p>
          </table:table-cell>
          <table:table-cell table:style-name="ce40"/>
          <table:table-cell office:value-type="float" office:value="42.117199999999997" table:style-name="ce40">
            <text:p>42.1</text:p>
          </table:table-cell>
          <table:table-cell table:style-name="ce40"/>
          <table:table-cell office:value-type="float" office:value="33.128500000000003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80.810599999999994" table:style-name="ce40">
            <text:p>80.8</text:p>
          </table:table-cell>
          <table:table-cell table:style-name="ce40"/>
          <table:table-cell office:value-type="float" office:value="72.939900000000009" table:style-name="ce40">
            <text:p>72.9</text:p>
          </table:table-cell>
          <table:table-cell table:style-name="ce40"/>
          <table:table-cell office:value-type="float" office:value="45.864899999999999" table:style-name="ce40">
            <text:p>45.9</text:p>
          </table:table-cell>
          <table:table-cell table:style-name="ce40"/>
          <table:table-cell office:value-type="float" office:value="36.038199999999996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80.367500000000007" table:style-name="ce40">
            <text:p>80.4</text:p>
          </table:table-cell>
          <table:table-cell table:style-name="ce40"/>
          <table:table-cell office:value-type="float" office:value="70.7667" table:style-name="ce40">
            <text:p>70.8</text:p>
          </table:table-cell>
          <table:table-cell table:style-name="ce40"/>
          <table:table-cell office:value-type="float" office:value="46.303100000000001" table:style-name="ce40">
            <text:p>46.3</text:p>
          </table:table-cell>
          <table:table-cell table:style-name="ce40"/>
          <table:table-cell office:value-type="float" office:value="32.508199999999995" table:style-name="ce40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76.966300000000004" table:style-name="ce40">
            <text:p>77.0</text:p>
          </table:table-cell>
          <table:table-cell table:style-name="ce40"/>
          <table:table-cell office:value-type="float" office:value="65.87769999999999" table:style-name="ce40">
            <text:p>65.9</text:p>
          </table:table-cell>
          <table:table-cell table:style-name="ce40"/>
          <table:table-cell office:value-type="float" office:value="39.5015" table:style-name="ce40">
            <text:p>39.5</text:p>
          </table:table-cell>
          <table:table-cell table:style-name="ce40"/>
          <table:table-cell office:value-type="float" office:value="28.2182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79.288600000000002" table:style-name="ce40">
            <text:p>79.3</text:p>
          </table:table-cell>
          <table:table-cell table:style-name="ce40"/>
          <table:table-cell office:value-type="float" office:value="69.641199999999998" table:style-name="ce40">
            <text:p>69.6</text:p>
          </table:table-cell>
          <table:table-cell table:style-name="ce40"/>
          <table:table-cell office:value-type="float" office:value="43.289699999999996" table:style-name="ce40">
            <text:p>43.3</text:p>
          </table:table-cell>
          <table:table-cell table:style-name="ce40"/>
          <table:table-cell office:value-type="float" office:value="32.361600000000003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86.358000000000004" table:style-name="ce40">
            <text:p>86.4</text:p>
          </table:table-cell>
          <table:table-cell table:style-name="ce40"/>
          <table:table-cell office:value-type="float" office:value="78.682299999999998" table:style-name="ce40">
            <text:p>78.7</text:p>
          </table:table-cell>
          <table:table-cell table:style-name="ce40"/>
          <table:table-cell office:value-type="float" office:value="52.996600000000008" table:style-name="ce40">
            <text:p>53.0</text:p>
          </table:table-cell>
          <table:table-cell table:style-name="ce40"/>
          <table:table-cell office:value-type="float" office:value="38.076000000000001" table:style-name="ce40">
            <text:p>38.1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76.189899999999994" table:style-name="ce29">
            <text:p>76.2</text:p>
          </table:table-cell>
          <table:table-cell table:style-name="ce29"/>
          <table:table-cell office:value-type="float" office:value="66.881500000000003" table:style-name="ce29">
            <text:p>66.9</text:p>
          </table:table-cell>
          <table:table-cell table:style-name="ce29"/>
          <table:table-cell office:value-type="float" office:value="41.834900000000005" table:style-name="ce29">
            <text:p>41.8</text:p>
          </table:table-cell>
          <table:table-cell table:style-name="ce29"/>
          <table:table-cell office:value-type="float" office:value="31.281100000000002" table:style-name="ce29">
            <text:p>31.3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76.078599999999994" table:style-name="ce35">
            <text:p>76.1</text:p>
          </table:table-cell>
          <table:table-cell table:style-name="ce35"/>
          <table:table-cell office:value-type="float" office:value="68.790099999999995" table:style-name="ce35">
            <text:p>68.8</text:p>
          </table:table-cell>
          <table:table-cell table:style-name="ce35"/>
          <table:table-cell office:value-type="float" office:value="47.555500000000002" table:style-name="ce35">
            <text:p>47.6</text:p>
          </table:table-cell>
          <table:table-cell table:style-name="ce35"/>
          <table:table-cell office:value-type="float" office:value="37.455100000000002" table:style-name="ce35">
            <text:p>37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79.623100000000008" table:style-name="ce35">
            <text:p>79.6</text:p>
          </table:table-cell>
          <table:table-cell table:style-name="ce35"/>
          <table:table-cell office:value-type="float" office:value="69.941800000000001" table:style-name="ce35">
            <text:p>69.9</text:p>
          </table:table-cell>
          <table:table-cell table:style-name="ce35"/>
          <table:table-cell office:value-type="float" office:value="45.3018" table:style-name="ce35">
            <text:p>45.3</text:p>
          </table:table-cell>
          <table:table-cell table:style-name="ce35"/>
          <table:table-cell office:value-type="float" office:value="37.541999999999994" table:style-name="ce35">
            <text:p>37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74.495100000000008" table:style-name="ce35">
            <text:p>74.5</text:p>
          </table:table-cell>
          <table:table-cell table:style-name="ce35"/>
          <table:table-cell office:value-type="float" office:value="64.967699999999994" table:style-name="ce35">
            <text:p>65.0</text:p>
          </table:table-cell>
          <table:table-cell table:style-name="ce35"/>
          <table:table-cell office:value-type="float" office:value="40.8628" table:style-name="ce35">
            <text:p>40.9</text:p>
          </table:table-cell>
          <table:table-cell table:style-name="ce35"/>
          <table:table-cell office:value-type="float" office:value="30.964700000000001" table:style-name="ce35">
            <text:p>31.0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77.272899999999993" table:style-name="ce35">
            <text:p>77.3</text:p>
          </table:table-cell>
          <table:table-cell table:style-name="ce35"/>
          <table:table-cell office:value-type="float" office:value="68.310400000000001" table:style-name="ce35">
            <text:p>68.3</text:p>
          </table:table-cell>
          <table:table-cell table:style-name="ce35"/>
          <table:table-cell office:value-type="float" office:value="45.518099999999997" table:style-name="ce35">
            <text:p>45.5</text:p>
          </table:table-cell>
          <table:table-cell table:style-name="ce35"/>
          <table:table-cell office:value-type="float" office:value="33.518999999999998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77.305199999999999" table:style-name="ce35">
            <text:p>77.3</text:p>
          </table:table-cell>
          <table:table-cell table:style-name="ce35"/>
          <table:table-cell office:value-type="float" office:value="67.938800000000001" table:style-name="ce35">
            <text:p>67.9</text:p>
          </table:table-cell>
          <table:table-cell table:style-name="ce35"/>
          <table:table-cell office:value-type="float" office:value="41.630499999999998" table:style-name="ce35">
            <text:p>41.6</text:p>
          </table:table-cell>
          <table:table-cell table:style-name="ce35"/>
          <table:table-cell office:value-type="float" office:value="30.896899999999999" table:style-name="ce35">
            <text:p>30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75.930900000000008" table:style-name="ce40">
            <text:p>75.9</text:p>
          </table:table-cell>
          <table:table-cell table:style-name="ce40"/>
          <table:table-cell office:value-type="float" office:value="62.676699999999997" table:style-name="ce40">
            <text:p>62.7</text:p>
          </table:table-cell>
          <table:table-cell table:style-name="ce40"/>
          <table:table-cell office:value-type="float" office:value="36.522300000000001" table:style-name="ce40">
            <text:p>36.5</text:p>
          </table:table-cell>
          <table:table-cell table:style-name="ce40"/>
          <table:table-cell office:value-type="float" office:value="26.840000000000003" table:style-name="ce40">
            <text:p>2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79.1494" table:style-name="ce40">
            <text:p>79.1</text:p>
          </table:table-cell>
          <table:table-cell table:style-name="ce40"/>
          <table:table-cell office:value-type="float" office:value="69.696799999999996" table:style-name="ce40">
            <text:p>69.7</text:p>
          </table:table-cell>
          <table:table-cell table:style-name="ce40"/>
          <table:table-cell office:value-type="float" office:value="47.832299999999996" table:style-name="ce40">
            <text:p>47.8</text:p>
          </table:table-cell>
          <table:table-cell table:style-name="ce40"/>
          <table:table-cell office:value-type="float" office:value="35.329100000000004" table:style-name="ce40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78.850899999999996" table:style-name="ce40">
            <text:p>78.9</text:p>
          </table:table-cell>
          <table:table-cell table:style-name="ce40"/>
          <table:table-cell office:value-type="float" office:value="71.270600000000002" table:style-name="ce40">
            <text:p>71.3</text:p>
          </table:table-cell>
          <table:table-cell table:style-name="ce40"/>
          <table:table-cell office:value-type="float" office:value="43.395200000000003" table:style-name="ce40">
            <text:p>43.4</text:p>
          </table:table-cell>
          <table:table-cell table:style-name="ce40"/>
          <table:table-cell office:value-type="float" office:value="31.312600000000003" table:style-name="ce40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75.855099999999993" table:style-name="ce40">
            <text:p>75.9</text:p>
          </table:table-cell>
          <table:table-cell table:style-name="ce40"/>
          <table:table-cell office:value-type="float" office:value="68.116699999999994" table:style-name="ce40">
            <text:p>68.1</text:p>
          </table:table-cell>
          <table:table-cell table:style-name="ce40"/>
          <table:table-cell office:value-type="float" office:value="41.165300000000002" table:style-name="ce40">
            <text:p>41.2</text:p>
          </table:table-cell>
          <table:table-cell table:style-name="ce40"/>
          <table:table-cell office:value-type="float" office:value="30.968899999999998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78.986699999999999" table:style-name="ce40">
            <text:p>79.0</text:p>
          </table:table-cell>
          <table:table-cell table:style-name="ce40"/>
          <table:table-cell office:value-type="float" office:value="68.525800000000004" table:style-name="ce40">
            <text:p>68.5</text:p>
          </table:table-cell>
          <table:table-cell table:style-name="ce40"/>
          <table:table-cell office:value-type="float" office:value="40.620800000000003" table:style-name="ce40">
            <text:p>40.6</text:p>
          </table:table-cell>
          <table:table-cell table:style-name="ce40"/>
          <table:table-cell office:value-type="float" office:value="28.330300000000001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76.266500000000008" table:style-name="ce40">
            <text:p>76.3</text:p>
          </table:table-cell>
          <table:table-cell table:style-name="ce40"/>
          <table:table-cell office:value-type="float" office:value="69.666700000000006" table:style-name="ce40">
            <text:p>69.7</text:p>
          </table:table-cell>
          <table:table-cell table:style-name="ce40"/>
          <table:table-cell office:value-type="float" office:value="42.643900000000002" table:style-name="ce40">
            <text:p>42.6</text:p>
          </table:table-cell>
          <table:table-cell table:style-name="ce40"/>
          <table:table-cell office:value-type="float" office:value="31.514799999999997" table:style-name="ce40">
            <text:p>31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76.174299999999988" table:style-name="ce40">
            <text:p>76.2</text:p>
          </table:table-cell>
          <table:table-cell table:style-name="ce40"/>
          <table:table-cell office:value-type="float" office:value="63.002600000000001" table:style-name="ce40">
            <text:p>63.0</text:p>
          </table:table-cell>
          <table:table-cell table:style-name="ce40"/>
          <table:table-cell office:value-type="float" office:value="39.595999999999997" table:style-name="ce40">
            <text:p>39.6</text:p>
          </table:table-cell>
          <table:table-cell table:style-name="ce40"/>
          <table:table-cell office:value-type="float" office:value="32.059399999999997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77.409199999999998" table:style-name="ce40">
            <text:p>77.4</text:p>
          </table:table-cell>
          <table:table-cell table:style-name="ce40"/>
          <table:table-cell office:value-type="float" office:value="69.755099999999999" table:style-name="ce40">
            <text:p>69.8</text:p>
          </table:table-cell>
          <table:table-cell table:style-name="ce40"/>
          <table:table-cell office:value-type="float" office:value="39.655799999999999" table:style-name="ce40">
            <text:p>39.7</text:p>
          </table:table-cell>
          <table:table-cell table:style-name="ce40"/>
          <table:table-cell office:value-type="float" office:value="30.049999999999997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80.142300000000006" table:style-name="ce35">
            <text:p>80.1</text:p>
          </table:table-cell>
          <table:table-cell table:style-name="ce35"/>
          <table:table-cell office:value-type="float" office:value="69.855000000000004" table:style-name="ce35">
            <text:p>69.9</text:p>
          </table:table-cell>
          <table:table-cell table:style-name="ce35"/>
          <table:table-cell office:value-type="float" office:value="45.267600000000002" table:style-name="ce35">
            <text:p>45.3</text:p>
          </table:table-cell>
          <table:table-cell table:style-name="ce35"/>
          <table:table-cell office:value-type="float" office:value="31.7608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80.865200000000002" table:style-name="ce40">
            <text:p>80.9</text:p>
          </table:table-cell>
          <table:table-cell table:style-name="ce40"/>
          <table:table-cell office:value-type="float" office:value="69.180800000000005" table:style-name="ce40">
            <text:p>69.2</text:p>
          </table:table-cell>
          <table:table-cell table:style-name="ce40"/>
          <table:table-cell office:value-type="float" office:value="45.5139" table:style-name="ce40">
            <text:p>45.5</text:p>
          </table:table-cell>
          <table:table-cell table:style-name="ce40"/>
          <table:table-cell office:value-type="float" office:value="35.304099999999998" table:style-name="ce40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78.091499999999996" table:style-name="ce40">
            <text:p>78.1</text:p>
          </table:table-cell>
          <table:table-cell table:style-name="ce40"/>
          <table:table-cell office:value-type="float" office:value="67.155200000000008" table:style-name="ce40">
            <text:p>67.2</text:p>
          </table:table-cell>
          <table:table-cell table:style-name="ce40"/>
          <table:table-cell office:value-type="float" office:value="39.706399999999995" table:style-name="ce40">
            <text:p>39.7</text:p>
          </table:table-cell>
          <table:table-cell table:style-name="ce40"/>
          <table:table-cell office:value-type="float" office:value="28.518000000000001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74.731300000000005" table:style-name="ce40">
            <text:p>74.7</text:p>
          </table:table-cell>
          <table:table-cell table:style-name="ce40"/>
          <table:table-cell office:value-type="float" office:value="65.86330000000001" table:style-name="ce40">
            <text:p>65.9</text:p>
          </table:table-cell>
          <table:table-cell table:style-name="ce40"/>
          <table:table-cell office:value-type="float" office:value="43.519999999999996" table:style-name="ce40">
            <text:p>43.5</text:p>
          </table:table-cell>
          <table:table-cell table:style-name="ce40"/>
          <table:table-cell office:value-type="float" office:value="29.699399999999997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83.165199999999999" table:style-name="ce40">
            <text:p>83.2</text:p>
          </table:table-cell>
          <table:table-cell table:style-name="ce40"/>
          <table:table-cell office:value-type="float" office:value="73.111899999999991" table:style-name="ce40">
            <text:p>73.1</text:p>
          </table:table-cell>
          <table:table-cell table:style-name="ce40"/>
          <table:table-cell office:value-type="float" office:value="51.326899999999995" table:style-name="ce40">
            <text:p>51.3</text:p>
          </table:table-cell>
          <table:table-cell table:style-name="ce40"/>
          <table:table-cell office:value-type="float" office:value="34.370899999999999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82.810900000000004" table:style-name="ce40">
            <text:p>82.8</text:p>
          </table:table-cell>
          <table:table-cell table:style-name="ce40"/>
          <table:table-cell office:value-type="float" office:value="72.484999999999999" table:style-name="ce40">
            <text:p>72.5</text:p>
          </table:table-cell>
          <table:table-cell table:style-name="ce40"/>
          <table:table-cell office:value-type="float" office:value="45.842100000000002" table:style-name="ce40">
            <text:p>45.8</text:p>
          </table:table-cell>
          <table:table-cell table:style-name="ce40"/>
          <table:table-cell office:value-type="float" office:value="32.1509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74.165499999999994" table:style-name="ce35">
            <text:p>74.2</text:p>
          </table:table-cell>
          <table:table-cell table:style-name="ce35"/>
          <table:table-cell office:value-type="float" office:value="65.110599999999991" table:style-name="ce35">
            <text:p>65.1</text:p>
          </table:table-cell>
          <table:table-cell table:style-name="ce35"/>
          <table:table-cell office:value-type="float" office:value="39.9529" table:style-name="ce35">
            <text:p>40.0</text:p>
          </table:table-cell>
          <table:table-cell table:style-name="ce35"/>
          <table:table-cell office:value-type="float" office:value="29.994500000000002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74.5017" table:style-name="ce40">
            <text:p>74.5</text:p>
          </table:table-cell>
          <table:table-cell table:style-name="ce40"/>
          <table:table-cell office:value-type="float" office:value="65.520299999999992" table:style-name="ce40">
            <text:p>65.5</text:p>
          </table:table-cell>
          <table:table-cell table:style-name="ce40"/>
          <table:table-cell office:value-type="float" office:value="39.499099999999999" table:style-name="ce40">
            <text:p>39.5</text:p>
          </table:table-cell>
          <table:table-cell table:style-name="ce40"/>
          <table:table-cell office:value-type="float" office:value="29.358899999999998" table:style-name="ce40">
            <text:p>29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76.260599999999997" table:style-name="ce40">
            <text:p>76.3</text:p>
          </table:table-cell>
          <table:table-cell table:style-name="ce40"/>
          <table:table-cell office:value-type="float" office:value="66.625199999999992" table:style-name="ce40">
            <text:p>66.6</text:p>
          </table:table-cell>
          <table:table-cell table:style-name="ce40"/>
          <table:table-cell office:value-type="float" office:value="45.085900000000002" table:style-name="ce40">
            <text:p>45.1</text:p>
          </table:table-cell>
          <table:table-cell table:style-name="ce40"/>
          <table:table-cell office:value-type="float" office:value="35.802700000000002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73.8887" table:style-name="ce40">
            <text:p>73.9</text:p>
          </table:table-cell>
          <table:table-cell table:style-name="ce40"/>
          <table:table-cell office:value-type="float" office:value="65.091499999999996" table:style-name="ce40">
            <text:p>65.1</text:p>
          </table:table-cell>
          <table:table-cell table:style-name="ce40"/>
          <table:table-cell office:value-type="float" office:value="38.284500000000001" table:style-name="ce40">
            <text:p>38.3</text:p>
          </table:table-cell>
          <table:table-cell table:style-name="ce40"/>
          <table:table-cell office:value-type="float" office:value="27.243000000000002" table:style-name="ce40">
            <text:p>2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71.015900000000002" table:style-name="ce40">
            <text:p>71.0</text:p>
          </table:table-cell>
          <table:table-cell table:style-name="ce40"/>
          <table:table-cell office:value-type="float" office:value="60.579000000000008" table:style-name="ce40">
            <text:p>60.6</text:p>
          </table:table-cell>
          <table:table-cell table:style-name="ce40"/>
          <table:table-cell office:value-type="float" office:value="36.372999999999998" table:style-name="ce40">
            <text:p>36.4</text:p>
          </table:table-cell>
          <table:table-cell table:style-name="ce40"/>
          <table:table-cell office:value-type="float" office:value="28.777799999999999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77.84020000000001" table:style-name="ce40">
            <text:p>77.8</text:p>
          </table:table-cell>
          <table:table-cell table:style-name="ce40"/>
          <table:table-cell office:value-type="float" office:value="69.282399999999996" table:style-name="ce40">
            <text:p>69.3</text:p>
          </table:table-cell>
          <table:table-cell table:style-name="ce40"/>
          <table:table-cell office:value-type="float" office:value="43.2316" table:style-name="ce40">
            <text:p>43.2</text:p>
          </table:table-cell>
          <table:table-cell table:style-name="ce40"/>
          <table:table-cell office:value-type="float" office:value="32.2436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75.220200000000006" table:style-name="ce40">
            <text:p>75.2</text:p>
          </table:table-cell>
          <table:table-cell table:style-name="ce40"/>
          <table:table-cell office:value-type="float" office:value="66.541499999999999" table:style-name="ce40">
            <text:p>66.5</text:p>
          </table:table-cell>
          <table:table-cell table:style-name="ce40"/>
          <table:table-cell office:value-type="float" office:value="37.811199999999999" table:style-name="ce40">
            <text:p>37.8</text:p>
          </table:table-cell>
          <table:table-cell table:style-name="ce40"/>
          <table:table-cell office:value-type="float" office:value="29.076699999999999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69.775400000000005" table:style-name="ce40">
            <text:p>69.8</text:p>
          </table:table-cell>
          <table:table-cell table:style-name="ce40"/>
          <table:table-cell office:value-type="float" office:value="61.767700000000005" table:style-name="ce40">
            <text:p>61.8</text:p>
          </table:table-cell>
          <table:table-cell table:style-name="ce40"/>
          <table:table-cell office:value-type="float" office:value="40.645399999999995" table:style-name="ce40">
            <text:p>40.6</text:p>
          </table:table-cell>
          <table:table-cell table:style-name="ce40"/>
          <table:table-cell office:value-type="float" office:value="28.539199999999997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78.743499999999997" table:style-name="ce35">
            <text:p>78.7</text:p>
          </table:table-cell>
          <table:table-cell table:style-name="ce35"/>
          <table:table-cell office:value-type="float" office:value="68.81049999999999" table:style-name="ce35">
            <text:p>68.8</text:p>
          </table:table-cell>
          <table:table-cell table:style-name="ce35"/>
          <table:table-cell office:value-type="float" office:value="43.190200000000004" table:style-name="ce35">
            <text:p>43.2</text:p>
          </table:table-cell>
          <table:table-cell table:style-name="ce35"/>
          <table:table-cell office:value-type="float" office:value="31.407" table:style-name="ce35">
            <text:p>31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77.751400000000004" table:style-name="ce40">
            <text:p>77.8</text:p>
          </table:table-cell>
          <table:table-cell table:style-name="ce40"/>
          <table:table-cell office:value-type="float" office:value="67.669199999999989" table:style-name="ce40">
            <text:p>67.7</text:p>
          </table:table-cell>
          <table:table-cell table:style-name="ce40"/>
          <table:table-cell office:value-type="float" office:value="40.561999999999998" table:style-name="ce40">
            <text:p>40.6</text:p>
          </table:table-cell>
          <table:table-cell table:style-name="ce40"/>
          <table:table-cell office:value-type="float" office:value="29.528199999999998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77.44250000000001" table:style-name="ce40">
            <text:p>77.4</text:p>
          </table:table-cell>
          <table:table-cell table:style-name="ce40"/>
          <table:table-cell office:value-type="float" office:value="68.112300000000005" table:style-name="ce40">
            <text:p>68.1</text:p>
          </table:table-cell>
          <table:table-cell table:style-name="ce40"/>
          <table:table-cell office:value-type="float" office:value="43.3889" table:style-name="ce40">
            <text:p>43.4</text:p>
          </table:table-cell>
          <table:table-cell table:style-name="ce40"/>
          <table:table-cell office:value-type="float" office:value="32.049299999999995" table:style-name="ce40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81.114900000000006" table:style-name="ce40">
            <text:p>81.1</text:p>
          </table:table-cell>
          <table:table-cell table:style-name="ce40"/>
          <table:table-cell office:value-type="float" office:value="69.8065" table:style-name="ce40">
            <text:p>69.8</text:p>
          </table:table-cell>
          <table:table-cell table:style-name="ce40"/>
          <table:table-cell office:value-type="float" office:value="43.121299999999998" table:style-name="ce40">
            <text:p>43.1</text:p>
          </table:table-cell>
          <table:table-cell table:style-name="ce40"/>
          <table:table-cell office:value-type="float" office:value="30.155700000000003" table:style-name="ce40">
            <text:p>3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79.428699999999992" table:style-name="ce40">
            <text:p>79.4</text:p>
          </table:table-cell>
          <table:table-cell table:style-name="ce40"/>
          <table:table-cell office:value-type="float" office:value="71.458500000000001" table:style-name="ce40">
            <text:p>71.5</text:p>
          </table:table-cell>
          <table:table-cell table:style-name="ce40"/>
          <table:table-cell office:value-type="float" office:value="51.894100000000002" table:style-name="ce40">
            <text:p>51.9</text:p>
          </table:table-cell>
          <table:table-cell table:style-name="ce40"/>
          <table:table-cell office:value-type="float" office:value="38.203400000000002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79.631600000000006" table:style-name="ce40">
            <text:p>79.6</text:p>
          </table:table-cell>
          <table:table-cell table:style-name="ce40"/>
          <table:table-cell office:value-type="float" office:value="67.838200000000001" table:style-name="ce40">
            <text:p>67.8</text:p>
          </table:table-cell>
          <table:table-cell table:style-name="ce40"/>
          <table:table-cell office:value-type="float" office:value="38.050200000000004" table:style-name="ce40">
            <text:p>38.1</text:p>
          </table:table-cell>
          <table:table-cell table:style-name="ce40"/>
          <table:table-cell office:value-type="float" office:value="28.089599999999997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76.989800000000002" table:style-name="ce40">
            <text:p>77.0</text:p>
          </table:table-cell>
          <table:table-cell table:style-name="ce40"/>
          <table:table-cell office:value-type="float" office:value="68.256799999999998" table:style-name="ce40">
            <text:p>68.3</text:p>
          </table:table-cell>
          <table:table-cell table:style-name="ce40"/>
          <table:table-cell office:value-type="float" office:value="43.516500000000001" table:style-name="ce40">
            <text:p>43.5</text:p>
          </table:table-cell>
          <table:table-cell table:style-name="ce40"/>
          <table:table-cell office:value-type="float" office:value="31.202500000000001" table:style-name="ce40">
            <text:p>31.2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79.857699999999994" table:style-name="ce29">
            <text:p>79.9</text:p>
          </table:table-cell>
          <table:table-cell table:style-name="ce29"/>
          <table:table-cell office:value-type="float" office:value="71.567700000000002" table:style-name="ce29">
            <text:p>71.6</text:p>
          </table:table-cell>
          <table:table-cell table:style-name="ce29"/>
          <table:table-cell office:value-type="float" office:value="47.118700000000004" table:style-name="ce29">
            <text:p>47.1</text:p>
          </table:table-cell>
          <table:table-cell table:style-name="ce29"/>
          <table:table-cell office:value-type="float" office:value="34.950600000000001" table:style-name="ce29">
            <text:p>35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75.616100000000003" table:style-name="ce35">
            <text:p>75.6</text:p>
          </table:table-cell>
          <table:table-cell table:style-name="ce35"/>
          <table:table-cell office:value-type="float" office:value="66.243799999999993" table:style-name="ce35">
            <text:p>66.2</text:p>
          </table:table-cell>
          <table:table-cell table:style-name="ce35"/>
          <table:table-cell office:value-type="float" office:value="47.258499999999998" table:style-name="ce35">
            <text:p>47.3</text:p>
          </table:table-cell>
          <table:table-cell table:style-name="ce35"/>
          <table:table-cell office:value-type="float" office:value="36.495800000000003" table:style-name="ce35">
            <text:p>36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81.060400000000001" table:style-name="ce35">
            <text:p>81.1</text:p>
          </table:table-cell>
          <table:table-cell table:style-name="ce35"/>
          <table:table-cell office:value-type="float" office:value="73.340999999999994" table:style-name="ce35">
            <text:p>73.3</text:p>
          </table:table-cell>
          <table:table-cell table:style-name="ce35"/>
          <table:table-cell office:value-type="float" office:value="49.031400000000005" table:style-name="ce35">
            <text:p>49.0</text:p>
          </table:table-cell>
          <table:table-cell table:style-name="ce35"/>
          <table:table-cell office:value-type="float" office:value="33.479500000000002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65.622100000000003" table:style-name="ce35">
            <text:p>65.6</text:p>
          </table:table-cell>
          <table:table-cell table:style-name="ce35"/>
          <table:table-cell office:value-type="float" office:value="59.822699999999998" table:style-name="ce35">
            <text:p>59.8</text:p>
          </table:table-cell>
          <table:table-cell table:style-name="ce35"/>
          <table:table-cell office:value-type="float" office:value="32.541799999999995" table:style-name="ce35">
            <text:p>32.5</text:p>
          </table:table-cell>
          <table:table-cell table:style-name="ce35"/>
          <table:table-cell office:value-type="float" office:value="25.135600000000004" table:style-name="ce35">
            <text:p>25.1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76.956699999999998" table:style-name="ce35">
            <text:p>77.0</text:p>
          </table:table-cell>
          <table:table-cell table:style-name="ce35"/>
          <table:table-cell office:value-type="float" office:value="67.622" table:style-name="ce35">
            <text:p>67.6</text:p>
          </table:table-cell>
          <table:table-cell table:style-name="ce35"/>
          <table:table-cell office:value-type="float" office:value="47.935299999999998" table:style-name="ce35">
            <text:p>47.9</text:p>
          </table:table-cell>
          <table:table-cell table:style-name="ce35"/>
          <table:table-cell office:value-type="float" office:value="35.915200000000006" table:style-name="ce35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79.992400000000004" table:style-name="ce35">
            <text:p>80.0</text:p>
          </table:table-cell>
          <table:table-cell table:style-name="ce35"/>
          <table:table-cell office:value-type="float" office:value="71.632099999999994" table:style-name="ce35">
            <text:p>71.6</text:p>
          </table:table-cell>
          <table:table-cell table:style-name="ce35"/>
          <table:table-cell office:value-type="float" office:value="47.641099999999994" table:style-name="ce35">
            <text:p>47.6</text:p>
          </table:table-cell>
          <table:table-cell table:style-name="ce35"/>
          <table:table-cell office:value-type="float" office:value="36.1691" table:style-name="ce35">
            <text:p>3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73.548100000000005" table:style-name="ce35">
            <text:p>73.5</text:p>
          </table:table-cell>
          <table:table-cell table:style-name="ce35"/>
          <table:table-cell office:value-type="float" office:value="64.010000000000005" table:style-name="ce35">
            <text:p>64.0</text:p>
          </table:table-cell>
          <table:table-cell table:style-name="ce35"/>
          <table:table-cell office:value-type="float" office:value="41.048999999999999" table:style-name="ce35">
            <text:p>41.0</text:p>
          </table:table-cell>
          <table:table-cell table:style-name="ce35"/>
          <table:table-cell office:value-type="float" office:value="31.097000000000001" table:style-name="ce35">
            <text:p>31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82.227099999999993" table:style-name="ce35">
            <text:p>82.2</text:p>
          </table:table-cell>
          <table:table-cell table:style-name="ce35"/>
          <table:table-cell office:value-type="float" office:value="74.869" table:style-name="ce35">
            <text:p>74.9</text:p>
          </table:table-cell>
          <table:table-cell table:style-name="ce35"/>
          <table:table-cell office:value-type="float" office:value="51.504799999999996" table:style-name="ce35">
            <text:p>51.5</text:p>
          </table:table-cell>
          <table:table-cell table:style-name="ce35"/>
          <table:table-cell office:value-type="float" office:value="40.183999999999997" table:style-name="ce35">
            <text:p>40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92.899900000000002" table:style-name="ce40">
            <text:p>92.9</text:p>
          </table:table-cell>
          <table:table-cell table:style-name="ce40"/>
          <table:table-cell office:value-type="float" office:value="88.465699999999998" table:style-name="ce40">
            <text:p>88.5</text:p>
          </table:table-cell>
          <table:table-cell table:style-name="ce40"/>
          <table:table-cell office:value-type="float" office:value="74.316699999999997" table:style-name="ce40">
            <text:p>74.3</text:p>
          </table:table-cell>
          <table:table-cell table:style-name="ce40"/>
          <table:table-cell office:value-type="float" office:value="63.097800000000007" table:style-name="ce40">
            <text:p>6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84.606999999999999" table:style-name="ce40">
            <text:p>84.6</text:p>
          </table:table-cell>
          <table:table-cell table:style-name="ce40"/>
          <table:table-cell office:value-type="float" office:value="74.562799999999996" table:style-name="ce40">
            <text:p>74.6</text:p>
          </table:table-cell>
          <table:table-cell table:style-name="ce40"/>
          <table:table-cell office:value-type="float" office:value="47.422599999999996" table:style-name="ce40">
            <text:p>47.4</text:p>
          </table:table-cell>
          <table:table-cell table:style-name="ce40"/>
          <table:table-cell office:value-type="float" office:value="36.685000000000002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71.629500000000007" table:style-name="ce40">
            <text:p>71.6</text:p>
          </table:table-cell>
          <table:table-cell table:style-name="ce40"/>
          <table:table-cell office:value-type="float" office:value="62.325900000000004" table:style-name="ce40">
            <text:p>62.3</text:p>
          </table:table-cell>
          <table:table-cell table:style-name="ce40"/>
          <table:table-cell office:value-type="float" office:value="37.996699999999997" table:style-name="ce40">
            <text:p>38.0</text:p>
          </table:table-cell>
          <table:table-cell table:style-name="ce40"/>
          <table:table-cell office:value-type="float" office:value="25.851600000000001" table:style-name="ce40">
            <text:p>2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81.207899999999995" table:style-name="ce40">
            <text:p>81.2</text:p>
          </table:table-cell>
          <table:table-cell table:style-name="ce40"/>
          <table:table-cell office:value-type="float" office:value="73.744200000000006" table:style-name="ce40">
            <text:p>73.7</text:p>
          </table:table-cell>
          <table:table-cell table:style-name="ce40"/>
          <table:table-cell office:value-type="float" office:value="45.741100000000003" table:style-name="ce40">
            <text:p>45.7</text:p>
          </table:table-cell>
          <table:table-cell table:style-name="ce40"/>
          <table:table-cell office:value-type="float" office:value="34.770499999999998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80.010099999999994" table:style-name="ce40">
            <text:p>80.0</text:p>
          </table:table-cell>
          <table:table-cell table:style-name="ce40"/>
          <table:table-cell office:value-type="float" office:value="73.097300000000004" table:style-name="ce40">
            <text:p>73.1</text:p>
          </table:table-cell>
          <table:table-cell table:style-name="ce40"/>
          <table:table-cell office:value-type="float" office:value="50.066600000000008" table:style-name="ce40">
            <text:p>50.1</text:p>
          </table:table-cell>
          <table:table-cell table:style-name="ce40"/>
          <table:table-cell office:value-type="float" office:value="38.469300000000004" table:style-name="ce40">
            <text:p>3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79.573899999999995" table:style-name="ce35">
            <text:p>79.6</text:p>
          </table:table-cell>
          <table:table-cell table:style-name="ce35"/>
          <table:table-cell office:value-type="float" office:value="71.182000000000002" table:style-name="ce35">
            <text:p>71.2</text:p>
          </table:table-cell>
          <table:table-cell table:style-name="ce35"/>
          <table:table-cell office:value-type="float" office:value="45.575200000000002" table:style-name="ce35">
            <text:p>45.6</text:p>
          </table:table-cell>
          <table:table-cell table:style-name="ce35"/>
          <table:table-cell office:value-type="float" office:value="33.862099999999998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74.983200000000011" table:style-name="ce40">
            <text:p>75.0</text:p>
          </table:table-cell>
          <table:table-cell table:style-name="ce40"/>
          <table:table-cell office:value-type="float" office:value="66.510000000000005" table:style-name="ce40">
            <text:p>66.5</text:p>
          </table:table-cell>
          <table:table-cell table:style-name="ce40"/>
          <table:table-cell office:value-type="float" office:value="43.442100000000003" table:style-name="ce40">
            <text:p>43.4</text:p>
          </table:table-cell>
          <table:table-cell table:style-name="ce40"/>
          <table:table-cell office:value-type="float" office:value="32.571099999999994" table:style-name="ce40">
            <text:p>32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84.087800000000001" table:style-name="ce40">
            <text:p>84.1</text:p>
          </table:table-cell>
          <table:table-cell table:style-name="ce40"/>
          <table:table-cell office:value-type="float" office:value="75.085999999999999" table:style-name="ce40">
            <text:p>75.1</text:p>
          </table:table-cell>
          <table:table-cell table:style-name="ce40"/>
          <table:table-cell office:value-type="float" office:value="51.477300000000007" table:style-name="ce40">
            <text:p>51.5</text:p>
          </table:table-cell>
          <table:table-cell table:style-name="ce40"/>
          <table:table-cell office:value-type="float" office:value="39.6477" table:style-name="ce40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78.414199999999994" table:style-name="ce40">
            <text:p>78.4</text:p>
          </table:table-cell>
          <table:table-cell table:style-name="ce40"/>
          <table:table-cell office:value-type="float" office:value="71.028500000000008" table:style-name="ce40">
            <text:p>71.0</text:p>
          </table:table-cell>
          <table:table-cell table:style-name="ce40"/>
          <table:table-cell office:value-type="float" office:value="45.582000000000001" table:style-name="ce40">
            <text:p>45.6</text:p>
          </table:table-cell>
          <table:table-cell table:style-name="ce40"/>
          <table:table-cell office:value-type="float" office:value="36.617699999999999" table:style-name="ce40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78.567299999999989" table:style-name="ce40">
            <text:p>78.6</text:p>
          </table:table-cell>
          <table:table-cell table:style-name="ce40"/>
          <table:table-cell office:value-type="float" office:value="71.436999999999998" table:style-name="ce40">
            <text:p>71.4</text:p>
          </table:table-cell>
          <table:table-cell table:style-name="ce40"/>
          <table:table-cell office:value-type="float" office:value="47.582799999999999" table:style-name="ce40">
            <text:p>47.6</text:p>
          </table:table-cell>
          <table:table-cell table:style-name="ce40"/>
          <table:table-cell office:value-type="float" office:value="36.264499999999998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78.168800000000005" table:style-name="ce40">
            <text:p>78.2</text:p>
          </table:table-cell>
          <table:table-cell table:style-name="ce40"/>
          <table:table-cell office:value-type="float" office:value="69.8489" table:style-name="ce40">
            <text:p>69.8</text:p>
          </table:table-cell>
          <table:table-cell table:style-name="ce40"/>
          <table:table-cell office:value-type="float" office:value="44.282800000000002" table:style-name="ce40">
            <text:p>44.3</text:p>
          </table:table-cell>
          <table:table-cell table:style-name="ce40"/>
          <table:table-cell office:value-type="float" office:value="31.258000000000003" table:style-name="ce40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81.058099999999996" table:style-name="ce40">
            <text:p>81.1</text:p>
          </table:table-cell>
          <table:table-cell table:style-name="ce40"/>
          <table:table-cell office:value-type="float" office:value="74.520600000000002" table:style-name="ce40">
            <text:p>74.5</text:p>
          </table:table-cell>
          <table:table-cell table:style-name="ce40"/>
          <table:table-cell office:value-type="float" office:value="46.309699999999999" table:style-name="ce40">
            <text:p>46.3</text:p>
          </table:table-cell>
          <table:table-cell table:style-name="ce40"/>
          <table:table-cell office:value-type="float" office:value="33.5321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81.782699999999991" table:style-name="ce40">
            <text:p>81.8</text:p>
          </table:table-cell>
          <table:table-cell table:style-name="ce40"/>
          <table:table-cell office:value-type="float" office:value="72.667000000000002" table:style-name="ce40">
            <text:p>72.7</text:p>
          </table:table-cell>
          <table:table-cell table:style-name="ce40"/>
          <table:table-cell office:value-type="float" office:value="46.0458" table:style-name="ce40">
            <text:p>46.0</text:p>
          </table:table-cell>
          <table:table-cell table:style-name="ce40"/>
          <table:table-cell office:value-type="float" office:value="33.615600000000001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77.561300000000003" table:style-name="ce40">
            <text:p>77.6</text:p>
          </table:table-cell>
          <table:table-cell table:style-name="ce40"/>
          <table:table-cell office:value-type="float" office:value="67.006500000000003" table:style-name="ce40">
            <text:p>67.0</text:p>
          </table:table-cell>
          <table:table-cell table:style-name="ce40"/>
          <table:table-cell office:value-type="float" office:value="39.745000000000005" table:style-name="ce40">
            <text:p>39.7</text:p>
          </table:table-cell>
          <table:table-cell table:style-name="ce40"/>
          <table:table-cell office:value-type="float" office:value="29.044799999999999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81.416399999999996" table:style-name="ce40">
            <text:p>81.4</text:p>
          </table:table-cell>
          <table:table-cell table:style-name="ce40"/>
          <table:table-cell office:value-type="float" office:value="74.857600000000005" table:style-name="ce40">
            <text:p>74.9</text:p>
          </table:table-cell>
          <table:table-cell table:style-name="ce40"/>
          <table:table-cell office:value-type="float" office:value="47.413200000000003" table:style-name="ce40">
            <text:p>47.4</text:p>
          </table:table-cell>
          <table:table-cell table:style-name="ce40"/>
          <table:table-cell office:value-type="float" office:value="36.677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78.809799999999996" table:style-name="ce40">
            <text:p>78.8</text:p>
          </table:table-cell>
          <table:table-cell table:style-name="ce40"/>
          <table:table-cell office:value-type="float" office:value="71.633400000000009" table:style-name="ce40">
            <text:p>71.6</text:p>
          </table:table-cell>
          <table:table-cell table:style-name="ce40"/>
          <table:table-cell office:value-type="float" office:value="46.035800000000002" table:style-name="ce40">
            <text:p>46.0</text:p>
          </table:table-cell>
          <table:table-cell table:style-name="ce40"/>
          <table:table-cell office:value-type="float" office:value="36.518699999999995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78.138599999999997" table:style-name="ce40">
            <text:p>78.1</text:p>
          </table:table-cell>
          <table:table-cell table:style-name="ce40"/>
          <table:table-cell office:value-type="float" office:value="67.056000000000012" table:style-name="ce40">
            <text:p>67.1</text:p>
          </table:table-cell>
          <table:table-cell table:style-name="ce40"/>
          <table:table-cell office:value-type="float" office:value="40.829799999999999" table:style-name="ce40">
            <text:p>40.8</text:p>
          </table:table-cell>
          <table:table-cell table:style-name="ce40"/>
          <table:table-cell office:value-type="float" office:value="29.109200000000001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83.354100000000003" table:style-name="ce40">
            <text:p>83.4</text:p>
          </table:table-cell>
          <table:table-cell table:style-name="ce40"/>
          <table:table-cell office:value-type="float" office:value="74.954800000000006" table:style-name="ce40">
            <text:p>75.0</text:p>
          </table:table-cell>
          <table:table-cell table:style-name="ce40"/>
          <table:table-cell office:value-type="float" office:value="49.810500000000005" table:style-name="ce40">
            <text:p>49.8</text:p>
          </table:table-cell>
          <table:table-cell table:style-name="ce40"/>
          <table:table-cell office:value-type="float" office:value="35.872500000000002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81.723799999999997" table:style-name="ce35">
            <text:p>81.7</text:p>
          </table:table-cell>
          <table:table-cell table:style-name="ce35"/>
          <table:table-cell office:value-type="float" office:value="72.508399999999995" table:style-name="ce35">
            <text:p>72.5</text:p>
          </table:table-cell>
          <table:table-cell table:style-name="ce35"/>
          <table:table-cell office:value-type="float" office:value="46.248699999999999" table:style-name="ce35">
            <text:p>46.2</text:p>
          </table:table-cell>
          <table:table-cell table:style-name="ce35"/>
          <table:table-cell office:value-type="float" office:value="32.540400000000005" table:style-name="ce35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75.153700000000001" table:style-name="ce40">
            <text:p>75.2</text:p>
          </table:table-cell>
          <table:table-cell table:style-name="ce40"/>
          <table:table-cell office:value-type="float" office:value="62.936899999999994" table:style-name="ce40">
            <text:p>62.9</text:p>
          </table:table-cell>
          <table:table-cell table:style-name="ce40"/>
          <table:table-cell office:value-type="float" office:value="37.5334" table:style-name="ce40">
            <text:p>37.5</text:p>
          </table:table-cell>
          <table:table-cell table:style-name="ce40"/>
          <table:table-cell office:value-type="float" office:value="27.256999999999998" table:style-name="ce40">
            <text:p>2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82.237800000000007" table:style-name="ce40">
            <text:p>82.2</text:p>
          </table:table-cell>
          <table:table-cell table:style-name="ce40"/>
          <table:table-cell office:value-type="float" office:value="73.674300000000002" table:style-name="ce40">
            <text:p>73.7</text:p>
          </table:table-cell>
          <table:table-cell table:style-name="ce40"/>
          <table:table-cell office:value-type="float" office:value="46.432699999999997" table:style-name="ce40">
            <text:p>46.4</text:p>
          </table:table-cell>
          <table:table-cell table:style-name="ce40"/>
          <table:table-cell office:value-type="float" office:value="31.216100000000001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83.176199999999994" table:style-name="ce40">
            <text:p>83.2</text:p>
          </table:table-cell>
          <table:table-cell table:style-name="ce40"/>
          <table:table-cell office:value-type="float" office:value="74.3553" table:style-name="ce40">
            <text:p>74.4</text:p>
          </table:table-cell>
          <table:table-cell table:style-name="ce40"/>
          <table:table-cell office:value-type="float" office:value="46.921800000000005" table:style-name="ce40">
            <text:p>46.9</text:p>
          </table:table-cell>
          <table:table-cell table:style-name="ce40"/>
          <table:table-cell office:value-type="float" office:value="30.84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79.798199999999994" table:style-name="ce40">
            <text:p>79.8</text:p>
          </table:table-cell>
          <table:table-cell table:style-name="ce40"/>
          <table:table-cell office:value-type="float" office:value="68.985500000000002" table:style-name="ce40">
            <text:p>69.0</text:p>
          </table:table-cell>
          <table:table-cell table:style-name="ce40"/>
          <table:table-cell office:value-type="float" office:value="42.558700000000002" table:style-name="ce40">
            <text:p>42.6</text:p>
          </table:table-cell>
          <table:table-cell table:style-name="ce40"/>
          <table:table-cell office:value-type="float" office:value="27.588800000000003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84.456699999999998" table:style-name="ce40">
            <text:p>84.5</text:p>
          </table:table-cell>
          <table:table-cell table:style-name="ce40"/>
          <table:table-cell office:value-type="float" office:value="74.660899999999998" table:style-name="ce40">
            <text:p>74.7</text:p>
          </table:table-cell>
          <table:table-cell table:style-name="ce40"/>
          <table:table-cell office:value-type="float" office:value="46.238" table:style-name="ce40">
            <text:p>46.2</text:p>
          </table:table-cell>
          <table:table-cell table:style-name="ce40"/>
          <table:table-cell office:value-type="float" office:value="33.087400000000002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87.205200000000005" table:style-name="ce40">
            <text:p>87.2</text:p>
          </table:table-cell>
          <table:table-cell table:style-name="ce40"/>
          <table:table-cell office:value-type="float" office:value="78.706800000000001" table:style-name="ce40">
            <text:p>78.7</text:p>
          </table:table-cell>
          <table:table-cell table:style-name="ce40"/>
          <table:table-cell office:value-type="float" office:value="53.972200000000001" table:style-name="ce40">
            <text:p>54.0</text:p>
          </table:table-cell>
          <table:table-cell table:style-name="ce40"/>
          <table:table-cell office:value-type="float" office:value="39.332499999999996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80.365399999999994" table:style-name="ce40">
            <text:p>80.4</text:p>
          </table:table-cell>
          <table:table-cell table:style-name="ce40"/>
          <table:table-cell office:value-type="float" office:value="71.944400000000002" table:style-name="ce40">
            <text:p>71.9</text:p>
          </table:table-cell>
          <table:table-cell table:style-name="ce40"/>
          <table:table-cell office:value-type="float" office:value="50.316600000000001" table:style-name="ce40">
            <text:p>50.3</text:p>
          </table:table-cell>
          <table:table-cell table:style-name="ce40"/>
          <table:table-cell office:value-type="float" office:value="37.907800000000002" table:style-name="ce40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83.908600000000007" table:style-name="ce40">
            <text:p>83.9</text:p>
          </table:table-cell>
          <table:table-cell table:style-name="ce40"/>
          <table:table-cell office:value-type="float" office:value="72.135400000000004" table:style-name="ce40">
            <text:p>72.1</text:p>
          </table:table-cell>
          <table:table-cell table:style-name="ce40"/>
          <table:table-cell office:value-type="float" office:value="44.865899999999996" table:style-name="ce40">
            <text:p>44.9</text:p>
          </table:table-cell>
          <table:table-cell table:style-name="ce40"/>
          <table:table-cell office:value-type="float" office:value="32.867400000000004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76.552099999999996" table:style-name="ce40">
            <text:p>76.6</text:p>
          </table:table-cell>
          <table:table-cell table:style-name="ce40"/>
          <table:table-cell office:value-type="float" office:value="68.195799999999991" table:style-name="ce40">
            <text:p>68.2</text:p>
          </table:table-cell>
          <table:table-cell table:style-name="ce40"/>
          <table:table-cell office:value-type="float" office:value="40.601900000000001" table:style-name="ce40">
            <text:p>40.6</text:p>
          </table:table-cell>
          <table:table-cell table:style-name="ce40"/>
          <table:table-cell office:value-type="float" office:value="29.058299999999999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80.008300000000006" table:style-name="ce40">
            <text:p>80.0</text:p>
          </table:table-cell>
          <table:table-cell table:style-name="ce40"/>
          <table:table-cell office:value-type="float" office:value="73.619699999999995" table:style-name="ce40">
            <text:p>73.6</text:p>
          </table:table-cell>
          <table:table-cell table:style-name="ce40"/>
          <table:table-cell office:value-type="float" office:value="48.567999999999998" table:style-name="ce40">
            <text:p>48.6</text:p>
          </table:table-cell>
          <table:table-cell table:style-name="ce40"/>
          <table:table-cell office:value-type="float" office:value="34.612700000000004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81.222200000000001" table:style-name="ce35">
            <text:p>81.2</text:p>
          </table:table-cell>
          <table:table-cell table:style-name="ce35"/>
          <table:table-cell office:value-type="float" office:value="73.862799999999993" table:style-name="ce35">
            <text:p>73.9</text:p>
          </table:table-cell>
          <table:table-cell table:style-name="ce35"/>
          <table:table-cell office:value-type="float" office:value="49.3033" table:style-name="ce35">
            <text:p>49.3</text:p>
          </table:table-cell>
          <table:table-cell table:style-name="ce35"/>
          <table:table-cell office:value-type="float" office:value="36.926099999999998" table:style-name="ce35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76.238700000000009" table:style-name="ce40">
            <text:p>76.2</text:p>
          </table:table-cell>
          <table:table-cell table:style-name="ce40"/>
          <table:table-cell office:value-type="float" office:value="69.387100000000004" table:style-name="ce40">
            <text:p>69.4</text:p>
          </table:table-cell>
          <table:table-cell table:style-name="ce40"/>
          <table:table-cell office:value-type="float" office:value="43.831600000000002" table:style-name="ce40">
            <text:p>43.8</text:p>
          </table:table-cell>
          <table:table-cell table:style-name="ce40"/>
          <table:table-cell office:value-type="float" office:value="30.828800000000001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77.849199999999996" table:style-name="ce40">
            <text:p>77.8</text:p>
          </table:table-cell>
          <table:table-cell table:style-name="ce40"/>
          <table:table-cell office:value-type="float" office:value="71.833799999999997" table:style-name="ce40">
            <text:p>71.8</text:p>
          </table:table-cell>
          <table:table-cell table:style-name="ce40"/>
          <table:table-cell office:value-type="float" office:value="46.906500000000001" table:style-name="ce40">
            <text:p>46.9</text:p>
          </table:table-cell>
          <table:table-cell table:style-name="ce40"/>
          <table:table-cell office:value-type="float" office:value="34.184100000000001" table:style-name="ce40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78.693700000000007" table:style-name="ce40">
            <text:p>78.7</text:p>
          </table:table-cell>
          <table:table-cell table:style-name="ce40"/>
          <table:table-cell office:value-type="float" office:value="70.742799999999988" table:style-name="ce40">
            <text:p>70.7</text:p>
          </table:table-cell>
          <table:table-cell table:style-name="ce40"/>
          <table:table-cell office:value-type="float" office:value="45.405000000000001" table:style-name="ce40">
            <text:p>45.4</text:p>
          </table:table-cell>
          <table:table-cell table:style-name="ce40"/>
          <table:table-cell office:value-type="float" office:value="33.0184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79.159000000000006" table:style-name="ce40">
            <text:p>79.2</text:p>
          </table:table-cell>
          <table:table-cell table:style-name="ce40"/>
          <table:table-cell office:value-type="float" office:value="70.733199999999997" table:style-name="ce40">
            <text:p>70.7</text:p>
          </table:table-cell>
          <table:table-cell table:style-name="ce40"/>
          <table:table-cell office:value-type="float" office:value="46.784100000000002" table:style-name="ce40">
            <text:p>46.8</text:p>
          </table:table-cell>
          <table:table-cell table:style-name="ce40"/>
          <table:table-cell office:value-type="float" office:value="36.242400000000004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85.3005" table:style-name="ce40">
            <text:p>85.3</text:p>
          </table:table-cell>
          <table:table-cell table:style-name="ce40"/>
          <table:table-cell office:value-type="float" office:value="81.54740000000001" table:style-name="ce40">
            <text:p>81.5</text:p>
          </table:table-cell>
          <table:table-cell table:style-name="ce40"/>
          <table:table-cell office:value-type="float" office:value="52.819700000000005" table:style-name="ce40">
            <text:p>52.8</text:p>
          </table:table-cell>
          <table:table-cell table:style-name="ce40"/>
          <table:table-cell office:value-type="float" office:value="38.659399999999998" table:style-name="ce40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85.798200000000008" table:style-name="ce40">
            <text:p>85.8</text:p>
          </table:table-cell>
          <table:table-cell table:style-name="ce40"/>
          <table:table-cell office:value-type="float" office:value="74.701999999999998" table:style-name="ce40">
            <text:p>74.7</text:p>
          </table:table-cell>
          <table:table-cell table:style-name="ce40"/>
          <table:table-cell office:value-type="float" office:value="57.7286" table:style-name="ce40">
            <text:p>57.7</text:p>
          </table:table-cell>
          <table:table-cell table:style-name="ce40"/>
          <table:table-cell office:value-type="float" office:value="46.044600000000003" table:style-name="ce40">
            <text:p>4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85.689099999999996" table:style-name="ce40">
            <text:p>85.7</text:p>
          </table:table-cell>
          <table:table-cell table:style-name="ce40"/>
          <table:table-cell office:value-type="float" office:value="79.110100000000003" table:style-name="ce40">
            <text:p>79.1</text:p>
          </table:table-cell>
          <table:table-cell table:style-name="ce40"/>
          <table:table-cell office:value-type="float" office:value="51.2926" table:style-name="ce40">
            <text:p>51.3</text:p>
          </table:table-cell>
          <table:table-cell table:style-name="ce40"/>
          <table:table-cell office:value-type="float" office:value="38.563800000000001" table:style-name="ce40">
            <text:p>3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80.037300000000002" table:style-name="ce35">
            <text:p>80.0</text:p>
          </table:table-cell>
          <table:table-cell table:style-name="ce35"/>
          <table:table-cell office:value-type="float" office:value="71.356799999999993" table:style-name="ce35">
            <text:p>71.4</text:p>
          </table:table-cell>
          <table:table-cell table:style-name="ce35"/>
          <table:table-cell office:value-type="float" office:value="49.008499999999998" table:style-name="ce35">
            <text:p>49.0</text:p>
          </table:table-cell>
          <table:table-cell table:style-name="ce35"/>
          <table:table-cell office:value-type="float" office:value="36.860700000000001" table:style-name="ce35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79.876499999999993" table:style-name="ce40">
            <text:p>79.9</text:p>
          </table:table-cell>
          <table:table-cell table:style-name="ce40"/>
          <table:table-cell office:value-type="float" office:value="71.712100000000007" table:style-name="ce40">
            <text:p>71.7</text:p>
          </table:table-cell>
          <table:table-cell table:style-name="ce40"/>
          <table:table-cell office:value-type="float" office:value="47.360999999999997" table:style-name="ce40">
            <text:p>47.4</text:p>
          </table:table-cell>
          <table:table-cell table:style-name="ce40"/>
          <table:table-cell office:value-type="float" office:value="35.024799999999999" table:style-name="ce40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77.155500000000004" table:style-name="ce40">
            <text:p>77.2</text:p>
          </table:table-cell>
          <table:table-cell table:style-name="ce40"/>
          <table:table-cell office:value-type="float" office:value="68.651399999999995" table:style-name="ce40">
            <text:p>68.7</text:p>
          </table:table-cell>
          <table:table-cell table:style-name="ce40"/>
          <table:table-cell office:value-type="float" office:value="44.931699999999999" table:style-name="ce40">
            <text:p>44.9</text:p>
          </table:table-cell>
          <table:table-cell table:style-name="ce40"/>
          <table:table-cell office:value-type="float" office:value="33.846600000000002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80.445300000000003" table:style-name="ce40">
            <text:p>80.4</text:p>
          </table:table-cell>
          <table:table-cell table:style-name="ce40"/>
          <table:table-cell office:value-type="float" office:value="72.315300000000008" table:style-name="ce40">
            <text:p>72.3</text:p>
          </table:table-cell>
          <table:table-cell table:style-name="ce40"/>
          <table:table-cell office:value-type="float" office:value="49.761000000000003" table:style-name="ce40">
            <text:p>49.8</text:p>
          </table:table-cell>
          <table:table-cell table:style-name="ce40"/>
          <table:table-cell office:value-type="float" office:value="37.398800000000001" table:style-name="ce40">
            <text:p>3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81.270799999999994" table:style-name="ce40">
            <text:p>81.3</text:p>
          </table:table-cell>
          <table:table-cell table:style-name="ce40"/>
          <table:table-cell office:value-type="float" office:value="70.679299999999998" table:style-name="ce40">
            <text:p>70.7</text:p>
          </table:table-cell>
          <table:table-cell table:style-name="ce40"/>
          <table:table-cell office:value-type="float" office:value="43.927300000000002" table:style-name="ce40">
            <text:p>43.9</text:p>
          </table:table-cell>
          <table:table-cell table:style-name="ce40"/>
          <table:table-cell office:value-type="float" office:value="31.1355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80.337400000000002" table:style-name="ce40">
            <text:p>80.3</text:p>
          </table:table-cell>
          <table:table-cell table:style-name="ce40"/>
          <table:table-cell office:value-type="float" office:value="71.144300000000001" table:style-name="ce40">
            <text:p>71.1</text:p>
          </table:table-cell>
          <table:table-cell table:style-name="ce40"/>
          <table:table-cell office:value-type="float" office:value="51.360700000000001" table:style-name="ce40">
            <text:p>51.4</text:p>
          </table:table-cell>
          <table:table-cell table:style-name="ce40"/>
          <table:table-cell office:value-type="float" office:value="39.058700000000002" table:style-name="ce40">
            <text:p>3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80.579800000000006" table:style-name="ce40">
            <text:p>80.6</text:p>
          </table:table-cell>
          <table:table-cell table:style-name="ce40"/>
          <table:table-cell office:value-type="float" office:value="72.746800000000007" table:style-name="ce40">
            <text:p>72.7</text:p>
          </table:table-cell>
          <table:table-cell table:style-name="ce40"/>
          <table:table-cell office:value-type="float" office:value="50.633499999999998" table:style-name="ce40">
            <text:p>50.6</text:p>
          </table:table-cell>
          <table:table-cell table:style-name="ce40"/>
          <table:table-cell office:value-type="float" office:value="36.753300000000003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79.274699999999996" table:style-name="ce40">
            <text:p>79.3</text:p>
          </table:table-cell>
          <table:table-cell table:style-name="ce40"/>
          <table:table-cell office:value-type="float" office:value="70.695799999999991" table:style-name="ce40">
            <text:p>70.7</text:p>
          </table:table-cell>
          <table:table-cell table:style-name="ce40"/>
          <table:table-cell office:value-type="float" office:value="51.976900000000001" table:style-name="ce40">
            <text:p>52.0</text:p>
          </table:table-cell>
          <table:table-cell table:style-name="ce40"/>
          <table:table-cell office:value-type="float" office:value="42.291000000000004" table:style-name="ce40">
            <text:p>42.3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81.31049999999999" table:style-name="ce29">
            <text:p>81.3</text:p>
          </table:table-cell>
          <table:table-cell table:style-name="ce29"/>
          <table:table-cell office:value-type="float" office:value="74.9726" table:style-name="ce29">
            <text:p>75.0</text:p>
          </table:table-cell>
          <table:table-cell table:style-name="ce29"/>
          <table:table-cell office:value-type="float" office:value="53.037800000000004" table:style-name="ce29">
            <text:p>53.0</text:p>
          </table:table-cell>
          <table:table-cell table:style-name="ce29"/>
          <table:table-cell office:value-type="float" office:value="41.661300000000004" table:style-name="ce29">
            <text:p>41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85.697400000000002" table:style-name="ce40">
            <text:p>85.7</text:p>
          </table:table-cell>
          <table:table-cell table:style-name="ce40"/>
          <table:table-cell office:value-type="float" office:value="79.846199999999996" table:style-name="ce40">
            <text:p>79.8</text:p>
          </table:table-cell>
          <table:table-cell table:style-name="ce40"/>
          <table:table-cell office:value-type="float" office:value="62.234299999999998" table:style-name="ce40">
            <text:p>62.2</text:p>
          </table:table-cell>
          <table:table-cell table:style-name="ce40"/>
          <table:table-cell office:value-type="float" office:value="50.565300000000001" table:style-name="ce40">
            <text:p>5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91.842100000000002" table:style-name="ce40">
            <text:p>91.8</text:p>
          </table:table-cell>
          <table:table-cell table:style-name="ce40"/>
          <table:table-cell office:value-type="float" office:value="87.119100000000003" table:style-name="ce40">
            <text:p>87.1</text:p>
          </table:table-cell>
          <table:table-cell table:style-name="ce40"/>
          <table:table-cell office:value-type="float" office:value="67.018900000000002" table:style-name="ce40">
            <text:p>67.0</text:p>
          </table:table-cell>
          <table:table-cell table:style-name="ce40"/>
          <table:table-cell office:value-type="float" office:value="55.289000000000001" table:style-name="ce40">
            <text:p>5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85.958399999999997" table:style-name="ce40">
            <text:p>86.0</text:p>
          </table:table-cell>
          <table:table-cell table:style-name="ce40"/>
          <table:table-cell office:value-type="float" office:value="80.111200000000011" table:style-name="ce40">
            <text:p>80.1</text:p>
          </table:table-cell>
          <table:table-cell table:style-name="ce40"/>
          <table:table-cell office:value-type="float" office:value="58.409800000000004" table:style-name="ce40">
            <text:p>58.4</text:p>
          </table:table-cell>
          <table:table-cell table:style-name="ce40"/>
          <table:table-cell office:value-type="float" office:value="46.385100000000001" table:style-name="ce40">
            <text:p>4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81.33890000000001" table:style-name="ce40">
            <text:p>81.3</text:p>
          </table:table-cell>
          <table:table-cell table:style-name="ce40"/>
          <table:table-cell office:value-type="float" office:value="75.417299999999997" table:style-name="ce40">
            <text:p>75.4</text:p>
          </table:table-cell>
          <table:table-cell table:style-name="ce40"/>
          <table:table-cell office:value-type="float" office:value="57.895300000000006" table:style-name="ce40">
            <text:p>57.9</text:p>
          </table:table-cell>
          <table:table-cell table:style-name="ce40"/>
          <table:table-cell office:value-type="float" office:value="47.461500000000001" table:style-name="ce40">
            <text:p>4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79.313199999999995" table:style-name="ce40">
            <text:p>79.3</text:p>
          </table:table-cell>
          <table:table-cell table:style-name="ce40"/>
          <table:table-cell office:value-type="float" office:value="74.472799999999992" table:style-name="ce40">
            <text:p>74.5</text:p>
          </table:table-cell>
          <table:table-cell table:style-name="ce40"/>
          <table:table-cell office:value-type="float" office:value="53.955600000000004" table:style-name="ce40">
            <text:p>54.0</text:p>
          </table:table-cell>
          <table:table-cell table:style-name="ce40"/>
          <table:table-cell office:value-type="float" office:value="41.2211" table:style-name="ce40">
            <text:p>4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88.081299999999999" table:style-name="ce40">
            <text:p>88.1</text:p>
          </table:table-cell>
          <table:table-cell table:style-name="ce40"/>
          <table:table-cell office:value-type="float" office:value="82.839799999999997" table:style-name="ce40">
            <text:p>82.8</text:p>
          </table:table-cell>
          <table:table-cell table:style-name="ce40"/>
          <table:table-cell office:value-type="float" office:value="64.568600000000004" table:style-name="ce40">
            <text:p>64.6</text:p>
          </table:table-cell>
          <table:table-cell table:style-name="ce40"/>
          <table:table-cell office:value-type="float" office:value="49.306199999999997" table:style-name="ce40">
            <text:p>4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83.679999999999993" table:style-name="ce40">
            <text:p>83.7</text:p>
          </table:table-cell>
          <table:table-cell table:style-name="ce40"/>
          <table:table-cell office:value-type="float" office:value="79.208399999999997" table:style-name="ce40">
            <text:p>79.2</text:p>
          </table:table-cell>
          <table:table-cell table:style-name="ce40"/>
          <table:table-cell office:value-type="float" office:value="60.581700000000005" table:style-name="ce40">
            <text:p>60.6</text:p>
          </table:table-cell>
          <table:table-cell table:style-name="ce40"/>
          <table:table-cell office:value-type="float" office:value="49.333399999999997" table:style-name="ce40">
            <text:p>4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87.187600000000003" table:style-name="ce40">
            <text:p>87.2</text:p>
          </table:table-cell>
          <table:table-cell table:style-name="ce40"/>
          <table:table-cell office:value-type="float" office:value="82.316999999999993" table:style-name="ce40">
            <text:p>82.3</text:p>
          </table:table-cell>
          <table:table-cell table:style-name="ce40"/>
          <table:table-cell office:value-type="float" office:value="60.650700000000001" table:style-name="ce40">
            <text:p>60.7</text:p>
          </table:table-cell>
          <table:table-cell table:style-name="ce40"/>
          <table:table-cell office:value-type="float" office:value="48.162199999999999" table:style-name="ce40">
            <text:p>4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84.387199999999993" table:style-name="ce40">
            <text:p>84.4</text:p>
          </table:table-cell>
          <table:table-cell table:style-name="ce40"/>
          <table:table-cell office:value-type="float" office:value="76.1404" table:style-name="ce40">
            <text:p>76.1</text:p>
          </table:table-cell>
          <table:table-cell table:style-name="ce40"/>
          <table:table-cell office:value-type="float" office:value="55.681499999999993" table:style-name="ce40">
            <text:p>55.7</text:p>
          </table:table-cell>
          <table:table-cell table:style-name="ce40"/>
          <table:table-cell office:value-type="float" office:value="42.374499999999998" table:style-name="ce40">
            <text:p>4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73.899000000000001" table:style-name="ce40">
            <text:p>73.9</text:p>
          </table:table-cell>
          <table:table-cell table:style-name="ce40"/>
          <table:table-cell office:value-type="float" office:value="66.272900000000007" table:style-name="ce40">
            <text:p>66.3</text:p>
          </table:table-cell>
          <table:table-cell table:style-name="ce40"/>
          <table:table-cell office:value-type="float" office:value="42.052199999999999" table:style-name="ce40">
            <text:p>42.1</text:p>
          </table:table-cell>
          <table:table-cell table:style-name="ce40"/>
          <table:table-cell office:value-type="float" office:value="35.374000000000002" table:style-name="ce40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83.902900000000002" table:style-name="ce40">
            <text:p>83.9</text:p>
          </table:table-cell>
          <table:table-cell table:style-name="ce40"/>
          <table:table-cell office:value-type="float" office:value="77.4602" table:style-name="ce40">
            <text:p>77.5</text:p>
          </table:table-cell>
          <table:table-cell table:style-name="ce40"/>
          <table:table-cell office:value-type="float" office:value="59.970599999999997" table:style-name="ce40">
            <text:p>60.0</text:p>
          </table:table-cell>
          <table:table-cell table:style-name="ce40"/>
          <table:table-cell office:value-type="float" office:value="50.133700000000005" table:style-name="ce40">
            <text:p>5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83.875799999999998" table:style-name="ce40">
            <text:p>83.9</text:p>
          </table:table-cell>
          <table:table-cell table:style-name="ce40"/>
          <table:table-cell office:value-type="float" office:value="77.626199999999997" table:style-name="ce40">
            <text:p>77.6</text:p>
          </table:table-cell>
          <table:table-cell table:style-name="ce40"/>
          <table:table-cell office:value-type="float" office:value="56.493400000000008" table:style-name="ce40">
            <text:p>56.5</text:p>
          </table:table-cell>
          <table:table-cell table:style-name="ce40"/>
          <table:table-cell office:value-type="float" office:value="42.403200000000005" table:style-name="ce40">
            <text:p>4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87.963000000000008" table:style-name="ce40">
            <text:p>88.0</text:p>
          </table:table-cell>
          <table:table-cell table:style-name="ce40"/>
          <table:table-cell office:value-type="float" office:value="82.790399999999991" table:style-name="ce40">
            <text:p>82.8</text:p>
          </table:table-cell>
          <table:table-cell table:style-name="ce40"/>
          <table:table-cell office:value-type="float" office:value="63.530699999999996" table:style-name="ce40">
            <text:p>63.5</text:p>
          </table:table-cell>
          <table:table-cell table:style-name="ce40"/>
          <table:table-cell office:value-type="float" office:value="54.401299999999999" table:style-name="ce40">
            <text:p>5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86.385300000000001" table:style-name="ce40">
            <text:p>86.4</text:p>
          </table:table-cell>
          <table:table-cell table:style-name="ce40"/>
          <table:table-cell office:value-type="float" office:value="80.272000000000006" table:style-name="ce40">
            <text:p>80.3</text:p>
          </table:table-cell>
          <table:table-cell table:style-name="ce40"/>
          <table:table-cell office:value-type="float" office:value="64.484300000000005" table:style-name="ce40">
            <text:p>64.5</text:p>
          </table:table-cell>
          <table:table-cell table:style-name="ce40"/>
          <table:table-cell office:value-type="float" office:value="52.847799999999999" table:style-name="ce40">
            <text:p>5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number-columns-repeated="7" table:style-name="ce48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72.993399999999994" table:style-name="ce40">
            <text:p>73.0</text:p>
          </table:table-cell>
          <table:table-cell table:style-name="ce40"/>
          <table:table-cell office:value-type="float" office:value="66.540500000000009" table:style-name="ce40">
            <text:p>66.5</text:p>
          </table:table-cell>
          <table:table-cell table:style-name="ce40"/>
          <table:table-cell office:value-type="float" office:value="41.4846" table:style-name="ce40">
            <text:p>41.5</text:p>
          </table:table-cell>
          <table:table-cell table:style-name="ce40"/>
          <table:table-cell office:value-type="float" office:value="34.573799999999999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80.466499999999996" table:style-name="ce40">
            <text:p>80.5</text:p>
          </table:table-cell>
          <table:table-cell table:style-name="ce40"/>
          <table:table-cell office:value-type="float" office:value="71.496099999999998" table:style-name="ce40">
            <text:p>71.5</text:p>
          </table:table-cell>
          <table:table-cell table:style-name="ce40"/>
          <table:table-cell office:value-type="float" office:value="46.535600000000002" table:style-name="ce40">
            <text:p>46.5</text:p>
          </table:table-cell>
          <table:table-cell table:style-name="ce40"/>
          <table:table-cell office:value-type="float" office:value="32.2267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83.092699999999994" table:style-name="ce40">
            <text:p>83.1</text:p>
          </table:table-cell>
          <table:table-cell table:style-name="ce40"/>
          <table:table-cell office:value-type="float" office:value="76.456000000000003" table:style-name="ce40">
            <text:p>76.5</text:p>
          </table:table-cell>
          <table:table-cell table:style-name="ce40"/>
          <table:table-cell office:value-type="float" office:value="51.134800000000006" table:style-name="ce40">
            <text:p>51.1</text:p>
          </table:table-cell>
          <table:table-cell table:style-name="ce40"/>
          <table:table-cell office:value-type="float" office:value="41.4223" table:style-name="ce40">
            <text:p>4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78.214399999999998" table:style-name="ce40">
            <text:p>78.2</text:p>
          </table:table-cell>
          <table:table-cell table:style-name="ce40"/>
          <table:table-cell office:value-type="float" office:value="73.352800000000002" table:style-name="ce40">
            <text:p>73.4</text:p>
          </table:table-cell>
          <table:table-cell table:style-name="ce40"/>
          <table:table-cell office:value-type="float" office:value="49.005400000000002" table:style-name="ce40">
            <text:p>49.0</text:p>
          </table:table-cell>
          <table:table-cell table:style-name="ce40"/>
          <table:table-cell office:value-type="float" office:value="38.312899999999999" table:style-name="ce40">
            <text:p>3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83.2346" table:style-name="ce40">
            <text:p>83.2</text:p>
          </table:table-cell>
          <table:table-cell table:style-name="ce40"/>
          <table:table-cell office:value-type="float" office:value="77.646699999999996" table:style-name="ce40">
            <text:p>77.6</text:p>
          </table:table-cell>
          <table:table-cell table:style-name="ce40"/>
          <table:table-cell office:value-type="float" office:value="52.753499999999995" table:style-name="ce40">
            <text:p>52.8</text:p>
          </table:table-cell>
          <table:table-cell table:style-name="ce40"/>
          <table:table-cell office:value-type="float" office:value="40.384799999999998" table:style-name="ce40">
            <text:p>4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79.269500000000008" table:style-name="ce40">
            <text:p>79.3</text:p>
          </table:table-cell>
          <table:table-cell table:style-name="ce40"/>
          <table:table-cell office:value-type="float" office:value="71.381600000000006" table:style-name="ce40">
            <text:p>71.4</text:p>
          </table:table-cell>
          <table:table-cell table:style-name="ce40"/>
          <table:table-cell office:value-type="float" office:value="49.6877" table:style-name="ce40">
            <text:p>49.7</text:p>
          </table:table-cell>
          <table:table-cell table:style-name="ce40"/>
          <table:table-cell office:value-type="float" office:value="37.563200000000002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83.215599999999995" table:style-name="ce40">
            <text:p>83.2</text:p>
          </table:table-cell>
          <table:table-cell table:style-name="ce40"/>
          <table:table-cell office:value-type="float" office:value="75.105800000000002" table:style-name="ce40">
            <text:p>75.1</text:p>
          </table:table-cell>
          <table:table-cell table:style-name="ce40"/>
          <table:table-cell office:value-type="float" office:value="55.166800000000002" table:style-name="ce40">
            <text:p>55.2</text:p>
          </table:table-cell>
          <table:table-cell table:style-name="ce40"/>
          <table:table-cell office:value-type="float" office:value="45.048400000000001" table:style-name="ce40">
            <text:p>4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71.366900000000001" table:style-name="ce40">
            <text:p>71.4</text:p>
          </table:table-cell>
          <table:table-cell table:style-name="ce40"/>
          <table:table-cell office:value-type="float" office:value="66.871400000000008" table:style-name="ce40">
            <text:p>66.9</text:p>
          </table:table-cell>
          <table:table-cell table:style-name="ce40"/>
          <table:table-cell office:value-type="float" office:value="44.311499999999995" table:style-name="ce40">
            <text:p>44.3</text:p>
          </table:table-cell>
          <table:table-cell table:style-name="ce40"/>
          <table:table-cell office:value-type="float" office:value="35.643000000000001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81.973200000000006" table:style-name="ce40">
            <text:p>82.0</text:p>
          </table:table-cell>
          <table:table-cell table:style-name="ce40"/>
          <table:table-cell office:value-type="float" office:value="74.829000000000008" table:style-name="ce40">
            <text:p>74.8</text:p>
          </table:table-cell>
          <table:table-cell table:style-name="ce40"/>
          <table:table-cell office:value-type="float" office:value="50.294799999999995" table:style-name="ce40">
            <text:p>50.3</text:p>
          </table:table-cell>
          <table:table-cell table:style-name="ce40"/>
          <table:table-cell office:value-type="float" office:value="39.637699999999995" table:style-name="ce40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75.067599999999999" table:style-name="ce40">
            <text:p>75.1</text:p>
          </table:table-cell>
          <table:table-cell table:style-name="ce40"/>
          <table:table-cell office:value-type="float" office:value="66.366399999999999" table:style-name="ce40">
            <text:p>66.4</text:p>
          </table:table-cell>
          <table:table-cell table:style-name="ce40"/>
          <table:table-cell office:value-type="float" office:value="41.680499999999995" table:style-name="ce40">
            <text:p>41.7</text:p>
          </table:table-cell>
          <table:table-cell table:style-name="ce40"/>
          <table:table-cell office:value-type="float" office:value="31.6282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79.103700000000003" table:style-name="ce40">
            <text:p>79.1</text:p>
          </table:table-cell>
          <table:table-cell table:style-name="ce40"/>
          <table:table-cell office:value-type="float" office:value="73.791499999999999" table:style-name="ce40">
            <text:p>73.8</text:p>
          </table:table-cell>
          <table:table-cell table:style-name="ce40"/>
          <table:table-cell office:value-type="float" office:value="51.878" table:style-name="ce40">
            <text:p>51.9</text:p>
          </table:table-cell>
          <table:table-cell table:style-name="ce40"/>
          <table:table-cell office:value-type="float" office:value="39.082000000000001" table:style-name="ce40">
            <text:p>3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74.751999999999995" table:style-name="ce40">
            <text:p>74.8</text:p>
          </table:table-cell>
          <table:table-cell table:style-name="ce40"/>
          <table:table-cell office:value-type="float" office:value="68.524200000000008" table:style-name="ce40">
            <text:p>68.5</text:p>
          </table:table-cell>
          <table:table-cell table:style-name="ce40"/>
          <table:table-cell office:value-type="float" office:value="44.849299999999999" table:style-name="ce40">
            <text:p>44.8</text:p>
          </table:table-cell>
          <table:table-cell table:style-name="ce40"/>
          <table:table-cell office:value-type="float" office:value="32.2866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81.35090000000001" table:style-name="ce40">
            <text:p>81.4</text:p>
          </table:table-cell>
          <table:table-cell table:style-name="ce40"/>
          <table:table-cell office:value-type="float" office:value="74.361000000000004" table:style-name="ce40">
            <text:p>74.4</text:p>
          </table:table-cell>
          <table:table-cell table:style-name="ce40"/>
          <table:table-cell office:value-type="float" office:value="48.318199999999997" table:style-name="ce40">
            <text:p>48.3</text:p>
          </table:table-cell>
          <table:table-cell table:style-name="ce40"/>
          <table:table-cell office:value-type="float" office:value="39.462800000000001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90.256900000000002" table:style-name="ce40">
            <text:p>90.3</text:p>
          </table:table-cell>
          <table:table-cell table:style-name="ce40"/>
          <table:table-cell office:value-type="float" office:value="83.821100000000001" table:style-name="ce40">
            <text:p>83.8</text:p>
          </table:table-cell>
          <table:table-cell table:style-name="ce40"/>
          <table:table-cell office:value-type="float" office:value="59.550499999999992" table:style-name="ce40">
            <text:p>59.6</text:p>
          </table:table-cell>
          <table:table-cell table:style-name="ce40"/>
          <table:table-cell office:value-type="float" office:value="45.581299999999999" table:style-name="ce40">
            <text:p>4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83.240099999999998" table:style-name="ce40">
            <text:p>83.2</text:p>
          </table:table-cell>
          <table:table-cell table:style-name="ce40"/>
          <table:table-cell office:value-type="float" office:value="77.519199999999998" table:style-name="ce40">
            <text:p>77.5</text:p>
          </table:table-cell>
          <table:table-cell table:style-name="ce40"/>
          <table:table-cell office:value-type="float" office:value="53.829400000000007" table:style-name="ce40">
            <text:p>53.8</text:p>
          </table:table-cell>
          <table:table-cell table:style-name="ce40"/>
          <table:table-cell office:value-type="float" office:value="40.744900000000001" table:style-name="ce40">
            <text:p>4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71.495800000000003" table:style-name="ce40">
            <text:p>71.5</text:p>
          </table:table-cell>
          <table:table-cell table:style-name="ce40"/>
          <table:table-cell office:value-type="float" office:value="63.803699999999999" table:style-name="ce40">
            <text:p>63.8</text:p>
          </table:table-cell>
          <table:table-cell table:style-name="ce40"/>
          <table:table-cell office:value-type="float" office:value="44.609300000000005" table:style-name="ce40">
            <text:p>44.6</text:p>
          </table:table-cell>
          <table:table-cell table:style-name="ce40"/>
          <table:table-cell office:value-type="float" office:value="32.736499999999999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90.354100000000003" table:style-name="ce40">
            <text:p>90.4</text:p>
          </table:table-cell>
          <table:table-cell table:style-name="ce40"/>
          <table:table-cell office:value-type="float" office:value="86.945799999999991" table:style-name="ce40">
            <text:p>86.9</text:p>
          </table:table-cell>
          <table:table-cell table:style-name="ce40"/>
          <table:table-cell office:value-type="float" office:value="65.3626" table:style-name="ce40">
            <text:p>65.4</text:p>
          </table:table-cell>
          <table:table-cell table:style-name="ce40"/>
          <table:table-cell office:value-type="float" office:value="53.031199999999998" table:style-name="ce40">
            <text:p>5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78.493600000000001" table:style-name="ce40">
            <text:p>78.5</text:p>
          </table:table-cell>
          <table:table-cell table:style-name="ce40"/>
          <table:table-cell office:value-type="float" office:value="70.940300000000008" table:style-name="ce40">
            <text:p>70.9</text:p>
          </table:table-cell>
          <table:table-cell table:style-name="ce40"/>
          <table:table-cell office:value-type="float" office:value="42.330199999999998" table:style-name="ce40">
            <text:p>42.3</text:p>
          </table:table-cell>
          <table:table-cell table:style-name="ce40"/>
          <table:table-cell office:value-type="float" office:value="33.673199999999994" table:style-name="ce40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79.111000000000004" table:style-name="ce40">
            <text:p>79.1</text:p>
          </table:table-cell>
          <table:table-cell table:style-name="ce40"/>
          <table:table-cell office:value-type="float" office:value="74.194299999999998" table:style-name="ce40">
            <text:p>74.2</text:p>
          </table:table-cell>
          <table:table-cell table:style-name="ce40"/>
          <table:table-cell office:value-type="float" office:value="53.3996" table:style-name="ce40">
            <text:p>53.4</text:p>
          </table:table-cell>
          <table:table-cell table:style-name="ce40"/>
          <table:table-cell office:value-type="float" office:value="39.677" table:style-name="ce40">
            <text:p>39.7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82.777199999999993" table:style-name="ce29">
            <text:p>82.8</text:p>
          </table:table-cell>
          <table:table-cell table:style-name="ce29"/>
          <table:table-cell office:value-type="float" office:value="74.447200000000009" table:style-name="ce29">
            <text:p>74.4</text:p>
          </table:table-cell>
          <table:table-cell table:style-name="ce29"/>
          <table:table-cell office:value-type="float" office:value="49.581199999999995" table:style-name="ce29">
            <text:p>49.6</text:p>
          </table:table-cell>
          <table:table-cell table:style-name="ce29"/>
          <table:table-cell office:value-type="float" office:value="36.794399999999996" table:style-name="ce29">
            <text:p>36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85.188400000000001" table:style-name="ce35">
            <text:p>85.2</text:p>
          </table:table-cell>
          <table:table-cell table:style-name="ce35"/>
          <table:table-cell office:value-type="float" office:value="75.032600000000002" table:style-name="ce35">
            <text:p>75.0</text:p>
          </table:table-cell>
          <table:table-cell table:style-name="ce35"/>
          <table:table-cell office:value-type="float" office:value="49.437999999999995" table:style-name="ce35">
            <text:p>49.4</text:p>
          </table:table-cell>
          <table:table-cell table:style-name="ce35"/>
          <table:table-cell office:value-type="float" office:value="35.526699999999998" table:style-name="ce35">
            <text:p>3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87.308199999999999" table:style-name="ce35">
            <text:p>87.3</text:p>
          </table:table-cell>
          <table:table-cell table:style-name="ce35"/>
          <table:table-cell office:value-type="float" office:value="81.211999999999989" table:style-name="ce35">
            <text:p>81.2</text:p>
          </table:table-cell>
          <table:table-cell table:style-name="ce35"/>
          <table:table-cell office:value-type="float" office:value="61.204999999999998" table:style-name="ce35">
            <text:p>61.2</text:p>
          </table:table-cell>
          <table:table-cell table:style-name="ce35"/>
          <table:table-cell office:value-type="float" office:value="47.2256" table:style-name="ce35">
            <text:p>47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86.394599999999997" table:style-name="ce35">
            <text:p>86.4</text:p>
          </table:table-cell>
          <table:table-cell table:style-name="ce35"/>
          <table:table-cell office:value-type="float" office:value="78.602800000000002" table:style-name="ce35">
            <text:p>78.6</text:p>
          </table:table-cell>
          <table:table-cell table:style-name="ce35"/>
          <table:table-cell office:value-type="float" office:value="53.304200000000002" table:style-name="ce35">
            <text:p>53.3</text:p>
          </table:table-cell>
          <table:table-cell table:style-name="ce35"/>
          <table:table-cell office:value-type="float" office:value="40.5197" table:style-name="ce35">
            <text:p>40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76.756799999999998" table:style-name="ce35">
            <text:p>76.8</text:p>
          </table:table-cell>
          <table:table-cell table:style-name="ce35"/>
          <table:table-cell office:value-type="float" office:value="64.287399999999991" table:style-name="ce35">
            <text:p>64.3</text:p>
          </table:table-cell>
          <table:table-cell table:style-name="ce35"/>
          <table:table-cell office:value-type="float" office:value="39.528300000000002" table:style-name="ce35">
            <text:p>39.5</text:p>
          </table:table-cell>
          <table:table-cell table:style-name="ce35"/>
          <table:table-cell office:value-type="float" office:value="29.895500000000002" table:style-name="ce35">
            <text:p>29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84.072400000000002" table:style-name="ce35">
            <text:p>84.1</text:p>
          </table:table-cell>
          <table:table-cell table:style-name="ce35"/>
          <table:table-cell office:value-type="float" office:value="75.893000000000001" table:style-name="ce35">
            <text:p>75.9</text:p>
          </table:table-cell>
          <table:table-cell table:style-name="ce35"/>
          <table:table-cell office:value-type="float" office:value="47.704999999999998" table:style-name="ce35">
            <text:p>47.7</text:p>
          </table:table-cell>
          <table:table-cell table:style-name="ce35"/>
          <table:table-cell office:value-type="float" office:value="34.696800000000003" table:style-name="ce35">
            <text:p>34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86.90870000000001" table:style-name="ce35">
            <text:p>86.9</text:p>
          </table:table-cell>
          <table:table-cell table:style-name="ce35"/>
          <table:table-cell office:value-type="float" office:value="80.067800000000005" table:style-name="ce35">
            <text:p>80.1</text:p>
          </table:table-cell>
          <table:table-cell table:style-name="ce35"/>
          <table:table-cell office:value-type="float" office:value="56.251899999999999" table:style-name="ce35">
            <text:p>56.3</text:p>
          </table:table-cell>
          <table:table-cell table:style-name="ce35"/>
          <table:table-cell office:value-type="float" office:value="41.993299999999998" table:style-name="ce35">
            <text:p>42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85.2517" table:style-name="ce35">
            <text:p>85.3</text:p>
          </table:table-cell>
          <table:table-cell table:style-name="ce35"/>
          <table:table-cell office:value-type="float" office:value="76.091899999999995" table:style-name="ce35">
            <text:p>76.1</text:p>
          </table:table-cell>
          <table:table-cell table:style-name="ce35"/>
          <table:table-cell office:value-type="float" office:value="56.347999999999999" table:style-name="ce35">
            <text:p>56.3</text:p>
          </table:table-cell>
          <table:table-cell table:style-name="ce35"/>
          <table:table-cell office:value-type="float" office:value="43.923999999999999" table:style-name="ce35">
            <text:p>4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69.687799999999996" table:style-name="ce35">
            <text:p>69.7</text:p>
          </table:table-cell>
          <table:table-cell table:style-name="ce35"/>
          <table:table-cell office:value-type="float" office:value="63.878500000000003" table:style-name="ce35">
            <text:p>63.9</text:p>
          </table:table-cell>
          <table:table-cell table:style-name="ce35"/>
          <table:table-cell office:value-type="float" office:value="38.586100000000002" table:style-name="ce35">
            <text:p>38.6</text:p>
          </table:table-cell>
          <table:table-cell table:style-name="ce35"/>
          <table:table-cell office:value-type="float" office:value="28.368900000000004" table:style-name="ce35">
            <text:p>28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80.920400000000001" table:style-name="ce35">
            <text:p>80.9</text:p>
          </table:table-cell>
          <table:table-cell table:style-name="ce35"/>
          <table:table-cell office:value-type="float" office:value="73.179099999999991" table:style-name="ce35">
            <text:p>73.2</text:p>
          </table:table-cell>
          <table:table-cell table:style-name="ce35"/>
          <table:table-cell office:value-type="float" office:value="50.1935" table:style-name="ce35">
            <text:p>50.2</text:p>
          </table:table-cell>
          <table:table-cell table:style-name="ce35"/>
          <table:table-cell office:value-type="float" office:value="40.333799999999997" table:style-name="ce35">
            <text:p>40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82.512700000000009" table:style-name="ce35">
            <text:p>82.5</text:p>
          </table:table-cell>
          <table:table-cell table:style-name="ce35"/>
          <table:table-cell office:value-type="float" office:value="73.077200000000005" table:style-name="ce35">
            <text:p>73.1</text:p>
          </table:table-cell>
          <table:table-cell table:style-name="ce35"/>
          <table:table-cell office:value-type="float" office:value="50.656500000000001" table:style-name="ce35">
            <text:p>50.7</text:p>
          </table:table-cell>
          <table:table-cell table:style-name="ce35"/>
          <table:table-cell office:value-type="float" office:value="38.313199999999995" table:style-name="ce35">
            <text:p>38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83.933000000000007" table:style-name="ce35">
            <text:p>83.9</text:p>
          </table:table-cell>
          <table:table-cell table:style-name="ce35"/>
          <table:table-cell office:value-type="float" office:value="74.455300000000008" table:style-name="ce35">
            <text:p>74.5</text:p>
          </table:table-cell>
          <table:table-cell table:style-name="ce35"/>
          <table:table-cell office:value-type="float" office:value="47.9696" table:style-name="ce35">
            <text:p>48.0</text:p>
          </table:table-cell>
          <table:table-cell table:style-name="ce35"/>
          <table:table-cell office:value-type="float" office:value="36.512699999999995" table:style-name="ce35">
            <text:p>36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85.487800000000007" table:style-name="ce35">
            <text:p>85.5</text:p>
          </table:table-cell>
          <table:table-cell table:style-name="ce35"/>
          <table:table-cell office:value-type="float" office:value="77.591399999999993" table:style-name="ce35">
            <text:p>77.6</text:p>
          </table:table-cell>
          <table:table-cell table:style-name="ce35"/>
          <table:table-cell office:value-type="float" office:value="48.160899999999998" table:style-name="ce35">
            <text:p>48.2</text:p>
          </table:table-cell>
          <table:table-cell table:style-name="ce35"/>
          <table:table-cell office:value-type="float" office:value="34.1205" table:style-name="ce35">
            <text:p>3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81.156399999999991" table:style-name="ce35">
            <text:p>81.2</text:p>
          </table:table-cell>
          <table:table-cell table:style-name="ce35"/>
          <table:table-cell office:value-type="float" office:value="72.066100000000006" table:style-name="ce35">
            <text:p>72.1</text:p>
          </table:table-cell>
          <table:table-cell table:style-name="ce35"/>
          <table:table-cell office:value-type="float" office:value="46.444600000000001" table:style-name="ce35">
            <text:p>46.4</text:p>
          </table:table-cell>
          <table:table-cell table:style-name="ce35"/>
          <table:table-cell office:value-type="float" office:value="31.852399999999996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83.042400000000001" table:style-name="ce40">
            <text:p>83.0</text:p>
          </table:table-cell>
          <table:table-cell table:style-name="ce40"/>
          <table:table-cell office:value-type="float" office:value="74.868800000000007" table:style-name="ce40">
            <text:p>74.9</text:p>
          </table:table-cell>
          <table:table-cell table:style-name="ce40"/>
          <table:table-cell office:value-type="float" office:value="47.598400000000005" table:style-name="ce40">
            <text:p>47.6</text:p>
          </table:table-cell>
          <table:table-cell table:style-name="ce40"/>
          <table:table-cell office:value-type="float" office:value="34.250599999999999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85.590299999999999" table:style-name="ce40">
            <text:p>85.6</text:p>
          </table:table-cell>
          <table:table-cell table:style-name="ce40"/>
          <table:table-cell office:value-type="float" office:value="76.681299999999993" table:style-name="ce40">
            <text:p>76.7</text:p>
          </table:table-cell>
          <table:table-cell table:style-name="ce40"/>
          <table:table-cell office:value-type="float" office:value="48.722999999999999" table:style-name="ce40">
            <text:p>48.7</text:p>
          </table:table-cell>
          <table:table-cell table:style-name="ce40"/>
          <table:table-cell office:value-type="float" office:value="30.686200000000003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78.803399999999996" table:style-name="ce40">
            <text:p>78.8</text:p>
          </table:table-cell>
          <table:table-cell table:style-name="ce40"/>
          <table:table-cell office:value-type="float" office:value="68.383400000000009" table:style-name="ce40">
            <text:p>68.4</text:p>
          </table:table-cell>
          <table:table-cell table:style-name="ce40"/>
          <table:table-cell office:value-type="float" office:value="43.461300000000001" table:style-name="ce40">
            <text:p>43.5</text:p>
          </table:table-cell>
          <table:table-cell table:style-name="ce40"/>
          <table:table-cell office:value-type="float" office:value="31.049500000000002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77.595299999999995" table:style-name="ce40">
            <text:p>77.6</text:p>
          </table:table-cell>
          <table:table-cell table:style-name="ce40"/>
          <table:table-cell office:value-type="float" office:value="67.921700000000001" table:style-name="ce40">
            <text:p>67.9</text:p>
          </table:table-cell>
          <table:table-cell table:style-name="ce40"/>
          <table:table-cell office:value-type="float" office:value="45.125799999999998" table:style-name="ce40">
            <text:p>45.1</text:p>
          </table:table-cell>
          <table:table-cell table:style-name="ce40"/>
          <table:table-cell office:value-type="float" office:value="30.135299999999997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79.5702" table:style-name="ce35">
            <text:p>79.6</text:p>
          </table:table-cell>
          <table:table-cell table:style-name="ce35"/>
          <table:table-cell office:value-type="float" office:value="70.731200000000001" table:style-name="ce35">
            <text:p>70.7</text:p>
          </table:table-cell>
          <table:table-cell table:style-name="ce35"/>
          <table:table-cell office:value-type="float" office:value="47.020600000000002" table:style-name="ce35">
            <text:p>47.0</text:p>
          </table:table-cell>
          <table:table-cell table:style-name="ce35"/>
          <table:table-cell office:value-type="float" office:value="35.754000000000005" table:style-name="ce35">
            <text:p>35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77.085999999999999" table:style-name="ce40">
            <text:p>77.1</text:p>
          </table:table-cell>
          <table:table-cell table:style-name="ce40"/>
          <table:table-cell office:value-type="float" office:value="69.904899999999998" table:style-name="ce40">
            <text:p>69.9</text:p>
          </table:table-cell>
          <table:table-cell table:style-name="ce40"/>
          <table:table-cell office:value-type="float" office:value="47.426600000000001" table:style-name="ce40">
            <text:p>47.4</text:p>
          </table:table-cell>
          <table:table-cell table:style-name="ce40"/>
          <table:table-cell office:value-type="float" office:value="34.591200000000001" table:style-name="ce40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77.959599999999995" table:style-name="ce40">
            <text:p>78.0</text:p>
          </table:table-cell>
          <table:table-cell table:style-name="ce40"/>
          <table:table-cell office:value-type="float" office:value="67.7119" table:style-name="ce40">
            <text:p>67.7</text:p>
          </table:table-cell>
          <table:table-cell table:style-name="ce40"/>
          <table:table-cell office:value-type="float" office:value="46.618300000000005" table:style-name="ce40">
            <text:p>46.6</text:p>
          </table:table-cell>
          <table:table-cell table:style-name="ce40"/>
          <table:table-cell office:value-type="float" office:value="34.026600000000002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81.311000000000007" table:style-name="ce40">
            <text:p>81.3</text:p>
          </table:table-cell>
          <table:table-cell table:style-name="ce40"/>
          <table:table-cell office:value-type="float" office:value="73.1935" table:style-name="ce40">
            <text:p>73.2</text:p>
          </table:table-cell>
          <table:table-cell table:style-name="ce40"/>
          <table:table-cell office:value-type="float" office:value="49.058900000000001" table:style-name="ce40">
            <text:p>49.1</text:p>
          </table:table-cell>
          <table:table-cell table:style-name="ce40"/>
          <table:table-cell office:value-type="float" office:value="37.210799999999999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79.908699999999996" table:style-name="ce40">
            <text:p>79.9</text:p>
          </table:table-cell>
          <table:table-cell table:style-name="ce40"/>
          <table:table-cell office:value-type="float" office:value="70.828699999999998" table:style-name="ce40">
            <text:p>70.8</text:p>
          </table:table-cell>
          <table:table-cell table:style-name="ce40"/>
          <table:table-cell office:value-type="float" office:value="47.343400000000003" table:style-name="ce40">
            <text:p>47.3</text:p>
          </table:table-cell>
          <table:table-cell table:style-name="ce40"/>
          <table:table-cell office:value-type="float" office:value="38.114199999999997" table:style-name="ce40">
            <text:p>3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80.782499999999999" table:style-name="ce40">
            <text:p>80.8</text:p>
          </table:table-cell>
          <table:table-cell table:style-name="ce40"/>
          <table:table-cell office:value-type="float" office:value="71.365499999999997" table:style-name="ce40">
            <text:p>71.4</text:p>
          </table:table-cell>
          <table:table-cell table:style-name="ce40"/>
          <table:table-cell office:value-type="float" office:value="45.476100000000002" table:style-name="ce40">
            <text:p>45.5</text:p>
          </table:table-cell>
          <table:table-cell table:style-name="ce40"/>
          <table:table-cell office:value-type="float" office:value="35.090600000000002" table:style-name="ce40">
            <text:p>3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82.884500000000003" table:style-name="ce35">
            <text:p>82.9</text:p>
          </table:table-cell>
          <table:table-cell table:style-name="ce35"/>
          <table:table-cell office:value-type="float" office:value="73.9161" table:style-name="ce35">
            <text:p>73.9</text:p>
          </table:table-cell>
          <table:table-cell table:style-name="ce35"/>
          <table:table-cell office:value-type="float" office:value="48.187799999999996" table:style-name="ce35">
            <text:p>48.2</text:p>
          </table:table-cell>
          <table:table-cell table:style-name="ce35"/>
          <table:table-cell office:value-type="float" office:value="34.950499999999998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84.710999999999999" table:style-name="ce40">
            <text:p>84.7</text:p>
          </table:table-cell>
          <table:table-cell table:style-name="ce40"/>
          <table:table-cell office:value-type="float" office:value="72.901499999999999" table:style-name="ce40">
            <text:p>72.9</text:p>
          </table:table-cell>
          <table:table-cell table:style-name="ce40"/>
          <table:table-cell office:value-type="float" office:value="41.767299999999999" table:style-name="ce40">
            <text:p>41.8</text:p>
          </table:table-cell>
          <table:table-cell table:style-name="ce40"/>
          <table:table-cell office:value-type="float" office:value="30.308600000000002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80.936700000000002" table:style-name="ce40">
            <text:p>80.9</text:p>
          </table:table-cell>
          <table:table-cell table:style-name="ce40"/>
          <table:table-cell office:value-type="float" office:value="71.293700000000001" table:style-name="ce40">
            <text:p>71.3</text:p>
          </table:table-cell>
          <table:table-cell table:style-name="ce40"/>
          <table:table-cell office:value-type="float" office:value="42.3782" table:style-name="ce40">
            <text:p>42.4</text:p>
          </table:table-cell>
          <table:table-cell table:style-name="ce40"/>
          <table:table-cell office:value-type="float" office:value="29.317399999999999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81.279800000000009" table:style-name="ce40">
            <text:p>81.3</text:p>
          </table:table-cell>
          <table:table-cell table:style-name="ce40"/>
          <table:table-cell office:value-type="float" office:value="68.391000000000005" table:style-name="ce40">
            <text:p>68.4</text:p>
          </table:table-cell>
          <table:table-cell table:style-name="ce40"/>
          <table:table-cell office:value-type="float" office:value="43.9953" table:style-name="ce40">
            <text:p>44.0</text:p>
          </table:table-cell>
          <table:table-cell table:style-name="ce40"/>
          <table:table-cell office:value-type="float" office:value="31.666100000000004" table:style-name="ce40">
            <text:p>3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82.490600000000001" table:style-name="ce40">
            <text:p>82.5</text:p>
          </table:table-cell>
          <table:table-cell table:style-name="ce40"/>
          <table:table-cell office:value-type="float" office:value="73.119599999999991" table:style-name="ce40">
            <text:p>73.1</text:p>
          </table:table-cell>
          <table:table-cell table:style-name="ce40"/>
          <table:table-cell office:value-type="float" office:value="49.778099999999995" table:style-name="ce40">
            <text:p>49.8</text:p>
          </table:table-cell>
          <table:table-cell table:style-name="ce40"/>
          <table:table-cell office:value-type="float" office:value="34.019100000000002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83.033999999999992" table:style-name="ce40">
            <text:p>83.0</text:p>
          </table:table-cell>
          <table:table-cell table:style-name="ce40"/>
          <table:table-cell office:value-type="float" office:value="76.668599999999998" table:style-name="ce40">
            <text:p>76.7</text:p>
          </table:table-cell>
          <table:table-cell table:style-name="ce40"/>
          <table:table-cell office:value-type="float" office:value="56.950800000000001" table:style-name="ce40">
            <text:p>57.0</text:p>
          </table:table-cell>
          <table:table-cell table:style-name="ce40"/>
          <table:table-cell office:value-type="float" office:value="43.274000000000001" table:style-name="ce40">
            <text:p>4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82.250500000000002" table:style-name="ce40">
            <text:p>82.3</text:p>
          </table:table-cell>
          <table:table-cell table:style-name="ce40"/>
          <table:table-cell office:value-type="float" office:value="75.935600000000008" table:style-name="ce40">
            <text:p>75.9</text:p>
          </table:table-cell>
          <table:table-cell table:style-name="ce40"/>
          <table:table-cell office:value-type="float" office:value="53.292899999999996" table:style-name="ce40">
            <text:p>53.3</text:p>
          </table:table-cell>
          <table:table-cell table:style-name="ce40"/>
          <table:table-cell office:value-type="float" office:value="38.881599999999999" table:style-name="ce40">
            <text:p>38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79.103500000000011" table:style-name="ce40">
            <text:p>79.1</text:p>
          </table:table-cell>
          <table:table-cell table:style-name="ce40"/>
          <table:table-cell office:value-type="float" office:value="73.147599999999997" table:style-name="ce40">
            <text:p>73.1</text:p>
          </table:table-cell>
          <table:table-cell table:style-name="ce40"/>
          <table:table-cell office:value-type="float" office:value="48.180499999999995" table:style-name="ce40">
            <text:p>48.2</text:p>
          </table:table-cell>
          <table:table-cell table:style-name="ce40"/>
          <table:table-cell office:value-type="float" office:value="35.184599999999996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85.742499999999993" table:style-name="ce40">
            <text:p>85.7</text:p>
          </table:table-cell>
          <table:table-cell table:style-name="ce40"/>
          <table:table-cell office:value-type="float" office:value="75.850799999999992" table:style-name="ce40">
            <text:p>75.9</text:p>
          </table:table-cell>
          <table:table-cell table:style-name="ce40"/>
          <table:table-cell office:value-type="float" office:value="51.937199999999997" table:style-name="ce40">
            <text:p>51.9</text:p>
          </table:table-cell>
          <table:table-cell table:style-name="ce40"/>
          <table:table-cell office:value-type="float" office:value="39.871200000000002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6.068600000000004" table:style-name="ce40">
            <text:p>76.1</text:p>
          </table:table-cell>
          <table:table-cell table:style-name="ce40"/>
          <table:table-cell office:value-type="float" office:value="67.44250000000001" table:style-name="ce40">
            <text:p>67.4</text:p>
          </table:table-cell>
          <table:table-cell table:style-name="ce40"/>
          <table:table-cell office:value-type="float" office:value="43.357199999999999" table:style-name="ce40">
            <text:p>43.4</text:p>
          </table:table-cell>
          <table:table-cell table:style-name="ce40"/>
          <table:table-cell office:value-type="float" office:value="29.6632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87.396000000000001" table:style-name="ce40">
            <text:p>87.4</text:p>
          </table:table-cell>
          <table:table-cell table:style-name="ce40"/>
          <table:table-cell office:value-type="float" office:value="79.072299999999998" table:style-name="ce40">
            <text:p>79.1</text:p>
          </table:table-cell>
          <table:table-cell table:style-name="ce40"/>
          <table:table-cell office:value-type="float" office:value="47.618100000000005" table:style-name="ce40">
            <text:p>47.6</text:p>
          </table:table-cell>
          <table:table-cell table:style-name="ce40"/>
          <table:table-cell office:value-type="float" office:value="32.496700000000004" table:style-name="ce40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84.804999999999993" table:style-name="ce40">
            <text:p>84.8</text:p>
          </table:table-cell>
          <table:table-cell table:style-name="ce40"/>
          <table:table-cell office:value-type="float" office:value="78.505600000000001" table:style-name="ce40">
            <text:p>78.5</text:p>
          </table:table-cell>
          <table:table-cell table:style-name="ce40"/>
          <table:table-cell office:value-type="float" office:value="54.253599999999999" table:style-name="ce40">
            <text:p>54.3</text:p>
          </table:table-cell>
          <table:table-cell table:style-name="ce40"/>
          <table:table-cell office:value-type="float" office:value="41.276299999999999" table:style-name="ce40">
            <text:p>4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81.934200000000004" table:style-name="ce35">
            <text:p>81.9</text:p>
          </table:table-cell>
          <table:table-cell table:style-name="ce35"/>
          <table:table-cell office:value-type="float" office:value="73.279899999999998" table:style-name="ce35">
            <text:p>73.3</text:p>
          </table:table-cell>
          <table:table-cell table:style-name="ce35"/>
          <table:table-cell office:value-type="float" office:value="48.621900000000004" table:style-name="ce35">
            <text:p>48.6</text:p>
          </table:table-cell>
          <table:table-cell table:style-name="ce35"/>
          <table:table-cell office:value-type="float" office:value="36.554700000000004" table:style-name="ce35">
            <text:p>36.6</text:p>
          </table:table-cell>
          <table:table-cell table:number-columns-repeated="16375"/>
        </table:table-row>
        <table:table-row table:style-name="ro9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80.207300000000004" table:style-name="ce40">
            <text:p>80.2</text:p>
          </table:table-cell>
          <table:table-cell table:style-name="ce40"/>
          <table:table-cell office:value-type="float" office:value="69.138800000000003" table:style-name="ce40">
            <text:p>69.1</text:p>
          </table:table-cell>
          <table:table-cell table:style-name="ce40"/>
          <table:table-cell office:value-type="float" office:value="44.075800000000001" table:style-name="ce40">
            <text:p>44.1</text:p>
          </table:table-cell>
          <table:table-cell table:style-name="ce40"/>
          <table:table-cell office:value-type="float" office:value="34.061500000000002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86.361500000000007" table:style-name="ce40">
            <text:p>86.4</text:p>
          </table:table-cell>
          <table:table-cell table:style-name="ce40"/>
          <table:table-cell office:value-type="float" office:value="77.00439999999999" table:style-name="ce40">
            <text:p>77.0</text:p>
          </table:table-cell>
          <table:table-cell table:style-name="ce40"/>
          <table:table-cell office:value-type="float" office:value="56.660200000000003" table:style-name="ce40">
            <text:p>56.7</text:p>
          </table:table-cell>
          <table:table-cell table:style-name="ce40"/>
          <table:table-cell office:value-type="float" office:value="43.5032" table:style-name="ce40">
            <text:p>4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81.482900000000001" table:style-name="ce40">
            <text:p>81.5</text:p>
          </table:table-cell>
          <table:table-cell table:style-name="ce40"/>
          <table:table-cell office:value-type="float" office:value="70.734200000000001" table:style-name="ce40">
            <text:p>70.7</text:p>
          </table:table-cell>
          <table:table-cell table:style-name="ce40"/>
          <table:table-cell office:value-type="float" office:value="46.1175" table:style-name="ce40">
            <text:p>46.1</text:p>
          </table:table-cell>
          <table:table-cell table:style-name="ce40"/>
          <table:table-cell office:value-type="float" office:value="34.014600000000002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83.760400000000004" table:style-name="ce40">
            <text:p>83.8</text:p>
          </table:table-cell>
          <table:table-cell table:style-name="ce40"/>
          <table:table-cell office:value-type="float" office:value="75.553200000000004" table:style-name="ce40">
            <text:p>75.6</text:p>
          </table:table-cell>
          <table:table-cell table:style-name="ce40"/>
          <table:table-cell office:value-type="float" office:value="53.960699999999996" table:style-name="ce40">
            <text:p>54.0</text:p>
          </table:table-cell>
          <table:table-cell table:style-name="ce40"/>
          <table:table-cell office:value-type="float" office:value="42.058900000000001" table:style-name="ce40">
            <text:p>4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74.416000000000011" table:style-name="ce40">
            <text:p>74.4</text:p>
          </table:table-cell>
          <table:table-cell table:style-name="ce40"/>
          <table:table-cell office:value-type="float" office:value="64.002800000000008" table:style-name="ce40">
            <text:p>64.0</text:p>
          </table:table-cell>
          <table:table-cell table:style-name="ce40"/>
          <table:table-cell office:value-type="float" office:value="43.755099999999999" table:style-name="ce40">
            <text:p>43.8</text:p>
          </table:table-cell>
          <table:table-cell table:style-name="ce40"/>
          <table:table-cell office:value-type="float" office:value="30.813700000000001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81.147899999999993" table:style-name="ce40">
            <text:p>81.1</text:p>
          </table:table-cell>
          <table:table-cell table:style-name="ce40"/>
          <table:table-cell office:value-type="float" office:value="73.313800000000001" table:style-name="ce40">
            <text:p>73.3</text:p>
          </table:table-cell>
          <table:table-cell table:style-name="ce40"/>
          <table:table-cell office:value-type="float" office:value="43.542400000000001" table:style-name="ce40">
            <text:p>43.5</text:p>
          </table:table-cell>
          <table:table-cell table:style-name="ce40"/>
          <table:table-cell office:value-type="float" office:value="31.609100000000002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82.240300000000005" table:style-name="ce40">
            <text:p>82.2</text:p>
          </table:table-cell>
          <table:table-cell table:style-name="ce40"/>
          <table:table-cell office:value-type="float" office:value="74.321300000000008" table:style-name="ce40">
            <text:p>74.3</text:p>
          </table:table-cell>
          <table:table-cell table:style-name="ce40"/>
          <table:table-cell office:value-type="float" office:value="45.034400000000005" table:style-name="ce40">
            <text:p>45.0</text:p>
          </table:table-cell>
          <table:table-cell table:style-name="ce40"/>
          <table:table-cell office:value-type="float" office:value="35.550199999999997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84.1999" table:style-name="ce40">
            <text:p>84.2</text:p>
          </table:table-cell>
          <table:table-cell table:style-name="ce40"/>
          <table:table-cell office:value-type="float" office:value="76.134199999999993" table:style-name="ce40">
            <text:p>76.1</text:p>
          </table:table-cell>
          <table:table-cell table:style-name="ce40"/>
          <table:table-cell office:value-type="float" office:value="55.190700000000007" table:style-name="ce40">
            <text:p>55.2</text:p>
          </table:table-cell>
          <table:table-cell table:style-name="ce40"/>
          <table:table-cell office:value-type="float" office:value="42.702100000000002" table:style-name="ce40">
            <text:p>4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77.7286" table:style-name="ce40">
            <text:p>77.7</text:p>
          </table:table-cell>
          <table:table-cell table:style-name="ce40"/>
          <table:table-cell office:value-type="float" office:value="68.712599999999995" table:style-name="ce40">
            <text:p>68.7</text:p>
          </table:table-cell>
          <table:table-cell table:style-name="ce40"/>
          <table:table-cell office:value-type="float" office:value="44.4437" table:style-name="ce40">
            <text:p>44.4</text:p>
          </table:table-cell>
          <table:table-cell table:style-name="ce40"/>
          <table:table-cell office:value-type="float" office:value="34.037399999999998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79.603099999999998" table:style-name="ce40">
            <text:p>79.6</text:p>
          </table:table-cell>
          <table:table-cell table:style-name="ce40"/>
          <table:table-cell office:value-type="float" office:value="72.8797" table:style-name="ce40">
            <text:p>72.9</text:p>
          </table:table-cell>
          <table:table-cell table:style-name="ce40"/>
          <table:table-cell office:value-type="float" office:value="50.605400000000003" table:style-name="ce40">
            <text:p>50.6</text:p>
          </table:table-cell>
          <table:table-cell table:style-name="ce40"/>
          <table:table-cell office:value-type="float" office:value="36.183300000000003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84.38839999999999" table:style-name="ce40">
            <text:p>84.4</text:p>
          </table:table-cell>
          <table:table-cell table:style-name="ce40"/>
          <table:table-cell office:value-type="float" office:value="76.202600000000004" table:style-name="ce40">
            <text:p>76.2</text:p>
          </table:table-cell>
          <table:table-cell table:style-name="ce40"/>
          <table:table-cell office:value-type="float" office:value="47.238999999999997" table:style-name="ce40">
            <text:p>47.2</text:p>
          </table:table-cell>
          <table:table-cell table:style-name="ce40"/>
          <table:table-cell office:value-type="float" office:value="35.158699999999996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86.128399999999999" table:style-name="ce40">
            <text:p>86.1</text:p>
          </table:table-cell>
          <table:table-cell table:style-name="ce40"/>
          <table:table-cell office:value-type="float" office:value="79.115899999999996" table:style-name="ce40">
            <text:p>79.1</text:p>
          </table:table-cell>
          <table:table-cell table:style-name="ce40"/>
          <table:table-cell office:value-type="float" office:value="51.179099999999998" table:style-name="ce40">
            <text:p>51.2</text:p>
          </table:table-cell>
          <table:table-cell table:style-name="ce40"/>
          <table:table-cell office:value-type="float" office:value="37.566500000000005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86.718900000000005" table:style-name="ce35">
            <text:p>86.7</text:p>
          </table:table-cell>
          <table:table-cell table:style-name="ce35"/>
          <table:table-cell office:value-type="float" office:value="79.082099999999997" table:style-name="ce35">
            <text:p>79.1</text:p>
          </table:table-cell>
          <table:table-cell table:style-name="ce35"/>
          <table:table-cell office:value-type="float" office:value="55.469199999999994" table:style-name="ce35">
            <text:p>55.5</text:p>
          </table:table-cell>
          <table:table-cell table:style-name="ce35"/>
          <table:table-cell office:value-type="float" office:value="43.041400000000003" table:style-name="ce35">
            <text:p>43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83.794299999999993" table:style-name="ce40">
            <text:p>83.8</text:p>
          </table:table-cell>
          <table:table-cell table:style-name="ce40"/>
          <table:table-cell office:value-type="float" office:value="73.728400000000008" table:style-name="ce40">
            <text:p>73.7</text:p>
          </table:table-cell>
          <table:table-cell table:style-name="ce40"/>
          <table:table-cell office:value-type="float" office:value="46.192899999999995" table:style-name="ce40">
            <text:p>46.2</text:p>
          </table:table-cell>
          <table:table-cell table:style-name="ce40"/>
          <table:table-cell office:value-type="float" office:value="35.839500000000001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89.169499999999999" table:style-name="ce40">
            <text:p>89.2</text:p>
          </table:table-cell>
          <table:table-cell table:style-name="ce40"/>
          <table:table-cell office:value-type="float" office:value="83.839100000000002" table:style-name="ce40">
            <text:p>83.8</text:p>
          </table:table-cell>
          <table:table-cell table:style-name="ce40"/>
          <table:table-cell office:value-type="float" office:value="69.218900000000005" table:style-name="ce40">
            <text:p>69.2</text:p>
          </table:table-cell>
          <table:table-cell table:style-name="ce40"/>
          <table:table-cell office:value-type="float" office:value="58.824699999999993" table:style-name="ce40">
            <text:p>5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86.233499999999992" table:style-name="ce40">
            <text:p>86.2</text:p>
          </table:table-cell>
          <table:table-cell table:style-name="ce40"/>
          <table:table-cell office:value-type="float" office:value="77.199100000000001" table:style-name="ce40">
            <text:p>77.2</text:p>
          </table:table-cell>
          <table:table-cell table:style-name="ce40"/>
          <table:table-cell office:value-type="float" office:value="54.600800000000007" table:style-name="ce40">
            <text:p>54.6</text:p>
          </table:table-cell>
          <table:table-cell table:style-name="ce40"/>
          <table:table-cell office:value-type="float" office:value="38.7087" table:style-name="ce40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88.068799999999996" table:style-name="ce40">
            <text:p>88.1</text:p>
          </table:table-cell>
          <table:table-cell table:style-name="ce40"/>
          <table:table-cell office:value-type="float" office:value="80.81049999999999" table:style-name="ce40">
            <text:p>80.8</text:p>
          </table:table-cell>
          <table:table-cell table:style-name="ce40"/>
          <table:table-cell office:value-type="float" office:value="51.652600000000007" table:style-name="ce40">
            <text:p>51.7</text:p>
          </table:table-cell>
          <table:table-cell table:style-name="ce40"/>
          <table:table-cell office:value-type="float" office:value="37.247799999999998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86.020300000000006" table:style-name="ce40">
            <text:p>86.0</text:p>
          </table:table-cell>
          <table:table-cell table:style-name="ce40"/>
          <table:table-cell office:value-type="float" office:value="79.5976" table:style-name="ce40">
            <text:p>79.6</text:p>
          </table:table-cell>
          <table:table-cell table:style-name="ce40"/>
          <table:table-cell office:value-type="float" office:value="53.623699999999999" table:style-name="ce40">
            <text:p>53.6</text:p>
          </table:table-cell>
          <table:table-cell table:style-name="ce40"/>
          <table:table-cell office:value-type="float" office:value="42.341499999999996" table:style-name="ce40">
            <text:p>4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83.020499999999998" table:style-name="ce35">
            <text:p>83.0</text:p>
          </table:table-cell>
          <table:table-cell table:style-name="ce35"/>
          <table:table-cell office:value-type="float" office:value="75.377200000000002" table:style-name="ce35">
            <text:p>75.4</text:p>
          </table:table-cell>
          <table:table-cell table:style-name="ce35"/>
          <table:table-cell office:value-type="float" office:value="49.104799999999997" table:style-name="ce35">
            <text:p>49.1</text:p>
          </table:table-cell>
          <table:table-cell table:style-name="ce35"/>
          <table:table-cell office:value-type="float" office:value="34.851599999999998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86.105400000000003" table:style-name="ce40">
            <text:p>86.1</text:p>
          </table:table-cell>
          <table:table-cell table:style-name="ce40"/>
          <table:table-cell office:value-type="float" office:value="77.092100000000002" table:style-name="ce40">
            <text:p>77.1</text:p>
          </table:table-cell>
          <table:table-cell table:style-name="ce40"/>
          <table:table-cell office:value-type="float" office:value="52.622300000000003" table:style-name="ce40">
            <text:p>52.6</text:p>
          </table:table-cell>
          <table:table-cell table:style-name="ce40"/>
          <table:table-cell office:value-type="float" office:value="38.960999999999999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88.646999999999991" table:style-name="ce40">
            <text:p>88.6</text:p>
          </table:table-cell>
          <table:table-cell table:style-name="ce40"/>
          <table:table-cell office:value-type="float" office:value="80.424399999999991" table:style-name="ce40">
            <text:p>80.4</text:p>
          </table:table-cell>
          <table:table-cell table:style-name="ce40"/>
          <table:table-cell office:value-type="float" office:value="54.961800000000004" table:style-name="ce40">
            <text:p>55.0</text:p>
          </table:table-cell>
          <table:table-cell table:style-name="ce40"/>
          <table:table-cell office:value-type="float" office:value="39.363599999999998" table:style-name="ce40">
            <text:p>39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84.928100000000001" table:style-name="ce40">
            <text:p>84.9</text:p>
          </table:table-cell>
          <table:table-cell table:style-name="ce40"/>
          <table:table-cell office:value-type="float" office:value="79.588000000000008" table:style-name="ce40">
            <text:p>79.6</text:p>
          </table:table-cell>
          <table:table-cell table:style-name="ce40"/>
          <table:table-cell office:value-type="float" office:value="53.419799999999995" table:style-name="ce40">
            <text:p>53.4</text:p>
          </table:table-cell>
          <table:table-cell table:style-name="ce40"/>
          <table:table-cell office:value-type="float" office:value="37.922499999999999" table:style-name="ce40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79.056300000000007" table:style-name="ce40">
            <text:p>79.1</text:p>
          </table:table-cell>
          <table:table-cell table:style-name="ce40"/>
          <table:table-cell office:value-type="float" office:value="72.495800000000003" table:style-name="ce40">
            <text:p>72.5</text:p>
          </table:table-cell>
          <table:table-cell table:style-name="ce40"/>
          <table:table-cell office:value-type="float" office:value="46.457599999999999" table:style-name="ce40">
            <text:p>46.5</text:p>
          </table:table-cell>
          <table:table-cell table:style-name="ce40"/>
          <table:table-cell office:value-type="float" office:value="30.7133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83.855999999999995" table:style-name="ce40">
            <text:p>83.9</text:p>
          </table:table-cell>
          <table:table-cell table:style-name="ce40"/>
          <table:table-cell office:value-type="float" office:value="73.768000000000001" table:style-name="ce40">
            <text:p>73.8</text:p>
          </table:table-cell>
          <table:table-cell table:style-name="ce40"/>
          <table:table-cell office:value-type="float" office:value="48.291600000000003" table:style-name="ce40">
            <text:p>48.3</text:p>
          </table:table-cell>
          <table:table-cell table:style-name="ce40"/>
          <table:table-cell office:value-type="float" office:value="32.976900000000001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81.924300000000002" table:style-name="ce40">
            <text:p>81.9</text:p>
          </table:table-cell>
          <table:table-cell table:style-name="ce40"/>
          <table:table-cell office:value-type="float" office:value="75.242400000000004" table:style-name="ce40">
            <text:p>75.2</text:p>
          </table:table-cell>
          <table:table-cell table:style-name="ce40"/>
          <table:table-cell office:value-type="float" office:value="49.545499999999997" table:style-name="ce40">
            <text:p>49.5</text:p>
          </table:table-cell>
          <table:table-cell table:style-name="ce40"/>
          <table:table-cell office:value-type="float" office:value="35.935499999999998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80.418199999999999" table:style-name="ce40">
            <text:p>80.4</text:p>
          </table:table-cell>
          <table:table-cell table:style-name="ce40"/>
          <table:table-cell office:value-type="float" office:value="74.0595" table:style-name="ce40">
            <text:p>74.1</text:p>
          </table:table-cell>
          <table:table-cell table:style-name="ce40"/>
          <table:table-cell office:value-type="float" office:value="45.0747" table:style-name="ce40">
            <text:p>45.1</text:p>
          </table:table-cell>
          <table:table-cell table:style-name="ce40"/>
          <table:table-cell office:value-type="float" office:value="34.107799999999997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80.031399999999991" table:style-name="ce40">
            <text:p>80.0</text:p>
          </table:table-cell>
          <table:table-cell table:style-name="ce40"/>
          <table:table-cell office:value-type="float" office:value="69.917100000000005" table:style-name="ce40">
            <text:p>69.9</text:p>
          </table:table-cell>
          <table:table-cell table:style-name="ce40"/>
          <table:table-cell office:value-type="float" office:value="41.697000000000003" table:style-name="ce40">
            <text:p>41.7</text:p>
          </table:table-cell>
          <table:table-cell table:style-name="ce40"/>
          <table:table-cell office:value-type="float" office:value="28.877300000000002" table:style-name="ce40">
            <text:p>28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80.0929" table:style-name="ce40">
            <text:p>80.1</text:p>
          </table:table-cell>
          <table:table-cell table:style-name="ce40"/>
          <table:table-cell office:value-type="float" office:value="70.959000000000003" table:style-name="ce40">
            <text:p>71.0</text:p>
          </table:table-cell>
          <table:table-cell table:style-name="ce40"/>
          <table:table-cell office:value-type="float" office:value="46.524700000000003" table:style-name="ce40">
            <text:p>46.5</text:p>
          </table:table-cell>
          <table:table-cell table:style-name="ce40"/>
          <table:table-cell office:value-type="float" office:value="34.500500000000002" table:style-name="ce40">
            <text:p>34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82.240000000000009" table:style-name="ce40">
            <text:p>82.2</text:p>
          </table:table-cell>
          <table:table-cell table:style-name="ce40"/>
          <table:table-cell office:value-type="float" office:value="76.058999999999997" table:style-name="ce40">
            <text:p>76.1</text:p>
          </table:table-cell>
          <table:table-cell table:style-name="ce40"/>
          <table:table-cell office:value-type="float" office:value="46.521799999999999" table:style-name="ce40">
            <text:p>46.5</text:p>
          </table:table-cell>
          <table:table-cell table:style-name="ce40"/>
          <table:table-cell office:value-type="float" office:value="32.389200000000002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83.778800000000004" table:style-name="ce40">
            <text:p>83.8</text:p>
          </table:table-cell>
          <table:table-cell table:style-name="ce40"/>
          <table:table-cell office:value-type="float" office:value="77.121899999999997" table:style-name="ce40">
            <text:p>77.1</text:p>
          </table:table-cell>
          <table:table-cell table:style-name="ce40"/>
          <table:table-cell office:value-type="float" office:value="52.704999999999998" table:style-name="ce40">
            <text:p>52.7</text:p>
          </table:table-cell>
          <table:table-cell table:style-name="ce40"/>
          <table:table-cell office:value-type="float" office:value="36.214100000000002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83.175200000000004" table:style-name="ce35">
            <text:p>83.2</text:p>
          </table:table-cell>
          <table:table-cell table:style-name="ce35"/>
          <table:table-cell office:value-type="float" office:value="75.920299999999997" table:style-name="ce35">
            <text:p>75.9</text:p>
          </table:table-cell>
          <table:table-cell table:style-name="ce35"/>
          <table:table-cell office:value-type="float" office:value="51.148499999999999" table:style-name="ce35">
            <text:p>51.1</text:p>
          </table:table-cell>
          <table:table-cell table:style-name="ce35"/>
          <table:table-cell office:value-type="float" office:value="38.251000000000005" table:style-name="ce35">
            <text:p>38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84.827600000000004" table:style-name="ce40">
            <text:p>84.8</text:p>
          </table:table-cell>
          <table:table-cell table:style-name="ce40"/>
          <table:table-cell office:value-type="float" office:value="76.544600000000003" table:style-name="ce40">
            <text:p>76.5</text:p>
          </table:table-cell>
          <table:table-cell table:style-name="ce40"/>
          <table:table-cell office:value-type="float" office:value="51.986200000000004" table:style-name="ce40">
            <text:p>52.0</text:p>
          </table:table-cell>
          <table:table-cell table:style-name="ce40"/>
          <table:table-cell office:value-type="float" office:value="39.395200000000003" table:style-name="ce40">
            <text:p>39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81.009699999999995" table:style-name="ce40">
            <text:p>81.0</text:p>
          </table:table-cell>
          <table:table-cell table:style-name="ce40"/>
          <table:table-cell office:value-type="float" office:value="74.38709999999999" table:style-name="ce40">
            <text:p>74.4</text:p>
          </table:table-cell>
          <table:table-cell table:style-name="ce40"/>
          <table:table-cell office:value-type="float" office:value="53.164199999999994" table:style-name="ce40">
            <text:p>53.2</text:p>
          </table:table-cell>
          <table:table-cell table:style-name="ce40"/>
          <table:table-cell office:value-type="float" office:value="38.771699999999996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83.543199999999999" table:style-name="ce40">
            <text:p>83.5</text:p>
          </table:table-cell>
          <table:table-cell table:style-name="ce40"/>
          <table:table-cell office:value-type="float" office:value="78.832599999999999" table:style-name="ce40">
            <text:p>78.8</text:p>
          </table:table-cell>
          <table:table-cell table:style-name="ce40"/>
          <table:table-cell office:value-type="float" office:value="55.604200000000006" table:style-name="ce40">
            <text:p>55.6</text:p>
          </table:table-cell>
          <table:table-cell table:style-name="ce40"/>
          <table:table-cell office:value-type="float" office:value="44.223300000000002" table:style-name="ce40">
            <text:p>4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79.840800000000002" table:style-name="ce40">
            <text:p>79.8</text:p>
          </table:table-cell>
          <table:table-cell table:style-name="ce40"/>
          <table:table-cell office:value-type="float" office:value="68.286500000000004" table:style-name="ce40">
            <text:p>68.3</text:p>
          </table:table-cell>
          <table:table-cell table:style-name="ce40"/>
          <table:table-cell office:value-type="float" office:value="38.3294" table:style-name="ce40">
            <text:p>38.3</text:p>
          </table:table-cell>
          <table:table-cell table:style-name="ce40"/>
          <table:table-cell office:value-type="float" office:value="30.613299999999999" table:style-name="ce40">
            <text:p>3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83.9375" table:style-name="ce40">
            <text:p>83.9</text:p>
          </table:table-cell>
          <table:table-cell table:style-name="ce40"/>
          <table:table-cell office:value-type="float" office:value="77.547200000000004" table:style-name="ce40">
            <text:p>77.5</text:p>
          </table:table-cell>
          <table:table-cell table:style-name="ce40"/>
          <table:table-cell office:value-type="float" office:value="49.634900000000002" table:style-name="ce40">
            <text:p>49.6</text:p>
          </table:table-cell>
          <table:table-cell table:style-name="ce40"/>
          <table:table-cell office:value-type="float" office:value="36.119500000000002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83.747900000000001" table:style-name="ce40">
            <text:p>83.7</text:p>
          </table:table-cell>
          <table:table-cell table:style-name="ce40"/>
          <table:table-cell office:value-type="float" office:value="77.352400000000003" table:style-name="ce40">
            <text:p>77.4</text:p>
          </table:table-cell>
          <table:table-cell table:style-name="ce40"/>
          <table:table-cell office:value-type="float" office:value="53.502300000000005" table:style-name="ce40">
            <text:p>53.5</text:p>
          </table:table-cell>
          <table:table-cell table:style-name="ce40"/>
          <table:table-cell office:value-type="float" office:value="39.5137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86.471800000000002" table:style-name="ce40">
            <text:p>86.5</text:p>
          </table:table-cell>
          <table:table-cell table:style-name="ce40"/>
          <table:table-cell office:value-type="float" office:value="77.875700000000009" table:style-name="ce40">
            <text:p>77.9</text:p>
          </table:table-cell>
          <table:table-cell table:style-name="ce40"/>
          <table:table-cell office:value-type="float" office:value="53.742100000000001" table:style-name="ce40">
            <text:p>53.7</text:p>
          </table:table-cell>
          <table:table-cell table:style-name="ce40"/>
          <table:table-cell office:value-type="float" office:value="38.362400000000001" table:style-name="ce40">
            <text:p>38.4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82.365399999999994" table:style-name="ce29">
            <text:p>82.4</text:p>
          </table:table-cell>
          <table:table-cell table:style-name="ce29"/>
          <table:table-cell office:value-type="float" office:value="74.758200000000002" table:style-name="ce29">
            <text:p>74.8</text:p>
          </table:table-cell>
          <table:table-cell table:style-name="ce29"/>
          <table:table-cell office:value-type="float" office:value="50.770499999999998" table:style-name="ce29">
            <text:p>50.8</text:p>
          </table:table-cell>
          <table:table-cell table:style-name="ce29"/>
          <table:table-cell office:value-type="float" office:value="38.411299999999997" table:style-name="ce29">
            <text:p>38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86.3309" table:style-name="ce35">
            <text:p>86.3</text:p>
          </table:table-cell>
          <table:table-cell table:style-name="ce35"/>
          <table:table-cell office:value-type="float" office:value="81.679699999999997" table:style-name="ce35">
            <text:p>81.7</text:p>
          </table:table-cell>
          <table:table-cell table:style-name="ce35"/>
          <table:table-cell office:value-type="float" office:value="58.830800000000004" table:style-name="ce35">
            <text:p>58.8</text:p>
          </table:table-cell>
          <table:table-cell table:style-name="ce35"/>
          <table:table-cell office:value-type="float" office:value="47.8765" table:style-name="ce35">
            <text:p>47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82.851200000000006" table:style-name="ce35">
            <text:p>82.9</text:p>
          </table:table-cell>
          <table:table-cell table:style-name="ce35"/>
          <table:table-cell office:value-type="float" office:value="76.854199999999992" table:style-name="ce35">
            <text:p>76.9</text:p>
          </table:table-cell>
          <table:table-cell table:style-name="ce35"/>
          <table:table-cell office:value-type="float" office:value="52.720700000000001" table:style-name="ce35">
            <text:p>52.7</text:p>
          </table:table-cell>
          <table:table-cell table:style-name="ce35"/>
          <table:table-cell office:value-type="float" office:value="40.937200000000004" table:style-name="ce35">
            <text:p>40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83.654600000000002" table:style-name="ce35">
            <text:p>83.7</text:p>
          </table:table-cell>
          <table:table-cell table:style-name="ce35"/>
          <table:table-cell office:value-type="float" office:value="77.106799999999993" table:style-name="ce35">
            <text:p>77.1</text:p>
          </table:table-cell>
          <table:table-cell table:style-name="ce35"/>
          <table:table-cell office:value-type="float" office:value="55.668799999999997" table:style-name="ce35">
            <text:p>55.7</text:p>
          </table:table-cell>
          <table:table-cell table:style-name="ce35"/>
          <table:table-cell office:value-type="float" office:value="41.924099999999996" table:style-name="ce35">
            <text:p>41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81.631699999999995" table:style-name="ce35">
            <text:p>81.6</text:p>
          </table:table-cell>
          <table:table-cell table:style-name="ce35"/>
          <table:table-cell office:value-type="float" office:value="74.132800000000003" table:style-name="ce35">
            <text:p>74.1</text:p>
          </table:table-cell>
          <table:table-cell table:style-name="ce35"/>
          <table:table-cell office:value-type="float" office:value="50.940700000000007" table:style-name="ce35">
            <text:p>50.9</text:p>
          </table:table-cell>
          <table:table-cell table:style-name="ce35"/>
          <table:table-cell office:value-type="float" office:value="38.792300000000004" table:style-name="ce35">
            <text:p>38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87.695599999999999" table:style-name="ce35">
            <text:p>87.7</text:p>
          </table:table-cell>
          <table:table-cell table:style-name="ce35"/>
          <table:table-cell office:value-type="float" office:value="84.148799999999994" table:style-name="ce35">
            <text:p>84.1</text:p>
          </table:table-cell>
          <table:table-cell table:style-name="ce35"/>
          <table:table-cell office:value-type="float" office:value="67.840599999999995" table:style-name="ce35">
            <text:p>67.8</text:p>
          </table:table-cell>
          <table:table-cell table:style-name="ce35"/>
          <table:table-cell office:value-type="float" office:value="60.432200000000002" table:style-name="ce35">
            <text:p>60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84.479100000000003" table:style-name="ce35">
            <text:p>84.5</text:p>
          </table:table-cell>
          <table:table-cell table:style-name="ce35"/>
          <table:table-cell office:value-type="float" office:value="77.738799999999998" table:style-name="ce35">
            <text:p>77.7</text:p>
          </table:table-cell>
          <table:table-cell table:style-name="ce35"/>
          <table:table-cell office:value-type="float" office:value="50.810400000000001" table:style-name="ce35">
            <text:p>50.8</text:p>
          </table:table-cell>
          <table:table-cell table:style-name="ce35"/>
          <table:table-cell office:value-type="float" office:value="39.857900000000001" table:style-name="ce35">
            <text:p>39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77.491100000000003" table:style-name="ce35">
            <text:p>77.5</text:p>
          </table:table-cell>
          <table:table-cell table:style-name="ce35"/>
          <table:table-cell office:value-type="float" office:value="70.433700000000002" table:style-name="ce35">
            <text:p>70.4</text:p>
          </table:table-cell>
          <table:table-cell table:style-name="ce35"/>
          <table:table-cell office:value-type="float" office:value="49.801699999999997" table:style-name="ce35">
            <text:p>49.8</text:p>
          </table:table-cell>
          <table:table-cell table:style-name="ce35"/>
          <table:table-cell office:value-type="float" office:value="39.332899999999995" table:style-name="ce35">
            <text:p>39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82.905799999999999" table:style-name="ce35">
            <text:p>82.9</text:p>
          </table:table-cell>
          <table:table-cell table:style-name="ce35"/>
          <table:table-cell office:value-type="float" office:value="71.589699999999993" table:style-name="ce35">
            <text:p>71.6</text:p>
          </table:table-cell>
          <table:table-cell table:style-name="ce35"/>
          <table:table-cell office:value-type="float" office:value="46.366600000000005" table:style-name="ce35">
            <text:p>46.4</text:p>
          </table:table-cell>
          <table:table-cell table:style-name="ce35"/>
          <table:table-cell office:value-type="float" office:value="32.485199999999999" table:style-name="ce35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79.4923" table:style-name="ce35">
            <text:p>79.5</text:p>
          </table:table-cell>
          <table:table-cell table:style-name="ce35"/>
          <table:table-cell office:value-type="float" office:value="73.020499999999998" table:style-name="ce35">
            <text:p>73.0</text:p>
          </table:table-cell>
          <table:table-cell table:style-name="ce35"/>
          <table:table-cell office:value-type="float" office:value="45.526800000000001" table:style-name="ce35">
            <text:p>45.5</text:p>
          </table:table-cell>
          <table:table-cell table:style-name="ce35"/>
          <table:table-cell office:value-type="float" office:value="33.469500000000004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78.025599999999997" table:style-name="ce35">
            <text:p>78.0</text:p>
          </table:table-cell>
          <table:table-cell table:style-name="ce35"/>
          <table:table-cell office:value-type="float" office:value="68.18419999999999" table:style-name="ce35">
            <text:p>68.2</text:p>
          </table:table-cell>
          <table:table-cell table:style-name="ce35"/>
          <table:table-cell office:value-type="float" office:value="41.525800000000004" table:style-name="ce35">
            <text:p>41.5</text:p>
          </table:table-cell>
          <table:table-cell table:style-name="ce35"/>
          <table:table-cell office:value-type="float" office:value="31.988199999999999" table:style-name="ce35">
            <text:p>32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77.634900000000002" table:style-name="ce35">
            <text:p>77.6</text:p>
          </table:table-cell>
          <table:table-cell table:style-name="ce35"/>
          <table:table-cell office:value-type="float" office:value="71.61" table:style-name="ce35">
            <text:p>71.6</text:p>
          </table:table-cell>
          <table:table-cell table:style-name="ce35"/>
          <table:table-cell office:value-type="float" office:value="51.720399999999998" table:style-name="ce35">
            <text:p>51.7</text:p>
          </table:table-cell>
          <table:table-cell table:style-name="ce35"/>
          <table:table-cell office:value-type="float" office:value="38.240499999999997" table:style-name="ce35">
            <text:p>38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82.627799999999993" table:style-name="ce35">
            <text:p>82.6</text:p>
          </table:table-cell>
          <table:table-cell table:style-name="ce35"/>
          <table:table-cell office:value-type="float" office:value="72.296800000000005" table:style-name="ce35">
            <text:p>72.3</text:p>
          </table:table-cell>
          <table:table-cell table:style-name="ce35"/>
          <table:table-cell office:value-type="float" office:value="47.958099999999995" table:style-name="ce35">
            <text:p>48.0</text:p>
          </table:table-cell>
          <table:table-cell table:style-name="ce35"/>
          <table:table-cell office:value-type="float" office:value="33.937200000000004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85.390600000000006" table:style-name="ce35">
            <text:p>85.4</text:p>
          </table:table-cell>
          <table:table-cell table:style-name="ce35"/>
          <table:table-cell office:value-type="float" office:value="77.506" table:style-name="ce35">
            <text:p>77.5</text:p>
          </table:table-cell>
          <table:table-cell table:style-name="ce35"/>
          <table:table-cell office:value-type="float" office:value="54.3187" table:style-name="ce35">
            <text:p>54.3</text:p>
          </table:table-cell>
          <table:table-cell table:style-name="ce35"/>
          <table:table-cell office:value-type="float" office:value="41.665700000000001" table:style-name="ce35">
            <text:p>4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87.941699999999997" table:style-name="ce40">
            <text:p>87.9</text:p>
          </table:table-cell>
          <table:table-cell table:style-name="ce40"/>
          <table:table-cell office:value-type="float" office:value="78.1999" table:style-name="ce40">
            <text:p>78.2</text:p>
          </table:table-cell>
          <table:table-cell table:style-name="ce40"/>
          <table:table-cell office:value-type="float" office:value="58.568600000000004" table:style-name="ce40">
            <text:p>58.6</text:p>
          </table:table-cell>
          <table:table-cell table:style-name="ce40"/>
          <table:table-cell office:value-type="float" office:value="44.095600000000005" table:style-name="ce40">
            <text:p>4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89.515699999999995" table:style-name="ce40">
            <text:p>89.5</text:p>
          </table:table-cell>
          <table:table-cell table:style-name="ce40"/>
          <table:table-cell office:value-type="float" office:value="83.195699999999988" table:style-name="ce40">
            <text:p>83.2</text:p>
          </table:table-cell>
          <table:table-cell table:style-name="ce40"/>
          <table:table-cell office:value-type="float" office:value="64.390599999999992" table:style-name="ce40">
            <text:p>64.4</text:p>
          </table:table-cell>
          <table:table-cell table:style-name="ce40"/>
          <table:table-cell office:value-type="float" office:value="53.9771" table:style-name="ce40">
            <text:p>5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82.942599999999999" table:style-name="ce40">
            <text:p>82.9</text:p>
          </table:table-cell>
          <table:table-cell table:style-name="ce40"/>
          <table:table-cell office:value-type="float" office:value="76.5852" table:style-name="ce40">
            <text:p>76.6</text:p>
          </table:table-cell>
          <table:table-cell table:style-name="ce40"/>
          <table:table-cell office:value-type="float" office:value="51.249299999999998" table:style-name="ce40">
            <text:p>51.2</text:p>
          </table:table-cell>
          <table:table-cell table:style-name="ce40"/>
          <table:table-cell office:value-type="float" office:value="36.1036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84.844099999999997" table:style-name="ce40">
            <text:p>84.8</text:p>
          </table:table-cell>
          <table:table-cell table:style-name="ce40"/>
          <table:table-cell office:value-type="float" office:value="76.670599999999993" table:style-name="ce40">
            <text:p>76.7</text:p>
          </table:table-cell>
          <table:table-cell table:style-name="ce40"/>
          <table:table-cell office:value-type="float" office:value="52.490200000000002" table:style-name="ce40">
            <text:p>52.5</text:p>
          </table:table-cell>
          <table:table-cell table:style-name="ce40"/>
          <table:table-cell office:value-type="float" office:value="40.9375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84.060599999999994" table:style-name="ce40">
            <text:p>84.1</text:p>
          </table:table-cell>
          <table:table-cell table:style-name="ce40"/>
          <table:table-cell office:value-type="float" office:value="76.716499999999996" table:style-name="ce40">
            <text:p>76.7</text:p>
          </table:table-cell>
          <table:table-cell table:style-name="ce40"/>
          <table:table-cell office:value-type="float" office:value="52.559900000000006" table:style-name="ce40">
            <text:p>52.6</text:p>
          </table:table-cell>
          <table:table-cell table:style-name="ce40"/>
          <table:table-cell office:value-type="float" office:value="39.2547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83.028500000000008" table:style-name="ce40">
            <text:p>83.0</text:p>
          </table:table-cell>
          <table:table-cell table:style-name="ce40"/>
          <table:table-cell office:value-type="float" office:value="75.426699999999997" table:style-name="ce40">
            <text:p>75.4</text:p>
          </table:table-cell>
          <table:table-cell table:style-name="ce40"/>
          <table:table-cell office:value-type="float" office:value="47.9557" table:style-name="ce40">
            <text:p>48.0</text:p>
          </table:table-cell>
          <table:table-cell table:style-name="ce40"/>
          <table:table-cell office:value-type="float" office:value="36.169600000000003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83.808800000000005" table:style-name="ce40">
            <text:p>83.8</text:p>
          </table:table-cell>
          <table:table-cell table:style-name="ce40"/>
          <table:table-cell office:value-type="float" office:value="75.631799999999998" table:style-name="ce40">
            <text:p>75.6</text:p>
          </table:table-cell>
          <table:table-cell table:style-name="ce40"/>
          <table:table-cell office:value-type="float" office:value="50.900199999999998" table:style-name="ce40">
            <text:p>50.9</text:p>
          </table:table-cell>
          <table:table-cell table:style-name="ce40"/>
          <table:table-cell office:value-type="float" office:value="38.237300000000005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83.030799999999999" table:style-name="ce40">
            <text:p>83.0</text:p>
          </table:table-cell>
          <table:table-cell table:style-name="ce40"/>
          <table:table-cell office:value-type="float" office:value="73.4238" table:style-name="ce40">
            <text:p>73.4</text:p>
          </table:table-cell>
          <table:table-cell table:style-name="ce40"/>
          <table:table-cell office:value-type="float" office:value="48.880800000000001" table:style-name="ce40">
            <text:p>48.9</text:p>
          </table:table-cell>
          <table:table-cell table:style-name="ce40"/>
          <table:table-cell office:value-type="float" office:value="36.296299999999995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83.525000000000006" table:style-name="ce35">
            <text:p>83.5</text:p>
          </table:table-cell>
          <table:table-cell table:style-name="ce35"/>
          <table:table-cell office:value-type="float" office:value="75.683599999999998" table:style-name="ce35">
            <text:p>75.7</text:p>
          </table:table-cell>
          <table:table-cell table:style-name="ce35"/>
          <table:table-cell office:value-type="float" office:value="52.590699999999998" table:style-name="ce35">
            <text:p>52.6</text:p>
          </table:table-cell>
          <table:table-cell table:style-name="ce35"/>
          <table:table-cell office:value-type="float" office:value="39.720700000000001" table:style-name="ce35">
            <text:p>39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88.566699999999997" table:style-name="ce40">
            <text:p>88.6</text:p>
          </table:table-cell>
          <table:table-cell table:style-name="ce40"/>
          <table:table-cell office:value-type="float" office:value="78.336100000000002" table:style-name="ce40">
            <text:p>78.3</text:p>
          </table:table-cell>
          <table:table-cell table:style-name="ce40"/>
          <table:table-cell office:value-type="float" office:value="51.426200000000001" table:style-name="ce40">
            <text:p>51.4</text:p>
          </table:table-cell>
          <table:table-cell table:style-name="ce40"/>
          <table:table-cell office:value-type="float" office:value="33.945500000000003" table:style-name="ce40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80.072200000000009" table:style-name="ce40">
            <text:p>80.1</text:p>
          </table:table-cell>
          <table:table-cell table:style-name="ce40"/>
          <table:table-cell office:value-type="float" office:value="69.325400000000002" table:style-name="ce40">
            <text:p>69.3</text:p>
          </table:table-cell>
          <table:table-cell table:style-name="ce40"/>
          <table:table-cell office:value-type="float" office:value="44.125" table:style-name="ce40">
            <text:p>44.1</text:p>
          </table:table-cell>
          <table:table-cell table:style-name="ce40"/>
          <table:table-cell office:value-type="float" office:value="32.364800000000002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85.591700000000003" table:style-name="ce40">
            <text:p>85.6</text:p>
          </table:table-cell>
          <table:table-cell table:style-name="ce40"/>
          <table:table-cell office:value-type="float" office:value="78.202500000000001" table:style-name="ce40">
            <text:p>78.2</text:p>
          </table:table-cell>
          <table:table-cell table:style-name="ce40"/>
          <table:table-cell office:value-type="float" office:value="54.906999999999996" table:style-name="ce40">
            <text:p>54.9</text:p>
          </table:table-cell>
          <table:table-cell table:style-name="ce40"/>
          <table:table-cell office:value-type="float" office:value="43.626300000000001" table:style-name="ce40">
            <text:p>4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83.436900000000009" table:style-name="ce40">
            <text:p>83.4</text:p>
          </table:table-cell>
          <table:table-cell table:style-name="ce40"/>
          <table:table-cell office:value-type="float" office:value="75.28479999999999" table:style-name="ce40">
            <text:p>75.3</text:p>
          </table:table-cell>
          <table:table-cell table:style-name="ce40"/>
          <table:table-cell office:value-type="float" office:value="52.883500000000005" table:style-name="ce40">
            <text:p>52.9</text:p>
          </table:table-cell>
          <table:table-cell table:style-name="ce40"/>
          <table:table-cell office:value-type="float" office:value="41.4392" table:style-name="ce40">
            <text:p>4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82.903400000000005" table:style-name="ce40">
            <text:p>82.9</text:p>
          </table:table-cell>
          <table:table-cell table:style-name="ce40"/>
          <table:table-cell office:value-type="float" office:value="77.5244" table:style-name="ce40">
            <text:p>77.5</text:p>
          </table:table-cell>
          <table:table-cell table:style-name="ce40"/>
          <table:table-cell office:value-type="float" office:value="56.321100000000001" table:style-name="ce40">
            <text:p>56.3</text:p>
          </table:table-cell>
          <table:table-cell table:style-name="ce40"/>
          <table:table-cell office:value-type="float" office:value="44.646099999999997" table:style-name="ce40">
            <text:p>4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83.238699999999994" table:style-name="ce40">
            <text:p>83.2</text:p>
          </table:table-cell>
          <table:table-cell table:style-name="ce40"/>
          <table:table-cell office:value-type="float" office:value="77.051299999999998" table:style-name="ce40">
            <text:p>77.1</text:p>
          </table:table-cell>
          <table:table-cell table:style-name="ce40"/>
          <table:table-cell office:value-type="float" office:value="56.485500000000002" table:style-name="ce40">
            <text:p>56.5</text:p>
          </table:table-cell>
          <table:table-cell table:style-name="ce40"/>
          <table:table-cell office:value-type="float" office:value="41.0396" table:style-name="ce40">
            <text:p>4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82.875900000000001" table:style-name="ce35">
            <text:p>82.9</text:p>
          </table:table-cell>
          <table:table-cell table:style-name="ce35"/>
          <table:table-cell office:value-type="float" office:value="75.959600000000009" table:style-name="ce35">
            <text:p>76.0</text:p>
          </table:table-cell>
          <table:table-cell table:style-name="ce35"/>
          <table:table-cell office:value-type="float" office:value="50.314800000000005" table:style-name="ce35">
            <text:p>50.3</text:p>
          </table:table-cell>
          <table:table-cell table:style-name="ce35"/>
          <table:table-cell office:value-type="float" office:value="37.793700000000001" table:style-name="ce35">
            <text:p>37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84.563600000000008" table:style-name="ce40">
            <text:p>84.6</text:p>
          </table:table-cell>
          <table:table-cell table:style-name="ce40"/>
          <table:table-cell office:value-type="float" office:value="75.858400000000003" table:style-name="ce40">
            <text:p>75.9</text:p>
          </table:table-cell>
          <table:table-cell table:style-name="ce40"/>
          <table:table-cell office:value-type="float" office:value="53.110900000000008" table:style-name="ce40">
            <text:p>53.1</text:p>
          </table:table-cell>
          <table:table-cell table:style-name="ce40"/>
          <table:table-cell office:value-type="float" office:value="41.5946" table:style-name="ce40">
            <text:p>4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86.834199999999996" table:style-name="ce40">
            <text:p>86.8</text:p>
          </table:table-cell>
          <table:table-cell table:style-name="ce40"/>
          <table:table-cell office:value-type="float" office:value="82.067900000000009" table:style-name="ce40">
            <text:p>82.1</text:p>
          </table:table-cell>
          <table:table-cell table:style-name="ce40"/>
          <table:table-cell office:value-type="float" office:value="51.5595" table:style-name="ce40">
            <text:p>51.6</text:p>
          </table:table-cell>
          <table:table-cell table:style-name="ce40"/>
          <table:table-cell office:value-type="float" office:value="36.525400000000005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82.918400000000005" table:style-name="ce40">
            <text:p>82.9</text:p>
          </table:table-cell>
          <table:table-cell table:style-name="ce40"/>
          <table:table-cell office:value-type="float" office:value="75.204899999999995" table:style-name="ce40">
            <text:p>75.2</text:p>
          </table:table-cell>
          <table:table-cell table:style-name="ce40"/>
          <table:table-cell office:value-type="float" office:value="49.4895" table:style-name="ce40">
            <text:p>49.5</text:p>
          </table:table-cell>
          <table:table-cell table:style-name="ce40"/>
          <table:table-cell office:value-type="float" office:value="38.482300000000002" table:style-name="ce40">
            <text:p>3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78.753700000000009" table:style-name="ce40">
            <text:p>78.8</text:p>
          </table:table-cell>
          <table:table-cell table:style-name="ce40"/>
          <table:table-cell office:value-type="float" office:value="72.6935" table:style-name="ce40">
            <text:p>72.7</text:p>
          </table:table-cell>
          <table:table-cell table:style-name="ce40"/>
          <table:table-cell office:value-type="float" office:value="48.628599999999999" table:style-name="ce40">
            <text:p>48.6</text:p>
          </table:table-cell>
          <table:table-cell table:style-name="ce40"/>
          <table:table-cell office:value-type="float" office:value="34.9328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84.446699999999993" table:style-name="ce40">
            <text:p>84.4</text:p>
          </table:table-cell>
          <table:table-cell table:style-name="ce40"/>
          <table:table-cell office:value-type="float" office:value="77.021799999999999" table:style-name="ce40">
            <text:p>77.0</text:p>
          </table:table-cell>
          <table:table-cell table:style-name="ce40"/>
          <table:table-cell office:value-type="float" office:value="52.741800000000005" table:style-name="ce40">
            <text:p>52.7</text:p>
          </table:table-cell>
          <table:table-cell table:style-name="ce40"/>
          <table:table-cell office:value-type="float" office:value="41.685499999999998" table:style-name="ce40">
            <text:p>4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80.261600000000001" table:style-name="ce40">
            <text:p>80.3</text:p>
          </table:table-cell>
          <table:table-cell table:style-name="ce40"/>
          <table:table-cell office:value-type="float" office:value="73.7684" table:style-name="ce40">
            <text:p>73.8</text:p>
          </table:table-cell>
          <table:table-cell table:style-name="ce40"/>
          <table:table-cell office:value-type="float" office:value="45.365299999999998" table:style-name="ce40">
            <text:p>45.4</text:p>
          </table:table-cell>
          <table:table-cell table:style-name="ce40"/>
          <table:table-cell office:value-type="float" office:value="32.243300000000005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79.932099999999991" table:style-name="ce35">
            <text:p>79.9</text:p>
          </table:table-cell>
          <table:table-cell table:style-name="ce35"/>
          <table:table-cell office:value-type="float" office:value="72.264799999999994" table:style-name="ce35">
            <text:p>72.3</text:p>
          </table:table-cell>
          <table:table-cell table:style-name="ce35"/>
          <table:table-cell office:value-type="float" office:value="46.967599999999997" table:style-name="ce35">
            <text:p>47.0</text:p>
          </table:table-cell>
          <table:table-cell table:style-name="ce35"/>
          <table:table-cell office:value-type="float" office:value="35.335000000000001" table:style-name="ce35">
            <text:p>35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80.437899999999999" table:style-name="ce40">
            <text:p>80.4</text:p>
          </table:table-cell>
          <table:table-cell table:style-name="ce40"/>
          <table:table-cell office:value-type="float" office:value="71.227699999999999" table:style-name="ce40">
            <text:p>71.2</text:p>
          </table:table-cell>
          <table:table-cell table:style-name="ce40"/>
          <table:table-cell office:value-type="float" office:value="45.690599999999996" table:style-name="ce40">
            <text:p>45.7</text:p>
          </table:table-cell>
          <table:table-cell table:style-name="ce40"/>
          <table:table-cell office:value-type="float" office:value="36.565799999999996" table:style-name="ce40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81.230599999999995" table:style-name="ce40">
            <text:p>81.2</text:p>
          </table:table-cell>
          <table:table-cell table:style-name="ce40"/>
          <table:table-cell office:value-type="float" office:value="73.67580000000001" table:style-name="ce40">
            <text:p>73.7</text:p>
          </table:table-cell>
          <table:table-cell table:style-name="ce40"/>
          <table:table-cell office:value-type="float" office:value="45.4726" table:style-name="ce40">
            <text:p>45.5</text:p>
          </table:table-cell>
          <table:table-cell table:style-name="ce40"/>
          <table:table-cell office:value-type="float" office:value="34.405000000000001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80.817700000000002" table:style-name="ce40">
            <text:p>80.8</text:p>
          </table:table-cell>
          <table:table-cell table:style-name="ce40"/>
          <table:table-cell office:value-type="float" office:value="73.467200000000005" table:style-name="ce40">
            <text:p>73.5</text:p>
          </table:table-cell>
          <table:table-cell table:style-name="ce40"/>
          <table:table-cell office:value-type="float" office:value="49.788900000000005" table:style-name="ce40">
            <text:p>49.8</text:p>
          </table:table-cell>
          <table:table-cell table:style-name="ce40"/>
          <table:table-cell office:value-type="float" office:value="36.247500000000002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76.407800000000009" table:style-name="ce40">
            <text:p>76.4</text:p>
          </table:table-cell>
          <table:table-cell table:style-name="ce40"/>
          <table:table-cell office:value-type="float" office:value="69.458399999999997" table:style-name="ce40">
            <text:p>69.5</text:p>
          </table:table-cell>
          <table:table-cell table:style-name="ce40"/>
          <table:table-cell office:value-type="float" office:value="44.901400000000002" table:style-name="ce40">
            <text:p>44.9</text:p>
          </table:table-cell>
          <table:table-cell table:style-name="ce40"/>
          <table:table-cell office:value-type="float" office:value="33.058700000000002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81.329899999999995" table:style-name="ce40">
            <text:p>81.3</text:p>
          </table:table-cell>
          <table:table-cell table:style-name="ce40"/>
          <table:table-cell office:value-type="float" office:value="74.324299999999994" table:style-name="ce40">
            <text:p>74.3</text:p>
          </table:table-cell>
          <table:table-cell table:style-name="ce40"/>
          <table:table-cell office:value-type="float" office:value="49.721600000000002" table:style-name="ce40">
            <text:p>49.7</text:p>
          </table:table-cell>
          <table:table-cell table:style-name="ce40"/>
          <table:table-cell office:value-type="float" office:value="37.751000000000005" table:style-name="ce40">
            <text:p>37.8</text:p>
          </table:table-cell>
          <table:table-cell table:number-columns-repeated="16375" table:style-name="ce41"/>
        </table:table-row>
        <table:table-row table:style-name="ro10">
          <table:table-cell table:style-name="ce50"/>
          <table:table-cell table:style-name="ce51"/>
          <table:table-cell table:number-columns-repeated="7" table:style-name="ce52"/>
          <table:table-cell table:number-columns-repeated="16375"/>
        </table:table-row>
        <table:table-row table:style-name="ro11">
          <table:table-cell office:value-type="string" table:style-name="ce2">
            <text:p>1 "Walking" in this table refers to any continuous walk of over 10 minutes, irrespective of purpose.</text:p>
          </table:table-cell>
          <table:table-cell table:style-name="ce53"/>
          <table:table-cell table:number-columns-repeated="7" table:style-name="ce54"/>
          <table:table-cell table:number-columns-repeated="16375"/>
        </table:table-row>
        <table:table-row table:style-name="ro12">
          <table:table-cell office:value-type="string" table:style-name="ce2">
            <text:p>2 "Cycling" in this table refers to any cycling, irrespective of length or purpose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2">
            <text:p>3 These statistics cover the time period mid-November 2017 to mid-November 2018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16">
            <text:p>4 Results are grouped according to the area where respondents live, which may not be the same as the area where they walk or cycle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56">
            <text:p>5 Sample sizes for the Isles of Scilly and City of London are very small and caution is needed in interpreting these results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3">
          <table:table-cell table:style-name="ce2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8">
            <text:p>Source: Active Lives Survey - Sport England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Last updated: July 2019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Next update: Summer 2020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table:style-name="ce16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60">
            <text:p>Telephone: 020 7944 3077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number-columns-repeated="7" table:style-name="ce55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  <table:named-expressions>
          <table:named-range table:name="Print_Area" table:cell-range-address="CW0301_1718.$A$1:CW0301_1718.$I$393" table:base-cell-address="CW0301_1718.$A$1"/>
          <table:named-range table:name="Print_Titles" table:cell-range-address="CW0301_1718.$A$7:CW0301_1718.$XFD$8" table:base-cell-address="CW0301_1718.$A$1"/>
        </table:named-expressions>
      </table:table>
      <table:table table:name="CW0301_CI_1718" table:style-name="ta1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5" table:number-columns-repeated="16375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_CI</text:p>
          </table:table-cell>
          <table:table-cell table:style-name="ce2"/>
          <table:table-cell table:style-name="ce66"/>
          <table:table-cell table:number-columns-repeated="6" table:style-name="ce67"/>
          <table:table-cell table:number-columns-repeated="16375"/>
        </table:table-row>
        <table:table-row table:style-name="ro1">
          <table:table-cell office:value-type="string" table:style-name="ce9">
            <text:p>Walking<text:span text:style-name="T2">1</text:span><text:s/>or cycling<text:span text:style-name="T2">2</text:span><text:s/>estimates: 95% Confidence interval half widths, England, 2017-2018<text:span text:style-name="T2">3</text:span></text:p>
          </table:table-cell>
          <table:table-cell table:style-name="ce10"/>
          <table:table-cell table:style-name="ce68"/>
          <table:table-cell table:number-columns-repeated="6" table:style-name="ce69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style-name="ce17"/>
          <table:table-cell table:style-name="ce66"/>
          <table:table-cell table:style-name="ce17"/>
          <table:table-cell table:style-name="ce66"/>
          <table:table-cell table:style-name="ce17"/>
          <table:table-cell table:style-name="ce66"/>
          <table:table-cell office:value-type="string" table:style-name="ce18">
            <text:p>Percentage points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2">
            <text:p>Once per month</text:p>
          </table:table-cell>
          <table:table-cell table:style-name="ce70"/>
          <table:table-cell office:value-type="string" table:style-name="ce22">
            <text:p>Once per week</text:p>
          </table:table-cell>
          <table:table-cell table:style-name="ce70"/>
          <table:table-cell office:value-type="string" table:style-name="ce22">
            <text:p>Three times per week</text:p>
          </table:table-cell>
          <table:table-cell table:style-name="ce70"/>
          <table:table-cell office:value-type="string" table:style-name="ce22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71">
            <text:p>2017-18</text:p>
          </table:table-cell>
          <table:table-cell table:style-name="ce72"/>
          <table:table-cell office:value-type="string" table:style-name="ce71">
            <text:p>2017-18</text:p>
          </table:table-cell>
          <table:table-cell table:style-name="ce72"/>
          <table:table-cell office:value-type="string" table:style-name="ce71">
            <text:p>2017-18</text:p>
          </table:table-cell>
          <table:table-cell table:style-name="ce72"/>
          <table:table-cell office:value-type="string" table:style-name="ce71">
            <text:p>2017-18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0.27694293219491239" table:style-name="ce29">
            <text:p>0.3</text:p>
          </table:table-cell>
          <table:table-cell table:style-name="ce29"/>
          <table:table-cell office:value-type="float" office:value="0.30836446722394273" table:style-name="ce29">
            <text:p>0.3</text:p>
          </table:table-cell>
          <table:table-cell table:style-name="ce29"/>
          <table:table-cell office:value-type="float" office:value="0.34228650399884541" table:style-name="ce29">
            <text:p>0.3</text:p>
          </table:table-cell>
          <table:table-cell table:style-name="ce29"/>
          <table:table-cell office:value-type="float" office:value="0.33089824265694068" table:style-name="ce29">
            <text:p>0.3</text:p>
          </table:table-cell>
          <table:table-cell table:number-columns-repeated="16375" table:style-name="ce26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1.445901150257356" table:style-name="ce29">
            <text:p>1.4</text:p>
          </table:table-cell>
          <table:table-cell table:style-name="ce29"/>
          <table:table-cell office:value-type="float" office:value="1.5999836319471217" table:style-name="ce29">
            <text:p>1.6</text:p>
          </table:table-cell>
          <table:table-cell table:style-name="ce29"/>
          <table:table-cell office:value-type="float" office:value="1.8224857011318651" table:style-name="ce29">
            <text:p>1.8</text:p>
          </table:table-cell>
          <table:table-cell table:style-name="ce29"/>
          <table:table-cell office:value-type="float" office:value="1.7033560100781442" table:style-name="ce29">
            <text:p>1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4.5947356055582205" table:style-name="ce35">
            <text:p>4.6</text:p>
          </table:table-cell>
          <table:table-cell table:style-name="ce93"/>
          <table:table-cell office:value-type="float" office:value="5.0924794658362966" table:style-name="ce93">
            <text:p>5.1</text:p>
          </table:table-cell>
          <table:table-cell table:style-name="ce93"/>
          <table:table-cell office:value-type="float" office:value="5.9002931364741498" table:style-name="ce93">
            <text:p>5.9</text:p>
          </table:table-cell>
          <table:table-cell table:style-name="ce93"/>
          <table:table-cell office:value-type="float" office:value="5.1725434819597291" table:style-name="ce93">
            <text:p>5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4.9133398450417314" table:style-name="ce35">
            <text:p>4.9</text:p>
          </table:table-cell>
          <table:table-cell table:style-name="ce93"/>
          <table:table-cell office:value-type="float" office:value="5.2241039697516261" table:style-name="ce93">
            <text:p>5.2</text:p>
          </table:table-cell>
          <table:table-cell table:style-name="ce93"/>
          <table:table-cell office:value-type="float" office:value="5.7172925996927688" table:style-name="ce93">
            <text:p>5.7</text:p>
          </table:table-cell>
          <table:table-cell table:style-name="ce93"/>
          <table:table-cell office:value-type="float" office:value="5.6986058108332296" table:style-name="ce93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5.3418523421088215" table:style-name="ce35">
            <text:p>5.3</text:p>
          </table:table-cell>
          <table:table-cell table:style-name="ce93"/>
          <table:table-cell office:value-type="float" office:value="5.5372792046715524" table:style-name="ce93">
            <text:p>5.5</text:p>
          </table:table-cell>
          <table:table-cell table:style-name="ce93"/>
          <table:table-cell office:value-type="float" office:value="5.4911006948584191" table:style-name="ce93">
            <text:p>5.5</text:p>
          </table:table-cell>
          <table:table-cell table:style-name="ce93"/>
          <table:table-cell office:value-type="float" office:value="4.8673604844518046" table:style-name="ce93">
            <text:p>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5.5451338617666934" table:style-name="ce35">
            <text:p>5.5</text:p>
          </table:table-cell>
          <table:table-cell table:style-name="ce93"/>
          <table:table-cell office:value-type="float" office:value="5.733232888704876" table:style-name="ce93">
            <text:p>5.7</text:p>
          </table:table-cell>
          <table:table-cell table:style-name="ce93"/>
          <table:table-cell office:value-type="float" office:value="5.841931849213033" table:style-name="ce93">
            <text:p>5.8</text:p>
          </table:table-cell>
          <table:table-cell table:style-name="ce93"/>
          <table:table-cell office:value-type="float" office:value="5.6984872475707213" table:style-name="ce93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4.229671699235416" table:style-name="ce35">
            <text:p>4.2</text:p>
          </table:table-cell>
          <table:table-cell table:style-name="ce93"/>
          <table:table-cell office:value-type="float" office:value="4.8749122113415204" table:style-name="ce93">
            <text:p>4.9</text:p>
          </table:table-cell>
          <table:table-cell table:style-name="ce93"/>
          <table:table-cell office:value-type="float" office:value="5.451808887194737" table:style-name="ce93">
            <text:p>5.5</text:p>
          </table:table-cell>
          <table:table-cell table:style-name="ce93"/>
          <table:table-cell office:value-type="float" office:value="5.4014854334841491" table:style-name="ce9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4.8011563207277614" table:style-name="ce35">
            <text:p>4.8</text:p>
          </table:table-cell>
          <table:table-cell table:style-name="ce93"/>
          <table:table-cell office:value-type="float" office:value="5.2117458455076315" table:style-name="ce93">
            <text:p>5.2</text:p>
          </table:table-cell>
          <table:table-cell table:style-name="ce93"/>
          <table:table-cell office:value-type="float" office:value="5.7034070251291977" table:style-name="ce93">
            <text:p>5.7</text:p>
          </table:table-cell>
          <table:table-cell table:style-name="ce93"/>
          <table:table-cell office:value-type="float" office:value="5.3671996380936342" table:style-name="ce9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5.46315405310499" table:style-name="ce35">
            <text:p>5.5</text:p>
          </table:table-cell>
          <table:table-cell table:style-name="ce93"/>
          <table:table-cell office:value-type="float" office:value="5.5947636444427351" table:style-name="ce93">
            <text:p>5.6</text:p>
          </table:table-cell>
          <table:table-cell table:style-name="ce93"/>
          <table:table-cell office:value-type="float" office:value="5.6892278284766675" table:style-name="ce93">
            <text:p>5.7</text:p>
          </table:table-cell>
          <table:table-cell table:style-name="ce93"/>
          <table:table-cell office:value-type="float" office:value="5.479504852452882" table:style-name="ce93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1.7850652604875394" table:style-name="ce35">
            <text:p>1.8</text:p>
          </table:table-cell>
          <table:table-cell table:style-name="ce94"/>
          <table:table-cell office:value-type="float" office:value="2.0138646746504119" table:style-name="ce94">
            <text:p>2.0</text:p>
          </table:table-cell>
          <table:table-cell table:style-name="ce94"/>
          <table:table-cell office:value-type="float" office:value="2.349739365388376" table:style-name="ce94">
            <text:p>2.3</text:p>
          </table:table-cell>
          <table:table-cell table:style-name="ce94"/>
          <table:table-cell office:value-type="float" office:value="2.2846919246401698" table:style-name="ce94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4.1156781309361401" table:style-name="ce74">
            <text:p>4.1</text:p>
          </table:table-cell>
          <table:table-cell table:style-name="ce92"/>
          <table:table-cell office:value-type="float" office:value="4.6926355907102701" table:style-name="ce92">
            <text:p>4.7</text:p>
          </table:table-cell>
          <table:table-cell table:style-name="ce92"/>
          <table:table-cell office:value-type="float" office:value="5.8690012472424442" table:style-name="ce92">
            <text:p>5.9</text:p>
          </table:table-cell>
          <table:table-cell table:style-name="ce92"/>
          <table:table-cell office:value-type="float" office:value="5.9110079153623314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2.4089117928357329" table:style-name="ce74">
            <text:p>2.4</text:p>
          </table:table-cell>
          <table:table-cell table:style-name="ce92"/>
          <table:table-cell office:value-type="float" office:value="2.6092159778755564" table:style-name="ce92">
            <text:p>2.6</text:p>
          </table:table-cell>
          <table:table-cell table:style-name="ce92"/>
          <table:table-cell office:value-type="float" office:value="3.0096732108651603" table:style-name="ce92">
            <text:p>3.0</text:p>
          </table:table-cell>
          <table:table-cell table:style-name="ce92"/>
          <table:table-cell office:value-type="float" office:value="2.9956341857824031" table:style-name="ce92">
            <text:p>3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4.6389517788478436" table:style-name="ce74">
            <text:p>4.6</text:p>
          </table:table-cell>
          <table:table-cell table:style-name="ce92"/>
          <table:table-cell office:value-type="float" office:value="5.00329606705332" table:style-name="ce92">
            <text:p>5.0</text:p>
          </table:table-cell>
          <table:table-cell table:style-name="ce92"/>
          <table:table-cell office:value-type="float" office:value="5.5830585270732644" table:style-name="ce92">
            <text:p>5.6</text:p>
          </table:table-cell>
          <table:table-cell table:style-name="ce92"/>
          <table:table-cell office:value-type="float" office:value="5.3750678708322672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4.2190739842285829" table:style-name="ce74">
            <text:p>4.2</text:p>
          </table:table-cell>
          <table:table-cell table:style-name="ce92"/>
          <table:table-cell office:value-type="float" office:value="4.9773478075030964" table:style-name="ce92">
            <text:p>5.0</text:p>
          </table:table-cell>
          <table:table-cell table:style-name="ce92"/>
          <table:table-cell office:value-type="float" office:value="5.6537601804505675" table:style-name="ce92">
            <text:p>5.7</text:p>
          </table:table-cell>
          <table:table-cell table:style-name="ce92"/>
          <table:table-cell office:value-type="float" office:value="5.2615053350699883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4.5321925861148689" table:style-name="ce74">
            <text:p>4.5</text:p>
          </table:table-cell>
          <table:table-cell table:style-name="ce92"/>
          <table:table-cell office:value-type="float" office:value="5.212819403685498" table:style-name="ce92">
            <text:p>5.2</text:p>
          </table:table-cell>
          <table:table-cell table:style-name="ce92"/>
          <table:table-cell office:value-type="float" office:value="6.0295964022242075" table:style-name="ce92">
            <text:p>6.0</text:p>
          </table:table-cell>
          <table:table-cell table:style-name="ce92"/>
          <table:table-cell office:value-type="float" office:value="5.8268340732622992" table:style-name="ce92">
            <text:p>5.8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0.69613473890265398" table:style-name="ce29">
            <text:p>0.7</text:p>
          </table:table-cell>
          <table:table-cell table:style-name="ce95"/>
          <table:table-cell office:value-type="float" office:value="0.7677606544305271" table:style-name="ce95">
            <text:p>0.8</text:p>
          </table:table-cell>
          <table:table-cell table:style-name="ce95"/>
          <table:table-cell office:value-type="float" office:value="0.84333139420272318" table:style-name="ce95">
            <text:p>0.8</text:p>
          </table:table-cell>
          <table:table-cell table:style-name="ce95"/>
          <table:table-cell office:value-type="float" office:value="0.80755554721815281" table:style-name="ce9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5.286268266616057" table:style-name="ce35">
            <text:p>5.3</text:p>
          </table:table-cell>
          <table:table-cell table:style-name="ce93"/>
          <table:table-cell office:value-type="float" office:value="5.5724463786841261" table:style-name="ce93">
            <text:p>5.6</text:p>
          </table:table-cell>
          <table:table-cell table:style-name="ce93"/>
          <table:table-cell office:value-type="float" office:value="5.3956370620804659" table:style-name="ce93">
            <text:p>5.4</text:p>
          </table:table-cell>
          <table:table-cell table:style-name="ce93"/>
          <table:table-cell office:value-type="float" office:value="4.9920930052791803" table:style-name="ce93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4.955083233546242" table:style-name="ce35">
            <text:p>5.0</text:p>
          </table:table-cell>
          <table:table-cell table:style-name="ce93"/>
          <table:table-cell office:value-type="float" office:value="5.2708937610408739" table:style-name="ce93">
            <text:p>5.3</text:p>
          </table:table-cell>
          <table:table-cell table:style-name="ce93"/>
          <table:table-cell office:value-type="float" office:value="5.5947337450145405" table:style-name="ce93">
            <text:p>5.6</text:p>
          </table:table-cell>
          <table:table-cell table:style-name="ce93"/>
          <table:table-cell office:value-type="float" office:value="5.4312522726286838" table:style-name="ce9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3.8483450826699683" table:style-name="ce35">
            <text:p>3.8</text:p>
          </table:table-cell>
          <table:table-cell table:style-name="ce93"/>
          <table:table-cell office:value-type="float" office:value="4.5849410620506621" table:style-name="ce93">
            <text:p>4.6</text:p>
          </table:table-cell>
          <table:table-cell table:style-name="ce93"/>
          <table:table-cell office:value-type="float" office:value="5.2832861341044035" table:style-name="ce93">
            <text:p>5.3</text:p>
          </table:table-cell>
          <table:table-cell table:style-name="ce93"/>
          <table:table-cell office:value-type="float" office:value="5.1441538659443955" table:style-name="ce93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4.1823258879196139" table:style-name="ce35">
            <text:p>4.2</text:p>
          </table:table-cell>
          <table:table-cell table:style-name="ce93"/>
          <table:table-cell office:value-type="float" office:value="4.5940946824156947" table:style-name="ce93">
            <text:p>4.6</text:p>
          </table:table-cell>
          <table:table-cell table:style-name="ce93"/>
          <table:table-cell office:value-type="float" office:value="5.6634002196890023" table:style-name="ce93">
            <text:p>5.7</text:p>
          </table:table-cell>
          <table:table-cell table:style-name="ce93"/>
          <table:table-cell office:value-type="float" office:value="5.3874126915714191" table:style-name="ce9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4.8624183819021898" table:style-name="ce35">
            <text:p>4.9</text:p>
          </table:table-cell>
          <table:table-cell table:style-name="ce93"/>
          <table:table-cell office:value-type="float" office:value="5.1468971731638895" table:style-name="ce93">
            <text:p>5.1</text:p>
          </table:table-cell>
          <table:table-cell table:style-name="ce93"/>
          <table:table-cell office:value-type="float" office:value="5.4367277342257996" table:style-name="ce93">
            <text:p>5.4</text:p>
          </table:table-cell>
          <table:table-cell table:style-name="ce93"/>
          <table:table-cell office:value-type="float" office:value="5.1322263328628717" table:style-name="ce93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4.5861013489020719" table:style-name="ce35">
            <text:p>4.6</text:p>
          </table:table-cell>
          <table:table-cell table:style-name="ce93"/>
          <table:table-cell office:value-type="float" office:value="5.0986087892059162" table:style-name="ce93">
            <text:p>5.1</text:p>
          </table:table-cell>
          <table:table-cell table:style-name="ce93"/>
          <table:table-cell office:value-type="float" office:value="5.382007335679317" table:style-name="ce93">
            <text:p>5.4</text:p>
          </table:table-cell>
          <table:table-cell table:style-name="ce93"/>
          <table:table-cell office:value-type="float" office:value="5.0528673862652029" table:style-name="ce93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1.8524670474135307" table:style-name="ce35">
            <text:p>1.9</text:p>
          </table:table-cell>
          <table:table-cell table:style-name="ce94"/>
          <table:table-cell office:value-type="float" office:value="2.0778623478724612" table:style-name="ce94">
            <text:p>2.1</text:p>
          </table:table-cell>
          <table:table-cell table:style-name="ce94"/>
          <table:table-cell office:value-type="float" office:value="2.3507237813122361" table:style-name="ce94">
            <text:p>2.4</text:p>
          </table:table-cell>
          <table:table-cell table:style-name="ce94"/>
          <table:table-cell office:value-type="float" office:value="2.281736001218154" table:style-name="ce94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4.36107849484676" table:style-name="ce74">
            <text:p>4.4</text:p>
          </table:table-cell>
          <table:table-cell table:style-name="ce92"/>
          <table:table-cell office:value-type="float" office:value="4.7722931448835553" table:style-name="ce92">
            <text:p>4.8</text:p>
          </table:table-cell>
          <table:table-cell table:style-name="ce92"/>
          <table:table-cell office:value-type="float" office:value="5.4855359624890685" table:style-name="ce92">
            <text:p>5.5</text:p>
          </table:table-cell>
          <table:table-cell table:style-name="ce92"/>
          <table:table-cell office:value-type="float" office:value="5.1019072443153295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4.7476132187463049" table:style-name="ce74">
            <text:p>4.7</text:p>
          </table:table-cell>
          <table:table-cell table:style-name="ce92"/>
          <table:table-cell office:value-type="float" office:value="5.2842268771845058" table:style-name="ce92">
            <text:p>5.3</text:p>
          </table:table-cell>
          <table:table-cell table:style-name="ce92"/>
          <table:table-cell office:value-type="float" office:value="5.3533951374048314" table:style-name="ce92">
            <text:p>5.4</text:p>
          </table:table-cell>
          <table:table-cell table:style-name="ce92"/>
          <table:table-cell office:value-type="float" office:value="4.8795318800631762" table:style-name="ce9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4.3564093725052651" table:style-name="ce74">
            <text:p>4.4</text:p>
          </table:table-cell>
          <table:table-cell table:style-name="ce92"/>
          <table:table-cell office:value-type="float" office:value="4.8966207016659098" table:style-name="ce92">
            <text:p>4.9</text:p>
          </table:table-cell>
          <table:table-cell table:style-name="ce92"/>
          <table:table-cell office:value-type="float" office:value="5.4771061922916973" table:style-name="ce92">
            <text:p>5.5</text:p>
          </table:table-cell>
          <table:table-cell table:style-name="ce92"/>
          <table:table-cell office:value-type="float" office:value="5.449122429496544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4.7002166898109765" table:style-name="ce74">
            <text:p>4.7</text:p>
          </table:table-cell>
          <table:table-cell table:style-name="ce92"/>
          <table:table-cell office:value-type="float" office:value="5.1793315592492224" table:style-name="ce92">
            <text:p>5.2</text:p>
          </table:table-cell>
          <table:table-cell table:style-name="ce92"/>
          <table:table-cell office:value-type="float" office:value="5.5084280563750863" table:style-name="ce92">
            <text:p>5.5</text:p>
          </table:table-cell>
          <table:table-cell table:style-name="ce92"/>
          <table:table-cell office:value-type="float" office:value="5.3143499806716568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3.5580197883005371" table:style-name="ce74">
            <text:p>3.6</text:p>
          </table:table-cell>
          <table:table-cell table:style-name="ce92"/>
          <table:table-cell office:value-type="float" office:value="4.0819084731386068" table:style-name="ce92">
            <text:p>4.1</text:p>
          </table:table-cell>
          <table:table-cell table:style-name="ce92"/>
          <table:table-cell office:value-type="float" office:value="5.5535145271404298" table:style-name="ce92">
            <text:p>5.6</text:p>
          </table:table-cell>
          <table:table-cell table:style-name="ce92"/>
          <table:table-cell office:value-type="float" office:value="5.278961940744531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4.3644611460802674" table:style-name="ce74">
            <text:p>4.4</text:p>
          </table:table-cell>
          <table:table-cell table:style-name="ce92"/>
          <table:table-cell office:value-type="float" office:value="4.9853565952169276" table:style-name="ce92">
            <text:p>5.0</text:p>
          </table:table-cell>
          <table:table-cell table:style-name="ce92"/>
          <table:table-cell office:value-type="float" office:value="5.8488456629311125" table:style-name="ce92">
            <text:p>5.8</text:p>
          </table:table-cell>
          <table:table-cell table:style-name="ce92"/>
          <table:table-cell office:value-type="float" office:value="5.8130438216572822" table:style-name="ce9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1.034934531807441" table:style-name="ce35">
            <text:p>1.0</text:p>
          </table:table-cell>
          <table:table-cell table:style-name="ce94"/>
          <table:table-cell office:value-type="float" office:value="1.1286207152865213" table:style-name="ce94">
            <text:p>1.1</text:p>
          </table:table-cell>
          <table:table-cell table:style-name="ce94"/>
          <table:table-cell office:value-type="float" office:value="1.2139761394365789" table:style-name="ce94">
            <text:p>1.2</text:p>
          </table:table-cell>
          <table:table-cell table:style-name="ce94"/>
          <table:table-cell office:value-type="float" office:value="1.1609543890338303" table:style-name="ce94">
            <text:p>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3.4556742819420228" table:style-name="ce74">
            <text:p>3.5</text:p>
          </table:table-cell>
          <table:table-cell table:style-name="ce92"/>
          <table:table-cell office:value-type="float" office:value="3.7289826000614812" table:style-name="ce92">
            <text:p>3.7</text:p>
          </table:table-cell>
          <table:table-cell table:style-name="ce92"/>
          <table:table-cell office:value-type="float" office:value="3.9130296183805093" table:style-name="ce92">
            <text:p>3.9</text:p>
          </table:table-cell>
          <table:table-cell table:style-name="ce92"/>
          <table:table-cell office:value-type="float" office:value="3.5733888225199295" table:style-name="ce92">
            <text:p>3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3.4354756629546568" table:style-name="ce74">
            <text:p>3.4</text:p>
          </table:table-cell>
          <table:table-cell table:style-name="ce92"/>
          <table:table-cell office:value-type="float" office:value="3.6955896279870171" table:style-name="ce92">
            <text:p>3.7</text:p>
          </table:table-cell>
          <table:table-cell table:style-name="ce92"/>
          <table:table-cell office:value-type="float" office:value="3.9486824955930699" table:style-name="ce92">
            <text:p>3.9</text:p>
          </table:table-cell>
          <table:table-cell table:style-name="ce92"/>
          <table:table-cell office:value-type="float" office:value="3.8024111559140037" table:style-name="ce9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2.2975421887753145" table:style-name="ce74">
            <text:p>2.3</text:p>
          </table:table-cell>
          <table:table-cell table:style-name="ce92"/>
          <table:table-cell office:value-type="float" office:value="2.5005341299763506" table:style-name="ce92">
            <text:p>2.5</text:p>
          </table:table-cell>
          <table:table-cell table:style-name="ce92"/>
          <table:table-cell office:value-type="float" office:value="2.8945538874323051" table:style-name="ce92">
            <text:p>2.9</text:p>
          </table:table-cell>
          <table:table-cell table:style-name="ce92"/>
          <table:table-cell office:value-type="float" office:value="2.8557016528115433" table:style-name="ce9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3.6501442638391501" table:style-name="ce74">
            <text:p>3.7</text:p>
          </table:table-cell>
          <table:table-cell table:style-name="ce92"/>
          <table:table-cell office:value-type="float" office:value="3.8467411417623221" table:style-name="ce92">
            <text:p>3.8</text:p>
          </table:table-cell>
          <table:table-cell table:style-name="ce92"/>
          <table:table-cell office:value-type="float" office:value="3.863493805271184" table:style-name="ce92">
            <text:p>3.9</text:p>
          </table:table-cell>
          <table:table-cell table:style-name="ce92"/>
          <table:table-cell office:value-type="float" office:value="3.6488545941895767" table:style-name="ce92">
            <text:p>3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3.7416827509545003" table:style-name="ce74">
            <text:p>3.7</text:p>
          </table:table-cell>
          <table:table-cell table:style-name="ce92"/>
          <table:table-cell office:value-type="float" office:value="3.9787247431979922" table:style-name="ce92">
            <text:p>4.0</text:p>
          </table:table-cell>
          <table:table-cell table:style-name="ce92"/>
          <table:table-cell office:value-type="float" office:value="4.0048347725637754" table:style-name="ce92">
            <text:p>4.0</text:p>
          </table:table-cell>
          <table:table-cell table:style-name="ce92"/>
          <table:table-cell office:value-type="float" office:value="3.832279593414917" table:style-name="ce9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3.206336307704627" table:style-name="ce74">
            <text:p>3.2</text:p>
          </table:table-cell>
          <table:table-cell table:style-name="ce92"/>
          <table:table-cell office:value-type="float" office:value="3.6908857534149297" table:style-name="ce92">
            <text:p>3.7</text:p>
          </table:table-cell>
          <table:table-cell table:style-name="ce92"/>
          <table:table-cell office:value-type="float" office:value="3.9718665249009688" table:style-name="ce92">
            <text:p>4.0</text:p>
          </table:table-cell>
          <table:table-cell table:style-name="ce92"/>
          <table:table-cell office:value-type="float" office:value="3.7276747234493812" table:style-name="ce9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3.1596918134286556" table:style-name="ce74">
            <text:p>3.2</text:p>
          </table:table-cell>
          <table:table-cell table:style-name="ce92"/>
          <table:table-cell office:value-type="float" office:value="3.512106694426953" table:style-name="ce92">
            <text:p>3.5</text:p>
          </table:table-cell>
          <table:table-cell table:style-name="ce92"/>
          <table:table-cell office:value-type="float" office:value="3.8909774369781216" table:style-name="ce92">
            <text:p>3.9</text:p>
          </table:table-cell>
          <table:table-cell table:style-name="ce92"/>
          <table:table-cell office:value-type="float" office:value="3.7879293662118227" table:style-name="ce9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3.6946375600646175" table:style-name="ce74">
            <text:p>3.7</text:p>
          </table:table-cell>
          <table:table-cell table:style-name="ce92"/>
          <table:table-cell office:value-type="float" office:value="3.9228446629914315" table:style-name="ce92">
            <text:p>3.9</text:p>
          </table:table-cell>
          <table:table-cell table:style-name="ce92"/>
          <table:table-cell office:value-type="float" office:value="3.7746076533757167" table:style-name="ce92">
            <text:p>3.8</text:p>
          </table:table-cell>
          <table:table-cell table:style-name="ce92"/>
          <table:table-cell office:value-type="float" office:value="3.5973935042184877" table:style-name="ce92">
            <text:p>3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3.0948434465012054" table:style-name="ce74">
            <text:p>3.1</text:p>
          </table:table-cell>
          <table:table-cell table:style-name="ce92"/>
          <table:table-cell office:value-type="float" office:value="3.5908110542889671" table:style-name="ce92">
            <text:p>3.6</text:p>
          </table:table-cell>
          <table:table-cell table:style-name="ce92"/>
          <table:table-cell office:value-type="float" office:value="4.0703518132329588" table:style-name="ce92">
            <text:p>4.1</text:p>
          </table:table-cell>
          <table:table-cell table:style-name="ce92"/>
          <table:table-cell office:value-type="float" office:value="3.9729612910179846" table:style-name="ce9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3.4788733802404659" table:style-name="ce74">
            <text:p>3.5</text:p>
          </table:table-cell>
          <table:table-cell table:style-name="ce92"/>
          <table:table-cell office:value-type="float" office:value="3.736306701240899" table:style-name="ce92">
            <text:p>3.7</text:p>
          </table:table-cell>
          <table:table-cell table:style-name="ce92"/>
          <table:table-cell office:value-type="float" office:value="3.9062332049066564" table:style-name="ce92">
            <text:p>3.9</text:p>
          </table:table-cell>
          <table:table-cell table:style-name="ce92"/>
          <table:table-cell office:value-type="float" office:value="3.6683776004421298" table:style-name="ce9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1.3958172343627284" table:style-name="ce48">
            <text:p>1.4</text:p>
          </table:table-cell>
          <table:table-cell table:style-name="ce96"/>
          <table:table-cell office:value-type="float" office:value="1.5684664421001915" table:style-name="ce96">
            <text:p>1.6</text:p>
          </table:table-cell>
          <table:table-cell table:style-name="ce96"/>
          <table:table-cell office:value-type="float" office:value="1.6854888664442402" table:style-name="ce96">
            <text:p>1.7</text:p>
          </table:table-cell>
          <table:table-cell table:style-name="ce96"/>
          <table:table-cell office:value-type="float" office:value="1.5997665614663314" table:style-name="ce96">
            <text:p>1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4.9126744183555671" table:style-name="ce74">
            <text:p>4.9</text:p>
          </table:table-cell>
          <table:table-cell table:style-name="ce92"/>
          <table:table-cell office:value-type="float" office:value="5.6105854032599716" table:style-name="ce92">
            <text:p>5.6</text:p>
          </table:table-cell>
          <table:table-cell table:style-name="ce92"/>
          <table:table-cell office:value-type="float" office:value="5.1225142159924184" table:style-name="ce92">
            <text:p>5.1</text:p>
          </table:table-cell>
          <table:table-cell table:style-name="ce92"/>
          <table:table-cell office:value-type="float" office:value="4.7734058212013126" table:style-name="ce9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4.6601319702337607" table:style-name="ce40">
            <text:p>4.7</text:p>
          </table:table-cell>
          <table:table-cell table:style-name="ce97"/>
          <table:table-cell office:value-type="float" office:value="5.2885186541554274" table:style-name="ce97">
            <text:p>5.3</text:p>
          </table:table-cell>
          <table:table-cell table:style-name="ce97"/>
          <table:table-cell office:value-type="float" office:value="5.6220326911186005" table:style-name="ce97">
            <text:p>5.6</text:p>
          </table:table-cell>
          <table:table-cell table:style-name="ce97"/>
          <table:table-cell office:value-type="float" office:value="5.3506514115642005" table:style-name="ce97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4.2841130709086013" table:style-name="ce74">
            <text:p>4.3</text:p>
          </table:table-cell>
          <table:table-cell table:style-name="ce92"/>
          <table:table-cell office:value-type="float" office:value="4.7008753355088251" table:style-name="ce92">
            <text:p>4.7</text:p>
          </table:table-cell>
          <table:table-cell table:style-name="ce92"/>
          <table:table-cell office:value-type="float" office:value="5.3453325722506886" table:style-name="ce92">
            <text:p>5.3</text:p>
          </table:table-cell>
          <table:table-cell table:style-name="ce92"/>
          <table:table-cell office:value-type="float" office:value="5.133451180043819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5.356603442154972" table:style-name="ce74">
            <text:p>5.4</text:p>
          </table:table-cell>
          <table:table-cell table:style-name="ce92"/>
          <table:table-cell office:value-type="float" office:value="5.5931004874814505" table:style-name="ce92">
            <text:p>5.6</text:p>
          </table:table-cell>
          <table:table-cell table:style-name="ce92"/>
          <table:table-cell office:value-type="float" office:value="5.4710786208651108" table:style-name="ce92">
            <text:p>5.5</text:p>
          </table:table-cell>
          <table:table-cell table:style-name="ce92"/>
          <table:table-cell office:value-type="float" office:value="5.0483484029713139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4.5169872130335627" table:style-name="ce74">
            <text:p>4.5</text:p>
          </table:table-cell>
          <table:table-cell table:style-name="ce92"/>
          <table:table-cell office:value-type="float" office:value="5.2138734638252915" table:style-name="ce92">
            <text:p>5.2</text:p>
          </table:table-cell>
          <table:table-cell table:style-name="ce92"/>
          <table:table-cell office:value-type="float" office:value="5.8887424471174565" table:style-name="ce92">
            <text:p>5.9</text:p>
          </table:table-cell>
          <table:table-cell table:style-name="ce92"/>
          <table:table-cell office:value-type="float" office:value="5.571308066488001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6.0405167812970895" table:style-name="ce74">
            <text:p>6.0</text:p>
          </table:table-cell>
          <table:table-cell table:style-name="ce92"/>
          <table:table-cell office:value-type="float" office:value="6.1167101352946229" table:style-name="ce92">
            <text:p>6.1</text:p>
          </table:table-cell>
          <table:table-cell table:style-name="ce92"/>
          <table:table-cell office:value-type="float" office:value="5.1130463941624074" table:style-name="ce92">
            <text:p>5.1</text:p>
          </table:table-cell>
          <table:table-cell table:style-name="ce92"/>
          <table:table-cell office:value-type="float" office:value="4.6022497033409469" table:style-name="ce92">
            <text:p>4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4.5222116689260456" table:style-name="ce74">
            <text:p>4.5</text:p>
          </table:table-cell>
          <table:table-cell table:style-name="ce92"/>
          <table:table-cell office:value-type="float" office:value="5.1519829890297792" table:style-name="ce92">
            <text:p>5.2</text:p>
          </table:table-cell>
          <table:table-cell table:style-name="ce92"/>
          <table:table-cell office:value-type="float" office:value="5.7594355930661365" table:style-name="ce92">
            <text:p>5.8</text:p>
          </table:table-cell>
          <table:table-cell table:style-name="ce92"/>
          <table:table-cell office:value-type="float" office:value="5.6694909244091596" table:style-name="ce9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4.2020315520664546" table:style-name="ce74">
            <text:p>4.2</text:p>
          </table:table-cell>
          <table:table-cell table:style-name="ce92"/>
          <table:table-cell office:value-type="float" office:value="4.785394645842322" table:style-name="ce92">
            <text:p>4.8</text:p>
          </table:table-cell>
          <table:table-cell table:style-name="ce92"/>
          <table:table-cell office:value-type="float" office:value="5.5906018015768053" table:style-name="ce92">
            <text:p>5.6</text:p>
          </table:table-cell>
          <table:table-cell table:style-name="ce92"/>
          <table:table-cell office:value-type="float" office:value="5.2785175941646889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4.5931767306887084" table:style-name="ce74">
            <text:p>4.6</text:p>
          </table:table-cell>
          <table:table-cell table:style-name="ce92"/>
          <table:table-cell office:value-type="float" office:value="5.0493285299469504" table:style-name="ce92">
            <text:p>5.0</text:p>
          </table:table-cell>
          <table:table-cell table:style-name="ce92"/>
          <table:table-cell office:value-type="float" office:value="5.6855483079073563" table:style-name="ce92">
            <text:p>5.7</text:p>
          </table:table-cell>
          <table:table-cell table:style-name="ce92"/>
          <table:table-cell office:value-type="float" office:value="5.2458409413255689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4.3181657664711715" table:style-name="ce74">
            <text:p>4.3</text:p>
          </table:table-cell>
          <table:table-cell table:style-name="ce92"/>
          <table:table-cell office:value-type="float" office:value="5.3383929065489273" table:style-name="ce92">
            <text:p>5.3</text:p>
          </table:table-cell>
          <table:table-cell table:style-name="ce92"/>
          <table:table-cell office:value-type="float" office:value="5.4962533064949026" table:style-name="ce92">
            <text:p>5.5</text:p>
          </table:table-cell>
          <table:table-cell table:style-name="ce92"/>
          <table:table-cell office:value-type="float" office:value="5.1237995657743234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4.5727121011117866" table:style-name="ce74">
            <text:p>4.6</text:p>
          </table:table-cell>
          <table:table-cell table:style-name="ce92"/>
          <table:table-cell office:value-type="float" office:value="5.1062946515071701" table:style-name="ce92">
            <text:p>5.1</text:p>
          </table:table-cell>
          <table:table-cell table:style-name="ce92"/>
          <table:table-cell office:value-type="float" office:value="5.8274765598572307" table:style-name="ce92">
            <text:p>5.8</text:p>
          </table:table-cell>
          <table:table-cell table:style-name="ce92"/>
          <table:table-cell office:value-type="float" office:value="5.5092809606852757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4.2829987148281567" table:style-name="ce74">
            <text:p>4.3</text:p>
          </table:table-cell>
          <table:table-cell table:style-name="ce92"/>
          <table:table-cell office:value-type="float" office:value="4.5757909214061758" table:style-name="ce92">
            <text:p>4.6</text:p>
          </table:table-cell>
          <table:table-cell table:style-name="ce92"/>
          <table:table-cell office:value-type="float" office:value="5.4952573808486447" table:style-name="ce92">
            <text:p>5.5</text:p>
          </table:table-cell>
          <table:table-cell table:style-name="ce92"/>
          <table:table-cell office:value-type="float" office:value="5.5090337980493569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1.8393080088051295" table:style-name="ce35">
            <text:p>1.8</text:p>
          </table:table-cell>
          <table:table-cell table:style-name="ce94"/>
          <table:table-cell office:value-type="float" office:value="1.9954632016060736" table:style-name="ce94">
            <text:p>2.0</text:p>
          </table:table-cell>
          <table:table-cell table:style-name="ce94"/>
          <table:table-cell office:value-type="float" office:value="2.170078963777117" table:style-name="ce94">
            <text:p>2.2</text:p>
          </table:table-cell>
          <table:table-cell table:style-name="ce94"/>
          <table:table-cell office:value-type="float" office:value="2.0878080466407378" table:style-name="ce9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4.1796717788287419" table:style-name="ce74">
            <text:p>4.2</text:p>
          </table:table-cell>
          <table:table-cell table:style-name="ce92"/>
          <table:table-cell office:value-type="float" office:value="4.8053645650786514" table:style-name="ce92">
            <text:p>4.8</text:p>
          </table:table-cell>
          <table:table-cell table:style-name="ce92"/>
          <table:table-cell office:value-type="float" office:value="5.6451116836489899" table:style-name="ce92">
            <text:p>5.6</text:p>
          </table:table-cell>
          <table:table-cell table:style-name="ce92"/>
          <table:table-cell office:value-type="float" office:value="5.3599332244138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2.2411001313561107" table:style-name="ce74">
            <text:p>2.2</text:p>
          </table:table-cell>
          <table:table-cell table:style-name="ce92"/>
          <table:table-cell office:value-type="float" office:value="2.463334755627189" table:style-name="ce92">
            <text:p>2.5</text:p>
          </table:table-cell>
          <table:table-cell table:style-name="ce92"/>
          <table:table-cell office:value-type="float" office:value="2.9412183110882006" table:style-name="ce92">
            <text:p>2.9</text:p>
          </table:table-cell>
          <table:table-cell table:style-name="ce92"/>
          <table:table-cell office:value-type="float" office:value="2.9104296270242358" table:style-name="ce9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4.9016625733506842" table:style-name="ce74">
            <text:p>4.9</text:p>
          </table:table-cell>
          <table:table-cell table:style-name="ce92"/>
          <table:table-cell office:value-type="float" office:value="5.280751978060783" table:style-name="ce92">
            <text:p>5.3</text:p>
          </table:table-cell>
          <table:table-cell table:style-name="ce92"/>
          <table:table-cell office:value-type="float" office:value="5.6089438981136279" table:style-name="ce92">
            <text:p>5.6</text:p>
          </table:table-cell>
          <table:table-cell table:style-name="ce92"/>
          <table:table-cell office:value-type="float" office:value="5.3829501729262486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4.7697511494915412" table:style-name="ce74">
            <text:p>4.8</text:p>
          </table:table-cell>
          <table:table-cell table:style-name="ce92"/>
          <table:table-cell office:value-type="float" office:value="5.2224924432560549" table:style-name="ce92">
            <text:p>5.2</text:p>
          </table:table-cell>
          <table:table-cell table:style-name="ce92"/>
          <table:table-cell office:value-type="float" office:value="5.5827140709823366" table:style-name="ce92">
            <text:p>5.6</text:p>
          </table:table-cell>
          <table:table-cell table:style-name="ce92"/>
          <table:table-cell office:value-type="float" office:value="5.267383438985151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5.0104294854946163" table:style-name="ce74">
            <text:p>5.0</text:p>
          </table:table-cell>
          <table:table-cell table:style-name="ce92"/>
          <table:table-cell office:value-type="float" office:value="5.3654770597212682" table:style-name="ce92">
            <text:p>5.4</text:p>
          </table:table-cell>
          <table:table-cell table:style-name="ce92"/>
          <table:table-cell office:value-type="float" office:value="5.5979340106497801" table:style-name="ce92">
            <text:p>5.6</text:p>
          </table:table-cell>
          <table:table-cell table:style-name="ce92"/>
          <table:table-cell office:value-type="float" office:value="5.345591319200099" table:style-name="ce92">
            <text:p>5.3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1.0373062703654901" table:style-name="ce29">
            <text:p>1.0</text:p>
          </table:table-cell>
          <table:table-cell table:style-name="ce95"/>
          <table:table-cell office:value-type="float" office:value="1.1300313165892417" table:style-name="ce95">
            <text:p>1.1</text:p>
          </table:table-cell>
          <table:table-cell table:style-name="ce95"/>
          <table:table-cell office:value-type="float" office:value="1.2167063175891668" table:style-name="ce95">
            <text:p>1.2</text:p>
          </table:table-cell>
          <table:table-cell table:style-name="ce95"/>
          <table:table-cell office:value-type="float" office:value="1.1709381369517602" table:style-name="ce95">
            <text:p>1.2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4.5181941990200087" table:style-name="ce35">
            <text:p>4.5</text:p>
          </table:table-cell>
          <table:table-cell table:style-name="ce94"/>
          <table:table-cell office:value-type="float" office:value="5.0758947918382313" table:style-name="ce94">
            <text:p>5.1</text:p>
          </table:table-cell>
          <table:table-cell table:style-name="ce94"/>
          <table:table-cell office:value-type="float" office:value="5.7052763575691499" table:style-name="ce94">
            <text:p>5.7</text:p>
          </table:table-cell>
          <table:table-cell table:style-name="ce94"/>
          <table:table-cell office:value-type="float" office:value="5.6751326976347105" table:style-name="ce94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4.4723652076053" table:style-name="ce35">
            <text:p>4.5</text:p>
          </table:table-cell>
          <table:table-cell table:style-name="ce94"/>
          <table:table-cell office:value-type="float" office:value="5.0679995339549144" table:style-name="ce94">
            <text:p>5.1</text:p>
          </table:table-cell>
          <table:table-cell table:style-name="ce94"/>
          <table:table-cell office:value-type="float" office:value="5.8816633159138547" table:style-name="ce94">
            <text:p>5.9</text:p>
          </table:table-cell>
          <table:table-cell table:style-name="ce94"/>
          <table:table-cell office:value-type="float" office:value="5.7632913585254686" table:style-name="ce94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5.1877989625973342" table:style-name="ce35">
            <text:p>5.2</text:p>
          </table:table-cell>
          <table:table-cell table:style-name="ce94"/>
          <table:table-cell office:value-type="float" office:value="5.3192853959985413" table:style-name="ce94">
            <text:p>5.3</text:p>
          </table:table-cell>
          <table:table-cell table:style-name="ce94"/>
          <table:table-cell office:value-type="float" office:value="5.460775440384996" table:style-name="ce94">
            <text:p>5.5</text:p>
          </table:table-cell>
          <table:table-cell table:style-name="ce94"/>
          <table:table-cell office:value-type="float" office:value="5.1142801667896922" table:style-name="ce94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4.9166121306593151" table:style-name="ce35">
            <text:p>4.9</text:p>
          </table:table-cell>
          <table:table-cell table:style-name="ce94"/>
          <table:table-cell office:value-type="float" office:value="5.3239689656290556" table:style-name="ce94">
            <text:p>5.3</text:p>
          </table:table-cell>
          <table:table-cell table:style-name="ce94"/>
          <table:table-cell office:value-type="float" office:value="5.7850813182096781" table:style-name="ce94">
            <text:p>5.8</text:p>
          </table:table-cell>
          <table:table-cell table:style-name="ce94"/>
          <table:table-cell office:value-type="float" office:value="5.6298087879772032" table:style-name="ce9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3.4154241245818007" table:style-name="ce35">
            <text:p>3.4</text:p>
          </table:table-cell>
          <table:table-cell table:style-name="ce94"/>
          <table:table-cell office:value-type="float" office:value="3.9868484788129543" table:style-name="ce94">
            <text:p>4.0</text:p>
          </table:table-cell>
          <table:table-cell table:style-name="ce94"/>
          <table:table-cell office:value-type="float" office:value="5.7234096489007458" table:style-name="ce94">
            <text:p>5.7</text:p>
          </table:table-cell>
          <table:table-cell table:style-name="ce94"/>
          <table:table-cell office:value-type="float" office:value="5.8786376372175431" table:style-name="ce94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1.8071024505748823" table:style-name="ce35">
            <text:p>1.8</text:p>
          </table:table-cell>
          <table:table-cell table:style-name="ce94"/>
          <table:table-cell office:value-type="float" office:value="1.9902926119430453" table:style-name="ce94">
            <text:p>2.0</text:p>
          </table:table-cell>
          <table:table-cell table:style-name="ce94"/>
          <table:table-cell office:value-type="float" office:value="2.3096896972972401" table:style-name="ce94">
            <text:p>2.3</text:p>
          </table:table-cell>
          <table:table-cell table:style-name="ce94"/>
          <table:table-cell office:value-type="float" office:value="2.197674200209232" table:style-name="ce9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4.1168879673004426" table:style-name="ce74">
            <text:p>4.1</text:p>
          </table:table-cell>
          <table:table-cell table:style-name="ce92"/>
          <table:table-cell office:value-type="float" office:value="4.928277777430468" table:style-name="ce92">
            <text:p>4.9</text:p>
          </table:table-cell>
          <table:table-cell table:style-name="ce92"/>
          <table:table-cell office:value-type="float" office:value="5.7862907329414455" table:style-name="ce92">
            <text:p>5.8</text:p>
          </table:table-cell>
          <table:table-cell table:style-name="ce92"/>
          <table:table-cell office:value-type="float" office:value="5.8578591876462971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5.1058251917587398" table:style-name="ce74">
            <text:p>5.1</text:p>
          </table:table-cell>
          <table:table-cell table:style-name="ce92"/>
          <table:table-cell office:value-type="float" office:value="5.442031485620169" table:style-name="ce92">
            <text:p>5.4</text:p>
          </table:table-cell>
          <table:table-cell table:style-name="ce92"/>
          <table:table-cell office:value-type="float" office:value="5.6365782664596686" table:style-name="ce92">
            <text:p>5.6</text:p>
          </table:table-cell>
          <table:table-cell table:style-name="ce92"/>
          <table:table-cell office:value-type="float" office:value="5.0883075541554028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4.7213033905076918" table:style-name="ce74">
            <text:p>4.7</text:p>
          </table:table-cell>
          <table:table-cell table:style-name="ce92"/>
          <table:table-cell office:value-type="float" office:value="5.1093271094454051" table:style-name="ce92">
            <text:p>5.1</text:p>
          </table:table-cell>
          <table:table-cell table:style-name="ce92"/>
          <table:table-cell office:value-type="float" office:value="5.7812011877556744" table:style-name="ce92">
            <text:p>5.8</text:p>
          </table:table-cell>
          <table:table-cell table:style-name="ce92"/>
          <table:table-cell office:value-type="float" office:value="5.136402470155593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3.6746280236969353" table:style-name="ce74">
            <text:p>3.7</text:p>
          </table:table-cell>
          <table:table-cell table:style-name="ce92"/>
          <table:table-cell office:value-type="float" office:value="4.2722278585783924" table:style-name="ce92">
            <text:p>4.3</text:p>
          </table:table-cell>
          <table:table-cell table:style-name="ce92"/>
          <table:table-cell office:value-type="float" office:value="5.7038410871959488" table:style-name="ce92">
            <text:p>5.7</text:p>
          </table:table-cell>
          <table:table-cell table:style-name="ce92"/>
          <table:table-cell office:value-type="float" office:value="5.7494378621327442" table:style-name="ce9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3.9568529367411842" table:style-name="ce74">
            <text:p>4.0</text:p>
          </table:table-cell>
          <table:table-cell table:style-name="ce92"/>
          <table:table-cell office:value-type="float" office:value="4.5713251840412861" table:style-name="ce92">
            <text:p>4.6</text:p>
          </table:table-cell>
          <table:table-cell table:style-name="ce92"/>
          <table:table-cell office:value-type="float" office:value="5.5767387918488787" table:style-name="ce92">
            <text:p>5.6</text:p>
          </table:table-cell>
          <table:table-cell table:style-name="ce92"/>
          <table:table-cell office:value-type="float" office:value="5.4995351792131109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3.8926325812822737" table:style-name="ce74">
            <text:p>3.9</text:p>
          </table:table-cell>
          <table:table-cell table:style-name="ce92"/>
          <table:table-cell office:value-type="float" office:value="4.3184834105154284" table:style-name="ce92">
            <text:p>4.3</text:p>
          </table:table-cell>
          <table:table-cell table:style-name="ce92"/>
          <table:table-cell office:value-type="float" office:value="5.4078804994300729" table:style-name="ce92">
            <text:p>5.4</text:p>
          </table:table-cell>
          <table:table-cell table:style-name="ce92"/>
          <table:table-cell office:value-type="float" office:value="5.5582426636055171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3.9000817797585796" table:style-name="ce74">
            <text:p>3.9</text:p>
          </table:table-cell>
          <table:table-cell table:style-name="ce92"/>
          <table:table-cell office:value-type="float" office:value="4.5614704066749496" table:style-name="ce92">
            <text:p>4.6</text:p>
          </table:table-cell>
          <table:table-cell table:style-name="ce92"/>
          <table:table-cell office:value-type="float" office:value="5.5086214727304519" table:style-name="ce92">
            <text:p>5.5</text:p>
          </table:table-cell>
          <table:table-cell table:style-name="ce92"/>
          <table:table-cell office:value-type="float" office:value="5.2914840937260399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2.0036194012520103" table:style-name="ce35">
            <text:p>2.0</text:p>
          </table:table-cell>
          <table:table-cell table:style-name="ce94"/>
          <table:table-cell office:value-type="float" office:value="2.1465362313402681" table:style-name="ce94">
            <text:p>2.1</text:p>
          </table:table-cell>
          <table:table-cell table:style-name="ce94"/>
          <table:table-cell office:value-type="float" office:value="2.230733876121882" table:style-name="ce94">
            <text:p>2.2</text:p>
          </table:table-cell>
          <table:table-cell table:style-name="ce94"/>
          <table:table-cell office:value-type="float" office:value="2.129788973632424" table:style-name="ce9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4.7708758480227376" table:style-name="ce74">
            <text:p>4.8</text:p>
          </table:table-cell>
          <table:table-cell table:style-name="ce92"/>
          <table:table-cell office:value-type="float" office:value="5.1284722738387583" table:style-name="ce92">
            <text:p>5.1</text:p>
          </table:table-cell>
          <table:table-cell table:style-name="ce92"/>
          <table:table-cell office:value-type="float" office:value="5.4015598179223803" table:style-name="ce92">
            <text:p>5.4</text:p>
          </table:table-cell>
          <table:table-cell table:style-name="ce92"/>
          <table:table-cell office:value-type="float" office:value="5.0676140810731241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5.0493226070913222" table:style-name="ce74">
            <text:p>5.0</text:p>
          </table:table-cell>
          <table:table-cell table:style-name="ce92"/>
          <table:table-cell office:value-type="float" office:value="5.3530069053761125" table:style-name="ce92">
            <text:p>5.4</text:p>
          </table:table-cell>
          <table:table-cell table:style-name="ce92"/>
          <table:table-cell office:value-type="float" office:value="5.6543889777579519" table:style-name="ce92">
            <text:p>5.7</text:p>
          </table:table-cell>
          <table:table-cell table:style-name="ce92"/>
          <table:table-cell office:value-type="float" office:value="5.4445788346369266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5.4581023984893617" table:style-name="ce74">
            <text:p>5.5</text:p>
          </table:table-cell>
          <table:table-cell table:style-name="ce92"/>
          <table:table-cell office:value-type="float" office:value="5.6403624766641407" table:style-name="ce92">
            <text:p>5.6</text:p>
          </table:table-cell>
          <table:table-cell table:style-name="ce92"/>
          <table:table-cell office:value-type="float" office:value="5.0894674749582762" table:style-name="ce92">
            <text:p>5.1</text:p>
          </table:table-cell>
          <table:table-cell table:style-name="ce92"/>
          <table:table-cell office:value-type="float" office:value="4.760942716632993" table:style-name="ce9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2.3832214422260023" table:style-name="ce74">
            <text:p>2.4</text:p>
          </table:table-cell>
          <table:table-cell table:style-name="ce92"/>
          <table:table-cell office:value-type="float" office:value="2.6660138244896436" table:style-name="ce92">
            <text:p>2.7</text:p>
          </table:table-cell>
          <table:table-cell table:style-name="ce92"/>
          <table:table-cell office:value-type="float" office:value="2.9965828173379503" table:style-name="ce92">
            <text:p>3.0</text:p>
          </table:table-cell>
          <table:table-cell table:style-name="ce92"/>
          <table:table-cell office:value-type="float" office:value="2.9292013611922076" table:style-name="ce9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1.8146012319760985" table:style-name="ce35">
            <text:p>1.8</text:p>
          </table:table-cell>
          <table:table-cell table:style-name="ce94"/>
          <table:table-cell office:value-type="float" office:value="1.9730859965308101" table:style-name="ce94">
            <text:p>2.0</text:p>
          </table:table-cell>
          <table:table-cell table:style-name="ce94"/>
          <table:table-cell office:value-type="float" office:value="2.0882282038153734" table:style-name="ce94">
            <text:p>2.1</text:p>
          </table:table-cell>
          <table:table-cell table:style-name="ce94"/>
          <table:table-cell office:value-type="float" office:value="1.9967214841178971" table:style-name="ce9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3.8231553147547115" table:style-name="ce74">
            <text:p>3.8</text:p>
          </table:table-cell>
          <table:table-cell table:style-name="ce92"/>
          <table:table-cell office:value-type="float" office:value="4.1372738619057987" table:style-name="ce92">
            <text:p>4.1</text:p>
          </table:table-cell>
          <table:table-cell table:style-name="ce92"/>
          <table:table-cell office:value-type="float" office:value="4.4776466610157497" table:style-name="ce92">
            <text:p>4.5</text:p>
          </table:table-cell>
          <table:table-cell table:style-name="ce92"/>
          <table:table-cell office:value-type="float" office:value="3.8646499449128568" table:style-name="ce9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4.3631032547469584" table:style-name="ce74">
            <text:p>4.4</text:p>
          </table:table-cell>
          <table:table-cell table:style-name="ce92"/>
          <table:table-cell office:value-type="float" office:value="5.2495259668510315" table:style-name="ce92">
            <text:p>5.2</text:p>
          </table:table-cell>
          <table:table-cell table:style-name="ce92"/>
          <table:table-cell office:value-type="float" office:value="5.8907529047277141" table:style-name="ce92">
            <text:p>5.9</text:p>
          </table:table-cell>
          <table:table-cell table:style-name="ce92"/>
          <table:table-cell office:value-type="float" office:value="5.8786354997814367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5.4511911714296151" table:style-name="ce74">
            <text:p>5.5</text:p>
          </table:table-cell>
          <table:table-cell table:style-name="ce92"/>
          <table:table-cell office:value-type="float" office:value="5.7725543870826401" table:style-name="ce92">
            <text:p>5.8</text:p>
          </table:table-cell>
          <table:table-cell table:style-name="ce92"/>
          <table:table-cell office:value-type="float" office:value="5.6385287111168747" table:style-name="ce92">
            <text:p>5.6</text:p>
          </table:table-cell>
          <table:table-cell table:style-name="ce92"/>
          <table:table-cell office:value-type="float" office:value="5.376016265267597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2.3757629289127058" table:style-name="ce74">
            <text:p>2.4</text:p>
          </table:table-cell>
          <table:table-cell table:style-name="ce92"/>
          <table:table-cell office:value-type="float" office:value="2.6287345961792274" table:style-name="ce92">
            <text:p>2.6</text:p>
          </table:table-cell>
          <table:table-cell table:style-name="ce92"/>
          <table:table-cell office:value-type="float" office:value="3.0127755103101062" table:style-name="ce92">
            <text:p>3.0</text:p>
          </table:table-cell>
          <table:table-cell table:style-name="ce92"/>
          <table:table-cell office:value-type="float" office:value="3.0169092119630814" table:style-name="ce92">
            <text:p>3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5.3809521707825825" table:style-name="ce74">
            <text:p>5.4</text:p>
          </table:table-cell>
          <table:table-cell table:style-name="ce92"/>
          <table:table-cell office:value-type="float" office:value="5.8430889243213047" table:style-name="ce92">
            <text:p>5.8</text:p>
          </table:table-cell>
          <table:table-cell table:style-name="ce92"/>
          <table:table-cell office:value-type="float" office:value="6.0117177131560116" table:style-name="ce92">
            <text:p>6.0</text:p>
          </table:table-cell>
          <table:table-cell table:style-name="ce92"/>
          <table:table-cell office:value-type="float" office:value="5.9663146467398951" table:style-name="ce92">
            <text:p>6.0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0.81253163166321585" table:style-name="ce29">
            <text:p>0.8</text:p>
          </table:table-cell>
          <table:table-cell table:style-name="ce95"/>
          <table:table-cell office:value-type="float" office:value="0.88595440890202326" table:style-name="ce95">
            <text:p>0.9</text:p>
          </table:table-cell>
          <table:table-cell table:style-name="ce95"/>
          <table:table-cell office:value-type="float" office:value="0.9553677116184045" table:style-name="ce95">
            <text:p>1.0</text:p>
          </table:table-cell>
          <table:table-cell table:style-name="ce95"/>
          <table:table-cell office:value-type="float" office:value="0.90718978391043925" table:style-name="ce95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4.8161029681964447" table:style-name="ce35">
            <text:p>4.8</text:p>
          </table:table-cell>
          <table:table-cell table:style-name="ce94"/>
          <table:table-cell office:value-type="float" office:value="5.3254562280186546" table:style-name="ce94">
            <text:p>5.3</text:p>
          </table:table-cell>
          <table:table-cell table:style-name="ce94"/>
          <table:table-cell office:value-type="float" office:value="5.6590657096361578" table:style-name="ce94">
            <text:p>5.7</text:p>
          </table:table-cell>
          <table:table-cell table:style-name="ce94"/>
          <table:table-cell office:value-type="float" office:value="5.3632161637022779" table:style-name="ce94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5.3846833840642816" table:style-name="ce35">
            <text:p>5.4</text:p>
          </table:table-cell>
          <table:table-cell table:style-name="ce94"/>
          <table:table-cell office:value-type="float" office:value="5.5875807203364936" table:style-name="ce94">
            <text:p>5.6</text:p>
          </table:table-cell>
          <table:table-cell table:style-name="ce94"/>
          <table:table-cell office:value-type="float" office:value="5.8919965397914993" table:style-name="ce94">
            <text:p>5.9</text:p>
          </table:table-cell>
          <table:table-cell table:style-name="ce94"/>
          <table:table-cell office:value-type="float" office:value="5.5937722653317588" table:style-name="ce9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2.5065665024327277" table:style-name="ce35">
            <text:p>2.5</text:p>
          </table:table-cell>
          <table:table-cell table:style-name="ce94"/>
          <table:table-cell office:value-type="float" office:value="2.7127888208527851" table:style-name="ce94">
            <text:p>2.7</text:p>
          </table:table-cell>
          <table:table-cell table:style-name="ce94"/>
          <table:table-cell office:value-type="float" office:value="3.0262545922148441" table:style-name="ce94">
            <text:p>3.0</text:p>
          </table:table-cell>
          <table:table-cell table:style-name="ce94"/>
          <table:table-cell office:value-type="float" office:value="3.0159777022114866" table:style-name="ce94">
            <text:p>3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4.787365727537285" table:style-name="ce35">
            <text:p>4.8</text:p>
          </table:table-cell>
          <table:table-cell table:style-name="ce94"/>
          <table:table-cell office:value-type="float" office:value="5.2764690265739045" table:style-name="ce94">
            <text:p>5.3</text:p>
          </table:table-cell>
          <table:table-cell table:style-name="ce94"/>
          <table:table-cell office:value-type="float" office:value="5.5833792607100863" table:style-name="ce94">
            <text:p>5.6</text:p>
          </table:table-cell>
          <table:table-cell table:style-name="ce94"/>
          <table:table-cell office:value-type="float" office:value="5.0554618540745944" table:style-name="ce94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1.5528090843685338" table:style-name="ce35">
            <text:p>1.6</text:p>
          </table:table-cell>
          <table:table-cell table:style-name="ce94"/>
          <table:table-cell office:value-type="float" office:value="1.7660242494776157" table:style-name="ce94">
            <text:p>1.8</text:p>
          </table:table-cell>
          <table:table-cell table:style-name="ce94"/>
          <table:table-cell office:value-type="float" office:value="1.9999015438985857" table:style-name="ce94">
            <text:p>2.0</text:p>
          </table:table-cell>
          <table:table-cell table:style-name="ce94"/>
          <table:table-cell office:value-type="float" office:value="1.9256266037066427" table:style-name="ce94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3.9530630356723662" table:style-name="ce74">
            <text:p>4.0</text:p>
          </table:table-cell>
          <table:table-cell table:style-name="ce92"/>
          <table:table-cell office:value-type="float" office:value="4.4448261823581969" table:style-name="ce92">
            <text:p>4.4</text:p>
          </table:table-cell>
          <table:table-cell table:style-name="ce92"/>
          <table:table-cell office:value-type="float" office:value="5.6843946078376728" table:style-name="ce92">
            <text:p>5.7</text:p>
          </table:table-cell>
          <table:table-cell table:style-name="ce92"/>
          <table:table-cell office:value-type="float" office:value="5.8428889621461533" table:style-name="ce9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5.0810537918860144" table:style-name="ce74">
            <text:p>5.1</text:p>
          </table:table-cell>
          <table:table-cell table:style-name="ce92"/>
          <table:table-cell office:value-type="float" office:value="5.3315877995571697" table:style-name="ce92">
            <text:p>5.3</text:p>
          </table:table-cell>
          <table:table-cell table:style-name="ce92"/>
          <table:table-cell office:value-type="float" office:value="5.5650062093237533" table:style-name="ce92">
            <text:p>5.6</text:p>
          </table:table-cell>
          <table:table-cell table:style-name="ce92"/>
          <table:table-cell office:value-type="float" office:value="5.2245958943216877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3.3800521825717467" table:style-name="ce74">
            <text:p>3.4</text:p>
          </table:table-cell>
          <table:table-cell table:style-name="ce92"/>
          <table:table-cell office:value-type="float" office:value="4.5142331006971403" table:style-name="ce92">
            <text:p>4.5</text:p>
          </table:table-cell>
          <table:table-cell table:style-name="ce92"/>
          <table:table-cell office:value-type="float" office:value="5.4182358632927858" table:style-name="ce92">
            <text:p>5.4</text:p>
          </table:table-cell>
          <table:table-cell table:style-name="ce92"/>
          <table:table-cell office:value-type="float" office:value="5.1520291627306651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4.9967232860326227" table:style-name="ce74">
            <text:p>5.0</text:p>
          </table:table-cell>
          <table:table-cell table:style-name="ce92"/>
          <table:table-cell office:value-type="float" office:value="5.3016367414118974" table:style-name="ce92">
            <text:p>5.3</text:p>
          </table:table-cell>
          <table:table-cell table:style-name="ce92"/>
          <table:table-cell office:value-type="float" office:value="5.6209591149783193" table:style-name="ce92">
            <text:p>5.6</text:p>
          </table:table-cell>
          <table:table-cell table:style-name="ce92"/>
          <table:table-cell office:value-type="float" office:value="5.3844068429222904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4.409931364629827" table:style-name="ce74">
            <text:p>4.4</text:p>
          </table:table-cell>
          <table:table-cell table:style-name="ce92"/>
          <table:table-cell office:value-type="float" office:value="4.8616989529367549" table:style-name="ce92">
            <text:p>4.9</text:p>
          </table:table-cell>
          <table:table-cell table:style-name="ce92"/>
          <table:table-cell office:value-type="float" office:value="5.4630589519673034" table:style-name="ce92">
            <text:p>5.5</text:p>
          </table:table-cell>
          <table:table-cell table:style-name="ce92"/>
          <table:table-cell office:value-type="float" office:value="4.9661578647165747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4.5017444010712619" table:style-name="ce74">
            <text:p>4.5</text:p>
          </table:table-cell>
          <table:table-cell table:style-name="ce92"/>
          <table:table-cell office:value-type="float" office:value="5.3060393676392925" table:style-name="ce92">
            <text:p>5.3</text:p>
          </table:table-cell>
          <table:table-cell table:style-name="ce92"/>
          <table:table-cell office:value-type="float" office:value="5.781756534958121" table:style-name="ce92">
            <text:p>5.8</text:p>
          </table:table-cell>
          <table:table-cell table:style-name="ce92"/>
          <table:table-cell office:value-type="float" office:value="5.5885611500789185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4.3751002604977334" table:style-name="ce74">
            <text:p>4.4</text:p>
          </table:table-cell>
          <table:table-cell table:style-name="ce92"/>
          <table:table-cell office:value-type="float" office:value="5.0404073092425783" table:style-name="ce92">
            <text:p>5.0</text:p>
          </table:table-cell>
          <table:table-cell table:style-name="ce92"/>
          <table:table-cell office:value-type="float" office:value="5.3612782486639645" table:style-name="ce92">
            <text:p>5.4</text:p>
          </table:table-cell>
          <table:table-cell table:style-name="ce92"/>
          <table:table-cell office:value-type="float" office:value="4.9418000594239233" table:style-name="ce9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4.546170823393747" table:style-name="ce74">
            <text:p>4.5</text:p>
          </table:table-cell>
          <table:table-cell table:style-name="ce92"/>
          <table:table-cell office:value-type="float" office:value="5.1666435609945438" table:style-name="ce92">
            <text:p>5.2</text:p>
          </table:table-cell>
          <table:table-cell table:style-name="ce92"/>
          <table:table-cell office:value-type="float" office:value="5.6284521995454586" table:style-name="ce92">
            <text:p>5.6</text:p>
          </table:table-cell>
          <table:table-cell table:style-name="ce92"/>
          <table:table-cell office:value-type="float" office:value="5.4659538871921871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2.0164403155017441" table:style-name="ce35">
            <text:p>2.0</text:p>
          </table:table-cell>
          <table:table-cell table:style-name="ce94"/>
          <table:table-cell office:value-type="float" office:value="2.1866216199490474" table:style-name="ce94">
            <text:p>2.2</text:p>
          </table:table-cell>
          <table:table-cell table:style-name="ce94"/>
          <table:table-cell office:value-type="float" office:value="2.328993073091945" table:style-name="ce94">
            <text:p>2.3</text:p>
          </table:table-cell>
          <table:table-cell table:style-name="ce94"/>
          <table:table-cell office:value-type="float" office:value="2.1728568093769498" table:style-name="ce9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4.4696225414308515" table:style-name="ce74">
            <text:p>4.5</text:p>
          </table:table-cell>
          <table:table-cell table:style-name="ce92"/>
          <table:table-cell office:value-type="float" office:value="4.939543834827087" table:style-name="ce92">
            <text:p>4.9</text:p>
          </table:table-cell>
          <table:table-cell table:style-name="ce92"/>
          <table:table-cell office:value-type="float" office:value="5.425042411693731" table:style-name="ce92">
            <text:p>5.4</text:p>
          </table:table-cell>
          <table:table-cell table:style-name="ce92"/>
          <table:table-cell office:value-type="float" office:value="5.1343319375734664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5.1881745940756119" table:style-name="ce74">
            <text:p>5.2</text:p>
          </table:table-cell>
          <table:table-cell table:style-name="ce92"/>
          <table:table-cell office:value-type="float" office:value="5.5087864302336254" table:style-name="ce92">
            <text:p>5.5</text:p>
          </table:table-cell>
          <table:table-cell table:style-name="ce92"/>
          <table:table-cell office:value-type="float" office:value="5.8379231795232407" table:style-name="ce92">
            <text:p>5.8</text:p>
          </table:table-cell>
          <table:table-cell table:style-name="ce92"/>
          <table:table-cell office:value-type="float" office:value="5.5022231974901139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4.2623785968606605" table:style-name="ce74">
            <text:p>4.3</text:p>
          </table:table-cell>
          <table:table-cell table:style-name="ce92"/>
          <table:table-cell office:value-type="float" office:value="5.1651979030391315" table:style-name="ce92">
            <text:p>5.2</text:p>
          </table:table-cell>
          <table:table-cell table:style-name="ce92"/>
          <table:table-cell office:value-type="float" office:value="5.7513477534085702" table:style-name="ce92">
            <text:p>5.8</text:p>
          </table:table-cell>
          <table:table-cell table:style-name="ce92"/>
          <table:table-cell office:value-type="float" office:value="5.5821097578668262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4.8921877376562612" table:style-name="ce74">
            <text:p>4.9</text:p>
          </table:table-cell>
          <table:table-cell table:style-name="ce92"/>
          <table:table-cell office:value-type="float" office:value="5.3071589907715655" table:style-name="ce92">
            <text:p>5.3</text:p>
          </table:table-cell>
          <table:table-cell table:style-name="ce92"/>
          <table:table-cell office:value-type="float" office:value="5.6689202751947834" table:style-name="ce92">
            <text:p>5.7</text:p>
          </table:table-cell>
          <table:table-cell table:style-name="ce92"/>
          <table:table-cell office:value-type="float" office:value="5.1230450719100373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4.5402748060208715" table:style-name="ce74">
            <text:p>4.5</text:p>
          </table:table-cell>
          <table:table-cell table:style-name="ce92"/>
          <table:table-cell office:value-type="float" office:value="5.0830428253599074" table:style-name="ce92">
            <text:p>5.1</text:p>
          </table:table-cell>
          <table:table-cell table:style-name="ce92"/>
          <table:table-cell office:value-type="float" office:value="5.3794366350280782" table:style-name="ce92">
            <text:p>5.4</text:p>
          </table:table-cell>
          <table:table-cell table:style-name="ce92"/>
          <table:table-cell office:value-type="float" office:value="5.2197557617853052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4.954001025642663" table:style-name="ce74">
            <text:p>5.0</text:p>
          </table:table-cell>
          <table:table-cell table:style-name="ce92"/>
          <table:table-cell office:value-type="float" office:value="5.3725695388721517" table:style-name="ce92">
            <text:p>5.4</text:p>
          </table:table-cell>
          <table:table-cell table:style-name="ce92"/>
          <table:table-cell office:value-type="float" office:value="5.6785514167512874" table:style-name="ce92">
            <text:p>5.7</text:p>
          </table:table-cell>
          <table:table-cell table:style-name="ce92"/>
          <table:table-cell office:value-type="float" office:value="4.9873481614622133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5.4936266166512704" table:style-name="ce74">
            <text:p>5.5</text:p>
          </table:table-cell>
          <table:table-cell table:style-name="ce92"/>
          <table:table-cell office:value-type="float" office:value="5.7495262190256131" table:style-name="ce92">
            <text:p>5.7</text:p>
          </table:table-cell>
          <table:table-cell table:style-name="ce92"/>
          <table:table-cell office:value-type="float" office:value="5.6425885984657196" table:style-name="ce92">
            <text:p>5.6</text:p>
          </table:table-cell>
          <table:table-cell table:style-name="ce92"/>
          <table:table-cell office:value-type="float" office:value="5.1302915821078541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1.798950401624444" table:style-name="ce35">
            <text:p>1.8</text:p>
          </table:table-cell>
          <table:table-cell table:style-name="ce94"/>
          <table:table-cell office:value-type="float" office:value="1.9676274440864727" table:style-name="ce94">
            <text:p>2.0</text:p>
          </table:table-cell>
          <table:table-cell table:style-name="ce94"/>
          <table:table-cell office:value-type="float" office:value="2.1832233259519604" table:style-name="ce94">
            <text:p>2.2</text:p>
          </table:table-cell>
          <table:table-cell table:style-name="ce94"/>
          <table:table-cell office:value-type="float" office:value="2.0912060721269556" table:style-name="ce9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4.8613312095849626" table:style-name="ce74">
            <text:p>4.9</text:p>
          </table:table-cell>
          <table:table-cell table:style-name="ce92"/>
          <table:table-cell office:value-type="float" office:value="5.3234611348322192" table:style-name="ce92">
            <text:p>5.3</text:p>
          </table:table-cell>
          <table:table-cell table:style-name="ce92"/>
          <table:table-cell office:value-type="float" office:value="5.667944047617679" table:style-name="ce92">
            <text:p>5.7</text:p>
          </table:table-cell>
          <table:table-cell table:style-name="ce92"/>
          <table:table-cell office:value-type="float" office:value="5.4538874422853105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5.163802260342532" table:style-name="ce74">
            <text:p>5.2</text:p>
          </table:table-cell>
          <table:table-cell table:style-name="ce92"/>
          <table:table-cell office:value-type="float" office:value="5.4399200944659114" table:style-name="ce92">
            <text:p>5.4</text:p>
          </table:table-cell>
          <table:table-cell table:style-name="ce92"/>
          <table:table-cell office:value-type="float" office:value="5.4963768724917594" table:style-name="ce92">
            <text:p>5.5</text:p>
          </table:table-cell>
          <table:table-cell table:style-name="ce92"/>
          <table:table-cell office:value-type="float" office:value="5.0870373923811716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3.8691763912811483" table:style-name="ce74">
            <text:p>3.9</text:p>
          </table:table-cell>
          <table:table-cell table:style-name="ce92"/>
          <table:table-cell office:value-type="float" office:value="4.5845434157750002" table:style-name="ce92">
            <text:p>4.6</text:p>
          </table:table-cell>
          <table:table-cell table:style-name="ce92"/>
          <table:table-cell office:value-type="float" office:value="5.6360183491441234" table:style-name="ce92">
            <text:p>5.6</text:p>
          </table:table-cell>
          <table:table-cell table:style-name="ce92"/>
          <table:table-cell office:value-type="float" office:value="5.7658257788307079" table:style-name="ce9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4.4760625185186527" table:style-name="ce74">
            <text:p>4.5</text:p>
          </table:table-cell>
          <table:table-cell table:style-name="ce92"/>
          <table:table-cell office:value-type="float" office:value="4.8865584000247324" table:style-name="ce92">
            <text:p>4.9</text:p>
          </table:table-cell>
          <table:table-cell table:style-name="ce92"/>
          <table:table-cell office:value-type="float" office:value="5.5782454559028025" table:style-name="ce92">
            <text:p>5.6</text:p>
          </table:table-cell>
          <table:table-cell table:style-name="ce92"/>
          <table:table-cell office:value-type="float" office:value="5.1971396393928559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5.0290561212920419" table:style-name="ce74">
            <text:p>5.0</text:p>
          </table:table-cell>
          <table:table-cell table:style-name="ce92"/>
          <table:table-cell office:value-type="float" office:value="5.435976490859562" table:style-name="ce92">
            <text:p>5.4</text:p>
          </table:table-cell>
          <table:table-cell table:style-name="ce92"/>
          <table:table-cell office:value-type="float" office:value="5.571837534433782" table:style-name="ce92">
            <text:p>5.6</text:p>
          </table:table-cell>
          <table:table-cell table:style-name="ce92"/>
          <table:table-cell office:value-type="float" office:value="5.161707365489737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4.2363539997251953" table:style-name="ce74">
            <text:p>4.2</text:p>
          </table:table-cell>
          <table:table-cell table:style-name="ce92"/>
          <table:table-cell office:value-type="float" office:value="4.677041997741183" table:style-name="ce92">
            <text:p>4.7</text:p>
          </table:table-cell>
          <table:table-cell table:style-name="ce92"/>
          <table:table-cell office:value-type="float" office:value="5.6329336968120423" table:style-name="ce92">
            <text:p>5.6</text:p>
          </table:table-cell>
          <table:table-cell table:style-name="ce92"/>
          <table:table-cell office:value-type="float" office:value="5.5166077412444112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4.4021261199528201" table:style-name="ce74">
            <text:p>4.4</text:p>
          </table:table-cell>
          <table:table-cell table:style-name="ce92"/>
          <table:table-cell office:value-type="float" office:value="4.9874484731988407" table:style-name="ce92">
            <text:p>5.0</text:p>
          </table:table-cell>
          <table:table-cell table:style-name="ce92"/>
          <table:table-cell office:value-type="float" office:value="5.5633100325121703" table:style-name="ce92">
            <text:p>5.6</text:p>
          </table:table-cell>
          <table:table-cell table:style-name="ce92"/>
          <table:table-cell office:value-type="float" office:value="5.420000832346683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2.0369371483825671" table:style-name="ce35">
            <text:p>2.0</text:p>
          </table:table-cell>
          <table:table-cell table:style-name="ce94"/>
          <table:table-cell office:value-type="float" office:value="2.2357688537145592" table:style-name="ce94">
            <text:p>2.2</text:p>
          </table:table-cell>
          <table:table-cell table:style-name="ce94"/>
          <table:table-cell office:value-type="float" office:value="2.2947002932444063" table:style-name="ce94">
            <text:p>2.3</text:p>
          </table:table-cell>
          <table:table-cell table:style-name="ce94"/>
          <table:table-cell office:value-type="float" office:value="2.1522615024526068" table:style-name="ce9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5.1874057334706176" table:style-name="ce74">
            <text:p>5.2</text:p>
          </table:table-cell>
          <table:table-cell table:style-name="ce92"/>
          <table:table-cell office:value-type="float" office:value="5.5799731740049818" table:style-name="ce92">
            <text:p>5.6</text:p>
          </table:table-cell>
          <table:table-cell table:style-name="ce92"/>
          <table:table-cell office:value-type="float" office:value="5.4702786335502687" table:style-name="ce92">
            <text:p>5.5</text:p>
          </table:table-cell>
          <table:table-cell table:style-name="ce92"/>
          <table:table-cell office:value-type="float" office:value="4.7920160335132964" table:style-name="ce9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4.5312995546660018" table:style-name="ce74">
            <text:p>4.5</text:p>
          </table:table-cell>
          <table:table-cell table:style-name="ce92"/>
          <table:table-cell office:value-type="float" office:value="4.8390017366093492" table:style-name="ce92">
            <text:p>4.8</text:p>
          </table:table-cell>
          <table:table-cell table:style-name="ce92"/>
          <table:table-cell office:value-type="float" office:value="5.5101845696815142" table:style-name="ce92">
            <text:p>5.5</text:p>
          </table:table-cell>
          <table:table-cell table:style-name="ce92"/>
          <table:table-cell office:value-type="float" office:value="5.4192345505997164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4.7261918644820771" table:style-name="ce74">
            <text:p>4.7</text:p>
          </table:table-cell>
          <table:table-cell table:style-name="ce92"/>
          <table:table-cell office:value-type="float" office:value="5.1757276837748663" table:style-name="ce92">
            <text:p>5.2</text:p>
          </table:table-cell>
          <table:table-cell table:style-name="ce92"/>
          <table:table-cell office:value-type="float" office:value="5.5941317952024336" table:style-name="ce92">
            <text:p>5.6</text:p>
          </table:table-cell>
          <table:table-cell table:style-name="ce92"/>
          <table:table-cell office:value-type="float" office:value="5.3802930312852606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4.8294985258723671" table:style-name="ce74">
            <text:p>4.8</text:p>
          </table:table-cell>
          <table:table-cell table:style-name="ce92"/>
          <table:table-cell office:value-type="float" office:value="5.7886187053447058" table:style-name="ce92">
            <text:p>5.8</text:p>
          </table:table-cell>
          <table:table-cell table:style-name="ce92"/>
          <table:table-cell office:value-type="float" office:value="5.6938662405292444" table:style-name="ce92">
            <text:p>5.7</text:p>
          </table:table-cell>
          <table:table-cell table:style-name="ce92"/>
          <table:table-cell office:value-type="float" office:value="5.4498559620994698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4.9727820441708204" table:style-name="ce74">
            <text:p>5.0</text:p>
          </table:table-cell>
          <table:table-cell table:style-name="ce92"/>
          <table:table-cell office:value-type="float" office:value="5.3936928906073822" table:style-name="ce92">
            <text:p>5.4</text:p>
          </table:table-cell>
          <table:table-cell table:style-name="ce92"/>
          <table:table-cell office:value-type="float" office:value="5.398897878952341" table:style-name="ce92">
            <text:p>5.4</text:p>
          </table:table-cell>
          <table:table-cell table:style-name="ce92"/>
          <table:table-cell office:value-type="float" office:value="5.0167545775379683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4.4826218681986774" table:style-name="ce74">
            <text:p>4.5</text:p>
          </table:table-cell>
          <table:table-cell table:style-name="ce92"/>
          <table:table-cell office:value-type="float" office:value="5.2396056856439444" table:style-name="ce92">
            <text:p>5.2</text:p>
          </table:table-cell>
          <table:table-cell table:style-name="ce92"/>
          <table:table-cell office:value-type="float" office:value="5.5623833115388042" table:style-name="ce92">
            <text:p>5.6</text:p>
          </table:table-cell>
          <table:table-cell table:style-name="ce92"/>
          <table:table-cell office:value-type="float" office:value="5.2258201332099024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5.2797960135223416" table:style-name="ce74">
            <text:p>5.3</text:p>
          </table:table-cell>
          <table:table-cell table:style-name="ce92"/>
          <table:table-cell office:value-type="float" office:value="5.4310193384681238" table:style-name="ce92">
            <text:p>5.4</text:p>
          </table:table-cell>
          <table:table-cell table:style-name="ce92"/>
          <table:table-cell office:value-type="float" office:value="5.5324420223503425" table:style-name="ce92">
            <text:p>5.5</text:p>
          </table:table-cell>
          <table:table-cell table:style-name="ce92"/>
          <table:table-cell office:value-type="float" office:value="5.2728892650435952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1.710446847181768" table:style-name="ce35">
            <text:p>1.7</text:p>
          </table:table-cell>
          <table:table-cell table:style-name="ce94"/>
          <table:table-cell office:value-type="float" office:value="1.9297201309095402" table:style-name="ce94">
            <text:p>1.9</text:p>
          </table:table-cell>
          <table:table-cell table:style-name="ce94"/>
          <table:table-cell office:value-type="float" office:value="2.0998469924407681" table:style-name="ce94">
            <text:p>2.1</text:p>
          </table:table-cell>
          <table:table-cell table:style-name="ce94"/>
          <table:table-cell office:value-type="float" office:value="1.9932917852246712" table:style-name="ce9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4.3999340014939436" table:style-name="ce74">
            <text:p>4.4</text:p>
          </table:table-cell>
          <table:table-cell table:style-name="ce92"/>
          <table:table-cell office:value-type="float" office:value="5.1952362743571179" table:style-name="ce92">
            <text:p>5.2</text:p>
          </table:table-cell>
          <table:table-cell table:style-name="ce92"/>
          <table:table-cell office:value-type="float" office:value="5.6144107232391605" table:style-name="ce92">
            <text:p>5.6</text:p>
          </table:table-cell>
          <table:table-cell table:style-name="ce92"/>
          <table:table-cell office:value-type="float" office:value="5.1998803360044645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5.0181076150122683" table:style-name="ce74">
            <text:p>5.0</text:p>
          </table:table-cell>
          <table:table-cell table:style-name="ce92"/>
          <table:table-cell office:value-type="float" office:value="5.348753745242341" table:style-name="ce92">
            <text:p>5.3</text:p>
          </table:table-cell>
          <table:table-cell table:style-name="ce92"/>
          <table:table-cell office:value-type="float" office:value="5.4691700974786093" table:style-name="ce92">
            <text:p>5.5</text:p>
          </table:table-cell>
          <table:table-cell table:style-name="ce92"/>
          <table:table-cell office:value-type="float" office:value="5.2762557586322032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4.3727900006121363" table:style-name="ce74">
            <text:p>4.4</text:p>
          </table:table-cell>
          <table:table-cell table:style-name="ce92"/>
          <table:table-cell office:value-type="float" office:value="4.9277336825242717" table:style-name="ce92">
            <text:p>4.9</text:p>
          </table:table-cell>
          <table:table-cell table:style-name="ce92"/>
          <table:table-cell office:value-type="float" office:value="5.4824671608417699" table:style-name="ce92">
            <text:p>5.5</text:p>
          </table:table-cell>
          <table:table-cell table:style-name="ce92"/>
          <table:table-cell office:value-type="float" office:value="5.3868466743405623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4.5877665935021072" table:style-name="ce74">
            <text:p>4.6</text:p>
          </table:table-cell>
          <table:table-cell table:style-name="ce92"/>
          <table:table-cell office:value-type="float" office:value="5.1265395195660197" table:style-name="ce92">
            <text:p>5.1</text:p>
          </table:table-cell>
          <table:table-cell table:style-name="ce92"/>
          <table:table-cell office:value-type="float" office:value="5.7469280177534499" table:style-name="ce92">
            <text:p>5.7</text:p>
          </table:table-cell>
          <table:table-cell table:style-name="ce92"/>
          <table:table-cell office:value-type="float" office:value="5.3058295284499231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4.9075859505860802" table:style-name="ce74">
            <text:p>4.9</text:p>
          </table:table-cell>
          <table:table-cell table:style-name="ce92"/>
          <table:table-cell office:value-type="float" office:value="5.4948663220202754" table:style-name="ce92">
            <text:p>5.5</text:p>
          </table:table-cell>
          <table:table-cell table:style-name="ce92"/>
          <table:table-cell office:value-type="float" office:value="5.6400679514935268" table:style-name="ce92">
            <text:p>5.6</text:p>
          </table:table-cell>
          <table:table-cell table:style-name="ce92"/>
          <table:table-cell office:value-type="float" office:value="5.1551006106451913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4.3302688287260249" table:style-name="ce74">
            <text:p>4.3</text:p>
          </table:table-cell>
          <table:table-cell table:style-name="ce92"/>
          <table:table-cell office:value-type="float" office:value="4.8914064627683107" table:style-name="ce92">
            <text:p>4.9</text:p>
          </table:table-cell>
          <table:table-cell table:style-name="ce92"/>
          <table:table-cell office:value-type="float" office:value="5.3384731803439776" table:style-name="ce92">
            <text:p>5.3</text:p>
          </table:table-cell>
          <table:table-cell table:style-name="ce92"/>
          <table:table-cell office:value-type="float" office:value="5.1659935489209277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4.0280354153952587" table:style-name="ce74">
            <text:p>4.0</text:p>
          </table:table-cell>
          <table:table-cell table:style-name="ce92"/>
          <table:table-cell office:value-type="float" office:value="4.7305771107532752" table:style-name="ce92">
            <text:p>4.7</text:p>
          </table:table-cell>
          <table:table-cell table:style-name="ce92"/>
          <table:table-cell office:value-type="float" office:value="5.5405712066116442" table:style-name="ce92">
            <text:p>5.5</text:p>
          </table:table-cell>
          <table:table-cell table:style-name="ce92"/>
          <table:table-cell office:value-type="float" office:value="5.3520525260121241" table:style-name="ce92">
            <text:p>5.4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0.95049042706674136" table:style-name="ce29">
            <text:p>1.0</text:p>
          </table:table-cell>
          <table:table-cell table:style-name="ce95"/>
          <table:table-cell office:value-type="float" office:value="1.0481604354959595" table:style-name="ce95">
            <text:p>1.0</text:p>
          </table:table-cell>
          <table:table-cell table:style-name="ce95"/>
          <table:table-cell office:value-type="float" office:value="1.1026165855782311" table:style-name="ce95">
            <text:p>1.1</text:p>
          </table:table-cell>
          <table:table-cell table:style-name="ce95"/>
          <table:table-cell office:value-type="float" office:value="1.0505800559519773" table:style-name="ce95">
            <text:p>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5.057745733096775" table:style-name="ce35">
            <text:p>5.1</text:p>
          </table:table-cell>
          <table:table-cell table:style-name="ce94"/>
          <table:table-cell office:value-type="float" office:value="5.2761025016125114" table:style-name="ce94">
            <text:p>5.3</text:p>
          </table:table-cell>
          <table:table-cell table:style-name="ce94"/>
          <table:table-cell office:value-type="float" office:value="5.4649505944729393" table:style-name="ce94">
            <text:p>5.5</text:p>
          </table:table-cell>
          <table:table-cell table:style-name="ce94"/>
          <table:table-cell office:value-type="float" office:value="5.318578971844623" table:style-name="ce9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4.7609717422032798" table:style-name="ce35">
            <text:p>4.8</text:p>
          </table:table-cell>
          <table:table-cell table:style-name="ce94"/>
          <table:table-cell office:value-type="float" office:value="5.1887430361596927" table:style-name="ce94">
            <text:p>5.2</text:p>
          </table:table-cell>
          <table:table-cell table:style-name="ce94"/>
          <table:table-cell office:value-type="float" office:value="5.7451171041365541" table:style-name="ce94">
            <text:p>5.7</text:p>
          </table:table-cell>
          <table:table-cell table:style-name="ce94"/>
          <table:table-cell office:value-type="float" office:value="5.6961435321580485" table:style-name="ce94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4.5508480677221126" table:style-name="ce35">
            <text:p>4.6</text:p>
          </table:table-cell>
          <table:table-cell table:style-name="ce94"/>
          <table:table-cell office:value-type="float" office:value="5.0931662064455763" table:style-name="ce94">
            <text:p>5.1</text:p>
          </table:table-cell>
          <table:table-cell table:style-name="ce94"/>
          <table:table-cell office:value-type="float" office:value="5.2954638325233061" table:style-name="ce94">
            <text:p>5.3</text:p>
          </table:table-cell>
          <table:table-cell table:style-name="ce94"/>
          <table:table-cell office:value-type="float" office:value="5.0152142723256414" table:style-name="ce94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4.8860857043376393" table:style-name="ce35">
            <text:p>4.9</text:p>
          </table:table-cell>
          <table:table-cell table:style-name="ce94"/>
          <table:table-cell office:value-type="float" office:value="5.6678667860361021" table:style-name="ce94">
            <text:p>5.7</text:p>
          </table:table-cell>
          <table:table-cell table:style-name="ce94"/>
          <table:table-cell office:value-type="float" office:value="5.8321331403019316" table:style-name="ce94">
            <text:p>5.8</text:p>
          </table:table-cell>
          <table:table-cell table:style-name="ce94"/>
          <table:table-cell office:value-type="float" office:value="5.6125193206734867" table:style-name="ce9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1.6792009789998841" table:style-name="ce35">
            <text:p>1.7</text:p>
          </table:table-cell>
          <table:table-cell table:style-name="ce94"/>
          <table:table-cell office:value-type="float" office:value="1.8784371678329692" table:style-name="ce94">
            <text:p>1.9</text:p>
          </table:table-cell>
          <table:table-cell table:style-name="ce94"/>
          <table:table-cell office:value-type="float" office:value="2.0054743836955655" table:style-name="ce94">
            <text:p>2.0</text:p>
          </table:table-cell>
          <table:table-cell table:style-name="ce94"/>
          <table:table-cell office:value-type="float" office:value="1.896451656124587" table:style-name="ce94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4.5585722660146599" table:style-name="ce74">
            <text:p>4.6</text:p>
          </table:table-cell>
          <table:table-cell table:style-name="ce92"/>
          <table:table-cell office:value-type="float" office:value="5.3373016096128207" table:style-name="ce92">
            <text:p>5.3</text:p>
          </table:table-cell>
          <table:table-cell table:style-name="ce92"/>
          <table:table-cell office:value-type="float" office:value="5.6327057975147028" table:style-name="ce92">
            <text:p>5.6</text:p>
          </table:table-cell>
          <table:table-cell table:style-name="ce92"/>
          <table:table-cell office:value-type="float" office:value="5.1560106238322305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5.0816530823872945" table:style-name="ce74">
            <text:p>5.1</text:p>
          </table:table-cell>
          <table:table-cell table:style-name="ce92"/>
          <table:table-cell office:value-type="float" office:value="5.4812361123551145" table:style-name="ce92">
            <text:p>5.5</text:p>
          </table:table-cell>
          <table:table-cell table:style-name="ce92"/>
          <table:table-cell office:value-type="float" office:value="5.8738323347730326" table:style-name="ce92">
            <text:p>5.9</text:p>
          </table:table-cell>
          <table:table-cell table:style-name="ce92"/>
          <table:table-cell office:value-type="float" office:value="5.6507423392720799" table:style-name="ce9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4.3422859721064855" table:style-name="ce74">
            <text:p>4.3</text:p>
          </table:table-cell>
          <table:table-cell table:style-name="ce92"/>
          <table:table-cell office:value-type="float" office:value="4.8177973149252988" table:style-name="ce92">
            <text:p>4.8</text:p>
          </table:table-cell>
          <table:table-cell table:style-name="ce92"/>
          <table:table-cell office:value-type="float" office:value="5.4127240644710142" table:style-name="ce92">
            <text:p>5.4</text:p>
          </table:table-cell>
          <table:table-cell table:style-name="ce92"/>
          <table:table-cell office:value-type="float" office:value="5.1768707319372833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4.719395456978404" table:style-name="ce74">
            <text:p>4.7</text:p>
          </table:table-cell>
          <table:table-cell table:style-name="ce92"/>
          <table:table-cell office:value-type="float" office:value="5.1655345195800724" table:style-name="ce92">
            <text:p>5.2</text:p>
          </table:table-cell>
          <table:table-cell table:style-name="ce92"/>
          <table:table-cell office:value-type="float" office:value="5.6660583397612987" table:style-name="ce92">
            <text:p>5.7</text:p>
          </table:table-cell>
          <table:table-cell table:style-name="ce92"/>
          <table:table-cell office:value-type="float" office:value="5.4002644099046986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4.1916271280928115" table:style-name="ce74">
            <text:p>4.2</text:p>
          </table:table-cell>
          <table:table-cell table:style-name="ce92"/>
          <table:table-cell office:value-type="float" office:value="4.7912708875454406" table:style-name="ce92">
            <text:p>4.8</text:p>
          </table:table-cell>
          <table:table-cell table:style-name="ce92"/>
          <table:table-cell office:value-type="float" office:value="5.1931831128262607" table:style-name="ce92">
            <text:p>5.2</text:p>
          </table:table-cell>
          <table:table-cell table:style-name="ce92"/>
          <table:table-cell office:value-type="float" office:value="4.7229301048794579" table:style-name="ce92">
            <text:p>4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4.9412969687269381" table:style-name="ce74">
            <text:p>4.9</text:p>
          </table:table-cell>
          <table:table-cell table:style-name="ce92"/>
          <table:table-cell office:value-type="float" office:value="5.2953623378383829" table:style-name="ce92">
            <text:p>5.3</text:p>
          </table:table-cell>
          <table:table-cell table:style-name="ce92"/>
          <table:table-cell office:value-type="float" office:value="5.5798386801705071" table:style-name="ce92">
            <text:p>5.6</text:p>
          </table:table-cell>
          <table:table-cell table:style-name="ce92"/>
          <table:table-cell office:value-type="float" office:value="5.2290558888132725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4.7225908135802079" table:style-name="ce74">
            <text:p>4.7</text:p>
          </table:table-cell>
          <table:table-cell table:style-name="ce92"/>
          <table:table-cell office:value-type="float" office:value="5.7998655040111924" table:style-name="ce92">
            <text:p>5.8</text:p>
          </table:table-cell>
          <table:table-cell table:style-name="ce92"/>
          <table:table-cell office:value-type="float" office:value="5.752456001526296" table:style-name="ce92">
            <text:p>5.8</text:p>
          </table:table-cell>
          <table:table-cell table:style-name="ce92"/>
          <table:table-cell office:value-type="float" office:value="5.6207991438499363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4.7793842925556884" table:style-name="ce74">
            <text:p>4.8</text:p>
          </table:table-cell>
          <table:table-cell table:style-name="ce92"/>
          <table:table-cell office:value-type="float" office:value="5.3010424726965706" table:style-name="ce92">
            <text:p>5.3</text:p>
          </table:table-cell>
          <table:table-cell table:style-name="ce92"/>
          <table:table-cell office:value-type="float" office:value="5.727240293721775" table:style-name="ce92">
            <text:p>5.7</text:p>
          </table:table-cell>
          <table:table-cell table:style-name="ce92"/>
          <table:table-cell office:value-type="float" office:value="5.3870423061321784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2.0080232714744684" table:style-name="ce35">
            <text:p>2.0</text:p>
          </table:table-cell>
          <table:table-cell table:style-name="ce94"/>
          <table:table-cell office:value-type="float" office:value="2.4038057655745404" table:style-name="ce94">
            <text:p>2.4</text:p>
          </table:table-cell>
          <table:table-cell table:style-name="ce94"/>
          <table:table-cell office:value-type="float" office:value="2.5846782022034329" table:style-name="ce94">
            <text:p>2.6</text:p>
          </table:table-cell>
          <table:table-cell table:style-name="ce94"/>
          <table:table-cell office:value-type="float" office:value="2.4218482334670774" table:style-name="ce94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4.1963921598749288" table:style-name="ce74">
            <text:p>4.2</text:p>
          </table:table-cell>
          <table:table-cell table:style-name="ce92"/>
          <table:table-cell office:value-type="float" office:value="5.3258558796447808" table:style-name="ce92">
            <text:p>5.3</text:p>
          </table:table-cell>
          <table:table-cell table:style-name="ce92"/>
          <table:table-cell office:value-type="float" office:value="5.7317512278299843" table:style-name="ce92">
            <text:p>5.7</text:p>
          </table:table-cell>
          <table:table-cell table:style-name="ce92"/>
          <table:table-cell office:value-type="float" office:value="5.51729701992687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4.252902761726773" table:style-name="ce74">
            <text:p>4.3</text:p>
          </table:table-cell>
          <table:table-cell table:style-name="ce92"/>
          <table:table-cell office:value-type="float" office:value="5.0591671298297776" table:style-name="ce92">
            <text:p>5.1</text:p>
          </table:table-cell>
          <table:table-cell table:style-name="ce92"/>
          <table:table-cell office:value-type="float" office:value="5.3802554502600515" table:style-name="ce92">
            <text:p>5.4</text:p>
          </table:table-cell>
          <table:table-cell table:style-name="ce92"/>
          <table:table-cell office:value-type="float" office:value="4.9758709438481707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5.2103874814087288" table:style-name="ce74">
            <text:p>5.2</text:p>
          </table:table-cell>
          <table:table-cell table:style-name="ce92"/>
          <table:table-cell office:value-type="float" office:value="5.654565523745636" table:style-name="ce92">
            <text:p>5.7</text:p>
          </table:table-cell>
          <table:table-cell table:style-name="ce92"/>
          <table:table-cell office:value-type="float" office:value="5.7636540706608006" table:style-name="ce92">
            <text:p>5.8</text:p>
          </table:table-cell>
          <table:table-cell table:style-name="ce92"/>
          <table:table-cell office:value-type="float" office:value="5.5450524301523867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3.7675317427855237" table:style-name="ce74">
            <text:p>3.8</text:p>
          </table:table-cell>
          <table:table-cell table:style-name="ce92"/>
          <table:table-cell office:value-type="float" office:value="4.7947338589423456" table:style-name="ce92">
            <text:p>4.8</text:p>
          </table:table-cell>
          <table:table-cell table:style-name="ce92"/>
          <table:table-cell office:value-type="float" office:value="5.371931380136119" table:style-name="ce92">
            <text:p>5.4</text:p>
          </table:table-cell>
          <table:table-cell table:style-name="ce92"/>
          <table:table-cell office:value-type="float" office:value="5.1031308971070501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4.3987522762431341" table:style-name="ce74">
            <text:p>4.4</text:p>
          </table:table-cell>
          <table:table-cell table:style-name="ce92"/>
          <table:table-cell office:value-type="float" office:value="5.4253754991107517" table:style-name="ce92">
            <text:p>5.4</text:p>
          </table:table-cell>
          <table:table-cell table:style-name="ce92"/>
          <table:table-cell office:value-type="float" office:value="5.8411189521286655" table:style-name="ce92">
            <text:p>5.8</text:p>
          </table:table-cell>
          <table:table-cell table:style-name="ce92"/>
          <table:table-cell office:value-type="float" office:value="5.4056023740709227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1.6076669783204212" table:style-name="ce48">
            <text:p>1.6</text:p>
          </table:table-cell>
          <table:table-cell table:style-name="ce96"/>
          <table:table-cell office:value-type="float" office:value="1.7592503648341529" table:style-name="ce96">
            <text:p>1.8</text:p>
          </table:table-cell>
          <table:table-cell table:style-name="ce96"/>
          <table:table-cell office:value-type="float" office:value="1.8345730140281014" table:style-name="ce96">
            <text:p>1.8</text:p>
          </table:table-cell>
          <table:table-cell table:style-name="ce96"/>
          <table:table-cell office:value-type="float" office:value="1.7394770315181163" table:style-name="ce9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2.5537471463660366" table:style-name="ce40">
            <text:p>2.6</text:p>
          </table:table-cell>
          <table:table-cell table:style-name="ce97"/>
          <table:table-cell office:value-type="float" office:value="2.8127131277965178" table:style-name="ce97">
            <text:p>2.8</text:p>
          </table:table-cell>
          <table:table-cell table:style-name="ce97"/>
          <table:table-cell office:value-type="float" office:value="2.9005924246104486" table:style-name="ce97">
            <text:p>2.9</text:p>
          </table:table-cell>
          <table:table-cell table:style-name="ce97"/>
          <table:table-cell office:value-type="float" office:value="2.7030128517139094" table:style-name="ce97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4.8152188177245536" table:style-name="ce74">
            <text:p>4.8</text:p>
          </table:table-cell>
          <table:table-cell table:style-name="ce92"/>
          <table:table-cell office:value-type="float" office:value="5.3763119938308845" table:style-name="ce92">
            <text:p>5.4</text:p>
          </table:table-cell>
          <table:table-cell table:style-name="ce92"/>
          <table:table-cell office:value-type="float" office:value="5.7239117224761831" table:style-name="ce92">
            <text:p>5.7</text:p>
          </table:table-cell>
          <table:table-cell table:style-name="ce92"/>
          <table:table-cell office:value-type="float" office:value="5.6368286365831572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4.9456546436234987" table:style-name="ce74">
            <text:p>4.9</text:p>
          </table:table-cell>
          <table:table-cell table:style-name="ce92"/>
          <table:table-cell office:value-type="float" office:value="5.2433374176282914" table:style-name="ce92">
            <text:p>5.2</text:p>
          </table:table-cell>
          <table:table-cell table:style-name="ce92"/>
          <table:table-cell office:value-type="float" office:value="5.2276188495675839" table:style-name="ce92">
            <text:p>5.2</text:p>
          </table:table-cell>
          <table:table-cell table:style-name="ce92"/>
          <table:table-cell office:value-type="float" office:value="4.7475884334316989" table:style-name="ce92">
            <text:p>4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5.215308397464236" table:style-name="ce74">
            <text:p>5.2</text:p>
          </table:table-cell>
          <table:table-cell table:style-name="ce92"/>
          <table:table-cell office:value-type="float" office:value="5.6376237147234276" table:style-name="ce92">
            <text:p>5.6</text:p>
          </table:table-cell>
          <table:table-cell table:style-name="ce92"/>
          <table:table-cell office:value-type="float" office:value="5.641649358483142" table:style-name="ce92">
            <text:p>5.6</text:p>
          </table:table-cell>
          <table:table-cell table:style-name="ce92"/>
          <table:table-cell office:value-type="float" office:value="5.3845940426966274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4.8344264595844617" table:style-name="ce74">
            <text:p>4.8</text:p>
          </table:table-cell>
          <table:table-cell table:style-name="ce92"/>
          <table:table-cell office:value-type="float" office:value="5.2977617028088231" table:style-name="ce92">
            <text:p>5.3</text:p>
          </table:table-cell>
          <table:table-cell table:style-name="ce92"/>
          <table:table-cell office:value-type="float" office:value="5.9882825749882684" table:style-name="ce92">
            <text:p>6.0</text:p>
          </table:table-cell>
          <table:table-cell table:style-name="ce92"/>
          <table:table-cell office:value-type="float" office:value="5.900119082798283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4.9813211899405463" table:style-name="ce74">
            <text:p>5.0</text:p>
          </table:table-cell>
          <table:table-cell table:style-name="ce92"/>
          <table:table-cell office:value-type="float" office:value="5.3778652861484311" table:style-name="ce92">
            <text:p>5.4</text:p>
          </table:table-cell>
          <table:table-cell table:style-name="ce92"/>
          <table:table-cell office:value-type="float" office:value="5.8537658275343629" table:style-name="ce92">
            <text:p>5.9</text:p>
          </table:table-cell>
          <table:table-cell table:style-name="ce92"/>
          <table:table-cell office:value-type="float" office:value="5.7068115330818516" table:style-name="ce9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5.2619539407330773" table:style-name="ce40">
            <text:p>5.3</text:p>
          </table:table-cell>
          <table:table-cell table:style-name="ce97"/>
          <table:table-cell office:value-type="float" office:value="5.7889652841730204" table:style-name="ce97">
            <text:p>5.8</text:p>
          </table:table-cell>
          <table:table-cell table:style-name="ce97"/>
          <table:table-cell office:value-type="float" office:value="6.0444062585871094" table:style-name="ce97">
            <text:p>6.0</text:p>
          </table:table-cell>
          <table:table-cell table:style-name="ce97"/>
          <table:table-cell office:value-type="float" office:value="5.5898348174236947" table:style-name="ce97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1.8819612058213364" table:style-name="ce48">
            <text:p>1.9</text:p>
          </table:table-cell>
          <table:table-cell table:style-name="ce96"/>
          <table:table-cell office:value-type="float" office:value="2.1253175326066187" table:style-name="ce96">
            <text:p>2.1</text:p>
          </table:table-cell>
          <table:table-cell table:style-name="ce96"/>
          <table:table-cell office:value-type="float" office:value="2.2422431235587181" table:style-name="ce96">
            <text:p>2.2</text:p>
          </table:table-cell>
          <table:table-cell table:style-name="ce96"/>
          <table:table-cell office:value-type="float" office:value="2.1050355284817632" table:style-name="ce96">
            <text:p>2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4.520841641676709" table:style-name="ce74">
            <text:p>4.5</text:p>
          </table:table-cell>
          <table:table-cell table:style-name="ce92"/>
          <table:table-cell office:value-type="float" office:value="5.0256776875090337" table:style-name="ce92">
            <text:p>5.0</text:p>
          </table:table-cell>
          <table:table-cell table:style-name="ce92"/>
          <table:table-cell office:value-type="float" office:value="5.2611624521867792" table:style-name="ce92">
            <text:p>5.3</text:p>
          </table:table-cell>
          <table:table-cell table:style-name="ce92"/>
          <table:table-cell office:value-type="float" office:value="4.9697686165603052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4.4924426289287389" table:style-name="ce74">
            <text:p>4.5</text:p>
          </table:table-cell>
          <table:table-cell table:style-name="ce92"/>
          <table:table-cell office:value-type="float" office:value="5.0370821252060383" table:style-name="ce92">
            <text:p>5.0</text:p>
          </table:table-cell>
          <table:table-cell table:style-name="ce92"/>
          <table:table-cell office:value-type="float" office:value="5.3659342051888217" table:style-name="ce92">
            <text:p>5.4</text:p>
          </table:table-cell>
          <table:table-cell table:style-name="ce92"/>
          <table:table-cell office:value-type="float" office:value="5.0751415377086442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3.9386188107541131" table:style-name="ce74">
            <text:p>3.9</text:p>
          </table:table-cell>
          <table:table-cell table:style-name="ce92"/>
          <table:table-cell office:value-type="float" office:value="4.90551064279241" table:style-name="ce92">
            <text:p>4.9</text:p>
          </table:table-cell>
          <table:table-cell table:style-name="ce92"/>
          <table:table-cell office:value-type="float" office:value="5.4548247499787319" table:style-name="ce92">
            <text:p>5.5</text:p>
          </table:table-cell>
          <table:table-cell table:style-name="ce92"/>
          <table:table-cell office:value-type="float" office:value="5.014716896830973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4.7347766230658834" table:style-name="ce74">
            <text:p>4.7</text:p>
          </table:table-cell>
          <table:table-cell table:style-name="ce92"/>
          <table:table-cell office:value-type="float" office:value="5.2597420743285106" table:style-name="ce92">
            <text:p>5.3</text:p>
          </table:table-cell>
          <table:table-cell table:style-name="ce92"/>
          <table:table-cell office:value-type="float" office:value="5.6860807527718382" table:style-name="ce92">
            <text:p>5.7</text:p>
          </table:table-cell>
          <table:table-cell table:style-name="ce92"/>
          <table:table-cell office:value-type="float" office:value="5.5299817427012119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4.5958892216720226" table:style-name="ce74">
            <text:p>4.6</text:p>
          </table:table-cell>
          <table:table-cell table:style-name="ce92"/>
          <table:table-cell office:value-type="float" office:value="5.2952963284765175" table:style-name="ce92">
            <text:p>5.3</text:p>
          </table:table-cell>
          <table:table-cell table:style-name="ce92"/>
          <table:table-cell office:value-type="float" office:value="5.2454374094619389" table:style-name="ce92">
            <text:p>5.2</text:p>
          </table:table-cell>
          <table:table-cell table:style-name="ce92"/>
          <table:table-cell office:value-type="float" office:value="4.7856789484262805" table:style-name="ce9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4.6941760262722232" table:style-name="ce74">
            <text:p>4.7</text:p>
          </table:table-cell>
          <table:table-cell table:style-name="ce92"/>
          <table:table-cell office:value-type="float" office:value="5.0574954064538495" table:style-name="ce92">
            <text:p>5.1</text:p>
          </table:table-cell>
          <table:table-cell table:style-name="ce92"/>
          <table:table-cell office:value-type="float" office:value="5.4776996643407845" table:style-name="ce92">
            <text:p>5.5</text:p>
          </table:table-cell>
          <table:table-cell table:style-name="ce92"/>
          <table:table-cell office:value-type="float" office:value="5.1887152101145917" table:style-name="ce92">
            <text:p>5.2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0.69806246178382159" table:style-name="ce29">
            <text:p>0.7</text:p>
          </table:table-cell>
          <table:table-cell table:style-name="ce95"/>
          <table:table-cell office:value-type="float" office:value="0.78514282938908497" table:style-name="ce95">
            <text:p>0.8</text:p>
          </table:table-cell>
          <table:table-cell table:style-name="ce95"/>
          <table:table-cell office:value-type="float" office:value="0.85573564651494904" table:style-name="ce95">
            <text:p>0.9</text:p>
          </table:table-cell>
          <table:table-cell table:style-name="ce95"/>
          <table:table-cell office:value-type="float" office:value="0.82043852070518564" table:style-name="ce9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5.7174862511462532" table:style-name="ce35">
            <text:p>5.7</text:p>
          </table:table-cell>
          <table:table-cell table:style-name="ce94"/>
          <table:table-cell office:value-type="float" office:value="6.0138599370447743" table:style-name="ce94">
            <text:p>6.0</text:p>
          </table:table-cell>
          <table:table-cell table:style-name="ce94"/>
          <table:table-cell office:value-type="float" office:value="5.9648813625544141" table:style-name="ce94">
            <text:p>6.0</text:p>
          </table:table-cell>
          <table:table-cell table:style-name="ce94"/>
          <table:table-cell office:value-type="float" office:value="5.7868807661722368" table:style-name="ce94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4.3282800941869981" table:style-name="ce35">
            <text:p>4.3</text:p>
          </table:table-cell>
          <table:table-cell table:style-name="ce94"/>
          <table:table-cell office:value-type="float" office:value="4.7755287796946044" table:style-name="ce94">
            <text:p>4.8</text:p>
          </table:table-cell>
          <table:table-cell table:style-name="ce94"/>
          <table:table-cell office:value-type="float" office:value="5.526287701970384" table:style-name="ce94">
            <text:p>5.5</text:p>
          </table:table-cell>
          <table:table-cell table:style-name="ce94"/>
          <table:table-cell office:value-type="float" office:value="5.1646296221885208" table:style-name="ce94">
            <text:p>5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5.5705935958033859" table:style-name="ce35">
            <text:p>5.6</text:p>
          </table:table-cell>
          <table:table-cell table:style-name="ce94"/>
          <table:table-cell office:value-type="float" office:value="5.6836506332758052" table:style-name="ce94">
            <text:p>5.7</text:p>
          </table:table-cell>
          <table:table-cell table:style-name="ce94"/>
          <table:table-cell office:value-type="float" office:value="5.3392787339478112" table:style-name="ce94">
            <text:p>5.3</text:p>
          </table:table-cell>
          <table:table-cell table:style-name="ce94"/>
          <table:table-cell office:value-type="float" office:value="5.011677762253175" table:style-name="ce94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4.5317420386729594" table:style-name="ce35">
            <text:p>4.5</text:p>
          </table:table-cell>
          <table:table-cell table:style-name="ce94"/>
          <table:table-cell office:value-type="float" office:value="5.1624092250994398" table:style-name="ce94">
            <text:p>5.2</text:p>
          </table:table-cell>
          <table:table-cell table:style-name="ce94"/>
          <table:table-cell office:value-type="float" office:value="5.5877270752939188" table:style-name="ce94">
            <text:p>5.6</text:p>
          </table:table-cell>
          <table:table-cell table:style-name="ce94"/>
          <table:table-cell office:value-type="float" office:value="5.443963459799134" table:style-name="ce94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4.6050631830440665" table:style-name="ce35">
            <text:p>4.6</text:p>
          </table:table-cell>
          <table:table-cell table:style-name="ce94"/>
          <table:table-cell office:value-type="float" office:value="5.0432159545506172" table:style-name="ce94">
            <text:p>5.0</text:p>
          </table:table-cell>
          <table:table-cell table:style-name="ce94"/>
          <table:table-cell office:value-type="float" office:value="5.4606580409917278" table:style-name="ce94">
            <text:p>5.5</text:p>
          </table:table-cell>
          <table:table-cell table:style-name="ce94"/>
          <table:table-cell office:value-type="float" office:value="5.348944405633671" table:style-name="ce9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4.6853348474655494" table:style-name="ce35">
            <text:p>4.7</text:p>
          </table:table-cell>
          <table:table-cell table:style-name="ce94"/>
          <table:table-cell office:value-type="float" office:value="5.2305609464970981" table:style-name="ce94">
            <text:p>5.2</text:p>
          </table:table-cell>
          <table:table-cell table:style-name="ce94"/>
          <table:table-cell office:value-type="float" office:value="5.2798697049554306" table:style-name="ce94">
            <text:p>5.3</text:p>
          </table:table-cell>
          <table:table-cell table:style-name="ce94"/>
          <table:table-cell office:value-type="float" office:value="5.0268746320036026" table:style-name="ce94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2.0475952711917489" table:style-name="ce35">
            <text:p>2.0</text:p>
          </table:table-cell>
          <table:table-cell table:style-name="ce94"/>
          <table:table-cell office:value-type="float" office:value="2.2420285975032206" table:style-name="ce94">
            <text:p>2.2</text:p>
          </table:table-cell>
          <table:table-cell table:style-name="ce94"/>
          <table:table-cell office:value-type="float" office:value="2.4918720810914508" table:style-name="ce94">
            <text:p>2.5</text:p>
          </table:table-cell>
          <table:table-cell table:style-name="ce94"/>
          <table:table-cell office:value-type="float" office:value="2.4353118915708292" table:style-name="ce94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2.1599300296369139" table:style-name="ce74">
            <text:p>2.2</text:p>
          </table:table-cell>
          <table:table-cell table:style-name="ce92"/>
          <table:table-cell office:value-type="float" office:value="2.875730620014072" table:style-name="ce92">
            <text:p>2.9</text:p>
          </table:table-cell>
          <table:table-cell table:style-name="ce92"/>
          <table:table-cell office:value-type="float" office:value="3.9590345992790765" table:style-name="ce92">
            <text:p>4.0</text:p>
          </table:table-cell>
          <table:table-cell table:style-name="ce92"/>
          <table:table-cell office:value-type="float" office:value="4.4302246828063279" table:style-name="ce92">
            <text:p>4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3.689531062233109" table:style-name="ce74">
            <text:p>3.7</text:p>
          </table:table-cell>
          <table:table-cell table:style-name="ce92"/>
          <table:table-cell office:value-type="float" office:value="4.7053335652214257" table:style-name="ce92">
            <text:p>4.7</text:p>
          </table:table-cell>
          <table:table-cell table:style-name="ce92"/>
          <table:table-cell office:value-type="float" office:value="5.3762598730331455" table:style-name="ce92">
            <text:p>5.4</text:p>
          </table:table-cell>
          <table:table-cell table:style-name="ce92"/>
          <table:table-cell office:value-type="float" office:value="5.1025335641521448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5.0915332029077165" table:style-name="ce74">
            <text:p>5.1</text:p>
          </table:table-cell>
          <table:table-cell table:style-name="ce92"/>
          <table:table-cell office:value-type="float" office:value="5.5703732287948782" table:style-name="ce92">
            <text:p>5.6</text:p>
          </table:table-cell>
          <table:table-cell table:style-name="ce92"/>
          <table:table-cell office:value-type="float" office:value="5.4554942547287153" table:style-name="ce92">
            <text:p>5.5</text:p>
          </table:table-cell>
          <table:table-cell table:style-name="ce92"/>
          <table:table-cell office:value-type="float" office:value="4.9594299640153601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4.334049295387354" table:style-name="ce74">
            <text:p>4.3</text:p>
          </table:table-cell>
          <table:table-cell table:style-name="ce92"/>
          <table:table-cell office:value-type="float" office:value="4.7765772254676042" table:style-name="ce92">
            <text:p>4.8</text:p>
          </table:table-cell>
          <table:table-cell table:style-name="ce92"/>
          <table:table-cell office:value-type="float" office:value="5.5004158850486036" table:style-name="ce92">
            <text:p>5.5</text:p>
          </table:table-cell>
          <table:table-cell table:style-name="ce92"/>
          <table:table-cell office:value-type="float" office:value="5.3345141103300904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5.4051592402231119" table:style-name="ce74">
            <text:p>5.4</text:p>
          </table:table-cell>
          <table:table-cell table:style-name="ce92"/>
          <table:table-cell office:value-type="float" office:value="5.578600089858865" table:style-name="ce92">
            <text:p>5.6</text:p>
          </table:table-cell>
          <table:table-cell table:style-name="ce92"/>
          <table:table-cell office:value-type="float" office:value="5.7960145785184602" table:style-name="ce92">
            <text:p>5.8</text:p>
          </table:table-cell>
          <table:table-cell table:style-name="ce92"/>
          <table:table-cell office:value-type="float" office:value="5.6374943522872307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1.383945188348279" table:style-name="ce35">
            <text:p>1.4</text:p>
          </table:table-cell>
          <table:table-cell table:style-name="ce94"/>
          <table:table-cell office:value-type="float" office:value="1.5655599852431812" table:style-name="ce94">
            <text:p>1.6</text:p>
          </table:table-cell>
          <table:table-cell table:style-name="ce94"/>
          <table:table-cell office:value-type="float" office:value="1.7250891782881528" table:style-name="ce94">
            <text:p>1.7</text:p>
          </table:table-cell>
          <table:table-cell table:style-name="ce94"/>
          <table:table-cell office:value-type="float" office:value="1.6528959781500208" table:style-name="ce94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5.0321179275352961" table:style-name="ce74">
            <text:p>5.0</text:p>
          </table:table-cell>
          <table:table-cell table:style-name="ce92"/>
          <table:table-cell office:value-type="float" office:value="5.3162162330538276" table:style-name="ce92">
            <text:p>5.3</text:p>
          </table:table-cell>
          <table:table-cell table:style-name="ce92"/>
          <table:table-cell office:value-type="float" office:value="5.6163278937913059" table:style-name="ce92">
            <text:p>5.6</text:p>
          </table:table-cell>
          <table:table-cell table:style-name="ce92"/>
          <table:table-cell office:value-type="float" office:value="5.43280859448984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3.973789520564952" table:style-name="ce74">
            <text:p>4.0</text:p>
          </table:table-cell>
          <table:table-cell table:style-name="ce92"/>
          <table:table-cell office:value-type="float" office:value="4.5950032106174543" table:style-name="ce92">
            <text:p>4.6</text:p>
          </table:table-cell>
          <table:table-cell table:style-name="ce92"/>
          <table:table-cell office:value-type="float" office:value="5.4760311491380831" table:style-name="ce92">
            <text:p>5.5</text:p>
          </table:table-cell>
          <table:table-cell table:style-name="ce92"/>
          <table:table-cell office:value-type="float" office:value="5.4008967392336347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4.4407674925350138" table:style-name="ce74">
            <text:p>4.4</text:p>
          </table:table-cell>
          <table:table-cell table:style-name="ce92"/>
          <table:table-cell office:value-type="float" office:value="4.9300880537733072" table:style-name="ce92">
            <text:p>4.9</text:p>
          </table:table-cell>
          <table:table-cell table:style-name="ce92"/>
          <table:table-cell office:value-type="float" office:value="5.5707788376546272" table:style-name="ce92">
            <text:p>5.6</text:p>
          </table:table-cell>
          <table:table-cell table:style-name="ce92"/>
          <table:table-cell office:value-type="float" office:value="5.3538411943736985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4.3084163765137795" table:style-name="ce74">
            <text:p>4.3</text:p>
          </table:table-cell>
          <table:table-cell table:style-name="ce92"/>
          <table:table-cell office:value-type="float" office:value="4.8344836242603435" table:style-name="ce92">
            <text:p>4.8</text:p>
          </table:table-cell>
          <table:table-cell table:style-name="ce92"/>
          <table:table-cell office:value-type="float" office:value="5.5748402107673289" table:style-name="ce92">
            <text:p>5.6</text:p>
          </table:table-cell>
          <table:table-cell table:style-name="ce92"/>
          <table:table-cell office:value-type="float" office:value="5.4854121173478934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4.5748088705608092" table:style-name="ce74">
            <text:p>4.6</text:p>
          </table:table-cell>
          <table:table-cell table:style-name="ce92"/>
          <table:table-cell office:value-type="float" office:value="5.1757461342373361" table:style-name="ce92">
            <text:p>5.2</text:p>
          </table:table-cell>
          <table:table-cell table:style-name="ce92"/>
          <table:table-cell office:value-type="float" office:value="5.648030477700372" table:style-name="ce92">
            <text:p>5.6</text:p>
          </table:table-cell>
          <table:table-cell table:style-name="ce92"/>
          <table:table-cell office:value-type="float" office:value="5.2214576017155512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4.5221656848665308" table:style-name="ce74">
            <text:p>4.5</text:p>
          </table:table-cell>
          <table:table-cell table:style-name="ce92"/>
          <table:table-cell office:value-type="float" office:value="4.9601194556380683" table:style-name="ce92">
            <text:p>5.0</text:p>
          </table:table-cell>
          <table:table-cell table:style-name="ce92"/>
          <table:table-cell office:value-type="float" office:value="5.7318681063558028" table:style-name="ce92">
            <text:p>5.7</text:p>
          </table:table-cell>
          <table:table-cell table:style-name="ce92"/>
          <table:table-cell office:value-type="float" office:value="5.4909303057266374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4.2631823899588746" table:style-name="ce74">
            <text:p>4.3</text:p>
          </table:table-cell>
          <table:table-cell table:style-name="ce92"/>
          <table:table-cell office:value-type="float" office:value="4.9854812743656662" table:style-name="ce92">
            <text:p>5.0</text:p>
          </table:table-cell>
          <table:table-cell table:style-name="ce92"/>
          <table:table-cell office:value-type="float" office:value="5.7947698065654754" table:style-name="ce92">
            <text:p>5.8</text:p>
          </table:table-cell>
          <table:table-cell table:style-name="ce92"/>
          <table:table-cell office:value-type="float" office:value="5.8055839065325188" table:style-name="ce9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4.6104417980201156" table:style-name="ce74">
            <text:p>4.6</text:p>
          </table:table-cell>
          <table:table-cell table:style-name="ce92"/>
          <table:table-cell office:value-type="float" office:value="5.4062435955996353" table:style-name="ce92">
            <text:p>5.4</text:p>
          </table:table-cell>
          <table:table-cell table:style-name="ce92"/>
          <table:table-cell office:value-type="float" office:value="5.3932684644227518" table:style-name="ce92">
            <text:p>5.4</text:p>
          </table:table-cell>
          <table:table-cell table:style-name="ce92"/>
          <table:table-cell office:value-type="float" office:value="5.0718102857738758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4.3667617500022127" table:style-name="ce74">
            <text:p>4.4</text:p>
          </table:table-cell>
          <table:table-cell table:style-name="ce92"/>
          <table:table-cell office:value-type="float" office:value="4.8569694343386871" table:style-name="ce92">
            <text:p>4.9</text:p>
          </table:table-cell>
          <table:table-cell table:style-name="ce92"/>
          <table:table-cell office:value-type="float" office:value="5.8463618744658223" table:style-name="ce92">
            <text:p>5.8</text:p>
          </table:table-cell>
          <table:table-cell table:style-name="ce92"/>
          <table:table-cell office:value-type="float" office:value="5.6122686369009802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4.6488198595470926" table:style-name="ce74">
            <text:p>4.6</text:p>
          </table:table-cell>
          <table:table-cell table:style-name="ce92"/>
          <table:table-cell office:value-type="float" office:value="5.0254084775938406" table:style-name="ce92">
            <text:p>5.0</text:p>
          </table:table-cell>
          <table:table-cell table:style-name="ce92"/>
          <table:table-cell office:value-type="float" office:value="5.6984833719341044" table:style-name="ce92">
            <text:p>5.7</text:p>
          </table:table-cell>
          <table:table-cell table:style-name="ce92"/>
          <table:table-cell office:value-type="float" office:value="5.6777597890938338" table:style-name="ce9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4.5083251067401413" table:style-name="ce74">
            <text:p>4.5</text:p>
          </table:table-cell>
          <table:table-cell table:style-name="ce92"/>
          <table:table-cell office:value-type="float" office:value="5.5482456172922356" table:style-name="ce92">
            <text:p>5.5</text:p>
          </table:table-cell>
          <table:table-cell table:style-name="ce92"/>
          <table:table-cell office:value-type="float" office:value="5.4396695498365846" table:style-name="ce92">
            <text:p>5.4</text:p>
          </table:table-cell>
          <table:table-cell table:style-name="ce92"/>
          <table:table-cell office:value-type="float" office:value="4.8999481667786338" table:style-name="ce9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3.8937324334129109" table:style-name="ce74">
            <text:p>3.9</text:p>
          </table:table-cell>
          <table:table-cell table:style-name="ce92"/>
          <table:table-cell office:value-type="float" office:value="4.8523962385061736" table:style-name="ce92">
            <text:p>4.9</text:p>
          </table:table-cell>
          <table:table-cell table:style-name="ce92"/>
          <table:table-cell office:value-type="float" office:value="5.5560627656602026" table:style-name="ce92">
            <text:p>5.6</text:p>
          </table:table-cell>
          <table:table-cell table:style-name="ce92"/>
          <table:table-cell office:value-type="float" office:value="5.360639089784386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1.3945443253725709" table:style-name="ce35">
            <text:p>1.4</text:p>
          </table:table-cell>
          <table:table-cell table:style-name="ce94"/>
          <table:table-cell office:value-type="float" office:value="1.6566504393312642" table:style-name="ce94">
            <text:p>1.7</text:p>
          </table:table-cell>
          <table:table-cell table:style-name="ce94"/>
          <table:table-cell office:value-type="float" office:value="1.8441558628706667" table:style-name="ce94">
            <text:p>1.8</text:p>
          </table:table-cell>
          <table:table-cell table:style-name="ce94"/>
          <table:table-cell office:value-type="float" office:value="1.7512537030145769" table:style-name="ce94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4.6895854280805782" table:style-name="ce74">
            <text:p>4.7</text:p>
          </table:table-cell>
          <table:table-cell table:style-name="ce92"/>
          <table:table-cell office:value-type="float" office:value="5.5224104693847309" table:style-name="ce92">
            <text:p>5.5</text:p>
          </table:table-cell>
          <table:table-cell table:style-name="ce92"/>
          <table:table-cell office:value-type="float" office:value="5.5712318541142452" table:style-name="ce92">
            <text:p>5.6</text:p>
          </table:table-cell>
          <table:table-cell table:style-name="ce92"/>
          <table:table-cell office:value-type="float" office:value="4.9975166131968063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4.0114607159069005" table:style-name="ce74">
            <text:p>4.0</text:p>
          </table:table-cell>
          <table:table-cell table:style-name="ce92"/>
          <table:table-cell office:value-type="float" office:value="4.7827749181281964" table:style-name="ce92">
            <text:p>4.8</text:p>
          </table:table-cell>
          <table:table-cell table:style-name="ce92"/>
          <table:table-cell office:value-type="float" office:value="5.4564819091708348" table:style-name="ce92">
            <text:p>5.5</text:p>
          </table:table-cell>
          <table:table-cell table:style-name="ce92"/>
          <table:table-cell office:value-type="float" office:value="4.9935694714255021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4.2779699855071236" table:style-name="ce74">
            <text:p>4.3</text:p>
          </table:table-cell>
          <table:table-cell table:style-name="ce92"/>
          <table:table-cell office:value-type="float" office:value="4.953498120738919" table:style-name="ce92">
            <text:p>5.0</text:p>
          </table:table-cell>
          <table:table-cell table:style-name="ce92"/>
          <table:table-cell office:value-type="float" office:value="5.59344561540569" table:style-name="ce92">
            <text:p>5.6</text:p>
          </table:table-cell>
          <table:table-cell table:style-name="ce92"/>
          <table:table-cell office:value-type="float" office:value="5.1364168559480667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4.2885889851506871" table:style-name="ce74">
            <text:p>4.3</text:p>
          </table:table-cell>
          <table:table-cell table:style-name="ce92"/>
          <table:table-cell office:value-type="float" office:value="5.4127585725675109" table:style-name="ce92">
            <text:p>5.4</text:p>
          </table:table-cell>
          <table:table-cell table:style-name="ce92"/>
          <table:table-cell office:value-type="float" office:value="5.7143542139057759" table:style-name="ce92">
            <text:p>5.7</text:p>
          </table:table-cell>
          <table:table-cell table:style-name="ce92"/>
          <table:table-cell office:value-type="float" office:value="5.258169234086651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4.1822529665737633" table:style-name="ce74">
            <text:p>4.2</text:p>
          </table:table-cell>
          <table:table-cell table:style-name="ce92"/>
          <table:table-cell office:value-type="float" office:value="5.102510599123578" table:style-name="ce92">
            <text:p>5.1</text:p>
          </table:table-cell>
          <table:table-cell table:style-name="ce92"/>
          <table:table-cell office:value-type="float" office:value="5.7041077758636538" table:style-name="ce92">
            <text:p>5.7</text:p>
          </table:table-cell>
          <table:table-cell table:style-name="ce92"/>
          <table:table-cell office:value-type="float" office:value="5.5504681511462204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3.4614536340656366" table:style-name="ce74">
            <text:p>3.5</text:p>
          </table:table-cell>
          <table:table-cell table:style-name="ce92"/>
          <table:table-cell office:value-type="float" office:value="4.9229693460272834" table:style-name="ce92">
            <text:p>4.9</text:p>
          </table:table-cell>
          <table:table-cell table:style-name="ce92"/>
          <table:table-cell office:value-type="float" office:value="5.5158595985979382" table:style-name="ce92">
            <text:p>5.5</text:p>
          </table:table-cell>
          <table:table-cell table:style-name="ce92"/>
          <table:table-cell office:value-type="float" office:value="5.419628764750528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4.7309232176799165" table:style-name="ce74">
            <text:p>4.7</text:p>
          </table:table-cell>
          <table:table-cell table:style-name="ce92"/>
          <table:table-cell office:value-type="float" office:value="5.1138788250254974" table:style-name="ce92">
            <text:p>5.1</text:p>
          </table:table-cell>
          <table:table-cell table:style-name="ce92"/>
          <table:table-cell office:value-type="float" office:value="5.8211278999332983" table:style-name="ce92">
            <text:p>5.8</text:p>
          </table:table-cell>
          <table:table-cell table:style-name="ce92"/>
          <table:table-cell office:value-type="float" office:value="5.8860922466869585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4.080291202207964" table:style-name="ce74">
            <text:p>4.1</text:p>
          </table:table-cell>
          <table:table-cell table:style-name="ce92"/>
          <table:table-cell office:value-type="float" office:value="4.9979182180623916" table:style-name="ce92">
            <text:p>5.0</text:p>
          </table:table-cell>
          <table:table-cell table:style-name="ce92"/>
          <table:table-cell office:value-type="float" office:value="5.6060470735794619" table:style-name="ce92">
            <text:p>5.6</text:p>
          </table:table-cell>
          <table:table-cell table:style-name="ce92"/>
          <table:table-cell office:value-type="float" office:value="5.3247398778762225" table:style-name="ce9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5.7193410368235886" table:style-name="ce74">
            <text:p>5.7</text:p>
          </table:table-cell>
          <table:table-cell table:style-name="ce92"/>
          <table:table-cell office:value-type="float" office:value="6.0567644561441147" table:style-name="ce92">
            <text:p>6.1</text:p>
          </table:table-cell>
          <table:table-cell table:style-name="ce92"/>
          <table:table-cell office:value-type="float" office:value="5.8811230226403888" table:style-name="ce92">
            <text:p>5.9</text:p>
          </table:table-cell>
          <table:table-cell table:style-name="ce92"/>
          <table:table-cell office:value-type="float" office:value="5.427810019834772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4.6426287387098526" table:style-name="ce74">
            <text:p>4.6</text:p>
          </table:table-cell>
          <table:table-cell table:style-name="ce92"/>
          <table:table-cell office:value-type="float" office:value="5.1821880550639188" table:style-name="ce92">
            <text:p>5.2</text:p>
          </table:table-cell>
          <table:table-cell table:style-name="ce92"/>
          <table:table-cell office:value-type="float" office:value="6.2912250525866851" table:style-name="ce92">
            <text:p>6.3</text:p>
          </table:table-cell>
          <table:table-cell table:style-name="ce92"/>
          <table:table-cell office:value-type="float" office:value="6.188564129688956" table:style-name="ce9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1.6413508974065794" table:style-name="ce35">
            <text:p>1.6</text:p>
          </table:table-cell>
          <table:table-cell table:style-name="ce94"/>
          <table:table-cell office:value-type="float" office:value="1.8658361111356991" table:style-name="ce94">
            <text:p>1.9</text:p>
          </table:table-cell>
          <table:table-cell table:style-name="ce94"/>
          <table:table-cell office:value-type="float" office:value="2.0655705593394416" table:style-name="ce94">
            <text:p>2.1</text:p>
          </table:table-cell>
          <table:table-cell table:style-name="ce94"/>
          <table:table-cell office:value-type="float" office:value="2.0062600608494296" table:style-name="ce9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4.6853598821057112" table:style-name="ce74">
            <text:p>4.7</text:p>
          </table:table-cell>
          <table:table-cell table:style-name="ce92"/>
          <table:table-cell office:value-type="float" office:value="5.1303208893797692" table:style-name="ce92">
            <text:p>5.1</text:p>
          </table:table-cell>
          <table:table-cell table:style-name="ce92"/>
          <table:table-cell office:value-type="float" office:value="5.3394830190572566" table:style-name="ce92">
            <text:p>5.3</text:p>
          </table:table-cell>
          <table:table-cell table:style-name="ce92"/>
          <table:table-cell office:value-type="float" office:value="5.0300836769758046" table:style-name="ce9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5.0721593949937578" table:style-name="ce74">
            <text:p>5.1</text:p>
          </table:table-cell>
          <table:table-cell table:style-name="ce92"/>
          <table:table-cell office:value-type="float" office:value="5.3039249878258143" table:style-name="ce92">
            <text:p>5.3</text:p>
          </table:table-cell>
          <table:table-cell table:style-name="ce92"/>
          <table:table-cell office:value-type="float" office:value="5.7255771758193186" table:style-name="ce92">
            <text:p>5.7</text:p>
          </table:table-cell>
          <table:table-cell table:style-name="ce92"/>
          <table:table-cell office:value-type="float" office:value="5.6308863626335857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4.3683446422233763" table:style-name="ce74">
            <text:p>4.4</text:p>
          </table:table-cell>
          <table:table-cell table:style-name="ce92"/>
          <table:table-cell office:value-type="float" office:value="4.9031686813948312" table:style-name="ce92">
            <text:p>4.9</text:p>
          </table:table-cell>
          <table:table-cell table:style-name="ce92"/>
          <table:table-cell office:value-type="float" office:value="5.479831868417623" table:style-name="ce92">
            <text:p>5.5</text:p>
          </table:table-cell>
          <table:table-cell table:style-name="ce92"/>
          <table:table-cell office:value-type="float" office:value="5.089564300350502" table:style-name="ce9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4.5650769077161701" table:style-name="ce74">
            <text:p>4.6</text:p>
          </table:table-cell>
          <table:table-cell table:style-name="ce92"/>
          <table:table-cell office:value-type="float" office:value="5.1445060259172841" table:style-name="ce92">
            <text:p>5.1</text:p>
          </table:table-cell>
          <table:table-cell table:style-name="ce92"/>
          <table:table-cell office:value-type="float" office:value="5.5877838168947536" table:style-name="ce92">
            <text:p>5.6</text:p>
          </table:table-cell>
          <table:table-cell table:style-name="ce92"/>
          <table:table-cell office:value-type="float" office:value="5.470586833559504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3.8885749377222001" table:style-name="ce74">
            <text:p>3.9</text:p>
          </table:table-cell>
          <table:table-cell table:style-name="ce92"/>
          <table:table-cell office:value-type="float" office:value="4.209618715936692" table:style-name="ce92">
            <text:p>4.2</text:p>
          </table:table-cell>
          <table:table-cell table:style-name="ce92"/>
          <table:table-cell office:value-type="float" office:value="5.4693233336231994" table:style-name="ce92">
            <text:p>5.5</text:p>
          </table:table-cell>
          <table:table-cell table:style-name="ce92"/>
          <table:table-cell office:value-type="float" office:value="5.2153989967660239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3.2711046381927789" table:style-name="ce74">
            <text:p>3.3</text:p>
          </table:table-cell>
          <table:table-cell table:style-name="ce92"/>
          <table:table-cell office:value-type="float" office:value="4.5600056789604544" table:style-name="ce92">
            <text:p>4.6</text:p>
          </table:table-cell>
          <table:table-cell table:style-name="ce92"/>
          <table:table-cell office:value-type="float" office:value="4.8343474595604841" table:style-name="ce92">
            <text:p>4.8</text:p>
          </table:table-cell>
          <table:table-cell table:style-name="ce92"/>
          <table:table-cell office:value-type="float" office:value="4.8151411066170047" table:style-name="ce9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3.8455657406051613" table:style-name="ce74">
            <text:p>3.8</text:p>
          </table:table-cell>
          <table:table-cell table:style-name="ce92"/>
          <table:table-cell office:value-type="float" office:value="4.5925234473283787" table:style-name="ce92">
            <text:p>4.6</text:p>
          </table:table-cell>
          <table:table-cell table:style-name="ce92"/>
          <table:table-cell office:value-type="float" office:value="5.5596583721115316" table:style-name="ce92">
            <text:p>5.6</text:p>
          </table:table-cell>
          <table:table-cell table:style-name="ce92"/>
          <table:table-cell office:value-type="float" office:value="5.4598209381914398" table:style-name="ce9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1.814122019913611" table:style-name="ce35">
            <text:p>1.8</text:p>
          </table:table-cell>
          <table:table-cell table:style-name="ce94"/>
          <table:table-cell office:value-type="float" office:value="2.1077489671158856" table:style-name="ce94">
            <text:p>2.1</text:p>
          </table:table-cell>
          <table:table-cell table:style-name="ce94"/>
          <table:table-cell office:value-type="float" office:value="2.2793551060223405" table:style-name="ce94">
            <text:p>2.3</text:p>
          </table:table-cell>
          <table:table-cell table:style-name="ce94"/>
          <table:table-cell office:value-type="float" office:value="2.1851051609184156" table:style-name="ce9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4.5355571471479506" table:style-name="ce74">
            <text:p>4.5</text:p>
          </table:table-cell>
          <table:table-cell table:style-name="ce92"/>
          <table:table-cell office:value-type="float" office:value="5.1337908793007365" table:style-name="ce92">
            <text:p>5.1</text:p>
          </table:table-cell>
          <table:table-cell table:style-name="ce92"/>
          <table:table-cell office:value-type="float" office:value="5.9709290248099789" table:style-name="ce92">
            <text:p>6.0</text:p>
          </table:table-cell>
          <table:table-cell table:style-name="ce92"/>
          <table:table-cell office:value-type="float" office:value="5.6272822221314964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4.4403258913949362" table:style-name="ce74">
            <text:p>4.4</text:p>
          </table:table-cell>
          <table:table-cell table:style-name="ce92"/>
          <table:table-cell office:value-type="float" office:value="5.0345908057741084" table:style-name="ce92">
            <text:p>5.0</text:p>
          </table:table-cell>
          <table:table-cell table:style-name="ce92"/>
          <table:table-cell office:value-type="float" office:value="5.4446817589317407" table:style-name="ce92">
            <text:p>5.4</text:p>
          </table:table-cell>
          <table:table-cell table:style-name="ce92"/>
          <table:table-cell office:value-type="float" office:value="5.2480447038245952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4.7349927088990773" table:style-name="ce74">
            <text:p>4.7</text:p>
          </table:table-cell>
          <table:table-cell table:style-name="ce92"/>
          <table:table-cell office:value-type="float" office:value="5.9876003964441153" table:style-name="ce92">
            <text:p>6.0</text:p>
          </table:table-cell>
          <table:table-cell table:style-name="ce92"/>
          <table:table-cell office:value-type="float" office:value="6.2890158889820746" table:style-name="ce92">
            <text:p>6.3</text:p>
          </table:table-cell>
          <table:table-cell table:style-name="ce92"/>
          <table:table-cell office:value-type="float" office:value="5.8804785237114574" table:style-name="ce9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4.1409627366651769" table:style-name="ce74">
            <text:p>4.1</text:p>
          </table:table-cell>
          <table:table-cell table:style-name="ce92"/>
          <table:table-cell office:value-type="float" office:value="5.2403267145008536" table:style-name="ce92">
            <text:p>5.2</text:p>
          </table:table-cell>
          <table:table-cell table:style-name="ce92"/>
          <table:table-cell office:value-type="float" office:value="5.5071500024817475" table:style-name="ce92">
            <text:p>5.5</text:p>
          </table:table-cell>
          <table:table-cell table:style-name="ce92"/>
          <table:table-cell office:value-type="float" office:value="4.9005676746020468" table:style-name="ce9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4.6924398934993121" table:style-name="ce74">
            <text:p>4.7</text:p>
          </table:table-cell>
          <table:table-cell table:style-name="ce92"/>
          <table:table-cell office:value-type="float" office:value="5.3587776461040963" table:style-name="ce92">
            <text:p>5.4</text:p>
          </table:table-cell>
          <table:table-cell table:style-name="ce92"/>
          <table:table-cell office:value-type="float" office:value="6.0756487559050605" table:style-name="ce92">
            <text:p>6.1</text:p>
          </table:table-cell>
          <table:table-cell table:style-name="ce92"/>
          <table:table-cell office:value-type="float" office:value="6.1828803848939353" table:style-name="ce9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5.2863788529190607" table:style-name="ce74">
            <text:p>5.3</text:p>
          </table:table-cell>
          <table:table-cell table:style-name="ce92"/>
          <table:table-cell office:value-type="float" office:value="5.5582056608064478" table:style-name="ce92">
            <text:p>5.6</text:p>
          </table:table-cell>
          <table:table-cell table:style-name="ce92"/>
          <table:table-cell office:value-type="float" office:value="5.7840606001469119" table:style-name="ce92">
            <text:p>5.8</text:p>
          </table:table-cell>
          <table:table-cell table:style-name="ce92"/>
          <table:table-cell office:value-type="float" office:value="5.4215002074114231" table:style-name="ce9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4.4374602221165844" table:style-name="ce74">
            <text:p>4.4</text:p>
          </table:table-cell>
          <table:table-cell table:style-name="ce92"/>
          <table:table-cell office:value-type="float" office:value="5.2274725045242443" table:style-name="ce92">
            <text:p>5.2</text:p>
          </table:table-cell>
          <table:table-cell table:style-name="ce92"/>
          <table:table-cell office:value-type="float" office:value="5.7069099176910054" table:style-name="ce92">
            <text:p>5.7</text:p>
          </table:table-cell>
          <table:table-cell table:style-name="ce92"/>
          <table:table-cell office:value-type="float" office:value="5.6711490618272293" table:style-name="ce92">
            <text:p>5.7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0.83710409556331244" table:style-name="ce29">
            <text:p>0.8</text:p>
          </table:table-cell>
          <table:table-cell table:style-name="ce95"/>
          <table:table-cell office:value-type="float" office:value="0.92726254723412005" table:style-name="ce95">
            <text:p>0.9</text:p>
          </table:table-cell>
          <table:table-cell table:style-name="ce95"/>
          <table:table-cell office:value-type="float" office:value="1.0461095944416021" table:style-name="ce95">
            <text:p>1.0</text:p>
          </table:table-cell>
          <table:table-cell table:style-name="ce95"/>
          <table:table-cell office:value-type="float" office:value="1.0305957004694499" table:style-name="ce95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style-name="ce35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4.5743958690460662" table:style-name="ce40">
            <text:p>4.6</text:p>
          </table:table-cell>
          <table:table-cell table:style-name="ce97"/>
          <table:table-cell office:value-type="float" office:value="4.8964560786868834" table:style-name="ce97">
            <text:p>4.9</text:p>
          </table:table-cell>
          <table:table-cell table:style-name="ce97"/>
          <table:table-cell office:value-type="float" office:value="5.6022558162534208" table:style-name="ce97">
            <text:p>5.6</text:p>
          </table:table-cell>
          <table:table-cell table:style-name="ce97"/>
          <table:table-cell office:value-type="float" office:value="5.774331382551523" table:style-name="ce9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5.020175949424921" table:style-name="ce40">
            <text:p>5.0</text:p>
          </table:table-cell>
          <table:table-cell table:style-name="ce97"/>
          <table:table-cell office:value-type="float" office:value="6.0596676266478795" table:style-name="ce97">
            <text:p>6.1</text:p>
          </table:table-cell>
          <table:table-cell table:style-name="ce97"/>
          <table:table-cell office:value-type="float" office:value="7.5968066820159885" table:style-name="ce97">
            <text:p>7.6</text:p>
          </table:table-cell>
          <table:table-cell table:style-name="ce97"/>
          <table:table-cell office:value-type="float" office:value="7.9857631985370219" table:style-name="ce97">
            <text:p>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4.3694776469477503" table:style-name="ce40">
            <text:p>4.4</text:p>
          </table:table-cell>
          <table:table-cell table:style-name="ce97"/>
          <table:table-cell office:value-type="float" office:value="4.854441792463704" table:style-name="ce97">
            <text:p>4.9</text:p>
          </table:table-cell>
          <table:table-cell table:style-name="ce97"/>
          <table:table-cell office:value-type="float" office:value="5.8328882111596592" table:style-name="ce97">
            <text:p>5.8</text:p>
          </table:table-cell>
          <table:table-cell table:style-name="ce97"/>
          <table:table-cell office:value-type="float" office:value="5.6809715714672357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4.6676963293571738" table:style-name="ce40">
            <text:p>4.7</text:p>
          </table:table-cell>
          <table:table-cell table:style-name="ce97"/>
          <table:table-cell office:value-type="float" office:value="5.3717525588245163" table:style-name="ce97">
            <text:p>5.4</text:p>
          </table:table-cell>
          <table:table-cell table:style-name="ce97"/>
          <table:table-cell office:value-type="float" office:value="5.7850811773838657" table:style-name="ce97">
            <text:p>5.8</text:p>
          </table:table-cell>
          <table:table-cell table:style-name="ce97"/>
          <table:table-cell office:value-type="float" office:value="5.6594048197611375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5.5915209674699762" table:style-name="ce40">
            <text:p>5.6</text:p>
          </table:table-cell>
          <table:table-cell table:style-name="ce97"/>
          <table:table-cell office:value-type="float" office:value="5.7784754171309904" table:style-name="ce97">
            <text:p>5.8</text:p>
          </table:table-cell>
          <table:table-cell table:style-name="ce97"/>
          <table:table-cell office:value-type="float" office:value="5.9668263352012811" table:style-name="ce97">
            <text:p>6.0</text:p>
          </table:table-cell>
          <table:table-cell table:style-name="ce97"/>
          <table:table-cell office:value-type="float" office:value="5.6904235937160266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3.561353266389955" table:style-name="ce40">
            <text:p>3.6</text:p>
          </table:table-cell>
          <table:table-cell table:style-name="ce97"/>
          <table:table-cell office:value-type="float" office:value="4.2329768723060157" table:style-name="ce97">
            <text:p>4.2</text:p>
          </table:table-cell>
          <table:table-cell table:style-name="ce97"/>
          <table:table-cell office:value-type="float" office:value="5.6738788250820349" table:style-name="ce97">
            <text:p>5.7</text:p>
          </table:table-cell>
          <table:table-cell table:style-name="ce97"/>
          <table:table-cell office:value-type="float" office:value="5.948021539847792" table:style-name="ce9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5.0163158558913405" table:style-name="ce40">
            <text:p>5.0</text:p>
          </table:table-cell>
          <table:table-cell table:style-name="ce97"/>
          <table:table-cell office:value-type="float" office:value="5.2630169034344698" table:style-name="ce97">
            <text:p>5.3</text:p>
          </table:table-cell>
          <table:table-cell table:style-name="ce97"/>
          <table:table-cell office:value-type="float" office:value="5.7923829495250656" table:style-name="ce97">
            <text:p>5.8</text:p>
          </table:table-cell>
          <table:table-cell table:style-name="ce97"/>
          <table:table-cell office:value-type="float" office:value="5.8417782021466529" table:style-name="ce9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3.9238225514284242" table:style-name="ce40">
            <text:p>3.9</text:p>
          </table:table-cell>
          <table:table-cell table:style-name="ce97"/>
          <table:table-cell office:value-type="float" office:value="4.3437141954545178" table:style-name="ce97">
            <text:p>4.3</text:p>
          </table:table-cell>
          <table:table-cell table:style-name="ce97"/>
          <table:table-cell office:value-type="float" office:value="5.7396454127046077" table:style-name="ce97">
            <text:p>5.7</text:p>
          </table:table-cell>
          <table:table-cell table:style-name="ce97"/>
          <table:table-cell office:value-type="float" office:value="5.8363979667564845" table:style-name="ce9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4.0333957681538131" table:style-name="ce40">
            <text:p>4.0</text:p>
          </table:table-cell>
          <table:table-cell table:style-name="ce97"/>
          <table:table-cell office:value-type="float" office:value="4.8444007366812976" table:style-name="ce97">
            <text:p>4.8</text:p>
          </table:table-cell>
          <table:table-cell table:style-name="ce97"/>
          <table:table-cell office:value-type="float" office:value="5.7168479232936225" table:style-name="ce97">
            <text:p>5.7</text:p>
          </table:table-cell>
          <table:table-cell table:style-name="ce97"/>
          <table:table-cell office:value-type="float" office:value="5.686474758598953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5.2011665828374243" table:style-name="ce40">
            <text:p>5.2</text:p>
          </table:table-cell>
          <table:table-cell table:style-name="ce97"/>
          <table:table-cell office:value-type="float" office:value="5.5319552419000662" table:style-name="ce97">
            <text:p>5.5</text:p>
          </table:table-cell>
          <table:table-cell table:style-name="ce97"/>
          <table:table-cell office:value-type="float" office:value="5.7560316541573178" table:style-name="ce97">
            <text:p>5.8</text:p>
          </table:table-cell>
          <table:table-cell table:style-name="ce97"/>
          <table:table-cell office:value-type="float" office:value="5.6063610219886204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4.6392728399043071" table:style-name="ce40">
            <text:p>4.6</text:p>
          </table:table-cell>
          <table:table-cell table:style-name="ce97"/>
          <table:table-cell office:value-type="float" office:value="5.2310298245184406" table:style-name="ce97">
            <text:p>5.2</text:p>
          </table:table-cell>
          <table:table-cell table:style-name="ce97"/>
          <table:table-cell office:value-type="float" office:value="5.798729822490456" table:style-name="ce97">
            <text:p>5.8</text:p>
          </table:table-cell>
          <table:table-cell table:style-name="ce97"/>
          <table:table-cell office:value-type="float" office:value="5.8879137475433048" table:style-name="ce9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4.3204908958840988" table:style-name="ce40">
            <text:p>4.3</text:p>
          </table:table-cell>
          <table:table-cell table:style-name="ce97"/>
          <table:table-cell office:value-type="float" office:value="5.3622704920986974" table:style-name="ce97">
            <text:p>5.4</text:p>
          </table:table-cell>
          <table:table-cell table:style-name="ce97"/>
          <table:table-cell office:value-type="float" office:value="5.9569765462885389" table:style-name="ce97">
            <text:p>6.0</text:p>
          </table:table-cell>
          <table:table-cell table:style-name="ce97"/>
          <table:table-cell office:value-type="float" office:value="5.7179746851651059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3.9634560344603109" table:style-name="ce40">
            <text:p>4.0</text:p>
          </table:table-cell>
          <table:table-cell table:style-name="ce97"/>
          <table:table-cell office:value-type="float" office:value="4.5875715308897114" table:style-name="ce97">
            <text:p>4.6</text:p>
          </table:table-cell>
          <table:table-cell table:style-name="ce97"/>
          <table:table-cell office:value-type="float" office:value="5.7260176798834994" table:style-name="ce97">
            <text:p>5.7</text:p>
          </table:table-cell>
          <table:table-cell table:style-name="ce97"/>
          <table:table-cell office:value-type="float" office:value="5.960277732472596" table:style-name="ce97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3.8756836007579731" table:style-name="ce40">
            <text:p>3.9</text:p>
          </table:table-cell>
          <table:table-cell table:style-name="ce97"/>
          <table:table-cell office:value-type="float" office:value="4.5393286871652005" table:style-name="ce97">
            <text:p>4.5</text:p>
          </table:table-cell>
          <table:table-cell table:style-name="ce97"/>
          <table:table-cell office:value-type="float" office:value="5.4192622059398126" table:style-name="ce97">
            <text:p>5.4</text:p>
          </table:table-cell>
          <table:table-cell table:style-name="ce97"/>
          <table:table-cell office:value-type="float" office:value="5.7022816041328639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style-name="ce48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style-name="ce98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5.3034903391260046" table:style-name="ce40">
            <text:p>5.3</text:p>
          </table:table-cell>
          <table:table-cell table:style-name="ce97"/>
          <table:table-cell office:value-type="float" office:value="5.6593200170902414" table:style-name="ce97">
            <text:p>5.7</text:p>
          </table:table-cell>
          <table:table-cell table:style-name="ce97"/>
          <table:table-cell office:value-type="float" office:value="5.8958471454217678" table:style-name="ce97">
            <text:p>5.9</text:p>
          </table:table-cell>
          <table:table-cell table:style-name="ce97"/>
          <table:table-cell office:value-type="float" office:value="5.7021691927140132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4.6395172865490997" table:style-name="ce40">
            <text:p>4.6</text:p>
          </table:table-cell>
          <table:table-cell table:style-name="ce97"/>
          <table:table-cell office:value-type="float" office:value="5.2815997114983855" table:style-name="ce97">
            <text:p>5.3</text:p>
          </table:table-cell>
          <table:table-cell table:style-name="ce97"/>
          <table:table-cell office:value-type="float" office:value="5.6799587586798594" table:style-name="ce97">
            <text:p>5.7</text:p>
          </table:table-cell>
          <table:table-cell table:style-name="ce97"/>
          <table:table-cell office:value-type="float" office:value="5.1753889873592085" table:style-name="ce97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3.847303982746586" table:style-name="ce40">
            <text:p>3.8</text:p>
          </table:table-cell>
          <table:table-cell table:style-name="ce97"/>
          <table:table-cell office:value-type="float" office:value="4.5116838781559139" table:style-name="ce97">
            <text:p>4.5</text:p>
          </table:table-cell>
          <table:table-cell table:style-name="ce97"/>
          <table:table-cell office:value-type="float" office:value="5.638350844224882" table:style-name="ce97">
            <text:p>5.6</text:p>
          </table:table-cell>
          <table:table-cell table:style-name="ce97"/>
          <table:table-cell office:value-type="float" office:value="5.6248163832387181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5.0923791884486924" table:style-name="ce40">
            <text:p>5.1</text:p>
          </table:table-cell>
          <table:table-cell table:style-name="ce97"/>
          <table:table-cell office:value-type="float" office:value="5.407579991401712" table:style-name="ce97">
            <text:p>5.4</text:p>
          </table:table-cell>
          <table:table-cell table:style-name="ce97"/>
          <table:table-cell office:value-type="float" office:value="6.2239126834607976" table:style-name="ce97">
            <text:p>6.2</text:p>
          </table:table-cell>
          <table:table-cell table:style-name="ce97"/>
          <table:table-cell office:value-type="float" office:value="6.2205419075837103" table:style-name="ce97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4.559565446182301" table:style-name="ce40">
            <text:p>4.6</text:p>
          </table:table-cell>
          <table:table-cell table:style-name="ce97"/>
          <table:table-cell office:value-type="float" office:value="4.7726457751377183" table:style-name="ce97">
            <text:p>4.8</text:p>
          </table:table-cell>
          <table:table-cell table:style-name="ce97"/>
          <table:table-cell office:value-type="float" office:value="5.5797811904612749" table:style-name="ce97">
            <text:p>5.6</text:p>
          </table:table-cell>
          <table:table-cell table:style-name="ce97"/>
          <table:table-cell office:value-type="float" office:value="5.3956298342944855" table:style-name="ce9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4.8248458102226106" table:style-name="ce40">
            <text:p>4.8</text:p>
          </table:table-cell>
          <table:table-cell table:style-name="ce97"/>
          <table:table-cell office:value-type="float" office:value="5.5669471880909764" table:style-name="ce97">
            <text:p>5.6</text:p>
          </table:table-cell>
          <table:table-cell table:style-name="ce97"/>
          <table:table-cell office:value-type="float" office:value="5.9528166034925887" table:style-name="ce97">
            <text:p>6.0</text:p>
          </table:table-cell>
          <table:table-cell table:style-name="ce97"/>
          <table:table-cell office:value-type="float" office:value="5.8358166459067604" table:style-name="ce9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4.2589087117324791" table:style-name="ce40">
            <text:p>4.3</text:p>
          </table:table-cell>
          <table:table-cell table:style-name="ce97"/>
          <table:table-cell office:value-type="float" office:value="4.9723521257213799" table:style-name="ce97">
            <text:p>5.0</text:p>
          </table:table-cell>
          <table:table-cell table:style-name="ce97"/>
          <table:table-cell office:value-type="float" office:value="5.6599402502891305" table:style-name="ce97">
            <text:p>5.7</text:p>
          </table:table-cell>
          <table:table-cell table:style-name="ce97"/>
          <table:table-cell office:value-type="float" office:value="5.7030256477366317" table:style-name="ce9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5.3843110139908497" table:style-name="ce40">
            <text:p>5.4</text:p>
          </table:table-cell>
          <table:table-cell table:style-name="ce97"/>
          <table:table-cell office:value-type="float" office:value="5.5916807718597301" table:style-name="ce97">
            <text:p>5.6</text:p>
          </table:table-cell>
          <table:table-cell table:style-name="ce97"/>
          <table:table-cell office:value-type="float" office:value="5.7201344631761186" table:style-name="ce97">
            <text:p>5.7</text:p>
          </table:table-cell>
          <table:table-cell table:style-name="ce97"/>
          <table:table-cell office:value-type="float" office:value="5.5208062944621545" table:style-name="ce9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4.5324356472519973" table:style-name="ce40">
            <text:p>4.5</text:p>
          </table:table-cell>
          <table:table-cell table:style-name="ce97"/>
          <table:table-cell office:value-type="float" office:value="5.0757632011593001" table:style-name="ce97">
            <text:p>5.1</text:p>
          </table:table-cell>
          <table:table-cell table:style-name="ce97"/>
          <table:table-cell office:value-type="float" office:value="6.0414564419069112" table:style-name="ce97">
            <text:p>6.0</text:p>
          </table:table-cell>
          <table:table-cell table:style-name="ce97"/>
          <table:table-cell office:value-type="float" office:value="5.9005604625150703" table:style-name="ce9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4.9505504042469557" table:style-name="ce40">
            <text:p>5.0</text:p>
          </table:table-cell>
          <table:table-cell table:style-name="ce97"/>
          <table:table-cell office:value-type="float" office:value="5.3391609850460213" table:style-name="ce97">
            <text:p>5.3</text:p>
          </table:table-cell>
          <table:table-cell table:style-name="ce97"/>
          <table:table-cell office:value-type="float" office:value="5.6842436023239244" table:style-name="ce97">
            <text:p>5.7</text:p>
          </table:table-cell>
          <table:table-cell table:style-name="ce97"/>
          <table:table-cell office:value-type="float" office:value="5.3204273532247939" table:style-name="ce97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4.460808664864202" table:style-name="ce40">
            <text:p>4.5</text:p>
          </table:table-cell>
          <table:table-cell table:style-name="ce97"/>
          <table:table-cell office:value-type="float" office:value="4.9006888531634152" table:style-name="ce97">
            <text:p>4.9</text:p>
          </table:table-cell>
          <table:table-cell table:style-name="ce97"/>
          <table:table-cell office:value-type="float" office:value="5.7154650903696975" table:style-name="ce97">
            <text:p>5.7</text:p>
          </table:table-cell>
          <table:table-cell table:style-name="ce97"/>
          <table:table-cell office:value-type="float" office:value="5.5980480774976744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4.8700134364450642" table:style-name="ce40">
            <text:p>4.9</text:p>
          </table:table-cell>
          <table:table-cell table:style-name="ce97"/>
          <table:table-cell office:value-type="float" office:value="5.167894642301385" table:style-name="ce97">
            <text:p>5.2</text:p>
          </table:table-cell>
          <table:table-cell table:style-name="ce97"/>
          <table:table-cell office:value-type="float" office:value="5.61945384289867" table:style-name="ce97">
            <text:p>5.6</text:p>
          </table:table-cell>
          <table:table-cell table:style-name="ce97"/>
          <table:table-cell office:value-type="float" office:value="5.3862019931449288" table:style-name="ce9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4.1706027447469545" table:style-name="ce40">
            <text:p>4.2</text:p>
          </table:table-cell>
          <table:table-cell table:style-name="ce97"/>
          <table:table-cell office:value-type="float" office:value="4.9686853589168241" table:style-name="ce97">
            <text:p>5.0</text:p>
          </table:table-cell>
          <table:table-cell table:style-name="ce97"/>
          <table:table-cell office:value-type="float" office:value="5.7685918301232988" table:style-name="ce97">
            <text:p>5.8</text:p>
          </table:table-cell>
          <table:table-cell table:style-name="ce97"/>
          <table:table-cell office:value-type="float" office:value="5.5741155115523409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3.1337561619429688" table:style-name="ce40">
            <text:p>3.1</text:p>
          </table:table-cell>
          <table:table-cell table:style-name="ce97"/>
          <table:table-cell office:value-type="float" office:value="4.1566076966094823" table:style-name="ce97">
            <text:p>4.2</text:p>
          </table:table-cell>
          <table:table-cell table:style-name="ce97"/>
          <table:table-cell office:value-type="float" office:value="5.8975513325895452" table:style-name="ce97">
            <text:p>5.9</text:p>
          </table:table-cell>
          <table:table-cell table:style-name="ce97"/>
          <table:table-cell office:value-type="float" office:value="6.1019798767803834" table:style-name="ce9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4.5064070869930024" table:style-name="ce40">
            <text:p>4.5</text:p>
          </table:table-cell>
          <table:table-cell table:style-name="ce97"/>
          <table:table-cell office:value-type="float" office:value="4.9813618561671102" table:style-name="ce97">
            <text:p>5.0</text:p>
          </table:table-cell>
          <table:table-cell table:style-name="ce97"/>
          <table:table-cell office:value-type="float" office:value="5.7907103018937534" table:style-name="ce97">
            <text:p>5.8</text:p>
          </table:table-cell>
          <table:table-cell table:style-name="ce97"/>
          <table:table-cell office:value-type="float" office:value="5.53459489113306" table:style-name="ce9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5.3919349920976023" table:style-name="ce40">
            <text:p>5.4</text:p>
          </table:table-cell>
          <table:table-cell table:style-name="ce97"/>
          <table:table-cell office:value-type="float" office:value="5.6787319781875789" table:style-name="ce97">
            <text:p>5.7</text:p>
          </table:table-cell>
          <table:table-cell table:style-name="ce97"/>
          <table:table-cell office:value-type="float" office:value="5.8446232342221185" table:style-name="ce97">
            <text:p>5.8</text:p>
          </table:table-cell>
          <table:table-cell table:style-name="ce97"/>
          <table:table-cell office:value-type="float" office:value="5.647390733244217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3.9787143046115192" table:style-name="ce40">
            <text:p>4.0</text:p>
          </table:table-cell>
          <table:table-cell table:style-name="ce97"/>
          <table:table-cell office:value-type="float" office:value="4.3967667651195974" table:style-name="ce97">
            <text:p>4.4</text:p>
          </table:table-cell>
          <table:table-cell table:style-name="ce97"/>
          <table:table-cell office:value-type="float" office:value="5.7684309522005766" table:style-name="ce97">
            <text:p>5.8</text:p>
          </table:table-cell>
          <table:table-cell table:style-name="ce97"/>
          <table:table-cell office:value-type="float" office:value="5.8840736456152731" table:style-name="ce9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5.3247212138243238" table:style-name="ce40">
            <text:p>5.3</text:p>
          </table:table-cell>
          <table:table-cell table:style-name="ce99"/>
          <table:table-cell office:value-type="float" office:value="5.6729227937025399" table:style-name="ce99">
            <text:p>5.7</text:p>
          </table:table-cell>
          <table:table-cell table:style-name="ce99"/>
          <table:table-cell office:value-type="float" office:value="5.6690964719171122" table:style-name="ce99">
            <text:p>5.7</text:p>
          </table:table-cell>
          <table:table-cell table:style-name="ce99"/>
          <table:table-cell office:value-type="float" office:value="5.4222896106897895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5.0073855062131241" table:style-name="ce40">
            <text:p>5.0</text:p>
          </table:table-cell>
          <table:table-cell table:style-name="ce97"/>
          <table:table-cell office:value-type="float" office:value="5.3865464665041269" table:style-name="ce97">
            <text:p>5.4</text:p>
          </table:table-cell>
          <table:table-cell table:style-name="ce97"/>
          <table:table-cell office:value-type="float" office:value="5.952402330145512" table:style-name="ce97">
            <text:p>6.0</text:p>
          </table:table-cell>
          <table:table-cell table:style-name="ce97"/>
          <table:table-cell office:value-type="float" office:value="5.8377992285546911" table:style-name="ce97">
            <text:p>5.8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0.53756149051663593" table:style-name="ce29">
            <text:p>0.5</text:p>
          </table:table-cell>
          <table:table-cell table:style-name="ce100"/>
          <table:table-cell office:value-type="float" office:value="0.62879231177753736" table:style-name="ce100">
            <text:p>0.6</text:p>
          </table:table-cell>
          <table:table-cell table:style-name="ce100"/>
          <table:table-cell office:value-type="float" office:value="0.72355719284366571" table:style-name="ce100">
            <text:p>0.7</text:p>
          </table:table-cell>
          <table:table-cell table:style-name="ce100"/>
          <table:table-cell office:value-type="float" office:value="0.70771383504625307" table:style-name="ce100">
            <text:p>0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3.8341011317140294" table:style-name="ce35">
            <text:p>3.8</text:p>
          </table:table-cell>
          <table:table-cell table:style-name="ce94"/>
          <table:table-cell office:value-type="float" office:value="4.678793215889776" table:style-name="ce94">
            <text:p>4.7</text:p>
          </table:table-cell>
          <table:table-cell table:style-name="ce94"/>
          <table:table-cell office:value-type="float" office:value="5.7185191311256878" table:style-name="ce94">
            <text:p>5.7</text:p>
          </table:table-cell>
          <table:table-cell table:style-name="ce94"/>
          <table:table-cell office:value-type="float" office:value="5.3278903968366818" table:style-name="ce9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3.9095055109695687" table:style-name="ce35">
            <text:p>3.9</text:p>
          </table:table-cell>
          <table:table-cell table:style-name="ce94"/>
          <table:table-cell office:value-type="float" office:value="5.5341821409090279" table:style-name="ce94">
            <text:p>5.5</text:p>
          </table:table-cell>
          <table:table-cell table:style-name="ce94"/>
          <table:table-cell office:value-type="float" office:value="6.0349709069859809" table:style-name="ce94">
            <text:p>6.0</text:p>
          </table:table-cell>
          <table:table-cell table:style-name="ce94"/>
          <table:table-cell office:value-type="float" office:value="5.9916837466147737" table:style-name="ce94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3.7158848836859271" table:style-name="ce35">
            <text:p>3.7</text:p>
          </table:table-cell>
          <table:table-cell table:style-name="ce94"/>
          <table:table-cell office:value-type="float" office:value="4.4652584191196443" table:style-name="ce94">
            <text:p>4.5</text:p>
          </table:table-cell>
          <table:table-cell table:style-name="ce94"/>
          <table:table-cell office:value-type="float" office:value="5.5865567710058457" table:style-name="ce94">
            <text:p>5.6</text:p>
          </table:table-cell>
          <table:table-cell table:style-name="ce94"/>
          <table:table-cell office:value-type="float" office:value="5.6082820054438152" table:style-name="ce9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4.859750791398354" table:style-name="ce35">
            <text:p>4.9</text:p>
          </table:table-cell>
          <table:table-cell table:style-name="ce94"/>
          <table:table-cell office:value-type="float" office:value="5.6688289865521106" table:style-name="ce94">
            <text:p>5.7</text:p>
          </table:table-cell>
          <table:table-cell table:style-name="ce94"/>
          <table:table-cell office:value-type="float" office:value="5.7967414656553533" table:style-name="ce94">
            <text:p>5.8</text:p>
          </table:table-cell>
          <table:table-cell table:style-name="ce94"/>
          <table:table-cell office:value-type="float" office:value="5.5462860083915491" table:style-name="ce94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4.2965690598952833" table:style-name="ce35">
            <text:p>4.3</text:p>
          </table:table-cell>
          <table:table-cell table:style-name="ce94"/>
          <table:table-cell office:value-type="float" office:value="4.8540401443200487" table:style-name="ce94">
            <text:p>4.9</text:p>
          </table:table-cell>
          <table:table-cell table:style-name="ce94"/>
          <table:table-cell office:value-type="float" office:value="5.788492690806601" table:style-name="ce94">
            <text:p>5.8</text:p>
          </table:table-cell>
          <table:table-cell table:style-name="ce94"/>
          <table:table-cell office:value-type="float" office:value="5.5214021773230701" table:style-name="ce94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3.5025396659127406" table:style-name="ce35">
            <text:p>3.5</text:p>
          </table:table-cell>
          <table:table-cell table:style-name="ce94"/>
          <table:table-cell office:value-type="float" office:value="4.2242872926952835" table:style-name="ce94">
            <text:p>4.2</text:p>
          </table:table-cell>
          <table:table-cell table:style-name="ce94"/>
          <table:table-cell office:value-type="float" office:value="5.6230424707721554" table:style-name="ce94">
            <text:p>5.6</text:p>
          </table:table-cell>
          <table:table-cell table:style-name="ce94"/>
          <table:table-cell office:value-type="float" office:value="5.5897684381829791" table:style-name="ce9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4.4212429079276365" table:style-name="ce35">
            <text:p>4.4</text:p>
          </table:table-cell>
          <table:table-cell table:style-name="ce94"/>
          <table:table-cell office:value-type="float" office:value="4.9805389718076682" table:style-name="ce94">
            <text:p>5.0</text:p>
          </table:table-cell>
          <table:table-cell table:style-name="ce94"/>
          <table:table-cell office:value-type="float" office:value="5.7444898140974416" table:style-name="ce94">
            <text:p>5.7</text:p>
          </table:table-cell>
          <table:table-cell table:style-name="ce94"/>
          <table:table-cell office:value-type="float" office:value="5.6651750586203526" table:style-name="ce94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5.146308314603032" table:style-name="ce35">
            <text:p>5.1</text:p>
          </table:table-cell>
          <table:table-cell table:style-name="ce94"/>
          <table:table-cell office:value-type="float" office:value="5.3500334526363158" table:style-name="ce94">
            <text:p>5.4</text:p>
          </table:table-cell>
          <table:table-cell table:style-name="ce94"/>
          <table:table-cell office:value-type="float" office:value="5.5945715625800974" table:style-name="ce94">
            <text:p>5.6</text:p>
          </table:table-cell>
          <table:table-cell table:style-name="ce94"/>
          <table:table-cell office:value-type="float" office:value="4.9818817832963216" table:style-name="ce94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4.2324056479000731" table:style-name="ce35">
            <text:p>4.2</text:p>
          </table:table-cell>
          <table:table-cell table:style-name="ce94"/>
          <table:table-cell office:value-type="float" office:value="5.0044707699573703" table:style-name="ce94">
            <text:p>5.0</text:p>
          </table:table-cell>
          <table:table-cell table:style-name="ce94"/>
          <table:table-cell office:value-type="float" office:value="5.8569154528858025" table:style-name="ce94">
            <text:p>5.9</text:p>
          </table:table-cell>
          <table:table-cell table:style-name="ce94"/>
          <table:table-cell office:value-type="float" office:value="5.9144832421305864" table:style-name="ce94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4.3432101164902814" table:style-name="ce35">
            <text:p>4.3</text:p>
          </table:table-cell>
          <table:table-cell table:style-name="ce94"/>
          <table:table-cell office:value-type="float" office:value="5.0366464127523436" table:style-name="ce94">
            <text:p>5.0</text:p>
          </table:table-cell>
          <table:table-cell table:style-name="ce94"/>
          <table:table-cell office:value-type="float" office:value="5.3948368116215173" table:style-name="ce94">
            <text:p>5.4</text:p>
          </table:table-cell>
          <table:table-cell table:style-name="ce94"/>
          <table:table-cell office:value-type="float" office:value="5.3410860258895188" table:style-name="ce9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4.0355284566797156" table:style-name="ce48">
            <text:p>4.0</text:p>
          </table:table-cell>
          <table:table-cell table:style-name="ce98"/>
          <table:table-cell office:value-type="float" office:value="4.8703724221163647" table:style-name="ce98">
            <text:p>4.9</text:p>
          </table:table-cell>
          <table:table-cell table:style-name="ce98"/>
          <table:table-cell office:value-type="float" office:value="5.6530891848600771" table:style-name="ce98">
            <text:p>5.7</text:p>
          </table:table-cell>
          <table:table-cell table:style-name="ce98"/>
          <table:table-cell office:value-type="float" office:value="5.3929555133309828" table:style-name="ce98">
            <text:p>5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3.6988620727847588" table:style-name="ce48">
            <text:p>3.7</text:p>
          </table:table-cell>
          <table:table-cell table:style-name="ce96"/>
          <table:table-cell office:value-type="float" office:value="4.3357787070476554" table:style-name="ce96">
            <text:p>4.3</text:p>
          </table:table-cell>
          <table:table-cell table:style-name="ce96"/>
          <table:table-cell office:value-type="float" office:value="5.698099678018437" table:style-name="ce96">
            <text:p>5.7</text:p>
          </table:table-cell>
          <table:table-cell table:style-name="ce96"/>
          <table:table-cell office:value-type="float" office:value="5.7598761358019059" table:style-name="ce96">
            <text:p>5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2.4605528837931656" table:style-name="ce48">
            <text:p>2.5</text:p>
          </table:table-cell>
          <table:table-cell table:style-name="ce96"/>
          <table:table-cell office:value-type="float" office:value="2.7172843431814475" table:style-name="ce96">
            <text:p>2.7</text:p>
          </table:table-cell>
          <table:table-cell table:style-name="ce96"/>
          <table:table-cell office:value-type="float" office:value="2.9776146945891533" table:style-name="ce96">
            <text:p>3.0</text:p>
          </table:table-cell>
          <table:table-cell table:style-name="ce96"/>
          <table:table-cell office:value-type="float" office:value="2.7627417991315073" table:style-name="ce96">
            <text:p>2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4.2352658705271935" table:style-name="ce40">
            <text:p>4.2</text:p>
          </table:table-cell>
          <table:table-cell table:style-name="ce99"/>
          <table:table-cell office:value-type="float" office:value="4.8379894655304572" table:style-name="ce99">
            <text:p>4.8</text:p>
          </table:table-cell>
          <table:table-cell table:style-name="ce99"/>
          <table:table-cell office:value-type="float" office:value="5.5759954430283027" table:style-name="ce99">
            <text:p>5.6</text:p>
          </table:table-cell>
          <table:table-cell table:style-name="ce99"/>
          <table:table-cell office:value-type="float" office:value="5.2274331481802054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3.9090569859090207" table:style-name="ce40">
            <text:p>3.9</text:p>
          </table:table-cell>
          <table:table-cell table:style-name="ce99"/>
          <table:table-cell office:value-type="float" office:value="4.6649650670424929" table:style-name="ce99">
            <text:p>4.7</text:p>
          </table:table-cell>
          <table:table-cell table:style-name="ce99"/>
          <table:table-cell office:value-type="float" office:value="5.762143840809725" table:style-name="ce99">
            <text:p>5.8</text:p>
          </table:table-cell>
          <table:table-cell table:style-name="ce99"/>
          <table:table-cell office:value-type="float" office:value="5.0086634104455294" table:style-name="ce9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4.5203907560558036" table:style-name="ce40">
            <text:p>4.5</text:p>
          </table:table-cell>
          <table:table-cell table:style-name="ce97"/>
          <table:table-cell office:value-type="float" office:value="5.1178623275325403" table:style-name="ce97">
            <text:p>5.1</text:p>
          </table:table-cell>
          <table:table-cell table:style-name="ce97"/>
          <table:table-cell office:value-type="float" office:value="5.2522970170362173" table:style-name="ce97">
            <text:p>5.3</text:p>
          </table:table-cell>
          <table:table-cell table:style-name="ce97"/>
          <table:table-cell office:value-type="float" office:value="4.8796551207290593" table:style-name="ce97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5.0867935938773812" table:style-name="ce40">
            <text:p>5.1</text:p>
          </table:table-cell>
          <table:table-cell table:style-name="ce99"/>
          <table:table-cell office:value-type="float" office:value="5.3500190285475142" table:style-name="ce99">
            <text:p>5.4</text:p>
          </table:table-cell>
          <table:table-cell table:style-name="ce99"/>
          <table:table-cell office:value-type="float" office:value="5.4798941827035037" table:style-name="ce99">
            <text:p>5.5</text:p>
          </table:table-cell>
          <table:table-cell table:style-name="ce99"/>
          <table:table-cell office:value-type="float" office:value="5.1413589174418242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2.0072543951848876" table:style-name="ce48">
            <text:p>2.0</text:p>
          </table:table-cell>
          <table:table-cell table:style-name="ce96"/>
          <table:table-cell office:value-type="float" office:value="2.2509314461488739" table:style-name="ce96">
            <text:p>2.3</text:p>
          </table:table-cell>
          <table:table-cell table:style-name="ce96"/>
          <table:table-cell office:value-type="float" office:value="2.4687902769005063" table:style-name="ce96">
            <text:p>2.5</text:p>
          </table:table-cell>
          <table:table-cell table:style-name="ce96"/>
          <table:table-cell office:value-type="float" office:value="2.4109384409054302" table:style-name="ce9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4.5058541976429893" table:style-name="ce40">
            <text:p>4.5</text:p>
          </table:table-cell>
          <table:table-cell table:style-name="ce99"/>
          <table:table-cell office:value-type="float" office:value="4.9103483670565833" table:style-name="ce99">
            <text:p>4.9</text:p>
          </table:table-cell>
          <table:table-cell table:style-name="ce99"/>
          <table:table-cell office:value-type="float" office:value="5.395223854691972" table:style-name="ce99">
            <text:p>5.4</text:p>
          </table:table-cell>
          <table:table-cell table:style-name="ce99"/>
          <table:table-cell office:value-type="float" office:value="5.2839600848025912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4.8163012158422998" table:style-name="ce40">
            <text:p>4.8</text:p>
          </table:table-cell>
          <table:table-cell table:style-name="ce99"/>
          <table:table-cell office:value-type="float" office:value="5.2945854326777226" table:style-name="ce99">
            <text:p>5.3</text:p>
          </table:table-cell>
          <table:table-cell table:style-name="ce99"/>
          <table:table-cell office:value-type="float" office:value="5.5313757938322885" table:style-name="ce99">
            <text:p>5.5</text:p>
          </table:table-cell>
          <table:table-cell table:style-name="ce99"/>
          <table:table-cell office:value-type="float" office:value="5.2752616388710649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4.2248559314885252" table:style-name="ce40">
            <text:p>4.2</text:p>
          </table:table-cell>
          <table:table-cell table:style-name="ce99"/>
          <table:table-cell office:value-type="float" office:value="4.702915286394715" table:style-name="ce99">
            <text:p>4.7</text:p>
          </table:table-cell>
          <table:table-cell table:style-name="ce99"/>
          <table:table-cell office:value-type="float" office:value="5.2295460015415793" table:style-name="ce99">
            <text:p>5.2</text:p>
          </table:table-cell>
          <table:table-cell table:style-name="ce99"/>
          <table:table-cell office:value-type="float" office:value="5.0848265141011257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4.2204629645601681" table:style-name="ce40">
            <text:p>4.2</text:p>
          </table:table-cell>
          <table:table-cell table:style-name="ce97"/>
          <table:table-cell office:value-type="float" office:value="4.7909864812600294" table:style-name="ce97">
            <text:p>4.8</text:p>
          </table:table-cell>
          <table:table-cell table:style-name="ce97"/>
          <table:table-cell office:value-type="float" office:value="5.4986350170947276" table:style-name="ce97">
            <text:p>5.5</text:p>
          </table:table-cell>
          <table:table-cell table:style-name="ce97"/>
          <table:table-cell office:value-type="float" office:value="5.4368736754557663" table:style-name="ce9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4.3087915480169663" table:style-name="ce40">
            <text:p>4.3</text:p>
          </table:table-cell>
          <table:table-cell table:style-name="ce99"/>
          <table:table-cell office:value-type="float" office:value="4.9204419969959616" table:style-name="ce99">
            <text:p>4.9</text:p>
          </table:table-cell>
          <table:table-cell table:style-name="ce99"/>
          <table:table-cell office:value-type="float" office:value="5.3706973005701268" table:style-name="ce99">
            <text:p>5.4</text:p>
          </table:table-cell>
          <table:table-cell table:style-name="ce99"/>
          <table:table-cell office:value-type="float" office:value="5.2636985417319648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1.2606263868376155" table:style-name="ce48">
            <text:p>1.3</text:p>
          </table:table-cell>
          <table:table-cell table:style-name="ce96"/>
          <table:table-cell office:value-type="float" office:value="1.4901114341241306" table:style-name="ce96">
            <text:p>1.5</text:p>
          </table:table-cell>
          <table:table-cell table:style-name="ce96"/>
          <table:table-cell office:value-type="float" office:value="1.7074880649798119" table:style-name="ce96">
            <text:p>1.7</text:p>
          </table:table-cell>
          <table:table-cell table:style-name="ce96"/>
          <table:table-cell office:value-type="float" office:value="1.6573141070130304" table:style-name="ce9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3.665468568918806" table:style-name="ce40">
            <text:p>3.7</text:p>
          </table:table-cell>
          <table:table-cell table:style-name="ce99"/>
          <table:table-cell office:value-type="float" office:value="4.6884635250037938" table:style-name="ce99">
            <text:p>4.7</text:p>
          </table:table-cell>
          <table:table-cell table:style-name="ce99"/>
          <table:table-cell office:value-type="float" office:value="5.2354038028338099" table:style-name="ce99">
            <text:p>5.2</text:p>
          </table:table-cell>
          <table:table-cell table:style-name="ce99"/>
          <table:table-cell office:value-type="float" office:value="4.9596320685943498" table:style-name="ce9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4.330932125760711" table:style-name="ce40">
            <text:p>4.3</text:p>
          </table:table-cell>
          <table:table-cell table:style-name="ce99"/>
          <table:table-cell office:value-type="float" office:value="4.9027183950720925" table:style-name="ce99">
            <text:p>4.9</text:p>
          </table:table-cell>
          <table:table-cell table:style-name="ce99"/>
          <table:table-cell office:value-type="float" office:value="5.1724362114608402" table:style-name="ce99">
            <text:p>5.2</text:p>
          </table:table-cell>
          <table:table-cell table:style-name="ce99"/>
          <table:table-cell office:value-type="float" office:value="4.7230907211513626" table:style-name="ce99">
            <text:p>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4.7344129365386785" table:style-name="ce40">
            <text:p>4.7</text:p>
          </table:table-cell>
          <table:table-cell table:style-name="ce99"/>
          <table:table-cell office:value-type="float" office:value="5.5400745898311454" table:style-name="ce99">
            <text:p>5.5</text:p>
          </table:table-cell>
          <table:table-cell table:style-name="ce99"/>
          <table:table-cell office:value-type="float" office:value="5.5349078040229207" table:style-name="ce99">
            <text:p>5.5</text:p>
          </table:table-cell>
          <table:table-cell table:style-name="ce99"/>
          <table:table-cell office:value-type="float" office:value="5.1932917579563806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4.337418820466965" table:style-name="ce40">
            <text:p>4.3</text:p>
          </table:table-cell>
          <table:table-cell table:style-name="ce99"/>
          <table:table-cell office:value-type="float" office:value="4.9265016733437523" table:style-name="ce99">
            <text:p>4.9</text:p>
          </table:table-cell>
          <table:table-cell table:style-name="ce99"/>
          <table:table-cell office:value-type="float" office:value="5.6508110291836831" table:style-name="ce99">
            <text:p>5.7</text:p>
          </table:table-cell>
          <table:table-cell table:style-name="ce99"/>
          <table:table-cell office:value-type="float" office:value="5.4234622371944541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4.1308336925096389" table:style-name="ce40">
            <text:p>4.1</text:p>
          </table:table-cell>
          <table:table-cell table:style-name="ce99"/>
          <table:table-cell office:value-type="float" office:value="4.6425143505324566" table:style-name="ce99">
            <text:p>4.6</text:p>
          </table:table-cell>
          <table:table-cell table:style-name="ce99"/>
          <table:table-cell office:value-type="float" office:value="5.5570900280840885" table:style-name="ce99">
            <text:p>5.6</text:p>
          </table:table-cell>
          <table:table-cell table:style-name="ce99"/>
          <table:table-cell office:value-type="float" office:value="5.8254905062489204" table:style-name="ce9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4.1769914097429028" table:style-name="ce40">
            <text:p>4.2</text:p>
          </table:table-cell>
          <table:table-cell table:style-name="ce99"/>
          <table:table-cell office:value-type="float" office:value="4.6115922798497966" table:style-name="ce99">
            <text:p>4.6</text:p>
          </table:table-cell>
          <table:table-cell table:style-name="ce99"/>
          <table:table-cell office:value-type="float" office:value="5.4630138230498115" table:style-name="ce99">
            <text:p>5.5</text:p>
          </table:table-cell>
          <table:table-cell table:style-name="ce99"/>
          <table:table-cell office:value-type="float" office:value="5.5998497677980268" table:style-name="ce9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4.3790892129546339" table:style-name="ce40">
            <text:p>4.4</text:p>
          </table:table-cell>
          <table:table-cell table:style-name="ce99"/>
          <table:table-cell office:value-type="float" office:value="4.7999403263865537" table:style-name="ce99">
            <text:p>4.8</text:p>
          </table:table-cell>
          <table:table-cell table:style-name="ce99"/>
          <table:table-cell office:value-type="float" office:value="5.4904517319625317" table:style-name="ce99">
            <text:p>5.5</text:p>
          </table:table-cell>
          <table:table-cell table:style-name="ce99"/>
          <table:table-cell office:value-type="float" office:value="5.2349367294376004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3.5713614373727554" table:style-name="ce40">
            <text:p>3.6</text:p>
          </table:table-cell>
          <table:table-cell table:style-name="ce99"/>
          <table:table-cell office:value-type="float" office:value="4.6867940475608494" table:style-name="ce99">
            <text:p>4.7</text:p>
          </table:table-cell>
          <table:table-cell table:style-name="ce99"/>
          <table:table-cell office:value-type="float" office:value="5.7155387467200613" table:style-name="ce99">
            <text:p>5.7</text:p>
          </table:table-cell>
          <table:table-cell table:style-name="ce99"/>
          <table:table-cell office:value-type="float" office:value="5.750179934723465" table:style-name="ce9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5.1353801585715004" table:style-name="ce40">
            <text:p>5.1</text:p>
          </table:table-cell>
          <table:table-cell table:style-name="ce99"/>
          <table:table-cell office:value-type="float" office:value="5.5697355291901669" table:style-name="ce99">
            <text:p>5.6</text:p>
          </table:table-cell>
          <table:table-cell table:style-name="ce99"/>
          <table:table-cell office:value-type="float" office:value="5.6979334303642997" table:style-name="ce99">
            <text:p>5.7</text:p>
          </table:table-cell>
          <table:table-cell table:style-name="ce99"/>
          <table:table-cell office:value-type="float" office:value="5.2238041796164483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3.3119731296436528" table:style-name="ce40">
            <text:p>3.3</text:p>
          </table:table-cell>
          <table:table-cell table:style-name="ce97"/>
          <table:table-cell office:value-type="float" office:value="4.0638769045534211" table:style-name="ce97">
            <text:p>4.1</text:p>
          </table:table-cell>
          <table:table-cell table:style-name="ce97"/>
          <table:table-cell office:value-type="float" office:value="5.2477332712432485" table:style-name="ce97">
            <text:p>5.2</text:p>
          </table:table-cell>
          <table:table-cell table:style-name="ce97"/>
          <table:table-cell office:value-type="float" office:value="4.940236217521293" table:style-name="ce97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3.938816386553512" table:style-name="ce40">
            <text:p>3.9</text:p>
          </table:table-cell>
          <table:table-cell table:style-name="ce99"/>
          <table:table-cell office:value-type="float" office:value="4.3496337961721476" table:style-name="ce99">
            <text:p>4.3</text:p>
          </table:table-cell>
          <table:table-cell table:style-name="ce99"/>
          <table:table-cell office:value-type="float" office:value="5.5031049421452867" table:style-name="ce99">
            <text:p>5.5</text:p>
          </table:table-cell>
          <table:table-cell table:style-name="ce99"/>
          <table:table-cell office:value-type="float" office:value="5.5500893870793488" table:style-name="ce9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1.2076783653745427" table:style-name="ce48">
            <text:p>1.2</text:p>
          </table:table-cell>
          <table:table-cell table:style-name="ce96"/>
          <table:table-cell office:value-type="float" office:value="1.4022856961242058" table:style-name="ce96">
            <text:p>1.4</text:p>
          </table:table-cell>
          <table:table-cell table:style-name="ce96"/>
          <table:table-cell office:value-type="float" office:value="1.6302955049016743" table:style-name="ce96">
            <text:p>1.6</text:p>
          </table:table-cell>
          <table:table-cell table:style-name="ce96"/>
          <table:table-cell office:value-type="float" office:value="1.6020953747531541" table:style-name="ce96">
            <text:p>1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3.9653120973101474" table:style-name="ce40">
            <text:p>4.0</text:p>
          </table:table-cell>
          <table:table-cell table:style-name="ce99"/>
          <table:table-cell office:value-type="float" office:value="4.6846051824488306" table:style-name="ce99">
            <text:p>4.7</text:p>
          </table:table-cell>
          <table:table-cell table:style-name="ce99"/>
          <table:table-cell office:value-type="float" office:value="5.2896377383582385" table:style-name="ce99">
            <text:p>5.3</text:p>
          </table:table-cell>
          <table:table-cell table:style-name="ce99"/>
          <table:table-cell office:value-type="float" office:value="5.0723941436780331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4.0932436719229859" table:style-name="ce40">
            <text:p>4.1</text:p>
          </table:table-cell>
          <table:table-cell table:style-name="ce99"/>
          <table:table-cell office:value-type="float" office:value="4.8837301111867681" table:style-name="ce99">
            <text:p>4.9</text:p>
          </table:table-cell>
          <table:table-cell table:style-name="ce99"/>
          <table:table-cell office:value-type="float" office:value="5.8049453044906052" table:style-name="ce99">
            <text:p>5.8</text:p>
          </table:table-cell>
          <table:table-cell table:style-name="ce99"/>
          <table:table-cell office:value-type="float" office:value="6.0230521993293094" table:style-name="ce9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3.8495803309653742" table:style-name="ce40">
            <text:p>3.8</text:p>
          </table:table-cell>
          <table:table-cell table:style-name="ce99"/>
          <table:table-cell office:value-type="float" office:value="4.6044670392896165" table:style-name="ce99">
            <text:p>4.6</text:p>
          </table:table-cell>
          <table:table-cell table:style-name="ce99"/>
          <table:table-cell office:value-type="float" office:value="5.3954093177941589" table:style-name="ce99">
            <text:p>5.4</text:p>
          </table:table-cell>
          <table:table-cell table:style-name="ce99"/>
          <table:table-cell office:value-type="float" office:value="5.3364618294501902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4.1258021980318249" table:style-name="ce40">
            <text:p>4.1</text:p>
          </table:table-cell>
          <table:table-cell table:style-name="ce99"/>
          <table:table-cell office:value-type="float" office:value="4.7825872293390193" table:style-name="ce99">
            <text:p>4.8</text:p>
          </table:table-cell>
          <table:table-cell table:style-name="ce99"/>
          <table:table-cell office:value-type="float" office:value="5.6515884072139695" table:style-name="ce99">
            <text:p>5.7</text:p>
          </table:table-cell>
          <table:table-cell table:style-name="ce99"/>
          <table:table-cell office:value-type="float" office:value="5.7070943959476423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4.9116557983559295" table:style-name="ce40">
            <text:p>4.9</text:p>
          </table:table-cell>
          <table:table-cell table:style-name="ce99"/>
          <table:table-cell office:value-type="float" office:value="5.5190968205330542" table:style-name="ce99">
            <text:p>5.5</text:p>
          </table:table-cell>
          <table:table-cell table:style-name="ce99"/>
          <table:table-cell office:value-type="float" office:value="5.600799456530031" table:style-name="ce99">
            <text:p>5.6</text:p>
          </table:table-cell>
          <table:table-cell table:style-name="ce99"/>
          <table:table-cell office:value-type="float" office:value="5.1069842135589187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4.1181260939706537" table:style-name="ce40">
            <text:p>4.1</text:p>
          </table:table-cell>
          <table:table-cell table:style-name="ce99"/>
          <table:table-cell office:value-type="float" office:value="4.7814288713643354" table:style-name="ce99">
            <text:p>4.8</text:p>
          </table:table-cell>
          <table:table-cell table:style-name="ce99"/>
          <table:table-cell office:value-type="float" office:value="5.5729375679468287" table:style-name="ce99">
            <text:p>5.6</text:p>
          </table:table-cell>
          <table:table-cell table:style-name="ce99"/>
          <table:table-cell office:value-type="float" office:value="5.3522112896761511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4.2123962432213391" table:style-name="ce40">
            <text:p>4.2</text:p>
          </table:table-cell>
          <table:table-cell table:style-name="ce99"/>
          <table:table-cell office:value-type="float" office:value="5.0481678777548051" table:style-name="ce99">
            <text:p>5.0</text:p>
          </table:table-cell>
          <table:table-cell table:style-name="ce99"/>
          <table:table-cell office:value-type="float" office:value="5.7367651428901931" table:style-name="ce99">
            <text:p>5.7</text:p>
          </table:table-cell>
          <table:table-cell table:style-name="ce99"/>
          <table:table-cell office:value-type="float" office:value="5.57037007062402" table:style-name="ce9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3.6292105514002304" table:style-name="ce40">
            <text:p>3.6</text:p>
          </table:table-cell>
          <table:table-cell table:style-name="ce99"/>
          <table:table-cell office:value-type="float" office:value="4.4959866881351118" table:style-name="ce99">
            <text:p>4.5</text:p>
          </table:table-cell>
          <table:table-cell table:style-name="ce99"/>
          <table:table-cell office:value-type="float" office:value="5.4997533481980003" table:style-name="ce99">
            <text:p>5.5</text:p>
          </table:table-cell>
          <table:table-cell table:style-name="ce99"/>
          <table:table-cell office:value-type="float" office:value="5.6600669368838563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4.2441103621835392" table:style-name="ce40">
            <text:p>4.2</text:p>
          </table:table-cell>
          <table:table-cell table:style-name="ce99"/>
          <table:table-cell office:value-type="float" office:value="4.8484380667363158" table:style-name="ce99">
            <text:p>4.8</text:p>
          </table:table-cell>
          <table:table-cell table:style-name="ce99"/>
          <table:table-cell office:value-type="float" office:value="5.3868738489404659" table:style-name="ce99">
            <text:p>5.4</text:p>
          </table:table-cell>
          <table:table-cell table:style-name="ce99"/>
          <table:table-cell office:value-type="float" office:value="5.2937595892521951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4.4325130178779037" table:style-name="ce40">
            <text:p>4.4</text:p>
          </table:table-cell>
          <table:table-cell table:style-name="ce99"/>
          <table:table-cell office:value-type="float" office:value="4.8535754118976371" table:style-name="ce99">
            <text:p>4.9</text:p>
          </table:table-cell>
          <table:table-cell table:style-name="ce99"/>
          <table:table-cell office:value-type="float" office:value="5.4216285502078021" table:style-name="ce99">
            <text:p>5.4</text:p>
          </table:table-cell>
          <table:table-cell table:style-name="ce99"/>
          <table:table-cell office:value-type="float" office:value="5.2176848873249027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3.980798434529631" table:style-name="ce40">
            <text:p>4.0</text:p>
          </table:table-cell>
          <table:table-cell table:style-name="ce97"/>
          <table:table-cell office:value-type="float" office:value="4.4614467415572516" table:style-name="ce97">
            <text:p>4.5</text:p>
          </table:table-cell>
          <table:table-cell table:style-name="ce97"/>
          <table:table-cell office:value-type="float" office:value="5.3966136185343574" table:style-name="ce97">
            <text:p>5.4</text:p>
          </table:table-cell>
          <table:table-cell table:style-name="ce97"/>
          <table:table-cell office:value-type="float" office:value="5.244269426547171" table:style-name="ce97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3.8088391911954567" table:style-name="ce40">
            <text:p>3.8</text:p>
          </table:table-cell>
          <table:table-cell table:style-name="ce99"/>
          <table:table-cell office:value-type="float" office:value="4.3125038747518385" table:style-name="ce99">
            <text:p>4.3</text:p>
          </table:table-cell>
          <table:table-cell table:style-name="ce99"/>
          <table:table-cell office:value-type="float" office:value="5.6094850897844832" table:style-name="ce99">
            <text:p>5.6</text:p>
          </table:table-cell>
          <table:table-cell table:style-name="ce99"/>
          <table:table-cell office:value-type="float" office:value="5.2705214829589622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1.5862741867105234" table:style-name="ce48">
            <text:p>1.6</text:p>
          </table:table-cell>
          <table:table-cell table:style-name="ce96"/>
          <table:table-cell office:value-type="float" office:value="1.9030947104743734" table:style-name="ce96">
            <text:p>1.9</text:p>
          </table:table-cell>
          <table:table-cell table:style-name="ce96"/>
          <table:table-cell office:value-type="float" office:value="2.326811184989408" table:style-name="ce96">
            <text:p>2.3</text:p>
          </table:table-cell>
          <table:table-cell table:style-name="ce96"/>
          <table:table-cell office:value-type="float" office:value="2.3523853728571464" table:style-name="ce9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4.1015944818866279" table:style-name="ce40">
            <text:p>4.1</text:p>
          </table:table-cell>
          <table:table-cell table:style-name="ce99"/>
          <table:table-cell office:value-type="float" office:value="4.8062748856108062" table:style-name="ce99">
            <text:p>4.8</text:p>
          </table:table-cell>
          <table:table-cell table:style-name="ce99"/>
          <table:table-cell office:value-type="float" office:value="5.4578978819836257" table:style-name="ce99">
            <text:p>5.5</text:p>
          </table:table-cell>
          <table:table-cell table:style-name="ce99"/>
          <table:table-cell office:value-type="float" office:value="5.3249104107729206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2.8874508681837718" table:style-name="ce40">
            <text:p>2.9</text:p>
          </table:table-cell>
          <table:table-cell table:style-name="ce99"/>
          <table:table-cell office:value-type="float" office:value="3.4598660900665656" table:style-name="ce99">
            <text:p>3.5</text:p>
          </table:table-cell>
          <table:table-cell table:style-name="ce99"/>
          <table:table-cell office:value-type="float" office:value="4.2490716414821605" table:style-name="ce99">
            <text:p>4.2</text:p>
          </table:table-cell>
          <table:table-cell table:style-name="ce99"/>
          <table:table-cell office:value-type="float" office:value="4.6018487822418912" table:style-name="ce99">
            <text:p>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3.9009887175087798" table:style-name="ce40">
            <text:p>3.9</text:p>
          </table:table-cell>
          <table:table-cell table:style-name="ce99"/>
          <table:table-cell office:value-type="float" office:value="4.6428438285470168" table:style-name="ce99">
            <text:p>4.6</text:p>
          </table:table-cell>
          <table:table-cell table:style-name="ce99"/>
          <table:table-cell office:value-type="float" office:value="5.3470135558093768" table:style-name="ce99">
            <text:p>5.3</text:p>
          </table:table-cell>
          <table:table-cell table:style-name="ce99"/>
          <table:table-cell office:value-type="float" office:value="5.2654238665330864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3.0016516307696084" table:style-name="ce40">
            <text:p>3.0</text:p>
          </table:table-cell>
          <table:table-cell table:style-name="ce97"/>
          <table:table-cell office:value-type="float" office:value="3.8826248910159178" table:style-name="ce97">
            <text:p>3.9</text:p>
          </table:table-cell>
          <table:table-cell table:style-name="ce97"/>
          <table:table-cell office:value-type="float" office:value="5.4591850012648884" table:style-name="ce97">
            <text:p>5.5</text:p>
          </table:table-cell>
          <table:table-cell table:style-name="ce97"/>
          <table:table-cell office:value-type="float" office:value="5.4592703969660654" table:style-name="ce9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3.6233274955186356" table:style-name="ce40">
            <text:p>3.6</text:p>
          </table:table-cell>
          <table:table-cell table:style-name="ce99"/>
          <table:table-cell office:value-type="float" office:value="4.2513560828113084" table:style-name="ce99">
            <text:p>4.3</text:p>
          </table:table-cell>
          <table:table-cell table:style-name="ce99"/>
          <table:table-cell office:value-type="float" office:value="5.3177601261188752" table:style-name="ce99">
            <text:p>5.3</text:p>
          </table:table-cell>
          <table:table-cell table:style-name="ce99"/>
          <table:table-cell office:value-type="float" office:value="5.3820176989876405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1.3063089218992241" table:style-name="ce48">
            <text:p>1.3</text:p>
          </table:table-cell>
          <table:table-cell table:style-name="ce96"/>
          <table:table-cell office:value-type="float" office:value="1.4828251619539157" table:style-name="ce96">
            <text:p>1.5</text:p>
          </table:table-cell>
          <table:table-cell table:style-name="ce96"/>
          <table:table-cell office:value-type="float" office:value="1.7435304456462297" table:style-name="ce96">
            <text:p>1.7</text:p>
          </table:table-cell>
          <table:table-cell table:style-name="ce96"/>
          <table:table-cell office:value-type="float" office:value="1.6979735499493054" table:style-name="ce9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3.6809190958312255" table:style-name="ce40">
            <text:p>3.7</text:p>
          </table:table-cell>
          <table:table-cell table:style-name="ce99"/>
          <table:table-cell office:value-type="float" office:value="4.5446672463286486" table:style-name="ce99">
            <text:p>4.5</text:p>
          </table:table-cell>
          <table:table-cell table:style-name="ce99"/>
          <table:table-cell office:value-type="float" office:value="5.6637108551953137" table:style-name="ce99">
            <text:p>5.7</text:p>
          </table:table-cell>
          <table:table-cell table:style-name="ce99"/>
          <table:table-cell office:value-type="float" office:value="5.7745247099481034" table:style-name="ce9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3.0752790848337264" table:style-name="ce40">
            <text:p>3.1</text:p>
          </table:table-cell>
          <table:table-cell table:style-name="ce99"/>
          <table:table-cell office:value-type="float" office:value="4.1625284346270881" table:style-name="ce99">
            <text:p>4.2</text:p>
          </table:table-cell>
          <table:table-cell table:style-name="ce99"/>
          <table:table-cell office:value-type="float" office:value="5.4070123269050026" table:style-name="ce99">
            <text:p>5.4</text:p>
          </table:table-cell>
          <table:table-cell table:style-name="ce99"/>
          <table:table-cell office:value-type="float" office:value="5.3759025139035357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4.1166856595834851" table:style-name="ce40">
            <text:p>4.1</text:p>
          </table:table-cell>
          <table:table-cell table:style-name="ce99"/>
          <table:table-cell office:value-type="float" office:value="4.4823976530419918" table:style-name="ce99">
            <text:p>4.5</text:p>
          </table:table-cell>
          <table:table-cell table:style-name="ce99"/>
          <table:table-cell office:value-type="float" office:value="5.8913967460547889" table:style-name="ce99">
            <text:p>5.9</text:p>
          </table:table-cell>
          <table:table-cell table:style-name="ce99"/>
          <table:table-cell office:value-type="float" office:value="6.1403138670922175" table:style-name="ce9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4.5671968693306368" table:style-name="ce40">
            <text:p>4.6</text:p>
          </table:table-cell>
          <table:table-cell table:style-name="ce99"/>
          <table:table-cell office:value-type="float" office:value="4.865337869995856" table:style-name="ce99">
            <text:p>4.9</text:p>
          </table:table-cell>
          <table:table-cell table:style-name="ce99"/>
          <table:table-cell office:value-type="float" office:value="5.2769071561854508" table:style-name="ce99">
            <text:p>5.3</text:p>
          </table:table-cell>
          <table:table-cell table:style-name="ce99"/>
          <table:table-cell office:value-type="float" office:value="4.7678489003190325" table:style-name="ce99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3.9543081038438843" table:style-name="ce40">
            <text:p>4.0</text:p>
          </table:table-cell>
          <table:table-cell table:style-name="ce99"/>
          <table:table-cell office:value-type="float" office:value="4.809196610799793" table:style-name="ce99">
            <text:p>4.8</text:p>
          </table:table-cell>
          <table:table-cell table:style-name="ce99"/>
          <table:table-cell office:value-type="float" office:value="5.5322688765442054" table:style-name="ce99">
            <text:p>5.5</text:p>
          </table:table-cell>
          <table:table-cell table:style-name="ce99"/>
          <table:table-cell office:value-type="float" office:value="5.086424030761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4.1000667897928338" table:style-name="ce40">
            <text:p>4.1</text:p>
          </table:table-cell>
          <table:table-cell table:style-name="ce99"/>
          <table:table-cell office:value-type="float" office:value="4.5636443964676365" table:style-name="ce99">
            <text:p>4.6</text:p>
          </table:table-cell>
          <table:table-cell table:style-name="ce99"/>
          <table:table-cell office:value-type="float" office:value="5.69174284613716" table:style-name="ce99">
            <text:p>5.7</text:p>
          </table:table-cell>
          <table:table-cell table:style-name="ce99"/>
          <table:table-cell office:value-type="float" office:value="5.6700139299214136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4.4364738573691724" table:style-name="ce40">
            <text:p>4.4</text:p>
          </table:table-cell>
          <table:table-cell table:style-name="ce99"/>
          <table:table-cell office:value-type="float" office:value="4.7766004063592877" table:style-name="ce99">
            <text:p>4.8</text:p>
          </table:table-cell>
          <table:table-cell table:style-name="ce99"/>
          <table:table-cell office:value-type="float" office:value="5.5289958044533183" table:style-name="ce99">
            <text:p>5.5</text:p>
          </table:table-cell>
          <table:table-cell table:style-name="ce99"/>
          <table:table-cell office:value-type="float" office:value="5.367825315393782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4.9838490648186795" table:style-name="ce40">
            <text:p>5.0</text:p>
          </table:table-cell>
          <table:table-cell table:style-name="ce99"/>
          <table:table-cell office:value-type="float" office:value="5.6096299771021485" table:style-name="ce99">
            <text:p>5.6</text:p>
          </table:table-cell>
          <table:table-cell table:style-name="ce99"/>
          <table:table-cell office:value-type="float" office:value="5.4244997563517083" table:style-name="ce99">
            <text:p>5.4</text:p>
          </table:table-cell>
          <table:table-cell table:style-name="ce99"/>
          <table:table-cell office:value-type="float" office:value="4.7559964775004291" table:style-name="ce99">
            <text:p>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4.9708531757685304" table:style-name="ce40">
            <text:p>5.0</text:p>
          </table:table-cell>
          <table:table-cell table:style-name="ce99"/>
          <table:table-cell office:value-type="float" office:value="5.3992342403808902" table:style-name="ce99">
            <text:p>5.4</text:p>
          </table:table-cell>
          <table:table-cell table:style-name="ce99"/>
          <table:table-cell office:value-type="float" office:value="5.5854211449740454" table:style-name="ce99">
            <text:p>5.6</text:p>
          </table:table-cell>
          <table:table-cell table:style-name="ce99"/>
          <table:table-cell office:value-type="float" office:value="5.2494763954744172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4.6001901178289728" table:style-name="ce40">
            <text:p>4.6</text:p>
          </table:table-cell>
          <table:table-cell table:style-name="ce97"/>
          <table:table-cell office:value-type="float" office:value="4.8890876251720723" table:style-name="ce97">
            <text:p>4.9</text:p>
          </table:table-cell>
          <table:table-cell table:style-name="ce97"/>
          <table:table-cell office:value-type="float" office:value="5.6028017051542314" table:style-name="ce97">
            <text:p>5.6</text:p>
          </table:table-cell>
          <table:table-cell table:style-name="ce97"/>
          <table:table-cell office:value-type="float" office:value="5.2683890916482232" table:style-name="ce97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3.8783768676398211" table:style-name="ce40">
            <text:p>3.9</text:p>
          </table:table-cell>
          <table:table-cell table:style-name="ce99"/>
          <table:table-cell office:value-type="float" office:value="4.5905739487113291" table:style-name="ce99">
            <text:p>4.6</text:p>
          </table:table-cell>
          <table:table-cell table:style-name="ce99"/>
          <table:table-cell office:value-type="float" office:value="5.4658598687567057" table:style-name="ce99">
            <text:p>5.5</text:p>
          </table:table-cell>
          <table:table-cell table:style-name="ce99"/>
          <table:table-cell office:value-type="float" office:value="5.2857421286387432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1.6288361460234713" table:style-name="ce48">
            <text:p>1.6</text:p>
          </table:table-cell>
          <table:table-cell table:style-name="ce96"/>
          <table:table-cell office:value-type="float" office:value="1.8473107414366141" table:style-name="ce96">
            <text:p>1.8</text:p>
          </table:table-cell>
          <table:table-cell table:style-name="ce96"/>
          <table:table-cell office:value-type="float" office:value="2.1808811458069122" table:style-name="ce96">
            <text:p>2.2</text:p>
          </table:table-cell>
          <table:table-cell table:style-name="ce96"/>
          <table:table-cell office:value-type="float" office:value="2.1718048442681157" table:style-name="ce96">
            <text:p>2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3.6035053663017291" table:style-name="ce40">
            <text:p>3.6</text:p>
          </table:table-cell>
          <table:table-cell table:style-name="ce99"/>
          <table:table-cell office:value-type="float" office:value="4.2813046981109881" table:style-name="ce99">
            <text:p>4.3</text:p>
          </table:table-cell>
          <table:table-cell table:style-name="ce99"/>
          <table:table-cell office:value-type="float" office:value="5.3364549459068655" table:style-name="ce99">
            <text:p>5.3</text:p>
          </table:table-cell>
          <table:table-cell table:style-name="ce99"/>
          <table:table-cell office:value-type="float" office:value="5.2426360876537625" table:style-name="ce9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4.1925596764227135" table:style-name="ce40">
            <text:p>4.2</text:p>
          </table:table-cell>
          <table:table-cell table:style-name="ce99"/>
          <table:table-cell office:value-type="float" office:value="4.7371818710915665" table:style-name="ce99">
            <text:p>4.7</text:p>
          </table:table-cell>
          <table:table-cell table:style-name="ce99"/>
          <table:table-cell office:value-type="float" office:value="5.5030233532645028" table:style-name="ce99">
            <text:p>5.5</text:p>
          </table:table-cell>
          <table:table-cell table:style-name="ce99"/>
          <table:table-cell office:value-type="float" office:value="5.5059787876623689" table:style-name="ce9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4.0499419151988842" table:style-name="ce40">
            <text:p>4.0</text:p>
          </table:table-cell>
          <table:table-cell table:style-name="ce99"/>
          <table:table-cell office:value-type="float" office:value="4.4507629859855786" table:style-name="ce99">
            <text:p>4.5</text:p>
          </table:table-cell>
          <table:table-cell table:style-name="ce99"/>
          <table:table-cell office:value-type="float" office:value="5.6224045675677958" table:style-name="ce99">
            <text:p>5.6</text:p>
          </table:table-cell>
          <table:table-cell table:style-name="ce99"/>
          <table:table-cell office:value-type="float" office:value="5.7711450738825327" table:style-name="ce9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4.3111049134834989" table:style-name="ce40">
            <text:p>4.3</text:p>
          </table:table-cell>
          <table:table-cell table:style-name="ce99"/>
          <table:table-cell office:value-type="float" office:value="5.060006824073227" table:style-name="ce99">
            <text:p>5.1</text:p>
          </table:table-cell>
          <table:table-cell table:style-name="ce99"/>
          <table:table-cell office:value-type="float" office:value="5.468094071496898" table:style-name="ce99">
            <text:p>5.5</text:p>
          </table:table-cell>
          <table:table-cell table:style-name="ce99"/>
          <table:table-cell office:value-type="float" office:value="5.3242722551163464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4.4600847475446788" table:style-name="ce40">
            <text:p>4.5</text:p>
          </table:table-cell>
          <table:table-cell table:style-name="ce99"/>
          <table:table-cell office:value-type="float" office:value="4.8701382193949367" table:style-name="ce99">
            <text:p>4.9</text:p>
          </table:table-cell>
          <table:table-cell table:style-name="ce99"/>
          <table:table-cell office:value-type="float" office:value="5.8529380235320447" table:style-name="ce99">
            <text:p>5.9</text:p>
          </table:table-cell>
          <table:table-cell table:style-name="ce99"/>
          <table:table-cell office:value-type="float" office:value="5.7127988470913884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4.295338620212541" table:style-name="ce79">
            <text:p>4.3</text:p>
          </table:table-cell>
          <table:table-cell table:style-name="ce101"/>
          <table:table-cell office:value-type="float" office:value="4.7083365789438947" table:style-name="ce101">
            <text:p>4.7</text:p>
          </table:table-cell>
          <table:table-cell table:style-name="ce101"/>
          <table:table-cell office:value-type="float" office:value="5.5147492408674665" table:style-name="ce101">
            <text:p>5.5</text:p>
          </table:table-cell>
          <table:table-cell table:style-name="ce101"/>
          <table:table-cell office:value-type="float" office:value="5.5171182385590321" table:style-name="ce101">
            <text:p>5.5</text:p>
          </table:table-cell>
          <table:table-cell table:number-columns-repeated="16375" table:style-name="ce80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3.7338030716586146" table:style-name="ce40">
            <text:p>3.7</text:p>
          </table:table-cell>
          <table:table-cell table:style-name="ce97"/>
          <table:table-cell office:value-type="float" office:value="4.8556558230679281" table:style-name="ce97">
            <text:p>4.9</text:p>
          </table:table-cell>
          <table:table-cell table:style-name="ce97"/>
          <table:table-cell office:value-type="float" office:value="5.5706760575046532" table:style-name="ce97">
            <text:p>5.6</text:p>
          </table:table-cell>
          <table:table-cell table:style-name="ce97"/>
          <table:table-cell office:value-type="float" office:value="5.6263317892743583" table:style-name="ce97">
            <text:p>5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0.85358761031910646" table:style-name="ce29">
            <text:p>0.9</text:p>
          </table:table-cell>
          <table:table-cell table:style-name="ce100"/>
          <table:table-cell office:value-type="float" office:value="0.97351954177977706" table:style-name="ce100">
            <text:p>1.0</text:p>
          </table:table-cell>
          <table:table-cell table:style-name="ce100"/>
          <table:table-cell office:value-type="float" office:value="1.1251122636198208" table:style-name="ce100">
            <text:p>1.1</text:p>
          </table:table-cell>
          <table:table-cell table:style-name="ce100"/>
          <table:table-cell office:value-type="float" office:value="1.1024898033850816" table:style-name="ce100">
            <text:p>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4.6358451416725677" table:style-name="ce48">
            <text:p>4.6</text:p>
          </table:table-cell>
          <table:table-cell table:style-name="ce98"/>
          <table:table-cell office:value-type="float" office:value="4.8382093911966457" table:style-name="ce98">
            <text:p>4.8</text:p>
          </table:table-cell>
          <table:table-cell table:style-name="ce98"/>
          <table:table-cell office:value-type="float" office:value="5.8872324255474613" table:style-name="ce98">
            <text:p>5.9</text:p>
          </table:table-cell>
          <table:table-cell table:style-name="ce98"/>
          <table:table-cell office:value-type="float" office:value="6.0132222533002491" table:style-name="ce98">
            <text:p>6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3.9860628749401883" table:style-name="ce48">
            <text:p>4.0</text:p>
          </table:table-cell>
          <table:table-cell table:style-name="ce98"/>
          <table:table-cell office:value-type="float" office:value="4.5865932266251352" table:style-name="ce98">
            <text:p>4.6</text:p>
          </table:table-cell>
          <table:table-cell table:style-name="ce98"/>
          <table:table-cell office:value-type="float" office:value="5.8923361953737157" table:style-name="ce98">
            <text:p>5.9</text:p>
          </table:table-cell>
          <table:table-cell table:style-name="ce98"/>
          <table:table-cell office:value-type="float" office:value="5.9660266439912011" table:style-name="ce98">
            <text:p>6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2.4186731435850706" table:style-name="ce48">
            <text:p>2.4</text:p>
          </table:table-cell>
          <table:table-cell table:style-name="ce98"/>
          <table:table-cell office:value-type="float" office:value="2.6731478854778556" table:style-name="ce98">
            <text:p>2.7</text:p>
          </table:table-cell>
          <table:table-cell table:style-name="ce98"/>
          <table:table-cell office:value-type="float" office:value="3.0675880321915372" table:style-name="ce98">
            <text:p>3.1</text:p>
          </table:table-cell>
          <table:table-cell table:style-name="ce98"/>
          <table:table-cell office:value-type="float" office:value="3.0206756964383628" table:style-name="ce98">
            <text:p>3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4.2678927128430244" table:style-name="ce48">
            <text:p>4.3</text:p>
          </table:table-cell>
          <table:table-cell table:style-name="ce98"/>
          <table:table-cell office:value-type="float" office:value="4.8071898731159024" table:style-name="ce98">
            <text:p>4.8</text:p>
          </table:table-cell>
          <table:table-cell table:style-name="ce98"/>
          <table:table-cell office:value-type="float" office:value="5.6609586071239892" table:style-name="ce98">
            <text:p>5.7</text:p>
          </table:table-cell>
          <table:table-cell table:style-name="ce98"/>
          <table:table-cell office:value-type="float" office:value="5.6536438043350064" table:style-name="ce98">
            <text:p>5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4.7478516837133551" table:style-name="ce48">
            <text:p>4.7</text:p>
          </table:table-cell>
          <table:table-cell table:style-name="ce98"/>
          <table:table-cell office:value-type="float" office:value="5.3385172939912966" table:style-name="ce98">
            <text:p>5.3</text:p>
          </table:table-cell>
          <table:table-cell table:style-name="ce98"/>
          <table:table-cell office:value-type="float" office:value="7.1759209088969822" table:style-name="ce98">
            <text:p>7.2</text:p>
          </table:table-cell>
          <table:table-cell table:style-name="ce98"/>
          <table:table-cell office:value-type="float" office:value="7.5893614290393536" table:style-name="ce98">
            <text:p>7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3.816170394202667" table:style-name="ce48">
            <text:p>3.8</text:p>
          </table:table-cell>
          <table:table-cell table:style-name="ce98"/>
          <table:table-cell office:value-type="float" office:value="4.3402876997785782" table:style-name="ce98">
            <text:p>4.3</text:p>
          </table:table-cell>
          <table:table-cell table:style-name="ce98"/>
          <table:table-cell office:value-type="float" office:value="5.5938688463438302" table:style-name="ce98">
            <text:p>5.6</text:p>
          </table:table-cell>
          <table:table-cell table:style-name="ce98"/>
          <table:table-cell office:value-type="float" office:value="5.4429403111996564" table:style-name="ce98">
            <text:p>5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4.3780135217137195" table:style-name="ce48">
            <text:p>4.4</text:p>
          </table:table-cell>
          <table:table-cell table:style-name="ce98"/>
          <table:table-cell office:value-type="float" office:value="4.8727101786976252" table:style-name="ce98">
            <text:p>4.9</text:p>
          </table:table-cell>
          <table:table-cell table:style-name="ce98"/>
          <table:table-cell office:value-type="float" office:value="5.3867118132583771" table:style-name="ce98">
            <text:p>5.4</text:p>
          </table:table-cell>
          <table:table-cell table:style-name="ce98"/>
          <table:table-cell office:value-type="float" office:value="5.3792881706784481" table:style-name="ce98">
            <text:p>5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3.9773186184524856" table:style-name="ce48">
            <text:p>4.0</text:p>
          </table:table-cell>
          <table:table-cell table:style-name="ce98"/>
          <table:table-cell office:value-type="float" office:value="5.2049016055966462" table:style-name="ce98">
            <text:p>5.2</text:p>
          </table:table-cell>
          <table:table-cell table:style-name="ce98"/>
          <table:table-cell office:value-type="float" office:value="5.5903233747568279" table:style-name="ce98">
            <text:p>5.6</text:p>
          </table:table-cell>
          <table:table-cell table:style-name="ce98"/>
          <table:table-cell office:value-type="float" office:value="5.1391971940374148" table:style-name="ce98">
            <text:p>5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4.638087975253069" table:style-name="ce48">
            <text:p>4.6</text:p>
          </table:table-cell>
          <table:table-cell table:style-name="ce98"/>
          <table:table-cell office:value-type="float" office:value="4.9220138773184985" table:style-name="ce98">
            <text:p>4.9</text:p>
          </table:table-cell>
          <table:table-cell table:style-name="ce98"/>
          <table:table-cell office:value-type="float" office:value="5.6406473238710948" table:style-name="ce98">
            <text:p>5.6</text:p>
          </table:table-cell>
          <table:table-cell table:style-name="ce98"/>
          <table:table-cell office:value-type="float" office:value="5.4696534208860506" table:style-name="ce98">
            <text:p>5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5.0775722860591399" table:style-name="ce48">
            <text:p>5.1</text:p>
          </table:table-cell>
          <table:table-cell table:style-name="ce98"/>
          <table:table-cell office:value-type="float" office:value="5.4345440587294291" table:style-name="ce98">
            <text:p>5.4</text:p>
          </table:table-cell>
          <table:table-cell table:style-name="ce98"/>
          <table:table-cell office:value-type="float" office:value="5.5358454520511637" table:style-name="ce98">
            <text:p>5.5</text:p>
          </table:table-cell>
          <table:table-cell table:style-name="ce98"/>
          <table:table-cell office:value-type="float" office:value="5.2860184338410612" table:style-name="ce98">
            <text:p>5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4.7684076066228602" table:style-name="ce48">
            <text:p>4.8</text:p>
          </table:table-cell>
          <table:table-cell table:style-name="ce98"/>
          <table:table-cell office:value-type="float" office:value="5.0722329334009775" table:style-name="ce98">
            <text:p>5.1</text:p>
          </table:table-cell>
          <table:table-cell table:style-name="ce98"/>
          <table:table-cell office:value-type="float" office:value="5.6261296560118135" table:style-name="ce98">
            <text:p>5.6</text:p>
          </table:table-cell>
          <table:table-cell table:style-name="ce98"/>
          <table:table-cell office:value-type="float" office:value="5.6158089137292642" table:style-name="ce98">
            <text:p>5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4.0576002424674629" table:style-name="ce48">
            <text:p>4.1</text:p>
          </table:table-cell>
          <table:table-cell table:style-name="ce96"/>
          <table:table-cell office:value-type="float" office:value="4.9920431768330058" table:style-name="ce96">
            <text:p>5.0</text:p>
          </table:table-cell>
          <table:table-cell table:style-name="ce96"/>
          <table:table-cell office:value-type="float" office:value="5.6227003702136846" table:style-name="ce96">
            <text:p>5.6</text:p>
          </table:table-cell>
          <table:table-cell table:style-name="ce96"/>
          <table:table-cell office:value-type="float" office:value="5.1469652577394607" table:style-name="ce96">
            <text:p>5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1.4574179682282251" table:style-name="ce48">
            <text:p>1.5</text:p>
          </table:table-cell>
          <table:table-cell table:style-name="ce96"/>
          <table:table-cell office:value-type="float" office:value="1.730902161870318" table:style-name="ce96">
            <text:p>1.7</text:p>
          </table:table-cell>
          <table:table-cell table:style-name="ce96"/>
          <table:table-cell office:value-type="float" office:value="2.0871702592160868" table:style-name="ce96">
            <text:p>2.1</text:p>
          </table:table-cell>
          <table:table-cell table:style-name="ce96"/>
          <table:table-cell office:value-type="float" office:value="2.1321088727489004" table:style-name="ce96">
            <text:p>2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3.8867848626176427" table:style-name="ce40">
            <text:p>3.9</text:p>
          </table:table-cell>
          <table:table-cell table:style-name="ce99"/>
          <table:table-cell office:value-type="float" office:value="4.934524149934294" table:style-name="ce99">
            <text:p>4.9</text:p>
          </table:table-cell>
          <table:table-cell table:style-name="ce99"/>
          <table:table-cell office:value-type="float" office:value="5.7601408197970887" table:style-name="ce99">
            <text:p>5.8</text:p>
          </table:table-cell>
          <table:table-cell table:style-name="ce99"/>
          <table:table-cell office:value-type="float" office:value="6.0069730394550049" table:style-name="ce9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3.0594786755496761" table:style-name="ce40">
            <text:p>3.1</text:p>
          </table:table-cell>
          <table:table-cell table:style-name="ce99"/>
          <table:table-cell office:value-type="float" office:value="3.9617037450869086" table:style-name="ce99">
            <text:p>4.0</text:p>
          </table:table-cell>
          <table:table-cell table:style-name="ce99"/>
          <table:table-cell office:value-type="float" office:value="5.4526246793501372" table:style-name="ce99">
            <text:p>5.5</text:p>
          </table:table-cell>
          <table:table-cell table:style-name="ce99"/>
          <table:table-cell office:value-type="float" office:value="5.9616312624034222" table:style-name="ce9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3.9257122129016109" table:style-name="ce40">
            <text:p>3.9</text:p>
          </table:table-cell>
          <table:table-cell table:style-name="ce99"/>
          <table:table-cell office:value-type="float" office:value="4.3682975308977241" table:style-name="ce99">
            <text:p>4.4</text:p>
          </table:table-cell>
          <table:table-cell table:style-name="ce99"/>
          <table:table-cell office:value-type="float" office:value="5.4157630650999433" table:style-name="ce99">
            <text:p>5.4</text:p>
          </table:table-cell>
          <table:table-cell table:style-name="ce99"/>
          <table:table-cell office:value-type="float" office:value="5.3547930909738088" table:style-name="ce9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3.9325574448472511" table:style-name="ce40">
            <text:p>3.9</text:p>
          </table:table-cell>
          <table:table-cell table:style-name="ce99"/>
          <table:table-cell office:value-type="float" office:value="4.5284490205984573" table:style-name="ce99">
            <text:p>4.5</text:p>
          </table:table-cell>
          <table:table-cell table:style-name="ce99"/>
          <table:table-cell office:value-type="float" office:value="5.5911541368922517" table:style-name="ce99">
            <text:p>5.6</text:p>
          </table:table-cell>
          <table:table-cell table:style-name="ce99"/>
          <table:table-cell office:value-type="float" office:value="5.720657699856746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4.5451560861092695" table:style-name="ce40">
            <text:p>4.5</text:p>
          </table:table-cell>
          <table:table-cell table:style-name="ce99"/>
          <table:table-cell office:value-type="float" office:value="4.9648093931377479" table:style-name="ce99">
            <text:p>5.0</text:p>
          </table:table-cell>
          <table:table-cell table:style-name="ce99"/>
          <table:table-cell office:value-type="float" office:value="5.4740749676379652" table:style-name="ce99">
            <text:p>5.5</text:p>
          </table:table-cell>
          <table:table-cell table:style-name="ce99"/>
          <table:table-cell office:value-type="float" office:value="5.3227628916893028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4.3652135483255528" table:style-name="ce40">
            <text:p>4.4</text:p>
          </table:table-cell>
          <table:table-cell table:style-name="ce99"/>
          <table:table-cell office:value-type="float" office:value="4.888454762512362" table:style-name="ce99">
            <text:p>4.9</text:p>
          </table:table-cell>
          <table:table-cell table:style-name="ce99"/>
          <table:table-cell office:value-type="float" office:value="5.435660411103088" table:style-name="ce99">
            <text:p>5.4</text:p>
          </table:table-cell>
          <table:table-cell table:style-name="ce99"/>
          <table:table-cell office:value-type="float" office:value="5.0691052000414132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3.7987891553649122" table:style-name="ce40">
            <text:p>3.8</text:p>
          </table:table-cell>
          <table:table-cell table:style-name="ce97"/>
          <table:table-cell office:value-type="float" office:value="4.6123345218721852" table:style-name="ce97">
            <text:p>4.6</text:p>
          </table:table-cell>
          <table:table-cell table:style-name="ce97"/>
          <table:table-cell office:value-type="float" office:value="5.326244387363932" table:style-name="ce97">
            <text:p>5.3</text:p>
          </table:table-cell>
          <table:table-cell table:style-name="ce97"/>
          <table:table-cell office:value-type="float" office:value="5.2410715821200773" table:style-name="ce97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4.2387280195348875" table:style-name="ce40">
            <text:p>4.2</text:p>
          </table:table-cell>
          <table:table-cell table:style-name="ce99"/>
          <table:table-cell office:value-type="float" office:value="5.084437789161866" table:style-name="ce99">
            <text:p>5.1</text:p>
          </table:table-cell>
          <table:table-cell table:style-name="ce99"/>
          <table:table-cell office:value-type="float" office:value="5.6448345008416556" table:style-name="ce99">
            <text:p>5.6</text:p>
          </table:table-cell>
          <table:table-cell table:style-name="ce99"/>
          <table:table-cell office:value-type="float" office:value="5.3169149922265122" table:style-name="ce9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1.7157784252131658" table:style-name="ce48">
            <text:p>1.7</text:p>
          </table:table-cell>
          <table:table-cell table:style-name="ce96"/>
          <table:table-cell office:value-type="float" office:value="1.9998253076422778" table:style-name="ce96">
            <text:p>2.0</text:p>
          </table:table-cell>
          <table:table-cell table:style-name="ce96"/>
          <table:table-cell office:value-type="float" office:value="2.3962766970096361" table:style-name="ce96">
            <text:p>2.4</text:p>
          </table:table-cell>
          <table:table-cell table:style-name="ce96"/>
          <table:table-cell office:value-type="float" office:value="2.4196936758465961" table:style-name="ce9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3.1368367911896233" table:style-name="ce40">
            <text:p>3.1</text:p>
          </table:table-cell>
          <table:table-cell table:style-name="ce99"/>
          <table:table-cell office:value-type="float" office:value="4.2839820446835102" table:style-name="ce99">
            <text:p>4.3</text:p>
          </table:table-cell>
          <table:table-cell table:style-name="ce99"/>
          <table:table-cell office:value-type="float" office:value="5.2185290963936541" table:style-name="ce99">
            <text:p>5.2</text:p>
          </table:table-cell>
          <table:table-cell table:style-name="ce99"/>
          <table:table-cell office:value-type="float" office:value="4.9618831977680244" table:style-name="ce9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4.4980218088619299" table:style-name="ce40">
            <text:p>4.5</text:p>
          </table:table-cell>
          <table:table-cell table:style-name="ce99"/>
          <table:table-cell office:value-type="float" office:value="5.216485616175448" table:style-name="ce99">
            <text:p>5.2</text:p>
          </table:table-cell>
          <table:table-cell table:style-name="ce99"/>
          <table:table-cell office:value-type="float" office:value="5.7582247308707704" table:style-name="ce99">
            <text:p>5.8</text:p>
          </table:table-cell>
          <table:table-cell table:style-name="ce99"/>
          <table:table-cell office:value-type="float" office:value="5.4920610331790911" table:style-name="ce9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3.4833319809272956" table:style-name="ce40">
            <text:p>3.5</text:p>
          </table:table-cell>
          <table:table-cell table:style-name="ce99"/>
          <table:table-cell office:value-type="float" office:value="4.4007574358301493" table:style-name="ce99">
            <text:p>4.4</text:p>
          </table:table-cell>
          <table:table-cell table:style-name="ce99"/>
          <table:table-cell office:value-type="float" office:value="5.8908193866053393" table:style-name="ce99">
            <text:p>5.9</text:p>
          </table:table-cell>
          <table:table-cell table:style-name="ce99"/>
          <table:table-cell office:value-type="float" office:value="6.1939813283975189" table:style-name="ce99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4.1855968671839943" table:style-name="ce40">
            <text:p>4.2</text:p>
          </table:table-cell>
          <table:table-cell table:style-name="ce99"/>
          <table:table-cell office:value-type="float" office:value="4.9796546211419823" table:style-name="ce99">
            <text:p>5.0</text:p>
          </table:table-cell>
          <table:table-cell table:style-name="ce99"/>
          <table:table-cell office:value-type="float" office:value="5.7405593808697581" table:style-name="ce99">
            <text:p>5.7</text:p>
          </table:table-cell>
          <table:table-cell table:style-name="ce99"/>
          <table:table-cell office:value-type="float" office:value="5.6299614096677777" table:style-name="ce9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4.1236752024642271" table:style-name="ce40">
            <text:p>4.1</text:p>
          </table:table-cell>
          <table:table-cell table:style-name="ce97"/>
          <table:table-cell office:value-type="float" office:value="4.6037598455906936" table:style-name="ce97">
            <text:p>4.6</text:p>
          </table:table-cell>
          <table:table-cell table:style-name="ce97"/>
          <table:table-cell office:value-type="float" office:value="5.4210249765455298" table:style-name="ce97">
            <text:p>5.4</text:p>
          </table:table-cell>
          <table:table-cell table:style-name="ce97"/>
          <table:table-cell office:value-type="float" office:value="5.6343587580294283" table:style-name="ce9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3.8851982325210366" table:style-name="ce40">
            <text:p>3.9</text:p>
          </table:table-cell>
          <table:table-cell table:style-name="ce99"/>
          <table:table-cell office:value-type="float" office:value="4.3619032750663038" table:style-name="ce99">
            <text:p>4.4</text:p>
          </table:table-cell>
          <table:table-cell table:style-name="ce99"/>
          <table:table-cell office:value-type="float" office:value="5.5509331202595487" table:style-name="ce99">
            <text:p>5.6</text:p>
          </table:table-cell>
          <table:table-cell table:style-name="ce99"/>
          <table:table-cell office:value-type="float" office:value="5.7076773844869813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1.7234026590663865" table:style-name="ce48">
            <text:p>1.7</text:p>
          </table:table-cell>
          <table:table-cell table:style-name="ce96"/>
          <table:table-cell office:value-type="float" office:value="1.9421055303953882" table:style-name="ce96">
            <text:p>1.9</text:p>
          </table:table-cell>
          <table:table-cell table:style-name="ce96"/>
          <table:table-cell office:value-type="float" office:value="2.2924111655684865" table:style-name="ce96">
            <text:p>2.3</text:p>
          </table:table-cell>
          <table:table-cell table:style-name="ce96"/>
          <table:table-cell office:value-type="float" office:value="2.2585868421715007" table:style-name="ce96">
            <text:p>2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3.9892574450290375" table:style-name="ce40">
            <text:p>4.0</text:p>
          </table:table-cell>
          <table:table-cell table:style-name="ce99"/>
          <table:table-cell office:value-type="float" office:value="4.9097439216756804" table:style-name="ce99">
            <text:p>4.9</text:p>
          </table:table-cell>
          <table:table-cell table:style-name="ce99"/>
          <table:table-cell office:value-type="float" office:value="5.6156840578011513" table:style-name="ce99">
            <text:p>5.6</text:p>
          </table:table-cell>
          <table:table-cell table:style-name="ce99"/>
          <table:table-cell office:value-type="float" office:value="5.6349308132288893" table:style-name="ce9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3.912511851143341" table:style-name="ce40">
            <text:p>3.9</text:p>
          </table:table-cell>
          <table:table-cell table:style-name="ce99"/>
          <table:table-cell office:value-type="float" office:value="4.2184694368280429" table:style-name="ce99">
            <text:p>4.2</text:p>
          </table:table-cell>
          <table:table-cell table:style-name="ce99"/>
          <table:table-cell office:value-type="float" office:value="5.3850788904003632" table:style-name="ce99">
            <text:p>5.4</text:p>
          </table:table-cell>
          <table:table-cell table:style-name="ce99"/>
          <table:table-cell office:value-type="float" office:value="5.0838544389856297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3.8328406888197941" table:style-name="ce40">
            <text:p>3.8</text:p>
          </table:table-cell>
          <table:table-cell table:style-name="ce99"/>
          <table:table-cell office:value-type="float" office:value="4.5622399696715661" table:style-name="ce99">
            <text:p>4.6</text:p>
          </table:table-cell>
          <table:table-cell table:style-name="ce99"/>
          <table:table-cell office:value-type="float" office:value="5.4768268199513308" table:style-name="ce99">
            <text:p>5.5</text:p>
          </table:table-cell>
          <table:table-cell table:style-name="ce99"/>
          <table:table-cell office:value-type="float" office:value="5.5010275730122906" table:style-name="ce9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4.6824731179681001" table:style-name="ce40">
            <text:p>4.7</text:p>
          </table:table-cell>
          <table:table-cell table:style-name="ce99"/>
          <table:table-cell office:value-type="float" office:value="4.9428829208141511" table:style-name="ce99">
            <text:p>4.9</text:p>
          </table:table-cell>
          <table:table-cell table:style-name="ce99"/>
          <table:table-cell office:value-type="float" office:value="5.7949841470616548" table:style-name="ce99">
            <text:p>5.8</text:p>
          </table:table-cell>
          <table:table-cell table:style-name="ce99"/>
          <table:table-cell office:value-type="float" office:value="5.6818223203256633" table:style-name="ce9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3.9716001777160614" table:style-name="ce40">
            <text:p>4.0</text:p>
          </table:table-cell>
          <table:table-cell table:style-name="ce97"/>
          <table:table-cell office:value-type="float" office:value="4.5923069119244264" table:style-name="ce97">
            <text:p>4.6</text:p>
          </table:table-cell>
          <table:table-cell table:style-name="ce97"/>
          <table:table-cell office:value-type="float" office:value="5.3822328061788767" table:style-name="ce97">
            <text:p>5.4</text:p>
          </table:table-cell>
          <table:table-cell table:style-name="ce97"/>
          <table:table-cell office:value-type="float" office:value="5.427744379866045" table:style-name="ce9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4.398934031691482" table:style-name="ce40">
            <text:p>4.4</text:p>
          </table:table-cell>
          <table:table-cell table:style-name="ce99"/>
          <table:table-cell office:value-type="float" office:value="4.7797795469554654" table:style-name="ce99">
            <text:p>4.8</text:p>
          </table:table-cell>
          <table:table-cell table:style-name="ce99"/>
          <table:table-cell office:value-type="float" office:value="5.4821467703074225" table:style-name="ce99">
            <text:p>5.5</text:p>
          </table:table-cell>
          <table:table-cell table:style-name="ce99"/>
          <table:table-cell office:value-type="float" office:value="5.0681255736572446" table:style-name="ce9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2.2047790902439024" table:style-name="ce48">
            <text:p>2.2</text:p>
          </table:table-cell>
          <table:table-cell table:style-name="ce96"/>
          <table:table-cell office:value-type="float" office:value="2.4478872506141447" table:style-name="ce96">
            <text:p>2.4</text:p>
          </table:table-cell>
          <table:table-cell table:style-name="ce96"/>
          <table:table-cell office:value-type="float" office:value="2.7104504790799009" table:style-name="ce96">
            <text:p>2.7</text:p>
          </table:table-cell>
          <table:table-cell table:style-name="ce96"/>
          <table:table-cell office:value-type="float" office:value="2.6193152580193613" table:style-name="ce96">
            <text:p>2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4.1677623858350614" table:style-name="ce74">
            <text:p>4.2</text:p>
          </table:table-cell>
          <table:table-cell table:style-name="ce92"/>
          <table:table-cell office:value-type="float" office:value="4.858347985500755" table:style-name="ce92">
            <text:p>4.9</text:p>
          </table:table-cell>
          <table:table-cell table:style-name="ce92"/>
          <table:table-cell office:value-type="float" office:value="5.2432526713347247" table:style-name="ce92">
            <text:p>5.2</text:p>
          </table:table-cell>
          <table:table-cell table:style-name="ce92"/>
          <table:table-cell office:value-type="float" office:value="5.1567983949600773" table:style-name="ce9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4.1507271437154269" table:style-name="ce74">
            <text:p>4.2</text:p>
          </table:table-cell>
          <table:table-cell table:style-name="ce92"/>
          <table:table-cell office:value-type="float" office:value="4.80035494145159" table:style-name="ce92">
            <text:p>4.8</text:p>
          </table:table-cell>
          <table:table-cell table:style-name="ce92"/>
          <table:table-cell office:value-type="float" office:value="5.7093338668613436" table:style-name="ce92">
            <text:p>5.7</text:p>
          </table:table-cell>
          <table:table-cell table:style-name="ce92"/>
          <table:table-cell office:value-type="float" office:value="5.6216348530447826" table:style-name="ce9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4.2578822385262782" table:style-name="ce74">
            <text:p>4.3</text:p>
          </table:table-cell>
          <table:table-cell table:style-name="ce92"/>
          <table:table-cell office:value-type="float" office:value="4.8944588340090522" table:style-name="ce92">
            <text:p>4.9</text:p>
          </table:table-cell>
          <table:table-cell table:style-name="ce92"/>
          <table:table-cell office:value-type="float" office:value="5.7376986242196946" table:style-name="ce92">
            <text:p>5.7</text:p>
          </table:table-cell>
          <table:table-cell table:style-name="ce92"/>
          <table:table-cell office:value-type="float" office:value="5.6742440921214721" table:style-name="ce92">
            <text:p>5.7</text:p>
          </table:table-cell>
          <table:table-cell table:number-columns-repeated="16375" table:style-name="ce75"/>
        </table:table-row>
        <table:table-row table:style-name="ro12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5.8957650429721227" table:style-name="ce74">
            <text:p>5.9</text:p>
          </table:table-cell>
          <table:table-cell table:style-name="ce81"/>
          <table:table-cell office:value-type="float" office:value="6.014736656968422" table:style-name="ce92">
            <text:p>6.0</text:p>
          </table:table-cell>
          <table:table-cell table:style-name="ce81"/>
          <table:table-cell office:value-type="float" office:value="5.8717747717160593" table:style-name="ce92">
            <text:p>5.9</text:p>
          </table:table-cell>
          <table:table-cell table:style-name="ce81"/>
          <table:table-cell office:value-type="float" office:value="5.2070765743061189" table:style-name="ce92">
            <text:p>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4.0385414092936163" table:style-name="ce74">
            <text:p>4.0</text:p>
          </table:table-cell>
          <table:table-cell table:style-name="ce82"/>
          <table:table-cell office:value-type="float" office:value="4.6113055847113777" table:style-name="ce92">
            <text:p>4.6</text:p>
          </table:table-cell>
          <table:table-cell table:style-name="ce82"/>
          <table:table-cell office:value-type="float" office:value="5.4046679610216923" table:style-name="ce92">
            <text:p>5.4</text:p>
          </table:table-cell>
          <table:table-cell table:style-name="ce82"/>
          <table:table-cell office:value-type="float" office:value="5.2116268675365003" table:style-name="ce92">
            <text:p>5.2</text:p>
          </table:table-cell>
          <table:table-cell table:number-columns-repeated="16375"/>
        </table:table-row>
        <table:table-row table:style-name="ro10">
          <table:table-cell table:style-name="ce83"/>
          <table:table-cell table:style-name="ce84"/>
          <table:table-cell table:style-name="ce85"/>
          <table:table-cell table:number-columns-repeated="6" table:style-name="ce86"/>
          <table:table-cell table:number-columns-repeated="16375" table:style-name="ce87"/>
        </table:table-row>
        <table:table-row table:style-name="ro11">
          <table:table-cell office:value-type="string" table:style-name="ce88">
            <text:p>1 "Walking" in this table refers to any continuous walk of over 10 minutes, irrespective of purpose.</text:p>
          </table:table-cell>
          <table:table-cell table:style-name="ce39"/>
          <table:table-cell table:style-name="ce54"/>
          <table:table-cell table:number-columns-repeated="6" table:style-name="ce89"/>
          <table:table-cell table:number-columns-repeated="16375"/>
        </table:table-row>
        <table:table-row table:style-name="ro12">
          <table:table-cell office:value-type="string" table:style-name="ce5">
            <text:p>2 "Cycling" in this table refers to any cycling, irrespective of length or purpos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3 These statistics cover the time period mid-November 2017 to mid-November 2018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4 Results are grouped according to the area where respondents live, which may not be the same as the area where they walk or cycl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5 Sample sizes for the Isles of Scilly and City of London are very small so <text:s/>the confidence intervals are wider for these local authorities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table:style-name="ce2"/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8">
            <text:p>Source: Active Lives Survey - Sport England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Last updated: July 2019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Next update: Summer 2020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table:number-columns-repeated="16384"/>
        </table:table-row>
        <table:table-row table:style-name="ro12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0">
            <text:p>Telephone: 020 7944 3077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  <table:named-expressions>
          <table:named-range table:name="Print_Area" table:cell-range-address="CW0301_CI_1718.$A$1:CW0301_CI_1718.$I$393" table:base-cell-address="CW0301_CI_1718.$A$1"/>
          <table:named-range table:name="Print_Titles" table:cell-range-address="CW0301_CI_1718.$A$7:CW0301_CI_1718.$XFD$8" table:base-cell-address="CW0301_CI_1718.$A$1"/>
        </table:named-expressions>
      </table:table>
      <table:table table:name="CW0301_1617" table:style-name="ta2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47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9">
            <text:p>Proportion of adults who do any walking<text:span text:style-name="T2">1</text:span><text:s/>or cycling<text:span text:style-name="T2">2</text:span>, for any purpose, by frequency and local authority, England, 2016-2017<text:span text:style-name="T2">3</text:span></text:p>
          </table:table-cell>
          <table:table-cell table:style-name="ce10"/>
          <table:table-cell table:number-columns-repeated="7" table:style-name="ce11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number-columns-repeated="6" table:style-name="ce17"/>
          <table:table-cell office:value-type="string" table:style-name="ce18">
            <text:p>Percentage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1">
            <text:p>Once per month</text:p>
          </table:table-cell>
          <table:table-cell table:style-name="ce22"/>
          <table:table-cell office:value-type="string" table:style-name="ce21">
            <text:p>Once per week</text:p>
          </table:table-cell>
          <table:table-cell table:style-name="ce22"/>
          <table:table-cell office:value-type="string" table:style-name="ce21">
            <text:p>Three times per week</text:p>
          </table:table-cell>
          <table:table-cell table:style-name="ce22"/>
          <table:table-cell office:value-type="string" table:style-name="ce21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style-name="ce25"/>
          <table:table-cell office:value-type="string" table:style-name="ce25">
            <text:p>2016-1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79.989200000000011" table:style-name="ce62">
            <text:p>80.0</text:p>
          </table:table-cell>
          <table:table-cell table:style-name="ce62"/>
          <table:table-cell office:value-type="float" office:value="71.794299999999993" table:style-name="ce62">
            <text:p>71.8</text:p>
          </table:table-cell>
          <table:table-cell table:style-name="ce62"/>
          <table:table-cell office:value-type="float" office:value="46.969499999999996" table:style-name="ce62">
            <text:p>47.0</text:p>
          </table:table-cell>
          <table:table-cell table:style-name="ce62"/>
          <table:table-cell office:value-type="float" office:value="35.213200000000001" table:style-name="ce62">
            <text:p>35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78.926100000000005" table:style-name="ce62">
            <text:p>78.9</text:p>
          </table:table-cell>
          <table:table-cell table:style-name="ce62"/>
          <table:table-cell office:value-type="float" office:value="70.538299999999992" table:style-name="ce62">
            <text:p>70.5</text:p>
          </table:table-cell>
          <table:table-cell table:style-name="ce62"/>
          <table:table-cell office:value-type="float" office:value="46.056999999999995" table:style-name="ce62">
            <text:p>46.1</text:p>
          </table:table-cell>
          <table:table-cell table:style-name="ce62"/>
          <table:table-cell office:value-type="float" office:value="34.715200000000003" table:style-name="ce62">
            <text:p>34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82.564300000000003" table:style-name="ce63">
            <text:p>82.6</text:p>
          </table:table-cell>
          <table:table-cell table:style-name="ce63"/>
          <table:table-cell office:value-type="float" office:value="73.816000000000003" table:style-name="ce63">
            <text:p>73.8</text:p>
          </table:table-cell>
          <table:table-cell table:style-name="ce63"/>
          <table:table-cell office:value-type="float" office:value="50.430900000000001" table:style-name="ce63">
            <text:p>50.4</text:p>
          </table:table-cell>
          <table:table-cell table:style-name="ce63"/>
          <table:table-cell office:value-type="float" office:value="37.682900000000004" table:style-name="ce63">
            <text:p>37.7</text:p>
          </table:table-cell>
          <table:table-cell table:number-columns-repeated="16375"/>
        </table:table-row>
        <table:table-row table:style-name="ro8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80.500500000000002" table:style-name="ce63">
            <text:p>80.5</text:p>
          </table:table-cell>
          <table:table-cell table:style-name="ce63"/>
          <table:table-cell office:value-type="float" office:value="70.30619999999999" table:style-name="ce63">
            <text:p>70.3</text:p>
          </table:table-cell>
          <table:table-cell table:style-name="ce63"/>
          <table:table-cell office:value-type="float" office:value="45.917999999999999" table:style-name="ce63">
            <text:p>45.9</text:p>
          </table:table-cell>
          <table:table-cell table:style-name="ce63"/>
          <table:table-cell office:value-type="float" office:value="34.456299999999999" table:style-name="ce63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74.702799999999996" table:style-name="ce63">
            <text:p>74.7</text:p>
          </table:table-cell>
          <table:table-cell table:style-name="ce63"/>
          <table:table-cell office:value-type="float" office:value="66.512799999999999" table:style-name="ce63">
            <text:p>66.5</text:p>
          </table:table-cell>
          <table:table-cell table:style-name="ce63"/>
          <table:table-cell office:value-type="float" office:value="43.134900000000002" table:style-name="ce63">
            <text:p>43.1</text:p>
          </table:table-cell>
          <table:table-cell table:style-name="ce63"/>
          <table:table-cell office:value-type="float" office:value="30.933599999999998" table:style-name="ce63">
            <text:p>30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74.639099999999999" table:style-name="ce63">
            <text:p>74.6</text:p>
          </table:table-cell>
          <table:table-cell table:style-name="ce63"/>
          <table:table-cell office:value-type="float" office:value="65.741100000000003" table:style-name="ce63">
            <text:p>65.7</text:p>
          </table:table-cell>
          <table:table-cell table:style-name="ce63"/>
          <table:table-cell office:value-type="float" office:value="40.5047" table:style-name="ce63">
            <text:p>40.5</text:p>
          </table:table-cell>
          <table:table-cell table:style-name="ce63"/>
          <table:table-cell office:value-type="float" office:value="29.676599999999997" table:style-name="ce63">
            <text:p>29.7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80.256299999999996" table:style-name="ce63">
            <text:p>80.3</text:p>
          </table:table-cell>
          <table:table-cell table:style-name="ce63"/>
          <table:table-cell office:value-type="float" office:value="72.075900000000004" table:style-name="ce63">
            <text:p>72.1</text:p>
          </table:table-cell>
          <table:table-cell table:style-name="ce63"/>
          <table:table-cell office:value-type="float" office:value="46.511899999999997" table:style-name="ce63">
            <text:p>46.5</text:p>
          </table:table-cell>
          <table:table-cell table:style-name="ce63"/>
          <table:table-cell office:value-type="float" office:value="37.162500000000001" table:style-name="ce63">
            <text:p>37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77.009100000000004" table:style-name="ce63">
            <text:p>77.0</text:p>
          </table:table-cell>
          <table:table-cell table:style-name="ce63"/>
          <table:table-cell office:value-type="float" office:value="69.450699999999998" table:style-name="ce63">
            <text:p>69.5</text:p>
          </table:table-cell>
          <table:table-cell table:style-name="ce63"/>
          <table:table-cell office:value-type="float" office:value="48.865900000000003" table:style-name="ce63">
            <text:p>48.9</text:p>
          </table:table-cell>
          <table:table-cell table:style-name="ce63"/>
          <table:table-cell office:value-type="float" office:value="35.859000000000002" table:style-name="ce63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74.335499999999996" table:style-name="ce63">
            <text:p>74.3</text:p>
          </table:table-cell>
          <table:table-cell table:style-name="ce63"/>
          <table:table-cell office:value-type="float" office:value="68.034999999999997" table:style-name="ce63">
            <text:p>68.0</text:p>
          </table:table-cell>
          <table:table-cell table:style-name="ce63"/>
          <table:table-cell office:value-type="float" office:value="44.552999999999997" table:style-name="ce63">
            <text:p>44.6</text:p>
          </table:table-cell>
          <table:table-cell table:style-name="ce63"/>
          <table:table-cell office:value-type="float" office:value="33.395599999999995" table:style-name="ce63">
            <text:p>33.4</text:p>
          </table:table-cell>
          <table:table-cell table:number-columns-repeated="16375"/>
        </table:table-row>
        <table:table-row table:style-name="ro9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78.594899999999996" table:style-name="ce63">
            <text:p>78.6</text:p>
          </table:table-cell>
          <table:table-cell table:style-name="ce63"/>
          <table:table-cell office:value-type="float" office:value="70.073999999999998" table:style-name="ce63">
            <text:p>70.1</text:p>
          </table:table-cell>
          <table:table-cell table:style-name="ce63"/>
          <table:table-cell office:value-type="float" office:value="44.754300000000001" table:style-name="ce63">
            <text:p>44.8</text:p>
          </table:table-cell>
          <table:table-cell table:style-name="ce63"/>
          <table:table-cell office:value-type="float" office:value="33.682000000000002" table:style-name="ce63">
            <text:p>33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77.802099999999996" table:style-name="ce64">
            <text:p>77.8</text:p>
          </table:table-cell>
          <table:table-cell table:style-name="ce64"/>
          <table:table-cell office:value-type="float" office:value="68.044300000000007" table:style-name="ce64">
            <text:p>68.0</text:p>
          </table:table-cell>
          <table:table-cell table:style-name="ce64"/>
          <table:table-cell office:value-type="float" office:value="43.598500000000001" table:style-name="ce64">
            <text:p>43.6</text:p>
          </table:table-cell>
          <table:table-cell table:style-name="ce64"/>
          <table:table-cell office:value-type="float" office:value="34.772100000000002" table:style-name="ce64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81.465500000000006" table:style-name="ce64">
            <text:p>81.5</text:p>
          </table:table-cell>
          <table:table-cell table:style-name="ce64"/>
          <table:table-cell office:value-type="float" office:value="74.378900000000002" table:style-name="ce64">
            <text:p>74.4</text:p>
          </table:table-cell>
          <table:table-cell table:style-name="ce64"/>
          <table:table-cell office:value-type="float" office:value="49.829299999999996" table:style-name="ce64">
            <text:p>49.8</text:p>
          </table:table-cell>
          <table:table-cell table:style-name="ce64"/>
          <table:table-cell office:value-type="float" office:value="38.653199999999998" table:style-name="ce64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81.505799999999994" table:style-name="ce64">
            <text:p>81.5</text:p>
          </table:table-cell>
          <table:table-cell table:style-name="ce64"/>
          <table:table-cell office:value-type="float" office:value="73.718999999999994" table:style-name="ce64">
            <text:p>73.7</text:p>
          </table:table-cell>
          <table:table-cell table:style-name="ce64"/>
          <table:table-cell office:value-type="float" office:value="50.244599999999991" table:style-name="ce64">
            <text:p>50.2</text:p>
          </table:table-cell>
          <table:table-cell table:style-name="ce64"/>
          <table:table-cell office:value-type="float" office:value="36.730400000000003" table:style-name="ce64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75.673000000000002" table:style-name="ce64">
            <text:p>75.7</text:p>
          </table:table-cell>
          <table:table-cell table:style-name="ce64"/>
          <table:table-cell office:value-type="float" office:value="65.866699999999994" table:style-name="ce64">
            <text:p>65.9</text:p>
          </table:table-cell>
          <table:table-cell table:style-name="ce64"/>
          <table:table-cell office:value-type="float" office:value="42.142000000000003" table:style-name="ce64">
            <text:p>42.1</text:p>
          </table:table-cell>
          <table:table-cell table:style-name="ce64"/>
          <table:table-cell office:value-type="float" office:value="30.932900000000004" table:style-name="ce64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75.521000000000001" table:style-name="ce64">
            <text:p>75.5</text:p>
          </table:table-cell>
          <table:table-cell table:style-name="ce64"/>
          <table:table-cell office:value-type="float" office:value="66.507000000000005" table:style-name="ce64">
            <text:p>66.5</text:p>
          </table:table-cell>
          <table:table-cell table:style-name="ce64"/>
          <table:table-cell office:value-type="float" office:value="37.529400000000003" table:style-name="ce64">
            <text:p>37.5</text:p>
          </table:table-cell>
          <table:table-cell table:style-name="ce64"/>
          <table:table-cell office:value-type="float" office:value="26.8324" table:style-name="ce64">
            <text:p>26.8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77.966100000000012" table:style-name="ce62">
            <text:p>78.0</text:p>
          </table:table-cell>
          <table:table-cell table:style-name="ce62"/>
          <table:table-cell office:value-type="float" office:value="69.639200000000002" table:style-name="ce62">
            <text:p>69.6</text:p>
          </table:table-cell>
          <table:table-cell table:style-name="ce62"/>
          <table:table-cell office:value-type="float" office:value="44.627000000000002" table:style-name="ce62">
            <text:p>44.6</text:p>
          </table:table-cell>
          <table:table-cell table:style-name="ce62"/>
          <table:table-cell office:value-type="float" office:value="33.384900000000002" table:style-name="ce62">
            <text:p>33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8.062799999999996" table:style-name="ce63">
            <text:p>68.1</text:p>
          </table:table-cell>
          <table:table-cell table:style-name="ce63"/>
          <table:table-cell office:value-type="float" office:value="61.080300000000001" table:style-name="ce63">
            <text:p>61.1</text:p>
          </table:table-cell>
          <table:table-cell table:style-name="ce63"/>
          <table:table-cell office:value-type="float" office:value="34.469799999999999" table:style-name="ce63">
            <text:p>34.5</text:p>
          </table:table-cell>
          <table:table-cell table:style-name="ce63"/>
          <table:table-cell office:value-type="float" office:value="24.8993" table:style-name="ce63">
            <text:p>2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76.629899999999992" table:style-name="ce63">
            <text:p>76.6</text:p>
          </table:table-cell>
          <table:table-cell table:style-name="ce63"/>
          <table:table-cell office:value-type="float" office:value="66.564999999999998" table:style-name="ce63">
            <text:p>66.6</text:p>
          </table:table-cell>
          <table:table-cell table:style-name="ce63"/>
          <table:table-cell office:value-type="float" office:value="42.704000000000001" table:style-name="ce63">
            <text:p>42.7</text:p>
          </table:table-cell>
          <table:table-cell table:style-name="ce63"/>
          <table:table-cell office:value-type="float" office:value="32.228000000000002" table:style-name="ce63">
            <text:p>32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83.814700000000002" table:style-name="ce63">
            <text:p>83.8</text:p>
          </table:table-cell>
          <table:table-cell table:style-name="ce63"/>
          <table:table-cell office:value-type="float" office:value="76.079399999999993" table:style-name="ce63">
            <text:p>76.1</text:p>
          </table:table-cell>
          <table:table-cell table:style-name="ce63"/>
          <table:table-cell office:value-type="float" office:value="48.277999999999999" table:style-name="ce63">
            <text:p>48.3</text:p>
          </table:table-cell>
          <table:table-cell table:style-name="ce63"/>
          <table:table-cell office:value-type="float" office:value="35.880699999999997" table:style-name="ce63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80.971099999999993" table:style-name="ce63">
            <text:p>81.0</text:p>
          </table:table-cell>
          <table:table-cell table:style-name="ce63"/>
          <table:table-cell office:value-type="float" office:value="75.151600000000002" table:style-name="ce63">
            <text:p>75.2</text:p>
          </table:table-cell>
          <table:table-cell table:style-name="ce63"/>
          <table:table-cell office:value-type="float" office:value="47.668300000000002" table:style-name="ce63">
            <text:p>47.7</text:p>
          </table:table-cell>
          <table:table-cell table:style-name="ce63"/>
          <table:table-cell office:value-type="float" office:value="35.573" table:style-name="ce63">
            <text:p>3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74.424900000000008" table:style-name="ce63">
            <text:p>74.4</text:p>
          </table:table-cell>
          <table:table-cell table:style-name="ce63"/>
          <table:table-cell office:value-type="float" office:value="64.338099999999997" table:style-name="ce63">
            <text:p>64.3</text:p>
          </table:table-cell>
          <table:table-cell table:style-name="ce63"/>
          <table:table-cell office:value-type="float" office:value="39.6006" table:style-name="ce63">
            <text:p>39.6</text:p>
          </table:table-cell>
          <table:table-cell table:style-name="ce63"/>
          <table:table-cell office:value-type="float" office:value="31.895499999999998" table:style-name="ce63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78.334199999999996" table:style-name="ce63">
            <text:p>78.3</text:p>
          </table:table-cell>
          <table:table-cell table:style-name="ce63"/>
          <table:table-cell office:value-type="float" office:value="69.049300000000002" table:style-name="ce63">
            <text:p>69.0</text:p>
          </table:table-cell>
          <table:table-cell table:style-name="ce63"/>
          <table:table-cell office:value-type="float" office:value="45.907899999999998" table:style-name="ce63">
            <text:p>45.9</text:p>
          </table:table-cell>
          <table:table-cell table:style-name="ce63"/>
          <table:table-cell office:value-type="float" office:value="34.990500000000004" table:style-name="ce63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81.57180000000001" table:style-name="ce63">
            <text:p>81.6</text:p>
          </table:table-cell>
          <table:table-cell table:style-name="ce63"/>
          <table:table-cell office:value-type="float" office:value="74.062399999999997" table:style-name="ce63">
            <text:p>74.1</text:p>
          </table:table-cell>
          <table:table-cell table:style-name="ce63"/>
          <table:table-cell office:value-type="float" office:value="49.036299999999997" table:style-name="ce63">
            <text:p>49.0</text:p>
          </table:table-cell>
          <table:table-cell table:style-name="ce63"/>
          <table:table-cell office:value-type="float" office:value="35.944600000000001" table:style-name="ce63">
            <text:p>35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84.622200000000007" table:style-name="ce64">
            <text:p>84.6</text:p>
          </table:table-cell>
          <table:table-cell table:style-name="ce64"/>
          <table:table-cell office:value-type="float" office:value="77.953699999999998" table:style-name="ce64">
            <text:p>78.0</text:p>
          </table:table-cell>
          <table:table-cell table:style-name="ce64"/>
          <table:table-cell office:value-type="float" office:value="51.145499999999998" table:style-name="ce64">
            <text:p>51.1</text:p>
          </table:table-cell>
          <table:table-cell table:style-name="ce64"/>
          <table:table-cell office:value-type="float" office:value="33.385799999999996" table:style-name="ce64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80.075099999999992" table:style-name="ce64">
            <text:p>80.1</text:p>
          </table:table-cell>
          <table:table-cell table:style-name="ce64"/>
          <table:table-cell office:value-type="float" office:value="72.851799999999997" table:style-name="ce64">
            <text:p>72.9</text:p>
          </table:table-cell>
          <table:table-cell table:style-name="ce64"/>
          <table:table-cell office:value-type="float" office:value="46.148400000000002" table:style-name="ce64">
            <text:p>46.1</text:p>
          </table:table-cell>
          <table:table-cell table:style-name="ce64"/>
          <table:table-cell office:value-type="float" office:value="34.678699999999999" table:style-name="ce64">
            <text:p>3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82.765200000000007" table:style-name="ce64">
            <text:p>82.8</text:p>
          </table:table-cell>
          <table:table-cell table:style-name="ce64"/>
          <table:table-cell office:value-type="float" office:value="74.775199999999998" table:style-name="ce64">
            <text:p>74.8</text:p>
          </table:table-cell>
          <table:table-cell table:style-name="ce64"/>
          <table:table-cell office:value-type="float" office:value="49.9726" table:style-name="ce64">
            <text:p>50.0</text:p>
          </table:table-cell>
          <table:table-cell table:style-name="ce64"/>
          <table:table-cell office:value-type="float" office:value="37.032800000000002" table:style-name="ce64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77.374099999999999" table:style-name="ce64">
            <text:p>77.4</text:p>
          </table:table-cell>
          <table:table-cell table:style-name="ce64"/>
          <table:table-cell office:value-type="float" office:value="69.783900000000003" table:style-name="ce64">
            <text:p>69.8</text:p>
          </table:table-cell>
          <table:table-cell table:style-name="ce64"/>
          <table:table-cell office:value-type="float" office:value="45.638800000000003" table:style-name="ce64">
            <text:p>45.6</text:p>
          </table:table-cell>
          <table:table-cell table:style-name="ce64"/>
          <table:table-cell office:value-type="float" office:value="37.889899999999997" table:style-name="ce64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79.439800000000005" table:style-name="ce64">
            <text:p>79.4</text:p>
          </table:table-cell>
          <table:table-cell table:style-name="ce64"/>
          <table:table-cell office:value-type="float" office:value="70.575200000000009" table:style-name="ce64">
            <text:p>70.6</text:p>
          </table:table-cell>
          <table:table-cell table:style-name="ce64"/>
          <table:table-cell office:value-type="float" office:value="42.967199999999998" table:style-name="ce64">
            <text:p>43.0</text:p>
          </table:table-cell>
          <table:table-cell table:style-name="ce64"/>
          <table:table-cell office:value-type="float" office:value="31.044899999999998" table:style-name="ce64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82.258399999999995" table:style-name="ce64">
            <text:p>82.3</text:p>
          </table:table-cell>
          <table:table-cell table:style-name="ce64"/>
          <table:table-cell office:value-type="float" office:value="75.000299999999996" table:style-name="ce64">
            <text:p>75.0</text:p>
          </table:table-cell>
          <table:table-cell table:style-name="ce64"/>
          <table:table-cell office:value-type="float" office:value="53.059500000000007" table:style-name="ce64">
            <text:p>53.1</text:p>
          </table:table-cell>
          <table:table-cell table:style-name="ce64"/>
          <table:table-cell office:value-type="float" office:value="39.041699999999999" table:style-name="ce64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76.266199999999998" table:style-name="ce63">
            <text:p>76.3</text:p>
          </table:table-cell>
          <table:table-cell table:style-name="ce63"/>
          <table:table-cell office:value-type="float" office:value="67.810699999999997" table:style-name="ce63">
            <text:p>67.8</text:p>
          </table:table-cell>
          <table:table-cell table:style-name="ce63"/>
          <table:table-cell office:value-type="float" office:value="43.169600000000003" table:style-name="ce63">
            <text:p>43.2</text:p>
          </table:table-cell>
          <table:table-cell table:style-name="ce63"/>
          <table:table-cell office:value-type="float" office:value="32.359000000000002" table:style-name="ce63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72.326599999999999" table:style-name="ce64">
            <text:p>72.3</text:p>
          </table:table-cell>
          <table:table-cell table:style-name="ce64"/>
          <table:table-cell office:value-type="float" office:value="63.049599999999998" table:style-name="ce64">
            <text:p>63.0</text:p>
          </table:table-cell>
          <table:table-cell table:style-name="ce64"/>
          <table:table-cell office:value-type="float" office:value="37.0473" table:style-name="ce64">
            <text:p>37.0</text:p>
          </table:table-cell>
          <table:table-cell table:style-name="ce64"/>
          <table:table-cell office:value-type="float" office:value="26.762900000000002" table:style-name="ce64">
            <text:p>2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77.797200000000004" table:style-name="ce64">
            <text:p>77.8</text:p>
          </table:table-cell>
          <table:table-cell table:style-name="ce64"/>
          <table:table-cell office:value-type="float" office:value="68.500500000000002" table:style-name="ce64">
            <text:p>68.5</text:p>
          </table:table-cell>
          <table:table-cell table:style-name="ce64"/>
          <table:table-cell office:value-type="float" office:value="44.540300000000002" table:style-name="ce64">
            <text:p>44.5</text:p>
          </table:table-cell>
          <table:table-cell table:style-name="ce64"/>
          <table:table-cell office:value-type="float" office:value="31.038799999999998" table:style-name="ce64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77.908599999999993" table:style-name="ce64">
            <text:p>77.9</text:p>
          </table:table-cell>
          <table:table-cell table:style-name="ce64"/>
          <table:table-cell office:value-type="float" office:value="69.537099999999995" table:style-name="ce64">
            <text:p>69.5</text:p>
          </table:table-cell>
          <table:table-cell table:style-name="ce64"/>
          <table:table-cell office:value-type="float" office:value="46.932299999999998" table:style-name="ce64">
            <text:p>46.9</text:p>
          </table:table-cell>
          <table:table-cell table:style-name="ce64"/>
          <table:table-cell office:value-type="float" office:value="37.824400000000004" table:style-name="ce64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71.953999999999994" table:style-name="ce64">
            <text:p>72.0</text:p>
          </table:table-cell>
          <table:table-cell table:style-name="ce64"/>
          <table:table-cell office:value-type="float" office:value="63.773699999999998" table:style-name="ce64">
            <text:p>63.8</text:p>
          </table:table-cell>
          <table:table-cell table:style-name="ce64"/>
          <table:table-cell office:value-type="float" office:value="37.675199999999997" table:style-name="ce64">
            <text:p>37.7</text:p>
          </table:table-cell>
          <table:table-cell table:style-name="ce64"/>
          <table:table-cell office:value-type="float" office:value="28.318900000000003" table:style-name="ce64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71.378699999999995" table:style-name="ce64">
            <text:p>71.4</text:p>
          </table:table-cell>
          <table:table-cell table:style-name="ce64"/>
          <table:table-cell office:value-type="float" office:value="64.802099999999996" table:style-name="ce64">
            <text:p>64.8</text:p>
          </table:table-cell>
          <table:table-cell table:style-name="ce64"/>
          <table:table-cell office:value-type="float" office:value="40.908999999999999" table:style-name="ce64">
            <text:p>40.9</text:p>
          </table:table-cell>
          <table:table-cell table:style-name="ce64"/>
          <table:table-cell office:value-type="float" office:value="30.817" table:style-name="ce64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76.492599999999996" table:style-name="ce64">
            <text:p>76.5</text:p>
          </table:table-cell>
          <table:table-cell table:style-name="ce64"/>
          <table:table-cell office:value-type="float" office:value="69.235500000000002" table:style-name="ce64">
            <text:p>69.2</text:p>
          </table:table-cell>
          <table:table-cell table:style-name="ce64"/>
          <table:table-cell office:value-type="float" office:value="45.177800000000005" table:style-name="ce64">
            <text:p>45.2</text:p>
          </table:table-cell>
          <table:table-cell table:style-name="ce64"/>
          <table:table-cell office:value-type="float" office:value="32.703700000000005" table:style-name="ce64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83.150199999999998" table:style-name="ce64">
            <text:p>83.2</text:p>
          </table:table-cell>
          <table:table-cell table:style-name="ce64"/>
          <table:table-cell office:value-type="float" office:value="74.491200000000006" table:style-name="ce64">
            <text:p>74.5</text:p>
          </table:table-cell>
          <table:table-cell table:style-name="ce64"/>
          <table:table-cell office:value-type="float" office:value="47.904400000000003" table:style-name="ce64">
            <text:p>47.9</text:p>
          </table:table-cell>
          <table:table-cell table:style-name="ce64"/>
          <table:table-cell office:value-type="float" office:value="34.760000000000005" table:style-name="ce64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71.792000000000002" table:style-name="ce64">
            <text:p>71.8</text:p>
          </table:table-cell>
          <table:table-cell table:style-name="ce64"/>
          <table:table-cell office:value-type="float" office:value="64.464999999999989" table:style-name="ce64">
            <text:p>64.5</text:p>
          </table:table-cell>
          <table:table-cell table:style-name="ce64"/>
          <table:table-cell office:value-type="float" office:value="40.528199999999998" table:style-name="ce64">
            <text:p>40.5</text:p>
          </table:table-cell>
          <table:table-cell table:style-name="ce64"/>
          <table:table-cell office:value-type="float" office:value="30.911699999999996" table:style-name="ce64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81.110500000000002" table:style-name="ce64">
            <text:p>81.1</text:p>
          </table:table-cell>
          <table:table-cell table:style-name="ce64"/>
          <table:table-cell office:value-type="float" office:value="72.406099999999995" table:style-name="ce64">
            <text:p>72.4</text:p>
          </table:table-cell>
          <table:table-cell table:style-name="ce64"/>
          <table:table-cell office:value-type="float" office:value="45.540700000000001" table:style-name="ce64">
            <text:p>45.5</text:p>
          </table:table-cell>
          <table:table-cell table:style-name="ce64"/>
          <table:table-cell office:value-type="float" office:value="33.128" table:style-name="ce64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75.582700000000003" table:style-name="ce64">
            <text:p>75.6</text:p>
          </table:table-cell>
          <table:table-cell table:style-name="ce64"/>
          <table:table-cell office:value-type="float" office:value="65.435600000000008" table:style-name="ce64">
            <text:p>65.4</text:p>
          </table:table-cell>
          <table:table-cell table:style-name="ce64"/>
          <table:table-cell office:value-type="float" office:value="41.100099999999998" table:style-name="ce64">
            <text:p>41.1</text:p>
          </table:table-cell>
          <table:table-cell table:style-name="ce64"/>
          <table:table-cell office:value-type="float" office:value="30.734299999999998" table:style-name="ce64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78.218500000000006" table:style-name="ce63">
            <text:p>78.2</text:p>
          </table:table-cell>
          <table:table-cell table:style-name="ce63"/>
          <table:table-cell office:value-type="float" office:value="69.921900000000008" table:style-name="ce63">
            <text:p>69.9</text:p>
          </table:table-cell>
          <table:table-cell table:style-name="ce63"/>
          <table:table-cell office:value-type="float" office:value="44.937800000000003" table:style-name="ce63">
            <text:p>44.9</text:p>
          </table:table-cell>
          <table:table-cell table:style-name="ce63"/>
          <table:table-cell office:value-type="float" office:value="32.498899999999999" table:style-name="ce63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78.685699999999997" table:style-name="ce64">
            <text:p>78.7</text:p>
          </table:table-cell>
          <table:table-cell table:style-name="ce64"/>
          <table:table-cell office:value-type="float" office:value="68.078699999999998" table:style-name="ce64">
            <text:p>68.1</text:p>
          </table:table-cell>
          <table:table-cell table:style-name="ce64"/>
          <table:table-cell office:value-type="float" office:value="44.51" table:style-name="ce64">
            <text:p>44.5</text:p>
          </table:table-cell>
          <table:table-cell table:style-name="ce64"/>
          <table:table-cell office:value-type="float" office:value="31.593" table:style-name="ce64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81.634" table:style-name="ce64">
            <text:p>81.6</text:p>
          </table:table-cell>
          <table:table-cell table:style-name="ce64"/>
          <table:table-cell office:value-type="float" office:value="73.511499999999998" table:style-name="ce64">
            <text:p>73.5</text:p>
          </table:table-cell>
          <table:table-cell table:style-name="ce64"/>
          <table:table-cell office:value-type="float" office:value="45.454099999999997" table:style-name="ce64">
            <text:p>45.5</text:p>
          </table:table-cell>
          <table:table-cell table:style-name="ce64"/>
          <table:table-cell office:value-type="float" office:value="30.025200000000002" table:style-name="ce64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78.842299999999994" table:style-name="ce64">
            <text:p>78.8</text:p>
          </table:table-cell>
          <table:table-cell table:style-name="ce64"/>
          <table:table-cell office:value-type="float" office:value="73.1828" table:style-name="ce64">
            <text:p>73.2</text:p>
          </table:table-cell>
          <table:table-cell table:style-name="ce64"/>
          <table:table-cell office:value-type="float" office:value="46.269399999999997" table:style-name="ce64">
            <text:p>46.3</text:p>
          </table:table-cell>
          <table:table-cell table:style-name="ce64"/>
          <table:table-cell office:value-type="float" office:value="34.792000000000002" table:style-name="ce64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75.325400000000002" table:style-name="ce64">
            <text:p>75.3</text:p>
          </table:table-cell>
          <table:table-cell table:style-name="ce64"/>
          <table:table-cell office:value-type="float" office:value="66.651200000000003" table:style-name="ce64">
            <text:p>66.7</text:p>
          </table:table-cell>
          <table:table-cell table:style-name="ce64"/>
          <table:table-cell office:value-type="float" office:value="41.761199999999995" table:style-name="ce64">
            <text:p>41.8</text:p>
          </table:table-cell>
          <table:table-cell table:style-name="ce64"/>
          <table:table-cell office:value-type="float" office:value="28.8568" table:style-name="ce64">
            <text:p>28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85.453599999999994" table:style-name="ce64">
            <text:p>85.5</text:p>
          </table:table-cell>
          <table:table-cell table:style-name="ce64"/>
          <table:table-cell office:value-type="float" office:value="81.272300000000001" table:style-name="ce64">
            <text:p>81.3</text:p>
          </table:table-cell>
          <table:table-cell table:style-name="ce64"/>
          <table:table-cell office:value-type="float" office:value="57.021100000000004" table:style-name="ce64">
            <text:p>57.0</text:p>
          </table:table-cell>
          <table:table-cell table:style-name="ce64"/>
          <table:table-cell office:value-type="float" office:value="42.475200000000001" table:style-name="ce64">
            <text:p>4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75.520299999999992" table:style-name="ce64">
            <text:p>75.5</text:p>
          </table:table-cell>
          <table:table-cell table:style-name="ce64"/>
          <table:table-cell office:value-type="float" office:value="64.356000000000009" table:style-name="ce64">
            <text:p>64.4</text:p>
          </table:table-cell>
          <table:table-cell table:style-name="ce64"/>
          <table:table-cell office:value-type="float" office:value="44.3095" table:style-name="ce64">
            <text:p>44.3</text:p>
          </table:table-cell>
          <table:table-cell table:style-name="ce64"/>
          <table:table-cell office:value-type="float" office:value="32.663199999999996" table:style-name="ce64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76.532799999999995" table:style-name="ce64">
            <text:p>76.5</text:p>
          </table:table-cell>
          <table:table-cell table:style-name="ce64"/>
          <table:table-cell office:value-type="float" office:value="63.223199999999999" table:style-name="ce64">
            <text:p>63.2</text:p>
          </table:table-cell>
          <table:table-cell table:style-name="ce64"/>
          <table:table-cell office:value-type="float" office:value="41.084400000000002" table:style-name="ce64">
            <text:p>41.1</text:p>
          </table:table-cell>
          <table:table-cell table:style-name="ce64"/>
          <table:table-cell office:value-type="float" office:value="29.840600000000002" table:style-name="ce64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76.388400000000004" table:style-name="ce64">
            <text:p>76.4</text:p>
          </table:table-cell>
          <table:table-cell table:style-name="ce64"/>
          <table:table-cell office:value-type="float" office:value="67.300300000000007" table:style-name="ce64">
            <text:p>67.3</text:p>
          </table:table-cell>
          <table:table-cell table:style-name="ce64"/>
          <table:table-cell office:value-type="float" office:value="40.594799999999999" table:style-name="ce64">
            <text:p>40.6</text:p>
          </table:table-cell>
          <table:table-cell table:style-name="ce64"/>
          <table:table-cell office:value-type="float" office:value="26.289400000000001" table:style-name="ce64">
            <text:p>2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74.4208" table:style-name="ce64">
            <text:p>74.4</text:p>
          </table:table-cell>
          <table:table-cell table:style-name="ce64"/>
          <table:table-cell office:value-type="float" office:value="64.818100000000001" table:style-name="ce64">
            <text:p>64.8</text:p>
          </table:table-cell>
          <table:table-cell table:style-name="ce64"/>
          <table:table-cell office:value-type="float" office:value="40.1873" table:style-name="ce64">
            <text:p>40.2</text:p>
          </table:table-cell>
          <table:table-cell table:style-name="ce64"/>
          <table:table-cell office:value-type="float" office:value="28.418399999999998" table:style-name="ce64">
            <text:p>2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79.203999999999994" table:style-name="ce64">
            <text:p>79.2</text:p>
          </table:table-cell>
          <table:table-cell table:style-name="ce64"/>
          <table:table-cell office:value-type="float" office:value="71.958200000000005" table:style-name="ce64">
            <text:p>72.0</text:p>
          </table:table-cell>
          <table:table-cell table:style-name="ce64"/>
          <table:table-cell office:value-type="float" office:value="45.604199999999999" table:style-name="ce64">
            <text:p>45.6</text:p>
          </table:table-cell>
          <table:table-cell table:style-name="ce64"/>
          <table:table-cell office:value-type="float" office:value="35.828199999999995" table:style-name="ce64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76.224599999999995" table:style-name="ce64">
            <text:p>76.2</text:p>
          </table:table-cell>
          <table:table-cell table:style-name="ce64"/>
          <table:table-cell office:value-type="float" office:value="67.628699999999995" table:style-name="ce64">
            <text:p>67.6</text:p>
          </table:table-cell>
          <table:table-cell table:style-name="ce64"/>
          <table:table-cell office:value-type="float" office:value="40.098399999999998" table:style-name="ce64">
            <text:p>40.1</text:p>
          </table:table-cell>
          <table:table-cell table:style-name="ce64"/>
          <table:table-cell office:value-type="float" office:value="30.0608" table:style-name="ce64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75.13539999999999" table:style-name="ce64">
            <text:p>75.1</text:p>
          </table:table-cell>
          <table:table-cell table:style-name="ce64"/>
          <table:table-cell office:value-type="float" office:value="70.093499999999992" table:style-name="ce64">
            <text:p>70.1</text:p>
          </table:table-cell>
          <table:table-cell table:style-name="ce64"/>
          <table:table-cell office:value-type="float" office:value="44.792300000000004" table:style-name="ce64">
            <text:p>44.8</text:p>
          </table:table-cell>
          <table:table-cell table:style-name="ce64"/>
          <table:table-cell office:value-type="float" office:value="31.552400000000002" table:style-name="ce64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78.809200000000004" table:style-name="ce63">
            <text:p>78.8</text:p>
          </table:table-cell>
          <table:table-cell table:style-name="ce63"/>
          <table:table-cell office:value-type="float" office:value="69.985799999999998" table:style-name="ce63">
            <text:p>70.0</text:p>
          </table:table-cell>
          <table:table-cell table:style-name="ce63"/>
          <table:table-cell office:value-type="float" office:value="45.318999999999996" table:style-name="ce63">
            <text:p>45.3</text:p>
          </table:table-cell>
          <table:table-cell table:style-name="ce63"/>
          <table:table-cell office:value-type="float" office:value="34.847299999999997" table:style-name="ce63">
            <text:p>34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74.582099999999997" table:style-name="ce64">
            <text:p>74.6</text:p>
          </table:table-cell>
          <table:table-cell table:style-name="ce64"/>
          <table:table-cell office:value-type="float" office:value="63.591900000000003" table:style-name="ce64">
            <text:p>63.6</text:p>
          </table:table-cell>
          <table:table-cell table:style-name="ce64"/>
          <table:table-cell office:value-type="float" office:value="36.839700000000001" table:style-name="ce64">
            <text:p>36.8</text:p>
          </table:table-cell>
          <table:table-cell table:style-name="ce64"/>
          <table:table-cell office:value-type="float" office:value="28.161999999999999" table:style-name="ce64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78.448700000000002" table:style-name="ce64">
            <text:p>78.4</text:p>
          </table:table-cell>
          <table:table-cell table:style-name="ce64"/>
          <table:table-cell office:value-type="float" office:value="70.852999999999994" table:style-name="ce64">
            <text:p>70.9</text:p>
          </table:table-cell>
          <table:table-cell table:style-name="ce64"/>
          <table:table-cell office:value-type="float" office:value="46.041800000000002" table:style-name="ce64">
            <text:p>46.0</text:p>
          </table:table-cell>
          <table:table-cell table:style-name="ce64"/>
          <table:table-cell office:value-type="float" office:value="35.139700000000005" table:style-name="ce64">
            <text:p>3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79.211799999999997" table:style-name="ce64">
            <text:p>79.2</text:p>
          </table:table-cell>
          <table:table-cell table:style-name="ce64"/>
          <table:table-cell office:value-type="float" office:value="70.352199999999996" table:style-name="ce64">
            <text:p>70.4</text:p>
          </table:table-cell>
          <table:table-cell table:style-name="ce64"/>
          <table:table-cell office:value-type="float" office:value="46.461300000000001" table:style-name="ce64">
            <text:p>46.5</text:p>
          </table:table-cell>
          <table:table-cell table:style-name="ce64"/>
          <table:table-cell office:value-type="float" office:value="37.570999999999998" table:style-name="ce64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74.055400000000006" table:style-name="ce64">
            <text:p>74.1</text:p>
          </table:table-cell>
          <table:table-cell table:style-name="ce64"/>
          <table:table-cell office:value-type="float" office:value="65.060900000000004" table:style-name="ce64">
            <text:p>65.1</text:p>
          </table:table-cell>
          <table:table-cell table:style-name="ce64"/>
          <table:table-cell office:value-type="float" office:value="41.851399999999998" table:style-name="ce64">
            <text:p>41.9</text:p>
          </table:table-cell>
          <table:table-cell table:style-name="ce64"/>
          <table:table-cell office:value-type="float" office:value="32.1066" table:style-name="ce64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83.647000000000006" table:style-name="ce64">
            <text:p>83.6</text:p>
          </table:table-cell>
          <table:table-cell table:style-name="ce64"/>
          <table:table-cell office:value-type="float" office:value="74.036199999999994" table:style-name="ce64">
            <text:p>74.0</text:p>
          </table:table-cell>
          <table:table-cell table:style-name="ce64"/>
          <table:table-cell office:value-type="float" office:value="49.063600000000001" table:style-name="ce64">
            <text:p>49.1</text:p>
          </table:table-cell>
          <table:table-cell table:style-name="ce64"/>
          <table:table-cell office:value-type="float" office:value="36.6434" table:style-name="ce64">
            <text:p>36.6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78.062200000000004" table:style-name="ce62">
            <text:p>78.1</text:p>
          </table:table-cell>
          <table:table-cell table:style-name="ce62"/>
          <table:table-cell office:value-type="float" office:value="69.162300000000002" table:style-name="ce62">
            <text:p>69.2</text:p>
          </table:table-cell>
          <table:table-cell table:style-name="ce62"/>
          <table:table-cell office:value-type="float" office:value="44.2254" table:style-name="ce62">
            <text:p>44.2</text:p>
          </table:table-cell>
          <table:table-cell table:style-name="ce62"/>
          <table:table-cell office:value-type="float" office:value="32.622099999999996" table:style-name="ce62">
            <text:p>32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77.756799999999998" table:style-name="ce63">
            <text:p>77.8</text:p>
          </table:table-cell>
          <table:table-cell table:style-name="ce63"/>
          <table:table-cell office:value-type="float" office:value="71.177900000000008" table:style-name="ce63">
            <text:p>71.2</text:p>
          </table:table-cell>
          <table:table-cell table:style-name="ce63"/>
          <table:table-cell office:value-type="float" office:value="49.756799999999998" table:style-name="ce63">
            <text:p>49.8</text:p>
          </table:table-cell>
          <table:table-cell table:style-name="ce63"/>
          <table:table-cell office:value-type="float" office:value="34.4908" table:style-name="ce63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75.136200000000002" table:style-name="ce63">
            <text:p>75.1</text:p>
          </table:table-cell>
          <table:table-cell table:style-name="ce63"/>
          <table:table-cell office:value-type="float" office:value="69.9923" table:style-name="ce63">
            <text:p>70.0</text:p>
          </table:table-cell>
          <table:table-cell table:style-name="ce63"/>
          <table:table-cell office:value-type="float" office:value="49.003300000000003" table:style-name="ce63">
            <text:p>49.0</text:p>
          </table:table-cell>
          <table:table-cell table:style-name="ce63"/>
          <table:table-cell office:value-type="float" office:value="38.844200000000001" table:style-name="ce63">
            <text:p>38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73.987200000000001" table:style-name="ce63">
            <text:p>74.0</text:p>
          </table:table-cell>
          <table:table-cell table:style-name="ce63"/>
          <table:table-cell office:value-type="float" office:value="67.102800000000002" table:style-name="ce63">
            <text:p>67.1</text:p>
          </table:table-cell>
          <table:table-cell table:style-name="ce63"/>
          <table:table-cell office:value-type="float" office:value="41.991" table:style-name="ce63">
            <text:p>42.0</text:p>
          </table:table-cell>
          <table:table-cell table:style-name="ce63"/>
          <table:table-cell office:value-type="float" office:value="30.3979" table:style-name="ce63">
            <text:p>30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77.884699999999995" table:style-name="ce63">
            <text:p>77.9</text:p>
          </table:table-cell>
          <table:table-cell table:style-name="ce63"/>
          <table:table-cell office:value-type="float" office:value="67.609499999999997" table:style-name="ce63">
            <text:p>67.6</text:p>
          </table:table-cell>
          <table:table-cell table:style-name="ce63"/>
          <table:table-cell office:value-type="float" office:value="40.1205" table:style-name="ce63">
            <text:p>40.1</text:p>
          </table:table-cell>
          <table:table-cell table:style-name="ce63"/>
          <table:table-cell office:value-type="float" office:value="27.606000000000002" table:style-name="ce63">
            <text:p>2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88.294499999999999" table:style-name="ce63">
            <text:p>88.3</text:p>
          </table:table-cell>
          <table:table-cell table:style-name="ce63"/>
          <table:table-cell office:value-type="float" office:value="81.154600000000002" table:style-name="ce63">
            <text:p>81.2</text:p>
          </table:table-cell>
          <table:table-cell table:style-name="ce63"/>
          <table:table-cell office:value-type="float" office:value="60.39" table:style-name="ce63">
            <text:p>60.4</text:p>
          </table:table-cell>
          <table:table-cell table:style-name="ce63"/>
          <table:table-cell office:value-type="float" office:value="46.426899999999996" table:style-name="ce63">
            <text:p>4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83.225099999999998" table:style-name="ce63">
            <text:p>83.2</text:p>
          </table:table-cell>
          <table:table-cell table:style-name="ce63"/>
          <table:table-cell office:value-type="float" office:value="75.331699999999998" table:style-name="ce63">
            <text:p>75.3</text:p>
          </table:table-cell>
          <table:table-cell table:style-name="ce63"/>
          <table:table-cell office:value-type="float" office:value="49.555199999999999" table:style-name="ce63">
            <text:p>49.6</text:p>
          </table:table-cell>
          <table:table-cell table:style-name="ce63"/>
          <table:table-cell office:value-type="float" office:value="36.701299999999996" table:style-name="ce63">
            <text:p>36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87.990900000000011" table:style-name="ce64">
            <text:p>88.0</text:p>
          </table:table-cell>
          <table:table-cell table:style-name="ce64"/>
          <table:table-cell office:value-type="float" office:value="77.499300000000005" table:style-name="ce64">
            <text:p>77.5</text:p>
          </table:table-cell>
          <table:table-cell table:style-name="ce64"/>
          <table:table-cell office:value-type="float" office:value="49.685299999999998" table:style-name="ce64">
            <text:p>49.7</text:p>
          </table:table-cell>
          <table:table-cell table:style-name="ce64"/>
          <table:table-cell office:value-type="float" office:value="37.793500000000002" table:style-name="ce64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82.465400000000002" table:style-name="ce64">
            <text:p>82.5</text:p>
          </table:table-cell>
          <table:table-cell table:style-name="ce64"/>
          <table:table-cell office:value-type="float" office:value="75.6768" table:style-name="ce64">
            <text:p>75.7</text:p>
          </table:table-cell>
          <table:table-cell table:style-name="ce64"/>
          <table:table-cell office:value-type="float" office:value="50.010100000000001" table:style-name="ce64">
            <text:p>50.0</text:p>
          </table:table-cell>
          <table:table-cell table:style-name="ce64"/>
          <table:table-cell office:value-type="float" office:value="32.410400000000003" table:style-name="ce64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85.020499999999998" table:style-name="ce64">
            <text:p>85.0</text:p>
          </table:table-cell>
          <table:table-cell table:style-name="ce64"/>
          <table:table-cell office:value-type="float" office:value="80.828299999999999" table:style-name="ce64">
            <text:p>80.8</text:p>
          </table:table-cell>
          <table:table-cell table:style-name="ce64"/>
          <table:table-cell office:value-type="float" office:value="51.265799999999992" table:style-name="ce64">
            <text:p>51.3</text:p>
          </table:table-cell>
          <table:table-cell table:style-name="ce64"/>
          <table:table-cell office:value-type="float" office:value="36.268599999999999" table:style-name="ce64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85.784599999999998" table:style-name="ce64">
            <text:p>85.8</text:p>
          </table:table-cell>
          <table:table-cell table:style-name="ce64"/>
          <table:table-cell office:value-type="float" office:value="76.167100000000005" table:style-name="ce64">
            <text:p>76.2</text:p>
          </table:table-cell>
          <table:table-cell table:style-name="ce64"/>
          <table:table-cell office:value-type="float" office:value="50.559600000000003" table:style-name="ce64">
            <text:p>50.6</text:p>
          </table:table-cell>
          <table:table-cell table:style-name="ce64"/>
          <table:table-cell office:value-type="float" office:value="40.637799999999999" table:style-name="ce64">
            <text:p>4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84.7303" table:style-name="ce64">
            <text:p>84.7</text:p>
          </table:table-cell>
          <table:table-cell table:style-name="ce64"/>
          <table:table-cell office:value-type="float" office:value="77.663300000000007" table:style-name="ce64">
            <text:p>77.7</text:p>
          </table:table-cell>
          <table:table-cell table:style-name="ce64"/>
          <table:table-cell office:value-type="float" office:value="54.953600000000002" table:style-name="ce64">
            <text:p>55.0</text:p>
          </table:table-cell>
          <table:table-cell table:style-name="ce64"/>
          <table:table-cell office:value-type="float" office:value="42.744100000000003" table:style-name="ce64">
            <text:p>4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81.304400000000001" table:style-name="ce64">
            <text:p>81.3</text:p>
          </table:table-cell>
          <table:table-cell table:style-name="ce64"/>
          <table:table-cell office:value-type="float" office:value="71.6327" table:style-name="ce64">
            <text:p>71.6</text:p>
          </table:table-cell>
          <table:table-cell table:style-name="ce64"/>
          <table:table-cell office:value-type="float" office:value="48.3386" table:style-name="ce64">
            <text:p>48.3</text:p>
          </table:table-cell>
          <table:table-cell table:style-name="ce64"/>
          <table:table-cell office:value-type="float" office:value="37.014699999999998" table:style-name="ce64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77.439499999999995" table:style-name="ce64">
            <text:p>77.4</text:p>
          </table:table-cell>
          <table:table-cell table:style-name="ce64"/>
          <table:table-cell office:value-type="float" office:value="66.138900000000007" table:style-name="ce64">
            <text:p>66.1</text:p>
          </table:table-cell>
          <table:table-cell table:style-name="ce64"/>
          <table:table-cell office:value-type="float" office:value="43.254399999999997" table:style-name="ce64">
            <text:p>43.3</text:p>
          </table:table-cell>
          <table:table-cell table:style-name="ce64"/>
          <table:table-cell office:value-type="float" office:value="34.577300000000001" table:style-name="ce64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76.2941" table:style-name="ce63">
            <text:p>76.3</text:p>
          </table:table-cell>
          <table:table-cell table:style-name="ce63"/>
          <table:table-cell office:value-type="float" office:value="67.727000000000004" table:style-name="ce63">
            <text:p>67.7</text:p>
          </table:table-cell>
          <table:table-cell table:style-name="ce63"/>
          <table:table-cell office:value-type="float" office:value="41.829599999999999" table:style-name="ce63">
            <text:p>41.8</text:p>
          </table:table-cell>
          <table:table-cell table:style-name="ce63"/>
          <table:table-cell office:value-type="float" office:value="31.743199999999998" table:style-name="ce63">
            <text:p>3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75.150999999999996" table:style-name="ce64">
            <text:p>75.2</text:p>
          </table:table-cell>
          <table:table-cell table:style-name="ce64"/>
          <table:table-cell office:value-type="float" office:value="67.245100000000008" table:style-name="ce64">
            <text:p>67.2</text:p>
          </table:table-cell>
          <table:table-cell table:style-name="ce64"/>
          <table:table-cell office:value-type="float" office:value="37.8461" table:style-name="ce64">
            <text:p>37.8</text:p>
          </table:table-cell>
          <table:table-cell table:style-name="ce64"/>
          <table:table-cell office:value-type="float" office:value="29.307899999999997" table:style-name="ce64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77.743600000000001" table:style-name="ce64">
            <text:p>77.7</text:p>
          </table:table-cell>
          <table:table-cell table:style-name="ce64"/>
          <table:table-cell office:value-type="float" office:value="70.3232" table:style-name="ce64">
            <text:p>70.3</text:p>
          </table:table-cell>
          <table:table-cell table:style-name="ce64"/>
          <table:table-cell office:value-type="float" office:value="45.083300000000001" table:style-name="ce64">
            <text:p>45.1</text:p>
          </table:table-cell>
          <table:table-cell table:style-name="ce64"/>
          <table:table-cell office:value-type="float" office:value="33.496099999999998" table:style-name="ce64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71.074300000000008" table:style-name="ce64">
            <text:p>71.1</text:p>
          </table:table-cell>
          <table:table-cell table:style-name="ce64"/>
          <table:table-cell office:value-type="float" office:value="61.5212" table:style-name="ce64">
            <text:p>61.5</text:p>
          </table:table-cell>
          <table:table-cell table:style-name="ce64"/>
          <table:table-cell office:value-type="float" office:value="35.261600000000001" table:style-name="ce64">
            <text:p>35.3</text:p>
          </table:table-cell>
          <table:table-cell table:style-name="ce64"/>
          <table:table-cell office:value-type="float" office:value="25.834499999999998" table:style-name="ce64">
            <text:p>2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78.369699999999995" table:style-name="ce64">
            <text:p>78.4</text:p>
          </table:table-cell>
          <table:table-cell table:style-name="ce64"/>
          <table:table-cell office:value-type="float" office:value="69.367900000000006" table:style-name="ce64">
            <text:p>69.4</text:p>
          </table:table-cell>
          <table:table-cell table:style-name="ce64"/>
          <table:table-cell office:value-type="float" office:value="44.747199999999999" table:style-name="ce64">
            <text:p>44.7</text:p>
          </table:table-cell>
          <table:table-cell table:style-name="ce64"/>
          <table:table-cell office:value-type="float" office:value="34.509299999999996" table:style-name="ce64">
            <text:p>34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77.444400000000002" table:style-name="ce63">
            <text:p>77.4</text:p>
          </table:table-cell>
          <table:table-cell table:style-name="ce63"/>
          <table:table-cell office:value-type="float" office:value="67.07419999999999" table:style-name="ce63">
            <text:p>67.1</text:p>
          </table:table-cell>
          <table:table-cell table:style-name="ce63"/>
          <table:table-cell office:value-type="float" office:value="41.773400000000002" table:style-name="ce63">
            <text:p>41.8</text:p>
          </table:table-cell>
          <table:table-cell table:style-name="ce63"/>
          <table:table-cell office:value-type="float" office:value="30.274800000000003" table:style-name="ce63">
            <text:p>30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77.217399999999998" table:style-name="ce64">
            <text:p>77.2</text:p>
          </table:table-cell>
          <table:table-cell table:style-name="ce64"/>
          <table:table-cell office:value-type="float" office:value="63.169699999999992" table:style-name="ce64">
            <text:p>63.2</text:p>
          </table:table-cell>
          <table:table-cell table:style-name="ce64"/>
          <table:table-cell office:value-type="float" office:value="38.309199999999997" table:style-name="ce64">
            <text:p>38.3</text:p>
          </table:table-cell>
          <table:table-cell table:style-name="ce64"/>
          <table:table-cell office:value-type="float" office:value="27.3444" table:style-name="ce64">
            <text:p>2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76.619199999999992" table:style-name="ce64">
            <text:p>76.6</text:p>
          </table:table-cell>
          <table:table-cell table:style-name="ce64"/>
          <table:table-cell office:value-type="float" office:value="67.567300000000003" table:style-name="ce64">
            <text:p>67.6</text:p>
          </table:table-cell>
          <table:table-cell table:style-name="ce64"/>
          <table:table-cell office:value-type="float" office:value="42.612899999999996" table:style-name="ce64">
            <text:p>42.6</text:p>
          </table:table-cell>
          <table:table-cell table:style-name="ce64"/>
          <table:table-cell office:value-type="float" office:value="31.222200000000001" table:style-name="ce64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75.339799999999997" table:style-name="ce64">
            <text:p>75.3</text:p>
          </table:table-cell>
          <table:table-cell table:style-name="ce64"/>
          <table:table-cell office:value-type="float" office:value="65.836399999999998" table:style-name="ce64">
            <text:p>65.8</text:p>
          </table:table-cell>
          <table:table-cell table:style-name="ce64"/>
          <table:table-cell office:value-type="float" office:value="37.945099999999996" table:style-name="ce64">
            <text:p>37.9</text:p>
          </table:table-cell>
          <table:table-cell table:style-name="ce64"/>
          <table:table-cell office:value-type="float" office:value="26.645600000000002" table:style-name="ce64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79.212899999999991" table:style-name="ce64">
            <text:p>79.2</text:p>
          </table:table-cell>
          <table:table-cell table:style-name="ce64"/>
          <table:table-cell office:value-type="float" office:value="70.527600000000007" table:style-name="ce64">
            <text:p>70.5</text:p>
          </table:table-cell>
          <table:table-cell table:style-name="ce64"/>
          <table:table-cell office:value-type="float" office:value="45.987400000000001" table:style-name="ce64">
            <text:p>46.0</text:p>
          </table:table-cell>
          <table:table-cell table:style-name="ce64"/>
          <table:table-cell office:value-type="float" office:value="34.2014" table:style-name="ce64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76.861699999999999" table:style-name="ce64">
            <text:p>76.9</text:p>
          </table:table-cell>
          <table:table-cell table:style-name="ce64"/>
          <table:table-cell office:value-type="float" office:value="66.100999999999999" table:style-name="ce64">
            <text:p>66.1</text:p>
          </table:table-cell>
          <table:table-cell table:style-name="ce64"/>
          <table:table-cell office:value-type="float" office:value="41.439700000000002" table:style-name="ce64">
            <text:p>41.4</text:p>
          </table:table-cell>
          <table:table-cell table:style-name="ce64"/>
          <table:table-cell office:value-type="float" office:value="29.514099999999999" table:style-name="ce64">
            <text:p>29.5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78.4529" table:style-name="ce62">
            <text:p>78.5</text:p>
          </table:table-cell>
          <table:table-cell table:style-name="ce62"/>
          <table:table-cell office:value-type="float" office:value="69.681700000000006" table:style-name="ce62">
            <text:p>69.7</text:p>
          </table:table-cell>
          <table:table-cell table:style-name="ce62"/>
          <table:table-cell office:value-type="float" office:value="44.0837" table:style-name="ce62">
            <text:p>44.1</text:p>
          </table:table-cell>
          <table:table-cell table:style-name="ce62"/>
          <table:table-cell office:value-type="float" office:value="32.755600000000001" table:style-name="ce62">
            <text:p>32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77.359700000000004" table:style-name="ce63">
            <text:p>77.4</text:p>
          </table:table-cell>
          <table:table-cell table:style-name="ce63"/>
          <table:table-cell office:value-type="float" office:value="68.447400000000002" table:style-name="ce63">
            <text:p>68.4</text:p>
          </table:table-cell>
          <table:table-cell table:style-name="ce63"/>
          <table:table-cell office:value-type="float" office:value="40.239000000000004" table:style-name="ce63">
            <text:p>40.2</text:p>
          </table:table-cell>
          <table:table-cell table:style-name="ce63"/>
          <table:table-cell office:value-type="float" office:value="27.535399999999999" table:style-name="ce63">
            <text:p>27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71.262" table:style-name="ce63">
            <text:p>71.3</text:p>
          </table:table-cell>
          <table:table-cell table:style-name="ce63"/>
          <table:table-cell office:value-type="float" office:value="63.6586" table:style-name="ce63">
            <text:p>63.7</text:p>
          </table:table-cell>
          <table:table-cell table:style-name="ce63"/>
          <table:table-cell office:value-type="float" office:value="40.139499999999998" table:style-name="ce63">
            <text:p>40.1</text:p>
          </table:table-cell>
          <table:table-cell table:style-name="ce63"/>
          <table:table-cell office:value-type="float" office:value="32.406800000000004" table:style-name="ce63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78.002200000000002" table:style-name="ce63">
            <text:p>78.0</text:p>
          </table:table-cell>
          <table:table-cell table:style-name="ce63"/>
          <table:table-cell office:value-type="float" office:value="70.148200000000003" table:style-name="ce63">
            <text:p>70.1</text:p>
          </table:table-cell>
          <table:table-cell table:style-name="ce63"/>
          <table:table-cell office:value-type="float" office:value="45.783900000000003" table:style-name="ce63">
            <text:p>45.8</text:p>
          </table:table-cell>
          <table:table-cell table:style-name="ce63"/>
          <table:table-cell office:value-type="float" office:value="33.613599999999998" table:style-name="ce63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80.710499999999996" table:style-name="ce63">
            <text:p>80.7</text:p>
          </table:table-cell>
          <table:table-cell table:style-name="ce63"/>
          <table:table-cell office:value-type="float" office:value="75.1464" table:style-name="ce63">
            <text:p>75.1</text:p>
          </table:table-cell>
          <table:table-cell table:style-name="ce63"/>
          <table:table-cell office:value-type="float" office:value="48.091899999999995" table:style-name="ce63">
            <text:p>48.1</text:p>
          </table:table-cell>
          <table:table-cell table:style-name="ce63"/>
          <table:table-cell office:value-type="float" office:value="34.283700000000003" table:style-name="ce63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81.094700000000003" table:style-name="ce63">
            <text:p>81.1</text:p>
          </table:table-cell>
          <table:table-cell table:style-name="ce63"/>
          <table:table-cell office:value-type="float" office:value="72.072099999999992" table:style-name="ce63">
            <text:p>72.1</text:p>
          </table:table-cell>
          <table:table-cell table:style-name="ce63"/>
          <table:table-cell office:value-type="float" office:value="44.875" table:style-name="ce63">
            <text:p>44.9</text:p>
          </table:table-cell>
          <table:table-cell table:style-name="ce63"/>
          <table:table-cell office:value-type="float" office:value="33.5745" table:style-name="ce63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79.491900000000001" table:style-name="ce64">
            <text:p>79.5</text:p>
          </table:table-cell>
          <table:table-cell table:style-name="ce64"/>
          <table:table-cell office:value-type="float" office:value="69.596499999999992" table:style-name="ce64">
            <text:p>69.6</text:p>
          </table:table-cell>
          <table:table-cell table:style-name="ce64"/>
          <table:table-cell office:value-type="float" office:value="40.978900000000003" table:style-name="ce64">
            <text:p>41.0</text:p>
          </table:table-cell>
          <table:table-cell table:style-name="ce64"/>
          <table:table-cell office:value-type="float" office:value="32.940899999999999" table:style-name="ce64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75.116900000000001" table:style-name="ce64">
            <text:p>75.1</text:p>
          </table:table-cell>
          <table:table-cell table:style-name="ce64"/>
          <table:table-cell office:value-type="float" office:value="64.336200000000005" table:style-name="ce64">
            <text:p>64.3</text:p>
          </table:table-cell>
          <table:table-cell table:style-name="ce64"/>
          <table:table-cell office:value-type="float" office:value="35.250599999999999" table:style-name="ce64">
            <text:p>35.3</text:p>
          </table:table-cell>
          <table:table-cell table:style-name="ce64"/>
          <table:table-cell office:value-type="float" office:value="23.588200000000001" table:style-name="ce64">
            <text:p>2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9.261499999999998" table:style-name="ce64">
            <text:p>79.3</text:p>
          </table:table-cell>
          <table:table-cell table:style-name="ce64"/>
          <table:table-cell office:value-type="float" office:value="72.378200000000007" table:style-name="ce64">
            <text:p>72.4</text:p>
          </table:table-cell>
          <table:table-cell table:style-name="ce64"/>
          <table:table-cell office:value-type="float" office:value="45.988900000000001" table:style-name="ce64">
            <text:p>46.0</text:p>
          </table:table-cell>
          <table:table-cell table:style-name="ce64"/>
          <table:table-cell office:value-type="float" office:value="33.3611" table:style-name="ce64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83.908900000000003" table:style-name="ce64">
            <text:p>83.9</text:p>
          </table:table-cell>
          <table:table-cell table:style-name="ce64"/>
          <table:table-cell office:value-type="float" office:value="74.580699999999993" table:style-name="ce64">
            <text:p>74.6</text:p>
          </table:table-cell>
          <table:table-cell table:style-name="ce64"/>
          <table:table-cell office:value-type="float" office:value="54.591299999999997" table:style-name="ce64">
            <text:p>54.6</text:p>
          </table:table-cell>
          <table:table-cell table:style-name="ce64"/>
          <table:table-cell office:value-type="float" office:value="42.351700000000001" table:style-name="ce64">
            <text:p>4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83.747500000000002" table:style-name="ce64">
            <text:p>83.7</text:p>
          </table:table-cell>
          <table:table-cell table:style-name="ce64"/>
          <table:table-cell office:value-type="float" office:value="73.062000000000012" table:style-name="ce64">
            <text:p>73.1</text:p>
          </table:table-cell>
          <table:table-cell table:style-name="ce64"/>
          <table:table-cell office:value-type="float" office:value="47.929200000000002" table:style-name="ce64">
            <text:p>47.9</text:p>
          </table:table-cell>
          <table:table-cell table:style-name="ce64"/>
          <table:table-cell office:value-type="float" office:value="36.787799999999997" table:style-name="ce64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85.575999999999993" table:style-name="ce64">
            <text:p>85.6</text:p>
          </table:table-cell>
          <table:table-cell table:style-name="ce64"/>
          <table:table-cell office:value-type="float" office:value="80.364100000000008" table:style-name="ce64">
            <text:p>80.4</text:p>
          </table:table-cell>
          <table:table-cell table:style-name="ce64"/>
          <table:table-cell office:value-type="float" office:value="52.639499999999998" table:style-name="ce64">
            <text:p>52.6</text:p>
          </table:table-cell>
          <table:table-cell table:style-name="ce64"/>
          <table:table-cell office:value-type="float" office:value="39.4878" table:style-name="ce64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77.983100000000007" table:style-name="ce64">
            <text:p>78.0</text:p>
          </table:table-cell>
          <table:table-cell table:style-name="ce64"/>
          <table:table-cell office:value-type="float" office:value="69.810299999999998" table:style-name="ce64">
            <text:p>69.8</text:p>
          </table:table-cell>
          <table:table-cell table:style-name="ce64"/>
          <table:table-cell office:value-type="float" office:value="37.581499999999998" table:style-name="ce64">
            <text:p>37.6</text:p>
          </table:table-cell>
          <table:table-cell table:style-name="ce64"/>
          <table:table-cell office:value-type="float" office:value="27.351099999999999" table:style-name="ce64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83.666300000000007" table:style-name="ce64">
            <text:p>83.7</text:p>
          </table:table-cell>
          <table:table-cell table:style-name="ce64"/>
          <table:table-cell office:value-type="float" office:value="72.621899999999997" table:style-name="ce64">
            <text:p>72.6</text:p>
          </table:table-cell>
          <table:table-cell table:style-name="ce64"/>
          <table:table-cell office:value-type="float" office:value="45.796999999999997" table:style-name="ce64">
            <text:p>45.8</text:p>
          </table:table-cell>
          <table:table-cell table:style-name="ce64"/>
          <table:table-cell office:value-type="float" office:value="33.1661" table:style-name="ce64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78.383300000000006" table:style-name="ce63">
            <text:p>78.4</text:p>
          </table:table-cell>
          <table:table-cell table:style-name="ce63"/>
          <table:table-cell office:value-type="float" office:value="69.84320000000001" table:style-name="ce63">
            <text:p>69.8</text:p>
          </table:table-cell>
          <table:table-cell table:style-name="ce63"/>
          <table:table-cell office:value-type="float" office:value="42.779499999999999" table:style-name="ce63">
            <text:p>42.8</text:p>
          </table:table-cell>
          <table:table-cell table:style-name="ce63"/>
          <table:table-cell office:value-type="float" office:value="30.702099999999998" table:style-name="ce63">
            <text:p>30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81.732500000000002" table:style-name="ce64">
            <text:p>81.7</text:p>
          </table:table-cell>
          <table:table-cell table:style-name="ce64"/>
          <table:table-cell office:value-type="float" office:value="71.278300000000002" table:style-name="ce64">
            <text:p>71.3</text:p>
          </table:table-cell>
          <table:table-cell table:style-name="ce64"/>
          <table:table-cell office:value-type="float" office:value="43.108000000000004" table:style-name="ce64">
            <text:p>43.1</text:p>
          </table:table-cell>
          <table:table-cell table:style-name="ce64"/>
          <table:table-cell office:value-type="float" office:value="29.786099999999998" table:style-name="ce64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75.270300000000006" table:style-name="ce64">
            <text:p>75.3</text:p>
          </table:table-cell>
          <table:table-cell table:style-name="ce64"/>
          <table:table-cell office:value-type="float" office:value="68.9422" table:style-name="ce64">
            <text:p>68.9</text:p>
          </table:table-cell>
          <table:table-cell table:style-name="ce64"/>
          <table:table-cell office:value-type="float" office:value="40.019399999999997" table:style-name="ce64">
            <text:p>40.0</text:p>
          </table:table-cell>
          <table:table-cell table:style-name="ce64"/>
          <table:table-cell office:value-type="float" office:value="28.123100000000001" table:style-name="ce64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82.559200000000004" table:style-name="ce64">
            <text:p>82.6</text:p>
          </table:table-cell>
          <table:table-cell table:style-name="ce64"/>
          <table:table-cell office:value-type="float" office:value="74.369900000000001" table:style-name="ce64">
            <text:p>74.4</text:p>
          </table:table-cell>
          <table:table-cell table:style-name="ce64"/>
          <table:table-cell office:value-type="float" office:value="49.521999999999998" table:style-name="ce64">
            <text:p>49.5</text:p>
          </table:table-cell>
          <table:table-cell table:style-name="ce64"/>
          <table:table-cell office:value-type="float" office:value="34.752600000000001" table:style-name="ce64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79.688000000000002" table:style-name="ce64">
            <text:p>79.7</text:p>
          </table:table-cell>
          <table:table-cell table:style-name="ce64"/>
          <table:table-cell office:value-type="float" office:value="69.336600000000004" table:style-name="ce64">
            <text:p>69.3</text:p>
          </table:table-cell>
          <table:table-cell table:style-name="ce64"/>
          <table:table-cell office:value-type="float" office:value="42.146299999999997" table:style-name="ce64">
            <text:p>42.1</text:p>
          </table:table-cell>
          <table:table-cell table:style-name="ce64"/>
          <table:table-cell office:value-type="float" office:value="28.594599999999996" table:style-name="ce64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80.346699999999998" table:style-name="ce64">
            <text:p>80.3</text:p>
          </table:table-cell>
          <table:table-cell table:style-name="ce64"/>
          <table:table-cell office:value-type="float" office:value="73.752300000000005" table:style-name="ce64">
            <text:p>73.8</text:p>
          </table:table-cell>
          <table:table-cell table:style-name="ce64"/>
          <table:table-cell office:value-type="float" office:value="45.2423" table:style-name="ce64">
            <text:p>45.2</text:p>
          </table:table-cell>
          <table:table-cell table:style-name="ce64"/>
          <table:table-cell office:value-type="float" office:value="36.570500000000003" table:style-name="ce64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78.803599999999989" table:style-name="ce64">
            <text:p>78.8</text:p>
          </table:table-cell>
          <table:table-cell table:style-name="ce64"/>
          <table:table-cell office:value-type="float" office:value="69.018699999999995" table:style-name="ce64">
            <text:p>69.0</text:p>
          </table:table-cell>
          <table:table-cell table:style-name="ce64"/>
          <table:table-cell office:value-type="float" office:value="43.165199999999999" table:style-name="ce64">
            <text:p>43.2</text:p>
          </table:table-cell>
          <table:table-cell table:style-name="ce64"/>
          <table:table-cell office:value-type="float" office:value="32.536999999999999" table:style-name="ce64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70.854200000000006" table:style-name="ce64">
            <text:p>70.9</text:p>
          </table:table-cell>
          <table:table-cell table:style-name="ce64"/>
          <table:table-cell office:value-type="float" office:value="61.961799999999997" table:style-name="ce64">
            <text:p>62.0</text:p>
          </table:table-cell>
          <table:table-cell table:style-name="ce64"/>
          <table:table-cell office:value-type="float" office:value="38.664400000000001" table:style-name="ce64">
            <text:p>38.7</text:p>
          </table:table-cell>
          <table:table-cell table:style-name="ce64"/>
          <table:table-cell office:value-type="float" office:value="29.786200000000001" table:style-name="ce64">
            <text:p>2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79.395200000000003" table:style-name="ce63">
            <text:p>79.4</text:p>
          </table:table-cell>
          <table:table-cell table:style-name="ce63"/>
          <table:table-cell office:value-type="float" office:value="71.745099999999994" table:style-name="ce63">
            <text:p>71.7</text:p>
          </table:table-cell>
          <table:table-cell table:style-name="ce63"/>
          <table:table-cell office:value-type="float" office:value="47.180399999999999" table:style-name="ce63">
            <text:p>47.2</text:p>
          </table:table-cell>
          <table:table-cell table:style-name="ce63"/>
          <table:table-cell office:value-type="float" office:value="35.617100000000001" table:style-name="ce63">
            <text:p>35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74.735700000000008" table:style-name="ce64">
            <text:p>74.7</text:p>
          </table:table-cell>
          <table:table-cell table:style-name="ce64"/>
          <table:table-cell office:value-type="float" office:value="66.919499999999999" table:style-name="ce64">
            <text:p>66.9</text:p>
          </table:table-cell>
          <table:table-cell table:style-name="ce64"/>
          <table:table-cell office:value-type="float" office:value="45.179699999999997" table:style-name="ce64">
            <text:p>45.2</text:p>
          </table:table-cell>
          <table:table-cell table:style-name="ce64"/>
          <table:table-cell office:value-type="float" office:value="34.183599999999998" table:style-name="ce64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78.652799999999999" table:style-name="ce64">
            <text:p>78.7</text:p>
          </table:table-cell>
          <table:table-cell table:style-name="ce64"/>
          <table:table-cell office:value-type="float" office:value="71.484700000000004" table:style-name="ce64">
            <text:p>71.5</text:p>
          </table:table-cell>
          <table:table-cell table:style-name="ce64"/>
          <table:table-cell office:value-type="float" office:value="45.143499999999996" table:style-name="ce64">
            <text:p>45.1</text:p>
          </table:table-cell>
          <table:table-cell table:style-name="ce64"/>
          <table:table-cell office:value-type="float" office:value="36.927399999999999" table:style-name="ce64">
            <text:p>3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81.544600000000003" table:style-name="ce64">
            <text:p>81.5</text:p>
          </table:table-cell>
          <table:table-cell table:style-name="ce64"/>
          <table:table-cell office:value-type="float" office:value="75.792199999999994" table:style-name="ce64">
            <text:p>75.8</text:p>
          </table:table-cell>
          <table:table-cell table:style-name="ce64"/>
          <table:table-cell office:value-type="float" office:value="54.043799999999997" table:style-name="ce64">
            <text:p>54.0</text:p>
          </table:table-cell>
          <table:table-cell table:style-name="ce64"/>
          <table:table-cell office:value-type="float" office:value="41.821199999999997" table:style-name="ce64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79.2029" table:style-name="ce64">
            <text:p>79.2</text:p>
          </table:table-cell>
          <table:table-cell table:style-name="ce64"/>
          <table:table-cell office:value-type="float" office:value="70.928299999999993" table:style-name="ce64">
            <text:p>70.9</text:p>
          </table:table-cell>
          <table:table-cell table:style-name="ce64"/>
          <table:table-cell office:value-type="float" office:value="46.899799999999999" table:style-name="ce64">
            <text:p>46.9</text:p>
          </table:table-cell>
          <table:table-cell table:style-name="ce64"/>
          <table:table-cell office:value-type="float" office:value="34.9878" table:style-name="ce64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70.673900000000003" table:style-name="ce64">
            <text:p>70.7</text:p>
          </table:table-cell>
          <table:table-cell table:style-name="ce64"/>
          <table:table-cell office:value-type="float" office:value="62.980100000000007" table:style-name="ce64">
            <text:p>63.0</text:p>
          </table:table-cell>
          <table:table-cell table:style-name="ce64"/>
          <table:table-cell office:value-type="float" office:value="42.070900000000002" table:style-name="ce64">
            <text:p>42.1</text:p>
          </table:table-cell>
          <table:table-cell table:style-name="ce64"/>
          <table:table-cell office:value-type="float" office:value="33.855699999999999" table:style-name="ce64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83.305099999999996" table:style-name="ce64">
            <text:p>83.3</text:p>
          </table:table-cell>
          <table:table-cell table:style-name="ce64"/>
          <table:table-cell office:value-type="float" office:value="73.469200000000001" table:style-name="ce64">
            <text:p>73.5</text:p>
          </table:table-cell>
          <table:table-cell table:style-name="ce64"/>
          <table:table-cell office:value-type="float" office:value="45.780100000000004" table:style-name="ce64">
            <text:p>45.8</text:p>
          </table:table-cell>
          <table:table-cell table:style-name="ce64"/>
          <table:table-cell office:value-type="float" office:value="32.328000000000003" table:style-name="ce64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84.725399999999993" table:style-name="ce64">
            <text:p>84.7</text:p>
          </table:table-cell>
          <table:table-cell table:style-name="ce64"/>
          <table:table-cell office:value-type="float" office:value="78.492099999999994" table:style-name="ce64">
            <text:p>78.5</text:p>
          </table:table-cell>
          <table:table-cell table:style-name="ce64"/>
          <table:table-cell office:value-type="float" office:value="51.909599999999998" table:style-name="ce64">
            <text:p>51.9</text:p>
          </table:table-cell>
          <table:table-cell table:style-name="ce64"/>
          <table:table-cell office:value-type="float" office:value="35.329500000000003" table:style-name="ce64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77.708299999999994" table:style-name="ce63">
            <text:p>77.7</text:p>
          </table:table-cell>
          <table:table-cell table:style-name="ce63"/>
          <table:table-cell office:value-type="float" office:value="66.412499999999994" table:style-name="ce63">
            <text:p>66.4</text:p>
          </table:table-cell>
          <table:table-cell table:style-name="ce63"/>
          <table:table-cell office:value-type="float" office:value="40.711599999999997" table:style-name="ce63">
            <text:p>40.7</text:p>
          </table:table-cell>
          <table:table-cell table:style-name="ce63"/>
          <table:table-cell office:value-type="float" office:value="30.511899999999997" table:style-name="ce63">
            <text:p>30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75.807100000000005" table:style-name="ce64">
            <text:p>75.8</text:p>
          </table:table-cell>
          <table:table-cell table:style-name="ce64"/>
          <table:table-cell office:value-type="float" office:value="64.710800000000006" table:style-name="ce64">
            <text:p>64.7</text:p>
          </table:table-cell>
          <table:table-cell table:style-name="ce64"/>
          <table:table-cell office:value-type="float" office:value="41.217300000000002" table:style-name="ce64">
            <text:p>41.2</text:p>
          </table:table-cell>
          <table:table-cell table:style-name="ce64"/>
          <table:table-cell office:value-type="float" office:value="33.21" table:style-name="ce64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81.425700000000006" table:style-name="ce64">
            <text:p>81.4</text:p>
          </table:table-cell>
          <table:table-cell table:style-name="ce64"/>
          <table:table-cell office:value-type="float" office:value="69.381900000000002" table:style-name="ce64">
            <text:p>69.4</text:p>
          </table:table-cell>
          <table:table-cell table:style-name="ce64"/>
          <table:table-cell office:value-type="float" office:value="41.660299999999999" table:style-name="ce64">
            <text:p>41.7</text:p>
          </table:table-cell>
          <table:table-cell table:style-name="ce64"/>
          <table:table-cell office:value-type="float" office:value="30.125600000000002" table:style-name="ce64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77.961600000000004" table:style-name="ce64">
            <text:p>78.0</text:p>
          </table:table-cell>
          <table:table-cell table:style-name="ce64"/>
          <table:table-cell office:value-type="float" office:value="66.079800000000006" table:style-name="ce64">
            <text:p>66.1</text:p>
          </table:table-cell>
          <table:table-cell table:style-name="ce64"/>
          <table:table-cell office:value-type="float" office:value="40.250799999999998" table:style-name="ce64">
            <text:p>40.3</text:p>
          </table:table-cell>
          <table:table-cell table:style-name="ce64"/>
          <table:table-cell office:value-type="float" office:value="30.196800000000003" table:style-name="ce64">
            <text:p>3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80.416399999999996" table:style-name="ce64">
            <text:p>80.4</text:p>
          </table:table-cell>
          <table:table-cell table:style-name="ce64"/>
          <table:table-cell office:value-type="float" office:value="69.305999999999997" table:style-name="ce64">
            <text:p>69.3</text:p>
          </table:table-cell>
          <table:table-cell table:style-name="ce64"/>
          <table:table-cell office:value-type="float" office:value="40.314599999999999" table:style-name="ce64">
            <text:p>40.3</text:p>
          </table:table-cell>
          <table:table-cell table:style-name="ce64"/>
          <table:table-cell office:value-type="float" office:value="29.852899999999998" table:style-name="ce64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76.798400000000001" table:style-name="ce64">
            <text:p>76.8</text:p>
          </table:table-cell>
          <table:table-cell table:style-name="ce64"/>
          <table:table-cell office:value-type="float" office:value="65.385899999999992" table:style-name="ce64">
            <text:p>65.4</text:p>
          </table:table-cell>
          <table:table-cell table:style-name="ce64"/>
          <table:table-cell office:value-type="float" office:value="39.220500000000001" table:style-name="ce64">
            <text:p>39.2</text:p>
          </table:table-cell>
          <table:table-cell table:style-name="ce64"/>
          <table:table-cell office:value-type="float" office:value="28.684199999999997" table:style-name="ce64">
            <text:p>2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78.497500000000002" table:style-name="ce64">
            <text:p>78.5</text:p>
          </table:table-cell>
          <table:table-cell table:style-name="ce64"/>
          <table:table-cell office:value-type="float" office:value="68.935500000000005" table:style-name="ce64">
            <text:p>68.9</text:p>
          </table:table-cell>
          <table:table-cell table:style-name="ce64"/>
          <table:table-cell office:value-type="float" office:value="46.0809" table:style-name="ce64">
            <text:p>46.1</text:p>
          </table:table-cell>
          <table:table-cell table:style-name="ce64"/>
          <table:table-cell office:value-type="float" office:value="35.491099999999996" table:style-name="ce64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73.208799999999997" table:style-name="ce64">
            <text:p>73.2</text:p>
          </table:table-cell>
          <table:table-cell table:style-name="ce64"/>
          <table:table-cell office:value-type="float" office:value="61.280999999999999" table:style-name="ce64">
            <text:p>61.3</text:p>
          </table:table-cell>
          <table:table-cell table:style-name="ce64"/>
          <table:table-cell office:value-type="float" office:value="38.259399999999999" table:style-name="ce64">
            <text:p>38.3</text:p>
          </table:table-cell>
          <table:table-cell table:style-name="ce64"/>
          <table:table-cell office:value-type="float" office:value="29.214400000000001" table:style-name="ce64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79.117699999999999" table:style-name="ce63">
            <text:p>79.1</text:p>
          </table:table-cell>
          <table:table-cell table:style-name="ce63"/>
          <table:table-cell office:value-type="float" office:value="70.617800000000003" table:style-name="ce63">
            <text:p>70.6</text:p>
          </table:table-cell>
          <table:table-cell table:style-name="ce63"/>
          <table:table-cell office:value-type="float" office:value="46.444200000000002" table:style-name="ce63">
            <text:p>46.4</text:p>
          </table:table-cell>
          <table:table-cell table:style-name="ce63"/>
          <table:table-cell office:value-type="float" office:value="34.3035" table:style-name="ce63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78.571100000000001" table:style-name="ce64">
            <text:p>78.6</text:p>
          </table:table-cell>
          <table:table-cell table:style-name="ce64"/>
          <table:table-cell office:value-type="float" office:value="69.509299999999996" table:style-name="ce64">
            <text:p>69.5</text:p>
          </table:table-cell>
          <table:table-cell table:style-name="ce64"/>
          <table:table-cell office:value-type="float" office:value="45.542000000000002" table:style-name="ce64">
            <text:p>45.5</text:p>
          </table:table-cell>
          <table:table-cell table:style-name="ce64"/>
          <table:table-cell office:value-type="float" office:value="33.339999999999996" table:style-name="ce64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74.300899999999999" table:style-name="ce64">
            <text:p>74.3</text:p>
          </table:table-cell>
          <table:table-cell table:style-name="ce64"/>
          <table:table-cell office:value-type="float" office:value="66.726900000000001" table:style-name="ce64">
            <text:p>66.7</text:p>
          </table:table-cell>
          <table:table-cell table:style-name="ce64"/>
          <table:table-cell office:value-type="float" office:value="39.400600000000004" table:style-name="ce64">
            <text:p>39.4</text:p>
          </table:table-cell>
          <table:table-cell table:style-name="ce64"/>
          <table:table-cell office:value-type="float" office:value="29.287800000000004" table:style-name="ce64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83.649000000000001" table:style-name="ce64">
            <text:p>83.6</text:p>
          </table:table-cell>
          <table:table-cell table:style-name="ce64"/>
          <table:table-cell office:value-type="float" office:value="76.191200000000009" table:style-name="ce64">
            <text:p>76.2</text:p>
          </table:table-cell>
          <table:table-cell table:style-name="ce64"/>
          <table:table-cell office:value-type="float" office:value="50.971900000000005" table:style-name="ce64">
            <text:p>51.0</text:p>
          </table:table-cell>
          <table:table-cell table:style-name="ce64"/>
          <table:table-cell office:value-type="float" office:value="37.494300000000003" table:style-name="ce64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79.713800000000006" table:style-name="ce64">
            <text:p>79.7</text:p>
          </table:table-cell>
          <table:table-cell table:style-name="ce64"/>
          <table:table-cell office:value-type="float" office:value="71.456699999999998" table:style-name="ce64">
            <text:p>71.5</text:p>
          </table:table-cell>
          <table:table-cell table:style-name="ce64"/>
          <table:table-cell office:value-type="float" office:value="45.654400000000003" table:style-name="ce64">
            <text:p>45.7</text:p>
          </table:table-cell>
          <table:table-cell table:style-name="ce64"/>
          <table:table-cell office:value-type="float" office:value="32.786200000000001" table:style-name="ce64">
            <text:p>3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73.731800000000007" table:style-name="ce64">
            <text:p>73.7</text:p>
          </table:table-cell>
          <table:table-cell table:style-name="ce64"/>
          <table:table-cell office:value-type="float" office:value="64.634900000000002" table:style-name="ce64">
            <text:p>64.6</text:p>
          </table:table-cell>
          <table:table-cell table:style-name="ce64"/>
          <table:table-cell office:value-type="float" office:value="38.679900000000004" table:style-name="ce64">
            <text:p>38.7</text:p>
          </table:table-cell>
          <table:table-cell table:style-name="ce64"/>
          <table:table-cell office:value-type="float" office:value="25.523099999999999" table:style-name="ce64">
            <text:p>2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81.637500000000003" table:style-name="ce64">
            <text:p>81.6</text:p>
          </table:table-cell>
          <table:table-cell table:style-name="ce64"/>
          <table:table-cell office:value-type="float" office:value="73.2667" table:style-name="ce64">
            <text:p>73.3</text:p>
          </table:table-cell>
          <table:table-cell table:style-name="ce64"/>
          <table:table-cell office:value-type="float" office:value="52.227000000000004" table:style-name="ce64">
            <text:p>52.2</text:p>
          </table:table-cell>
          <table:table-cell table:style-name="ce64"/>
          <table:table-cell office:value-type="float" office:value="41.625399999999999" table:style-name="ce64">
            <text:p>4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81.737499999999997" table:style-name="ce64">
            <text:p>81.7</text:p>
          </table:table-cell>
          <table:table-cell table:style-name="ce64"/>
          <table:table-cell office:value-type="float" office:value="72.063400000000001" table:style-name="ce64">
            <text:p>72.1</text:p>
          </table:table-cell>
          <table:table-cell table:style-name="ce64"/>
          <table:table-cell office:value-type="float" office:value="51.867100000000001" table:style-name="ce64">
            <text:p>51.9</text:p>
          </table:table-cell>
          <table:table-cell table:style-name="ce64"/>
          <table:table-cell office:value-type="float" office:value="39.200800000000001" table:style-name="ce64">
            <text:p>39.2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75.604600000000005" table:style-name="ce62">
            <text:p>75.6</text:p>
          </table:table-cell>
          <table:table-cell table:style-name="ce62"/>
          <table:table-cell office:value-type="float" office:value="66.285799999999995" table:style-name="ce62">
            <text:p>66.3</text:p>
          </table:table-cell>
          <table:table-cell table:style-name="ce62"/>
          <table:table-cell office:value-type="float" office:value="41.874600000000001" table:style-name="ce62">
            <text:p>41.9</text:p>
          </table:table-cell>
          <table:table-cell table:style-name="ce62"/>
          <table:table-cell office:value-type="float" office:value="30.816600000000001" table:style-name="ce62">
            <text:p>3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80.814099999999996" table:style-name="ce63">
            <text:p>80.8</text:p>
          </table:table-cell>
          <table:table-cell table:style-name="ce63"/>
          <table:table-cell office:value-type="float" office:value="71.955700000000007" table:style-name="ce63">
            <text:p>72.0</text:p>
          </table:table-cell>
          <table:table-cell table:style-name="ce63"/>
          <table:table-cell office:value-type="float" office:value="48.296700000000001" table:style-name="ce63">
            <text:p>48.3</text:p>
          </table:table-cell>
          <table:table-cell table:style-name="ce63"/>
          <table:table-cell office:value-type="float" office:value="33.7789" table:style-name="ce63">
            <text:p>3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81.064000000000007" table:style-name="ce63">
            <text:p>81.1</text:p>
          </table:table-cell>
          <table:table-cell table:style-name="ce63"/>
          <table:table-cell office:value-type="float" office:value="72.945800000000006" table:style-name="ce63">
            <text:p>72.9</text:p>
          </table:table-cell>
          <table:table-cell table:style-name="ce63"/>
          <table:table-cell office:value-type="float" office:value="48.831400000000002" table:style-name="ce63">
            <text:p>48.8</text:p>
          </table:table-cell>
          <table:table-cell table:style-name="ce63"/>
          <table:table-cell office:value-type="float" office:value="37.303399999999996" table:style-name="ce63">
            <text:p>37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70.614400000000003" table:style-name="ce63">
            <text:p>70.6</text:p>
          </table:table-cell>
          <table:table-cell table:style-name="ce63"/>
          <table:table-cell office:value-type="float" office:value="60.779399999999995" table:style-name="ce63">
            <text:p>60.8</text:p>
          </table:table-cell>
          <table:table-cell table:style-name="ce63"/>
          <table:table-cell office:value-type="float" office:value="36.3429" table:style-name="ce63">
            <text:p>36.3</text:p>
          </table:table-cell>
          <table:table-cell table:style-name="ce63"/>
          <table:table-cell office:value-type="float" office:value="28.0703" table:style-name="ce63">
            <text:p>28.1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70.601699999999994" table:style-name="ce63">
            <text:p>70.6</text:p>
          </table:table-cell>
          <table:table-cell table:style-name="ce63"/>
          <table:table-cell office:value-type="float" office:value="62.861699999999999" table:style-name="ce63">
            <text:p>62.9</text:p>
          </table:table-cell>
          <table:table-cell table:style-name="ce63"/>
          <table:table-cell office:value-type="float" office:value="38.6755" table:style-name="ce63">
            <text:p>38.7</text:p>
          </table:table-cell>
          <table:table-cell table:style-name="ce63"/>
          <table:table-cell office:value-type="float" office:value="29.905799999999999" table:style-name="ce63">
            <text:p>29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77.363199999999992" table:style-name="ce63">
            <text:p>77.4</text:p>
          </table:table-cell>
          <table:table-cell table:style-name="ce63"/>
          <table:table-cell office:value-type="float" office:value="67.373000000000005" table:style-name="ce63">
            <text:p>67.4</text:p>
          </table:table-cell>
          <table:table-cell table:style-name="ce63"/>
          <table:table-cell office:value-type="float" office:value="41.669699999999999" table:style-name="ce63">
            <text:p>41.7</text:p>
          </table:table-cell>
          <table:table-cell table:style-name="ce63"/>
          <table:table-cell office:value-type="float" office:value="29.133199999999999" table:style-name="ce63">
            <text:p>29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70.946100000000001" table:style-name="ce64">
            <text:p>70.9</text:p>
          </table:table-cell>
          <table:table-cell table:style-name="ce64"/>
          <table:table-cell office:value-type="float" office:value="62.499099999999999" table:style-name="ce64">
            <text:p>62.5</text:p>
          </table:table-cell>
          <table:table-cell table:style-name="ce64"/>
          <table:table-cell office:value-type="float" office:value="38.954100000000004" table:style-name="ce64">
            <text:p>39.0</text:p>
          </table:table-cell>
          <table:table-cell table:style-name="ce64"/>
          <table:table-cell office:value-type="float" office:value="29.137699999999999" table:style-name="ce64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74.764399999999995" table:style-name="ce64">
            <text:p>74.8</text:p>
          </table:table-cell>
          <table:table-cell table:style-name="ce64"/>
          <table:table-cell office:value-type="float" office:value="65.930099999999996" table:style-name="ce64">
            <text:p>65.9</text:p>
          </table:table-cell>
          <table:table-cell table:style-name="ce64"/>
          <table:table-cell office:value-type="float" office:value="39.509499999999996" table:style-name="ce64">
            <text:p>39.5</text:p>
          </table:table-cell>
          <table:table-cell table:style-name="ce64"/>
          <table:table-cell office:value-type="float" office:value="26.748200000000001" table:style-name="ce64">
            <text:p>2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81.096299999999999" table:style-name="ce64">
            <text:p>81.1</text:p>
          </table:table-cell>
          <table:table-cell table:style-name="ce64"/>
          <table:table-cell office:value-type="float" office:value="72.033899999999988" table:style-name="ce64">
            <text:p>72.0</text:p>
          </table:table-cell>
          <table:table-cell table:style-name="ce64"/>
          <table:table-cell office:value-type="float" office:value="42.142000000000003" table:style-name="ce64">
            <text:p>42.1</text:p>
          </table:table-cell>
          <table:table-cell table:style-name="ce64"/>
          <table:table-cell office:value-type="float" office:value="28.523900000000001" table:style-name="ce64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74.274000000000001" table:style-name="ce64">
            <text:p>74.3</text:p>
          </table:table-cell>
          <table:table-cell table:style-name="ce64"/>
          <table:table-cell office:value-type="float" office:value="64.607099999999988" table:style-name="ce64">
            <text:p>64.6</text:p>
          </table:table-cell>
          <table:table-cell table:style-name="ce64"/>
          <table:table-cell office:value-type="float" office:value="44.346699999999998" table:style-name="ce64">
            <text:p>44.3</text:p>
          </table:table-cell>
          <table:table-cell table:style-name="ce64"/>
          <table:table-cell office:value-type="float" office:value="30.128500000000003" table:style-name="ce64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79.947000000000003" table:style-name="ce64">
            <text:p>79.9</text:p>
          </table:table-cell>
          <table:table-cell table:style-name="ce64"/>
          <table:table-cell office:value-type="float" office:value="68.142499999999998" table:style-name="ce64">
            <text:p>68.1</text:p>
          </table:table-cell>
          <table:table-cell table:style-name="ce64"/>
          <table:table-cell office:value-type="float" office:value="42.287799999999997" table:style-name="ce64">
            <text:p>42.3</text:p>
          </table:table-cell>
          <table:table-cell table:style-name="ce64"/>
          <table:table-cell office:value-type="float" office:value="28.2273" table:style-name="ce64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81.259199999999993" table:style-name="ce64">
            <text:p>81.3</text:p>
          </table:table-cell>
          <table:table-cell table:style-name="ce64"/>
          <table:table-cell office:value-type="float" office:value="70.184600000000003" table:style-name="ce64">
            <text:p>70.2</text:p>
          </table:table-cell>
          <table:table-cell table:style-name="ce64"/>
          <table:table-cell office:value-type="float" office:value="41.9544" table:style-name="ce64">
            <text:p>42.0</text:p>
          </table:table-cell>
          <table:table-cell table:style-name="ce64"/>
          <table:table-cell office:value-type="float" office:value="29.6035" table:style-name="ce64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79.456599999999995" table:style-name="ce64">
            <text:p>79.5</text:p>
          </table:table-cell>
          <table:table-cell table:style-name="ce64"/>
          <table:table-cell office:value-type="float" office:value="68.564300000000003" table:style-name="ce64">
            <text:p>68.6</text:p>
          </table:table-cell>
          <table:table-cell table:style-name="ce64"/>
          <table:table-cell office:value-type="float" office:value="39.477400000000003" table:style-name="ce64">
            <text:p>39.5</text:p>
          </table:table-cell>
          <table:table-cell table:style-name="ce64"/>
          <table:table-cell office:value-type="float" office:value="28.143600000000003" table:style-name="ce64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76.29010000000001" table:style-name="ce64">
            <text:p>76.3</text:p>
          </table:table-cell>
          <table:table-cell table:style-name="ce64"/>
          <table:table-cell office:value-type="float" office:value="66.608100000000007" table:style-name="ce64">
            <text:p>66.6</text:p>
          </table:table-cell>
          <table:table-cell table:style-name="ce64"/>
          <table:table-cell office:value-type="float" office:value="44.759900000000002" table:style-name="ce64">
            <text:p>44.8</text:p>
          </table:table-cell>
          <table:table-cell table:style-name="ce64"/>
          <table:table-cell office:value-type="float" office:value="33.680700000000002" table:style-name="ce64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79.103800000000007" table:style-name="ce63">
            <text:p>79.1</text:p>
          </table:table-cell>
          <table:table-cell table:style-name="ce63"/>
          <table:table-cell office:value-type="float" office:value="70.19680000000001" table:style-name="ce63">
            <text:p>70.2</text:p>
          </table:table-cell>
          <table:table-cell table:style-name="ce63"/>
          <table:table-cell office:value-type="float" office:value="43.868600000000001" table:style-name="ce63">
            <text:p>43.9</text:p>
          </table:table-cell>
          <table:table-cell table:style-name="ce63"/>
          <table:table-cell office:value-type="float" office:value="32.894500000000001" table:style-name="ce63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76.585300000000004" table:style-name="ce64">
            <text:p>76.6</text:p>
          </table:table-cell>
          <table:table-cell table:style-name="ce64"/>
          <table:table-cell office:value-type="float" office:value="65.071399999999997" table:style-name="ce64">
            <text:p>65.1</text:p>
          </table:table-cell>
          <table:table-cell table:style-name="ce64"/>
          <table:table-cell office:value-type="float" office:value="39.546300000000002" table:style-name="ce64">
            <text:p>39.5</text:p>
          </table:table-cell>
          <table:table-cell table:style-name="ce64"/>
          <table:table-cell office:value-type="float" office:value="28.584300000000002" table:style-name="ce64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73.355000000000004" table:style-name="ce64">
            <text:p>73.4</text:p>
          </table:table-cell>
          <table:table-cell table:style-name="ce64"/>
          <table:table-cell office:value-type="float" office:value="65.06" table:style-name="ce64">
            <text:p>65.1</text:p>
          </table:table-cell>
          <table:table-cell table:style-name="ce64"/>
          <table:table-cell office:value-type="float" office:value="38.134" table:style-name="ce64">
            <text:p>38.1</text:p>
          </table:table-cell>
          <table:table-cell table:style-name="ce64"/>
          <table:table-cell office:value-type="float" office:value="29.657499999999999" table:style-name="ce64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78.258700000000005" table:style-name="ce64">
            <text:p>78.3</text:p>
          </table:table-cell>
          <table:table-cell table:style-name="ce64"/>
          <table:table-cell office:value-type="float" office:value="67.655500000000004" table:style-name="ce64">
            <text:p>67.7</text:p>
          </table:table-cell>
          <table:table-cell table:style-name="ce64"/>
          <table:table-cell office:value-type="float" office:value="41.771500000000003" table:style-name="ce64">
            <text:p>41.8</text:p>
          </table:table-cell>
          <table:table-cell table:style-name="ce64"/>
          <table:table-cell office:value-type="float" office:value="29.494399999999999" table:style-name="ce64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83.489599999999996" table:style-name="ce64">
            <text:p>83.5</text:p>
          </table:table-cell>
          <table:table-cell table:style-name="ce64"/>
          <table:table-cell office:value-type="float" office:value="74.739999999999995" table:style-name="ce64">
            <text:p>74.7</text:p>
          </table:table-cell>
          <table:table-cell table:style-name="ce64"/>
          <table:table-cell office:value-type="float" office:value="49.166800000000002" table:style-name="ce64">
            <text:p>49.2</text:p>
          </table:table-cell>
          <table:table-cell table:style-name="ce64"/>
          <table:table-cell office:value-type="float" office:value="36.220599999999997" table:style-name="ce64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82.008800000000008" table:style-name="ce64">
            <text:p>82.0</text:p>
          </table:table-cell>
          <table:table-cell table:style-name="ce64"/>
          <table:table-cell office:value-type="float" office:value="74.790199999999999" table:style-name="ce64">
            <text:p>74.8</text:p>
          </table:table-cell>
          <table:table-cell table:style-name="ce64"/>
          <table:table-cell office:value-type="float" office:value="47.653199999999998" table:style-name="ce64">
            <text:p>47.7</text:p>
          </table:table-cell>
          <table:table-cell table:style-name="ce64"/>
          <table:table-cell office:value-type="float" office:value="37.138799999999996" table:style-name="ce64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73.238900000000001" table:style-name="ce63">
            <text:p>73.2</text:p>
          </table:table-cell>
          <table:table-cell table:style-name="ce63"/>
          <table:table-cell office:value-type="float" office:value="63.944199999999995" table:style-name="ce63">
            <text:p>63.9</text:p>
          </table:table-cell>
          <table:table-cell table:style-name="ce63"/>
          <table:table-cell office:value-type="float" office:value="40.439700000000002" table:style-name="ce63">
            <text:p>40.4</text:p>
          </table:table-cell>
          <table:table-cell table:style-name="ce63"/>
          <table:table-cell office:value-type="float" office:value="29.710999999999999" table:style-name="ce63">
            <text:p>29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75.461999999999989" table:style-name="ce64">
            <text:p>75.5</text:p>
          </table:table-cell>
          <table:table-cell table:style-name="ce64"/>
          <table:table-cell office:value-type="float" office:value="65.890600000000006" table:style-name="ce64">
            <text:p>65.9</text:p>
          </table:table-cell>
          <table:table-cell table:style-name="ce64"/>
          <table:table-cell office:value-type="float" office:value="42.632399999999997" table:style-name="ce64">
            <text:p>42.6</text:p>
          </table:table-cell>
          <table:table-cell table:style-name="ce64"/>
          <table:table-cell office:value-type="float" office:value="32.313800000000001" table:style-name="ce64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72.983200000000011" table:style-name="ce64">
            <text:p>73.0</text:p>
          </table:table-cell>
          <table:table-cell table:style-name="ce64"/>
          <table:table-cell office:value-type="float" office:value="64.67" table:style-name="ce64">
            <text:p>64.7</text:p>
          </table:table-cell>
          <table:table-cell table:style-name="ce64"/>
          <table:table-cell office:value-type="float" office:value="43.223700000000001" table:style-name="ce64">
            <text:p>43.2</text:p>
          </table:table-cell>
          <table:table-cell table:style-name="ce64"/>
          <table:table-cell office:value-type="float" office:value="31.053199999999997" table:style-name="ce64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72.9602" table:style-name="ce64">
            <text:p>73.0</text:p>
          </table:table-cell>
          <table:table-cell table:style-name="ce64"/>
          <table:table-cell office:value-type="float" office:value="63.564799999999998" table:style-name="ce64">
            <text:p>63.6</text:p>
          </table:table-cell>
          <table:table-cell table:style-name="ce64"/>
          <table:table-cell office:value-type="float" office:value="37.215499999999999" table:style-name="ce64">
            <text:p>37.2</text:p>
          </table:table-cell>
          <table:table-cell table:style-name="ce64"/>
          <table:table-cell office:value-type="float" office:value="27.209100000000003" table:style-name="ce64">
            <text:p>2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68.259299999999996" table:style-name="ce64">
            <text:p>68.3</text:p>
          </table:table-cell>
          <table:table-cell table:style-name="ce64"/>
          <table:table-cell office:value-type="float" office:value="59.5379" table:style-name="ce64">
            <text:p>59.5</text:p>
          </table:table-cell>
          <table:table-cell table:style-name="ce64"/>
          <table:table-cell office:value-type="float" office:value="37.769300000000001" table:style-name="ce64">
            <text:p>37.8</text:p>
          </table:table-cell>
          <table:table-cell table:style-name="ce64"/>
          <table:table-cell office:value-type="float" office:value="26.579599999999999" table:style-name="ce64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76.348399999999998" table:style-name="ce64">
            <text:p>76.3</text:p>
          </table:table-cell>
          <table:table-cell table:style-name="ce64"/>
          <table:table-cell office:value-type="float" office:value="66.093900000000005" table:style-name="ce64">
            <text:p>66.1</text:p>
          </table:table-cell>
          <table:table-cell table:style-name="ce64"/>
          <table:table-cell office:value-type="float" office:value="40.133400000000002" table:style-name="ce64">
            <text:p>40.1</text:p>
          </table:table-cell>
          <table:table-cell table:style-name="ce64"/>
          <table:table-cell office:value-type="float" office:value="27.564399999999999" table:style-name="ce64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71.207799999999992" table:style-name="ce64">
            <text:p>71.2</text:p>
          </table:table-cell>
          <table:table-cell table:style-name="ce64"/>
          <table:table-cell office:value-type="float" office:value="61.031700000000001" table:style-name="ce64">
            <text:p>61.0</text:p>
          </table:table-cell>
          <table:table-cell table:style-name="ce64"/>
          <table:table-cell office:value-type="float" office:value="37.674900000000001" table:style-name="ce64">
            <text:p>37.7</text:p>
          </table:table-cell>
          <table:table-cell table:style-name="ce64"/>
          <table:table-cell office:value-type="float" office:value="29.249399999999998" table:style-name="ce64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70.08959999999999" table:style-name="ce64">
            <text:p>70.1</text:p>
          </table:table-cell>
          <table:table-cell table:style-name="ce64"/>
          <table:table-cell office:value-type="float" office:value="61.7988" table:style-name="ce64">
            <text:p>61.8</text:p>
          </table:table-cell>
          <table:table-cell table:style-name="ce64"/>
          <table:table-cell office:value-type="float" office:value="37.750499999999995" table:style-name="ce64">
            <text:p>37.8</text:p>
          </table:table-cell>
          <table:table-cell table:style-name="ce64"/>
          <table:table-cell office:value-type="float" office:value="25.964399999999998" table:style-name="ce64">
            <text:p>2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79.563500000000005" table:style-name="ce63">
            <text:p>79.6</text:p>
          </table:table-cell>
          <table:table-cell table:style-name="ce63"/>
          <table:table-cell office:value-type="float" office:value="69.6922" table:style-name="ce63">
            <text:p>69.7</text:p>
          </table:table-cell>
          <table:table-cell table:style-name="ce63"/>
          <table:table-cell office:value-type="float" office:value="44.308300000000003" table:style-name="ce63">
            <text:p>44.3</text:p>
          </table:table-cell>
          <table:table-cell table:style-name="ce63"/>
          <table:table-cell office:value-type="float" office:value="33.399699999999996" table:style-name="ce63">
            <text:p>33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78.490899999999996" table:style-name="ce64">
            <text:p>78.5</text:p>
          </table:table-cell>
          <table:table-cell table:style-name="ce64"/>
          <table:table-cell office:value-type="float" office:value="67.415499999999994" table:style-name="ce64">
            <text:p>67.4</text:p>
          </table:table-cell>
          <table:table-cell table:style-name="ce64"/>
          <table:table-cell office:value-type="float" office:value="41.605799999999995" table:style-name="ce64">
            <text:p>41.6</text:p>
          </table:table-cell>
          <table:table-cell table:style-name="ce64"/>
          <table:table-cell office:value-type="float" office:value="30.547699999999999" table:style-name="ce64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83.603300000000004" table:style-name="ce64">
            <text:p>83.6</text:p>
          </table:table-cell>
          <table:table-cell table:style-name="ce64"/>
          <table:table-cell office:value-type="float" office:value="72.893600000000006" table:style-name="ce64">
            <text:p>72.9</text:p>
          </table:table-cell>
          <table:table-cell table:style-name="ce64"/>
          <table:table-cell office:value-type="float" office:value="46.951500000000003" table:style-name="ce64">
            <text:p>47.0</text:p>
          </table:table-cell>
          <table:table-cell table:style-name="ce64"/>
          <table:table-cell office:value-type="float" office:value="33.741300000000003" table:style-name="ce64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76.784300000000002" table:style-name="ce64">
            <text:p>76.8</text:p>
          </table:table-cell>
          <table:table-cell table:style-name="ce64"/>
          <table:table-cell office:value-type="float" office:value="64.675600000000003" table:style-name="ce64">
            <text:p>64.7</text:p>
          </table:table-cell>
          <table:table-cell table:style-name="ce64"/>
          <table:table-cell office:value-type="float" office:value="39.529499999999999" table:style-name="ce64">
            <text:p>39.5</text:p>
          </table:table-cell>
          <table:table-cell table:style-name="ce64"/>
          <table:table-cell office:value-type="float" office:value="27.5198" table:style-name="ce64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81.697000000000003" table:style-name="ce64">
            <text:p>81.7</text:p>
          </table:table-cell>
          <table:table-cell table:style-name="ce64"/>
          <table:table-cell office:value-type="float" office:value="74.271799999999999" table:style-name="ce64">
            <text:p>74.3</text:p>
          </table:table-cell>
          <table:table-cell table:style-name="ce64"/>
          <table:table-cell office:value-type="float" office:value="52.9895" table:style-name="ce64">
            <text:p>53.0</text:p>
          </table:table-cell>
          <table:table-cell table:style-name="ce64"/>
          <table:table-cell office:value-type="float" office:value="41.766100000000002" table:style-name="ce64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77.532700000000006" table:style-name="ce64">
            <text:p>77.5</text:p>
          </table:table-cell>
          <table:table-cell table:style-name="ce64"/>
          <table:table-cell office:value-type="float" office:value="69.511600000000001" table:style-name="ce64">
            <text:p>69.5</text:p>
          </table:table-cell>
          <table:table-cell table:style-name="ce64"/>
          <table:table-cell office:value-type="float" office:value="41.769199999999998" table:style-name="ce64">
            <text:p>41.8</text:p>
          </table:table-cell>
          <table:table-cell table:style-name="ce64"/>
          <table:table-cell office:value-type="float" office:value="31.553900000000002" table:style-name="ce64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80.0976" table:style-name="ce64">
            <text:p>80.1</text:p>
          </table:table-cell>
          <table:table-cell table:style-name="ce64"/>
          <table:table-cell office:value-type="float" office:value="69.165600000000012" table:style-name="ce64">
            <text:p>69.2</text:p>
          </table:table-cell>
          <table:table-cell table:style-name="ce64"/>
          <table:table-cell office:value-type="float" office:value="43.216999999999999" table:style-name="ce64">
            <text:p>43.2</text:p>
          </table:table-cell>
          <table:table-cell table:style-name="ce64"/>
          <table:table-cell office:value-type="float" office:value="34.574800000000003" table:style-name="ce64">
            <text:p>34.6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81.049800000000005" table:style-name="ce62">
            <text:p>81.0</text:p>
          </table:table-cell>
          <table:table-cell table:style-name="ce62"/>
          <table:table-cell office:value-type="float" office:value="73.074100000000001" table:style-name="ce62">
            <text:p>73.1</text:p>
          </table:table-cell>
          <table:table-cell table:style-name="ce62"/>
          <table:table-cell office:value-type="float" office:value="47.907200000000003" table:style-name="ce62">
            <text:p>47.9</text:p>
          </table:table-cell>
          <table:table-cell table:style-name="ce62"/>
          <table:table-cell office:value-type="float" office:value="35.823899999999995" table:style-name="ce62">
            <text:p>35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77.679600000000008" table:style-name="ce63">
            <text:p>77.7</text:p>
          </table:table-cell>
          <table:table-cell table:style-name="ce63"/>
          <table:table-cell office:value-type="float" office:value="69.47" table:style-name="ce63">
            <text:p>69.5</text:p>
          </table:table-cell>
          <table:table-cell table:style-name="ce63"/>
          <table:table-cell office:value-type="float" office:value="45.142600000000002" table:style-name="ce63">
            <text:p>45.1</text:p>
          </table:table-cell>
          <table:table-cell table:style-name="ce63"/>
          <table:table-cell office:value-type="float" office:value="35.1417" table:style-name="ce63">
            <text:p>3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84.546300000000002" table:style-name="ce63">
            <text:p>84.5</text:p>
          </table:table-cell>
          <table:table-cell table:style-name="ce63"/>
          <table:table-cell office:value-type="float" office:value="72.401600000000002" table:style-name="ce63">
            <text:p>72.4</text:p>
          </table:table-cell>
          <table:table-cell table:style-name="ce63"/>
          <table:table-cell office:value-type="float" office:value="47.843499999999999" table:style-name="ce63">
            <text:p>47.8</text:p>
          </table:table-cell>
          <table:table-cell table:style-name="ce63"/>
          <table:table-cell office:value-type="float" office:value="33.594000000000001" table:style-name="ce63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72.535499999999999" table:style-name="ce63">
            <text:p>72.5</text:p>
          </table:table-cell>
          <table:table-cell table:style-name="ce63"/>
          <table:table-cell office:value-type="float" office:value="63.552200000000006" table:style-name="ce63">
            <text:p>63.6</text:p>
          </table:table-cell>
          <table:table-cell table:style-name="ce63"/>
          <table:table-cell office:value-type="float" office:value="39.0458" table:style-name="ce63">
            <text:p>39.0</text:p>
          </table:table-cell>
          <table:table-cell table:style-name="ce63"/>
          <table:table-cell office:value-type="float" office:value="28.273300000000003" table:style-name="ce63">
            <text:p>28.3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80.429099999999991" table:style-name="ce63">
            <text:p>80.4</text:p>
          </table:table-cell>
          <table:table-cell table:style-name="ce63"/>
          <table:table-cell office:value-type="float" office:value="72.906300000000002" table:style-name="ce63">
            <text:p>72.9</text:p>
          </table:table-cell>
          <table:table-cell table:style-name="ce63"/>
          <table:table-cell office:value-type="float" office:value="47.056199999999997" table:style-name="ce63">
            <text:p>47.1</text:p>
          </table:table-cell>
          <table:table-cell table:style-name="ce63"/>
          <table:table-cell office:value-type="float" office:value="34.899900000000002" table:style-name="ce63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80.055399999999992" table:style-name="ce63">
            <text:p>80.1</text:p>
          </table:table-cell>
          <table:table-cell table:style-name="ce63"/>
          <table:table-cell office:value-type="float" office:value="72.407600000000002" table:style-name="ce63">
            <text:p>72.4</text:p>
          </table:table-cell>
          <table:table-cell table:style-name="ce63"/>
          <table:table-cell office:value-type="float" office:value="48.161200000000001" table:style-name="ce63">
            <text:p>48.2</text:p>
          </table:table-cell>
          <table:table-cell table:style-name="ce63"/>
          <table:table-cell office:value-type="float" office:value="35.180399999999999" table:style-name="ce63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73.9893" table:style-name="ce63">
            <text:p>74.0</text:p>
          </table:table-cell>
          <table:table-cell table:style-name="ce63"/>
          <table:table-cell office:value-type="float" office:value="66.781999999999996" table:style-name="ce63">
            <text:p>66.8</text:p>
          </table:table-cell>
          <table:table-cell table:style-name="ce63"/>
          <table:table-cell office:value-type="float" office:value="40.240400000000001" table:style-name="ce63">
            <text:p>40.2</text:p>
          </table:table-cell>
          <table:table-cell table:style-name="ce63"/>
          <table:table-cell office:value-type="float" office:value="26.887699999999999" table:style-name="ce63">
            <text:p>26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83.942700000000002" table:style-name="ce63">
            <text:p>83.9</text:p>
          </table:table-cell>
          <table:table-cell table:style-name="ce63"/>
          <table:table-cell office:value-type="float" office:value="77.494399999999999" table:style-name="ce63">
            <text:p>77.5</text:p>
          </table:table-cell>
          <table:table-cell table:style-name="ce63"/>
          <table:table-cell office:value-type="float" office:value="54.298400000000001" table:style-name="ce63">
            <text:p>54.3</text:p>
          </table:table-cell>
          <table:table-cell table:style-name="ce63"/>
          <table:table-cell office:value-type="float" office:value="41.352400000000003" table:style-name="ce63">
            <text:p>41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89.597200000000001" table:style-name="ce64">
            <text:p>89.6</text:p>
          </table:table-cell>
          <table:table-cell table:style-name="ce64"/>
          <table:table-cell office:value-type="float" office:value="86.158100000000005" table:style-name="ce64">
            <text:p>86.2</text:p>
          </table:table-cell>
          <table:table-cell table:style-name="ce64"/>
          <table:table-cell office:value-type="float" office:value="68.965699999999998" table:style-name="ce64">
            <text:p>69.0</text:p>
          </table:table-cell>
          <table:table-cell table:style-name="ce64"/>
          <table:table-cell office:value-type="float" office:value="57.670900000000003" table:style-name="ce64">
            <text:p>5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84.109499999999997" table:style-name="ce64">
            <text:p>84.1</text:p>
          </table:table-cell>
          <table:table-cell table:style-name="ce64"/>
          <table:table-cell office:value-type="float" office:value="75.780999999999992" table:style-name="ce64">
            <text:p>75.8</text:p>
          </table:table-cell>
          <table:table-cell table:style-name="ce64"/>
          <table:table-cell office:value-type="float" office:value="49.063200000000002" table:style-name="ce64">
            <text:p>49.1</text:p>
          </table:table-cell>
          <table:table-cell table:style-name="ce64"/>
          <table:table-cell office:value-type="float" office:value="33.727800000000002" table:style-name="ce64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73.389300000000006" table:style-name="ce64">
            <text:p>73.4</text:p>
          </table:table-cell>
          <table:table-cell table:style-name="ce64"/>
          <table:table-cell office:value-type="float" office:value="60.626000000000005" table:style-name="ce64">
            <text:p>60.6</text:p>
          </table:table-cell>
          <table:table-cell table:style-name="ce64"/>
          <table:table-cell office:value-type="float" office:value="37.82" table:style-name="ce64">
            <text:p>37.8</text:p>
          </table:table-cell>
          <table:table-cell table:style-name="ce64"/>
          <table:table-cell office:value-type="float" office:value="27.541" table:style-name="ce64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80.840999999999994" table:style-name="ce64">
            <text:p>80.8</text:p>
          </table:table-cell>
          <table:table-cell table:style-name="ce64"/>
          <table:table-cell office:value-type="float" office:value="76.388199999999998" table:style-name="ce64">
            <text:p>76.4</text:p>
          </table:table-cell>
          <table:table-cell table:style-name="ce64"/>
          <table:table-cell office:value-type="float" office:value="50.149699999999996" table:style-name="ce64">
            <text:p>50.1</text:p>
          </table:table-cell>
          <table:table-cell table:style-name="ce64"/>
          <table:table-cell office:value-type="float" office:value="39.1081" table:style-name="ce64">
            <text:p>3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89.591800000000006" table:style-name="ce64">
            <text:p>89.6</text:p>
          </table:table-cell>
          <table:table-cell table:style-name="ce64"/>
          <table:table-cell office:value-type="float" office:value="83.386700000000005" table:style-name="ce64">
            <text:p>83.4</text:p>
          </table:table-cell>
          <table:table-cell table:style-name="ce64"/>
          <table:table-cell office:value-type="float" office:value="60.027200000000001" table:style-name="ce64">
            <text:p>60.0</text:p>
          </table:table-cell>
          <table:table-cell table:style-name="ce64"/>
          <table:table-cell office:value-type="float" office:value="42.799199999999999" table:style-name="ce64">
            <text:p>4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80.428200000000004" table:style-name="ce63">
            <text:p>80.4</text:p>
          </table:table-cell>
          <table:table-cell table:style-name="ce63"/>
          <table:table-cell office:value-type="float" office:value="72.120699999999999" table:style-name="ce63">
            <text:p>72.1</text:p>
          </table:table-cell>
          <table:table-cell table:style-name="ce63"/>
          <table:table-cell office:value-type="float" office:value="46.822399999999995" table:style-name="ce63">
            <text:p>46.8</text:p>
          </table:table-cell>
          <table:table-cell table:style-name="ce63"/>
          <table:table-cell office:value-type="float" office:value="35.7941" table:style-name="ce63">
            <text:p>35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78.870199999999997" table:style-name="ce64">
            <text:p>78.9</text:p>
          </table:table-cell>
          <table:table-cell table:style-name="ce64"/>
          <table:table-cell office:value-type="float" office:value="71.539299999999997" table:style-name="ce64">
            <text:p>71.5</text:p>
          </table:table-cell>
          <table:table-cell table:style-name="ce64"/>
          <table:table-cell office:value-type="float" office:value="45.980800000000002" table:style-name="ce64">
            <text:p>46.0</text:p>
          </table:table-cell>
          <table:table-cell table:style-name="ce64"/>
          <table:table-cell office:value-type="float" office:value="37.945599999999999" table:style-name="ce64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84.582700000000003" table:style-name="ce64">
            <text:p>84.6</text:p>
          </table:table-cell>
          <table:table-cell table:style-name="ce64"/>
          <table:table-cell office:value-type="float" office:value="73.151899999999998" table:style-name="ce64">
            <text:p>73.2</text:p>
          </table:table-cell>
          <table:table-cell table:style-name="ce64"/>
          <table:table-cell office:value-type="float" office:value="49.470399999999998" table:style-name="ce64">
            <text:p>49.5</text:p>
          </table:table-cell>
          <table:table-cell table:style-name="ce64"/>
          <table:table-cell office:value-type="float" office:value="38.173699999999997" table:style-name="ce64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78.014200000000002" table:style-name="ce64">
            <text:p>78.0</text:p>
          </table:table-cell>
          <table:table-cell table:style-name="ce64"/>
          <table:table-cell office:value-type="float" office:value="71.879599999999996" table:style-name="ce64">
            <text:p>71.9</text:p>
          </table:table-cell>
          <table:table-cell table:style-name="ce64"/>
          <table:table-cell office:value-type="float" office:value="46.7592" table:style-name="ce64">
            <text:p>46.8</text:p>
          </table:table-cell>
          <table:table-cell table:style-name="ce64"/>
          <table:table-cell office:value-type="float" office:value="37.114799999999995" table:style-name="ce64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75.3703" table:style-name="ce64">
            <text:p>75.4</text:p>
          </table:table-cell>
          <table:table-cell table:style-name="ce64"/>
          <table:table-cell office:value-type="float" office:value="65.286299999999997" table:style-name="ce64">
            <text:p>65.3</text:p>
          </table:table-cell>
          <table:table-cell table:style-name="ce64"/>
          <table:table-cell office:value-type="float" office:value="38.745699999999999" table:style-name="ce64">
            <text:p>38.7</text:p>
          </table:table-cell>
          <table:table-cell table:style-name="ce64"/>
          <table:table-cell office:value-type="float" office:value="30.332199999999997" table:style-name="ce64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80.620899999999992" table:style-name="ce64">
            <text:p>80.6</text:p>
          </table:table-cell>
          <table:table-cell table:style-name="ce64"/>
          <table:table-cell office:value-type="float" office:value="75.075499999999991" table:style-name="ce64">
            <text:p>75.1</text:p>
          </table:table-cell>
          <table:table-cell table:style-name="ce64"/>
          <table:table-cell office:value-type="float" office:value="44.893899999999995" table:style-name="ce64">
            <text:p>44.9</text:p>
          </table:table-cell>
          <table:table-cell table:style-name="ce64"/>
          <table:table-cell office:value-type="float" office:value="30.465199999999999" table:style-name="ce64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80.156599999999997" table:style-name="ce64">
            <text:p>80.2</text:p>
          </table:table-cell>
          <table:table-cell table:style-name="ce64"/>
          <table:table-cell office:value-type="float" office:value="72.335899999999995" table:style-name="ce64">
            <text:p>72.3</text:p>
          </table:table-cell>
          <table:table-cell table:style-name="ce64"/>
          <table:table-cell office:value-type="float" office:value="47.270499999999998" table:style-name="ce64">
            <text:p>47.3</text:p>
          </table:table-cell>
          <table:table-cell table:style-name="ce64"/>
          <table:table-cell office:value-type="float" office:value="35.8446" table:style-name="ce64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84.035000000000011" table:style-name="ce64">
            <text:p>84.0</text:p>
          </table:table-cell>
          <table:table-cell table:style-name="ce64"/>
          <table:table-cell office:value-type="float" office:value="73.474399999999989" table:style-name="ce64">
            <text:p>73.5</text:p>
          </table:table-cell>
          <table:table-cell table:style-name="ce64"/>
          <table:table-cell office:value-type="float" office:value="50.172399999999996" table:style-name="ce64">
            <text:p>50.2</text:p>
          </table:table-cell>
          <table:table-cell table:style-name="ce64"/>
          <table:table-cell office:value-type="float" office:value="36.558" table:style-name="ce64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78.438500000000005" table:style-name="ce64">
            <text:p>78.4</text:p>
          </table:table-cell>
          <table:table-cell table:style-name="ce64"/>
          <table:table-cell office:value-type="float" office:value="69.155199999999994" table:style-name="ce64">
            <text:p>69.2</text:p>
          </table:table-cell>
          <table:table-cell table:style-name="ce64"/>
          <table:table-cell office:value-type="float" office:value="43.810500000000005" table:style-name="ce64">
            <text:p>43.8</text:p>
          </table:table-cell>
          <table:table-cell table:style-name="ce64"/>
          <table:table-cell office:value-type="float" office:value="33.4223" table:style-name="ce64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82.811700000000002" table:style-name="ce64">
            <text:p>82.8</text:p>
          </table:table-cell>
          <table:table-cell table:style-name="ce64"/>
          <table:table-cell office:value-type="float" office:value="74.468500000000006" table:style-name="ce64">
            <text:p>74.5</text:p>
          </table:table-cell>
          <table:table-cell table:style-name="ce64"/>
          <table:table-cell office:value-type="float" office:value="43.333599999999997" table:style-name="ce64">
            <text:p>43.3</text:p>
          </table:table-cell>
          <table:table-cell table:style-name="ce64"/>
          <table:table-cell office:value-type="float" office:value="31.951899999999998" table:style-name="ce64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79.908699999999996" table:style-name="ce64">
            <text:p>79.9</text:p>
          </table:table-cell>
          <table:table-cell table:style-name="ce64"/>
          <table:table-cell office:value-type="float" office:value="73.857600000000005" table:style-name="ce64">
            <text:p>73.9</text:p>
          </table:table-cell>
          <table:table-cell table:style-name="ce64"/>
          <table:table-cell office:value-type="float" office:value="49.009599999999999" table:style-name="ce64">
            <text:p>49.0</text:p>
          </table:table-cell>
          <table:table-cell table:style-name="ce64"/>
          <table:table-cell office:value-type="float" office:value="41.343000000000004" table:style-name="ce64">
            <text:p>4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79.333200000000005" table:style-name="ce64">
            <text:p>79.3</text:p>
          </table:table-cell>
          <table:table-cell table:style-name="ce64"/>
          <table:table-cell office:value-type="float" office:value="70.752700000000004" table:style-name="ce64">
            <text:p>70.8</text:p>
          </table:table-cell>
          <table:table-cell table:style-name="ce64"/>
          <table:table-cell office:value-type="float" office:value="49.2881" table:style-name="ce64">
            <text:p>49.3</text:p>
          </table:table-cell>
          <table:table-cell table:style-name="ce64"/>
          <table:table-cell office:value-type="float" office:value="38.413399999999996" table:style-name="ce64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81.1267" table:style-name="ce64">
            <text:p>81.1</text:p>
          </table:table-cell>
          <table:table-cell table:style-name="ce64"/>
          <table:table-cell office:value-type="float" office:value="72.231400000000008" table:style-name="ce64">
            <text:p>72.2</text:p>
          </table:table-cell>
          <table:table-cell table:style-name="ce64"/>
          <table:table-cell office:value-type="float" office:value="49.677500000000002" table:style-name="ce64">
            <text:p>49.7</text:p>
          </table:table-cell>
          <table:table-cell table:style-name="ce64"/>
          <table:table-cell office:value-type="float" office:value="36.503700000000002" table:style-name="ce64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81.533500000000004" table:style-name="ce63">
            <text:p>81.5</text:p>
          </table:table-cell>
          <table:table-cell table:style-name="ce63"/>
          <table:table-cell office:value-type="float" office:value="73.489199999999997" table:style-name="ce63">
            <text:p>73.5</text:p>
          </table:table-cell>
          <table:table-cell table:style-name="ce63"/>
          <table:table-cell office:value-type="float" office:value="46.585500000000003" table:style-name="ce63">
            <text:p>46.6</text:p>
          </table:table-cell>
          <table:table-cell table:style-name="ce63"/>
          <table:table-cell office:value-type="float" office:value="35.418699999999994" table:style-name="ce63">
            <text:p>35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78.510199999999998" table:style-name="ce64">
            <text:p>78.5</text:p>
          </table:table-cell>
          <table:table-cell table:style-name="ce64"/>
          <table:table-cell office:value-type="float" office:value="70.287100000000009" table:style-name="ce64">
            <text:p>70.3</text:p>
          </table:table-cell>
          <table:table-cell table:style-name="ce64"/>
          <table:table-cell office:value-type="float" office:value="41.186499999999995" table:style-name="ce64">
            <text:p>41.2</text:p>
          </table:table-cell>
          <table:table-cell table:style-name="ce64"/>
          <table:table-cell office:value-type="float" office:value="28.749500000000001" table:style-name="ce64">
            <text:p>2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80.947199999999995" table:style-name="ce64">
            <text:p>80.9</text:p>
          </table:table-cell>
          <table:table-cell table:style-name="ce64"/>
          <table:table-cell office:value-type="float" office:value="71.849900000000005" table:style-name="ce64">
            <text:p>71.8</text:p>
          </table:table-cell>
          <table:table-cell table:style-name="ce64"/>
          <table:table-cell office:value-type="float" office:value="44.571100000000001" table:style-name="ce64">
            <text:p>44.6</text:p>
          </table:table-cell>
          <table:table-cell table:style-name="ce64"/>
          <table:table-cell office:value-type="float" office:value="35.4876" table:style-name="ce64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84.05510000000001" table:style-name="ce64">
            <text:p>84.1</text:p>
          </table:table-cell>
          <table:table-cell table:style-name="ce64"/>
          <table:table-cell office:value-type="float" office:value="76.980099999999993" table:style-name="ce64">
            <text:p>77.0</text:p>
          </table:table-cell>
          <table:table-cell table:style-name="ce64"/>
          <table:table-cell office:value-type="float" office:value="48.423699999999997" table:style-name="ce64">
            <text:p>48.4</text:p>
          </table:table-cell>
          <table:table-cell table:style-name="ce64"/>
          <table:table-cell office:value-type="float" office:value="38.7592" table:style-name="ce64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76.293700000000001" table:style-name="ce64">
            <text:p>76.3</text:p>
          </table:table-cell>
          <table:table-cell table:style-name="ce64"/>
          <table:table-cell office:value-type="float" office:value="67.334000000000003" table:style-name="ce64">
            <text:p>67.3</text:p>
          </table:table-cell>
          <table:table-cell table:style-name="ce64"/>
          <table:table-cell office:value-type="float" office:value="36.331099999999999" table:style-name="ce64">
            <text:p>36.3</text:p>
          </table:table-cell>
          <table:table-cell table:style-name="ce64"/>
          <table:table-cell office:value-type="float" office:value="26.41" table:style-name="ce64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82.270200000000003" table:style-name="ce64">
            <text:p>82.3</text:p>
          </table:table-cell>
          <table:table-cell table:style-name="ce64"/>
          <table:table-cell office:value-type="float" office:value="75.978999999999999" table:style-name="ce64">
            <text:p>76.0</text:p>
          </table:table-cell>
          <table:table-cell table:style-name="ce64"/>
          <table:table-cell office:value-type="float" office:value="55.218400000000003" table:style-name="ce64">
            <text:p>55.2</text:p>
          </table:table-cell>
          <table:table-cell table:style-name="ce64"/>
          <table:table-cell office:value-type="float" office:value="42.017099999999999" table:style-name="ce64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85.532399999999996" table:style-name="ce64">
            <text:p>85.5</text:p>
          </table:table-cell>
          <table:table-cell table:style-name="ce64"/>
          <table:table-cell office:value-type="float" office:value="77.932699999999997" table:style-name="ce64">
            <text:p>77.9</text:p>
          </table:table-cell>
          <table:table-cell table:style-name="ce64"/>
          <table:table-cell office:value-type="float" office:value="52.266100000000002" table:style-name="ce64">
            <text:p>52.3</text:p>
          </table:table-cell>
          <table:table-cell table:style-name="ce64"/>
          <table:table-cell office:value-type="float" office:value="38.815800000000003" table:style-name="ce64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77.792900000000003" table:style-name="ce64">
            <text:p>77.8</text:p>
          </table:table-cell>
          <table:table-cell table:style-name="ce64"/>
          <table:table-cell office:value-type="float" office:value="68.776300000000006" table:style-name="ce64">
            <text:p>68.8</text:p>
          </table:table-cell>
          <table:table-cell table:style-name="ce64"/>
          <table:table-cell office:value-type="float" office:value="48.453600000000002" table:style-name="ce64">
            <text:p>48.5</text:p>
          </table:table-cell>
          <table:table-cell table:style-name="ce64"/>
          <table:table-cell office:value-type="float" office:value="34.846600000000002" table:style-name="ce64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84.568100000000001" table:style-name="ce64">
            <text:p>84.6</text:p>
          </table:table-cell>
          <table:table-cell table:style-name="ce64"/>
          <table:table-cell office:value-type="float" office:value="76.869399999999999" table:style-name="ce64">
            <text:p>76.9</text:p>
          </table:table-cell>
          <table:table-cell table:style-name="ce64"/>
          <table:table-cell office:value-type="float" office:value="43.366100000000003" table:style-name="ce64">
            <text:p>43.4</text:p>
          </table:table-cell>
          <table:table-cell table:style-name="ce64"/>
          <table:table-cell office:value-type="float" office:value="34.3446" table:style-name="ce64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82.580799999999996" table:style-name="ce64">
            <text:p>82.6</text:p>
          </table:table-cell>
          <table:table-cell table:style-name="ce64"/>
          <table:table-cell office:value-type="float" office:value="75.454599999999999" table:style-name="ce64">
            <text:p>75.5</text:p>
          </table:table-cell>
          <table:table-cell table:style-name="ce64"/>
          <table:table-cell office:value-type="float" office:value="45.829099999999997" table:style-name="ce64">
            <text:p>45.8</text:p>
          </table:table-cell>
          <table:table-cell table:style-name="ce64"/>
          <table:table-cell office:value-type="float" office:value="34.648800000000001" table:style-name="ce64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80.012" table:style-name="ce64">
            <text:p>80.0</text:p>
          </table:table-cell>
          <table:table-cell table:style-name="ce64"/>
          <table:table-cell office:value-type="float" office:value="70.317499999999995" table:style-name="ce64">
            <text:p>70.3</text:p>
          </table:table-cell>
          <table:table-cell table:style-name="ce64"/>
          <table:table-cell office:value-type="float" office:value="45.182699999999997" table:style-name="ce64">
            <text:p>45.2</text:p>
          </table:table-cell>
          <table:table-cell table:style-name="ce64"/>
          <table:table-cell office:value-type="float" office:value="34.562399999999997" table:style-name="ce64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81.668499999999995" table:style-name="ce63">
            <text:p>81.7</text:p>
          </table:table-cell>
          <table:table-cell table:style-name="ce63"/>
          <table:table-cell office:value-type="float" office:value="74.742699999999999" table:style-name="ce63">
            <text:p>74.7</text:p>
          </table:table-cell>
          <table:table-cell table:style-name="ce63"/>
          <table:table-cell office:value-type="float" office:value="50.499600000000001" table:style-name="ce63">
            <text:p>50.5</text:p>
          </table:table-cell>
          <table:table-cell table:style-name="ce63"/>
          <table:table-cell office:value-type="float" office:value="37.232799999999997" table:style-name="ce63">
            <text:p>37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84.994799999999998" table:style-name="ce64">
            <text:p>85.0</text:p>
          </table:table-cell>
          <table:table-cell table:style-name="ce64"/>
          <table:table-cell office:value-type="float" office:value="75.915300000000002" table:style-name="ce64">
            <text:p>75.9</text:p>
          </table:table-cell>
          <table:table-cell table:style-name="ce64"/>
          <table:table-cell office:value-type="float" office:value="49.3292" table:style-name="ce64">
            <text:p>49.3</text:p>
          </table:table-cell>
          <table:table-cell table:style-name="ce64"/>
          <table:table-cell office:value-type="float" office:value="37.450699999999998" table:style-name="ce64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83.476300000000009" table:style-name="ce64">
            <text:p>83.5</text:p>
          </table:table-cell>
          <table:table-cell table:style-name="ce64"/>
          <table:table-cell office:value-type="float" office:value="75.016400000000004" table:style-name="ce64">
            <text:p>75.0</text:p>
          </table:table-cell>
          <table:table-cell table:style-name="ce64"/>
          <table:table-cell office:value-type="float" office:value="46.256399999999999" table:style-name="ce64">
            <text:p>46.3</text:p>
          </table:table-cell>
          <table:table-cell table:style-name="ce64"/>
          <table:table-cell office:value-type="float" office:value="35.027900000000002" table:style-name="ce64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75.349100000000007" table:style-name="ce64">
            <text:p>75.3</text:p>
          </table:table-cell>
          <table:table-cell table:style-name="ce64"/>
          <table:table-cell office:value-type="float" office:value="67.27300000000001" table:style-name="ce64">
            <text:p>67.3</text:p>
          </table:table-cell>
          <table:table-cell table:style-name="ce64"/>
          <table:table-cell office:value-type="float" office:value="44.511200000000002" table:style-name="ce64">
            <text:p>44.5</text:p>
          </table:table-cell>
          <table:table-cell table:style-name="ce64"/>
          <table:table-cell office:value-type="float" office:value="33.705200000000005" table:style-name="ce64">
            <text:p>3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74.1464" table:style-name="ce64">
            <text:p>74.1</text:p>
          </table:table-cell>
          <table:table-cell table:style-name="ce64"/>
          <table:table-cell office:value-type="float" office:value="67.576499999999996" table:style-name="ce64">
            <text:p>67.6</text:p>
          </table:table-cell>
          <table:table-cell table:style-name="ce64"/>
          <table:table-cell office:value-type="float" office:value="44.821600000000004" table:style-name="ce64">
            <text:p>44.8</text:p>
          </table:table-cell>
          <table:table-cell table:style-name="ce64"/>
          <table:table-cell office:value-type="float" office:value="31.3187" table:style-name="ce64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81.884900000000002" table:style-name="ce64">
            <text:p>81.9</text:p>
          </table:table-cell>
          <table:table-cell table:style-name="ce64"/>
          <table:table-cell office:value-type="float" office:value="76.862099999999998" table:style-name="ce64">
            <text:p>76.9</text:p>
          </table:table-cell>
          <table:table-cell table:style-name="ce64"/>
          <table:table-cell office:value-type="float" office:value="55.405499999999996" table:style-name="ce64">
            <text:p>55.4</text:p>
          </table:table-cell>
          <table:table-cell table:style-name="ce64"/>
          <table:table-cell office:value-type="float" office:value="38.553199999999997" table:style-name="ce64">
            <text:p>3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86.369500000000002" table:style-name="ce64">
            <text:p>86.4</text:p>
          </table:table-cell>
          <table:table-cell table:style-name="ce64"/>
          <table:table-cell office:value-type="float" office:value="81.066599999999994" table:style-name="ce64">
            <text:p>81.1</text:p>
          </table:table-cell>
          <table:table-cell table:style-name="ce64"/>
          <table:table-cell office:value-type="float" office:value="62.294499999999999" table:style-name="ce64">
            <text:p>62.3</text:p>
          </table:table-cell>
          <table:table-cell table:style-name="ce64"/>
          <table:table-cell office:value-type="float" office:value="46.958100000000002" table:style-name="ce64">
            <text:p>4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84.490899999999996" table:style-name="ce64">
            <text:p>84.5</text:p>
          </table:table-cell>
          <table:table-cell table:style-name="ce64"/>
          <table:table-cell office:value-type="float" office:value="78.494399999999999" table:style-name="ce64">
            <text:p>78.5</text:p>
          </table:table-cell>
          <table:table-cell table:style-name="ce64"/>
          <table:table-cell office:value-type="float" office:value="50.152200000000001" table:style-name="ce64">
            <text:p>50.2</text:p>
          </table:table-cell>
          <table:table-cell table:style-name="ce64"/>
          <table:table-cell office:value-type="float" office:value="37.009900000000002" table:style-name="ce64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81.861599999999996" table:style-name="ce63">
            <text:p>81.9</text:p>
          </table:table-cell>
          <table:table-cell table:style-name="ce63"/>
          <table:table-cell office:value-type="float" office:value="73.547899999999998" table:style-name="ce63">
            <text:p>73.5</text:p>
          </table:table-cell>
          <table:table-cell table:style-name="ce63"/>
          <table:table-cell office:value-type="float" office:value="48.1295" table:style-name="ce63">
            <text:p>48.1</text:p>
          </table:table-cell>
          <table:table-cell table:style-name="ce63"/>
          <table:table-cell office:value-type="float" office:value="35.243699999999997" table:style-name="ce63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85.772099999999995" table:style-name="ce64">
            <text:p>85.8</text:p>
          </table:table-cell>
          <table:table-cell table:style-name="ce64"/>
          <table:table-cell office:value-type="float" office:value="74.8994" table:style-name="ce64">
            <text:p>74.9</text:p>
          </table:table-cell>
          <table:table-cell table:style-name="ce64"/>
          <table:table-cell office:value-type="float" office:value="51.323799999999999" table:style-name="ce64">
            <text:p>51.3</text:p>
          </table:table-cell>
          <table:table-cell table:style-name="ce64"/>
          <table:table-cell office:value-type="float" office:value="37.952200000000005" table:style-name="ce64">
            <text:p>3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76.967699999999994" table:style-name="ce64">
            <text:p>77.0</text:p>
          </table:table-cell>
          <table:table-cell table:style-name="ce64"/>
          <table:table-cell office:value-type="float" office:value="68.690700000000007" table:style-name="ce64">
            <text:p>68.7</text:p>
          </table:table-cell>
          <table:table-cell table:style-name="ce64"/>
          <table:table-cell office:value-type="float" office:value="46.862900000000003" table:style-name="ce64">
            <text:p>46.9</text:p>
          </table:table-cell>
          <table:table-cell table:style-name="ce64"/>
          <table:table-cell office:value-type="float" office:value="36.374000000000002" table:style-name="ce64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83.326599999999999" table:style-name="ce64">
            <text:p>83.3</text:p>
          </table:table-cell>
          <table:table-cell table:style-name="ce64"/>
          <table:table-cell office:value-type="float" office:value="75.468599999999995" table:style-name="ce64">
            <text:p>75.5</text:p>
          </table:table-cell>
          <table:table-cell table:style-name="ce64"/>
          <table:table-cell office:value-type="float" office:value="48.314599999999999" table:style-name="ce64">
            <text:p>48.3</text:p>
          </table:table-cell>
          <table:table-cell table:style-name="ce64"/>
          <table:table-cell office:value-type="float" office:value="33.977899999999998" table:style-name="ce64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79.998800000000003" table:style-name="ce64">
            <text:p>80.0</text:p>
          </table:table-cell>
          <table:table-cell table:style-name="ce64"/>
          <table:table-cell office:value-type="float" office:value="70.247500000000002" table:style-name="ce64">
            <text:p>70.2</text:p>
          </table:table-cell>
          <table:table-cell table:style-name="ce64"/>
          <table:table-cell office:value-type="float" office:value="41.128599999999999" table:style-name="ce64">
            <text:p>41.1</text:p>
          </table:table-cell>
          <table:table-cell table:style-name="ce64"/>
          <table:table-cell office:value-type="float" office:value="31.846299999999999" table:style-name="ce64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83.056100000000001" table:style-name="ce64">
            <text:p>83.1</text:p>
          </table:table-cell>
          <table:table-cell table:style-name="ce64"/>
          <table:table-cell office:value-type="float" office:value="76.482700000000008" table:style-name="ce64">
            <text:p>76.5</text:p>
          </table:table-cell>
          <table:table-cell table:style-name="ce64"/>
          <table:table-cell office:value-type="float" office:value="47.3384" table:style-name="ce64">
            <text:p>47.3</text:p>
          </table:table-cell>
          <table:table-cell table:style-name="ce64"/>
          <table:table-cell office:value-type="float" office:value="35.848799999999997" table:style-name="ce64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81.538899999999998" table:style-name="ce64">
            <text:p>81.5</text:p>
          </table:table-cell>
          <table:table-cell table:style-name="ce64"/>
          <table:table-cell office:value-type="float" office:value="71.722799999999992" table:style-name="ce64">
            <text:p>71.7</text:p>
          </table:table-cell>
          <table:table-cell table:style-name="ce64"/>
          <table:table-cell office:value-type="float" office:value="49.897300000000001" table:style-name="ce64">
            <text:p>49.9</text:p>
          </table:table-cell>
          <table:table-cell table:style-name="ce64"/>
          <table:table-cell office:value-type="float" office:value="31.421300000000002" table:style-name="ce64">
            <text:p>3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80.582799999999992" table:style-name="ce64">
            <text:p>80.6</text:p>
          </table:table-cell>
          <table:table-cell table:style-name="ce64"/>
          <table:table-cell office:value-type="float" office:value="74.866799999999998" table:style-name="ce64">
            <text:p>74.9</text:p>
          </table:table-cell>
          <table:table-cell table:style-name="ce64"/>
          <table:table-cell office:value-type="float" office:value="51.057900000000004" table:style-name="ce64">
            <text:p>51.1</text:p>
          </table:table-cell>
          <table:table-cell table:style-name="ce64"/>
          <table:table-cell office:value-type="float" office:value="40.439300000000003" table:style-name="ce64">
            <text:p>40.4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81.339500000000001" table:style-name="ce62">
            <text:p>81.3</text:p>
          </table:table-cell>
          <table:table-cell table:style-name="ce62"/>
          <table:table-cell office:value-type="float" office:value="75.104299999999995" table:style-name="ce62">
            <text:p>75.1</text:p>
          </table:table-cell>
          <table:table-cell table:style-name="ce62"/>
          <table:table-cell office:value-type="float" office:value="51.826899999999995" table:style-name="ce62">
            <text:p>51.8</text:p>
          </table:table-cell>
          <table:table-cell table:style-name="ce62"/>
          <table:table-cell office:value-type="float" office:value="40.092599999999997" table:style-name="ce62">
            <text:p>40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number-columns-repeated="7" table:style-name="ce63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85.519199999999998" table:style-name="ce64">
            <text:p>85.5</text:p>
          </table:table-cell>
          <table:table-cell table:style-name="ce64"/>
          <table:table-cell office:value-type="float" office:value="80.515699999999995" table:style-name="ce64">
            <text:p>80.5</text:p>
          </table:table-cell>
          <table:table-cell table:style-name="ce64"/>
          <table:table-cell office:value-type="float" office:value="61.251999999999995" table:style-name="ce64">
            <text:p>61.3</text:p>
          </table:table-cell>
          <table:table-cell table:style-name="ce64"/>
          <table:table-cell office:value-type="float" office:value="47.206900000000005" table:style-name="ce64">
            <text:p>4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91.905799999999999" table:style-name="ce64">
            <text:p>91.9</text:p>
          </table:table-cell>
          <table:table-cell table:style-name="ce64"/>
          <table:table-cell office:value-type="float" office:value="89.3108" table:style-name="ce64">
            <text:p>89.3</text:p>
          </table:table-cell>
          <table:table-cell table:style-name="ce64"/>
          <table:table-cell office:value-type="float" office:value="71.231300000000005" table:style-name="ce64">
            <text:p>71.2</text:p>
          </table:table-cell>
          <table:table-cell table:style-name="ce64"/>
          <table:table-cell office:value-type="float" office:value="56.938999999999993" table:style-name="ce64">
            <text:p>5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87.424500000000009" table:style-name="ce64">
            <text:p>87.4</text:p>
          </table:table-cell>
          <table:table-cell table:style-name="ce64"/>
          <table:table-cell office:value-type="float" office:value="81.7072" table:style-name="ce64">
            <text:p>81.7</text:p>
          </table:table-cell>
          <table:table-cell table:style-name="ce64"/>
          <table:table-cell office:value-type="float" office:value="60.545200000000001" table:style-name="ce64">
            <text:p>60.5</text:p>
          </table:table-cell>
          <table:table-cell table:style-name="ce64"/>
          <table:table-cell office:value-type="float" office:value="50.480199999999996" table:style-name="ce64">
            <text:p>5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83.926599999999993" table:style-name="ce64">
            <text:p>83.9</text:p>
          </table:table-cell>
          <table:table-cell table:style-name="ce64"/>
          <table:table-cell office:value-type="float" office:value="80.613100000000003" table:style-name="ce64">
            <text:p>80.6</text:p>
          </table:table-cell>
          <table:table-cell table:style-name="ce64"/>
          <table:table-cell office:value-type="float" office:value="63.695900000000009" table:style-name="ce64">
            <text:p>63.7</text:p>
          </table:table-cell>
          <table:table-cell table:style-name="ce64"/>
          <table:table-cell office:value-type="float" office:value="49.344300000000004" table:style-name="ce64">
            <text:p>4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84.316400000000002" table:style-name="ce64">
            <text:p>84.3</text:p>
          </table:table-cell>
          <table:table-cell table:style-name="ce64"/>
          <table:table-cell office:value-type="float" office:value="78.053100000000001" table:style-name="ce64">
            <text:p>78.1</text:p>
          </table:table-cell>
          <table:table-cell table:style-name="ce64"/>
          <table:table-cell office:value-type="float" office:value="54.853300000000004" table:style-name="ce64">
            <text:p>54.9</text:p>
          </table:table-cell>
          <table:table-cell table:style-name="ce64"/>
          <table:table-cell office:value-type="float" office:value="42.914200000000001" table:style-name="ce64">
            <text:p>4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88.692800000000005" table:style-name="ce64">
            <text:p>88.7</text:p>
          </table:table-cell>
          <table:table-cell table:style-name="ce64"/>
          <table:table-cell office:value-type="float" office:value="82.771199999999993" table:style-name="ce64">
            <text:p>82.8</text:p>
          </table:table-cell>
          <table:table-cell table:style-name="ce64"/>
          <table:table-cell office:value-type="float" office:value="61.3521" table:style-name="ce64">
            <text:p>61.4</text:p>
          </table:table-cell>
          <table:table-cell table:style-name="ce64"/>
          <table:table-cell office:value-type="float" office:value="47.427900000000001" table:style-name="ce64">
            <text:p>4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83.012699999999995" table:style-name="ce64">
            <text:p>83.0</text:p>
          </table:table-cell>
          <table:table-cell table:style-name="ce64"/>
          <table:table-cell office:value-type="float" office:value="79.412899999999993" table:style-name="ce64">
            <text:p>79.4</text:p>
          </table:table-cell>
          <table:table-cell table:style-name="ce64"/>
          <table:table-cell office:value-type="float" office:value="57.523500000000006" table:style-name="ce64">
            <text:p>57.5</text:p>
          </table:table-cell>
          <table:table-cell table:style-name="ce64"/>
          <table:table-cell office:value-type="float" office:value="45.364199999999997" table:style-name="ce64">
            <text:p>4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86.048699999999997" table:style-name="ce64">
            <text:p>86.0</text:p>
          </table:table-cell>
          <table:table-cell table:style-name="ce64"/>
          <table:table-cell office:value-type="float" office:value="82.277500000000003" table:style-name="ce64">
            <text:p>82.3</text:p>
          </table:table-cell>
          <table:table-cell table:style-name="ce64"/>
          <table:table-cell office:value-type="float" office:value="61.224000000000004" table:style-name="ce64">
            <text:p>61.2</text:p>
          </table:table-cell>
          <table:table-cell table:style-name="ce64"/>
          <table:table-cell office:value-type="float" office:value="49.743700000000004" table:style-name="ce64">
            <text:p>4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79.063299999999998" table:style-name="ce64">
            <text:p>79.1</text:p>
          </table:table-cell>
          <table:table-cell table:style-name="ce64"/>
          <table:table-cell office:value-type="float" office:value="72.876199999999997" table:style-name="ce64">
            <text:p>72.9</text:p>
          </table:table-cell>
          <table:table-cell table:style-name="ce64"/>
          <table:table-cell office:value-type="float" office:value="50.421499999999995" table:style-name="ce64">
            <text:p>50.4</text:p>
          </table:table-cell>
          <table:table-cell table:style-name="ce64"/>
          <table:table-cell office:value-type="float" office:value="41.888300000000001" table:style-name="ce64">
            <text:p>4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78.159700000000001" table:style-name="ce64">
            <text:p>78.2</text:p>
          </table:table-cell>
          <table:table-cell table:style-name="ce64"/>
          <table:table-cell office:value-type="float" office:value="70.781999999999996" table:style-name="ce64">
            <text:p>70.8</text:p>
          </table:table-cell>
          <table:table-cell table:style-name="ce64"/>
          <table:table-cell office:value-type="float" office:value="47.610300000000002" table:style-name="ce64">
            <text:p>47.6</text:p>
          </table:table-cell>
          <table:table-cell table:style-name="ce64"/>
          <table:table-cell office:value-type="float" office:value="36.1312" table:style-name="ce64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84.191199999999995" table:style-name="ce64">
            <text:p>84.2</text:p>
          </table:table-cell>
          <table:table-cell table:style-name="ce64"/>
          <table:table-cell office:value-type="float" office:value="79.033799999999999" table:style-name="ce64">
            <text:p>79.0</text:p>
          </table:table-cell>
          <table:table-cell table:style-name="ce64"/>
          <table:table-cell office:value-type="float" office:value="60.2241" table:style-name="ce64">
            <text:p>60.2</text:p>
          </table:table-cell>
          <table:table-cell table:style-name="ce64"/>
          <table:table-cell office:value-type="float" office:value="51.113799999999998" table:style-name="ce64">
            <text:p>5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83.435999999999993" table:style-name="ce64">
            <text:p>83.4</text:p>
          </table:table-cell>
          <table:table-cell table:style-name="ce64"/>
          <table:table-cell office:value-type="float" office:value="77.797700000000006" table:style-name="ce64">
            <text:p>77.8</text:p>
          </table:table-cell>
          <table:table-cell table:style-name="ce64"/>
          <table:table-cell office:value-type="float" office:value="57.175799999999995" table:style-name="ce64">
            <text:p>57.2</text:p>
          </table:table-cell>
          <table:table-cell table:style-name="ce64"/>
          <table:table-cell office:value-type="float" office:value="44.407799999999995" table:style-name="ce64">
            <text:p>4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89.323399999999992" table:style-name="ce64">
            <text:p>89.3</text:p>
          </table:table-cell>
          <table:table-cell table:style-name="ce64"/>
          <table:table-cell office:value-type="float" office:value="85.906599999999997" table:style-name="ce64">
            <text:p>85.9</text:p>
          </table:table-cell>
          <table:table-cell table:style-name="ce64"/>
          <table:table-cell office:value-type="float" office:value="60.710699999999996" table:style-name="ce64">
            <text:p>60.7</text:p>
          </table:table-cell>
          <table:table-cell table:style-name="ce64"/>
          <table:table-cell office:value-type="float" office:value="46.088999999999999" table:style-name="ce64">
            <text:p>4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83.858999999999995" table:style-name="ce64">
            <text:p>83.9</text:p>
          </table:table-cell>
          <table:table-cell table:style-name="ce64"/>
          <table:table-cell office:value-type="float" office:value="79.177199999999999" table:style-name="ce64">
            <text:p>79.2</text:p>
          </table:table-cell>
          <table:table-cell table:style-name="ce64"/>
          <table:table-cell office:value-type="float" office:value="55.1922" table:style-name="ce64">
            <text:p>55.2</text:p>
          </table:table-cell>
          <table:table-cell table:style-name="ce64"/>
          <table:table-cell office:value-type="float" office:value="46.184699999999999" table:style-name="ce64">
            <text:p>4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number-columns-repeated="7" table:style-name="ce65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73.097500000000011" table:style-name="ce64">
            <text:p>73.1</text:p>
          </table:table-cell>
          <table:table-cell table:style-name="ce64"/>
          <table:table-cell office:value-type="float" office:value="63.690899999999992" table:style-name="ce64">
            <text:p>63.7</text:p>
          </table:table-cell>
          <table:table-cell table:style-name="ce64"/>
          <table:table-cell office:value-type="float" office:value="38.879399999999997" table:style-name="ce64">
            <text:p>38.9</text:p>
          </table:table-cell>
          <table:table-cell table:style-name="ce64"/>
          <table:table-cell office:value-type="float" office:value="27.835100000000001" table:style-name="ce64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77.168400000000005" table:style-name="ce64">
            <text:p>77.2</text:p>
          </table:table-cell>
          <table:table-cell table:style-name="ce64"/>
          <table:table-cell office:value-type="float" office:value="69.259" table:style-name="ce64">
            <text:p>69.3</text:p>
          </table:table-cell>
          <table:table-cell table:style-name="ce64"/>
          <table:table-cell office:value-type="float" office:value="48.576700000000002" table:style-name="ce64">
            <text:p>48.6</text:p>
          </table:table-cell>
          <table:table-cell table:style-name="ce64"/>
          <table:table-cell office:value-type="float" office:value="35.001100000000001" table:style-name="ce64">
            <text:p>3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81.290300000000002" table:style-name="ce64">
            <text:p>81.3</text:p>
          </table:table-cell>
          <table:table-cell table:style-name="ce64"/>
          <table:table-cell office:value-type="float" office:value="72.840800000000002" table:style-name="ce64">
            <text:p>72.8</text:p>
          </table:table-cell>
          <table:table-cell table:style-name="ce64"/>
          <table:table-cell office:value-type="float" office:value="44.411899999999996" table:style-name="ce64">
            <text:p>44.4</text:p>
          </table:table-cell>
          <table:table-cell table:style-name="ce64"/>
          <table:table-cell office:value-type="float" office:value="32.701300000000003" table:style-name="ce64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73.021100000000004" table:style-name="ce64">
            <text:p>73.0</text:p>
          </table:table-cell>
          <table:table-cell table:style-name="ce64"/>
          <table:table-cell office:value-type="float" office:value="67.652000000000001" table:style-name="ce64">
            <text:p>67.7</text:p>
          </table:table-cell>
          <table:table-cell table:style-name="ce64"/>
          <table:table-cell office:value-type="float" office:value="45.1175" table:style-name="ce64">
            <text:p>45.1</text:p>
          </table:table-cell>
          <table:table-cell table:style-name="ce64"/>
          <table:table-cell office:value-type="float" office:value="32.7316" table:style-name="ce64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86.008399999999995" table:style-name="ce64">
            <text:p>86.0</text:p>
          </table:table-cell>
          <table:table-cell table:style-name="ce64"/>
          <table:table-cell office:value-type="float" office:value="79.811099999999996" table:style-name="ce64">
            <text:p>79.8</text:p>
          </table:table-cell>
          <table:table-cell table:style-name="ce64"/>
          <table:table-cell office:value-type="float" office:value="54.142900000000004" table:style-name="ce64">
            <text:p>54.1</text:p>
          </table:table-cell>
          <table:table-cell table:style-name="ce64"/>
          <table:table-cell office:value-type="float" office:value="41.3994" table:style-name="ce64">
            <text:p>4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76.7" table:style-name="ce64">
            <text:p>76.7</text:p>
          </table:table-cell>
          <table:table-cell table:style-name="ce64"/>
          <table:table-cell office:value-type="float" office:value="70.98299999999999" table:style-name="ce64">
            <text:p>71.0</text:p>
          </table:table-cell>
          <table:table-cell table:style-name="ce64"/>
          <table:table-cell office:value-type="float" office:value="44.796700000000001" table:style-name="ce64">
            <text:p>44.8</text:p>
          </table:table-cell>
          <table:table-cell table:style-name="ce64"/>
          <table:table-cell office:value-type="float" office:value="33.8461" table:style-name="ce64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79.824600000000004" table:style-name="ce64">
            <text:p>79.8</text:p>
          </table:table-cell>
          <table:table-cell table:style-name="ce64"/>
          <table:table-cell office:value-type="float" office:value="73.463999999999999" table:style-name="ce64">
            <text:p>73.5</text:p>
          </table:table-cell>
          <table:table-cell table:style-name="ce64"/>
          <table:table-cell office:value-type="float" office:value="43.0608" table:style-name="ce64">
            <text:p>43.1</text:p>
          </table:table-cell>
          <table:table-cell table:style-name="ce64"/>
          <table:table-cell office:value-type="float" office:value="33.304400000000001" table:style-name="ce64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76.380600000000001" table:style-name="ce64">
            <text:p>76.4</text:p>
          </table:table-cell>
          <table:table-cell table:style-name="ce64"/>
          <table:table-cell office:value-type="float" office:value="67.349099999999993" table:style-name="ce64">
            <text:p>67.3</text:p>
          </table:table-cell>
          <table:table-cell table:style-name="ce64"/>
          <table:table-cell office:value-type="float" office:value="42.262100000000004" table:style-name="ce64">
            <text:p>42.3</text:p>
          </table:table-cell>
          <table:table-cell table:style-name="ce64"/>
          <table:table-cell office:value-type="float" office:value="30.275200000000002" table:style-name="ce64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79.789299999999997" table:style-name="ce64">
            <text:p>79.8</text:p>
          </table:table-cell>
          <table:table-cell table:style-name="ce64"/>
          <table:table-cell office:value-type="float" office:value="72.8245" table:style-name="ce64">
            <text:p>72.8</text:p>
          </table:table-cell>
          <table:table-cell table:style-name="ce64"/>
          <table:table-cell office:value-type="float" office:value="50.804099999999998" table:style-name="ce64">
            <text:p>50.8</text:p>
          </table:table-cell>
          <table:table-cell table:style-name="ce64"/>
          <table:table-cell office:value-type="float" office:value="40.044899999999998" table:style-name="ce64">
            <text:p>4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76.5779" table:style-name="ce64">
            <text:p>76.6</text:p>
          </table:table-cell>
          <table:table-cell table:style-name="ce64"/>
          <table:table-cell office:value-type="float" office:value="68.0745" table:style-name="ce64">
            <text:p>68.1</text:p>
          </table:table-cell>
          <table:table-cell table:style-name="ce64"/>
          <table:table-cell office:value-type="float" office:value="45.9392" table:style-name="ce64">
            <text:p>45.9</text:p>
          </table:table-cell>
          <table:table-cell table:style-name="ce64"/>
          <table:table-cell office:value-type="float" office:value="35.2361" table:style-name="ce64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76.5017" table:style-name="ce64">
            <text:p>76.5</text:p>
          </table:table-cell>
          <table:table-cell table:style-name="ce64"/>
          <table:table-cell office:value-type="float" office:value="69.118700000000004" table:style-name="ce64">
            <text:p>69.1</text:p>
          </table:table-cell>
          <table:table-cell table:style-name="ce64"/>
          <table:table-cell office:value-type="float" office:value="43.704100000000004" table:style-name="ce64">
            <text:p>43.7</text:p>
          </table:table-cell>
          <table:table-cell table:style-name="ce64"/>
          <table:table-cell office:value-type="float" office:value="31.911200000000001" table:style-name="ce64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80.159599999999998" table:style-name="ce64">
            <text:p>80.2</text:p>
          </table:table-cell>
          <table:table-cell table:style-name="ce64"/>
          <table:table-cell office:value-type="float" office:value="71.632199999999997" table:style-name="ce64">
            <text:p>71.6</text:p>
          </table:table-cell>
          <table:table-cell table:style-name="ce64"/>
          <table:table-cell office:value-type="float" office:value="49.832599999999999" table:style-name="ce64">
            <text:p>49.8</text:p>
          </table:table-cell>
          <table:table-cell table:style-name="ce64"/>
          <table:table-cell office:value-type="float" office:value="37.699399999999997" table:style-name="ce64">
            <text:p>3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73.557500000000005" table:style-name="ce64">
            <text:p>73.6</text:p>
          </table:table-cell>
          <table:table-cell table:style-name="ce64"/>
          <table:table-cell office:value-type="float" office:value="68.342199999999991" table:style-name="ce64">
            <text:p>68.3</text:p>
          </table:table-cell>
          <table:table-cell table:style-name="ce64"/>
          <table:table-cell office:value-type="float" office:value="41.793100000000003" table:style-name="ce64">
            <text:p>41.8</text:p>
          </table:table-cell>
          <table:table-cell table:style-name="ce64"/>
          <table:table-cell office:value-type="float" office:value="30.424499999999998" table:style-name="ce64">
            <text:p>3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85.059600000000003" table:style-name="ce64">
            <text:p>85.1</text:p>
          </table:table-cell>
          <table:table-cell table:style-name="ce64"/>
          <table:table-cell office:value-type="float" office:value="79.017499999999998" table:style-name="ce64">
            <text:p>79.0</text:p>
          </table:table-cell>
          <table:table-cell table:style-name="ce64"/>
          <table:table-cell office:value-type="float" office:value="54.746099999999998" table:style-name="ce64">
            <text:p>54.7</text:p>
          </table:table-cell>
          <table:table-cell table:style-name="ce64"/>
          <table:table-cell office:value-type="float" office:value="41.814499999999995" table:style-name="ce64">
            <text:p>4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82.037800000000004" table:style-name="ce64">
            <text:p>82.0</text:p>
          </table:table-cell>
          <table:table-cell table:style-name="ce64"/>
          <table:table-cell office:value-type="float" office:value="77.942900000000009" table:style-name="ce64">
            <text:p>77.9</text:p>
          </table:table-cell>
          <table:table-cell table:style-name="ce64"/>
          <table:table-cell office:value-type="float" office:value="54.588999999999999" table:style-name="ce64">
            <text:p>54.6</text:p>
          </table:table-cell>
          <table:table-cell table:style-name="ce64"/>
          <table:table-cell office:value-type="float" office:value="42.198700000000002" table:style-name="ce64">
            <text:p>4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79.270200000000003" table:style-name="ce64">
            <text:p>79.3</text:p>
          </table:table-cell>
          <table:table-cell table:style-name="ce64"/>
          <table:table-cell office:value-type="float" office:value="72.141300000000001" table:style-name="ce64">
            <text:p>72.1</text:p>
          </table:table-cell>
          <table:table-cell table:style-name="ce64"/>
          <table:table-cell office:value-type="float" office:value="46.549900000000001" table:style-name="ce64">
            <text:p>46.5</text:p>
          </table:table-cell>
          <table:table-cell table:style-name="ce64"/>
          <table:table-cell office:value-type="float" office:value="35.214800000000004" table:style-name="ce64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89.462800000000001" table:style-name="ce64">
            <text:p>89.5</text:p>
          </table:table-cell>
          <table:table-cell table:style-name="ce64"/>
          <table:table-cell office:value-type="float" office:value="84.669000000000011" table:style-name="ce64">
            <text:p>84.7</text:p>
          </table:table-cell>
          <table:table-cell table:style-name="ce64"/>
          <table:table-cell office:value-type="float" office:value="59.432600000000001" table:style-name="ce64">
            <text:p>59.4</text:p>
          </table:table-cell>
          <table:table-cell table:style-name="ce64"/>
          <table:table-cell office:value-type="float" office:value="45.361600000000003" table:style-name="ce64">
            <text:p>4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80.0899" table:style-name="ce64">
            <text:p>80.1</text:p>
          </table:table-cell>
          <table:table-cell table:style-name="ce64"/>
          <table:table-cell office:value-type="float" office:value="68.244800000000012" table:style-name="ce64">
            <text:p>68.2</text:p>
          </table:table-cell>
          <table:table-cell table:style-name="ce64"/>
          <table:table-cell office:value-type="float" office:value="47.4328" table:style-name="ce64">
            <text:p>47.4</text:p>
          </table:table-cell>
          <table:table-cell table:style-name="ce64"/>
          <table:table-cell office:value-type="float" office:value="36.619800000000005" table:style-name="ce64">
            <text:p>3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84.8459" table:style-name="ce64">
            <text:p>84.8</text:p>
          </table:table-cell>
          <table:table-cell table:style-name="ce64"/>
          <table:table-cell office:value-type="float" office:value="80.412899999999993" table:style-name="ce64">
            <text:p>80.4</text:p>
          </table:table-cell>
          <table:table-cell table:style-name="ce64"/>
          <table:table-cell office:value-type="float" office:value="57.799800000000005" table:style-name="ce64">
            <text:p>57.8</text:p>
          </table:table-cell>
          <table:table-cell table:style-name="ce64"/>
          <table:table-cell office:value-type="float" office:value="46.845799999999997" table:style-name="ce64">
            <text:p>46.8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82.752800000000008" table:style-name="ce62">
            <text:p>82.8</text:p>
          </table:table-cell>
          <table:table-cell table:style-name="ce62"/>
          <table:table-cell office:value-type="float" office:value="74.1905" table:style-name="ce62">
            <text:p>74.2</text:p>
          </table:table-cell>
          <table:table-cell table:style-name="ce62"/>
          <table:table-cell office:value-type="float" office:value="48.937899999999999" table:style-name="ce62">
            <text:p>48.9</text:p>
          </table:table-cell>
          <table:table-cell table:style-name="ce62"/>
          <table:table-cell office:value-type="float" office:value="36.081699999999998" table:style-name="ce62">
            <text:p>36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82.338200000000001" table:style-name="ce63">
            <text:p>82.3</text:p>
          </table:table-cell>
          <table:table-cell table:style-name="ce63"/>
          <table:table-cell office:value-type="float" office:value="72.513499999999993" table:style-name="ce63">
            <text:p>72.5</text:p>
          </table:table-cell>
          <table:table-cell table:style-name="ce63"/>
          <table:table-cell office:value-type="float" office:value="47.526200000000003" table:style-name="ce63">
            <text:p>47.5</text:p>
          </table:table-cell>
          <table:table-cell table:style-name="ce63"/>
          <table:table-cell office:value-type="float" office:value="32.075800000000001" table:style-name="ce63">
            <text:p>32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88.924700000000001" table:style-name="ce63">
            <text:p>88.9</text:p>
          </table:table-cell>
          <table:table-cell table:style-name="ce63"/>
          <table:table-cell office:value-type="float" office:value="81.916699999999992" table:style-name="ce63">
            <text:p>81.9</text:p>
          </table:table-cell>
          <table:table-cell table:style-name="ce63"/>
          <table:table-cell office:value-type="float" office:value="59.692999999999998" table:style-name="ce63">
            <text:p>59.7</text:p>
          </table:table-cell>
          <table:table-cell table:style-name="ce63"/>
          <table:table-cell office:value-type="float" office:value="44.982399999999998" table:style-name="ce63">
            <text:p>4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79.991100000000003" table:style-name="ce63">
            <text:p>80.0</text:p>
          </table:table-cell>
          <table:table-cell table:style-name="ce63"/>
          <table:table-cell office:value-type="float" office:value="73.039400000000001" table:style-name="ce63">
            <text:p>73.0</text:p>
          </table:table-cell>
          <table:table-cell table:style-name="ce63"/>
          <table:table-cell office:value-type="float" office:value="49.616700000000002" table:style-name="ce63">
            <text:p>49.6</text:p>
          </table:table-cell>
          <table:table-cell table:style-name="ce63"/>
          <table:table-cell office:value-type="float" office:value="36.926900000000003" table:style-name="ce63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76.800700000000006" table:style-name="ce63">
            <text:p>76.8</text:p>
          </table:table-cell>
          <table:table-cell table:style-name="ce63"/>
          <table:table-cell office:value-type="float" office:value="67.156199999999998" table:style-name="ce63">
            <text:p>67.2</text:p>
          </table:table-cell>
          <table:table-cell table:style-name="ce63"/>
          <table:table-cell office:value-type="float" office:value="41.363" table:style-name="ce63">
            <text:p>41.4</text:p>
          </table:table-cell>
          <table:table-cell table:style-name="ce63"/>
          <table:table-cell office:value-type="float" office:value="29.606900000000003" table:style-name="ce63">
            <text:p>29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77.856300000000005" table:style-name="ce63">
            <text:p>77.9</text:p>
          </table:table-cell>
          <table:table-cell table:style-name="ce63"/>
          <table:table-cell office:value-type="float" office:value="66.574999999999989" table:style-name="ce63">
            <text:p>66.6</text:p>
          </table:table-cell>
          <table:table-cell table:style-name="ce63"/>
          <table:table-cell office:value-type="float" office:value="44.344000000000001" table:style-name="ce63">
            <text:p>44.3</text:p>
          </table:table-cell>
          <table:table-cell table:style-name="ce63"/>
          <table:table-cell office:value-type="float" office:value="34.966799999999999" table:style-name="ce63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82.460999999999999" table:style-name="ce63">
            <text:p>82.5</text:p>
          </table:table-cell>
          <table:table-cell table:style-name="ce63"/>
          <table:table-cell office:value-type="float" office:value="74.500799999999998" table:style-name="ce63">
            <text:p>74.5</text:p>
          </table:table-cell>
          <table:table-cell table:style-name="ce63"/>
          <table:table-cell office:value-type="float" office:value="52.3825" table:style-name="ce63">
            <text:p>52.4</text:p>
          </table:table-cell>
          <table:table-cell table:style-name="ce63"/>
          <table:table-cell office:value-type="float" office:value="41.099799999999995" table:style-name="ce63">
            <text:p>41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84.446699999999993" table:style-name="ce63">
            <text:p>84.4</text:p>
          </table:table-cell>
          <table:table-cell table:style-name="ce63"/>
          <table:table-cell office:value-type="float" office:value="76.442599999999999" table:style-name="ce63">
            <text:p>76.4</text:p>
          </table:table-cell>
          <table:table-cell table:style-name="ce63"/>
          <table:table-cell office:value-type="float" office:value="50.763300000000001" table:style-name="ce63">
            <text:p>50.8</text:p>
          </table:table-cell>
          <table:table-cell table:style-name="ce63"/>
          <table:table-cell office:value-type="float" office:value="34.963999999999999" table:style-name="ce63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69.677000000000007" table:style-name="ce63">
            <text:p>69.7</text:p>
          </table:table-cell>
          <table:table-cell table:style-name="ce63"/>
          <table:table-cell office:value-type="float" office:value="61.520300000000006" table:style-name="ce63">
            <text:p>61.5</text:p>
          </table:table-cell>
          <table:table-cell table:style-name="ce63"/>
          <table:table-cell office:value-type="float" office:value="33.9437" table:style-name="ce63">
            <text:p>33.9</text:p>
          </table:table-cell>
          <table:table-cell table:style-name="ce63"/>
          <table:table-cell office:value-type="float" office:value="23.212800000000001" table:style-name="ce63">
            <text:p>23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81.427999999999997" table:style-name="ce63">
            <text:p>81.4</text:p>
          </table:table-cell>
          <table:table-cell table:style-name="ce63"/>
          <table:table-cell office:value-type="float" office:value="73.730499999999992" table:style-name="ce63">
            <text:p>73.7</text:p>
          </table:table-cell>
          <table:table-cell table:style-name="ce63"/>
          <table:table-cell office:value-type="float" office:value="49.110500000000002" table:style-name="ce63">
            <text:p>49.1</text:p>
          </table:table-cell>
          <table:table-cell table:style-name="ce63"/>
          <table:table-cell office:value-type="float" office:value="40.628900000000002" table:style-name="ce63">
            <text:p>4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85.209900000000005" table:style-name="ce63">
            <text:p>85.2</text:p>
          </table:table-cell>
          <table:table-cell table:style-name="ce63"/>
          <table:table-cell office:value-type="float" office:value="77.126899999999992" table:style-name="ce63">
            <text:p>77.1</text:p>
          </table:table-cell>
          <table:table-cell table:style-name="ce63"/>
          <table:table-cell office:value-type="float" office:value="50.058" table:style-name="ce63">
            <text:p>50.1</text:p>
          </table:table-cell>
          <table:table-cell table:style-name="ce63"/>
          <table:table-cell office:value-type="float" office:value="36.567499999999995" table:style-name="ce63">
            <text:p>36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83.528300000000002" table:style-name="ce63">
            <text:p>83.5</text:p>
          </table:table-cell>
          <table:table-cell table:style-name="ce63"/>
          <table:table-cell office:value-type="float" office:value="73.894000000000005" table:style-name="ce63">
            <text:p>73.9</text:p>
          </table:table-cell>
          <table:table-cell table:style-name="ce63"/>
          <table:table-cell office:value-type="float" office:value="48.487900000000003" table:style-name="ce63">
            <text:p>48.5</text:p>
          </table:table-cell>
          <table:table-cell table:style-name="ce63"/>
          <table:table-cell office:value-type="float" office:value="33.137799999999999" table:style-name="ce63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82.155299999999997" table:style-name="ce63">
            <text:p>82.2</text:p>
          </table:table-cell>
          <table:table-cell table:style-name="ce63"/>
          <table:table-cell office:value-type="float" office:value="74.350799999999992" table:style-name="ce63">
            <text:p>74.4</text:p>
          </table:table-cell>
          <table:table-cell table:style-name="ce63"/>
          <table:table-cell office:value-type="float" office:value="46.653599999999997" table:style-name="ce63">
            <text:p>46.7</text:p>
          </table:table-cell>
          <table:table-cell table:style-name="ce63"/>
          <table:table-cell office:value-type="float" office:value="32.354599999999998" table:style-name="ce63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84.762" table:style-name="ce63">
            <text:p>84.8</text:p>
          </table:table-cell>
          <table:table-cell table:style-name="ce63"/>
          <table:table-cell office:value-type="float" office:value="74.311999999999998" table:style-name="ce63">
            <text:p>74.3</text:p>
          </table:table-cell>
          <table:table-cell table:style-name="ce63"/>
          <table:table-cell office:value-type="float" office:value="46.693400000000004" table:style-name="ce63">
            <text:p>46.7</text:p>
          </table:table-cell>
          <table:table-cell table:style-name="ce63"/>
          <table:table-cell office:value-type="float" office:value="34.897300000000001" table:style-name="ce63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87.523200000000003" table:style-name="ce64">
            <text:p>87.5</text:p>
          </table:table-cell>
          <table:table-cell table:style-name="ce64"/>
          <table:table-cell office:value-type="float" office:value="78.740200000000002" table:style-name="ce64">
            <text:p>78.7</text:p>
          </table:table-cell>
          <table:table-cell table:style-name="ce64"/>
          <table:table-cell office:value-type="float" office:value="50.729199999999999" table:style-name="ce64">
            <text:p>50.7</text:p>
          </table:table-cell>
          <table:table-cell table:style-name="ce64"/>
          <table:table-cell office:value-type="float" office:value="39.560400000000001" table:style-name="ce64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85.409300000000002" table:style-name="ce64">
            <text:p>85.4</text:p>
          </table:table-cell>
          <table:table-cell table:style-name="ce64"/>
          <table:table-cell office:value-type="float" office:value="74.355899999999991" table:style-name="ce64">
            <text:p>74.4</text:p>
          </table:table-cell>
          <table:table-cell table:style-name="ce64"/>
          <table:table-cell office:value-type="float" office:value="48.782499999999999" table:style-name="ce64">
            <text:p>48.8</text:p>
          </table:table-cell>
          <table:table-cell table:style-name="ce64"/>
          <table:table-cell office:value-type="float" office:value="37.946200000000005" table:style-name="ce64">
            <text:p>3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82.778099999999995" table:style-name="ce64">
            <text:p>82.8</text:p>
          </table:table-cell>
          <table:table-cell table:style-name="ce64"/>
          <table:table-cell office:value-type="float" office:value="70.991800000000012" table:style-name="ce64">
            <text:p>71.0</text:p>
          </table:table-cell>
          <table:table-cell table:style-name="ce64"/>
          <table:table-cell office:value-type="float" office:value="42.687199999999997" table:style-name="ce64">
            <text:p>42.7</text:p>
          </table:table-cell>
          <table:table-cell table:style-name="ce64"/>
          <table:table-cell office:value-type="float" office:value="30.102699999999999" table:style-name="ce64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82.177700000000002" table:style-name="ce64">
            <text:p>82.2</text:p>
          </table:table-cell>
          <table:table-cell table:style-name="ce64"/>
          <table:table-cell office:value-type="float" office:value="70.761099999999999" table:style-name="ce64">
            <text:p>70.8</text:p>
          </table:table-cell>
          <table:table-cell table:style-name="ce64"/>
          <table:table-cell office:value-type="float" office:value="42.752299999999998" table:style-name="ce64">
            <text:p>42.8</text:p>
          </table:table-cell>
          <table:table-cell table:style-name="ce64"/>
          <table:table-cell office:value-type="float" office:value="30.0686" table:style-name="ce64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80.740600000000001" table:style-name="ce63">
            <text:p>80.7</text:p>
          </table:table-cell>
          <table:table-cell table:style-name="ce63"/>
          <table:table-cell office:value-type="float" office:value="72.7346" table:style-name="ce63">
            <text:p>72.7</text:p>
          </table:table-cell>
          <table:table-cell table:style-name="ce63"/>
          <table:table-cell office:value-type="float" office:value="46.6096" table:style-name="ce63">
            <text:p>46.6</text:p>
          </table:table-cell>
          <table:table-cell table:style-name="ce63"/>
          <table:table-cell office:value-type="float" office:value="34.627599999999994" table:style-name="ce63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81.217100000000002" table:style-name="ce64">
            <text:p>81.2</text:p>
          </table:table-cell>
          <table:table-cell table:style-name="ce64"/>
          <table:table-cell office:value-type="float" office:value="75.083500000000001" table:style-name="ce64">
            <text:p>75.1</text:p>
          </table:table-cell>
          <table:table-cell table:style-name="ce64"/>
          <table:table-cell office:value-type="float" office:value="49.874099999999999" table:style-name="ce64">
            <text:p>49.9</text:p>
          </table:table-cell>
          <table:table-cell table:style-name="ce64"/>
          <table:table-cell office:value-type="float" office:value="37.476999999999997" table:style-name="ce64">
            <text:p>3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79.428899999999999" table:style-name="ce64">
            <text:p>79.4</text:p>
          </table:table-cell>
          <table:table-cell table:style-name="ce64"/>
          <table:table-cell office:value-type="float" office:value="71.7089" table:style-name="ce64">
            <text:p>71.7</text:p>
          </table:table-cell>
          <table:table-cell table:style-name="ce64"/>
          <table:table-cell office:value-type="float" office:value="44.250900000000001" table:style-name="ce64">
            <text:p>44.3</text:p>
          </table:table-cell>
          <table:table-cell table:style-name="ce64"/>
          <table:table-cell office:value-type="float" office:value="33.037799999999997" table:style-name="ce64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80.464399999999998" table:style-name="ce64">
            <text:p>80.5</text:p>
          </table:table-cell>
          <table:table-cell table:style-name="ce64"/>
          <table:table-cell office:value-type="float" office:value="74.733000000000004" table:style-name="ce64">
            <text:p>74.7</text:p>
          </table:table-cell>
          <table:table-cell table:style-name="ce64"/>
          <table:table-cell office:value-type="float" office:value="51.543799999999997" table:style-name="ce64">
            <text:p>51.5</text:p>
          </table:table-cell>
          <table:table-cell table:style-name="ce64"/>
          <table:table-cell office:value-type="float" office:value="39.574599999999997" table:style-name="ce64">
            <text:p>3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80.265799999999999" table:style-name="ce64">
            <text:p>80.3</text:p>
          </table:table-cell>
          <table:table-cell table:style-name="ce64"/>
          <table:table-cell office:value-type="float" office:value="70.923299999999998" table:style-name="ce64">
            <text:p>70.9</text:p>
          </table:table-cell>
          <table:table-cell table:style-name="ce64"/>
          <table:table-cell office:value-type="float" office:value="44.436399999999999" table:style-name="ce64">
            <text:p>44.4</text:p>
          </table:table-cell>
          <table:table-cell table:style-name="ce64"/>
          <table:table-cell office:value-type="float" office:value="30.623099999999997" table:style-name="ce64">
            <text:p>3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81.661600000000007" table:style-name="ce64">
            <text:p>81.7</text:p>
          </table:table-cell>
          <table:table-cell table:style-name="ce64"/>
          <table:table-cell office:value-type="float" office:value="71.562300000000008" table:style-name="ce64">
            <text:p>71.6</text:p>
          </table:table-cell>
          <table:table-cell table:style-name="ce64"/>
          <table:table-cell office:value-type="float" office:value="43.905899999999995" table:style-name="ce64">
            <text:p>43.9</text:p>
          </table:table-cell>
          <table:table-cell table:style-name="ce64"/>
          <table:table-cell office:value-type="float" office:value="32.882300000000001" table:style-name="ce64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83.796000000000006" table:style-name="ce63">
            <text:p>83.8</text:p>
          </table:table-cell>
          <table:table-cell table:style-name="ce63"/>
          <table:table-cell office:value-type="float" office:value="74.873800000000003" table:style-name="ce63">
            <text:p>74.9</text:p>
          </table:table-cell>
          <table:table-cell table:style-name="ce63"/>
          <table:table-cell office:value-type="float" office:value="50.445499999999996" table:style-name="ce63">
            <text:p>50.4</text:p>
          </table:table-cell>
          <table:table-cell table:style-name="ce63"/>
          <table:table-cell office:value-type="float" office:value="36.6098" table:style-name="ce63">
            <text:p>36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82.386700000000005" table:style-name="ce64">
            <text:p>82.4</text:p>
          </table:table-cell>
          <table:table-cell table:style-name="ce64"/>
          <table:table-cell office:value-type="float" office:value="76.371499999999997" table:style-name="ce64">
            <text:p>76.4</text:p>
          </table:table-cell>
          <table:table-cell table:style-name="ce64"/>
          <table:table-cell office:value-type="float" office:value="50.282800000000009" table:style-name="ce64">
            <text:p>50.3</text:p>
          </table:table-cell>
          <table:table-cell table:style-name="ce64"/>
          <table:table-cell office:value-type="float" office:value="34.381299999999996" table:style-name="ce64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81.305199999999999" table:style-name="ce64">
            <text:p>81.3</text:p>
          </table:table-cell>
          <table:table-cell table:style-name="ce64"/>
          <table:table-cell office:value-type="float" office:value="72.717200000000005" table:style-name="ce64">
            <text:p>72.7</text:p>
          </table:table-cell>
          <table:table-cell table:style-name="ce64"/>
          <table:table-cell office:value-type="float" office:value="52.447699999999998" table:style-name="ce64">
            <text:p>52.4</text:p>
          </table:table-cell>
          <table:table-cell table:style-name="ce64"/>
          <table:table-cell office:value-type="float" office:value="38.335299999999997" table:style-name="ce64">
            <text:p>3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84.043999999999997" table:style-name="ce64">
            <text:p>84.0</text:p>
          </table:table-cell>
          <table:table-cell table:style-name="ce64"/>
          <table:table-cell office:value-type="float" office:value="74.5822" table:style-name="ce64">
            <text:p>74.6</text:p>
          </table:table-cell>
          <table:table-cell table:style-name="ce64"/>
          <table:table-cell office:value-type="float" office:value="48.884799999999998" table:style-name="ce64">
            <text:p>48.9</text:p>
          </table:table-cell>
          <table:table-cell table:style-name="ce64"/>
          <table:table-cell office:value-type="float" office:value="33.267600000000002" table:style-name="ce64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85.799300000000002" table:style-name="ce64">
            <text:p>85.8</text:p>
          </table:table-cell>
          <table:table-cell table:style-name="ce64"/>
          <table:table-cell office:value-type="float" office:value="77.883500000000012" table:style-name="ce64">
            <text:p>77.9</text:p>
          </table:table-cell>
          <table:table-cell table:style-name="ce64"/>
          <table:table-cell office:value-type="float" office:value="51.852699999999999" table:style-name="ce64">
            <text:p>51.9</text:p>
          </table:table-cell>
          <table:table-cell table:style-name="ce64"/>
          <table:table-cell office:value-type="float" office:value="35.591999999999999" table:style-name="ce64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84.5274" table:style-name="ce64">
            <text:p>84.5</text:p>
          </table:table-cell>
          <table:table-cell table:style-name="ce64"/>
          <table:table-cell office:value-type="float" office:value="77.841899999999995" table:style-name="ce64">
            <text:p>77.8</text:p>
          </table:table-cell>
          <table:table-cell table:style-name="ce64"/>
          <table:table-cell office:value-type="float" office:value="53.155500000000004" table:style-name="ce64">
            <text:p>53.2</text:p>
          </table:table-cell>
          <table:table-cell table:style-name="ce64"/>
          <table:table-cell office:value-type="float" office:value="40.459200000000003" table:style-name="ce64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86.028300000000002" table:style-name="ce64">
            <text:p>86.0</text:p>
          </table:table-cell>
          <table:table-cell table:style-name="ce64"/>
          <table:table-cell office:value-type="float" office:value="77.900899999999993" table:style-name="ce64">
            <text:p>77.9</text:p>
          </table:table-cell>
          <table:table-cell table:style-name="ce64"/>
          <table:table-cell office:value-type="float" office:value="53.132599999999996" table:style-name="ce64">
            <text:p>53.1</text:p>
          </table:table-cell>
          <table:table-cell table:style-name="ce64"/>
          <table:table-cell office:value-type="float" office:value="39.3688" table:style-name="ce64">
            <text:p>39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82.732700000000008" table:style-name="ce64">
            <text:p>82.7</text:p>
          </table:table-cell>
          <table:table-cell table:style-name="ce64"/>
          <table:table-cell office:value-type="float" office:value="73.802000000000007" table:style-name="ce64">
            <text:p>73.8</text:p>
          </table:table-cell>
          <table:table-cell table:style-name="ce64"/>
          <table:table-cell office:value-type="float" office:value="50.218200000000003" table:style-name="ce64">
            <text:p>50.2</text:p>
          </table:table-cell>
          <table:table-cell table:style-name="ce64"/>
          <table:table-cell office:value-type="float" office:value="35.675400000000003" table:style-name="ce64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81.663300000000007" table:style-name="ce64">
            <text:p>81.7</text:p>
          </table:table-cell>
          <table:table-cell table:style-name="ce64"/>
          <table:table-cell office:value-type="float" office:value="69.3459" table:style-name="ce64">
            <text:p>69.3</text:p>
          </table:table-cell>
          <table:table-cell table:style-name="ce64"/>
          <table:table-cell office:value-type="float" office:value="47.429700000000004" table:style-name="ce64">
            <text:p>47.4</text:p>
          </table:table-cell>
          <table:table-cell table:style-name="ce64"/>
          <table:table-cell office:value-type="float" office:value="36.518799999999999" table:style-name="ce64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8.866799999999998" table:style-name="ce64">
            <text:p>78.9</text:p>
          </table:table-cell>
          <table:table-cell table:style-name="ce64"/>
          <table:table-cell office:value-type="float" office:value="67.1798" table:style-name="ce64">
            <text:p>67.2</text:p>
          </table:table-cell>
          <table:table-cell table:style-name="ce64"/>
          <table:table-cell office:value-type="float" office:value="44.480499999999999" table:style-name="ce64">
            <text:p>44.5</text:p>
          </table:table-cell>
          <table:table-cell table:style-name="ce64"/>
          <table:table-cell office:value-type="float" office:value="32.495400000000004" table:style-name="ce64">
            <text:p>32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86.904600000000002" table:style-name="ce64">
            <text:p>86.9</text:p>
          </table:table-cell>
          <table:table-cell table:style-name="ce64"/>
          <table:table-cell office:value-type="float" office:value="78.050899999999999" table:style-name="ce64">
            <text:p>78.1</text:p>
          </table:table-cell>
          <table:table-cell table:style-name="ce64"/>
          <table:table-cell office:value-type="float" office:value="55.446200000000005" table:style-name="ce64">
            <text:p>55.4</text:p>
          </table:table-cell>
          <table:table-cell table:style-name="ce64"/>
          <table:table-cell office:value-type="float" office:value="42.099899999999998" table:style-name="ce64">
            <text:p>4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88.776399999999995" table:style-name="ce64">
            <text:p>88.8</text:p>
          </table:table-cell>
          <table:table-cell table:style-name="ce64"/>
          <table:table-cell office:value-type="float" office:value="79.943399999999997" table:style-name="ce64">
            <text:p>79.9</text:p>
          </table:table-cell>
          <table:table-cell table:style-name="ce64"/>
          <table:table-cell office:value-type="float" office:value="49.335299999999997" table:style-name="ce64">
            <text:p>49.3</text:p>
          </table:table-cell>
          <table:table-cell table:style-name="ce64"/>
          <table:table-cell office:value-type="float" office:value="36.544199999999996" table:style-name="ce64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82.303400000000011" table:style-name="ce63">
            <text:p>82.3</text:p>
          </table:table-cell>
          <table:table-cell table:style-name="ce63"/>
          <table:table-cell office:value-type="float" office:value="73.868300000000005" table:style-name="ce63">
            <text:p>73.9</text:p>
          </table:table-cell>
          <table:table-cell table:style-name="ce63"/>
          <table:table-cell office:value-type="float" office:value="49.091900000000003" table:style-name="ce63">
            <text:p>49.1</text:p>
          </table:table-cell>
          <table:table-cell table:style-name="ce63"/>
          <table:table-cell office:value-type="float" office:value="36.075299999999999" table:style-name="ce63">
            <text:p>36.1</text:p>
          </table:table-cell>
          <table:table-cell table:number-columns-repeated="16375"/>
        </table:table-row>
        <table:table-row table:style-name="ro9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83.0745" table:style-name="ce64">
            <text:p>83.1</text:p>
          </table:table-cell>
          <table:table-cell table:style-name="ce64"/>
          <table:table-cell office:value-type="float" office:value="73.214100000000002" table:style-name="ce64">
            <text:p>73.2</text:p>
          </table:table-cell>
          <table:table-cell table:style-name="ce64"/>
          <table:table-cell office:value-type="float" office:value="48.508299999999998" table:style-name="ce64">
            <text:p>48.5</text:p>
          </table:table-cell>
          <table:table-cell table:style-name="ce64"/>
          <table:table-cell office:value-type="float" office:value="38.450899999999997" table:style-name="ce64">
            <text:p>3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89.191100000000006" table:style-name="ce64">
            <text:p>89.2</text:p>
          </table:table-cell>
          <table:table-cell table:style-name="ce64"/>
          <table:table-cell office:value-type="float" office:value="83.490299999999991" table:style-name="ce64">
            <text:p>83.5</text:p>
          </table:table-cell>
          <table:table-cell table:style-name="ce64"/>
          <table:table-cell office:value-type="float" office:value="59.752899999999997" table:style-name="ce64">
            <text:p>59.8</text:p>
          </table:table-cell>
          <table:table-cell table:style-name="ce64"/>
          <table:table-cell office:value-type="float" office:value="46.442299999999996" table:style-name="ce64">
            <text:p>4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80.086699999999993" table:style-name="ce64">
            <text:p>80.1</text:p>
          </table:table-cell>
          <table:table-cell table:style-name="ce64"/>
          <table:table-cell office:value-type="float" office:value="73.126100000000008" table:style-name="ce64">
            <text:p>73.1</text:p>
          </table:table-cell>
          <table:table-cell table:style-name="ce64"/>
          <table:table-cell office:value-type="float" office:value="44.787399999999998" table:style-name="ce64">
            <text:p>44.8</text:p>
          </table:table-cell>
          <table:table-cell table:style-name="ce64"/>
          <table:table-cell office:value-type="float" office:value="34.185200000000002" table:style-name="ce64">
            <text:p>3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80.220399999999998" table:style-name="ce64">
            <text:p>80.2</text:p>
          </table:table-cell>
          <table:table-cell table:style-name="ce64"/>
          <table:table-cell office:value-type="float" office:value="72.580799999999996" table:style-name="ce64">
            <text:p>72.6</text:p>
          </table:table-cell>
          <table:table-cell table:style-name="ce64"/>
          <table:table-cell office:value-type="float" office:value="50.372199999999999" table:style-name="ce64">
            <text:p>50.4</text:p>
          </table:table-cell>
          <table:table-cell table:style-name="ce64"/>
          <table:table-cell office:value-type="float" office:value="34.661099999999998" table:style-name="ce64">
            <text:p>3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77.755200000000002" table:style-name="ce64">
            <text:p>77.8</text:p>
          </table:table-cell>
          <table:table-cell table:style-name="ce64"/>
          <table:table-cell office:value-type="float" office:value="67.878700000000009" table:style-name="ce64">
            <text:p>67.9</text:p>
          </table:table-cell>
          <table:table-cell table:style-name="ce64"/>
          <table:table-cell office:value-type="float" office:value="41.070299999999996" table:style-name="ce64">
            <text:p>41.1</text:p>
          </table:table-cell>
          <table:table-cell table:style-name="ce64"/>
          <table:table-cell office:value-type="float" office:value="32.0914" table:style-name="ce64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80.922499999999999" table:style-name="ce64">
            <text:p>80.9</text:p>
          </table:table-cell>
          <table:table-cell table:style-name="ce64"/>
          <table:table-cell office:value-type="float" office:value="68.920400000000001" table:style-name="ce64">
            <text:p>68.9</text:p>
          </table:table-cell>
          <table:table-cell table:style-name="ce64"/>
          <table:table-cell office:value-type="float" office:value="42.305700000000002" table:style-name="ce64">
            <text:p>42.3</text:p>
          </table:table-cell>
          <table:table-cell table:style-name="ce64"/>
          <table:table-cell office:value-type="float" office:value="29.312899999999999" table:style-name="ce64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82.513099999999994" table:style-name="ce64">
            <text:p>82.5</text:p>
          </table:table-cell>
          <table:table-cell table:style-name="ce64"/>
          <table:table-cell office:value-type="float" office:value="73.39" table:style-name="ce64">
            <text:p>73.4</text:p>
          </table:table-cell>
          <table:table-cell table:style-name="ce64"/>
          <table:table-cell office:value-type="float" office:value="49.358899999999998" table:style-name="ce64">
            <text:p>49.4</text:p>
          </table:table-cell>
          <table:table-cell table:style-name="ce64"/>
          <table:table-cell office:value-type="float" office:value="35.787200000000006" table:style-name="ce64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84.248000000000005" table:style-name="ce64">
            <text:p>84.2</text:p>
          </table:table-cell>
          <table:table-cell table:style-name="ce64"/>
          <table:table-cell office:value-type="float" office:value="75.675899999999999" table:style-name="ce64">
            <text:p>75.7</text:p>
          </table:table-cell>
          <table:table-cell table:style-name="ce64"/>
          <table:table-cell office:value-type="float" office:value="52.593500000000006" table:style-name="ce64">
            <text:p>52.6</text:p>
          </table:table-cell>
          <table:table-cell table:style-name="ce64"/>
          <table:table-cell office:value-type="float" office:value="37.122399999999999" table:style-name="ce64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77.767499999999998" table:style-name="ce64">
            <text:p>77.8</text:p>
          </table:table-cell>
          <table:table-cell table:style-name="ce64"/>
          <table:table-cell office:value-type="float" office:value="69.600799999999992" table:style-name="ce64">
            <text:p>69.6</text:p>
          </table:table-cell>
          <table:table-cell table:style-name="ce64"/>
          <table:table-cell office:value-type="float" office:value="46.893799999999999" table:style-name="ce64">
            <text:p>46.9</text:p>
          </table:table-cell>
          <table:table-cell table:style-name="ce64"/>
          <table:table-cell office:value-type="float" office:value="30.904599999999999" table:style-name="ce64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81.218900000000005" table:style-name="ce64">
            <text:p>81.2</text:p>
          </table:table-cell>
          <table:table-cell table:style-name="ce64"/>
          <table:table-cell office:value-type="float" office:value="73.567000000000007" table:style-name="ce64">
            <text:p>73.6</text:p>
          </table:table-cell>
          <table:table-cell table:style-name="ce64"/>
          <table:table-cell office:value-type="float" office:value="50.310600000000008" table:style-name="ce64">
            <text:p>50.3</text:p>
          </table:table-cell>
          <table:table-cell table:style-name="ce64"/>
          <table:table-cell office:value-type="float" office:value="38.379000000000005" table:style-name="ce64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82.9221" table:style-name="ce64">
            <text:p>82.9</text:p>
          </table:table-cell>
          <table:table-cell table:style-name="ce64"/>
          <table:table-cell office:value-type="float" office:value="75.472099999999998" table:style-name="ce64">
            <text:p>75.5</text:p>
          </table:table-cell>
          <table:table-cell table:style-name="ce64"/>
          <table:table-cell office:value-type="float" office:value="51.264800000000001" table:style-name="ce64">
            <text:p>51.3</text:p>
          </table:table-cell>
          <table:table-cell table:style-name="ce64"/>
          <table:table-cell office:value-type="float" office:value="36.965699999999998" table:style-name="ce64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85.686099999999996" table:style-name="ce64">
            <text:p>85.7</text:p>
          </table:table-cell>
          <table:table-cell table:style-name="ce64"/>
          <table:table-cell office:value-type="float" office:value="77.564700000000002" table:style-name="ce64">
            <text:p>77.6</text:p>
          </table:table-cell>
          <table:table-cell table:style-name="ce64"/>
          <table:table-cell office:value-type="float" office:value="48.905900000000003" table:style-name="ce64">
            <text:p>48.9</text:p>
          </table:table-cell>
          <table:table-cell table:style-name="ce64"/>
          <table:table-cell office:value-type="float" office:value="36.832700000000003" table:style-name="ce64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83.221599999999995" table:style-name="ce63">
            <text:p>83.2</text:p>
          </table:table-cell>
          <table:table-cell table:style-name="ce63"/>
          <table:table-cell office:value-type="float" office:value="75.495900000000006" table:style-name="ce63">
            <text:p>75.5</text:p>
          </table:table-cell>
          <table:table-cell table:style-name="ce63"/>
          <table:table-cell office:value-type="float" office:value="51.620600000000003" table:style-name="ce63">
            <text:p>51.6</text:p>
          </table:table-cell>
          <table:table-cell table:style-name="ce63"/>
          <table:table-cell office:value-type="float" office:value="38.628700000000002" table:style-name="ce63">
            <text:p>38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81.456699999999998" table:style-name="ce64">
            <text:p>81.5</text:p>
          </table:table-cell>
          <table:table-cell table:style-name="ce64"/>
          <table:table-cell office:value-type="float" office:value="69.704900000000009" table:style-name="ce64">
            <text:p>69.7</text:p>
          </table:table-cell>
          <table:table-cell table:style-name="ce64"/>
          <table:table-cell office:value-type="float" office:value="42.267099999999999" table:style-name="ce64">
            <text:p>42.3</text:p>
          </table:table-cell>
          <table:table-cell table:style-name="ce64"/>
          <table:table-cell office:value-type="float" office:value="31.828200000000002" table:style-name="ce64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84.79379999999999" table:style-name="ce64">
            <text:p>84.8</text:p>
          </table:table-cell>
          <table:table-cell table:style-name="ce64"/>
          <table:table-cell office:value-type="float" office:value="79.837899999999991" table:style-name="ce64">
            <text:p>79.8</text:p>
          </table:table-cell>
          <table:table-cell table:style-name="ce64"/>
          <table:table-cell office:value-type="float" office:value="60.801600000000001" table:style-name="ce64">
            <text:p>60.8</text:p>
          </table:table-cell>
          <table:table-cell table:style-name="ce64"/>
          <table:table-cell office:value-type="float" office:value="48.9709" table:style-name="ce64">
            <text:p>4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81.166899999999998" table:style-name="ce64">
            <text:p>81.2</text:p>
          </table:table-cell>
          <table:table-cell table:style-name="ce64"/>
          <table:table-cell office:value-type="float" office:value="74.560699999999997" table:style-name="ce64">
            <text:p>74.6</text:p>
          </table:table-cell>
          <table:table-cell table:style-name="ce64"/>
          <table:table-cell office:value-type="float" office:value="49.7226" table:style-name="ce64">
            <text:p>49.7</text:p>
          </table:table-cell>
          <table:table-cell table:style-name="ce64"/>
          <table:table-cell office:value-type="float" office:value="35.3932" table:style-name="ce64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86.090100000000007" table:style-name="ce64">
            <text:p>86.1</text:p>
          </table:table-cell>
          <table:table-cell table:style-name="ce64"/>
          <table:table-cell office:value-type="float" office:value="77.238900000000001" table:style-name="ce64">
            <text:p>77.2</text:p>
          </table:table-cell>
          <table:table-cell table:style-name="ce64"/>
          <table:table-cell office:value-type="float" office:value="49.646299999999997" table:style-name="ce64">
            <text:p>49.6</text:p>
          </table:table-cell>
          <table:table-cell table:style-name="ce64"/>
          <table:table-cell office:value-type="float" office:value="34.007599999999996" table:style-name="ce64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82.35860000000001" table:style-name="ce64">
            <text:p>82.4</text:p>
          </table:table-cell>
          <table:table-cell table:style-name="ce64"/>
          <table:table-cell office:value-type="float" office:value="75.751900000000006" table:style-name="ce64">
            <text:p>75.8</text:p>
          </table:table-cell>
          <table:table-cell table:style-name="ce64"/>
          <table:table-cell office:value-type="float" office:value="54.952199999999998" table:style-name="ce64">
            <text:p>55.0</text:p>
          </table:table-cell>
          <table:table-cell table:style-name="ce64"/>
          <table:table-cell office:value-type="float" office:value="41.598500000000001" table:style-name="ce64">
            <text:p>4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83.60990000000001" table:style-name="ce63">
            <text:p>83.6</text:p>
          </table:table-cell>
          <table:table-cell table:style-name="ce63"/>
          <table:table-cell office:value-type="float" office:value="75.085100000000011" table:style-name="ce63">
            <text:p>75.1</text:p>
          </table:table-cell>
          <table:table-cell table:style-name="ce63"/>
          <table:table-cell office:value-type="float" office:value="48.385199999999998" table:style-name="ce63">
            <text:p>48.4</text:p>
          </table:table-cell>
          <table:table-cell table:style-name="ce63"/>
          <table:table-cell office:value-type="float" office:value="34.957000000000001" table:style-name="ce63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85.233899999999991" table:style-name="ce64">
            <text:p>85.2</text:p>
          </table:table-cell>
          <table:table-cell table:style-name="ce64"/>
          <table:table-cell office:value-type="float" office:value="77.527699999999996" table:style-name="ce64">
            <text:p>77.5</text:p>
          </table:table-cell>
          <table:table-cell table:style-name="ce64"/>
          <table:table-cell office:value-type="float" office:value="52.865399999999994" table:style-name="ce64">
            <text:p>52.9</text:p>
          </table:table-cell>
          <table:table-cell table:style-name="ce64"/>
          <table:table-cell office:value-type="float" office:value="37.801400000000001" table:style-name="ce64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88.28" table:style-name="ce64">
            <text:p>88.3</text:p>
          </table:table-cell>
          <table:table-cell table:style-name="ce64"/>
          <table:table-cell office:value-type="float" office:value="81.185900000000004" table:style-name="ce64">
            <text:p>81.2</text:p>
          </table:table-cell>
          <table:table-cell table:style-name="ce64"/>
          <table:table-cell office:value-type="float" office:value="52.375999999999998" table:style-name="ce64">
            <text:p>52.4</text:p>
          </table:table-cell>
          <table:table-cell table:style-name="ce64"/>
          <table:table-cell office:value-type="float" office:value="37.025400000000005" table:style-name="ce64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85.381700000000009" table:style-name="ce64">
            <text:p>85.4</text:p>
          </table:table-cell>
          <table:table-cell table:style-name="ce64"/>
          <table:table-cell office:value-type="float" office:value="77.779899999999998" table:style-name="ce64">
            <text:p>77.8</text:p>
          </table:table-cell>
          <table:table-cell table:style-name="ce64"/>
          <table:table-cell office:value-type="float" office:value="49.940600000000003" table:style-name="ce64">
            <text:p>49.9</text:p>
          </table:table-cell>
          <table:table-cell table:style-name="ce64"/>
          <table:table-cell office:value-type="float" office:value="35.975299999999997" table:style-name="ce64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81.60260000000001" table:style-name="ce64">
            <text:p>81.6</text:p>
          </table:table-cell>
          <table:table-cell table:style-name="ce64"/>
          <table:table-cell office:value-type="float" office:value="76.372500000000002" table:style-name="ce64">
            <text:p>76.4</text:p>
          </table:table-cell>
          <table:table-cell table:style-name="ce64"/>
          <table:table-cell office:value-type="float" office:value="46.105499999999999" table:style-name="ce64">
            <text:p>46.1</text:p>
          </table:table-cell>
          <table:table-cell table:style-name="ce64"/>
          <table:table-cell office:value-type="float" office:value="32.333500000000001" table:style-name="ce64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85.211199999999991" table:style-name="ce64">
            <text:p>85.2</text:p>
          </table:table-cell>
          <table:table-cell table:style-name="ce64"/>
          <table:table-cell office:value-type="float" office:value="76.069000000000003" table:style-name="ce64">
            <text:p>76.1</text:p>
          </table:table-cell>
          <table:table-cell table:style-name="ce64"/>
          <table:table-cell office:value-type="float" office:value="49.739600000000003" table:style-name="ce64">
            <text:p>49.7</text:p>
          </table:table-cell>
          <table:table-cell table:style-name="ce64"/>
          <table:table-cell office:value-type="float" office:value="37.822000000000003" table:style-name="ce64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80.773399999999995" table:style-name="ce64">
            <text:p>80.8</text:p>
          </table:table-cell>
          <table:table-cell table:style-name="ce64"/>
          <table:table-cell office:value-type="float" office:value="74.079300000000003" table:style-name="ce64">
            <text:p>74.1</text:p>
          </table:table-cell>
          <table:table-cell table:style-name="ce64"/>
          <table:table-cell office:value-type="float" office:value="43.1038" table:style-name="ce64">
            <text:p>43.1</text:p>
          </table:table-cell>
          <table:table-cell table:style-name="ce64"/>
          <table:table-cell office:value-type="float" office:value="33.455400000000004" table:style-name="ce64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79.816500000000005" table:style-name="ce64">
            <text:p>79.8</text:p>
          </table:table-cell>
          <table:table-cell table:style-name="ce64"/>
          <table:table-cell office:value-type="float" office:value="70.887699999999995" table:style-name="ce64">
            <text:p>70.9</text:p>
          </table:table-cell>
          <table:table-cell table:style-name="ce64"/>
          <table:table-cell office:value-type="float" office:value="44.055199999999999" table:style-name="ce64">
            <text:p>44.1</text:p>
          </table:table-cell>
          <table:table-cell table:style-name="ce64"/>
          <table:table-cell office:value-type="float" office:value="32.9208" table:style-name="ce64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79.870699999999999" table:style-name="ce64">
            <text:p>79.9</text:p>
          </table:table-cell>
          <table:table-cell table:style-name="ce64"/>
          <table:table-cell office:value-type="float" office:value="69.311700000000002" table:style-name="ce64">
            <text:p>69.3</text:p>
          </table:table-cell>
          <table:table-cell table:style-name="ce64"/>
          <table:table-cell office:value-type="float" office:value="49.084899999999998" table:style-name="ce64">
            <text:p>49.1</text:p>
          </table:table-cell>
          <table:table-cell table:style-name="ce64"/>
          <table:table-cell office:value-type="float" office:value="33.012999999999998" table:style-name="ce64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82.552199999999999" table:style-name="ce64">
            <text:p>82.6</text:p>
          </table:table-cell>
          <table:table-cell table:style-name="ce64"/>
          <table:table-cell office:value-type="float" office:value="75.71520000000001" table:style-name="ce64">
            <text:p>75.7</text:p>
          </table:table-cell>
          <table:table-cell table:style-name="ce64"/>
          <table:table-cell office:value-type="float" office:value="45.7864" table:style-name="ce64">
            <text:p>45.8</text:p>
          </table:table-cell>
          <table:table-cell table:style-name="ce64"/>
          <table:table-cell office:value-type="float" office:value="30.195100000000004" table:style-name="ce64">
            <text:p>3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85.639399999999995" table:style-name="ce64">
            <text:p>85.6</text:p>
          </table:table-cell>
          <table:table-cell table:style-name="ce64"/>
          <table:table-cell office:value-type="float" office:value="74.045299999999997" table:style-name="ce64">
            <text:p>74.0</text:p>
          </table:table-cell>
          <table:table-cell table:style-name="ce64"/>
          <table:table-cell office:value-type="float" office:value="48.337200000000003" table:style-name="ce64">
            <text:p>48.3</text:p>
          </table:table-cell>
          <table:table-cell table:style-name="ce64"/>
          <table:table-cell office:value-type="float" office:value="35.929499999999997" table:style-name="ce64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82.720800000000011" table:style-name="ce64">
            <text:p>82.7</text:p>
          </table:table-cell>
          <table:table-cell table:style-name="ce64"/>
          <table:table-cell office:value-type="float" office:value="71.347499999999997" table:style-name="ce64">
            <text:p>71.3</text:p>
          </table:table-cell>
          <table:table-cell table:style-name="ce64"/>
          <table:table-cell office:value-type="float" office:value="47.94" table:style-name="ce64">
            <text:p>47.9</text:p>
          </table:table-cell>
          <table:table-cell table:style-name="ce64"/>
          <table:table-cell office:value-type="float" office:value="34.370200000000004" table:style-name="ce64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83.922399999999996" table:style-name="ce63">
            <text:p>83.9</text:p>
          </table:table-cell>
          <table:table-cell table:style-name="ce63"/>
          <table:table-cell office:value-type="float" office:value="75.669600000000003" table:style-name="ce63">
            <text:p>75.7</text:p>
          </table:table-cell>
          <table:table-cell table:style-name="ce63"/>
          <table:table-cell office:value-type="float" office:value="49.3279" table:style-name="ce63">
            <text:p>49.3</text:p>
          </table:table-cell>
          <table:table-cell table:style-name="ce63"/>
          <table:table-cell office:value-type="float" office:value="36.862899999999996" table:style-name="ce63">
            <text:p>36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85.196899999999999" table:style-name="ce64">
            <text:p>85.2</text:p>
          </table:table-cell>
          <table:table-cell table:style-name="ce64"/>
          <table:table-cell office:value-type="float" office:value="76.851900000000001" table:style-name="ce64">
            <text:p>76.9</text:p>
          </table:table-cell>
          <table:table-cell table:style-name="ce64"/>
          <table:table-cell office:value-type="float" office:value="50.380899999999997" table:style-name="ce64">
            <text:p>50.4</text:p>
          </table:table-cell>
          <table:table-cell table:style-name="ce64"/>
          <table:table-cell office:value-type="float" office:value="39.331899999999997" table:style-name="ce64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80.537999999999997" table:style-name="ce64">
            <text:p>80.5</text:p>
          </table:table-cell>
          <table:table-cell table:style-name="ce64"/>
          <table:table-cell office:value-type="float" office:value="74.321600000000004" table:style-name="ce64">
            <text:p>74.3</text:p>
          </table:table-cell>
          <table:table-cell table:style-name="ce64"/>
          <table:table-cell office:value-type="float" office:value="51.4435" table:style-name="ce64">
            <text:p>51.4</text:p>
          </table:table-cell>
          <table:table-cell table:style-name="ce64"/>
          <table:table-cell office:value-type="float" office:value="37.0929" table:style-name="ce64">
            <text:p>3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86.687700000000007" table:style-name="ce64">
            <text:p>86.7</text:p>
          </table:table-cell>
          <table:table-cell table:style-name="ce64"/>
          <table:table-cell office:value-type="float" office:value="77.249900000000011" table:style-name="ce64">
            <text:p>77.2</text:p>
          </table:table-cell>
          <table:table-cell table:style-name="ce64"/>
          <table:table-cell office:value-type="float" office:value="49.1419" table:style-name="ce64">
            <text:p>49.1</text:p>
          </table:table-cell>
          <table:table-cell table:style-name="ce64"/>
          <table:table-cell office:value-type="float" office:value="38.403599999999997" table:style-name="ce64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80.168499999999995" table:style-name="ce64">
            <text:p>80.2</text:p>
          </table:table-cell>
          <table:table-cell table:style-name="ce64"/>
          <table:table-cell office:value-type="float" office:value="71.418999999999997" table:style-name="ce64">
            <text:p>71.4</text:p>
          </table:table-cell>
          <table:table-cell table:style-name="ce64"/>
          <table:table-cell office:value-type="float" office:value="44.978000000000002" table:style-name="ce64">
            <text:p>45.0</text:p>
          </table:table-cell>
          <table:table-cell table:style-name="ce64"/>
          <table:table-cell office:value-type="float" office:value="31.740400000000001" table:style-name="ce64">
            <text:p>3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84.882599999999996" table:style-name="ce64">
            <text:p>84.9</text:p>
          </table:table-cell>
          <table:table-cell table:style-name="ce64"/>
          <table:table-cell office:value-type="float" office:value="77.3352" table:style-name="ce64">
            <text:p>77.3</text:p>
          </table:table-cell>
          <table:table-cell table:style-name="ce64"/>
          <table:table-cell office:value-type="float" office:value="48.619099999999996" table:style-name="ce64">
            <text:p>48.6</text:p>
          </table:table-cell>
          <table:table-cell table:style-name="ce64"/>
          <table:table-cell office:value-type="float" office:value="35.777799999999999" table:style-name="ce64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83.999200000000002" table:style-name="ce64">
            <text:p>84.0</text:p>
          </table:table-cell>
          <table:table-cell table:style-name="ce64"/>
          <table:table-cell office:value-type="float" office:value="74.502700000000004" table:style-name="ce64">
            <text:p>74.5</text:p>
          </table:table-cell>
          <table:table-cell table:style-name="ce64"/>
          <table:table-cell office:value-type="float" office:value="48.043100000000003" table:style-name="ce64">
            <text:p>48.0</text:p>
          </table:table-cell>
          <table:table-cell table:style-name="ce64"/>
          <table:table-cell office:value-type="float" office:value="35.855199999999996" table:style-name="ce64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87.445899999999995" table:style-name="ce64">
            <text:p>87.4</text:p>
          </table:table-cell>
          <table:table-cell table:style-name="ce64"/>
          <table:table-cell office:value-type="float" office:value="78.793500000000009" table:style-name="ce64">
            <text:p>78.8</text:p>
          </table:table-cell>
          <table:table-cell table:style-name="ce64"/>
          <table:table-cell office:value-type="float" office:value="52.614899999999999" table:style-name="ce64">
            <text:p>52.6</text:p>
          </table:table-cell>
          <table:table-cell table:style-name="ce64"/>
          <table:table-cell office:value-type="float" office:value="41.052199999999999" table:style-name="ce64">
            <text:p>41.1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83.110300000000009" table:style-name="ce62">
            <text:p>83.1</text:p>
          </table:table-cell>
          <table:table-cell table:style-name="ce62"/>
          <table:table-cell office:value-type="float" office:value="74.841100000000012" table:style-name="ce62">
            <text:p>74.8</text:p>
          </table:table-cell>
          <table:table-cell table:style-name="ce62"/>
          <table:table-cell office:value-type="float" office:value="49.112899999999996" table:style-name="ce62">
            <text:p>49.1</text:p>
          </table:table-cell>
          <table:table-cell table:style-name="ce62"/>
          <table:table-cell office:value-type="float" office:value="37.3551" table:style-name="ce62">
            <text:p>37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83.3887" table:style-name="ce63">
            <text:p>83.4</text:p>
          </table:table-cell>
          <table:table-cell table:style-name="ce63"/>
          <table:table-cell office:value-type="float" office:value="74.706499999999991" table:style-name="ce63">
            <text:p>74.7</text:p>
          </table:table-cell>
          <table:table-cell table:style-name="ce63"/>
          <table:table-cell office:value-type="float" office:value="52.062200000000004" table:style-name="ce63">
            <text:p>52.1</text:p>
          </table:table-cell>
          <table:table-cell table:style-name="ce63"/>
          <table:table-cell office:value-type="float" office:value="41.522100000000002" table:style-name="ce63">
            <text:p>41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82.460099999999997" table:style-name="ce63">
            <text:p>82.5</text:p>
          </table:table-cell>
          <table:table-cell table:style-name="ce63"/>
          <table:table-cell office:value-type="float" office:value="73.926099999999991" table:style-name="ce63">
            <text:p>73.9</text:p>
          </table:table-cell>
          <table:table-cell table:style-name="ce63"/>
          <table:table-cell office:value-type="float" office:value="47.946600000000004" table:style-name="ce63">
            <text:p>47.9</text:p>
          </table:table-cell>
          <table:table-cell table:style-name="ce63"/>
          <table:table-cell office:value-type="float" office:value="31.848700000000001" table:style-name="ce63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85.906999999999996" table:style-name="ce63">
            <text:p>85.9</text:p>
          </table:table-cell>
          <table:table-cell table:style-name="ce63"/>
          <table:table-cell office:value-type="float" office:value="78.908199999999994" table:style-name="ce63">
            <text:p>78.9</text:p>
          </table:table-cell>
          <table:table-cell table:style-name="ce63"/>
          <table:table-cell office:value-type="float" office:value="56.076300000000003" table:style-name="ce63">
            <text:p>56.1</text:p>
          </table:table-cell>
          <table:table-cell table:style-name="ce63"/>
          <table:table-cell office:value-type="float" office:value="41.723500000000001" table:style-name="ce63">
            <text:p>41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80.891400000000004" table:style-name="ce63">
            <text:p>80.9</text:p>
          </table:table-cell>
          <table:table-cell table:style-name="ce63"/>
          <table:table-cell office:value-type="float" office:value="72.333600000000004" table:style-name="ce63">
            <text:p>72.3</text:p>
          </table:table-cell>
          <table:table-cell table:style-name="ce63"/>
          <table:table-cell office:value-type="float" office:value="45.065300000000001" table:style-name="ce63">
            <text:p>45.1</text:p>
          </table:table-cell>
          <table:table-cell table:style-name="ce63"/>
          <table:table-cell office:value-type="float" office:value="32.895000000000003" table:style-name="ce63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87.510100000000008" table:style-name="ce63">
            <text:p>87.5</text:p>
          </table:table-cell>
          <table:table-cell table:style-name="ce63"/>
          <table:table-cell office:value-type="float" office:value="85.0291" table:style-name="ce63">
            <text:p>85.0</text:p>
          </table:table-cell>
          <table:table-cell table:style-name="ce63"/>
          <table:table-cell office:value-type="float" office:value="70.014200000000002" table:style-name="ce63">
            <text:p>70.0</text:p>
          </table:table-cell>
          <table:table-cell table:style-name="ce63"/>
          <table:table-cell office:value-type="float" office:value="59.408200000000001" table:style-name="ce63">
            <text:p>59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83.412800000000004" table:style-name="ce63">
            <text:p>83.4</text:p>
          </table:table-cell>
          <table:table-cell table:style-name="ce63"/>
          <table:table-cell office:value-type="float" office:value="77.222100000000012" table:style-name="ce63">
            <text:p>77.2</text:p>
          </table:table-cell>
          <table:table-cell table:style-name="ce63"/>
          <table:table-cell office:value-type="float" office:value="46.650000000000006" table:style-name="ce63">
            <text:p>46.7</text:p>
          </table:table-cell>
          <table:table-cell table:style-name="ce63"/>
          <table:table-cell office:value-type="float" office:value="34.614899999999999" table:style-name="ce63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79.593599999999995" table:style-name="ce63">
            <text:p>79.6</text:p>
          </table:table-cell>
          <table:table-cell table:style-name="ce63"/>
          <table:table-cell office:value-type="float" office:value="70.773200000000003" table:style-name="ce63">
            <text:p>70.8</text:p>
          </table:table-cell>
          <table:table-cell table:style-name="ce63"/>
          <table:table-cell office:value-type="float" office:value="46.354800000000004" table:style-name="ce63">
            <text:p>46.4</text:p>
          </table:table-cell>
          <table:table-cell table:style-name="ce63"/>
          <table:table-cell office:value-type="float" office:value="34.6113" table:style-name="ce63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88.738" table:style-name="ce63">
            <text:p>88.7</text:p>
          </table:table-cell>
          <table:table-cell table:style-name="ce63"/>
          <table:table-cell office:value-type="float" office:value="79.555900000000008" table:style-name="ce63">
            <text:p>79.6</text:p>
          </table:table-cell>
          <table:table-cell table:style-name="ce63"/>
          <table:table-cell office:value-type="float" office:value="50.983900000000006" table:style-name="ce63">
            <text:p>51.0</text:p>
          </table:table-cell>
          <table:table-cell table:style-name="ce63"/>
          <table:table-cell office:value-type="float" office:value="38.747900000000001" table:style-name="ce63">
            <text:p>38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83.550600000000003" table:style-name="ce63">
            <text:p>83.6</text:p>
          </table:table-cell>
          <table:table-cell table:style-name="ce63"/>
          <table:table-cell office:value-type="float" office:value="76.203299999999999" table:style-name="ce63">
            <text:p>76.2</text:p>
          </table:table-cell>
          <table:table-cell table:style-name="ce63"/>
          <table:table-cell office:value-type="float" office:value="44.9482" table:style-name="ce63">
            <text:p>44.9</text:p>
          </table:table-cell>
          <table:table-cell table:style-name="ce63"/>
          <table:table-cell office:value-type="float" office:value="34.430799999999998" table:style-name="ce63">
            <text:p>3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82.951499999999996" table:style-name="ce63">
            <text:p>83.0</text:p>
          </table:table-cell>
          <table:table-cell table:style-name="ce63"/>
          <table:table-cell office:value-type="float" office:value="74.208700000000007" table:style-name="ce63">
            <text:p>74.2</text:p>
          </table:table-cell>
          <table:table-cell table:style-name="ce63"/>
          <table:table-cell office:value-type="float" office:value="49.676700000000004" table:style-name="ce63">
            <text:p>49.7</text:p>
          </table:table-cell>
          <table:table-cell table:style-name="ce63"/>
          <table:table-cell office:value-type="float" office:value="37.579099999999997" table:style-name="ce63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84.026600000000002" table:style-name="ce63">
            <text:p>84.0</text:p>
          </table:table-cell>
          <table:table-cell table:style-name="ce63"/>
          <table:table-cell office:value-type="float" office:value="73.334299999999999" table:style-name="ce63">
            <text:p>73.3</text:p>
          </table:table-cell>
          <table:table-cell table:style-name="ce63"/>
          <table:table-cell office:value-type="float" office:value="46.767199999999995" table:style-name="ce63">
            <text:p>46.8</text:p>
          </table:table-cell>
          <table:table-cell table:style-name="ce63"/>
          <table:table-cell office:value-type="float" office:value="39.133400000000002" table:style-name="ce63">
            <text:p>39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82.877299999999991" table:style-name="ce63">
            <text:p>82.9</text:p>
          </table:table-cell>
          <table:table-cell table:style-name="ce63"/>
          <table:table-cell office:value-type="float" office:value="74.327799999999996" table:style-name="ce63">
            <text:p>74.3</text:p>
          </table:table-cell>
          <table:table-cell table:style-name="ce63"/>
          <table:table-cell office:value-type="float" office:value="47.9953" table:style-name="ce63">
            <text:p>48.0</text:p>
          </table:table-cell>
          <table:table-cell table:style-name="ce63"/>
          <table:table-cell office:value-type="float" office:value="38.406700000000001" table:style-name="ce63">
            <text:p>38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85.311099999999996" table:style-name="ce63">
            <text:p>85.3</text:p>
          </table:table-cell>
          <table:table-cell table:style-name="ce63"/>
          <table:table-cell office:value-type="float" office:value="77.115499999999997" table:style-name="ce63">
            <text:p>77.1</text:p>
          </table:table-cell>
          <table:table-cell table:style-name="ce63"/>
          <table:table-cell office:value-type="float" office:value="52.439400000000006" table:style-name="ce63">
            <text:p>52.4</text:p>
          </table:table-cell>
          <table:table-cell table:style-name="ce63"/>
          <table:table-cell office:value-type="float" office:value="41.1678" table:style-name="ce63">
            <text:p>4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85.704800000000006" table:style-name="ce64">
            <text:p>85.7</text:p>
          </table:table-cell>
          <table:table-cell table:style-name="ce64"/>
          <table:table-cell office:value-type="float" office:value="77.599199999999996" table:style-name="ce64">
            <text:p>77.6</text:p>
          </table:table-cell>
          <table:table-cell table:style-name="ce64"/>
          <table:table-cell office:value-type="float" office:value="48.5426" table:style-name="ce64">
            <text:p>48.5</text:p>
          </table:table-cell>
          <table:table-cell table:style-name="ce64"/>
          <table:table-cell office:value-type="float" office:value="38.4176" table:style-name="ce64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90.774799999999999" table:style-name="ce64">
            <text:p>90.8</text:p>
          </table:table-cell>
          <table:table-cell table:style-name="ce64"/>
          <table:table-cell office:value-type="float" office:value="85.10029999999999" table:style-name="ce64">
            <text:p>85.1</text:p>
          </table:table-cell>
          <table:table-cell table:style-name="ce64"/>
          <table:table-cell office:value-type="float" office:value="66.349100000000007" table:style-name="ce64">
            <text:p>66.3</text:p>
          </table:table-cell>
          <table:table-cell table:style-name="ce64"/>
          <table:table-cell office:value-type="float" office:value="54.793700000000001" table:style-name="ce64">
            <text:p>5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82.920400000000001" table:style-name="ce64">
            <text:p>82.9</text:p>
          </table:table-cell>
          <table:table-cell table:style-name="ce64"/>
          <table:table-cell office:value-type="float" office:value="72.143799999999999" table:style-name="ce64">
            <text:p>72.1</text:p>
          </table:table-cell>
          <table:table-cell table:style-name="ce64"/>
          <table:table-cell office:value-type="float" office:value="46.112499999999997" table:style-name="ce64">
            <text:p>46.1</text:p>
          </table:table-cell>
          <table:table-cell table:style-name="ce64"/>
          <table:table-cell office:value-type="float" office:value="36.396599999999999" table:style-name="ce64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81.588300000000004" table:style-name="ce64">
            <text:p>81.6</text:p>
          </table:table-cell>
          <table:table-cell table:style-name="ce64"/>
          <table:table-cell office:value-type="float" office:value="73.3643" table:style-name="ce64">
            <text:p>73.4</text:p>
          </table:table-cell>
          <table:table-cell table:style-name="ce64"/>
          <table:table-cell office:value-type="float" office:value="52.376400000000004" table:style-name="ce64">
            <text:p>52.4</text:p>
          </table:table-cell>
          <table:table-cell table:style-name="ce64"/>
          <table:table-cell office:value-type="float" office:value="37.828099999999999" table:style-name="ce64">
            <text:p>3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85.041799999999995" table:style-name="ce64">
            <text:p>85.0</text:p>
          </table:table-cell>
          <table:table-cell table:style-name="ce64"/>
          <table:table-cell office:value-type="float" office:value="76.0685" table:style-name="ce64">
            <text:p>76.1</text:p>
          </table:table-cell>
          <table:table-cell table:style-name="ce64"/>
          <table:table-cell office:value-type="float" office:value="53.282600000000002" table:style-name="ce64">
            <text:p>53.3</text:p>
          </table:table-cell>
          <table:table-cell table:style-name="ce64"/>
          <table:table-cell office:value-type="float" office:value="40.817300000000003" table:style-name="ce64">
            <text:p>4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85.881600000000006" table:style-name="ce64">
            <text:p>85.9</text:p>
          </table:table-cell>
          <table:table-cell table:style-name="ce64"/>
          <table:table-cell office:value-type="float" office:value="77.385099999999994" table:style-name="ce64">
            <text:p>77.4</text:p>
          </table:table-cell>
          <table:table-cell table:style-name="ce64"/>
          <table:table-cell office:value-type="float" office:value="49.794899999999998" table:style-name="ce64">
            <text:p>49.8</text:p>
          </table:table-cell>
          <table:table-cell table:style-name="ce64"/>
          <table:table-cell office:value-type="float" office:value="39.205100000000002" table:style-name="ce64">
            <text:p>3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81.525000000000006" table:style-name="ce64">
            <text:p>81.5</text:p>
          </table:table-cell>
          <table:table-cell table:style-name="ce64"/>
          <table:table-cell office:value-type="float" office:value="72.826100000000011" table:style-name="ce64">
            <text:p>72.8</text:p>
          </table:table-cell>
          <table:table-cell table:style-name="ce64"/>
          <table:table-cell office:value-type="float" office:value="44.978400000000001" table:style-name="ce64">
            <text:p>45.0</text:p>
          </table:table-cell>
          <table:table-cell table:style-name="ce64"/>
          <table:table-cell office:value-type="float" office:value="34.623399999999997" table:style-name="ce64">
            <text:p>3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84.554200000000009" table:style-name="ce64">
            <text:p>84.6</text:p>
          </table:table-cell>
          <table:table-cell table:style-name="ce64"/>
          <table:table-cell office:value-type="float" office:value="76.229199999999992" table:style-name="ce64">
            <text:p>76.2</text:p>
          </table:table-cell>
          <table:table-cell table:style-name="ce64"/>
          <table:table-cell office:value-type="float" office:value="51.878700000000002" table:style-name="ce64">
            <text:p>51.9</text:p>
          </table:table-cell>
          <table:table-cell table:style-name="ce64"/>
          <table:table-cell office:value-type="float" office:value="40.910299999999999" table:style-name="ce64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82.906300000000002" table:style-name="ce63">
            <text:p>82.9</text:p>
          </table:table-cell>
          <table:table-cell table:style-name="ce63"/>
          <table:table-cell office:value-type="float" office:value="74.499700000000004" table:style-name="ce63">
            <text:p>74.5</text:p>
          </table:table-cell>
          <table:table-cell table:style-name="ce63"/>
          <table:table-cell office:value-type="float" office:value="48.149500000000003" table:style-name="ce63">
            <text:p>48.1</text:p>
          </table:table-cell>
          <table:table-cell table:style-name="ce63"/>
          <table:table-cell office:value-type="float" office:value="35.254899999999999" table:style-name="ce63">
            <text:p>35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82.367599999999996" table:style-name="ce64">
            <text:p>82.4</text:p>
          </table:table-cell>
          <table:table-cell table:style-name="ce64"/>
          <table:table-cell office:value-type="float" office:value="70.976200000000006" table:style-name="ce64">
            <text:p>71.0</text:p>
          </table:table-cell>
          <table:table-cell table:style-name="ce64"/>
          <table:table-cell office:value-type="float" office:value="40.091000000000001" table:style-name="ce64">
            <text:p>40.1</text:p>
          </table:table-cell>
          <table:table-cell table:style-name="ce64"/>
          <table:table-cell office:value-type="float" office:value="29.666900000000002" table:style-name="ce64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82.280500000000004" table:style-name="ce64">
            <text:p>82.3</text:p>
          </table:table-cell>
          <table:table-cell table:style-name="ce64"/>
          <table:table-cell office:value-type="float" office:value="71.972300000000004" table:style-name="ce64">
            <text:p>72.0</text:p>
          </table:table-cell>
          <table:table-cell table:style-name="ce64"/>
          <table:table-cell office:value-type="float" office:value="44.145400000000002" table:style-name="ce64">
            <text:p>44.1</text:p>
          </table:table-cell>
          <table:table-cell table:style-name="ce64"/>
          <table:table-cell office:value-type="float" office:value="27.8447" table:style-name="ce64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81.7958" table:style-name="ce64">
            <text:p>81.8</text:p>
          </table:table-cell>
          <table:table-cell table:style-name="ce64"/>
          <table:table-cell office:value-type="float" office:value="75.7697" table:style-name="ce64">
            <text:p>75.8</text:p>
          </table:table-cell>
          <table:table-cell table:style-name="ce64"/>
          <table:table-cell office:value-type="float" office:value="49.115600000000001" table:style-name="ce64">
            <text:p>49.1</text:p>
          </table:table-cell>
          <table:table-cell table:style-name="ce64"/>
          <table:table-cell office:value-type="float" office:value="36.508800000000001" table:style-name="ce64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84.751800000000003" table:style-name="ce64">
            <text:p>84.8</text:p>
          </table:table-cell>
          <table:table-cell table:style-name="ce64"/>
          <table:table-cell office:value-type="float" office:value="75.097700000000003" table:style-name="ce64">
            <text:p>75.1</text:p>
          </table:table-cell>
          <table:table-cell table:style-name="ce64"/>
          <table:table-cell office:value-type="float" office:value="52.538899999999998" table:style-name="ce64">
            <text:p>52.5</text:p>
          </table:table-cell>
          <table:table-cell table:style-name="ce64"/>
          <table:table-cell office:value-type="float" office:value="40.499099999999999" table:style-name="ce64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82.614100000000008" table:style-name="ce64">
            <text:p>82.6</text:p>
          </table:table-cell>
          <table:table-cell table:style-name="ce64"/>
          <table:table-cell office:value-type="float" office:value="74.283999999999992" table:style-name="ce64">
            <text:p>74.3</text:p>
          </table:table-cell>
          <table:table-cell table:style-name="ce64"/>
          <table:table-cell office:value-type="float" office:value="48.124499999999998" table:style-name="ce64">
            <text:p>48.1</text:p>
          </table:table-cell>
          <table:table-cell table:style-name="ce64"/>
          <table:table-cell office:value-type="float" office:value="35.956400000000002" table:style-name="ce64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84.490399999999994" table:style-name="ce64">
            <text:p>84.5</text:p>
          </table:table-cell>
          <table:table-cell table:style-name="ce64"/>
          <table:table-cell office:value-type="float" office:value="79.268799999999999" table:style-name="ce64">
            <text:p>79.3</text:p>
          </table:table-cell>
          <table:table-cell table:style-name="ce64"/>
          <table:table-cell office:value-type="float" office:value="55.664000000000001" table:style-name="ce64">
            <text:p>55.7</text:p>
          </table:table-cell>
          <table:table-cell table:style-name="ce64"/>
          <table:table-cell office:value-type="float" office:value="43.553399999999996" table:style-name="ce64">
            <text:p>4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82.096699999999998" table:style-name="ce63">
            <text:p>82.1</text:p>
          </table:table-cell>
          <table:table-cell table:style-name="ce63"/>
          <table:table-cell office:value-type="float" office:value="72.861500000000007" table:style-name="ce63">
            <text:p>72.9</text:p>
          </table:table-cell>
          <table:table-cell table:style-name="ce63"/>
          <table:table-cell office:value-type="float" office:value="48.798299999999998" table:style-name="ce63">
            <text:p>48.8</text:p>
          </table:table-cell>
          <table:table-cell table:style-name="ce63"/>
          <table:table-cell office:value-type="float" office:value="37.2714" table:style-name="ce63">
            <text:p>37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86.012" table:style-name="ce64">
            <text:p>86.0</text:p>
          </table:table-cell>
          <table:table-cell table:style-name="ce64"/>
          <table:table-cell office:value-type="float" office:value="78.256199999999993" table:style-name="ce64">
            <text:p>78.3</text:p>
          </table:table-cell>
          <table:table-cell table:style-name="ce64"/>
          <table:table-cell office:value-type="float" office:value="55.388599999999997" table:style-name="ce64">
            <text:p>55.4</text:p>
          </table:table-cell>
          <table:table-cell table:style-name="ce64"/>
          <table:table-cell office:value-type="float" office:value="43.971800000000002" table:style-name="ce64">
            <text:p>4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83.585299999999989" table:style-name="ce64">
            <text:p>83.6</text:p>
          </table:table-cell>
          <table:table-cell table:style-name="ce64"/>
          <table:table-cell office:value-type="float" office:value="75.0124" table:style-name="ce64">
            <text:p>75.0</text:p>
          </table:table-cell>
          <table:table-cell table:style-name="ce64"/>
          <table:table-cell office:value-type="float" office:value="49.566200000000002" table:style-name="ce64">
            <text:p>49.6</text:p>
          </table:table-cell>
          <table:table-cell table:style-name="ce64"/>
          <table:table-cell office:value-type="float" office:value="38.742900000000006" table:style-name="ce64">
            <text:p>38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77.488100000000003" table:style-name="ce64">
            <text:p>77.5</text:p>
          </table:table-cell>
          <table:table-cell table:style-name="ce64"/>
          <table:table-cell office:value-type="float" office:value="71.089500000000001" table:style-name="ce64">
            <text:p>71.1</text:p>
          </table:table-cell>
          <table:table-cell table:style-name="ce64"/>
          <table:table-cell office:value-type="float" office:value="46.307900000000004" table:style-name="ce64">
            <text:p>46.3</text:p>
          </table:table-cell>
          <table:table-cell table:style-name="ce64"/>
          <table:table-cell office:value-type="float" office:value="38.357300000000002" table:style-name="ce64">
            <text:p>3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81.699299999999994" table:style-name="ce64">
            <text:p>81.7</text:p>
          </table:table-cell>
          <table:table-cell table:style-name="ce64"/>
          <table:table-cell office:value-type="float" office:value="68.848699999999994" table:style-name="ce64">
            <text:p>68.8</text:p>
          </table:table-cell>
          <table:table-cell table:style-name="ce64"/>
          <table:table-cell office:value-type="float" office:value="42.011800000000001" table:style-name="ce64">
            <text:p>42.0</text:p>
          </table:table-cell>
          <table:table-cell table:style-name="ce64"/>
          <table:table-cell office:value-type="float" office:value="31.161499999999997" table:style-name="ce64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81.528199999999998" table:style-name="ce64">
            <text:p>81.5</text:p>
          </table:table-cell>
          <table:table-cell table:style-name="ce64"/>
          <table:table-cell office:value-type="float" office:value="71.029399999999995" table:style-name="ce64">
            <text:p>71.0</text:p>
          </table:table-cell>
          <table:table-cell table:style-name="ce64"/>
          <table:table-cell office:value-type="float" office:value="50.293399999999998" table:style-name="ce64">
            <text:p>50.3</text:p>
          </table:table-cell>
          <table:table-cell table:style-name="ce64"/>
          <table:table-cell office:value-type="float" office:value="35.649099999999997" table:style-name="ce64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81.106400000000008" table:style-name="ce64">
            <text:p>81.1</text:p>
          </table:table-cell>
          <table:table-cell table:style-name="ce64"/>
          <table:table-cell office:value-type="float" office:value="73.131399999999999" table:style-name="ce64">
            <text:p>73.1</text:p>
          </table:table-cell>
          <table:table-cell table:style-name="ce64"/>
          <table:table-cell office:value-type="float" office:value="49.008899999999997" table:style-name="ce64">
            <text:p>49.0</text:p>
          </table:table-cell>
          <table:table-cell table:style-name="ce64"/>
          <table:table-cell office:value-type="float" office:value="36.317500000000003" table:style-name="ce64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81.145499999999998" table:style-name="ce63">
            <text:p>81.1</text:p>
          </table:table-cell>
          <table:table-cell table:style-name="ce63"/>
          <table:table-cell office:value-type="float" office:value="73.719400000000007" table:style-name="ce63">
            <text:p>73.7</text:p>
          </table:table-cell>
          <table:table-cell table:style-name="ce63"/>
          <table:table-cell office:value-type="float" office:value="48.325400000000002" table:style-name="ce63">
            <text:p>48.3</text:p>
          </table:table-cell>
          <table:table-cell table:style-name="ce63"/>
          <table:table-cell office:value-type="float" office:value="37.045200000000001" table:style-name="ce63">
            <text:p>37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79.319600000000008" table:style-name="ce64">
            <text:p>79.3</text:p>
          </table:table-cell>
          <table:table-cell table:style-name="ce64"/>
          <table:table-cell office:value-type="float" office:value="68.924499999999995" table:style-name="ce64">
            <text:p>68.9</text:p>
          </table:table-cell>
          <table:table-cell table:style-name="ce64"/>
          <table:table-cell office:value-type="float" office:value="45.997300000000003" table:style-name="ce64">
            <text:p>46.0</text:p>
          </table:table-cell>
          <table:table-cell table:style-name="ce64"/>
          <table:table-cell office:value-type="float" office:value="37.333399999999997" table:style-name="ce64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78.639200000000002" table:style-name="ce64">
            <text:p>78.6</text:p>
          </table:table-cell>
          <table:table-cell table:style-name="ce64"/>
          <table:table-cell office:value-type="float" office:value="72.040400000000005" table:style-name="ce64">
            <text:p>72.0</text:p>
          </table:table-cell>
          <table:table-cell table:style-name="ce64"/>
          <table:table-cell office:value-type="float" office:value="47.326800000000006" table:style-name="ce64">
            <text:p>47.3</text:p>
          </table:table-cell>
          <table:table-cell table:style-name="ce64"/>
          <table:table-cell office:value-type="float" office:value="37.174199999999999" table:style-name="ce64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78.466999999999999" table:style-name="ce64">
            <text:p>78.5</text:p>
          </table:table-cell>
          <table:table-cell table:style-name="ce64"/>
          <table:table-cell office:value-type="float" office:value="71.730699999999999" table:style-name="ce64">
            <text:p>71.7</text:p>
          </table:table-cell>
          <table:table-cell table:style-name="ce64"/>
          <table:table-cell office:value-type="float" office:value="41.625299999999996" table:style-name="ce64">
            <text:p>41.6</text:p>
          </table:table-cell>
          <table:table-cell table:style-name="ce64"/>
          <table:table-cell office:value-type="float" office:value="31.622699999999998" table:style-name="ce64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87.7453" table:style-name="ce64">
            <text:p>87.7</text:p>
          </table:table-cell>
          <table:table-cell table:style-name="ce64"/>
          <table:table-cell office:value-type="float" office:value="80.816699999999997" table:style-name="ce64">
            <text:p>80.8</text:p>
          </table:table-cell>
          <table:table-cell table:style-name="ce64"/>
          <table:table-cell office:value-type="float" office:value="58.2562" table:style-name="ce64">
            <text:p>58.3</text:p>
          </table:table-cell>
          <table:table-cell table:style-name="ce64"/>
          <table:table-cell office:value-type="float" office:value="41.256" table:style-name="ce64">
            <text:p>4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86.540199999999999" table:style-name="ce64">
            <text:p>86.5</text:p>
          </table:table-cell>
          <table:table-cell table:style-name="ce64"/>
          <table:table-cell office:value-type="float" office:value="80.878100000000003" table:style-name="ce64">
            <text:p>80.9</text:p>
          </table:table-cell>
          <table:table-cell table:style-name="ce64"/>
          <table:table-cell office:value-type="float" office:value="57.991499999999995" table:style-name="ce64">
            <text:p>58.0</text:p>
          </table:table-cell>
          <table:table-cell table:style-name="ce64"/>
          <table:table-cell office:value-type="float" office:value="46.936299999999996" table:style-name="ce64">
            <text:p>46.9</text:p>
          </table:table-cell>
          <table:table-cell table:number-columns-repeated="16375" table:style-name="ce41"/>
        </table:table-row>
        <table:table-row table:style-name="ro10">
          <table:table-cell table:style-name="ce50"/>
          <table:table-cell table:style-name="ce51"/>
          <table:table-cell table:number-columns-repeated="7" table:style-name="ce52"/>
          <table:table-cell table:number-columns-repeated="16375"/>
        </table:table-row>
        <table:table-row table:style-name="ro11">
          <table:table-cell office:value-type="string" table:style-name="ce2">
            <text:p>1 "Walking" in this table refers to any continuous walk of over 10 minutes, irrespective of purpose.</text:p>
          </table:table-cell>
          <table:table-cell table:style-name="ce53"/>
          <table:table-cell table:number-columns-repeated="7" table:style-name="ce54"/>
          <table:table-cell table:number-columns-repeated="16375"/>
        </table:table-row>
        <table:table-row table:style-name="ro12">
          <table:table-cell office:value-type="string" table:style-name="ce2">
            <text:p>2 "Cycling" in this table refers to any cycling, irrespective of length or purpose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2">
            <text:p>3 These statistics cover the time period mid-November 2016 to mid-November 2017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16">
            <text:p>4 Results are grouped according to the area where respondents live, which may not be the same as the area where they walk or cycle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56">
            <text:p>5 Sample sizes for the Isles of Scilly and City of London are very small and caution is needed in interpreting these results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3">
          <table:table-cell table:style-name="ce2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8">
            <text:p>Source: Active Lives Survey - Sport England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Last updated: August 2018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Next update: Summer 2019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table:style-name="ce16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60">
            <text:p>Telephone: 020 7944 3077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number-columns-repeated="7" table:style-name="ce55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</table:table>
      <table:table table:name="CW0301_CI_1617" table:style-name="ta3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5" table:number-columns-repeated="16375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_CI</text:p>
          </table:table-cell>
          <table:table-cell table:style-name="ce2"/>
          <table:table-cell table:style-name="ce66"/>
          <table:table-cell table:number-columns-repeated="6" table:style-name="ce67"/>
          <table:table-cell table:number-columns-repeated="16375"/>
        </table:table-row>
        <table:table-row table:style-name="ro1">
          <table:table-cell office:value-type="string" table:style-name="ce9">
            <text:p>Walking<text:span text:style-name="T2">1</text:span><text:s/>or cycling<text:span text:style-name="T2">2</text:span><text:s/>estimates: 95% Confidence interval half widths, England, 2016-2017<text:span text:style-name="T2">3</text:span></text:p>
          </table:table-cell>
          <table:table-cell table:style-name="ce10"/>
          <table:table-cell table:style-name="ce68"/>
          <table:table-cell table:number-columns-repeated="6" table:style-name="ce69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style-name="ce17"/>
          <table:table-cell table:style-name="ce66"/>
          <table:table-cell table:style-name="ce17"/>
          <table:table-cell table:style-name="ce66"/>
          <table:table-cell table:style-name="ce17"/>
          <table:table-cell table:style-name="ce66"/>
          <table:table-cell office:value-type="string" table:style-name="ce18">
            <text:p>Percentage points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2">
            <text:p>Once per month</text:p>
          </table:table-cell>
          <table:table-cell table:style-name="ce70"/>
          <table:table-cell office:value-type="string" table:style-name="ce22">
            <text:p>Once per week</text:p>
          </table:table-cell>
          <table:table-cell table:style-name="ce70"/>
          <table:table-cell office:value-type="string" table:style-name="ce22">
            <text:p>Three times per week</text:p>
          </table:table-cell>
          <table:table-cell table:style-name="ce70"/>
          <table:table-cell office:value-type="string" table:style-name="ce22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71">
            <text:p>2016-17</text:p>
          </table:table-cell>
          <table:table-cell table:style-name="ce72"/>
          <table:table-cell office:value-type="string" table:style-name="ce71">
            <text:p>2016-17</text:p>
          </table:table-cell>
          <table:table-cell table:style-name="ce72"/>
          <table:table-cell office:value-type="string" table:style-name="ce71">
            <text:p>2016-17</text:p>
          </table:table-cell>
          <table:table-cell table:style-name="ce72"/>
          <table:table-cell office:value-type="string" table:style-name="ce71">
            <text:p>2016-17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0.25572146970505027" table:style-name="ce29">
            <text:p>0.3</text:p>
          </table:table-cell>
          <table:table-cell table:style-name="ce29"/>
          <table:table-cell office:value-type="float" office:value="0.28506690111431698" table:style-name="ce29">
            <text:p>0.3</text:p>
          </table:table-cell>
          <table:table-cell table:style-name="ce29"/>
          <table:table-cell office:value-type="float" office:value="0.31670172022475462" table:style-name="ce29">
            <text:p>0.3</text:p>
          </table:table-cell>
          <table:table-cell table:style-name="ce29"/>
          <table:table-cell office:value-type="float" office:value="0.30596690048050323" table:style-name="ce29">
            <text:p>0.3</text:p>
          </table:table-cell>
          <table:table-cell table:number-columns-repeated="16375" table:style-name="ce26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1.1755231397161725" table:style-name="ce29">
            <text:p>1.2</text:p>
          </table:table-cell>
          <table:table-cell table:style-name="ce29"/>
          <table:table-cell office:value-type="float" office:value="1.3092821208875893" table:style-name="ce29">
            <text:p>1.3</text:p>
          </table:table-cell>
          <table:table-cell table:style-name="ce29"/>
          <table:table-cell office:value-type="float" office:value="1.4488557128007173" table:style-name="ce29">
            <text:p>1.4</text:p>
          </table:table-cell>
          <table:table-cell table:style-name="ce29"/>
          <table:table-cell office:value-type="float" office:value="1.416031760233083" table:style-name="ce29">
            <text:p>1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2.9164471585505169" table:style-name="ce35">
            <text:p>2.9</text:p>
          </table:table-cell>
          <table:table-cell table:style-name="ce103"/>
          <table:table-cell office:value-type="float" office:value="3.4320072346652242" table:style-name="ce103">
            <text:p>3.4</text:p>
          </table:table-cell>
          <table:table-cell table:style-name="ce103"/>
          <table:table-cell office:value-type="float" office:value="4.1005031111186696" table:style-name="ce103">
            <text:p>4.1</text:p>
          </table:table-cell>
          <table:table-cell table:style-name="ce103"/>
          <table:table-cell office:value-type="float" office:value="4.1679771518363768" table:style-name="ce103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4.43876249264944" table:style-name="ce35">
            <text:p>4.4</text:p>
          </table:table-cell>
          <table:table-cell table:style-name="ce103"/>
          <table:table-cell office:value-type="float" office:value="5.0658649299203162" table:style-name="ce103">
            <text:p>5.1</text:p>
          </table:table-cell>
          <table:table-cell table:style-name="ce103"/>
          <table:table-cell office:value-type="float" office:value="5.4276728584651597" table:style-name="ce103">
            <text:p>5.4</text:p>
          </table:table-cell>
          <table:table-cell table:style-name="ce103"/>
          <table:table-cell office:value-type="float" office:value="5.1379769233278694" table:style-name="ce103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4.9824454010965136" table:style-name="ce35">
            <text:p>5.0</text:p>
          </table:table-cell>
          <table:table-cell table:style-name="ce103"/>
          <table:table-cell office:value-type="float" office:value="5.4189182313397977" table:style-name="ce103">
            <text:p>5.4</text:p>
          </table:table-cell>
          <table:table-cell table:style-name="ce103"/>
          <table:table-cell office:value-type="float" office:value="5.7467084786570091" table:style-name="ce103">
            <text:p>5.7</text:p>
          </table:table-cell>
          <table:table-cell table:style-name="ce103"/>
          <table:table-cell office:value-type="float" office:value="5.4741048010501725" table:style-name="ce103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4.9372409656848415" table:style-name="ce35">
            <text:p>4.9</text:p>
          </table:table-cell>
          <table:table-cell table:style-name="ce103"/>
          <table:table-cell office:value-type="float" office:value="5.3276415731023601" table:style-name="ce103">
            <text:p>5.3</text:p>
          </table:table-cell>
          <table:table-cell table:style-name="ce103"/>
          <table:table-cell office:value-type="float" office:value="5.6131030558135837" table:style-name="ce103">
            <text:p>5.6</text:p>
          </table:table-cell>
          <table:table-cell table:style-name="ce103"/>
          <table:table-cell office:value-type="float" office:value="5.2633913881921623" table:style-name="ce103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3.2223334857005015" table:style-name="ce35">
            <text:p>3.2</text:p>
          </table:table-cell>
          <table:table-cell table:style-name="ce103"/>
          <table:table-cell office:value-type="float" office:value="3.6117605888116966" table:style-name="ce103">
            <text:p>3.6</text:p>
          </table:table-cell>
          <table:table-cell table:style-name="ce103"/>
          <table:table-cell office:value-type="float" office:value="3.9975362358438735" table:style-name="ce103">
            <text:p>4.0</text:p>
          </table:table-cell>
          <table:table-cell table:style-name="ce103"/>
          <table:table-cell office:value-type="float" office:value="3.926386009168942" table:style-name="ce103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4.7236182393688653" table:style-name="ce35">
            <text:p>4.7</text:p>
          </table:table-cell>
          <table:table-cell table:style-name="ce103"/>
          <table:table-cell office:value-type="float" office:value="5.0998547047525156" table:style-name="ce103">
            <text:p>5.1</text:p>
          </table:table-cell>
          <table:table-cell table:style-name="ce103"/>
          <table:table-cell office:value-type="float" office:value="5.6242621782342797" table:style-name="ce103">
            <text:p>5.6</text:p>
          </table:table-cell>
          <table:table-cell table:style-name="ce103"/>
          <table:table-cell office:value-type="float" office:value="5.4451949086883333" table:style-name="ce10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5.4611723277888657" table:style-name="ce35">
            <text:p>5.5</text:p>
          </table:table-cell>
          <table:table-cell table:style-name="ce103"/>
          <table:table-cell office:value-type="float" office:value="5.6636944862951788" table:style-name="ce103">
            <text:p>5.7</text:p>
          </table:table-cell>
          <table:table-cell table:style-name="ce103"/>
          <table:table-cell office:value-type="float" office:value="5.7822294729151018" table:style-name="ce103">
            <text:p>5.8</text:p>
          </table:table-cell>
          <table:table-cell table:style-name="ce103"/>
          <table:table-cell office:value-type="float" office:value="5.41980435439865" table:style-name="ce10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1.7107877031593999" table:style-name="ce35">
            <text:p>1.7</text:p>
          </table:table-cell>
          <table:table-cell table:style-name="ce104"/>
          <table:table-cell office:value-type="float" office:value="1.8897120048105731" table:style-name="ce104">
            <text:p>1.9</text:p>
          </table:table-cell>
          <table:table-cell table:style-name="ce104"/>
          <table:table-cell office:value-type="float" office:value="2.0217356916813864" table:style-name="ce104">
            <text:p>2.0</text:p>
          </table:table-cell>
          <table:table-cell table:style-name="ce104"/>
          <table:table-cell office:value-type="float" office:value="1.9390286642695931" table:style-name="ce104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4.4963942162311472" table:style-name="ce74">
            <text:p>4.5</text:p>
          </table:table-cell>
          <table:table-cell table:style-name="ce102"/>
          <table:table-cell office:value-type="float" office:value="5.0579840820381357" table:style-name="ce102">
            <text:p>5.1</text:p>
          </table:table-cell>
          <table:table-cell table:style-name="ce102"/>
          <table:table-cell office:value-type="float" office:value="5.5773323994656341" table:style-name="ce102">
            <text:p>5.6</text:p>
          </table:table-cell>
          <table:table-cell table:style-name="ce102"/>
          <table:table-cell office:value-type="float" office:value="5.5924038052330758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2.2573879129088925" table:style-name="ce74">
            <text:p>2.3</text:p>
          </table:table-cell>
          <table:table-cell table:style-name="ce102"/>
          <table:table-cell office:value-type="float" office:value="2.5393410610355271" table:style-name="ce102">
            <text:p>2.5</text:p>
          </table:table-cell>
          <table:table-cell table:style-name="ce102"/>
          <table:table-cell office:value-type="float" office:value="3.0600445176834357" table:style-name="ce102">
            <text:p>3.1</text:p>
          </table:table-cell>
          <table:table-cell table:style-name="ce102"/>
          <table:table-cell office:value-type="float" office:value="3.049857058612182" table:style-name="ce102">
            <text:p>3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4.8087772665444728" table:style-name="ce74">
            <text:p>4.8</text:p>
          </table:table-cell>
          <table:table-cell table:style-name="ce102"/>
          <table:table-cell office:value-type="float" office:value="5.2156332009662076" table:style-name="ce102">
            <text:p>5.2</text:p>
          </table:table-cell>
          <table:table-cell table:style-name="ce102"/>
          <table:table-cell office:value-type="float" office:value="5.5016228947044947" table:style-name="ce102">
            <text:p>5.5</text:p>
          </table:table-cell>
          <table:table-cell table:style-name="ce102"/>
          <table:table-cell office:value-type="float" office:value="5.227348450799763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4.7673995783754535" table:style-name="ce74">
            <text:p>4.8</text:p>
          </table:table-cell>
          <table:table-cell table:style-name="ce102"/>
          <table:table-cell office:value-type="float" office:value="5.5394045708534234" table:style-name="ce102">
            <text:p>5.5</text:p>
          </table:table-cell>
          <table:table-cell table:style-name="ce102"/>
          <table:table-cell office:value-type="float" office:value="5.6384087825647189" table:style-name="ce102">
            <text:p>5.6</text:p>
          </table:table-cell>
          <table:table-cell table:style-name="ce102"/>
          <table:table-cell office:value-type="float" office:value="5.2048502712195797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3.5847622319042927" table:style-name="ce74">
            <text:p>3.6</text:p>
          </table:table-cell>
          <table:table-cell table:style-name="ce102"/>
          <table:table-cell office:value-type="float" office:value="3.8139913642354695" table:style-name="ce102">
            <text:p>3.8</text:p>
          </table:table-cell>
          <table:table-cell table:style-name="ce102"/>
          <table:table-cell office:value-type="float" office:value="3.8038613056408712" table:style-name="ce102">
            <text:p>3.8</text:p>
          </table:table-cell>
          <table:table-cell table:style-name="ce102"/>
          <table:table-cell office:value-type="float" office:value="3.4306607842952697" table:style-name="ce102">
            <text:p>3.4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0.68375811526716346" table:style-name="ce29">
            <text:p>0.7</text:p>
          </table:table-cell>
          <table:table-cell table:style-name="ce105"/>
          <table:table-cell office:value-type="float" office:value="0.75818732656705023" table:style-name="ce105">
            <text:p>0.8</text:p>
          </table:table-cell>
          <table:table-cell table:style-name="ce105"/>
          <table:table-cell office:value-type="float" office:value="0.83692311267786201" table:style-name="ce105">
            <text:p>0.8</text:p>
          </table:table-cell>
          <table:table-cell table:style-name="ce105"/>
          <table:table-cell office:value-type="float" office:value="0.80947139969316795" table:style-name="ce10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5.607410176875649" table:style-name="ce35">
            <text:p>5.6</text:p>
          </table:table-cell>
          <table:table-cell table:style-name="ce103"/>
          <table:table-cell office:value-type="float" office:value="5.7773524847804181" table:style-name="ce103">
            <text:p>5.8</text:p>
          </table:table-cell>
          <table:table-cell table:style-name="ce103"/>
          <table:table-cell office:value-type="float" office:value="5.5320325661859462" table:style-name="ce103">
            <text:p>5.5</text:p>
          </table:table-cell>
          <table:table-cell table:style-name="ce103"/>
          <table:table-cell office:value-type="float" office:value="5.0954296811055153" table:style-name="ce103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4.3895647587239184" table:style-name="ce35">
            <text:p>4.4</text:p>
          </table:table-cell>
          <table:table-cell table:style-name="ce103"/>
          <table:table-cell office:value-type="float" office:value="5.0287042155006674" table:style-name="ce103">
            <text:p>5.0</text:p>
          </table:table-cell>
          <table:table-cell table:style-name="ce103"/>
          <table:table-cell office:value-type="float" office:value="5.656006387239537" table:style-name="ce103">
            <text:p>5.7</text:p>
          </table:table-cell>
          <table:table-cell table:style-name="ce103"/>
          <table:table-cell office:value-type="float" office:value="5.4338025704465833" table:style-name="ce103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3.9584978156054884" table:style-name="ce35">
            <text:p>4.0</text:p>
          </table:table-cell>
          <table:table-cell table:style-name="ce103"/>
          <table:table-cell office:value-type="float" office:value="4.500034573701539" table:style-name="ce103">
            <text:p>4.5</text:p>
          </table:table-cell>
          <table:table-cell table:style-name="ce103"/>
          <table:table-cell office:value-type="float" office:value="5.4319981273608491" table:style-name="ce103">
            <text:p>5.4</text:p>
          </table:table-cell>
          <table:table-cell table:style-name="ce103"/>
          <table:table-cell office:value-type="float" office:value="5.2908277144109563" table:style-name="ce103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3.2767830890627292" table:style-name="ce35">
            <text:p>3.3</text:p>
          </table:table-cell>
          <table:table-cell table:style-name="ce103"/>
          <table:table-cell office:value-type="float" office:value="3.5360124873553" table:style-name="ce103">
            <text:p>3.5</text:p>
          </table:table-cell>
          <table:table-cell table:style-name="ce103"/>
          <table:table-cell office:value-type="float" office:value="4.1532420571299742" table:style-name="ce103">
            <text:p>4.2</text:p>
          </table:table-cell>
          <table:table-cell table:style-name="ce103"/>
          <table:table-cell office:value-type="float" office:value="4.0518511154716554" table:style-name="ce103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4.9233174723676942" table:style-name="ce35">
            <text:p>4.9</text:p>
          </table:table-cell>
          <table:table-cell table:style-name="ce103"/>
          <table:table-cell office:value-type="float" office:value="5.5331456076238901" table:style-name="ce103">
            <text:p>5.5</text:p>
          </table:table-cell>
          <table:table-cell table:style-name="ce103"/>
          <table:table-cell office:value-type="float" office:value="5.5951863099797938" table:style-name="ce103">
            <text:p>5.6</text:p>
          </table:table-cell>
          <table:table-cell table:style-name="ce103"/>
          <table:table-cell office:value-type="float" office:value="5.3190596153189107" table:style-name="ce103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3.385877165108131" table:style-name="ce35">
            <text:p>3.4</text:p>
          </table:table-cell>
          <table:table-cell table:style-name="ce103"/>
          <table:table-cell office:value-type="float" office:value="3.849416765023872" table:style-name="ce103">
            <text:p>3.8</text:p>
          </table:table-cell>
          <table:table-cell table:style-name="ce103"/>
          <table:table-cell office:value-type="float" office:value="4.1669947215549676" table:style-name="ce103">
            <text:p>4.2</text:p>
          </table:table-cell>
          <table:table-cell table:style-name="ce103"/>
          <table:table-cell office:value-type="float" office:value="4.0929480819024642" table:style-name="ce103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2.0198239066475665" table:style-name="ce35">
            <text:p>2.0</text:p>
          </table:table-cell>
          <table:table-cell table:style-name="ce104"/>
          <table:table-cell office:value-type="float" office:value="2.2425083960133096" table:style-name="ce104">
            <text:p>2.2</text:p>
          </table:table-cell>
          <table:table-cell table:style-name="ce104"/>
          <table:table-cell office:value-type="float" office:value="2.518622142732696" table:style-name="ce104">
            <text:p>2.5</text:p>
          </table:table-cell>
          <table:table-cell table:style-name="ce104"/>
          <table:table-cell office:value-type="float" office:value="2.4222487161342396" table:style-name="ce104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4.3787560582981166" table:style-name="ce74">
            <text:p>4.4</text:p>
          </table:table-cell>
          <table:table-cell table:style-name="ce102"/>
          <table:table-cell office:value-type="float" office:value="4.8075447089556693" table:style-name="ce102">
            <text:p>4.8</text:p>
          </table:table-cell>
          <table:table-cell table:style-name="ce102"/>
          <table:table-cell office:value-type="float" office:value="5.8083804232385123" table:style-name="ce102">
            <text:p>5.8</text:p>
          </table:table-cell>
          <table:table-cell table:style-name="ce102"/>
          <table:table-cell office:value-type="float" office:value="5.2681877008577738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4.1840903043520727" table:style-name="ce74">
            <text:p>4.2</text:p>
          </table:table-cell>
          <table:table-cell table:style-name="ce102"/>
          <table:table-cell office:value-type="float" office:value="4.659175962854567" table:style-name="ce102">
            <text:p>4.7</text:p>
          </table:table-cell>
          <table:table-cell table:style-name="ce102"/>
          <table:table-cell office:value-type="float" office:value="5.4026635923281772" table:style-name="ce102">
            <text:p>5.4</text:p>
          </table:table-cell>
          <table:table-cell table:style-name="ce102"/>
          <table:table-cell office:value-type="float" office:value="5.282590350054833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4.2205183316798784" table:style-name="ce74">
            <text:p>4.2</text:p>
          </table:table-cell>
          <table:table-cell table:style-name="ce102"/>
          <table:table-cell office:value-type="float" office:value="5.0418286175205491" table:style-name="ce102">
            <text:p>5.0</text:p>
          </table:table-cell>
          <table:table-cell table:style-name="ce102"/>
          <table:table-cell office:value-type="float" office:value="6.0328770344334597" table:style-name="ce102">
            <text:p>6.0</text:p>
          </table:table-cell>
          <table:table-cell table:style-name="ce102"/>
          <table:table-cell office:value-type="float" office:value="6.020706363845763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5.1603312486893653" table:style-name="ce74">
            <text:p>5.2</text:p>
          </table:table-cell>
          <table:table-cell table:style-name="ce102"/>
          <table:table-cell office:value-type="float" office:value="5.6683303761702719" table:style-name="ce102">
            <text:p>5.7</text:p>
          </table:table-cell>
          <table:table-cell table:style-name="ce102"/>
          <table:table-cell office:value-type="float" office:value="5.8076587217550877" table:style-name="ce102">
            <text:p>5.8</text:p>
          </table:table-cell>
          <table:table-cell table:style-name="ce102"/>
          <table:table-cell office:value-type="float" office:value="5.6716046176544745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5.0028012098011887" table:style-name="ce74">
            <text:p>5.0</text:p>
          </table:table-cell>
          <table:table-cell table:style-name="ce102"/>
          <table:table-cell office:value-type="float" office:value="5.8779275552867105" table:style-name="ce102">
            <text:p>5.9</text:p>
          </table:table-cell>
          <table:table-cell table:style-name="ce102"/>
          <table:table-cell office:value-type="float" office:value="5.5936351625557101" table:style-name="ce102">
            <text:p>5.6</text:p>
          </table:table-cell>
          <table:table-cell table:style-name="ce102"/>
          <table:table-cell office:value-type="float" office:value="4.9988956873858683" table:style-name="ce10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5.5565899766858777" table:style-name="ce74">
            <text:p>5.6</text:p>
          </table:table-cell>
          <table:table-cell table:style-name="ce102"/>
          <table:table-cell office:value-type="float" office:value="5.8310158703287378" table:style-name="ce102">
            <text:p>5.8</text:p>
          </table:table-cell>
          <table:table-cell table:style-name="ce102"/>
          <table:table-cell office:value-type="float" office:value="6.288734973547605" table:style-name="ce102">
            <text:p>6.3</text:p>
          </table:table-cell>
          <table:table-cell table:style-name="ce102"/>
          <table:table-cell office:value-type="float" office:value="6.0980546081039648" table:style-name="ce10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1.0901921562987971" table:style-name="ce35">
            <text:p>1.1</text:p>
          </table:table-cell>
          <table:table-cell table:style-name="ce104"/>
          <table:table-cell office:value-type="float" office:value="1.1887280308118919" table:style-name="ce104">
            <text:p>1.2</text:p>
          </table:table-cell>
          <table:table-cell table:style-name="ce104"/>
          <table:table-cell office:value-type="float" office:value="1.2644739121124793" table:style-name="ce104">
            <text:p>1.3</text:p>
          </table:table-cell>
          <table:table-cell table:style-name="ce104"/>
          <table:table-cell office:value-type="float" office:value="1.210547791960731" table:style-name="ce104">
            <text:p>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4.0989082298226842" table:style-name="ce74">
            <text:p>4.1</text:p>
          </table:table-cell>
          <table:table-cell table:style-name="ce102"/>
          <table:table-cell office:value-type="float" office:value="4.2665685714224573" table:style-name="ce102">
            <text:p>4.3</text:p>
          </table:table-cell>
          <table:table-cell table:style-name="ce102"/>
          <table:table-cell office:value-type="float" office:value="4.0680532477451177" table:style-name="ce102">
            <text:p>4.1</text:p>
          </table:table-cell>
          <table:table-cell table:style-name="ce102"/>
          <table:table-cell office:value-type="float" office:value="3.7337851502388721" table:style-name="ce10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3.3795831226468231" table:style-name="ce74">
            <text:p>3.4</text:p>
          </table:table-cell>
          <table:table-cell table:style-name="ce102"/>
          <table:table-cell office:value-type="float" office:value="3.7561876794652838" table:style-name="ce102">
            <text:p>3.8</text:p>
          </table:table-cell>
          <table:table-cell table:style-name="ce102"/>
          <table:table-cell office:value-type="float" office:value="4.1337722280188283" table:style-name="ce102">
            <text:p>4.1</text:p>
          </table:table-cell>
          <table:table-cell table:style-name="ce102"/>
          <table:table-cell office:value-type="float" office:value="3.9107459269596245" table:style-name="ce10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2.3519059317221869" table:style-name="ce74">
            <text:p>2.4</text:p>
          </table:table-cell>
          <table:table-cell table:style-name="ce102"/>
          <table:table-cell office:value-type="float" office:value="2.6912171337182378" table:style-name="ce102">
            <text:p>2.7</text:p>
          </table:table-cell>
          <table:table-cell table:style-name="ce102"/>
          <table:table-cell office:value-type="float" office:value="2.9729922948457723" table:style-name="ce102">
            <text:p>3.0</text:p>
          </table:table-cell>
          <table:table-cell table:style-name="ce102"/>
          <table:table-cell office:value-type="float" office:value="2.9399512560597083" table:style-name="ce10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4.0042853578476478" table:style-name="ce74">
            <text:p>4.0</text:p>
          </table:table-cell>
          <table:table-cell table:style-name="ce102"/>
          <table:table-cell office:value-type="float" office:value="4.1020697467344718" table:style-name="ce102">
            <text:p>4.1</text:p>
          </table:table-cell>
          <table:table-cell table:style-name="ce102"/>
          <table:table-cell office:value-type="float" office:value="3.9119710694938248" table:style-name="ce102">
            <text:p>3.9</text:p>
          </table:table-cell>
          <table:table-cell table:style-name="ce102"/>
          <table:table-cell office:value-type="float" office:value="3.6803332117042009" table:style-name="ce10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4.0713342793834535" table:style-name="ce74">
            <text:p>4.1</text:p>
          </table:table-cell>
          <table:table-cell table:style-name="ce102"/>
          <table:table-cell office:value-type="float" office:value="4.1702467442687023" table:style-name="ce102">
            <text:p>4.2</text:p>
          </table:table-cell>
          <table:table-cell table:style-name="ce102"/>
          <table:table-cell office:value-type="float" office:value="4.1845951664473251" table:style-name="ce102">
            <text:p>4.2</text:p>
          </table:table-cell>
          <table:table-cell table:style-name="ce102"/>
          <table:table-cell office:value-type="float" office:value="4.0282067331619658" table:style-name="ce10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3.4175459606461955" table:style-name="ce74">
            <text:p>3.4</text:p>
          </table:table-cell>
          <table:table-cell table:style-name="ce102"/>
          <table:table-cell office:value-type="float" office:value="3.7237862285023571" table:style-name="ce102">
            <text:p>3.7</text:p>
          </table:table-cell>
          <table:table-cell table:style-name="ce102"/>
          <table:table-cell office:value-type="float" office:value="4.2444739350458613" table:style-name="ce102">
            <text:p>4.2</text:p>
          </table:table-cell>
          <table:table-cell table:style-name="ce102"/>
          <table:table-cell office:value-type="float" office:value="4.023437268166119" table:style-name="ce10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3.0414159248352668" table:style-name="ce74">
            <text:p>3.0</text:p>
          </table:table-cell>
          <table:table-cell table:style-name="ce102"/>
          <table:table-cell office:value-type="float" office:value="3.5083021743309462" table:style-name="ce102">
            <text:p>3.5</text:p>
          </table:table-cell>
          <table:table-cell table:style-name="ce102"/>
          <table:table-cell office:value-type="float" office:value="4.0543255592435763" table:style-name="ce102">
            <text:p>4.1</text:p>
          </table:table-cell>
          <table:table-cell table:style-name="ce102"/>
          <table:table-cell office:value-type="float" office:value="3.9205292654345913" table:style-name="ce10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3.7687762077992071" table:style-name="ce74">
            <text:p>3.8</text:p>
          </table:table-cell>
          <table:table-cell table:style-name="ce102"/>
          <table:table-cell office:value-type="float" office:value="3.9293082198503027" table:style-name="ce102">
            <text:p>3.9</text:p>
          </table:table-cell>
          <table:table-cell table:style-name="ce102"/>
          <table:table-cell office:value-type="float" office:value="4.1412011184811579" table:style-name="ce102">
            <text:p>4.1</text:p>
          </table:table-cell>
          <table:table-cell table:style-name="ce102"/>
          <table:table-cell office:value-type="float" office:value="3.9994687589702926" table:style-name="ce10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3.1164082031016394" table:style-name="ce74">
            <text:p>3.1</text:p>
          </table:table-cell>
          <table:table-cell table:style-name="ce102"/>
          <table:table-cell office:value-type="float" office:value="3.6521211468170334" table:style-name="ce102">
            <text:p>3.7</text:p>
          </table:table-cell>
          <table:table-cell table:style-name="ce102"/>
          <table:table-cell office:value-type="float" office:value="4.2910345846596032" table:style-name="ce102">
            <text:p>4.3</text:p>
          </table:table-cell>
          <table:table-cell table:style-name="ce102"/>
          <table:table-cell office:value-type="float" office:value="4.1881941594354322" table:style-name="ce102">
            <text:p>4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3.528563495054593" table:style-name="ce74">
            <text:p>3.5</text:p>
          </table:table-cell>
          <table:table-cell table:style-name="ce102"/>
          <table:table-cell office:value-type="float" office:value="3.9040485346257259" table:style-name="ce102">
            <text:p>3.9</text:p>
          </table:table-cell>
          <table:table-cell table:style-name="ce102"/>
          <table:table-cell office:value-type="float" office:value="4.0430275741612949" table:style-name="ce102">
            <text:p>4.0</text:p>
          </table:table-cell>
          <table:table-cell table:style-name="ce102"/>
          <table:table-cell office:value-type="float" office:value="3.7651255969649466" table:style-name="ce10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1.4175475196864018" table:style-name="ce48">
            <text:p>1.4</text:p>
          </table:table-cell>
          <table:table-cell table:style-name="ce106"/>
          <table:table-cell office:value-type="float" office:value="1.5747363117831759" table:style-name="ce106">
            <text:p>1.6</text:p>
          </table:table-cell>
          <table:table-cell table:style-name="ce106"/>
          <table:table-cell office:value-type="float" office:value="1.7399200152257321" table:style-name="ce106">
            <text:p>1.7</text:p>
          </table:table-cell>
          <table:table-cell table:style-name="ce106"/>
          <table:table-cell office:value-type="float" office:value="1.6680215537041632" table:style-name="ce10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5.0015849566621977" table:style-name="ce74">
            <text:p>5.0</text:p>
          </table:table-cell>
          <table:table-cell table:style-name="ce102"/>
          <table:table-cell office:value-type="float" office:value="5.6330663472891507" table:style-name="ce102">
            <text:p>5.6</text:p>
          </table:table-cell>
          <table:table-cell table:style-name="ce102"/>
          <table:table-cell office:value-type="float" office:value="6.0446696167377132" table:style-name="ce102">
            <text:p>6.0</text:p>
          </table:table-cell>
          <table:table-cell table:style-name="ce102"/>
          <table:table-cell office:value-type="float" office:value="5.7871623444714251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4.2169086623212841" table:style-name="ce40">
            <text:p>4.2</text:p>
          </table:table-cell>
          <table:table-cell table:style-name="ce107"/>
          <table:table-cell office:value-type="float" office:value="4.7993388360906719" table:style-name="ce107">
            <text:p>4.8</text:p>
          </table:table-cell>
          <table:table-cell table:style-name="ce107"/>
          <table:table-cell office:value-type="float" office:value="5.546413116937698" table:style-name="ce107">
            <text:p>5.5</text:p>
          </table:table-cell>
          <table:table-cell table:style-name="ce107"/>
          <table:table-cell office:value-type="float" office:value="5.1847169137442748" table:style-name="ce107">
            <text:p>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4.656279916693606" table:style-name="ce74">
            <text:p>4.7</text:p>
          </table:table-cell>
          <table:table-cell table:style-name="ce102"/>
          <table:table-cell office:value-type="float" office:value="4.9300529098970429" table:style-name="ce102">
            <text:p>4.9</text:p>
          </table:table-cell>
          <table:table-cell table:style-name="ce102"/>
          <table:table-cell office:value-type="float" office:value="5.5907345402012476" table:style-name="ce102">
            <text:p>5.6</text:p>
          </table:table-cell>
          <table:table-cell table:style-name="ce102"/>
          <table:table-cell office:value-type="float" office:value="5.385990448649852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5.0509137183449626" table:style-name="ce74">
            <text:p>5.1</text:p>
          </table:table-cell>
          <table:table-cell table:style-name="ce102"/>
          <table:table-cell office:value-type="float" office:value="5.4310380295744416" table:style-name="ce102">
            <text:p>5.4</text:p>
          </table:table-cell>
          <table:table-cell table:style-name="ce102"/>
          <table:table-cell office:value-type="float" office:value="5.6415352359594104" table:style-name="ce102">
            <text:p>5.6</text:p>
          </table:table-cell>
          <table:table-cell table:style-name="ce102"/>
          <table:table-cell office:value-type="float" office:value="5.057100488766225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3.9433048007235461" table:style-name="ce74">
            <text:p>3.9</text:p>
          </table:table-cell>
          <table:table-cell table:style-name="ce102"/>
          <table:table-cell office:value-type="float" office:value="4.23567226041075" table:style-name="ce102">
            <text:p>4.2</text:p>
          </table:table-cell>
          <table:table-cell table:style-name="ce102"/>
          <table:table-cell office:value-type="float" office:value="5.7020973717210488" table:style-name="ce102">
            <text:p>5.7</text:p>
          </table:table-cell>
          <table:table-cell table:style-name="ce102"/>
          <table:table-cell office:value-type="float" office:value="5.8709387651557527" table:style-name="ce10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5.2637478394831572" table:style-name="ce74">
            <text:p>5.3</text:p>
          </table:table-cell>
          <table:table-cell table:style-name="ce102"/>
          <table:table-cell office:value-type="float" office:value="5.9884575482530238" table:style-name="ce102">
            <text:p>6.0</text:p>
          </table:table-cell>
          <table:table-cell table:style-name="ce102"/>
          <table:table-cell office:value-type="float" office:value="6.2426804053986924" table:style-name="ce102">
            <text:p>6.2</text:p>
          </table:table-cell>
          <table:table-cell table:style-name="ce102"/>
          <table:table-cell office:value-type="float" office:value="5.920573500619108" table:style-name="ce10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5.1726524840267736" table:style-name="ce74">
            <text:p>5.2</text:p>
          </table:table-cell>
          <table:table-cell table:style-name="ce102"/>
          <table:table-cell office:value-type="float" office:value="6.0563612603137251" table:style-name="ce102">
            <text:p>6.1</text:p>
          </table:table-cell>
          <table:table-cell table:style-name="ce102"/>
          <table:table-cell office:value-type="float" office:value="6.2230215485248817" table:style-name="ce102">
            <text:p>6.2</text:p>
          </table:table-cell>
          <table:table-cell table:style-name="ce102"/>
          <table:table-cell office:value-type="float" office:value="5.9683060748731922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4.7676333875305676" table:style-name="ce74">
            <text:p>4.8</text:p>
          </table:table-cell>
          <table:table-cell table:style-name="ce102"/>
          <table:table-cell office:value-type="float" office:value="5.2405716748585629" table:style-name="ce102">
            <text:p>5.2</text:p>
          </table:table-cell>
          <table:table-cell table:style-name="ce102"/>
          <table:table-cell office:value-type="float" office:value="5.3624485412223528" table:style-name="ce102">
            <text:p>5.4</text:p>
          </table:table-cell>
          <table:table-cell table:style-name="ce102"/>
          <table:table-cell office:value-type="float" office:value="4.8056586258596763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5.0830794900462717" table:style-name="ce74">
            <text:p>5.1</text:p>
          </table:table-cell>
          <table:table-cell table:style-name="ce102"/>
          <table:table-cell office:value-type="float" office:value="5.4165614048483519" table:style-name="ce102">
            <text:p>5.4</text:p>
          </table:table-cell>
          <table:table-cell table:style-name="ce102"/>
          <table:table-cell office:value-type="float" office:value="5.4424836350563837" table:style-name="ce102">
            <text:p>5.4</text:p>
          </table:table-cell>
          <table:table-cell table:style-name="ce102"/>
          <table:table-cell office:value-type="float" office:value="5.0605053816744743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4.6896496428662786" table:style-name="ce74">
            <text:p>4.7</text:p>
          </table:table-cell>
          <table:table-cell table:style-name="ce102"/>
          <table:table-cell office:value-type="float" office:value="5.068948177855825" table:style-name="ce102">
            <text:p>5.1</text:p>
          </table:table-cell>
          <table:table-cell table:style-name="ce102"/>
          <table:table-cell office:value-type="float" office:value="5.5618070471479264" table:style-name="ce102">
            <text:p>5.6</text:p>
          </table:table-cell>
          <table:table-cell table:style-name="ce102"/>
          <table:table-cell office:value-type="float" office:value="5.4870534942692899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4.8084236787737105" table:style-name="ce74">
            <text:p>4.8</text:p>
          </table:table-cell>
          <table:table-cell table:style-name="ce102"/>
          <table:table-cell office:value-type="float" office:value="5.2170307506547271" table:style-name="ce102">
            <text:p>5.2</text:p>
          </table:table-cell>
          <table:table-cell table:style-name="ce102"/>
          <table:table-cell office:value-type="float" office:value="5.7262948463494947" table:style-name="ce102">
            <text:p>5.7</text:p>
          </table:table-cell>
          <table:table-cell table:style-name="ce102"/>
          <table:table-cell office:value-type="float" office:value="5.5431996034169151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5.0136117676674026" table:style-name="ce74">
            <text:p>5.0</text:p>
          </table:table-cell>
          <table:table-cell table:style-name="ce102"/>
          <table:table-cell office:value-type="float" office:value="5.3235846683150516" table:style-name="ce102">
            <text:p>5.3</text:p>
          </table:table-cell>
          <table:table-cell table:style-name="ce102"/>
          <table:table-cell office:value-type="float" office:value="5.8330066954383808" table:style-name="ce102">
            <text:p>5.8</text:p>
          </table:table-cell>
          <table:table-cell table:style-name="ce102"/>
          <table:table-cell office:value-type="float" office:value="5.2242604784048243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1.7232053208875553" table:style-name="ce35">
            <text:p>1.7</text:p>
          </table:table-cell>
          <table:table-cell table:style-name="ce104"/>
          <table:table-cell office:value-type="float" office:value="1.9484502316001184" table:style-name="ce104">
            <text:p>1.9</text:p>
          </table:table-cell>
          <table:table-cell table:style-name="ce104"/>
          <table:table-cell office:value-type="float" office:value="2.1818047534640006" table:style-name="ce104">
            <text:p>2.2</text:p>
          </table:table-cell>
          <table:table-cell table:style-name="ce104"/>
          <table:table-cell office:value-type="float" office:value="2.1425572727658437" table:style-name="ce10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5.011187266800321" table:style-name="ce74">
            <text:p>5.0</text:p>
          </table:table-cell>
          <table:table-cell table:style-name="ce102"/>
          <table:table-cell office:value-type="float" office:value="5.4682886226846588" table:style-name="ce102">
            <text:p>5.5</text:p>
          </table:table-cell>
          <table:table-cell table:style-name="ce102"/>
          <table:table-cell office:value-type="float" office:value="5.559033491763266" table:style-name="ce102">
            <text:p>5.6</text:p>
          </table:table-cell>
          <table:table-cell table:style-name="ce102"/>
          <table:table-cell office:value-type="float" office:value="5.2864743154100395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2.3334049988096628" table:style-name="ce74">
            <text:p>2.3</text:p>
          </table:table-cell>
          <table:table-cell table:style-name="ce102"/>
          <table:table-cell office:value-type="float" office:value="2.5978372750623091" table:style-name="ce102">
            <text:p>2.6</text:p>
          </table:table-cell>
          <table:table-cell table:style-name="ce102"/>
          <table:table-cell office:value-type="float" office:value="2.9332530395827892" table:style-name="ce102">
            <text:p>2.9</text:p>
          </table:table-cell>
          <table:table-cell table:style-name="ce102"/>
          <table:table-cell office:value-type="float" office:value="2.8442549198888001" table:style-name="ce102">
            <text:p>2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4.8016161644846678" table:style-name="ce74">
            <text:p>4.8</text:p>
          </table:table-cell>
          <table:table-cell table:style-name="ce102"/>
          <table:table-cell office:value-type="float" office:value="5.1830975745502661" table:style-name="ce102">
            <text:p>5.2</text:p>
          </table:table-cell>
          <table:table-cell table:style-name="ce102"/>
          <table:table-cell office:value-type="float" office:value="5.754889956794484" table:style-name="ce102">
            <text:p>5.8</text:p>
          </table:table-cell>
          <table:table-cell table:style-name="ce102"/>
          <table:table-cell office:value-type="float" office:value="5.7547809844683382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5.0750925066436086" table:style-name="ce74">
            <text:p>5.1</text:p>
          </table:table-cell>
          <table:table-cell table:style-name="ce102"/>
          <table:table-cell office:value-type="float" office:value="5.6122000709553754" table:style-name="ce102">
            <text:p>5.6</text:p>
          </table:table-cell>
          <table:table-cell table:style-name="ce102"/>
          <table:table-cell office:value-type="float" office:value="5.6659581231825911" table:style-name="ce102">
            <text:p>5.7</text:p>
          </table:table-cell>
          <table:table-cell table:style-name="ce102"/>
          <table:table-cell office:value-type="float" office:value="5.4097141304103866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3.7569878747634178" table:style-name="ce74">
            <text:p>3.8</text:p>
          </table:table-cell>
          <table:table-cell table:style-name="ce102"/>
          <table:table-cell office:value-type="float" office:value="4.6378401449898359" table:style-name="ce102">
            <text:p>4.6</text:p>
          </table:table-cell>
          <table:table-cell table:style-name="ce102"/>
          <table:table-cell office:value-type="float" office:value="5.5628560406038865" table:style-name="ce102">
            <text:p>5.6</text:p>
          </table:table-cell>
          <table:table-cell table:style-name="ce102"/>
          <table:table-cell office:value-type="float" office:value="5.519334884437777" table:style-name="ce102">
            <text:p>5.5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0.96327744166961882" table:style-name="ce29">
            <text:p>1.0</text:p>
          </table:table-cell>
          <table:table-cell table:style-name="ce105"/>
          <table:table-cell office:value-type="float" office:value="1.0593592650059436" table:style-name="ce105">
            <text:p>1.1</text:p>
          </table:table-cell>
          <table:table-cell table:style-name="ce105"/>
          <table:table-cell office:value-type="float" office:value="1.1360701532162953" table:style-name="ce105">
            <text:p>1.1</text:p>
          </table:table-cell>
          <table:table-cell table:style-name="ce105"/>
          <table:table-cell office:value-type="float" office:value="1.0802631850305278" table:style-name="ce105">
            <text:p>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5.3896398331345408" table:style-name="ce35">
            <text:p>5.4</text:p>
          </table:table-cell>
          <table:table-cell table:style-name="ce104"/>
          <table:table-cell office:value-type="float" office:value="5.6017893096147571" table:style-name="ce104">
            <text:p>5.6</text:p>
          </table:table-cell>
          <table:table-cell table:style-name="ce104"/>
          <table:table-cell office:value-type="float" office:value="5.9134140393831247" table:style-name="ce104">
            <text:p>5.9</text:p>
          </table:table-cell>
          <table:table-cell table:style-name="ce104"/>
          <table:table-cell office:value-type="float" office:value="5.6207074155786518" table:style-name="ce10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4.9141811260521422" table:style-name="ce35">
            <text:p>4.9</text:p>
          </table:table-cell>
          <table:table-cell table:style-name="ce104"/>
          <table:table-cell office:value-type="float" office:value="5.1278453219237186" table:style-name="ce104">
            <text:p>5.1</text:p>
          </table:table-cell>
          <table:table-cell table:style-name="ce104"/>
          <table:table-cell office:value-type="float" office:value="5.8024332502854712" table:style-name="ce104">
            <text:p>5.8</text:p>
          </table:table-cell>
          <table:table-cell table:style-name="ce104"/>
          <table:table-cell office:value-type="float" office:value="5.7802609689162621" table:style-name="ce104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5.1078466429195117" table:style-name="ce35">
            <text:p>5.1</text:p>
          </table:table-cell>
          <table:table-cell table:style-name="ce104"/>
          <table:table-cell office:value-type="float" office:value="5.329875786632754" table:style-name="ce104">
            <text:p>5.3</text:p>
          </table:table-cell>
          <table:table-cell table:style-name="ce104"/>
          <table:table-cell office:value-type="float" office:value="5.3979361611134706" table:style-name="ce104">
            <text:p>5.4</text:p>
          </table:table-cell>
          <table:table-cell table:style-name="ce104"/>
          <table:table-cell office:value-type="float" office:value="5.0172170146917603" table:style-name="ce104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4.9314838662096854" table:style-name="ce35">
            <text:p>4.9</text:p>
          </table:table-cell>
          <table:table-cell table:style-name="ce104"/>
          <table:table-cell office:value-type="float" office:value="5.5382280413523777" table:style-name="ce104">
            <text:p>5.5</text:p>
          </table:table-cell>
          <table:table-cell table:style-name="ce104"/>
          <table:table-cell office:value-type="float" office:value="5.6618016787723935" table:style-name="ce104">
            <text:p>5.7</text:p>
          </table:table-cell>
          <table:table-cell table:style-name="ce104"/>
          <table:table-cell office:value-type="float" office:value="5.1254275910207205" table:style-name="ce104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3.4368825661031055" table:style-name="ce35">
            <text:p>3.4</text:p>
          </table:table-cell>
          <table:table-cell table:style-name="ce104"/>
          <table:table-cell office:value-type="float" office:value="4.1545568158412483" table:style-name="ce104">
            <text:p>4.2</text:p>
          </table:table-cell>
          <table:table-cell table:style-name="ce104"/>
          <table:table-cell office:value-type="float" office:value="5.7338743762662681" table:style-name="ce104">
            <text:p>5.7</text:p>
          </table:table-cell>
          <table:table-cell table:style-name="ce104"/>
          <table:table-cell office:value-type="float" office:value="6.0351620766850465" table:style-name="ce104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1.734328047059408" table:style-name="ce35">
            <text:p>1.7</text:p>
          </table:table-cell>
          <table:table-cell table:style-name="ce104"/>
          <table:table-cell office:value-type="float" office:value="1.9503715194908344" table:style-name="ce104">
            <text:p>2.0</text:p>
          </table:table-cell>
          <table:table-cell table:style-name="ce104"/>
          <table:table-cell office:value-type="float" office:value="2.3075661432652383" table:style-name="ce104">
            <text:p>2.3</text:p>
          </table:table-cell>
          <table:table-cell table:style-name="ce104"/>
          <table:table-cell office:value-type="float" office:value="2.245525285864336" table:style-name="ce10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3.7738336594001942" table:style-name="ce74">
            <text:p>3.8</text:p>
          </table:table-cell>
          <table:table-cell table:style-name="ce102"/>
          <table:table-cell office:value-type="float" office:value="4.9174955734528902" table:style-name="ce102">
            <text:p>4.9</text:p>
          </table:table-cell>
          <table:table-cell table:style-name="ce102"/>
          <table:table-cell office:value-type="float" office:value="5.8804414660026891" table:style-name="ce102">
            <text:p>5.9</text:p>
          </table:table-cell>
          <table:table-cell table:style-name="ce102"/>
          <table:table-cell office:value-type="float" office:value="5.8203479739634076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4.5763437579156907" table:style-name="ce74">
            <text:p>4.6</text:p>
          </table:table-cell>
          <table:table-cell table:style-name="ce102"/>
          <table:table-cell office:value-type="float" office:value="5.125214686157098" table:style-name="ce102">
            <text:p>5.1</text:p>
          </table:table-cell>
          <table:table-cell table:style-name="ce102"/>
          <table:table-cell office:value-type="float" office:value="5.9466154005727079" table:style-name="ce102">
            <text:p>5.9</text:p>
          </table:table-cell>
          <table:table-cell table:style-name="ce102"/>
          <table:table-cell office:value-type="float" office:value="5.4884349438254212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3.930312976464112" table:style-name="ce74">
            <text:p>3.9</text:p>
          </table:table-cell>
          <table:table-cell table:style-name="ce102"/>
          <table:table-cell office:value-type="float" office:value="4.232923608909422" table:style-name="ce102">
            <text:p>4.2</text:p>
          </table:table-cell>
          <table:table-cell table:style-name="ce102"/>
          <table:table-cell office:value-type="float" office:value="5.604831208564498" table:style-name="ce102">
            <text:p>5.6</text:p>
          </table:table-cell>
          <table:table-cell table:style-name="ce102"/>
          <table:table-cell office:value-type="float" office:value="5.4293273454846025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4.0018881885242275" table:style-name="ce74">
            <text:p>4.0</text:p>
          </table:table-cell>
          <table:table-cell table:style-name="ce102"/>
          <table:table-cell office:value-type="float" office:value="4.8324231039654775" table:style-name="ce102">
            <text:p>4.8</text:p>
          </table:table-cell>
          <table:table-cell table:style-name="ce102"/>
          <table:table-cell office:value-type="float" office:value="5.4771142323898125" table:style-name="ce102">
            <text:p>5.5</text:p>
          </table:table-cell>
          <table:table-cell table:style-name="ce102"/>
          <table:table-cell office:value-type="float" office:value="5.4191049284761208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4.0636877877027295" table:style-name="ce74">
            <text:p>4.1</text:p>
          </table:table-cell>
          <table:table-cell table:style-name="ce102"/>
          <table:table-cell office:value-type="float" office:value="4.6248518369348401" table:style-name="ce102">
            <text:p>4.6</text:p>
          </table:table-cell>
          <table:table-cell table:style-name="ce102"/>
          <table:table-cell office:value-type="float" office:value="5.4388356564684104" table:style-name="ce102">
            <text:p>5.4</text:p>
          </table:table-cell>
          <table:table-cell table:style-name="ce102"/>
          <table:table-cell office:value-type="float" office:value="5.5490775243409951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4.2436151279477645" table:style-name="ce74">
            <text:p>4.2</text:p>
          </table:table-cell>
          <table:table-cell table:style-name="ce102"/>
          <table:table-cell office:value-type="float" office:value="4.9100082253267345" table:style-name="ce102">
            <text:p>4.9</text:p>
          </table:table-cell>
          <table:table-cell table:style-name="ce102"/>
          <table:table-cell office:value-type="float" office:value="5.485426765074247" table:style-name="ce102">
            <text:p>5.5</text:p>
          </table:table-cell>
          <table:table-cell table:style-name="ce102"/>
          <table:table-cell office:value-type="float" office:value="5.3536372091374576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5.2027933629908212" table:style-name="ce74">
            <text:p>5.2</text:p>
          </table:table-cell>
          <table:table-cell table:style-name="ce102"/>
          <table:table-cell office:value-type="float" office:value="5.6975914791713382" table:style-name="ce102">
            <text:p>5.7</text:p>
          </table:table-cell>
          <table:table-cell table:style-name="ce102"/>
          <table:table-cell office:value-type="float" office:value="6.0013022585519495" table:style-name="ce102">
            <text:p>6.0</text:p>
          </table:table-cell>
          <table:table-cell table:style-name="ce102"/>
          <table:table-cell office:value-type="float" office:value="5.9800841680271883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1.9064136245537044" table:style-name="ce35">
            <text:p>1.9</text:p>
          </table:table-cell>
          <table:table-cell table:style-name="ce104"/>
          <table:table-cell office:value-type="float" office:value="2.0764105931375343" table:style-name="ce104">
            <text:p>2.1</text:p>
          </table:table-cell>
          <table:table-cell table:style-name="ce104"/>
          <table:table-cell office:value-type="float" office:value="2.2438571787670556" table:style-name="ce104">
            <text:p>2.2</text:p>
          </table:table-cell>
          <table:table-cell table:style-name="ce104"/>
          <table:table-cell office:value-type="float" office:value="2.1307918321811115" table:style-name="ce10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4.6787045455932592" table:style-name="ce74">
            <text:p>4.7</text:p>
          </table:table-cell>
          <table:table-cell table:style-name="ce102"/>
          <table:table-cell office:value-type="float" office:value="5.233710957797955" table:style-name="ce102">
            <text:p>5.2</text:p>
          </table:table-cell>
          <table:table-cell table:style-name="ce102"/>
          <table:table-cell office:value-type="float" office:value="5.6908744535586919" table:style-name="ce102">
            <text:p>5.7</text:p>
          </table:table-cell>
          <table:table-cell table:style-name="ce102"/>
          <table:table-cell office:value-type="float" office:value="5.3729425990369677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4.4749749294716761" table:style-name="ce74">
            <text:p>4.5</text:p>
          </table:table-cell>
          <table:table-cell table:style-name="ce102"/>
          <table:table-cell office:value-type="float" office:value="4.8684396478640419" table:style-name="ce102">
            <text:p>4.9</text:p>
          </table:table-cell>
          <table:table-cell table:style-name="ce102"/>
          <table:table-cell office:value-type="float" office:value="5.5205110653772982" table:style-name="ce102">
            <text:p>5.5</text:p>
          </table:table-cell>
          <table:table-cell table:style-name="ce102"/>
          <table:table-cell office:value-type="float" office:value="5.2600367944888484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5.2463825772302126" table:style-name="ce74">
            <text:p>5.2</text:p>
          </table:table-cell>
          <table:table-cell table:style-name="ce102"/>
          <table:table-cell office:value-type="float" office:value="5.4722446252971624" table:style-name="ce102">
            <text:p>5.5</text:p>
          </table:table-cell>
          <table:table-cell table:style-name="ce102"/>
          <table:table-cell office:value-type="float" office:value="5.2509982507850941" table:style-name="ce102">
            <text:p>5.3</text:p>
          </table:table-cell>
          <table:table-cell table:style-name="ce102"/>
          <table:table-cell office:value-type="float" office:value="4.8182612771148605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2.3952250900886152" table:style-name="ce74">
            <text:p>2.4</text:p>
          </table:table-cell>
          <table:table-cell table:style-name="ce102"/>
          <table:table-cell office:value-type="float" office:value="2.6677310254934028" table:style-name="ce102">
            <text:p>2.7</text:p>
          </table:table-cell>
          <table:table-cell table:style-name="ce102"/>
          <table:table-cell office:value-type="float" office:value="2.9698615463853217" table:style-name="ce102">
            <text:p>3.0</text:p>
          </table:table-cell>
          <table:table-cell table:style-name="ce102"/>
          <table:table-cell office:value-type="float" office:value="2.8997008399092916" table:style-name="ce10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1.5297871757935955" table:style-name="ce35">
            <text:p>1.5</text:p>
          </table:table-cell>
          <table:table-cell table:style-name="ce104"/>
          <table:table-cell office:value-type="float" office:value="1.7169258926598041" table:style-name="ce104">
            <text:p>1.7</text:p>
          </table:table-cell>
          <table:table-cell table:style-name="ce104"/>
          <table:table-cell office:value-type="float" office:value="1.7838400520723274" table:style-name="ce104">
            <text:p>1.8</text:p>
          </table:table-cell>
          <table:table-cell table:style-name="ce104"/>
          <table:table-cell office:value-type="float" office:value="1.668432843997425" table:style-name="ce104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3.5784800388276361" table:style-name="ce74">
            <text:p>3.6</text:p>
          </table:table-cell>
          <table:table-cell table:style-name="ce102"/>
          <table:table-cell office:value-type="float" office:value="4.2365141562226594" table:style-name="ce102">
            <text:p>4.2</text:p>
          </table:table-cell>
          <table:table-cell table:style-name="ce102"/>
          <table:table-cell office:value-type="float" office:value="4.1911814122878361" table:style-name="ce102">
            <text:p>4.2</text:p>
          </table:table-cell>
          <table:table-cell table:style-name="ce102"/>
          <table:table-cell office:value-type="float" office:value="3.8287325169588993" table:style-name="ce10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5.5230074792814836" table:style-name="ce74">
            <text:p>5.5</text:p>
          </table:table-cell>
          <table:table-cell table:style-name="ce102"/>
          <table:table-cell office:value-type="float" office:value="5.6769430418560196" table:style-name="ce102">
            <text:p>5.7</text:p>
          </table:table-cell>
          <table:table-cell table:style-name="ce102"/>
          <table:table-cell office:value-type="float" office:value="5.6154655398726385" table:style-name="ce102">
            <text:p>5.6</text:p>
          </table:table-cell>
          <table:table-cell table:style-name="ce102"/>
          <table:table-cell office:value-type="float" office:value="5.2269197022547953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3.5546571730082022" table:style-name="ce74">
            <text:p>3.6</text:p>
          </table:table-cell>
          <table:table-cell table:style-name="ce102"/>
          <table:table-cell office:value-type="float" office:value="3.9475891347355185" table:style-name="ce102">
            <text:p>3.9</text:p>
          </table:table-cell>
          <table:table-cell table:style-name="ce102"/>
          <table:table-cell office:value-type="float" office:value="4.0865552552874167" table:style-name="ce102">
            <text:p>4.1</text:p>
          </table:table-cell>
          <table:table-cell table:style-name="ce102"/>
          <table:table-cell office:value-type="float" office:value="3.6994708496890794" table:style-name="ce10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2.434314273745819" table:style-name="ce74">
            <text:p>2.4</text:p>
          </table:table-cell>
          <table:table-cell table:style-name="ce102"/>
          <table:table-cell office:value-type="float" office:value="2.7010001958201135" table:style-name="ce102">
            <text:p>2.7</text:p>
          </table:table-cell>
          <table:table-cell table:style-name="ce102"/>
          <table:table-cell office:value-type="float" office:value="2.9697503110040491" table:style-name="ce102">
            <text:p>3.0</text:p>
          </table:table-cell>
          <table:table-cell table:style-name="ce102"/>
          <table:table-cell office:value-type="float" office:value="2.8770143993469333" table:style-name="ce10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3.5898977300791834" table:style-name="ce74">
            <text:p>3.6</text:p>
          </table:table-cell>
          <table:table-cell table:style-name="ce102"/>
          <table:table-cell office:value-type="float" office:value="3.9440297935881441" table:style-name="ce102">
            <text:p>3.9</text:p>
          </table:table-cell>
          <table:table-cell table:style-name="ce102"/>
          <table:table-cell office:value-type="float" office:value="4.1033886331737435" table:style-name="ce102">
            <text:p>4.1</text:p>
          </table:table-cell>
          <table:table-cell table:style-name="ce102"/>
          <table:table-cell office:value-type="float" office:value="3.8400425250817269" table:style-name="ce102">
            <text:p>3.8</text:p>
          </table:table-cell>
          <table:table-cell table:number-columns-repeated="16375" table:style-name="ce75"/>
        </table:table-row>
        <table:table-row table:style-name="ro14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0.75209874880642902" table:style-name="ce29">
            <text:p>0.8</text:p>
          </table:table-cell>
          <table:table-cell table:style-name="ce105"/>
          <table:table-cell office:value-type="float" office:value="0.83519878540444514" table:style-name="ce105">
            <text:p>0.8</text:p>
          </table:table-cell>
          <table:table-cell table:style-name="ce105"/>
          <table:table-cell office:value-type="float" office:value="0.9083247663252414" table:style-name="ce105">
            <text:p>0.9</text:p>
          </table:table-cell>
          <table:table-cell table:style-name="ce105"/>
          <table:table-cell office:value-type="float" office:value="0.86932809460830152" table:style-name="ce105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3.3870314056491879" table:style-name="ce35">
            <text:p>3.4</text:p>
          </table:table-cell>
          <table:table-cell table:style-name="ce104"/>
          <table:table-cell office:value-type="float" office:value="3.7658229827683187" table:style-name="ce104">
            <text:p>3.8</text:p>
          </table:table-cell>
          <table:table-cell table:style-name="ce104"/>
          <table:table-cell office:value-type="float" office:value="4.0698896321974152" table:style-name="ce104">
            <text:p>4.1</text:p>
          </table:table-cell>
          <table:table-cell table:style-name="ce104"/>
          <table:table-cell office:value-type="float" office:value="3.7409908198675792" table:style-name="ce104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3.9287814239014729" table:style-name="ce35">
            <text:p>3.9</text:p>
          </table:table-cell>
          <table:table-cell table:style-name="ce104"/>
          <table:table-cell office:value-type="float" office:value="4.1063433027051737" table:style-name="ce104">
            <text:p>4.1</text:p>
          </table:table-cell>
          <table:table-cell table:style-name="ce104"/>
          <table:table-cell office:value-type="float" office:value="4.2019938332028222" table:style-name="ce104">
            <text:p>4.2</text:p>
          </table:table-cell>
          <table:table-cell table:style-name="ce104"/>
          <table:table-cell office:value-type="float" office:value="4.0732973622513597" table:style-name="ce104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2.3807413233808861" table:style-name="ce35">
            <text:p>2.4</text:p>
          </table:table-cell>
          <table:table-cell table:style-name="ce104"/>
          <table:table-cell office:value-type="float" office:value="2.6690896483115512" table:style-name="ce104">
            <text:p>2.7</text:p>
          </table:table-cell>
          <table:table-cell table:style-name="ce104"/>
          <table:table-cell office:value-type="float" office:value="2.9871157590786677" table:style-name="ce104">
            <text:p>3.0</text:p>
          </table:table-cell>
          <table:table-cell table:style-name="ce104"/>
          <table:table-cell office:value-type="float" office:value="2.8678043074281567" table:style-name="ce104">
            <text:p>2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4.3332153507383282" table:style-name="ce35">
            <text:p>4.3</text:p>
          </table:table-cell>
          <table:table-cell table:style-name="ce104"/>
          <table:table-cell office:value-type="float" office:value="4.7097443533426926" table:style-name="ce104">
            <text:p>4.7</text:p>
          </table:table-cell>
          <table:table-cell table:style-name="ce104"/>
          <table:table-cell office:value-type="float" office:value="5.527507070821752" table:style-name="ce104">
            <text:p>5.5</text:p>
          </table:table-cell>
          <table:table-cell table:style-name="ce104"/>
          <table:table-cell office:value-type="float" office:value="5.3056821129489062" table:style-name="ce10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1.6276827544089989" table:style-name="ce35">
            <text:p>1.6</text:p>
          </table:table-cell>
          <table:table-cell table:style-name="ce104"/>
          <table:table-cell office:value-type="float" office:value="1.8473904918327677" table:style-name="ce104">
            <text:p>1.8</text:p>
          </table:table-cell>
          <table:table-cell table:style-name="ce104"/>
          <table:table-cell office:value-type="float" office:value="2.0772669349678416" table:style-name="ce104">
            <text:p>2.1</text:p>
          </table:table-cell>
          <table:table-cell table:style-name="ce104"/>
          <table:table-cell office:value-type="float" office:value="2.0013999563983531" table:style-name="ce10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5.6213319740037733" table:style-name="ce74">
            <text:p>5.6</text:p>
          </table:table-cell>
          <table:table-cell table:style-name="ce102"/>
          <table:table-cell office:value-type="float" office:value="5.8091294018104644" table:style-name="ce102">
            <text:p>5.8</text:p>
          </table:table-cell>
          <table:table-cell table:style-name="ce102"/>
          <table:table-cell office:value-type="float" office:value="5.6694820228915201" table:style-name="ce102">
            <text:p>5.7</text:p>
          </table:table-cell>
          <table:table-cell table:style-name="ce102"/>
          <table:table-cell office:value-type="float" office:value="5.3673448755413133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5.0137918326640163" table:style-name="ce74">
            <text:p>5.0</text:p>
          </table:table-cell>
          <table:table-cell table:style-name="ce102"/>
          <table:table-cell office:value-type="float" office:value="5.4398822967545275" table:style-name="ce102">
            <text:p>5.4</text:p>
          </table:table-cell>
          <table:table-cell table:style-name="ce102"/>
          <table:table-cell office:value-type="float" office:value="5.4142768603495099" table:style-name="ce102">
            <text:p>5.4</text:p>
          </table:table-cell>
          <table:table-cell table:style-name="ce102"/>
          <table:table-cell office:value-type="float" office:value="4.558161796282004" table:style-name="ce102">
            <text:p>4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4.3926292043116932" table:style-name="ce74">
            <text:p>4.4</text:p>
          </table:table-cell>
          <table:table-cell table:style-name="ce102"/>
          <table:table-cell office:value-type="float" office:value="4.913420594307027" table:style-name="ce102">
            <text:p>4.9</text:p>
          </table:table-cell>
          <table:table-cell table:style-name="ce102"/>
          <table:table-cell office:value-type="float" office:value="5.7175904346466133" table:style-name="ce102">
            <text:p>5.7</text:p>
          </table:table-cell>
          <table:table-cell table:style-name="ce102"/>
          <table:table-cell office:value-type="float" office:value="5.6866600362558914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4.2139564235424753" table:style-name="ce74">
            <text:p>4.2</text:p>
          </table:table-cell>
          <table:table-cell table:style-name="ce102"/>
          <table:table-cell office:value-type="float" office:value="5.3034377379241775" table:style-name="ce102">
            <text:p>5.3</text:p>
          </table:table-cell>
          <table:table-cell table:style-name="ce102"/>
          <table:table-cell office:value-type="float" office:value="5.8292409847740316" table:style-name="ce102">
            <text:p>5.8</text:p>
          </table:table-cell>
          <table:table-cell table:style-name="ce102"/>
          <table:table-cell office:value-type="float" office:value="5.9326713662126274" table:style-name="ce10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3.7943376282589036" table:style-name="ce74">
            <text:p>3.8</text:p>
          </table:table-cell>
          <table:table-cell table:style-name="ce102"/>
          <table:table-cell office:value-type="float" office:value="4.6964006856146874" table:style-name="ce102">
            <text:p>4.7</text:p>
          </table:table-cell>
          <table:table-cell table:style-name="ce102"/>
          <table:table-cell office:value-type="float" office:value="5.8457047815795251" table:style-name="ce102">
            <text:p>5.8</text:p>
          </table:table-cell>
          <table:table-cell table:style-name="ce102"/>
          <table:table-cell office:value-type="float" office:value="5.8119216542611705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3.7243521490418763" table:style-name="ce74">
            <text:p>3.7</text:p>
          </table:table-cell>
          <table:table-cell table:style-name="ce102"/>
          <table:table-cell office:value-type="float" office:value="4.2734942786682435" table:style-name="ce102">
            <text:p>4.3</text:p>
          </table:table-cell>
          <table:table-cell table:style-name="ce102"/>
          <table:table-cell office:value-type="float" office:value="6.0395143579005435" table:style-name="ce102">
            <text:p>6.0</text:p>
          </table:table-cell>
          <table:table-cell table:style-name="ce102"/>
          <table:table-cell office:value-type="float" office:value="5.9959427338676266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4.3225900501134396" table:style-name="ce74">
            <text:p>4.3</text:p>
          </table:table-cell>
          <table:table-cell table:style-name="ce102"/>
          <table:table-cell office:value-type="float" office:value="4.8835185657228326" table:style-name="ce102">
            <text:p>4.9</text:p>
          </table:table-cell>
          <table:table-cell table:style-name="ce102"/>
          <table:table-cell office:value-type="float" office:value="5.6079425408957828" table:style-name="ce102">
            <text:p>5.6</text:p>
          </table:table-cell>
          <table:table-cell table:style-name="ce102"/>
          <table:table-cell office:value-type="float" office:value="5.3411663901963005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4.2374346422050841" table:style-name="ce74">
            <text:p>4.2</text:p>
          </table:table-cell>
          <table:table-cell table:style-name="ce102"/>
          <table:table-cell office:value-type="float" office:value="5.3697328123008869" table:style-name="ce102">
            <text:p>5.4</text:p>
          </table:table-cell>
          <table:table-cell table:style-name="ce102"/>
          <table:table-cell office:value-type="float" office:value="5.8291287153022511" table:style-name="ce102">
            <text:p>5.8</text:p>
          </table:table-cell>
          <table:table-cell table:style-name="ce102"/>
          <table:table-cell office:value-type="float" office:value="5.5241806393558353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1.9814165684868934" table:style-name="ce35">
            <text:p>2.0</text:p>
          </table:table-cell>
          <table:table-cell table:style-name="ce104"/>
          <table:table-cell office:value-type="float" office:value="2.1678581002697261" table:style-name="ce104">
            <text:p>2.2</text:p>
          </table:table-cell>
          <table:table-cell table:style-name="ce104"/>
          <table:table-cell office:value-type="float" office:value="2.3712243702134375" table:style-name="ce104">
            <text:p>2.4</text:p>
          </table:table-cell>
          <table:table-cell table:style-name="ce104"/>
          <table:table-cell office:value-type="float" office:value="2.2148238126220852" table:style-name="ce10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4.1170781701035946" table:style-name="ce74">
            <text:p>4.1</text:p>
          </table:table-cell>
          <table:table-cell table:style-name="ce102"/>
          <table:table-cell office:value-type="float" office:value="4.9723332817740662" table:style-name="ce102">
            <text:p>5.0</text:p>
          </table:table-cell>
          <table:table-cell table:style-name="ce102"/>
          <table:table-cell office:value-type="float" office:value="5.6758565088705915" table:style-name="ce102">
            <text:p>5.7</text:p>
          </table:table-cell>
          <table:table-cell table:style-name="ce102"/>
          <table:table-cell office:value-type="float" office:value="5.2929891328904795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5.3245617923685433" table:style-name="ce74">
            <text:p>5.3</text:p>
          </table:table-cell>
          <table:table-cell table:style-name="ce102"/>
          <table:table-cell office:value-type="float" office:value="5.5639657716607172" table:style-name="ce102">
            <text:p>5.6</text:p>
          </table:table-cell>
          <table:table-cell table:style-name="ce102"/>
          <table:table-cell office:value-type="float" office:value="6.0606979125280454" table:style-name="ce102">
            <text:p>6.1</text:p>
          </table:table-cell>
          <table:table-cell table:style-name="ce102"/>
          <table:table-cell office:value-type="float" office:value="5.7018204256963356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3.9949468924371345" table:style-name="ce74">
            <text:p>4.0</text:p>
          </table:table-cell>
          <table:table-cell table:style-name="ce102"/>
          <table:table-cell office:value-type="float" office:value="4.6484826161325206" table:style-name="ce102">
            <text:p>4.6</text:p>
          </table:table-cell>
          <table:table-cell table:style-name="ce102"/>
          <table:table-cell office:value-type="float" office:value="5.5852776506607249" table:style-name="ce102">
            <text:p>5.6</text:p>
          </table:table-cell>
          <table:table-cell table:style-name="ce102"/>
          <table:table-cell office:value-type="float" office:value="5.3039558008005914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4.4684070471649129" table:style-name="ce74">
            <text:p>4.5</text:p>
          </table:table-cell>
          <table:table-cell table:style-name="ce102"/>
          <table:table-cell office:value-type="float" office:value="5.0907752712869181" table:style-name="ce102">
            <text:p>5.1</text:p>
          </table:table-cell>
          <table:table-cell table:style-name="ce102"/>
          <table:table-cell office:value-type="float" office:value="5.6137866427504735" table:style-name="ce102">
            <text:p>5.6</text:p>
          </table:table-cell>
          <table:table-cell table:style-name="ce102"/>
          <table:table-cell office:value-type="float" office:value="5.0258948815389619" table:style-name="ce10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5.0320198593682424" table:style-name="ce74">
            <text:p>5.0</text:p>
          </table:table-cell>
          <table:table-cell table:style-name="ce102"/>
          <table:table-cell office:value-type="float" office:value="5.3134498626319697" table:style-name="ce102">
            <text:p>5.3</text:p>
          </table:table-cell>
          <table:table-cell table:style-name="ce102"/>
          <table:table-cell office:value-type="float" office:value="6.1883065031517859" table:style-name="ce102">
            <text:p>6.2</text:p>
          </table:table-cell>
          <table:table-cell table:style-name="ce102"/>
          <table:table-cell office:value-type="float" office:value="6.0522224119099857" table:style-name="ce10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4.6246977982237532" table:style-name="ce74">
            <text:p>4.6</text:p>
          </table:table-cell>
          <table:table-cell table:style-name="ce102"/>
          <table:table-cell office:value-type="float" office:value="5.4284200776248621" table:style-name="ce102">
            <text:p>5.4</text:p>
          </table:table-cell>
          <table:table-cell table:style-name="ce102"/>
          <table:table-cell office:value-type="float" office:value="5.4873478200187726" table:style-name="ce102">
            <text:p>5.5</text:p>
          </table:table-cell>
          <table:table-cell table:style-name="ce102"/>
          <table:table-cell office:value-type="float" office:value="5.1644289171577649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5.4390611583573829" table:style-name="ce74">
            <text:p>5.4</text:p>
          </table:table-cell>
          <table:table-cell table:style-name="ce102"/>
          <table:table-cell office:value-type="float" office:value="5.6080904940879917" table:style-name="ce102">
            <text:p>5.6</text:p>
          </table:table-cell>
          <table:table-cell table:style-name="ce102"/>
          <table:table-cell office:value-type="float" office:value="5.5476146465997411" table:style-name="ce102">
            <text:p>5.5</text:p>
          </table:table-cell>
          <table:table-cell table:style-name="ce102"/>
          <table:table-cell office:value-type="float" office:value="5.2825765753024276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1.7361775331118379" table:style-name="ce35">
            <text:p>1.7</text:p>
          </table:table-cell>
          <table:table-cell table:style-name="ce104"/>
          <table:table-cell office:value-type="float" office:value="1.9816126706995063" table:style-name="ce104">
            <text:p>2.0</text:p>
          </table:table-cell>
          <table:table-cell table:style-name="ce104"/>
          <table:table-cell office:value-type="float" office:value="2.2679772562476552" table:style-name="ce104">
            <text:p>2.3</text:p>
          </table:table-cell>
          <table:table-cell table:style-name="ce104"/>
          <table:table-cell office:value-type="float" office:value="2.206897184399137" table:style-name="ce10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4.8530110160583284" table:style-name="ce74">
            <text:p>4.9</text:p>
          </table:table-cell>
          <table:table-cell table:style-name="ce102"/>
          <table:table-cell office:value-type="float" office:value="5.3935434902114494" table:style-name="ce102">
            <text:p>5.4</text:p>
          </table:table-cell>
          <table:table-cell table:style-name="ce102"/>
          <table:table-cell office:value-type="float" office:value="6.0496366745359351" table:style-name="ce102">
            <text:p>6.0</text:p>
          </table:table-cell>
          <table:table-cell table:style-name="ce102"/>
          <table:table-cell office:value-type="float" office:value="5.519325848600559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4.529330198042036" table:style-name="ce74">
            <text:p>4.5</text:p>
          </table:table-cell>
          <table:table-cell table:style-name="ce102"/>
          <table:table-cell office:value-type="float" office:value="4.9113215832940371" table:style-name="ce102">
            <text:p>4.9</text:p>
          </table:table-cell>
          <table:table-cell table:style-name="ce102"/>
          <table:table-cell office:value-type="float" office:value="5.5892364640237782" table:style-name="ce102">
            <text:p>5.6</text:p>
          </table:table-cell>
          <table:table-cell table:style-name="ce102"/>
          <table:table-cell office:value-type="float" office:value="5.440713100618721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4.3037596366052311" table:style-name="ce74">
            <text:p>4.3</text:p>
          </table:table-cell>
          <table:table-cell table:style-name="ce102"/>
          <table:table-cell office:value-type="float" office:value="4.8504888204509378" table:style-name="ce102">
            <text:p>4.9</text:p>
          </table:table-cell>
          <table:table-cell table:style-name="ce102"/>
          <table:table-cell office:value-type="float" office:value="6.4237122697783029" table:style-name="ce102">
            <text:p>6.4</text:p>
          </table:table-cell>
          <table:table-cell table:style-name="ce102"/>
          <table:table-cell office:value-type="float" office:value="6.548636524748308" table:style-name="ce102">
            <text:p>6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4.5454708326268412" table:style-name="ce74">
            <text:p>4.5</text:p>
          </table:table-cell>
          <table:table-cell table:style-name="ce102"/>
          <table:table-cell office:value-type="float" office:value="4.9233293139170016" table:style-name="ce102">
            <text:p>4.9</text:p>
          </table:table-cell>
          <table:table-cell table:style-name="ce102"/>
          <table:table-cell office:value-type="float" office:value="5.4395806184518278" table:style-name="ce102">
            <text:p>5.4</text:p>
          </table:table-cell>
          <table:table-cell table:style-name="ce102"/>
          <table:table-cell office:value-type="float" office:value="5.335037262155728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5.2338206490542998" table:style-name="ce74">
            <text:p>5.2</text:p>
          </table:table-cell>
          <table:table-cell table:style-name="ce102"/>
          <table:table-cell office:value-type="float" office:value="5.527241297280816" table:style-name="ce102">
            <text:p>5.5</text:p>
          </table:table-cell>
          <table:table-cell table:style-name="ce102"/>
          <table:table-cell office:value-type="float" office:value="5.8123437563506739" table:style-name="ce102">
            <text:p>5.8</text:p>
          </table:table-cell>
          <table:table-cell table:style-name="ce102"/>
          <table:table-cell office:value-type="float" office:value="5.7278499722251963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4.1918373717027109" table:style-name="ce74">
            <text:p>4.2</text:p>
          </table:table-cell>
          <table:table-cell table:style-name="ce102"/>
          <table:table-cell office:value-type="float" office:value="5.4922268761516069" table:style-name="ce102">
            <text:p>5.5</text:p>
          </table:table-cell>
          <table:table-cell table:style-name="ce102"/>
          <table:table-cell office:value-type="float" office:value="5.8247801078623205" table:style-name="ce102">
            <text:p>5.8</text:p>
          </table:table-cell>
          <table:table-cell table:style-name="ce102"/>
          <table:table-cell office:value-type="float" office:value="5.3788076995415821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3.6219764430818202" table:style-name="ce74">
            <text:p>3.6</text:p>
          </table:table-cell>
          <table:table-cell table:style-name="ce102"/>
          <table:table-cell office:value-type="float" office:value="4.2986684649715112" table:style-name="ce102">
            <text:p>4.3</text:p>
          </table:table-cell>
          <table:table-cell table:style-name="ce102"/>
          <table:table-cell office:value-type="float" office:value="6.050999457063555" table:style-name="ce102">
            <text:p>6.1</text:p>
          </table:table-cell>
          <table:table-cell table:style-name="ce102"/>
          <table:table-cell office:value-type="float" office:value="6.1047048429583306" table:style-name="ce10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1.9942568955337192" table:style-name="ce35">
            <text:p>2.0</text:p>
          </table:table-cell>
          <table:table-cell table:style-name="ce104"/>
          <table:table-cell office:value-type="float" office:value="2.2828478999315172" table:style-name="ce104">
            <text:p>2.3</text:p>
          </table:table-cell>
          <table:table-cell table:style-name="ce104"/>
          <table:table-cell office:value-type="float" office:value="2.3417728307587424" table:style-name="ce104">
            <text:p>2.3</text:p>
          </table:table-cell>
          <table:table-cell table:style-name="ce104"/>
          <table:table-cell office:value-type="float" office:value="2.2212712359658271" table:style-name="ce10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5.0241390568816158" table:style-name="ce74">
            <text:p>5.0</text:p>
          </table:table-cell>
          <table:table-cell table:style-name="ce102"/>
          <table:table-cell office:value-type="float" office:value="5.6525421660845732" table:style-name="ce102">
            <text:p>5.7</text:p>
          </table:table-cell>
          <table:table-cell table:style-name="ce102"/>
          <table:table-cell office:value-type="float" office:value="6.103652761920225" table:style-name="ce102">
            <text:p>6.1</text:p>
          </table:table-cell>
          <table:table-cell table:style-name="ce102"/>
          <table:table-cell office:value-type="float" office:value="6.0948643856553293" table:style-name="ce10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4.2589996400182688" table:style-name="ce74">
            <text:p>4.3</text:p>
          </table:table-cell>
          <table:table-cell table:style-name="ce102"/>
          <table:table-cell office:value-type="float" office:value="4.9748342888124464" table:style-name="ce102">
            <text:p>5.0</text:p>
          </table:table-cell>
          <table:table-cell table:style-name="ce102"/>
          <table:table-cell office:value-type="float" office:value="5.4403245001765299" table:style-name="ce102">
            <text:p>5.4</text:p>
          </table:table-cell>
          <table:table-cell table:style-name="ce102"/>
          <table:table-cell office:value-type="float" office:value="5.0713130602060899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4.6528183082288681" table:style-name="ce74">
            <text:p>4.7</text:p>
          </table:table-cell>
          <table:table-cell table:style-name="ce102"/>
          <table:table-cell office:value-type="float" office:value="5.4253553093157496" table:style-name="ce102">
            <text:p>5.4</text:p>
          </table:table-cell>
          <table:table-cell table:style-name="ce102"/>
          <table:table-cell office:value-type="float" office:value="5.4649161738173966" table:style-name="ce102">
            <text:p>5.5</text:p>
          </table:table-cell>
          <table:table-cell table:style-name="ce102"/>
          <table:table-cell office:value-type="float" office:value="5.1009467823960932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4.5677683115005081" table:style-name="ce74">
            <text:p>4.6</text:p>
          </table:table-cell>
          <table:table-cell table:style-name="ce102"/>
          <table:table-cell office:value-type="float" office:value="5.3182912890089584" table:style-name="ce102">
            <text:p>5.3</text:p>
          </table:table-cell>
          <table:table-cell table:style-name="ce102"/>
          <table:table-cell office:value-type="float" office:value="5.4453442579797562" table:style-name="ce102">
            <text:p>5.4</text:p>
          </table:table-cell>
          <table:table-cell table:style-name="ce102"/>
          <table:table-cell office:value-type="float" office:value="5.1122298331675591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4.7640456859467939" table:style-name="ce74">
            <text:p>4.8</text:p>
          </table:table-cell>
          <table:table-cell table:style-name="ce102"/>
          <table:table-cell office:value-type="float" office:value="5.4999013686072296" table:style-name="ce102">
            <text:p>5.5</text:p>
          </table:table-cell>
          <table:table-cell table:style-name="ce102"/>
          <table:table-cell office:value-type="float" office:value="5.6087922789605287" table:style-name="ce102">
            <text:p>5.6</text:p>
          </table:table-cell>
          <table:table-cell table:style-name="ce102"/>
          <table:table-cell office:value-type="float" office:value="5.3034726112672796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4.6753961222160134" table:style-name="ce74">
            <text:p>4.7</text:p>
          </table:table-cell>
          <table:table-cell table:style-name="ce102"/>
          <table:table-cell office:value-type="float" office:value="5.2139232394194712" table:style-name="ce102">
            <text:p>5.2</text:p>
          </table:table-cell>
          <table:table-cell table:style-name="ce102"/>
          <table:table-cell office:value-type="float" office:value="5.5444707295077" table:style-name="ce102">
            <text:p>5.5</text:p>
          </table:table-cell>
          <table:table-cell table:style-name="ce102"/>
          <table:table-cell office:value-type="float" office:value="5.4126376119668862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5.5600528528694575" table:style-name="ce74">
            <text:p>5.6</text:p>
          </table:table-cell>
          <table:table-cell table:style-name="ce102"/>
          <table:table-cell office:value-type="float" office:value="5.8533464327778839" table:style-name="ce102">
            <text:p>5.9</text:p>
          </table:table-cell>
          <table:table-cell table:style-name="ce102"/>
          <table:table-cell office:value-type="float" office:value="5.6149221311806938" table:style-name="ce102">
            <text:p>5.6</text:p>
          </table:table-cell>
          <table:table-cell table:style-name="ce102"/>
          <table:table-cell office:value-type="float" office:value="5.2930281130716237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1.7991644593806422" table:style-name="ce35">
            <text:p>1.8</text:p>
          </table:table-cell>
          <table:table-cell table:style-name="ce104"/>
          <table:table-cell office:value-type="float" office:value="1.9743106180484249" table:style-name="ce104">
            <text:p>2.0</text:p>
          </table:table-cell>
          <table:table-cell table:style-name="ce104"/>
          <table:table-cell office:value-type="float" office:value="2.1830086975841545" table:style-name="ce104">
            <text:p>2.2</text:p>
          </table:table-cell>
          <table:table-cell table:style-name="ce104"/>
          <table:table-cell office:value-type="float" office:value="2.112394867111056" table:style-name="ce10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4.5984036112499798" table:style-name="ce74">
            <text:p>4.6</text:p>
          </table:table-cell>
          <table:table-cell table:style-name="ce102"/>
          <table:table-cell office:value-type="float" office:value="5.0595999652566004" table:style-name="ce102">
            <text:p>5.1</text:p>
          </table:table-cell>
          <table:table-cell table:style-name="ce102"/>
          <table:table-cell office:value-type="float" office:value="5.6778970042995258" table:style-name="ce102">
            <text:p>5.7</text:p>
          </table:table-cell>
          <table:table-cell table:style-name="ce102"/>
          <table:table-cell office:value-type="float" office:value="5.5192492347741871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5.969619903894186" table:style-name="ce74">
            <text:p>6.0</text:p>
          </table:table-cell>
          <table:table-cell table:style-name="ce102"/>
          <table:table-cell office:value-type="float" office:value="6.0384524667193462" table:style-name="ce102">
            <text:p>6.0</text:p>
          </table:table-cell>
          <table:table-cell table:style-name="ce102"/>
          <table:table-cell office:value-type="float" office:value="5.6344874506963514" table:style-name="ce102">
            <text:p>5.6</text:p>
          </table:table-cell>
          <table:table-cell table:style-name="ce102"/>
          <table:table-cell office:value-type="float" office:value="5.1341223671419858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4.0732405756072509" table:style-name="ce74">
            <text:p>4.1</text:p>
          </table:table-cell>
          <table:table-cell table:style-name="ce102"/>
          <table:table-cell office:value-type="float" office:value="4.8077638139711665" table:style-name="ce102">
            <text:p>4.8</text:p>
          </table:table-cell>
          <table:table-cell table:style-name="ce102"/>
          <table:table-cell office:value-type="float" office:value="5.8995399554866541" table:style-name="ce102">
            <text:p>5.9</text:p>
          </table:table-cell>
          <table:table-cell table:style-name="ce102"/>
          <table:table-cell office:value-type="float" office:value="5.8548460607633581" table:style-name="ce10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4.4284876366942676" table:style-name="ce74">
            <text:p>4.4</text:p>
          </table:table-cell>
          <table:table-cell table:style-name="ce102"/>
          <table:table-cell office:value-type="float" office:value="5.0846725519666176" table:style-name="ce102">
            <text:p>5.1</text:p>
          </table:table-cell>
          <table:table-cell table:style-name="ce102"/>
          <table:table-cell office:value-type="float" office:value="5.9929992423116252" table:style-name="ce102">
            <text:p>6.0</text:p>
          </table:table-cell>
          <table:table-cell table:style-name="ce102"/>
          <table:table-cell office:value-type="float" office:value="5.9700303204387239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5.300620913940179" table:style-name="ce74">
            <text:p>5.3</text:p>
          </table:table-cell>
          <table:table-cell table:style-name="ce102"/>
          <table:table-cell office:value-type="float" office:value="5.529626899128715" table:style-name="ce102">
            <text:p>5.5</text:p>
          </table:table-cell>
          <table:table-cell table:style-name="ce102"/>
          <table:table-cell office:value-type="float" office:value="5.3647630707761351" table:style-name="ce102">
            <text:p>5.4</text:p>
          </table:table-cell>
          <table:table-cell table:style-name="ce102"/>
          <table:table-cell office:value-type="float" office:value="4.7543552363390527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3.9898918368975189" table:style-name="ce74">
            <text:p>4.0</text:p>
          </table:table-cell>
          <table:table-cell table:style-name="ce102"/>
          <table:table-cell office:value-type="float" office:value="4.6088563197291821" table:style-name="ce102">
            <text:p>4.6</text:p>
          </table:table-cell>
          <table:table-cell table:style-name="ce102"/>
          <table:table-cell office:value-type="float" office:value="5.5115887222354498" table:style-name="ce102">
            <text:p>5.5</text:p>
          </table:table-cell>
          <table:table-cell table:style-name="ce102"/>
          <table:table-cell office:value-type="float" office:value="5.5767191019870488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4.4768989773015573" table:style-name="ce74">
            <text:p>4.5</text:p>
          </table:table-cell>
          <table:table-cell table:style-name="ce102"/>
          <table:table-cell office:value-type="float" office:value="5.139531798992647" table:style-name="ce102">
            <text:p>5.1</text:p>
          </table:table-cell>
          <table:table-cell table:style-name="ce102"/>
          <table:table-cell office:value-type="float" office:value="5.8371806331340315" table:style-name="ce102">
            <text:p>5.8</text:p>
          </table:table-cell>
          <table:table-cell table:style-name="ce102"/>
          <table:table-cell office:value-type="float" office:value="5.7667619837287463" table:style-name="ce102">
            <text:p>5.8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0.86924019069566372" table:style-name="ce29">
            <text:p>0.9</text:p>
          </table:table-cell>
          <table:table-cell table:style-name="ce105"/>
          <table:table-cell office:value-type="float" office:value="0.95974995105042593" table:style-name="ce105">
            <text:p>1.0</text:p>
          </table:table-cell>
          <table:table-cell table:style-name="ce105"/>
          <table:table-cell office:value-type="float" office:value="1.0013025852857349" table:style-name="ce105">
            <text:p>1.0</text:p>
          </table:table-cell>
          <table:table-cell table:style-name="ce105"/>
          <table:table-cell office:value-type="float" office:value="0.94948969490090129" table:style-name="ce105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4.4085207033000895" table:style-name="ce35">
            <text:p>4.4</text:p>
          </table:table-cell>
          <table:table-cell table:style-name="ce104"/>
          <table:table-cell office:value-type="float" office:value="5.0071605626293314" table:style-name="ce104">
            <text:p>5.0</text:p>
          </table:table-cell>
          <table:table-cell table:style-name="ce104"/>
          <table:table-cell office:value-type="float" office:value="5.6030532779897166" table:style-name="ce104">
            <text:p>5.6</text:p>
          </table:table-cell>
          <table:table-cell table:style-name="ce104"/>
          <table:table-cell office:value-type="float" office:value="5.4302306163940273" table:style-name="ce104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4.7810875614542114" table:style-name="ce35">
            <text:p>4.8</text:p>
          </table:table-cell>
          <table:table-cell table:style-name="ce104"/>
          <table:table-cell office:value-type="float" office:value="5.3006155074192378" table:style-name="ce104">
            <text:p>5.3</text:p>
          </table:table-cell>
          <table:table-cell table:style-name="ce104"/>
          <table:table-cell office:value-type="float" office:value="5.8264617322412446" table:style-name="ce104">
            <text:p>5.8</text:p>
          </table:table-cell>
          <table:table-cell table:style-name="ce104"/>
          <table:table-cell office:value-type="float" office:value="5.6759004230486081" table:style-name="ce104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3.7317495880281881" table:style-name="ce35">
            <text:p>3.7</text:p>
          </table:table-cell>
          <table:table-cell table:style-name="ce104"/>
          <table:table-cell office:value-type="float" office:value="3.9732718582765614" table:style-name="ce104">
            <text:p>4.0</text:p>
          </table:table-cell>
          <table:table-cell table:style-name="ce104"/>
          <table:table-cell office:value-type="float" office:value="3.8767061806244341" table:style-name="ce104">
            <text:p>3.9</text:p>
          </table:table-cell>
          <table:table-cell table:style-name="ce104"/>
          <table:table-cell office:value-type="float" office:value="3.6785201253464739" table:style-name="ce104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5.2819889446201307" table:style-name="ce35">
            <text:p>5.3</text:p>
          </table:table-cell>
          <table:table-cell table:style-name="ce104"/>
          <table:table-cell office:value-type="float" office:value="5.4648461900468686" table:style-name="ce104">
            <text:p>5.5</text:p>
          </table:table-cell>
          <table:table-cell table:style-name="ce104"/>
          <table:table-cell office:value-type="float" office:value="5.3897370174766088" table:style-name="ce104">
            <text:p>5.4</text:p>
          </table:table-cell>
          <table:table-cell table:style-name="ce104"/>
          <table:table-cell office:value-type="float" office:value="5.0741677999858572" table:style-name="ce104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1.7180866971790998" table:style-name="ce35">
            <text:p>1.7</text:p>
          </table:table-cell>
          <table:table-cell table:style-name="ce104"/>
          <table:table-cell office:value-type="float" office:value="1.9360043931272997" table:style-name="ce104">
            <text:p>1.9</text:p>
          </table:table-cell>
          <table:table-cell table:style-name="ce104"/>
          <table:table-cell office:value-type="float" office:value="2.0135467472057469" table:style-name="ce104">
            <text:p>2.0</text:p>
          </table:table-cell>
          <table:table-cell table:style-name="ce104"/>
          <table:table-cell office:value-type="float" office:value="1.8404560942777759" table:style-name="ce104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5.1539951024761717" table:style-name="ce74">
            <text:p>5.2</text:p>
          </table:table-cell>
          <table:table-cell table:style-name="ce102"/>
          <table:table-cell office:value-type="float" office:value="5.4871943706589548" table:style-name="ce102">
            <text:p>5.5</text:p>
          </table:table-cell>
          <table:table-cell table:style-name="ce102"/>
          <table:table-cell office:value-type="float" office:value="5.7261627666379429" table:style-name="ce102">
            <text:p>5.7</text:p>
          </table:table-cell>
          <table:table-cell table:style-name="ce102"/>
          <table:table-cell office:value-type="float" office:value="5.3307922276415178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5.3418434513100577" table:style-name="ce74">
            <text:p>5.3</text:p>
          </table:table-cell>
          <table:table-cell table:style-name="ce102"/>
          <table:table-cell office:value-type="float" office:value="5.6580518183158013" table:style-name="ce102">
            <text:p>5.7</text:p>
          </table:table-cell>
          <table:table-cell table:style-name="ce102"/>
          <table:table-cell office:value-type="float" office:value="5.8059560852440679" table:style-name="ce102">
            <text:p>5.8</text:p>
          </table:table-cell>
          <table:table-cell table:style-name="ce102"/>
          <table:table-cell office:value-type="float" office:value="5.113694856375167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4.3825036185006105" table:style-name="ce74">
            <text:p>4.4</text:p>
          </table:table-cell>
          <table:table-cell table:style-name="ce102"/>
          <table:table-cell office:value-type="float" office:value="5.222611863870652" table:style-name="ce102">
            <text:p>5.2</text:p>
          </table:table-cell>
          <table:table-cell table:style-name="ce102"/>
          <table:table-cell office:value-type="float" office:value="5.5689327205804879" table:style-name="ce102">
            <text:p>5.6</text:p>
          </table:table-cell>
          <table:table-cell table:style-name="ce102"/>
          <table:table-cell office:value-type="float" office:value="5.0198407904342375" table:style-name="ce10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4.7558061010752102" table:style-name="ce74">
            <text:p>4.8</text:p>
          </table:table-cell>
          <table:table-cell table:style-name="ce102"/>
          <table:table-cell office:value-type="float" office:value="5.2279715265157733" table:style-name="ce102">
            <text:p>5.2</text:p>
          </table:table-cell>
          <table:table-cell table:style-name="ce102"/>
          <table:table-cell office:value-type="float" office:value="5.5522187518142747" table:style-name="ce102">
            <text:p>5.6</text:p>
          </table:table-cell>
          <table:table-cell table:style-name="ce102"/>
          <table:table-cell office:value-type="float" office:value="5.0666124601148832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4.5826005132758922" table:style-name="ce74">
            <text:p>4.6</text:p>
          </table:table-cell>
          <table:table-cell table:style-name="ce102"/>
          <table:table-cell office:value-type="float" office:value="5.6587057717764955" table:style-name="ce102">
            <text:p>5.7</text:p>
          </table:table-cell>
          <table:table-cell table:style-name="ce102"/>
          <table:table-cell office:value-type="float" office:value="5.6697740975021063" table:style-name="ce102">
            <text:p>5.7</text:p>
          </table:table-cell>
          <table:table-cell table:style-name="ce102"/>
          <table:table-cell office:value-type="float" office:value="5.2020540926492664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4.6481764783550927" table:style-name="ce74">
            <text:p>4.6</text:p>
          </table:table-cell>
          <table:table-cell table:style-name="ce102"/>
          <table:table-cell office:value-type="float" office:value="5.3250561920328625" table:style-name="ce102">
            <text:p>5.3</text:p>
          </table:table-cell>
          <table:table-cell table:style-name="ce102"/>
          <table:table-cell office:value-type="float" office:value="5.4447580544738807" table:style-name="ce102">
            <text:p>5.4</text:p>
          </table:table-cell>
          <table:table-cell table:style-name="ce102"/>
          <table:table-cell office:value-type="float" office:value="5.0091227328633581" table:style-name="ce10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4.6405311213467693" table:style-name="ce74">
            <text:p>4.6</text:p>
          </table:table-cell>
          <table:table-cell table:style-name="ce102"/>
          <table:table-cell office:value-type="float" office:value="5.3484876593499759" table:style-name="ce102">
            <text:p>5.3</text:p>
          </table:table-cell>
          <table:table-cell table:style-name="ce102"/>
          <table:table-cell office:value-type="float" office:value="5.711350889812433" table:style-name="ce102">
            <text:p>5.7</text:p>
          </table:table-cell>
          <table:table-cell table:style-name="ce102"/>
          <table:table-cell office:value-type="float" office:value="5.2369437047300575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4.9482826887616298" table:style-name="ce74">
            <text:p>4.9</text:p>
          </table:table-cell>
          <table:table-cell table:style-name="ce102"/>
          <table:table-cell office:value-type="float" office:value="5.4813247426926281" table:style-name="ce102">
            <text:p>5.5</text:p>
          </table:table-cell>
          <table:table-cell table:style-name="ce102"/>
          <table:table-cell office:value-type="float" office:value="5.6740068300728197" table:style-name="ce102">
            <text:p>5.7</text:p>
          </table:table-cell>
          <table:table-cell table:style-name="ce102"/>
          <table:table-cell office:value-type="float" office:value="5.3614471844543656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2.0908466185366903" table:style-name="ce35">
            <text:p>2.1</text:p>
          </table:table-cell>
          <table:table-cell table:style-name="ce104"/>
          <table:table-cell office:value-type="float" office:value="2.3366294146798139" table:style-name="ce104">
            <text:p>2.3</text:p>
          </table:table-cell>
          <table:table-cell table:style-name="ce104"/>
          <table:table-cell office:value-type="float" office:value="2.6086448678678709" table:style-name="ce104">
            <text:p>2.6</text:p>
          </table:table-cell>
          <table:table-cell table:style-name="ce104"/>
          <table:table-cell office:value-type="float" office:value="2.5220080533158717" table:style-name="ce104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4.4444434624571816" table:style-name="ce74">
            <text:p>4.4</text:p>
          </table:table-cell>
          <table:table-cell table:style-name="ce102"/>
          <table:table-cell office:value-type="float" office:value="5.1819617361612895" table:style-name="ce102">
            <text:p>5.2</text:p>
          </table:table-cell>
          <table:table-cell table:style-name="ce102"/>
          <table:table-cell office:value-type="float" office:value="5.2978926958031245" table:style-name="ce102">
            <text:p>5.3</text:p>
          </table:table-cell>
          <table:table-cell table:style-name="ce102"/>
          <table:table-cell office:value-type="float" office:value="4.8325623329126488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4.747928846002436" table:style-name="ce74">
            <text:p>4.7</text:p>
          </table:table-cell>
          <table:table-cell table:style-name="ce102"/>
          <table:table-cell office:value-type="float" office:value="5.1726538821967871" table:style-name="ce102">
            <text:p>5.2</text:p>
          </table:table-cell>
          <table:table-cell table:style-name="ce102"/>
          <table:table-cell office:value-type="float" office:value="5.562955531423686" table:style-name="ce102">
            <text:p>5.6</text:p>
          </table:table-cell>
          <table:table-cell table:style-name="ce102"/>
          <table:table-cell office:value-type="float" office:value="5.3449176733535939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4.8673537467608385" table:style-name="ce74">
            <text:p>4.9</text:p>
          </table:table-cell>
          <table:table-cell table:style-name="ce102"/>
          <table:table-cell office:value-type="float" office:value="5.3544919199004726" table:style-name="ce102">
            <text:p>5.4</text:p>
          </table:table-cell>
          <table:table-cell table:style-name="ce102"/>
          <table:table-cell office:value-type="float" office:value="5.6674408594775514" table:style-name="ce102">
            <text:p>5.7</text:p>
          </table:table-cell>
          <table:table-cell table:style-name="ce102"/>
          <table:table-cell office:value-type="float" office:value="5.2237424003474642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4.2964734824045276" table:style-name="ce74">
            <text:p>4.3</text:p>
          </table:table-cell>
          <table:table-cell table:style-name="ce102"/>
          <table:table-cell office:value-type="float" office:value="4.9470263918244939" table:style-name="ce102">
            <text:p>4.9</text:p>
          </table:table-cell>
          <table:table-cell table:style-name="ce102"/>
          <table:table-cell office:value-type="float" office:value="5.5191208955063962" table:style-name="ce102">
            <text:p>5.5</text:p>
          </table:table-cell>
          <table:table-cell table:style-name="ce102"/>
          <table:table-cell office:value-type="float" office:value="5.3209754642233653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4.4462585044375498" table:style-name="ce74">
            <text:p>4.4</text:p>
          </table:table-cell>
          <table:table-cell table:style-name="ce102"/>
          <table:table-cell office:value-type="float" office:value="4.9505981524464389" table:style-name="ce102">
            <text:p>5.0</text:p>
          </table:table-cell>
          <table:table-cell table:style-name="ce102"/>
          <table:table-cell office:value-type="float" office:value="5.8592879565974201" table:style-name="ce102">
            <text:p>5.9</text:p>
          </table:table-cell>
          <table:table-cell table:style-name="ce102"/>
          <table:table-cell office:value-type="float" office:value="5.8482761148213491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1.4052163525950956" table:style-name="ce48">
            <text:p>1.4</text:p>
          </table:table-cell>
          <table:table-cell table:style-name="ce106"/>
          <table:table-cell office:value-type="float" office:value="1.5441135942438344" table:style-name="ce106">
            <text:p>1.5</text:p>
          </table:table-cell>
          <table:table-cell table:style-name="ce106"/>
          <table:table-cell office:value-type="float" office:value="1.5828322355999513" table:style-name="ce106">
            <text:p>1.6</text:p>
          </table:table-cell>
          <table:table-cell table:style-name="ce106"/>
          <table:table-cell office:value-type="float" office:value="1.4927464659630629" table:style-name="ce106">
            <text:p>1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2.5883675097286396" table:style-name="ce40">
            <text:p>2.6</text:p>
          </table:table-cell>
          <table:table-cell table:style-name="ce107"/>
          <table:table-cell office:value-type="float" office:value="2.8957511954005977" table:style-name="ce107">
            <text:p>2.9</text:p>
          </table:table-cell>
          <table:table-cell table:style-name="ce107"/>
          <table:table-cell office:value-type="float" office:value="2.9878413539197846" table:style-name="ce107">
            <text:p>3.0</text:p>
          </table:table-cell>
          <table:table-cell table:style-name="ce107"/>
          <table:table-cell office:value-type="float" office:value="2.8536576100618771" table:style-name="ce107">
            <text:p>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3.8350416165093715" table:style-name="ce74">
            <text:p>3.8</text:p>
          </table:table-cell>
          <table:table-cell table:style-name="ce102"/>
          <table:table-cell office:value-type="float" office:value="4.1099179568934279" table:style-name="ce102">
            <text:p>4.1</text:p>
          </table:table-cell>
          <table:table-cell table:style-name="ce102"/>
          <table:table-cell office:value-type="float" office:value="4.2760041489537493" table:style-name="ce102">
            <text:p>4.3</text:p>
          </table:table-cell>
          <table:table-cell table:style-name="ce102"/>
          <table:table-cell office:value-type="float" office:value="3.9902523284562621" table:style-name="ce10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3.6123801422897728" table:style-name="ce74">
            <text:p>3.6</text:p>
          </table:table-cell>
          <table:table-cell table:style-name="ce102"/>
          <table:table-cell office:value-type="float" office:value="3.8761567110592643" table:style-name="ce102">
            <text:p>3.9</text:p>
          </table:table-cell>
          <table:table-cell table:style-name="ce102"/>
          <table:table-cell office:value-type="float" office:value="3.9517331284341872" table:style-name="ce102">
            <text:p>4.0</text:p>
          </table:table-cell>
          <table:table-cell table:style-name="ce102"/>
          <table:table-cell office:value-type="float" office:value="3.7089173867691172" table:style-name="ce10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4.0016720160675812" table:style-name="ce74">
            <text:p>4.0</text:p>
          </table:table-cell>
          <table:table-cell table:style-name="ce102"/>
          <table:table-cell office:value-type="float" office:value="4.1699952032918315" table:style-name="ce102">
            <text:p>4.2</text:p>
          </table:table-cell>
          <table:table-cell table:style-name="ce102"/>
          <table:table-cell office:value-type="float" office:value="4.1195582287868682" table:style-name="ce102">
            <text:p>4.1</text:p>
          </table:table-cell>
          <table:table-cell table:style-name="ce102"/>
          <table:table-cell office:value-type="float" office:value="3.7256561218697861" table:style-name="ce10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4.7774734583782781" table:style-name="ce74">
            <text:p>4.8</text:p>
          </table:table-cell>
          <table:table-cell table:style-name="ce102"/>
          <table:table-cell office:value-type="float" office:value="5.5542482292866291" table:style-name="ce102">
            <text:p>5.6</text:p>
          </table:table-cell>
          <table:table-cell table:style-name="ce102"/>
          <table:table-cell office:value-type="float" office:value="5.4402292729428146" table:style-name="ce102">
            <text:p>5.4</text:p>
          </table:table-cell>
          <table:table-cell table:style-name="ce102"/>
          <table:table-cell office:value-type="float" office:value="4.8274251770007996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3.7186594618137003" table:style-name="ce74">
            <text:p>3.7</text:p>
          </table:table-cell>
          <table:table-cell table:style-name="ce102"/>
          <table:table-cell office:value-type="float" office:value="4.0656399629142577" table:style-name="ce102">
            <text:p>4.1</text:p>
          </table:table-cell>
          <table:table-cell table:style-name="ce102"/>
          <table:table-cell office:value-type="float" office:value="4.272415143810754" table:style-name="ce102">
            <text:p>4.3</text:p>
          </table:table-cell>
          <table:table-cell table:style-name="ce102"/>
          <table:table-cell office:value-type="float" office:value="4.1717592127675065" table:style-name="ce102">
            <text:p>4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3.6723170975995201" table:style-name="ce40">
            <text:p>3.7</text:p>
          </table:table-cell>
          <table:table-cell table:style-name="ce107"/>
          <table:table-cell office:value-type="float" office:value="3.9496144261660038" table:style-name="ce107">
            <text:p>3.9</text:p>
          </table:table-cell>
          <table:table-cell table:style-name="ce107"/>
          <table:table-cell office:value-type="float" office:value="4.0137447851868844" table:style-name="ce107">
            <text:p>4.0</text:p>
          </table:table-cell>
          <table:table-cell table:style-name="ce107"/>
          <table:table-cell office:value-type="float" office:value="3.6230502880699955" table:style-name="ce107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1.8876137365099632" table:style-name="ce48">
            <text:p>1.9</text:p>
          </table:table-cell>
          <table:table-cell table:style-name="ce106"/>
          <table:table-cell office:value-type="float" office:value="2.1477192773550313" table:style-name="ce106">
            <text:p>2.1</text:p>
          </table:table-cell>
          <table:table-cell table:style-name="ce106"/>
          <table:table-cell office:value-type="float" office:value="2.3526890759836161" table:style-name="ce106">
            <text:p>2.4</text:p>
          </table:table-cell>
          <table:table-cell table:style-name="ce106"/>
          <table:table-cell office:value-type="float" office:value="2.2746009958037994" table:style-name="ce106">
            <text:p>2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4.6855022561469006" table:style-name="ce74">
            <text:p>4.7</text:p>
          </table:table-cell>
          <table:table-cell table:style-name="ce102"/>
          <table:table-cell office:value-type="float" office:value="5.3129860945375418" table:style-name="ce102">
            <text:p>5.3</text:p>
          </table:table-cell>
          <table:table-cell table:style-name="ce102"/>
          <table:table-cell office:value-type="float" office:value="5.7749951485988547" table:style-name="ce102">
            <text:p>5.8</text:p>
          </table:table-cell>
          <table:table-cell table:style-name="ce102"/>
          <table:table-cell office:value-type="float" office:value="5.6870686122115153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4.286012770503711" table:style-name="ce74">
            <text:p>4.3</text:p>
          </table:table-cell>
          <table:table-cell table:style-name="ce102"/>
          <table:table-cell office:value-type="float" office:value="5.0930022201050917" table:style-name="ce102">
            <text:p>5.1</text:p>
          </table:table-cell>
          <table:table-cell table:style-name="ce102"/>
          <table:table-cell office:value-type="float" office:value="6.032412564534523" table:style-name="ce102">
            <text:p>6.0</text:p>
          </table:table-cell>
          <table:table-cell table:style-name="ce102"/>
          <table:table-cell office:value-type="float" office:value="5.8275447115976595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4.733998948595552" table:style-name="ce74">
            <text:p>4.7</text:p>
          </table:table-cell>
          <table:table-cell table:style-name="ce102"/>
          <table:table-cell office:value-type="float" office:value="5.3735936941930573" table:style-name="ce102">
            <text:p>5.4</text:p>
          </table:table-cell>
          <table:table-cell table:style-name="ce102"/>
          <table:table-cell office:value-type="float" office:value="5.2977495137355115" table:style-name="ce102">
            <text:p>5.3</text:p>
          </table:table-cell>
          <table:table-cell table:style-name="ce102"/>
          <table:table-cell office:value-type="float" office:value="4.772563779720679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4.3001727340832741" table:style-name="ce74">
            <text:p>4.3</text:p>
          </table:table-cell>
          <table:table-cell table:style-name="ce102"/>
          <table:table-cell office:value-type="float" office:value="5.081008613799975" table:style-name="ce102">
            <text:p>5.1</text:p>
          </table:table-cell>
          <table:table-cell table:style-name="ce102"/>
          <table:table-cell office:value-type="float" office:value="5.7817529082409784" table:style-name="ce102">
            <text:p>5.8</text:p>
          </table:table-cell>
          <table:table-cell table:style-name="ce102"/>
          <table:table-cell office:value-type="float" office:value="5.7792410541808064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4.7469432107282605" table:style-name="ce74">
            <text:p>4.7</text:p>
          </table:table-cell>
          <table:table-cell table:style-name="ce102"/>
          <table:table-cell office:value-type="float" office:value="5.1143693503885146" table:style-name="ce102">
            <text:p>5.1</text:p>
          </table:table-cell>
          <table:table-cell table:style-name="ce102"/>
          <table:table-cell office:value-type="float" office:value="5.4790916138519492" table:style-name="ce102">
            <text:p>5.5</text:p>
          </table:table-cell>
          <table:table-cell table:style-name="ce102"/>
          <table:table-cell office:value-type="float" office:value="5.1979337145336038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4.4532978100682801" table:style-name="ce74">
            <text:p>4.5</text:p>
          </table:table-cell>
          <table:table-cell table:style-name="ce102"/>
          <table:table-cell office:value-type="float" office:value="5.2359712391696345" table:style-name="ce102">
            <text:p>5.2</text:p>
          </table:table-cell>
          <table:table-cell table:style-name="ce102"/>
          <table:table-cell office:value-type="float" office:value="5.8217833624483184" table:style-name="ce102">
            <text:p>5.8</text:p>
          </table:table-cell>
          <table:table-cell table:style-name="ce102"/>
          <table:table-cell office:value-type="float" office:value="5.6811603100425323" table:style-name="ce102">
            <text:p>5.7</text:p>
          </table:table-cell>
          <table:table-cell table:number-columns-repeated="16375" table:style-name="ce75"/>
        </table:table-row>
        <table:table-row table:style-name="ro14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0.64994275963011772" table:style-name="ce29">
            <text:p>0.6</text:p>
          </table:table-cell>
          <table:table-cell table:style-name="ce105"/>
          <table:table-cell office:value-type="float" office:value="0.73254503849352615" table:style-name="ce105">
            <text:p>0.7</text:p>
          </table:table-cell>
          <table:table-cell table:style-name="ce105"/>
          <table:table-cell office:value-type="float" office:value="0.83080136832852092" table:style-name="ce105">
            <text:p>0.8</text:p>
          </table:table-cell>
          <table:table-cell table:style-name="ce105"/>
          <table:table-cell office:value-type="float" office:value="0.80341097230666181" table:style-name="ce10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5.5345216892500382" table:style-name="ce35">
            <text:p>5.5</text:p>
          </table:table-cell>
          <table:table-cell table:style-name="ce104"/>
          <table:table-cell office:value-type="float" office:value="5.7780559567605527" table:style-name="ce104">
            <text:p>5.8</text:p>
          </table:table-cell>
          <table:table-cell table:style-name="ce104"/>
          <table:table-cell office:value-type="float" office:value="6.0703652828775381" table:style-name="ce104">
            <text:p>6.1</text:p>
          </table:table-cell>
          <table:table-cell table:style-name="ce104"/>
          <table:table-cell office:value-type="float" office:value="5.8320760101209785" table:style-name="ce104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4.1532213991747895" table:style-name="ce35">
            <text:p>4.2</text:p>
          </table:table-cell>
          <table:table-cell table:style-name="ce104"/>
          <table:table-cell office:value-type="float" office:value="5.1272805080125998" table:style-name="ce104">
            <text:p>5.1</text:p>
          </table:table-cell>
          <table:table-cell table:style-name="ce104"/>
          <table:table-cell office:value-type="float" office:value="5.5555118203483023" table:style-name="ce104">
            <text:p>5.6</text:p>
          </table:table-cell>
          <table:table-cell table:style-name="ce104"/>
          <table:table-cell office:value-type="float" office:value="5.2998016547733506" table:style-name="ce10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3.5524362892697781" table:style-name="ce35">
            <text:p>3.6</text:p>
          </table:table-cell>
          <table:table-cell table:style-name="ce104"/>
          <table:table-cell office:value-type="float" office:value="3.8975223411662596" table:style-name="ce104">
            <text:p>3.9</text:p>
          </table:table-cell>
          <table:table-cell table:style-name="ce104"/>
          <table:table-cell office:value-type="float" office:value="4.0581217352473438" table:style-name="ce104">
            <text:p>4.1</text:p>
          </table:table-cell>
          <table:table-cell table:style-name="ce104"/>
          <table:table-cell office:value-type="float" office:value="3.7872019671218893" table:style-name="ce104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3.1447389273138837" table:style-name="ce35">
            <text:p>3.1</text:p>
          </table:table-cell>
          <table:table-cell table:style-name="ce104"/>
          <table:table-cell office:value-type="float" office:value="3.5013921901599021" table:style-name="ce104">
            <text:p>3.5</text:p>
          </table:table-cell>
          <table:table-cell table:style-name="ce104"/>
          <table:table-cell office:value-type="float" office:value="4.2087495908526122" table:style-name="ce104">
            <text:p>4.2</text:p>
          </table:table-cell>
          <table:table-cell table:style-name="ce104"/>
          <table:table-cell office:value-type="float" office:value="4.1128982255999924" table:style-name="ce104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3.1964010653870445" table:style-name="ce35">
            <text:p>3.2</text:p>
          </table:table-cell>
          <table:table-cell table:style-name="ce104"/>
          <table:table-cell office:value-type="float" office:value="3.6296906365531845" table:style-name="ce104">
            <text:p>3.6</text:p>
          </table:table-cell>
          <table:table-cell table:style-name="ce104"/>
          <table:table-cell office:value-type="float" office:value="4.035570552524181" table:style-name="ce104">
            <text:p>4.0</text:p>
          </table:table-cell>
          <table:table-cell table:style-name="ce104"/>
          <table:table-cell office:value-type="float" office:value="3.8418933919446174" table:style-name="ce104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3.4470394689205652" table:style-name="ce35">
            <text:p>3.4</text:p>
          </table:table-cell>
          <table:table-cell table:style-name="ce104"/>
          <table:table-cell office:value-type="float" office:value="3.7955484576602583" table:style-name="ce104">
            <text:p>3.8</text:p>
          </table:table-cell>
          <table:table-cell table:style-name="ce104"/>
          <table:table-cell office:value-type="float" office:value="4.0653778984677533" table:style-name="ce104">
            <text:p>4.1</text:p>
          </table:table-cell>
          <table:table-cell table:style-name="ce104"/>
          <table:table-cell office:value-type="float" office:value="3.6114835313581506" table:style-name="ce104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1.8762261121719637" table:style-name="ce35">
            <text:p>1.9</text:p>
          </table:table-cell>
          <table:table-cell table:style-name="ce104"/>
          <table:table-cell office:value-type="float" office:value="2.1057657801640484" table:style-name="ce104">
            <text:p>2.1</text:p>
          </table:table-cell>
          <table:table-cell table:style-name="ce104"/>
          <table:table-cell office:value-type="float" office:value="2.541377899681474" table:style-name="ce104">
            <text:p>2.5</text:p>
          </table:table-cell>
          <table:table-cell table:style-name="ce104"/>
          <table:table-cell office:value-type="float" office:value="2.5486952286313591" table:style-name="ce104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2.8753959350812264" table:style-name="ce74">
            <text:p>2.9</text:p>
          </table:table-cell>
          <table:table-cell table:style-name="ce102"/>
          <table:table-cell office:value-type="float" office:value="3.1632167222009899" table:style-name="ce102">
            <text:p>3.2</text:p>
          </table:table-cell>
          <table:table-cell table:style-name="ce102"/>
          <table:table-cell office:value-type="float" office:value="4.4793850932311585" table:style-name="ce102">
            <text:p>4.5</text:p>
          </table:table-cell>
          <table:table-cell table:style-name="ce102"/>
          <table:table-cell office:value-type="float" office:value="4.797635974649161" table:style-name="ce10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4.2747543391843283" table:style-name="ce74">
            <text:p>4.3</text:p>
          </table:table-cell>
          <table:table-cell table:style-name="ce102"/>
          <table:table-cell office:value-type="float" office:value="4.8579907870963446" table:style-name="ce102">
            <text:p>4.9</text:p>
          </table:table-cell>
          <table:table-cell table:style-name="ce102"/>
          <table:table-cell office:value-type="float" office:value="5.567646341584326" table:style-name="ce102">
            <text:p>5.6</text:p>
          </table:table-cell>
          <table:table-cell table:style-name="ce102"/>
          <table:table-cell office:value-type="float" office:value="5.2044651824679935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4.7455770241825901" table:style-name="ce74">
            <text:p>4.7</text:p>
          </table:table-cell>
          <table:table-cell table:style-name="ce102"/>
          <table:table-cell office:value-type="float" office:value="5.5279116402113804" table:style-name="ce102">
            <text:p>5.5</text:p>
          </table:table-cell>
          <table:table-cell table:style-name="ce102"/>
          <table:table-cell office:value-type="float" office:value="5.5943436003117464" table:style-name="ce102">
            <text:p>5.6</text:p>
          </table:table-cell>
          <table:table-cell table:style-name="ce102"/>
          <table:table-cell office:value-type="float" office:value="5.2673205299792798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4.830889063150245" table:style-name="ce74">
            <text:p>4.8</text:p>
          </table:table-cell>
          <table:table-cell table:style-name="ce102"/>
          <table:table-cell office:value-type="float" office:value="5.0869575890749257" table:style-name="ce102">
            <text:p>5.1</text:p>
          </table:table-cell>
          <table:table-cell table:style-name="ce102"/>
          <table:table-cell office:value-type="float" office:value="5.9792150889637963" table:style-name="ce102">
            <text:p>6.0</text:p>
          </table:table-cell>
          <table:table-cell table:style-name="ce102"/>
          <table:table-cell office:value-type="float" office:value="6.035013944917905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3.160783050436089" table:style-name="ce74">
            <text:p>3.2</text:p>
          </table:table-cell>
          <table:table-cell table:style-name="ce102"/>
          <table:table-cell office:value-type="float" office:value="4.0244622736190339" table:style-name="ce102">
            <text:p>4.0</text:p>
          </table:table-cell>
          <table:table-cell table:style-name="ce102"/>
          <table:table-cell office:value-type="float" office:value="5.4700901822655297" table:style-name="ce102">
            <text:p>5.5</text:p>
          </table:table-cell>
          <table:table-cell table:style-name="ce102"/>
          <table:table-cell office:value-type="float" office:value="5.5023495797963449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1.3557983877555357" table:style-name="ce35">
            <text:p>1.4</text:p>
          </table:table-cell>
          <table:table-cell table:style-name="ce104"/>
          <table:table-cell office:value-type="float" office:value="1.5304864999495127" table:style-name="ce104">
            <text:p>1.5</text:p>
          </table:table-cell>
          <table:table-cell table:style-name="ce104"/>
          <table:table-cell office:value-type="float" office:value="1.7275133337919968" table:style-name="ce104">
            <text:p>1.7</text:p>
          </table:table-cell>
          <table:table-cell table:style-name="ce104"/>
          <table:table-cell office:value-type="float" office:value="1.6717932173717753" table:style-name="ce104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4.4743357298394066" table:style-name="ce74">
            <text:p>4.5</text:p>
          </table:table-cell>
          <table:table-cell table:style-name="ce102"/>
          <table:table-cell office:value-type="float" office:value="4.8553050636285011" table:style-name="ce102">
            <text:p>4.9</text:p>
          </table:table-cell>
          <table:table-cell table:style-name="ce102"/>
          <table:table-cell office:value-type="float" office:value="5.5654048078644216" table:style-name="ce102">
            <text:p>5.6</text:p>
          </table:table-cell>
          <table:table-cell table:style-name="ce102"/>
          <table:table-cell office:value-type="float" office:value="5.5648314073094172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3.8599263419753727" table:style-name="ce74">
            <text:p>3.9</text:p>
          </table:table-cell>
          <table:table-cell table:style-name="ce102"/>
          <table:table-cell office:value-type="float" office:value="4.9856234212165234" table:style-name="ce102">
            <text:p>5.0</text:p>
          </table:table-cell>
          <table:table-cell table:style-name="ce102"/>
          <table:table-cell office:value-type="float" office:value="5.6131415375692999" table:style-name="ce102">
            <text:p>5.6</text:p>
          </table:table-cell>
          <table:table-cell table:style-name="ce102"/>
          <table:table-cell office:value-type="float" office:value="5.3941353053553742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4.9186181464078498" table:style-name="ce74">
            <text:p>4.9</text:p>
          </table:table-cell>
          <table:table-cell table:style-name="ce102"/>
          <table:table-cell office:value-type="float" office:value="5.2220810759243115" table:style-name="ce102">
            <text:p>5.2</text:p>
          </table:table-cell>
          <table:table-cell table:style-name="ce102"/>
          <table:table-cell office:value-type="float" office:value="6.0471813168218365" table:style-name="ce102">
            <text:p>6.0</text:p>
          </table:table-cell>
          <table:table-cell table:style-name="ce102"/>
          <table:table-cell office:value-type="float" office:value="6.0323189348604087" table:style-name="ce10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4.8285411326198568" table:style-name="ce74">
            <text:p>4.8</text:p>
          </table:table-cell>
          <table:table-cell table:style-name="ce102"/>
          <table:table-cell office:value-type="float" office:value="5.1851391849114581" table:style-name="ce102">
            <text:p>5.2</text:p>
          </table:table-cell>
          <table:table-cell table:style-name="ce102"/>
          <table:table-cell office:value-type="float" office:value="5.3311588435263566" table:style-name="ce102">
            <text:p>5.3</text:p>
          </table:table-cell>
          <table:table-cell table:style-name="ce102"/>
          <table:table-cell office:value-type="float" office:value="5.1589030964966582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4.6663898793035568" table:style-name="ce74">
            <text:p>4.7</text:p>
          </table:table-cell>
          <table:table-cell table:style-name="ce102"/>
          <table:table-cell office:value-type="float" office:value="5.0012145012809821" table:style-name="ce102">
            <text:p>5.0</text:p>
          </table:table-cell>
          <table:table-cell table:style-name="ce102"/>
          <table:table-cell office:value-type="float" office:value="5.6956758862182539" table:style-name="ce102">
            <text:p>5.7</text:p>
          </table:table-cell>
          <table:table-cell table:style-name="ce102"/>
          <table:table-cell office:value-type="float" office:value="5.0252967564073767" table:style-name="ce10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4.8551539866664495" table:style-name="ce74">
            <text:p>4.9</text:p>
          </table:table-cell>
          <table:table-cell table:style-name="ce102"/>
          <table:table-cell office:value-type="float" office:value="5.2818007426593265" table:style-name="ce102">
            <text:p>5.3</text:p>
          </table:table-cell>
          <table:table-cell table:style-name="ce102"/>
          <table:table-cell office:value-type="float" office:value="5.676681433095343" table:style-name="ce102">
            <text:p>5.7</text:p>
          </table:table-cell>
          <table:table-cell table:style-name="ce102"/>
          <table:table-cell office:value-type="float" office:value="5.3891462680738798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3.6648439867276394" table:style-name="ce74">
            <text:p>3.7</text:p>
          </table:table-cell>
          <table:table-cell table:style-name="ce102"/>
          <table:table-cell office:value-type="float" office:value="4.8458397434852802" table:style-name="ce102">
            <text:p>4.8</text:p>
          </table:table-cell>
          <table:table-cell table:style-name="ce102"/>
          <table:table-cell office:value-type="float" office:value="5.7342636163771443" table:style-name="ce102">
            <text:p>5.7</text:p>
          </table:table-cell>
          <table:table-cell table:style-name="ce102"/>
          <table:table-cell office:value-type="float" office:value="5.6843809885733343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4.2060427356188086" table:style-name="ce74">
            <text:p>4.2</text:p>
          </table:table-cell>
          <table:table-cell table:style-name="ce102"/>
          <table:table-cell office:value-type="float" office:value="4.9388456254547126" table:style-name="ce102">
            <text:p>4.9</text:p>
          </table:table-cell>
          <table:table-cell table:style-name="ce102"/>
          <table:table-cell office:value-type="float" office:value="5.6170058645047094" table:style-name="ce102">
            <text:p>5.6</text:p>
          </table:table-cell>
          <table:table-cell table:style-name="ce102"/>
          <table:table-cell office:value-type="float" office:value="5.5073640719222379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4.0931683214360799" table:style-name="ce74">
            <text:p>4.1</text:p>
          </table:table-cell>
          <table:table-cell table:style-name="ce102"/>
          <table:table-cell office:value-type="float" office:value="4.8932500164592607" table:style-name="ce102">
            <text:p>4.9</text:p>
          </table:table-cell>
          <table:table-cell table:style-name="ce102"/>
          <table:table-cell office:value-type="float" office:value="5.4976894938501886" table:style-name="ce102">
            <text:p>5.5</text:p>
          </table:table-cell>
          <table:table-cell table:style-name="ce102"/>
          <table:table-cell office:value-type="float" office:value="5.1135578880596002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4.3926873763038055" table:style-name="ce74">
            <text:p>4.4</text:p>
          </table:table-cell>
          <table:table-cell table:style-name="ce102"/>
          <table:table-cell office:value-type="float" office:value="4.6862608095556535" table:style-name="ce102">
            <text:p>4.7</text:p>
          </table:table-cell>
          <table:table-cell table:style-name="ce102"/>
          <table:table-cell office:value-type="float" office:value="5.5557736333758161" table:style-name="ce102">
            <text:p>5.6</text:p>
          </table:table-cell>
          <table:table-cell table:style-name="ce102"/>
          <table:table-cell office:value-type="float" office:value="5.5928710912334809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4.2217532880510777" table:style-name="ce74">
            <text:p>4.2</text:p>
          </table:table-cell>
          <table:table-cell table:style-name="ce102"/>
          <table:table-cell office:value-type="float" office:value="4.9436643353586778" table:style-name="ce102">
            <text:p>4.9</text:p>
          </table:table-cell>
          <table:table-cell table:style-name="ce102"/>
          <table:table-cell office:value-type="float" office:value="5.6814030332263172" table:style-name="ce102">
            <text:p>5.7</text:p>
          </table:table-cell>
          <table:table-cell table:style-name="ce102"/>
          <table:table-cell office:value-type="float" office:value="5.6869566572506356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4.4682915945419506" table:style-name="ce74">
            <text:p>4.5</text:p>
          </table:table-cell>
          <table:table-cell table:style-name="ce102"/>
          <table:table-cell office:value-type="float" office:value="5.0015278698520405" table:style-name="ce102">
            <text:p>5.0</text:p>
          </table:table-cell>
          <table:table-cell table:style-name="ce102"/>
          <table:table-cell office:value-type="float" office:value="5.5694497150315545" table:style-name="ce102">
            <text:p>5.6</text:p>
          </table:table-cell>
          <table:table-cell table:style-name="ce102"/>
          <table:table-cell office:value-type="float" office:value="5.4206462668095643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1.478589268988395" table:style-name="ce35">
            <text:p>1.5</text:p>
          </table:table-cell>
          <table:table-cell table:style-name="ce104"/>
          <table:table-cell office:value-type="float" office:value="1.6382148868185897" table:style-name="ce104">
            <text:p>1.6</text:p>
          </table:table-cell>
          <table:table-cell table:style-name="ce104"/>
          <table:table-cell office:value-type="float" office:value="1.8442210853931551" table:style-name="ce104">
            <text:p>1.8</text:p>
          </table:table-cell>
          <table:table-cell table:style-name="ce104"/>
          <table:table-cell office:value-type="float" office:value="1.7836276467886214" table:style-name="ce104">
            <text:p>1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5.5427563878398978" table:style-name="ce74">
            <text:p>5.5</text:p>
          </table:table-cell>
          <table:table-cell table:style-name="ce102"/>
          <table:table-cell office:value-type="float" office:value="5.7378419293561027" table:style-name="ce102">
            <text:p>5.7</text:p>
          </table:table-cell>
          <table:table-cell table:style-name="ce102"/>
          <table:table-cell office:value-type="float" office:value="5.5797954831421688" table:style-name="ce102">
            <text:p>5.6</text:p>
          </table:table-cell>
          <table:table-cell table:style-name="ce102"/>
          <table:table-cell office:value-type="float" office:value="5.0727622903375682" table:style-name="ce10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4.2827295470264648" table:style-name="ce74">
            <text:p>4.3</text:p>
          </table:table-cell>
          <table:table-cell table:style-name="ce102"/>
          <table:table-cell office:value-type="float" office:value="4.9019426483052904" table:style-name="ce102">
            <text:p>4.9</text:p>
          </table:table-cell>
          <table:table-cell table:style-name="ce102"/>
          <table:table-cell office:value-type="float" office:value="5.719682606995363" table:style-name="ce102">
            <text:p>5.7</text:p>
          </table:table-cell>
          <table:table-cell table:style-name="ce102"/>
          <table:table-cell office:value-type="float" office:value="5.5838369499988385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3.8762770545791247" table:style-name="ce74">
            <text:p>3.9</text:p>
          </table:table-cell>
          <table:table-cell table:style-name="ce102"/>
          <table:table-cell office:value-type="float" office:value="4.5404741821262089" table:style-name="ce102">
            <text:p>4.5</text:p>
          </table:table-cell>
          <table:table-cell table:style-name="ce102"/>
          <table:table-cell office:value-type="float" office:value="5.7812742541329287" table:style-name="ce102">
            <text:p>5.8</text:p>
          </table:table-cell>
          <table:table-cell table:style-name="ce102"/>
          <table:table-cell office:value-type="float" office:value="5.7090488103830497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4.944024676331626" table:style-name="ce74">
            <text:p>4.9</text:p>
          </table:table-cell>
          <table:table-cell table:style-name="ce102"/>
          <table:table-cell office:value-type="float" office:value="5.3271695788116302" table:style-name="ce102">
            <text:p>5.3</text:p>
          </table:table-cell>
          <table:table-cell table:style-name="ce102"/>
          <table:table-cell office:value-type="float" office:value="5.4028974745069567" table:style-name="ce102">
            <text:p>5.4</text:p>
          </table:table-cell>
          <table:table-cell table:style-name="ce102"/>
          <table:table-cell office:value-type="float" office:value="4.8759050509797843" table:style-name="ce10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4.3851822010821824" table:style-name="ce74">
            <text:p>4.4</text:p>
          </table:table-cell>
          <table:table-cell table:style-name="ce102"/>
          <table:table-cell office:value-type="float" office:value="4.8141099060382881" table:style-name="ce102">
            <text:p>4.8</text:p>
          </table:table-cell>
          <table:table-cell table:style-name="ce102"/>
          <table:table-cell office:value-type="float" office:value="5.5218570780150795" table:style-name="ce102">
            <text:p>5.5</text:p>
          </table:table-cell>
          <table:table-cell table:style-name="ce102"/>
          <table:table-cell office:value-type="float" office:value="5.5827835680142046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4.8749742322695244" table:style-name="ce74">
            <text:p>4.9</text:p>
          </table:table-cell>
          <table:table-cell table:style-name="ce102"/>
          <table:table-cell office:value-type="float" office:value="5.2189444708330646" table:style-name="ce102">
            <text:p>5.2</text:p>
          </table:table-cell>
          <table:table-cell table:style-name="ce102"/>
          <table:table-cell office:value-type="float" office:value="5.6196491961131851" table:style-name="ce102">
            <text:p>5.6</text:p>
          </table:table-cell>
          <table:table-cell table:style-name="ce102"/>
          <table:table-cell office:value-type="float" office:value="5.4443746579802053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5.6428639420293303" table:style-name="ce74">
            <text:p>5.6</text:p>
          </table:table-cell>
          <table:table-cell table:style-name="ce102"/>
          <table:table-cell office:value-type="float" office:value="5.9185606685236429" table:style-name="ce102">
            <text:p>5.9</text:p>
          </table:table-cell>
          <table:table-cell table:style-name="ce102"/>
          <table:table-cell office:value-type="float" office:value="6.04349918619313" table:style-name="ce102">
            <text:p>6.0</text:p>
          </table:table-cell>
          <table:table-cell table:style-name="ce102"/>
          <table:table-cell office:value-type="float" office:value="5.7607941441809363" table:style-name="ce10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3.6096318244497771" table:style-name="ce74">
            <text:p>3.6</text:p>
          </table:table-cell>
          <table:table-cell table:style-name="ce102"/>
          <table:table-cell office:value-type="float" office:value="4.5620671662948808" table:style-name="ce102">
            <text:p>4.6</text:p>
          </table:table-cell>
          <table:table-cell table:style-name="ce102"/>
          <table:table-cell office:value-type="float" office:value="5.537992159639793" table:style-name="ce102">
            <text:p>5.5</text:p>
          </table:table-cell>
          <table:table-cell table:style-name="ce102"/>
          <table:table-cell office:value-type="float" office:value="5.4137090373503121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4.5707933735247614" table:style-name="ce74">
            <text:p>4.6</text:p>
          </table:table-cell>
          <table:table-cell table:style-name="ce102"/>
          <table:table-cell office:value-type="float" office:value="5.1112272149408611" table:style-name="ce102">
            <text:p>5.1</text:p>
          </table:table-cell>
          <table:table-cell table:style-name="ce102"/>
          <table:table-cell office:value-type="float" office:value="5.7650059168819929" table:style-name="ce102">
            <text:p>5.8</text:p>
          </table:table-cell>
          <table:table-cell table:style-name="ce102"/>
          <table:table-cell office:value-type="float" office:value="5.3565318835274489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4.7158524390294998" table:style-name="ce74">
            <text:p>4.7</text:p>
          </table:table-cell>
          <table:table-cell table:style-name="ce102"/>
          <table:table-cell office:value-type="float" office:value="5.3038958639174183" table:style-name="ce102">
            <text:p>5.3</text:p>
          </table:table-cell>
          <table:table-cell table:style-name="ce102"/>
          <table:table-cell office:value-type="float" office:value="5.89150240432717" table:style-name="ce102">
            <text:p>5.9</text:p>
          </table:table-cell>
          <table:table-cell table:style-name="ce102"/>
          <table:table-cell office:value-type="float" office:value="5.6704310580025394" table:style-name="ce10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1.6309307507435533" table:style-name="ce35">
            <text:p>1.6</text:p>
          </table:table-cell>
          <table:table-cell table:style-name="ce104"/>
          <table:table-cell office:value-type="float" office:value="1.7955305157219992" table:style-name="ce104">
            <text:p>1.8</text:p>
          </table:table-cell>
          <table:table-cell table:style-name="ce104"/>
          <table:table-cell office:value-type="float" office:value="2.1089070294311396" table:style-name="ce104">
            <text:p>2.1</text:p>
          </table:table-cell>
          <table:table-cell table:style-name="ce104"/>
          <table:table-cell office:value-type="float" office:value="2.0582031417261506" table:style-name="ce10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4.0092801138545742" table:style-name="ce74">
            <text:p>4.0</text:p>
          </table:table-cell>
          <table:table-cell table:style-name="ce102"/>
          <table:table-cell office:value-type="float" office:value="4.610522008847628" table:style-name="ce102">
            <text:p>4.6</text:p>
          </table:table-cell>
          <table:table-cell table:style-name="ce102"/>
          <table:table-cell office:value-type="float" office:value="5.5903927882664846" table:style-name="ce102">
            <text:p>5.6</text:p>
          </table:table-cell>
          <table:table-cell table:style-name="ce102"/>
          <table:table-cell office:value-type="float" office:value="5.5754505856406293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4.4815248212199847" table:style-name="ce74">
            <text:p>4.5</text:p>
          </table:table-cell>
          <table:table-cell table:style-name="ce102"/>
          <table:table-cell office:value-type="float" office:value="5.0071871988293992" table:style-name="ce102">
            <text:p>5.0</text:p>
          </table:table-cell>
          <table:table-cell table:style-name="ce102"/>
          <table:table-cell office:value-type="float" office:value="5.6454279929244287" table:style-name="ce102">
            <text:p>5.6</text:p>
          </table:table-cell>
          <table:table-cell table:style-name="ce102"/>
          <table:table-cell office:value-type="float" office:value="5.5750100218690646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4.6571815377347221" table:style-name="ce74">
            <text:p>4.7</text:p>
          </table:table-cell>
          <table:table-cell table:style-name="ce102"/>
          <table:table-cell office:value-type="float" office:value="5.1479951492799936" table:style-name="ce102">
            <text:p>5.1</text:p>
          </table:table-cell>
          <table:table-cell table:style-name="ce102"/>
          <table:table-cell office:value-type="float" office:value="5.7785306208807228" table:style-name="ce102">
            <text:p>5.8</text:p>
          </table:table-cell>
          <table:table-cell table:style-name="ce102"/>
          <table:table-cell office:value-type="float" office:value="5.6087871027103278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4.8977654385463314" table:style-name="ce74">
            <text:p>4.9</text:p>
          </table:table-cell>
          <table:table-cell table:style-name="ce102"/>
          <table:table-cell office:value-type="float" office:value="5.2273196759008993" table:style-name="ce102">
            <text:p>5.2</text:p>
          </table:table-cell>
          <table:table-cell table:style-name="ce102"/>
          <table:table-cell office:value-type="float" office:value="5.7580357674828271" table:style-name="ce102">
            <text:p>5.8</text:p>
          </table:table-cell>
          <table:table-cell table:style-name="ce102"/>
          <table:table-cell office:value-type="float" office:value="5.406332169009592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4.6703048037498585" table:style-name="ce74">
            <text:p>4.7</text:p>
          </table:table-cell>
          <table:table-cell table:style-name="ce102"/>
          <table:table-cell office:value-type="float" office:value="4.9776704148466795" table:style-name="ce102">
            <text:p>5.0</text:p>
          </table:table-cell>
          <table:table-cell table:style-name="ce102"/>
          <table:table-cell office:value-type="float" office:value="5.7046804328055423" table:style-name="ce102">
            <text:p>5.7</text:p>
          </table:table-cell>
          <table:table-cell table:style-name="ce102"/>
          <table:table-cell office:value-type="float" office:value="5.4812047164455873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3.0533031026169999" table:style-name="ce74">
            <text:p>3.1</text:p>
          </table:table-cell>
          <table:table-cell table:style-name="ce102"/>
          <table:table-cell office:value-type="float" office:value="3.4464011323874222" table:style-name="ce102">
            <text:p>3.4</text:p>
          </table:table-cell>
          <table:table-cell table:style-name="ce102"/>
          <table:table-cell office:value-type="float" office:value="4.3432397122738049" table:style-name="ce102">
            <text:p>4.3</text:p>
          </table:table-cell>
          <table:table-cell table:style-name="ce102"/>
          <table:table-cell office:value-type="float" office:value="4.6786470326956984" table:style-name="ce102">
            <text:p>4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4.224767327791989" table:style-name="ce74">
            <text:p>4.2</text:p>
          </table:table-cell>
          <table:table-cell table:style-name="ce102"/>
          <table:table-cell office:value-type="float" office:value="4.6373425294989667" table:style-name="ce102">
            <text:p>4.6</text:p>
          </table:table-cell>
          <table:table-cell table:style-name="ce102"/>
          <table:table-cell office:value-type="float" office:value="5.7897752006832448" table:style-name="ce102">
            <text:p>5.8</text:p>
          </table:table-cell>
          <table:table-cell table:style-name="ce102"/>
          <table:table-cell office:value-type="float" office:value="5.5318998335838865" table:style-name="ce10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1.6303171438634911" table:style-name="ce35">
            <text:p>1.6</text:p>
          </table:table-cell>
          <table:table-cell table:style-name="ce104"/>
          <table:table-cell office:value-type="float" office:value="1.8859946231853608" table:style-name="ce104">
            <text:p>1.9</text:p>
          </table:table-cell>
          <table:table-cell table:style-name="ce104"/>
          <table:table-cell office:value-type="float" office:value="2.1663689386442697" table:style-name="ce104">
            <text:p>2.2</text:p>
          </table:table-cell>
          <table:table-cell table:style-name="ce104"/>
          <table:table-cell office:value-type="float" office:value="2.0546012816425763" table:style-name="ce10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3.3980001344142141" table:style-name="ce74">
            <text:p>3.4</text:p>
          </table:table-cell>
          <table:table-cell table:style-name="ce102"/>
          <table:table-cell office:value-type="float" office:value="4.8618638237896805" table:style-name="ce102">
            <text:p>4.9</text:p>
          </table:table-cell>
          <table:table-cell table:style-name="ce102"/>
          <table:table-cell office:value-type="float" office:value="5.7255196590788815" table:style-name="ce102">
            <text:p>5.7</text:p>
          </table:table-cell>
          <table:table-cell table:style-name="ce102"/>
          <table:table-cell office:value-type="float" office:value="5.4251747323388502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4.9024798339275755" table:style-name="ce74">
            <text:p>4.9</text:p>
          </table:table-cell>
          <table:table-cell table:style-name="ce102"/>
          <table:table-cell office:value-type="float" office:value="5.2675577970248133" table:style-name="ce102">
            <text:p>5.3</text:p>
          </table:table-cell>
          <table:table-cell table:style-name="ce102"/>
          <table:table-cell office:value-type="float" office:value="5.5087474572436737" table:style-name="ce102">
            <text:p>5.5</text:p>
          </table:table-cell>
          <table:table-cell table:style-name="ce102"/>
          <table:table-cell office:value-type="float" office:value="5.3379984570272043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4.1150002873903579" table:style-name="ce74">
            <text:p>4.1</text:p>
          </table:table-cell>
          <table:table-cell table:style-name="ce102"/>
          <table:table-cell office:value-type="float" office:value="4.7635832392315507" table:style-name="ce102">
            <text:p>4.8</text:p>
          </table:table-cell>
          <table:table-cell table:style-name="ce102"/>
          <table:table-cell office:value-type="float" office:value="5.5688904845132452" table:style-name="ce102">
            <text:p>5.6</text:p>
          </table:table-cell>
          <table:table-cell table:style-name="ce102"/>
          <table:table-cell office:value-type="float" office:value="5.237346515488456" table:style-name="ce10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4.5760988622669192" table:style-name="ce74">
            <text:p>4.6</text:p>
          </table:table-cell>
          <table:table-cell table:style-name="ce102"/>
          <table:table-cell office:value-type="float" office:value="5.1853601990381026" table:style-name="ce102">
            <text:p>5.2</text:p>
          </table:table-cell>
          <table:table-cell table:style-name="ce102"/>
          <table:table-cell office:value-type="float" office:value="5.7124255529789947" table:style-name="ce102">
            <text:p>5.7</text:p>
          </table:table-cell>
          <table:table-cell table:style-name="ce102"/>
          <table:table-cell office:value-type="float" office:value="5.5715047794440418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3.9829699408961194" table:style-name="ce74">
            <text:p>4.0</text:p>
          </table:table-cell>
          <table:table-cell table:style-name="ce102"/>
          <table:table-cell office:value-type="float" office:value="4.4705303907273564" table:style-name="ce102">
            <text:p>4.5</text:p>
          </table:table-cell>
          <table:table-cell table:style-name="ce102"/>
          <table:table-cell office:value-type="float" office:value="5.5581216694904958" table:style-name="ce102">
            <text:p>5.6</text:p>
          </table:table-cell>
          <table:table-cell table:style-name="ce102"/>
          <table:table-cell office:value-type="float" office:value="5.3029409719355716" table:style-name="ce10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4.4562886251614309" table:style-name="ce74">
            <text:p>4.5</text:p>
          </table:table-cell>
          <table:table-cell table:style-name="ce102"/>
          <table:table-cell office:value-type="float" office:value="5.2084218756673017" table:style-name="ce102">
            <text:p>5.2</text:p>
          </table:table-cell>
          <table:table-cell table:style-name="ce102"/>
          <table:table-cell office:value-type="float" office:value="5.585734672682829" table:style-name="ce102">
            <text:p>5.6</text:p>
          </table:table-cell>
          <table:table-cell table:style-name="ce102"/>
          <table:table-cell office:value-type="float" office:value="4.8763516953764903" table:style-name="ce10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4.1890189723143294" table:style-name="ce74">
            <text:p>4.2</text:p>
          </table:table-cell>
          <table:table-cell table:style-name="ce102"/>
          <table:table-cell office:value-type="float" office:value="4.5994666087196272" table:style-name="ce102">
            <text:p>4.6</text:p>
          </table:table-cell>
          <table:table-cell table:style-name="ce102"/>
          <table:table-cell office:value-type="float" office:value="5.5739096612800303" table:style-name="ce102">
            <text:p>5.6</text:p>
          </table:table-cell>
          <table:table-cell table:style-name="ce102"/>
          <table:table-cell office:value-type="float" office:value="5.56190367181798" table:style-name="ce102">
            <text:p>5.6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0.7867325612538445" table:style-name="ce29">
            <text:p>0.8</text:p>
          </table:table-cell>
          <table:table-cell table:style-name="ce105"/>
          <table:table-cell office:value-type="float" office:value="0.86151722638363459" table:style-name="ce105">
            <text:p>0.9</text:p>
          </table:table-cell>
          <table:table-cell table:style-name="ce105"/>
          <table:table-cell office:value-type="float" office:value="0.97980644889253954" table:style-name="ce105">
            <text:p>1.0</text:p>
          </table:table-cell>
          <table:table-cell table:style-name="ce105"/>
          <table:table-cell office:value-type="float" office:value="0.95883340990053911" table:style-name="ce105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style-name="ce35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3.9752154433329245" table:style-name="ce40">
            <text:p>4.0</text:p>
          </table:table-cell>
          <table:table-cell table:style-name="ce107"/>
          <table:table-cell office:value-type="float" office:value="4.676305350253851" table:style-name="ce107">
            <text:p>4.7</text:p>
          </table:table-cell>
          <table:table-cell table:style-name="ce107"/>
          <table:table-cell office:value-type="float" office:value="5.564574309255188" table:style-name="ce107">
            <text:p>5.6</text:p>
          </table:table-cell>
          <table:table-cell table:style-name="ce107"/>
          <table:table-cell office:value-type="float" office:value="5.7689999482192444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3.8962661693591083" table:style-name="ce40">
            <text:p>3.9</text:p>
          </table:table-cell>
          <table:table-cell table:style-name="ce107"/>
          <table:table-cell office:value-type="float" office:value="4.2640381132509457" table:style-name="ce107">
            <text:p>4.3</text:p>
          </table:table-cell>
          <table:table-cell table:style-name="ce107"/>
          <table:table-cell office:value-type="float" office:value="6.7433947437557933" table:style-name="ce107">
            <text:p>6.7</text:p>
          </table:table-cell>
          <table:table-cell table:style-name="ce107"/>
          <table:table-cell office:value-type="float" office:value="7.7989509376790274" table:style-name="ce107">
            <text:p>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4.1988500217906788" table:style-name="ce40">
            <text:p>4.2</text:p>
          </table:table-cell>
          <table:table-cell table:style-name="ce107"/>
          <table:table-cell office:value-type="float" office:value="4.9872140341390985" table:style-name="ce107">
            <text:p>5.0</text:p>
          </table:table-cell>
          <table:table-cell table:style-name="ce107"/>
          <table:table-cell office:value-type="float" office:value="5.9807489517829211" table:style-name="ce107">
            <text:p>6.0</text:p>
          </table:table-cell>
          <table:table-cell table:style-name="ce107"/>
          <table:table-cell office:value-type="float" office:value="6.0659878083764163" table:style-name="ce10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4.4587484211417339" table:style-name="ce40">
            <text:p>4.5</text:p>
          </table:table-cell>
          <table:table-cell table:style-name="ce107"/>
          <table:table-cell office:value-type="float" office:value="4.7300885435634381" table:style-name="ce107">
            <text:p>4.7</text:p>
          </table:table-cell>
          <table:table-cell table:style-name="ce107"/>
          <table:table-cell office:value-type="float" office:value="5.7408525146564688" table:style-name="ce107">
            <text:p>5.7</text:p>
          </table:table-cell>
          <table:table-cell table:style-name="ce107"/>
          <table:table-cell office:value-type="float" office:value="5.9354751811584618" table:style-name="ce10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3.0693146085372658" table:style-name="ce40">
            <text:p>3.1</text:p>
          </table:table-cell>
          <table:table-cell table:style-name="ce107"/>
          <table:table-cell office:value-type="float" office:value="3.5500445445429407" table:style-name="ce107">
            <text:p>3.6</text:p>
          </table:table-cell>
          <table:table-cell table:style-name="ce107"/>
          <table:table-cell office:value-type="float" office:value="4.1544849977721459" table:style-name="ce107">
            <text:p>4.2</text:p>
          </table:table-cell>
          <table:table-cell table:style-name="ce107"/>
          <table:table-cell office:value-type="float" office:value="4.0734650617196335" table:style-name="ce107">
            <text:p>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3.6651610767817422" table:style-name="ce40">
            <text:p>3.7</text:p>
          </table:table-cell>
          <table:table-cell table:style-name="ce107"/>
          <table:table-cell office:value-type="float" office:value="4.6334798532675858" table:style-name="ce107">
            <text:p>4.6</text:p>
          </table:table-cell>
          <table:table-cell table:style-name="ce107"/>
          <table:table-cell office:value-type="float" office:value="6.1090296095884788" table:style-name="ce107">
            <text:p>6.1</text:p>
          </table:table-cell>
          <table:table-cell table:style-name="ce107"/>
          <table:table-cell office:value-type="float" office:value="6.1733361341048401" table:style-name="ce107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4.6329705614025052" table:style-name="ce40">
            <text:p>4.6</text:p>
          </table:table-cell>
          <table:table-cell table:style-name="ce107"/>
          <table:table-cell office:value-type="float" office:value="4.8336972470088728" table:style-name="ce107">
            <text:p>4.8</text:p>
          </table:table-cell>
          <table:table-cell table:style-name="ce107"/>
          <table:table-cell office:value-type="float" office:value="5.8549710469686485" table:style-name="ce107">
            <text:p>5.9</text:p>
          </table:table-cell>
          <table:table-cell table:style-name="ce107"/>
          <table:table-cell office:value-type="float" office:value="5.806569338508921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2.8818454041817931" table:style-name="ce40">
            <text:p>2.9</text:p>
          </table:table-cell>
          <table:table-cell table:style-name="ce107"/>
          <table:table-cell office:value-type="float" office:value="3.1321011490816453" table:style-name="ce107">
            <text:p>3.1</text:p>
          </table:table-cell>
          <table:table-cell table:style-name="ce107"/>
          <table:table-cell office:value-type="float" office:value="3.961921783741873" table:style-name="ce107">
            <text:p>4.0</text:p>
          </table:table-cell>
          <table:table-cell table:style-name="ce107"/>
          <table:table-cell office:value-type="float" office:value="4.0046153025469264" table:style-name="ce107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5.1443530018867145" table:style-name="ce40">
            <text:p>5.1</text:p>
          </table:table-cell>
          <table:table-cell table:style-name="ce107"/>
          <table:table-cell office:value-type="float" office:value="5.5304724119796038" table:style-name="ce107">
            <text:p>5.5</text:p>
          </table:table-cell>
          <table:table-cell table:style-name="ce107"/>
          <table:table-cell office:value-type="float" office:value="5.9301054745165001" table:style-name="ce107">
            <text:p>5.9</text:p>
          </table:table-cell>
          <table:table-cell table:style-name="ce107"/>
          <table:table-cell office:value-type="float" office:value="5.8336867426293351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4.675352820052348" table:style-name="ce40">
            <text:p>4.7</text:p>
          </table:table-cell>
          <table:table-cell table:style-name="ce107"/>
          <table:table-cell office:value-type="float" office:value="5.3379449452336081" table:style-name="ce107">
            <text:p>5.3</text:p>
          </table:table-cell>
          <table:table-cell table:style-name="ce107"/>
          <table:table-cell office:value-type="float" office:value="5.7915185355889909" table:style-name="ce107">
            <text:p>5.8</text:p>
          </table:table-cell>
          <table:table-cell table:style-name="ce107"/>
          <table:table-cell office:value-type="float" office:value="5.5713778243409395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4.7560591618207804" table:style-name="ce40">
            <text:p>4.8</text:p>
          </table:table-cell>
          <table:table-cell table:style-name="ce107"/>
          <table:table-cell office:value-type="float" office:value="5.0136421061258591" table:style-name="ce107">
            <text:p>5.0</text:p>
          </table:table-cell>
          <table:table-cell table:style-name="ce107"/>
          <table:table-cell office:value-type="float" office:value="5.5915934962796454" table:style-name="ce107">
            <text:p>5.6</text:p>
          </table:table-cell>
          <table:table-cell table:style-name="ce107"/>
          <table:table-cell office:value-type="float" office:value="5.6036749227502458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4.6487992159894409" table:style-name="ce40">
            <text:p>4.6</text:p>
          </table:table-cell>
          <table:table-cell table:style-name="ce107"/>
          <table:table-cell office:value-type="float" office:value="5.1679528129272345" table:style-name="ce107">
            <text:p>5.2</text:p>
          </table:table-cell>
          <table:table-cell table:style-name="ce107"/>
          <table:table-cell office:value-type="float" office:value="5.9249997192229342" table:style-name="ce107">
            <text:p>5.9</text:p>
          </table:table-cell>
          <table:table-cell table:style-name="ce107"/>
          <table:table-cell office:value-type="float" office:value="5.8519655682138456" table:style-name="ce10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3.4463638563308363" table:style-name="ce40">
            <text:p>3.4</text:p>
          </table:table-cell>
          <table:table-cell table:style-name="ce107"/>
          <table:table-cell office:value-type="float" office:value="4.1188037017969688" table:style-name="ce107">
            <text:p>4.1</text:p>
          </table:table-cell>
          <table:table-cell table:style-name="ce107"/>
          <table:table-cell office:value-type="float" office:value="5.8440598577426339" table:style-name="ce107">
            <text:p>5.8</text:p>
          </table:table-cell>
          <table:table-cell table:style-name="ce107"/>
          <table:table-cell office:value-type="float" office:value="5.9755945411914873" table:style-name="ce107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4.5178288320117836" table:style-name="ce40">
            <text:p>4.5</text:p>
          </table:table-cell>
          <table:table-cell table:style-name="ce107"/>
          <table:table-cell office:value-type="float" office:value="4.8577078851607673" table:style-name="ce107">
            <text:p>4.9</text:p>
          </table:table-cell>
          <table:table-cell table:style-name="ce107"/>
          <table:table-cell office:value-type="float" office:value="5.8016587776972273" table:style-name="ce107">
            <text:p>5.8</text:p>
          </table:table-cell>
          <table:table-cell table:style-name="ce107"/>
          <table:table-cell office:value-type="float" office:value="5.8184927416699397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style-name="ce4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style-name="ce108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3.5185818689840609" table:style-name="ce40">
            <text:p>3.5</text:p>
          </table:table-cell>
          <table:table-cell table:style-name="ce107"/>
          <table:table-cell office:value-type="float" office:value="3.8745610202257308" table:style-name="ce107">
            <text:p>3.9</text:p>
          </table:table-cell>
          <table:table-cell table:style-name="ce107"/>
          <table:table-cell office:value-type="float" office:value="4.0024042439752492" table:style-name="ce107">
            <text:p>4.0</text:p>
          </table:table-cell>
          <table:table-cell table:style-name="ce107"/>
          <table:table-cell office:value-type="float" office:value="3.724040145905394" table:style-name="ce107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3.6417123763583858" table:style-name="ce40">
            <text:p>3.6</text:p>
          </table:table-cell>
          <table:table-cell table:style-name="ce107"/>
          <table:table-cell office:value-type="float" office:value="3.8292172059520624" table:style-name="ce107">
            <text:p>3.8</text:p>
          </table:table-cell>
          <table:table-cell table:style-name="ce107"/>
          <table:table-cell office:value-type="float" office:value="3.9768760366020786" table:style-name="ce107">
            <text:p>4.0</text:p>
          </table:table-cell>
          <table:table-cell table:style-name="ce107"/>
          <table:table-cell office:value-type="float" office:value="3.7502688113014715" table:style-name="ce107">
            <text:p>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4.3375031933870156" table:style-name="ce40">
            <text:p>4.3</text:p>
          </table:table-cell>
          <table:table-cell table:style-name="ce107"/>
          <table:table-cell office:value-type="float" office:value="4.8710422936705804" table:style-name="ce107">
            <text:p>4.9</text:p>
          </table:table-cell>
          <table:table-cell table:style-name="ce107"/>
          <table:table-cell office:value-type="float" office:value="5.7430813417068123" table:style-name="ce107">
            <text:p>5.7</text:p>
          </table:table-cell>
          <table:table-cell table:style-name="ce107"/>
          <table:table-cell office:value-type="float" office:value="5.5069642396250229" table:style-name="ce10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5.4845171405107029" table:style-name="ce40">
            <text:p>5.5</text:p>
          </table:table-cell>
          <table:table-cell table:style-name="ce107"/>
          <table:table-cell office:value-type="float" office:value="5.7110779086293366" table:style-name="ce107">
            <text:p>5.7</text:p>
          </table:table-cell>
          <table:table-cell table:style-name="ce107"/>
          <table:table-cell office:value-type="float" office:value="5.8825566259404551" table:style-name="ce107">
            <text:p>5.9</text:p>
          </table:table-cell>
          <table:table-cell table:style-name="ce107"/>
          <table:table-cell office:value-type="float" office:value="5.5008477216743676" table:style-name="ce10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4.0620288892826206" table:style-name="ce40">
            <text:p>4.1</text:p>
          </table:table-cell>
          <table:table-cell table:style-name="ce107"/>
          <table:table-cell office:value-type="float" office:value="4.7158360370169072" table:style-name="ce107">
            <text:p>4.7</text:p>
          </table:table-cell>
          <table:table-cell table:style-name="ce107"/>
          <table:table-cell office:value-type="float" office:value="5.7464516720816761" table:style-name="ce107">
            <text:p>5.7</text:p>
          </table:table-cell>
          <table:table-cell table:style-name="ce107"/>
          <table:table-cell office:value-type="float" office:value="5.7328289893556263" table:style-name="ce10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5.3173662948084672" table:style-name="ce40">
            <text:p>5.3</text:p>
          </table:table-cell>
          <table:table-cell table:style-name="ce107"/>
          <table:table-cell office:value-type="float" office:value="5.4608488752520667" table:style-name="ce107">
            <text:p>5.5</text:p>
          </table:table-cell>
          <table:table-cell table:style-name="ce107"/>
          <table:table-cell office:value-type="float" office:value="5.7217717439137061" table:style-name="ce107">
            <text:p>5.7</text:p>
          </table:table-cell>
          <table:table-cell table:style-name="ce107"/>
          <table:table-cell office:value-type="float" office:value="5.4864943771153643" table:style-name="ce10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4.8541432174177501" table:style-name="ce40">
            <text:p>4.9</text:p>
          </table:table-cell>
          <table:table-cell table:style-name="ce107"/>
          <table:table-cell office:value-type="float" office:value="5.2003741888112849" table:style-name="ce107">
            <text:p>5.2</text:p>
          </table:table-cell>
          <table:table-cell table:style-name="ce107"/>
          <table:table-cell office:value-type="float" office:value="5.9643687455328003" table:style-name="ce107">
            <text:p>6.0</text:p>
          </table:table-cell>
          <table:table-cell table:style-name="ce107"/>
          <table:table-cell office:value-type="float" office:value="5.5493942538049126" table:style-name="ce10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3.5078285739448489" table:style-name="ce40">
            <text:p>3.5</text:p>
          </table:table-cell>
          <table:table-cell table:style-name="ce107"/>
          <table:table-cell office:value-type="float" office:value="3.8381450453593979" table:style-name="ce107">
            <text:p>3.8</text:p>
          </table:table-cell>
          <table:table-cell table:style-name="ce107"/>
          <table:table-cell office:value-type="float" office:value="3.9150583204962288" table:style-name="ce107">
            <text:p>3.9</text:p>
          </table:table-cell>
          <table:table-cell table:style-name="ce107"/>
          <table:table-cell office:value-type="float" office:value="3.6548571143081521" table:style-name="ce107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3.5410252911945661" table:style-name="ce40">
            <text:p>3.5</text:p>
          </table:table-cell>
          <table:table-cell table:style-name="ce107"/>
          <table:table-cell office:value-type="float" office:value="3.9164498930637448" table:style-name="ce107">
            <text:p>3.9</text:p>
          </table:table-cell>
          <table:table-cell table:style-name="ce107"/>
          <table:table-cell office:value-type="float" office:value="4.1847512155172346" table:style-name="ce107">
            <text:p>4.2</text:p>
          </table:table-cell>
          <table:table-cell table:style-name="ce107"/>
          <table:table-cell office:value-type="float" office:value="4.0217564762728362" table:style-name="ce107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5.3270167662246131" table:style-name="ce40">
            <text:p>5.3</text:p>
          </table:table-cell>
          <table:table-cell table:style-name="ce107"/>
          <table:table-cell office:value-type="float" office:value="5.8445649494867746" table:style-name="ce107">
            <text:p>5.8</text:p>
          </table:table-cell>
          <table:table-cell table:style-name="ce107"/>
          <table:table-cell office:value-type="float" office:value="6.1302711733418782" table:style-name="ce107">
            <text:p>6.1</text:p>
          </table:table-cell>
          <table:table-cell table:style-name="ce107"/>
          <table:table-cell office:value-type="float" office:value="6.0118301266702368" table:style-name="ce107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4.7379802492980128" table:style-name="ce40">
            <text:p>4.7</text:p>
          </table:table-cell>
          <table:table-cell table:style-name="ce107"/>
          <table:table-cell office:value-type="float" office:value="5.1067445447499304" table:style-name="ce107">
            <text:p>5.1</text:p>
          </table:table-cell>
          <table:table-cell table:style-name="ce107"/>
          <table:table-cell office:value-type="float" office:value="5.4617597535786881" table:style-name="ce107">
            <text:p>5.5</text:p>
          </table:table-cell>
          <table:table-cell table:style-name="ce107"/>
          <table:table-cell office:value-type="float" office:value="5.217003364721795" table:style-name="ce107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4.7449890003214197" table:style-name="ce40">
            <text:p>4.7</text:p>
          </table:table-cell>
          <table:table-cell table:style-name="ce107"/>
          <table:table-cell office:value-type="float" office:value="5.2738662811131825" table:style-name="ce107">
            <text:p>5.3</text:p>
          </table:table-cell>
          <table:table-cell table:style-name="ce107"/>
          <table:table-cell office:value-type="float" office:value="6.0593677151359771" table:style-name="ce107">
            <text:p>6.1</text:p>
          </table:table-cell>
          <table:table-cell table:style-name="ce107"/>
          <table:table-cell office:value-type="float" office:value="6.0939797185114557" table:style-name="ce10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5.4991347416481933" table:style-name="ce40">
            <text:p>5.5</text:p>
          </table:table-cell>
          <table:table-cell table:style-name="ce107"/>
          <table:table-cell office:value-type="float" office:value="5.7786705798350653" table:style-name="ce107">
            <text:p>5.8</text:p>
          </table:table-cell>
          <table:table-cell table:style-name="ce107"/>
          <table:table-cell office:value-type="float" office:value="6.1355375676370008" table:style-name="ce107">
            <text:p>6.1</text:p>
          </table:table-cell>
          <table:table-cell table:style-name="ce107"/>
          <table:table-cell office:value-type="float" office:value="5.7980765890138288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3.9817623550024606" table:style-name="ce40">
            <text:p>4.0</text:p>
          </table:table-cell>
          <table:table-cell table:style-name="ce107"/>
          <table:table-cell office:value-type="float" office:value="4.7118001002069647" table:style-name="ce107">
            <text:p>4.7</text:p>
          </table:table-cell>
          <table:table-cell table:style-name="ce107"/>
          <table:table-cell office:value-type="float" office:value="5.613881463127834" table:style-name="ce107">
            <text:p>5.6</text:p>
          </table:table-cell>
          <table:table-cell table:style-name="ce107"/>
          <table:table-cell office:value-type="float" office:value="5.5981812805621196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4.5761975953457767" table:style-name="ce40">
            <text:p>4.6</text:p>
          </table:table-cell>
          <table:table-cell table:style-name="ce107"/>
          <table:table-cell office:value-type="float" office:value="4.8006607550938991" table:style-name="ce107">
            <text:p>4.8</text:p>
          </table:table-cell>
          <table:table-cell table:style-name="ce107"/>
          <table:table-cell office:value-type="float" office:value="5.7841812676278419" table:style-name="ce107">
            <text:p>5.8</text:p>
          </table:table-cell>
          <table:table-cell table:style-name="ce107"/>
          <table:table-cell office:value-type="float" office:value="5.5814223195025487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3.3580990102095143" table:style-name="ce40">
            <text:p>3.4</text:p>
          </table:table-cell>
          <table:table-cell table:style-name="ce107"/>
          <table:table-cell office:value-type="float" office:value="3.6843889764877957" table:style-name="ce107">
            <text:p>3.7</text:p>
          </table:table-cell>
          <table:table-cell table:style-name="ce107"/>
          <table:table-cell office:value-type="float" office:value="4.0575603238361344" table:style-name="ce107">
            <text:p>4.1</text:p>
          </table:table-cell>
          <table:table-cell table:style-name="ce107"/>
          <table:table-cell office:value-type="float" office:value="3.8892306285800817" table:style-name="ce107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3.4696256127780822" table:style-name="ce40">
            <text:p>3.5</text:p>
          </table:table-cell>
          <table:table-cell table:style-name="ce107"/>
          <table:table-cell office:value-type="float" office:value="3.9119361707998235" table:style-name="ce107">
            <text:p>3.9</text:p>
          </table:table-cell>
          <table:table-cell table:style-name="ce107"/>
          <table:table-cell office:value-type="float" office:value="5.4183570329706443" table:style-name="ce107">
            <text:p>5.4</text:p>
          </table:table-cell>
          <table:table-cell table:style-name="ce107"/>
          <table:table-cell office:value-type="float" office:value="5.495432883350726" table:style-name="ce10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4.3828893308059058" table:style-name="ce40">
            <text:p>4.4</text:p>
          </table:table-cell>
          <table:table-cell table:style-name="ce109"/>
          <table:table-cell office:value-type="float" office:value="5.1569060757201353" table:style-name="ce109">
            <text:p>5.2</text:p>
          </table:table-cell>
          <table:table-cell table:style-name="ce109"/>
          <table:table-cell office:value-type="float" office:value="5.5711901214971107" table:style-name="ce109">
            <text:p>5.6</text:p>
          </table:table-cell>
          <table:table-cell table:style-name="ce109"/>
          <table:table-cell office:value-type="float" office:value="5.3500449665874754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4.1573042297472824" table:style-name="ce40">
            <text:p>4.2</text:p>
          </table:table-cell>
          <table:table-cell table:style-name="ce107"/>
          <table:table-cell office:value-type="float" office:value="4.4739665184452377" table:style-name="ce107">
            <text:p>4.5</text:p>
          </table:table-cell>
          <table:table-cell table:style-name="ce107"/>
          <table:table-cell office:value-type="float" office:value="5.6110439813233937" table:style-name="ce107">
            <text:p>5.6</text:p>
          </table:table-cell>
          <table:table-cell table:style-name="ce107"/>
          <table:table-cell office:value-type="float" office:value="5.6978831934437091" table:style-name="ce107">
            <text:p>5.7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0.51646405063643375" table:style-name="ce29">
            <text:p>0.5</text:p>
          </table:table-cell>
          <table:table-cell table:style-name="ce110"/>
          <table:table-cell office:value-type="float" office:value="0.60336304478986191" table:style-name="ce110">
            <text:p>0.6</text:p>
          </table:table-cell>
          <table:table-cell table:style-name="ce110"/>
          <table:table-cell office:value-type="float" office:value="0.6976185287585146" table:style-name="ce110">
            <text:p>0.7</text:p>
          </table:table-cell>
          <table:table-cell table:style-name="ce110"/>
          <table:table-cell office:value-type="float" office:value="0.67788739198572645" table:style-name="ce110">
            <text:p>0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4.1976578010582966" table:style-name="ce35">
            <text:p>4.2</text:p>
          </table:table-cell>
          <table:table-cell table:style-name="ce104"/>
          <table:table-cell office:value-type="float" office:value="4.7946255723277043" table:style-name="ce104">
            <text:p>4.8</text:p>
          </table:table-cell>
          <table:table-cell table:style-name="ce104"/>
          <table:table-cell office:value-type="float" office:value="5.3751639813065406" table:style-name="ce104">
            <text:p>5.4</text:p>
          </table:table-cell>
          <table:table-cell table:style-name="ce104"/>
          <table:table-cell office:value-type="float" office:value="4.8642458525738563" table:style-name="ce104">
            <text:p>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3.3735573665766294" table:style-name="ce35">
            <text:p>3.4</text:p>
          </table:table-cell>
          <table:table-cell table:style-name="ce104"/>
          <table:table-cell office:value-type="float" office:value="5.0791171706520259" table:style-name="ce104">
            <text:p>5.1</text:p>
          </table:table-cell>
          <table:table-cell table:style-name="ce104"/>
          <table:table-cell office:value-type="float" office:value="6.3355680649570871" table:style-name="ce104">
            <text:p>6.3</text:p>
          </table:table-cell>
          <table:table-cell table:style-name="ce104"/>
          <table:table-cell office:value-type="float" office:value="6.4121789918646588" table:style-name="ce104">
            <text:p>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4.2581929967271286" table:style-name="ce35">
            <text:p>4.3</text:p>
          </table:table-cell>
          <table:table-cell table:style-name="ce104"/>
          <table:table-cell office:value-type="float" office:value="4.8536057661700323" table:style-name="ce104">
            <text:p>4.9</text:p>
          </table:table-cell>
          <table:table-cell table:style-name="ce104"/>
          <table:table-cell office:value-type="float" office:value="5.7495354012464635" table:style-name="ce104">
            <text:p>5.7</text:p>
          </table:table-cell>
          <table:table-cell table:style-name="ce104"/>
          <table:table-cell office:value-type="float" office:value="5.5595226047483131" table:style-name="ce10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3.2732333504637223" table:style-name="ce35">
            <text:p>3.3</text:p>
          </table:table-cell>
          <table:table-cell table:style-name="ce104"/>
          <table:table-cell office:value-type="float" office:value="3.6577341539615671" table:style-name="ce104">
            <text:p>3.7</text:p>
          </table:table-cell>
          <table:table-cell table:style-name="ce104"/>
          <table:table-cell office:value-type="float" office:value="3.9065852621835093" table:style-name="ce104">
            <text:p>3.9</text:p>
          </table:table-cell>
          <table:table-cell table:style-name="ce104"/>
          <table:table-cell office:value-type="float" office:value="3.6421676171826012" table:style-name="ce104">
            <text:p>3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3.5813604927165343" table:style-name="ce35">
            <text:p>3.6</text:p>
          </table:table-cell>
          <table:table-cell table:style-name="ce104"/>
          <table:table-cell office:value-type="float" office:value="3.9512029167755869" table:style-name="ce104">
            <text:p>4.0</text:p>
          </table:table-cell>
          <table:table-cell table:style-name="ce104"/>
          <table:table-cell office:value-type="float" office:value="4.1309268260057372" table:style-name="ce104">
            <text:p>4.1</text:p>
          </table:table-cell>
          <table:table-cell table:style-name="ce104"/>
          <table:table-cell office:value-type="float" office:value="3.9994624876656895" table:style-name="ce104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3.2346789952912736" table:style-name="ce35">
            <text:p>3.2</text:p>
          </table:table-cell>
          <table:table-cell table:style-name="ce104"/>
          <table:table-cell office:value-type="float" office:value="3.6421819142233414" table:style-name="ce104">
            <text:p>3.6</text:p>
          </table:table-cell>
          <table:table-cell table:style-name="ce104"/>
          <table:table-cell office:value-type="float" office:value="4.2131054847737932" table:style-name="ce104">
            <text:p>4.2</text:p>
          </table:table-cell>
          <table:table-cell table:style-name="ce104"/>
          <table:table-cell office:value-type="float" office:value="4.2872868098050132" table:style-name="ce104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3.0715081955646761" table:style-name="ce35">
            <text:p>3.1</text:p>
          </table:table-cell>
          <table:table-cell table:style-name="ce104"/>
          <table:table-cell office:value-type="float" office:value="3.4888557325089664" table:style-name="ce104">
            <text:p>3.5</text:p>
          </table:table-cell>
          <table:table-cell table:style-name="ce104"/>
          <table:table-cell office:value-type="float" office:value="4.1341549802907611" table:style-name="ce104">
            <text:p>4.1</text:p>
          </table:table-cell>
          <table:table-cell table:style-name="ce104"/>
          <table:table-cell office:value-type="float" office:value="3.8933971791536957" table:style-name="ce104">
            <text:p>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3.9686085906460722" table:style-name="ce35">
            <text:p>4.0</text:p>
          </table:table-cell>
          <table:table-cell table:style-name="ce104"/>
          <table:table-cell office:value-type="float" office:value="4.1327425433125287" table:style-name="ce104">
            <text:p>4.1</text:p>
          </table:table-cell>
          <table:table-cell table:style-name="ce104"/>
          <table:table-cell office:value-type="float" office:value="4.0016891169906197" table:style-name="ce104">
            <text:p>4.0</text:p>
          </table:table-cell>
          <table:table-cell table:style-name="ce104"/>
          <table:table-cell office:value-type="float" office:value="3.4967790758455992" table:style-name="ce104">
            <text:p>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3.0079408921831696" table:style-name="ce35">
            <text:p>3.0</text:p>
          </table:table-cell>
          <table:table-cell table:style-name="ce104"/>
          <table:table-cell office:value-type="float" office:value="3.4210649228163637" table:style-name="ce104">
            <text:p>3.4</text:p>
          </table:table-cell>
          <table:table-cell table:style-name="ce104"/>
          <table:table-cell office:value-type="float" office:value="4.1358025882547" table:style-name="ce104">
            <text:p>4.1</text:p>
          </table:table-cell>
          <table:table-cell table:style-name="ce104"/>
          <table:table-cell office:value-type="float" office:value="4.191195049138619" table:style-name="ce104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4.2704053589811997" table:style-name="ce35">
            <text:p>4.3</text:p>
          </table:table-cell>
          <table:table-cell table:style-name="ce104"/>
          <table:table-cell office:value-type="float" office:value="4.8653403303795972" table:style-name="ce104">
            <text:p>4.9</text:p>
          </table:table-cell>
          <table:table-cell table:style-name="ce104"/>
          <table:table-cell office:value-type="float" office:value="5.9014361769588852" table:style-name="ce104">
            <text:p>5.9</text:p>
          </table:table-cell>
          <table:table-cell table:style-name="ce104"/>
          <table:table-cell office:value-type="float" office:value="5.6100355922443672" table:style-name="ce10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4.3143690924252525" table:style-name="ce48">
            <text:p>4.3</text:p>
          </table:table-cell>
          <table:table-cell table:style-name="ce108"/>
          <table:table-cell office:value-type="float" office:value="4.9556631806406788" table:style-name="ce108">
            <text:p>5.0</text:p>
          </table:table-cell>
          <table:table-cell table:style-name="ce108"/>
          <table:table-cell office:value-type="float" office:value="5.5288372314204359" table:style-name="ce108">
            <text:p>5.5</text:p>
          </table:table-cell>
          <table:table-cell table:style-name="ce108"/>
          <table:table-cell office:value-type="float" office:value="5.2587779773759111" table:style-name="ce108">
            <text:p>5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4.4809833463469451" table:style-name="ce48">
            <text:p>4.5</text:p>
          </table:table-cell>
          <table:table-cell table:style-name="ce106"/>
          <table:table-cell office:value-type="float" office:value="5.0152257772017927" table:style-name="ce106">
            <text:p>5.0</text:p>
          </table:table-cell>
          <table:table-cell table:style-name="ce106"/>
          <table:table-cell office:value-type="float" office:value="5.7730495189868609" table:style-name="ce106">
            <text:p>5.8</text:p>
          </table:table-cell>
          <table:table-cell table:style-name="ce106"/>
          <table:table-cell office:value-type="float" office:value="5.6384259703284094" table:style-name="ce106">
            <text:p>5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2.0941120744791375" table:style-name="ce48">
            <text:p>2.1</text:p>
          </table:table-cell>
          <table:table-cell table:style-name="ce106"/>
          <table:table-cell office:value-type="float" office:value="2.6095383884471746" table:style-name="ce106">
            <text:p>2.6</text:p>
          </table:table-cell>
          <table:table-cell table:style-name="ce106"/>
          <table:table-cell office:value-type="float" office:value="2.9591472072263869" table:style-name="ce106">
            <text:p>3.0</text:p>
          </table:table-cell>
          <table:table-cell table:style-name="ce106"/>
          <table:table-cell office:value-type="float" office:value="2.8667152233802229" table:style-name="ce106">
            <text:p>2.9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3.3391473239632985" table:style-name="ce40">
            <text:p>3.3</text:p>
          </table:table-cell>
          <table:table-cell table:style-name="ce109"/>
          <table:table-cell office:value-type="float" office:value="4.4500984047767034" table:style-name="ce109">
            <text:p>4.5</text:p>
          </table:table-cell>
          <table:table-cell table:style-name="ce109"/>
          <table:table-cell office:value-type="float" office:value="5.4261433678707611" table:style-name="ce109">
            <text:p>5.4</text:p>
          </table:table-cell>
          <table:table-cell table:style-name="ce109"/>
          <table:table-cell office:value-type="float" office:value="5.3692414584845638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4.006401993332787" table:style-name="ce40">
            <text:p>4.0</text:p>
          </table:table-cell>
          <table:table-cell table:style-name="ce109"/>
          <table:table-cell office:value-type="float" office:value="5.0904279678945947" table:style-name="ce109">
            <text:p>5.1</text:p>
          </table:table-cell>
          <table:table-cell table:style-name="ce109"/>
          <table:table-cell office:value-type="float" office:value="5.6146182924280694" table:style-name="ce109">
            <text:p>5.6</text:p>
          </table:table-cell>
          <table:table-cell table:style-name="ce109"/>
          <table:table-cell office:value-type="float" office:value="5.5933818122596621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4.050508306665412" table:style-name="ce40">
            <text:p>4.1</text:p>
          </table:table-cell>
          <table:table-cell table:style-name="ce107"/>
          <table:table-cell office:value-type="float" office:value="4.9555526608930922" table:style-name="ce107">
            <text:p>5.0</text:p>
          </table:table-cell>
          <table:table-cell table:style-name="ce107"/>
          <table:table-cell office:value-type="float" office:value="5.670140353349101" table:style-name="ce107">
            <text:p>5.7</text:p>
          </table:table-cell>
          <table:table-cell table:style-name="ce107"/>
          <table:table-cell office:value-type="float" office:value="5.3832463151181624" table:style-name="ce10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4.4250990366042187" table:style-name="ce40">
            <text:p>4.4</text:p>
          </table:table-cell>
          <table:table-cell table:style-name="ce109"/>
          <table:table-cell office:value-type="float" office:value="5.232287165128513" table:style-name="ce109">
            <text:p>5.2</text:p>
          </table:table-cell>
          <table:table-cell table:style-name="ce109"/>
          <table:table-cell office:value-type="float" office:value="5.5769974433935889" table:style-name="ce109">
            <text:p>5.6</text:p>
          </table:table-cell>
          <table:table-cell table:style-name="ce109"/>
          <table:table-cell office:value-type="float" office:value="5.1931812613747468" table:style-name="ce10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2.0599867984059106" table:style-name="ce48">
            <text:p>2.1</text:p>
          </table:table-cell>
          <table:table-cell table:style-name="ce106"/>
          <table:table-cell office:value-type="float" office:value="2.2912738907094998" table:style-name="ce106">
            <text:p>2.3</text:p>
          </table:table-cell>
          <table:table-cell table:style-name="ce106"/>
          <table:table-cell office:value-type="float" office:value="2.5242064189163416" table:style-name="ce106">
            <text:p>2.5</text:p>
          </table:table-cell>
          <table:table-cell table:style-name="ce106"/>
          <table:table-cell office:value-type="float" office:value="2.381639727072332" table:style-name="ce10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4.1413447738466891" table:style-name="ce40">
            <text:p>4.1</text:p>
          </table:table-cell>
          <table:table-cell table:style-name="ce109"/>
          <table:table-cell office:value-type="float" office:value="4.5995264734364554" table:style-name="ce109">
            <text:p>4.6</text:p>
          </table:table-cell>
          <table:table-cell table:style-name="ce109"/>
          <table:table-cell office:value-type="float" office:value="5.5143605596033431" table:style-name="ce109">
            <text:p>5.5</text:p>
          </table:table-cell>
          <table:table-cell table:style-name="ce109"/>
          <table:table-cell office:value-type="float" office:value="5.3597445035148796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4.6847985006992721" table:style-name="ce40">
            <text:p>4.7</text:p>
          </table:table-cell>
          <table:table-cell table:style-name="ce109"/>
          <table:table-cell office:value-type="float" office:value="5.2288563715086722" table:style-name="ce109">
            <text:p>5.2</text:p>
          </table:table-cell>
          <table:table-cell table:style-name="ce109"/>
          <table:table-cell office:value-type="float" office:value="5.4864774108474013" table:style-name="ce109">
            <text:p>5.5</text:p>
          </table:table-cell>
          <table:table-cell table:style-name="ce109"/>
          <table:table-cell office:value-type="float" office:value="5.1429408292618497" table:style-name="ce10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4.8899130135624631" table:style-name="ce40">
            <text:p>4.9</text:p>
          </table:table-cell>
          <table:table-cell table:style-name="ce109"/>
          <table:table-cell office:value-type="float" office:value="5.2026858624237953" table:style-name="ce109">
            <text:p>5.2</text:p>
          </table:table-cell>
          <table:table-cell table:style-name="ce109"/>
          <table:table-cell office:value-type="float" office:value="5.7187925396942845" table:style-name="ce109">
            <text:p>5.7</text:p>
          </table:table-cell>
          <table:table-cell table:style-name="ce109"/>
          <table:table-cell office:value-type="float" office:value="5.5507537980167774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5.078967200901829" table:style-name="ce40">
            <text:p>5.1</text:p>
          </table:table-cell>
          <table:table-cell table:style-name="ce107"/>
          <table:table-cell office:value-type="float" office:value="5.4700014306397922" table:style-name="ce107">
            <text:p>5.5</text:p>
          </table:table-cell>
          <table:table-cell table:style-name="ce107"/>
          <table:table-cell office:value-type="float" office:value="5.6050366077035951" table:style-name="ce107">
            <text:p>5.6</text:p>
          </table:table-cell>
          <table:table-cell table:style-name="ce107"/>
          <table:table-cell office:value-type="float" office:value="5.0275984798716644" table:style-name="ce107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4.1798657308225851" table:style-name="ce40">
            <text:p>4.2</text:p>
          </table:table-cell>
          <table:table-cell table:style-name="ce109"/>
          <table:table-cell office:value-type="float" office:value="4.8371564985905557" table:style-name="ce109">
            <text:p>4.8</text:p>
          </table:table-cell>
          <table:table-cell table:style-name="ce109"/>
          <table:table-cell office:value-type="float" office:value="5.3797616807769071" table:style-name="ce109">
            <text:p>5.4</text:p>
          </table:table-cell>
          <table:table-cell table:style-name="ce109"/>
          <table:table-cell office:value-type="float" office:value="5.0484998870759519" table:style-name="ce10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1.329158578477907" table:style-name="ce48">
            <text:p>1.3</text:p>
          </table:table-cell>
          <table:table-cell table:style-name="ce106"/>
          <table:table-cell office:value-type="float" office:value="1.5463897359524692" table:style-name="ce106">
            <text:p>1.5</text:p>
          </table:table-cell>
          <table:table-cell table:style-name="ce106"/>
          <table:table-cell office:value-type="float" office:value="1.7575481241772661" table:style-name="ce106">
            <text:p>1.8</text:p>
          </table:table-cell>
          <table:table-cell table:style-name="ce106"/>
          <table:table-cell office:value-type="float" office:value="1.7293738499989053" table:style-name="ce10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4.4894485466684291" table:style-name="ce40">
            <text:p>4.5</text:p>
          </table:table-cell>
          <table:table-cell table:style-name="ce109"/>
          <table:table-cell office:value-type="float" office:value="4.7824934330360396" table:style-name="ce109">
            <text:p>4.8</text:p>
          </table:table-cell>
          <table:table-cell table:style-name="ce109"/>
          <table:table-cell office:value-type="float" office:value="5.6074661219143174" table:style-name="ce109">
            <text:p>5.6</text:p>
          </table:table-cell>
          <table:table-cell table:style-name="ce109"/>
          <table:table-cell office:value-type="float" office:value="5.4508285487257666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4.1956830200225781" table:style-name="ce40">
            <text:p>4.2</text:p>
          </table:table-cell>
          <table:table-cell table:style-name="ce109"/>
          <table:table-cell office:value-type="float" office:value="4.8160505986629349" table:style-name="ce109">
            <text:p>4.8</text:p>
          </table:table-cell>
          <table:table-cell table:style-name="ce109"/>
          <table:table-cell office:value-type="float" office:value="5.4274958215514868" table:style-name="ce109">
            <text:p>5.4</text:p>
          </table:table-cell>
          <table:table-cell table:style-name="ce109"/>
          <table:table-cell office:value-type="float" office:value="5.4425471342979819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4.0911946096296674" table:style-name="ce40">
            <text:p>4.1</text:p>
          </table:table-cell>
          <table:table-cell table:style-name="ce109"/>
          <table:table-cell office:value-type="float" office:value="4.7676420642173483" table:style-name="ce109">
            <text:p>4.8</text:p>
          </table:table-cell>
          <table:table-cell table:style-name="ce109"/>
          <table:table-cell office:value-type="float" office:value="5.8160994415462515" table:style-name="ce109">
            <text:p>5.8</text:p>
          </table:table-cell>
          <table:table-cell table:style-name="ce109"/>
          <table:table-cell office:value-type="float" office:value="5.7444299275840107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3.7928006420156146" table:style-name="ce40">
            <text:p>3.8</text:p>
          </table:table-cell>
          <table:table-cell table:style-name="ce109"/>
          <table:table-cell office:value-type="float" office:value="4.4630877844265671" table:style-name="ce109">
            <text:p>4.5</text:p>
          </table:table-cell>
          <table:table-cell table:style-name="ce109"/>
          <table:table-cell office:value-type="float" office:value="5.8034586273881921" table:style-name="ce109">
            <text:p>5.8</text:p>
          </table:table-cell>
          <table:table-cell table:style-name="ce109"/>
          <table:table-cell office:value-type="float" office:value="6.0608037140397641" table:style-name="ce10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3.6864628230038887" table:style-name="ce40">
            <text:p>3.7</text:p>
          </table:table-cell>
          <table:table-cell table:style-name="ce109"/>
          <table:table-cell office:value-type="float" office:value="4.2642248613182439" table:style-name="ce109">
            <text:p>4.3</text:p>
          </table:table-cell>
          <table:table-cell table:style-name="ce109"/>
          <table:table-cell office:value-type="float" office:value="5.5880418774016727" table:style-name="ce109">
            <text:p>5.6</text:p>
          </table:table-cell>
          <table:table-cell table:style-name="ce109"/>
          <table:table-cell office:value-type="float" office:value="5.7361288277611724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3.5321057578162618" table:style-name="ce40">
            <text:p>3.5</text:p>
          </table:table-cell>
          <table:table-cell table:style-name="ce109"/>
          <table:table-cell office:value-type="float" office:value="4.3227905750259144" table:style-name="ce109">
            <text:p>4.3</text:p>
          </table:table-cell>
          <table:table-cell table:style-name="ce109"/>
          <table:table-cell office:value-type="float" office:value="5.5291202707418607" table:style-name="ce109">
            <text:p>5.5</text:p>
          </table:table-cell>
          <table:table-cell table:style-name="ce109"/>
          <table:table-cell office:value-type="float" office:value="5.5830888677331378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3.9384800715384083" table:style-name="ce40">
            <text:p>3.9</text:p>
          </table:table-cell>
          <table:table-cell table:style-name="ce109"/>
          <table:table-cell office:value-type="float" office:value="4.6279524952646085" table:style-name="ce109">
            <text:p>4.6</text:p>
          </table:table-cell>
          <table:table-cell table:style-name="ce109"/>
          <table:table-cell office:value-type="float" office:value="5.4494411364395035" table:style-name="ce109">
            <text:p>5.4</text:p>
          </table:table-cell>
          <table:table-cell table:style-name="ce109"/>
          <table:table-cell office:value-type="float" office:value="5.3992456523050461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4.8716080927431733" table:style-name="ce40">
            <text:p>4.9</text:p>
          </table:table-cell>
          <table:table-cell table:style-name="ce109"/>
          <table:table-cell office:value-type="float" office:value="5.7969497013450555" table:style-name="ce109">
            <text:p>5.8</text:p>
          </table:table-cell>
          <table:table-cell table:style-name="ce109"/>
          <table:table-cell office:value-type="float" office:value="5.8449600040465395" table:style-name="ce109">
            <text:p>5.8</text:p>
          </table:table-cell>
          <table:table-cell table:style-name="ce109"/>
          <table:table-cell office:value-type="float" office:value="5.6991169468455114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5.298881927999421" table:style-name="ce40">
            <text:p>5.3</text:p>
          </table:table-cell>
          <table:table-cell table:style-name="ce109"/>
          <table:table-cell office:value-type="float" office:value="5.7400571612450051" table:style-name="ce109">
            <text:p>5.7</text:p>
          </table:table-cell>
          <table:table-cell table:style-name="ce109"/>
          <table:table-cell office:value-type="float" office:value="5.8661128315752489" table:style-name="ce109">
            <text:p>5.9</text:p>
          </table:table-cell>
          <table:table-cell table:style-name="ce109"/>
          <table:table-cell office:value-type="float" office:value="5.4793095163577448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3.5037419494226008" table:style-name="ce40">
            <text:p>3.5</text:p>
          </table:table-cell>
          <table:table-cell table:style-name="ce107"/>
          <table:table-cell office:value-type="float" office:value="4.3742443998190499" table:style-name="ce107">
            <text:p>4.4</text:p>
          </table:table-cell>
          <table:table-cell table:style-name="ce107"/>
          <table:table-cell office:value-type="float" office:value="5.3077400462273054" table:style-name="ce107">
            <text:p>5.3</text:p>
          </table:table-cell>
          <table:table-cell table:style-name="ce107"/>
          <table:table-cell office:value-type="float" office:value="5.3298257775953424" table:style-name="ce107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4.2078225806598919" table:style-name="ce40">
            <text:p>4.2</text:p>
          </table:table-cell>
          <table:table-cell table:style-name="ce109"/>
          <table:table-cell office:value-type="float" office:value="5.1147825670532665" table:style-name="ce109">
            <text:p>5.1</text:p>
          </table:table-cell>
          <table:table-cell table:style-name="ce109"/>
          <table:table-cell office:value-type="float" office:value="5.7706703092311349" table:style-name="ce109">
            <text:p>5.8</text:p>
          </table:table-cell>
          <table:table-cell table:style-name="ce109"/>
          <table:table-cell office:value-type="float" office:value="5.4696330985596671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1.2694100093632921" table:style-name="ce48">
            <text:p>1.3</text:p>
          </table:table-cell>
          <table:table-cell table:style-name="ce106"/>
          <table:table-cell office:value-type="float" office:value="1.454635138710092" table:style-name="ce106">
            <text:p>1.5</text:p>
          </table:table-cell>
          <table:table-cell table:style-name="ce106"/>
          <table:table-cell office:value-type="float" office:value="1.692641153834884" table:style-name="ce106">
            <text:p>1.7</text:p>
          </table:table-cell>
          <table:table-cell table:style-name="ce106"/>
          <table:table-cell office:value-type="float" office:value="1.6581969361504856" table:style-name="ce10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4.31488306849187" table:style-name="ce40">
            <text:p>4.3</text:p>
          </table:table-cell>
          <table:table-cell table:style-name="ce109"/>
          <table:table-cell office:value-type="float" office:value="5.0529875917315064" table:style-name="ce109">
            <text:p>5.1</text:p>
          </table:table-cell>
          <table:table-cell table:style-name="ce109"/>
          <table:table-cell office:value-type="float" office:value="5.7131684965870235" table:style-name="ce109">
            <text:p>5.7</text:p>
          </table:table-cell>
          <table:table-cell table:style-name="ce109"/>
          <table:table-cell office:value-type="float" office:value="5.6584491538679558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3.0594196572100163" table:style-name="ce40">
            <text:p>3.1</text:p>
          </table:table-cell>
          <table:table-cell table:style-name="ce109"/>
          <table:table-cell office:value-type="float" office:value="3.6685765821132033" table:style-name="ce109">
            <text:p>3.7</text:p>
          </table:table-cell>
          <table:table-cell table:style-name="ce109"/>
          <table:table-cell office:value-type="float" office:value="5.5366473985301585" table:style-name="ce109">
            <text:p>5.5</text:p>
          </table:table-cell>
          <table:table-cell table:style-name="ce109"/>
          <table:table-cell office:value-type="float" office:value="5.9320534068399873" table:style-name="ce109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4.3212053683224223" table:style-name="ce40">
            <text:p>4.3</text:p>
          </table:table-cell>
          <table:table-cell table:style-name="ce109"/>
          <table:table-cell office:value-type="float" office:value="4.8332950264398651" table:style-name="ce109">
            <text:p>4.8</text:p>
          </table:table-cell>
          <table:table-cell table:style-name="ce109"/>
          <table:table-cell office:value-type="float" office:value="5.9022293117468205" table:style-name="ce109">
            <text:p>5.9</text:p>
          </table:table-cell>
          <table:table-cell table:style-name="ce109"/>
          <table:table-cell office:value-type="float" office:value="5.6850107640748497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4.4918427127926819" table:style-name="ce40">
            <text:p>4.5</text:p>
          </table:table-cell>
          <table:table-cell table:style-name="ce109"/>
          <table:table-cell office:value-type="float" office:value="5.0952957182421654" table:style-name="ce109">
            <text:p>5.1</text:p>
          </table:table-cell>
          <table:table-cell table:style-name="ce109"/>
          <table:table-cell office:value-type="float" office:value="6.2409909508493122" table:style-name="ce109">
            <text:p>6.2</text:p>
          </table:table-cell>
          <table:table-cell table:style-name="ce109"/>
          <table:table-cell office:value-type="float" office:value="6.2429931636609535" table:style-name="ce109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4.5206394966039394" table:style-name="ce40">
            <text:p>4.5</text:p>
          </table:table-cell>
          <table:table-cell table:style-name="ce109"/>
          <table:table-cell office:value-type="float" office:value="5.2785506570839473" table:style-name="ce109">
            <text:p>5.3</text:p>
          </table:table-cell>
          <table:table-cell table:style-name="ce109"/>
          <table:table-cell office:value-type="float" office:value="5.4988163749710051" table:style-name="ce109">
            <text:p>5.5</text:p>
          </table:table-cell>
          <table:table-cell table:style-name="ce109"/>
          <table:table-cell office:value-type="float" office:value="5.2959526946705751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4.342462400148916" table:style-name="ce40">
            <text:p>4.3</text:p>
          </table:table-cell>
          <table:table-cell table:style-name="ce109"/>
          <table:table-cell office:value-type="float" office:value="5.1257491721750643" table:style-name="ce109">
            <text:p>5.1</text:p>
          </table:table-cell>
          <table:table-cell table:style-name="ce109"/>
          <table:table-cell office:value-type="float" office:value="5.4669560234932408" table:style-name="ce109">
            <text:p>5.5</text:p>
          </table:table-cell>
          <table:table-cell table:style-name="ce109"/>
          <table:table-cell office:value-type="float" office:value="5.0847837190554355" table:style-name="ce10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4.903977328293041" table:style-name="ce40">
            <text:p>4.9</text:p>
          </table:table-cell>
          <table:table-cell table:style-name="ce109"/>
          <table:table-cell office:value-type="float" office:value="5.3859503886269149" table:style-name="ce109">
            <text:p>5.4</text:p>
          </table:table-cell>
          <table:table-cell table:style-name="ce109"/>
          <table:table-cell office:value-type="float" office:value="5.7638122464001569" table:style-name="ce109">
            <text:p>5.8</text:p>
          </table:table-cell>
          <table:table-cell table:style-name="ce109"/>
          <table:table-cell office:value-type="float" office:value="5.4220289174299827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3.903791671396728" table:style-name="ce40">
            <text:p>3.9</text:p>
          </table:table-cell>
          <table:table-cell table:style-name="ce109"/>
          <table:table-cell office:value-type="float" office:value="4.7875682032615714" table:style-name="ce109">
            <text:p>4.8</text:p>
          </table:table-cell>
          <table:table-cell table:style-name="ce109"/>
          <table:table-cell office:value-type="float" office:value="5.7322936332204089" table:style-name="ce109">
            <text:p>5.7</text:p>
          </table:table-cell>
          <table:table-cell table:style-name="ce109"/>
          <table:table-cell office:value-type="float" office:value="5.7065432907013323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5.1492425354840332" table:style-name="ce40">
            <text:p>5.1</text:p>
          </table:table-cell>
          <table:table-cell table:style-name="ce109"/>
          <table:table-cell office:value-type="float" office:value="5.5861804871793268" table:style-name="ce109">
            <text:p>5.6</text:p>
          </table:table-cell>
          <table:table-cell table:style-name="ce109"/>
          <table:table-cell office:value-type="float" office:value="5.9737711060311174" table:style-name="ce109">
            <text:p>6.0</text:p>
          </table:table-cell>
          <table:table-cell table:style-name="ce109"/>
          <table:table-cell office:value-type="float" office:value="5.4838782738626746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4.5689984479760355" table:style-name="ce40">
            <text:p>4.6</text:p>
          </table:table-cell>
          <table:table-cell table:style-name="ce109"/>
          <table:table-cell office:value-type="float" office:value="5.0987740572922435" table:style-name="ce109">
            <text:p>5.1</text:p>
          </table:table-cell>
          <table:table-cell table:style-name="ce109"/>
          <table:table-cell office:value-type="float" office:value="5.8789712101956599" table:style-name="ce109">
            <text:p>5.9</text:p>
          </table:table-cell>
          <table:table-cell table:style-name="ce109"/>
          <table:table-cell office:value-type="float" office:value="5.8080411139872554" table:style-name="ce10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4.6074491649449323" table:style-name="ce40">
            <text:p>4.6</text:p>
          </table:table-cell>
          <table:table-cell table:style-name="ce107"/>
          <table:table-cell office:value-type="float" office:value="5.0546005985638187" table:style-name="ce107">
            <text:p>5.1</text:p>
          </table:table-cell>
          <table:table-cell table:style-name="ce107"/>
          <table:table-cell office:value-type="float" office:value="5.8186988900052246" table:style-name="ce107">
            <text:p>5.8</text:p>
          </table:table-cell>
          <table:table-cell table:style-name="ce107"/>
          <table:table-cell office:value-type="float" office:value="5.8034529197034059" table:style-name="ce10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3.9218099582576604" table:style-name="ce40">
            <text:p>3.9</text:p>
          </table:table-cell>
          <table:table-cell table:style-name="ce109"/>
          <table:table-cell office:value-type="float" office:value="4.6360488898009589" table:style-name="ce109">
            <text:p>4.6</text:p>
          </table:table-cell>
          <table:table-cell table:style-name="ce109"/>
          <table:table-cell office:value-type="float" office:value="5.5123084913522913" table:style-name="ce109">
            <text:p>5.5</text:p>
          </table:table-cell>
          <table:table-cell table:style-name="ce109"/>
          <table:table-cell office:value-type="float" office:value="5.3230562588682808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1.8514838835023806" table:style-name="ce48">
            <text:p>1.9</text:p>
          </table:table-cell>
          <table:table-cell table:style-name="ce106"/>
          <table:table-cell office:value-type="float" office:value="2.111576206321264" table:style-name="ce106">
            <text:p>2.1</text:p>
          </table:table-cell>
          <table:table-cell table:style-name="ce106"/>
          <table:table-cell office:value-type="float" office:value="2.4304070545199563" table:style-name="ce106">
            <text:p>2.4</text:p>
          </table:table-cell>
          <table:table-cell table:style-name="ce106"/>
          <table:table-cell office:value-type="float" office:value="2.3669933696446375" table:style-name="ce10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4.4438993885931755" table:style-name="ce40">
            <text:p>4.4</text:p>
          </table:table-cell>
          <table:table-cell table:style-name="ce109"/>
          <table:table-cell office:value-type="float" office:value="5.3523496608014813" table:style-name="ce109">
            <text:p>5.4</text:p>
          </table:table-cell>
          <table:table-cell table:style-name="ce109"/>
          <table:table-cell office:value-type="float" office:value="5.4080135706911614" table:style-name="ce109">
            <text:p>5.4</text:p>
          </table:table-cell>
          <table:table-cell table:style-name="ce109"/>
          <table:table-cell office:value-type="float" office:value="5.0596840913521124" table:style-name="ce10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3.6382274749021226" table:style-name="ce40">
            <text:p>3.6</text:p>
          </table:table-cell>
          <table:table-cell table:style-name="ce109"/>
          <table:table-cell office:value-type="float" office:value="3.9780372456683866" table:style-name="ce109">
            <text:p>4.0</text:p>
          </table:table-cell>
          <table:table-cell table:style-name="ce109"/>
          <table:table-cell office:value-type="float" office:value="4.9253565830584929" table:style-name="ce109">
            <text:p>4.9</text:p>
          </table:table-cell>
          <table:table-cell table:style-name="ce109"/>
          <table:table-cell office:value-type="float" office:value="4.954929392014229" table:style-name="ce10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4.2775569040975681" table:style-name="ce40">
            <text:p>4.3</text:p>
          </table:table-cell>
          <table:table-cell table:style-name="ce109"/>
          <table:table-cell office:value-type="float" office:value="4.6569187283454827" table:style-name="ce109">
            <text:p>4.7</text:p>
          </table:table-cell>
          <table:table-cell table:style-name="ce109"/>
          <table:table-cell office:value-type="float" office:value="5.4344678932607522" table:style-name="ce109">
            <text:p>5.4</text:p>
          </table:table-cell>
          <table:table-cell table:style-name="ce109"/>
          <table:table-cell office:value-type="float" office:value="5.2026285434520698" table:style-name="ce10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3.9427645874685391" table:style-name="ce40">
            <text:p>3.9</text:p>
          </table:table-cell>
          <table:table-cell table:style-name="ce107"/>
          <table:table-cell office:value-type="float" office:value="4.6663901054600725" table:style-name="ce107">
            <text:p>4.7</text:p>
          </table:table-cell>
          <table:table-cell table:style-name="ce107"/>
          <table:table-cell office:value-type="float" office:value="5.7226987297073038" table:style-name="ce107">
            <text:p>5.7</text:p>
          </table:table-cell>
          <table:table-cell table:style-name="ce107"/>
          <table:table-cell office:value-type="float" office:value="5.5573868575900853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4.3671339895038797" table:style-name="ce40">
            <text:p>4.4</text:p>
          </table:table-cell>
          <table:table-cell table:style-name="ce109"/>
          <table:table-cell office:value-type="float" office:value="4.7122208998685355" table:style-name="ce109">
            <text:p>4.7</text:p>
          </table:table-cell>
          <table:table-cell table:style-name="ce109"/>
          <table:table-cell office:value-type="float" office:value="5.5486505941003355" table:style-name="ce109">
            <text:p>5.5</text:p>
          </table:table-cell>
          <table:table-cell table:style-name="ce109"/>
          <table:table-cell office:value-type="float" office:value="5.7029193372320544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1.2860010371319008" table:style-name="ce48">
            <text:p>1.3</text:p>
          </table:table-cell>
          <table:table-cell table:style-name="ce106"/>
          <table:table-cell office:value-type="float" office:value="1.4977383514051312" table:style-name="ce106">
            <text:p>1.5</text:p>
          </table:table-cell>
          <table:table-cell table:style-name="ce106"/>
          <table:table-cell office:value-type="float" office:value="1.7490310617839344" table:style-name="ce106">
            <text:p>1.7</text:p>
          </table:table-cell>
          <table:table-cell table:style-name="ce106"/>
          <table:table-cell office:value-type="float" office:value="1.6867613161528239" table:style-name="ce10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3.7979094514581591" table:style-name="ce40">
            <text:p>3.8</text:p>
          </table:table-cell>
          <table:table-cell table:style-name="ce109"/>
          <table:table-cell office:value-type="float" office:value="4.346538344243644" table:style-name="ce109">
            <text:p>4.3</text:p>
          </table:table-cell>
          <table:table-cell table:style-name="ce109"/>
          <table:table-cell office:value-type="float" office:value="5.4747741634039393" table:style-name="ce109">
            <text:p>5.5</text:p>
          </table:table-cell>
          <table:table-cell table:style-name="ce109"/>
          <table:table-cell office:value-type="float" office:value="5.2065547535743555" table:style-name="ce10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3.3228074016438014" table:style-name="ce40">
            <text:p>3.3</text:p>
          </table:table-cell>
          <table:table-cell table:style-name="ce109"/>
          <table:table-cell office:value-type="float" office:value="4.038736874862014" table:style-name="ce109">
            <text:p>4.0</text:p>
          </table:table-cell>
          <table:table-cell table:style-name="ce109"/>
          <table:table-cell office:value-type="float" office:value="5.6213838043185032" table:style-name="ce109">
            <text:p>5.6</text:p>
          </table:table-cell>
          <table:table-cell table:style-name="ce109"/>
          <table:table-cell office:value-type="float" office:value="5.5645984168783631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3.7683695099872572" table:style-name="ce40">
            <text:p>3.8</text:p>
          </table:table-cell>
          <table:table-cell table:style-name="ce109"/>
          <table:table-cell office:value-type="float" office:value="4.7817504432631779" table:style-name="ce109">
            <text:p>4.8</text:p>
          </table:table-cell>
          <table:table-cell table:style-name="ce109"/>
          <table:table-cell office:value-type="float" office:value="5.7793897907880361" table:style-name="ce109">
            <text:p>5.8</text:p>
          </table:table-cell>
          <table:table-cell table:style-name="ce109"/>
          <table:table-cell office:value-type="float" office:value="5.6277332853123312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4.8378575479699588" table:style-name="ce40">
            <text:p>4.8</text:p>
          </table:table-cell>
          <table:table-cell table:style-name="ce109"/>
          <table:table-cell office:value-type="float" office:value="5.0874704941449966" table:style-name="ce109">
            <text:p>5.1</text:p>
          </table:table-cell>
          <table:table-cell table:style-name="ce109"/>
          <table:table-cell office:value-type="float" office:value="5.8673303553896217" table:style-name="ce109">
            <text:p>5.9</text:p>
          </table:table-cell>
          <table:table-cell table:style-name="ce109"/>
          <table:table-cell office:value-type="float" office:value="5.4759007055392885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4.0195489586081106" table:style-name="ce40">
            <text:p>4.0</text:p>
          </table:table-cell>
          <table:table-cell table:style-name="ce109"/>
          <table:table-cell office:value-type="float" office:value="4.7007433853005987" table:style-name="ce109">
            <text:p>4.7</text:p>
          </table:table-cell>
          <table:table-cell table:style-name="ce109"/>
          <table:table-cell office:value-type="float" office:value="5.4679294277871993" table:style-name="ce109">
            <text:p>5.5</text:p>
          </table:table-cell>
          <table:table-cell table:style-name="ce109"/>
          <table:table-cell office:value-type="float" office:value="5.3824114953159752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4.5451656015726645" table:style-name="ce40">
            <text:p>4.5</text:p>
          </table:table-cell>
          <table:table-cell table:style-name="ce109"/>
          <table:table-cell office:value-type="float" office:value="4.9622206294934408" table:style-name="ce109">
            <text:p>5.0</text:p>
          </table:table-cell>
          <table:table-cell table:style-name="ce109"/>
          <table:table-cell office:value-type="float" office:value="5.6720915004778831" table:style-name="ce109">
            <text:p>5.7</text:p>
          </table:table-cell>
          <table:table-cell table:style-name="ce109"/>
          <table:table-cell office:value-type="float" office:value="5.4558889309045675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4.4929431165098617" table:style-name="ce40">
            <text:p>4.5</text:p>
          </table:table-cell>
          <table:table-cell table:style-name="ce109"/>
          <table:table-cell office:value-type="float" office:value="5.077760854481939" table:style-name="ce109">
            <text:p>5.1</text:p>
          </table:table-cell>
          <table:table-cell table:style-name="ce109"/>
          <table:table-cell office:value-type="float" office:value="5.522915051695426" table:style-name="ce109">
            <text:p>5.5</text:p>
          </table:table-cell>
          <table:table-cell table:style-name="ce109"/>
          <table:table-cell office:value-type="float" office:value="5.2417459369865469" table:style-name="ce10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5.0464620035735823" table:style-name="ce40">
            <text:p>5.0</text:p>
          </table:table-cell>
          <table:table-cell table:style-name="ce109"/>
          <table:table-cell office:value-type="float" office:value="5.551289625797617" table:style-name="ce109">
            <text:p>5.6</text:p>
          </table:table-cell>
          <table:table-cell table:style-name="ce109"/>
          <table:table-cell office:value-type="float" office:value="5.9669793089140946" table:style-name="ce109">
            <text:p>6.0</text:p>
          </table:table-cell>
          <table:table-cell table:style-name="ce109"/>
          <table:table-cell office:value-type="float" office:value="5.8167874855433235" table:style-name="ce10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4.2942917899314264" table:style-name="ce40">
            <text:p>4.3</text:p>
          </table:table-cell>
          <table:table-cell table:style-name="ce109"/>
          <table:table-cell office:value-type="float" office:value="4.7326012729373756" table:style-name="ce109">
            <text:p>4.7</text:p>
          </table:table-cell>
          <table:table-cell table:style-name="ce109"/>
          <table:table-cell office:value-type="float" office:value="5.6357786079450634" table:style-name="ce109">
            <text:p>5.6</text:p>
          </table:table-cell>
          <table:table-cell table:style-name="ce109"/>
          <table:table-cell office:value-type="float" office:value="5.0337542732227458" table:style-name="ce10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3.8863578742893812" table:style-name="ce40">
            <text:p>3.9</text:p>
          </table:table-cell>
          <table:table-cell table:style-name="ce107"/>
          <table:table-cell office:value-type="float" office:value="4.8796577785639839" table:style-name="ce107">
            <text:p>4.9</text:p>
          </table:table-cell>
          <table:table-cell table:style-name="ce107"/>
          <table:table-cell office:value-type="float" office:value="5.5504295851536325" table:style-name="ce107">
            <text:p>5.6</text:p>
          </table:table-cell>
          <table:table-cell table:style-name="ce107"/>
          <table:table-cell office:value-type="float" office:value="5.4101904166114432" table:style-name="ce107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4.5166704583990969" table:style-name="ce40">
            <text:p>4.5</text:p>
          </table:table-cell>
          <table:table-cell table:style-name="ce109"/>
          <table:table-cell office:value-type="float" office:value="5.3414807825814314" table:style-name="ce109">
            <text:p>5.3</text:p>
          </table:table-cell>
          <table:table-cell table:style-name="ce109"/>
          <table:table-cell office:value-type="float" office:value="5.9302890176568033" table:style-name="ce109">
            <text:p>5.9</text:p>
          </table:table-cell>
          <table:table-cell table:style-name="ce109"/>
          <table:table-cell office:value-type="float" office:value="5.823865292079244" table:style-name="ce10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1.5702583767344347" table:style-name="ce48">
            <text:p>1.6</text:p>
          </table:table-cell>
          <table:table-cell table:style-name="ce106"/>
          <table:table-cell office:value-type="float" office:value="1.8584095742082973" table:style-name="ce106">
            <text:p>1.9</text:p>
          </table:table-cell>
          <table:table-cell table:style-name="ce106"/>
          <table:table-cell office:value-type="float" office:value="2.1918046063953032" table:style-name="ce106">
            <text:p>2.2</text:p>
          </table:table-cell>
          <table:table-cell table:style-name="ce106"/>
          <table:table-cell office:value-type="float" office:value="2.1177263322001871" table:style-name="ce106">
            <text:p>2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3.6632199594466952" table:style-name="ce40">
            <text:p>3.7</text:p>
          </table:table-cell>
          <table:table-cell table:style-name="ce109"/>
          <table:table-cell office:value-type="float" office:value="4.7390197127777256" table:style-name="ce109">
            <text:p>4.7</text:p>
          </table:table-cell>
          <table:table-cell table:style-name="ce109"/>
          <table:table-cell office:value-type="float" office:value="5.8511902616911975" table:style-name="ce109">
            <text:p>5.9</text:p>
          </table:table-cell>
          <table:table-cell table:style-name="ce109"/>
          <table:table-cell office:value-type="float" office:value="5.8462596126536042" table:style-name="ce10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4.3232736197976074" table:style-name="ce40">
            <text:p>4.3</text:p>
          </table:table-cell>
          <table:table-cell table:style-name="ce109"/>
          <table:table-cell office:value-type="float" office:value="4.7880001610077327" table:style-name="ce109">
            <text:p>4.8</text:p>
          </table:table-cell>
          <table:table-cell table:style-name="ce109"/>
          <table:table-cell office:value-type="float" office:value="5.5168460109119692" table:style-name="ce109">
            <text:p>5.5</text:p>
          </table:table-cell>
          <table:table-cell table:style-name="ce109"/>
          <table:table-cell office:value-type="float" office:value="5.3489680591170208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3.4752671322437867" table:style-name="ce40">
            <text:p>3.5</text:p>
          </table:table-cell>
          <table:table-cell table:style-name="ce109"/>
          <table:table-cell office:value-type="float" office:value="4.7338708901883519" table:style-name="ce109">
            <text:p>4.7</text:p>
          </table:table-cell>
          <table:table-cell table:style-name="ce109"/>
          <table:table-cell office:value-type="float" office:value="5.8835130359154109" table:style-name="ce109">
            <text:p>5.9</text:p>
          </table:table-cell>
          <table:table-cell table:style-name="ce109"/>
          <table:table-cell office:value-type="float" office:value="5.5391604719458591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4.5289618732964438" table:style-name="ce40">
            <text:p>4.5</text:p>
          </table:table-cell>
          <table:table-cell table:style-name="ce109"/>
          <table:table-cell office:value-type="float" office:value="5.1476437826532777" table:style-name="ce109">
            <text:p>5.1</text:p>
          </table:table-cell>
          <table:table-cell table:style-name="ce109"/>
          <table:table-cell office:value-type="float" office:value="5.7797259094420905" table:style-name="ce109">
            <text:p>5.8</text:p>
          </table:table-cell>
          <table:table-cell table:style-name="ce109"/>
          <table:table-cell office:value-type="float" office:value="5.3487604764499652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4.0055066284868213" table:style-name="ce40">
            <text:p>4.0</text:p>
          </table:table-cell>
          <table:table-cell table:style-name="ce109"/>
          <table:table-cell office:value-type="float" office:value="4.6153472150591623" table:style-name="ce109">
            <text:p>4.6</text:p>
          </table:table-cell>
          <table:table-cell table:style-name="ce109"/>
          <table:table-cell office:value-type="float" office:value="5.5189700014939893" table:style-name="ce109">
            <text:p>5.5</text:p>
          </table:table-cell>
          <table:table-cell table:style-name="ce109"/>
          <table:table-cell office:value-type="float" office:value="5.3431338550568528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4.0567978732043875" table:style-name="ce79">
            <text:p>4.1</text:p>
          </table:table-cell>
          <table:table-cell table:style-name="ce111"/>
          <table:table-cell office:value-type="float" office:value="4.8909133206723077" table:style-name="ce111">
            <text:p>4.9</text:p>
          </table:table-cell>
          <table:table-cell table:style-name="ce111"/>
          <table:table-cell office:value-type="float" office:value="5.486677024784453" table:style-name="ce111">
            <text:p>5.5</text:p>
          </table:table-cell>
          <table:table-cell table:style-name="ce111"/>
          <table:table-cell office:value-type="float" office:value="5.2140931379977769" table:style-name="ce111">
            <text:p>5.2</text:p>
          </table:table-cell>
          <table:table-cell table:number-columns-repeated="16375" table:style-name="ce80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3.5075359340250634" table:style-name="ce40">
            <text:p>3.5</text:p>
          </table:table-cell>
          <table:table-cell table:style-name="ce107"/>
          <table:table-cell office:value-type="float" office:value="4.3853374460461003" table:style-name="ce107">
            <text:p>4.4</text:p>
          </table:table-cell>
          <table:table-cell table:style-name="ce107"/>
          <table:table-cell office:value-type="float" office:value="5.6964799901868428" table:style-name="ce107">
            <text:p>5.7</text:p>
          </table:table-cell>
          <table:table-cell table:style-name="ce107"/>
          <table:table-cell office:value-type="float" office:value="5.8663953832816471" table:style-name="ce107">
            <text:p>5.9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0.7136101625303648" table:style-name="ce29">
            <text:p>0.7</text:p>
          </table:table-cell>
          <table:table-cell table:style-name="ce110"/>
          <table:table-cell office:value-type="float" office:value="0.81261742867704267" table:style-name="ce110">
            <text:p>0.8</text:p>
          </table:table-cell>
          <table:table-cell table:style-name="ce110"/>
          <table:table-cell office:value-type="float" office:value="0.93133499002572284" table:style-name="ce110">
            <text:p>0.9</text:p>
          </table:table-cell>
          <table:table-cell table:style-name="ce110"/>
          <table:table-cell office:value-type="float" office:value="0.90115004155551515" table:style-name="ce110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2.9139417275683144" table:style-name="ce48">
            <text:p>2.9</text:p>
          </table:table-cell>
          <table:table-cell table:style-name="ce108"/>
          <table:table-cell office:value-type="float" office:value="3.5445906811329531" table:style-name="ce108">
            <text:p>3.5</text:p>
          </table:table-cell>
          <table:table-cell table:style-name="ce108"/>
          <table:table-cell office:value-type="float" office:value="4.2828679232535194" table:style-name="ce108">
            <text:p>4.3</text:p>
          </table:table-cell>
          <table:table-cell table:style-name="ce108"/>
          <table:table-cell office:value-type="float" office:value="4.3241996931595974" table:style-name="ce108">
            <text:p>4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4.4323966552990086" table:style-name="ce48">
            <text:p>4.4</text:p>
          </table:table-cell>
          <table:table-cell table:style-name="ce108"/>
          <table:table-cell office:value-type="float" office:value="4.9383205420886478" table:style-name="ce108">
            <text:p>4.9</text:p>
          </table:table-cell>
          <table:table-cell table:style-name="ce108"/>
          <table:table-cell office:value-type="float" office:value="5.558997312619546" table:style-name="ce108">
            <text:p>5.6</text:p>
          </table:table-cell>
          <table:table-cell table:style-name="ce108"/>
          <table:table-cell office:value-type="float" office:value="5.2791198511986934" table:style-name="ce108">
            <text:p>5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2.0848311170188483" table:style-name="ce48">
            <text:p>2.1</text:p>
          </table:table-cell>
          <table:table-cell table:style-name="ce108"/>
          <table:table-cell office:value-type="float" office:value="2.3974935016056409" table:style-name="ce108">
            <text:p>2.4</text:p>
          </table:table-cell>
          <table:table-cell table:style-name="ce108"/>
          <table:table-cell office:value-type="float" office:value="2.9175318464513489" table:style-name="ce108">
            <text:p>2.9</text:p>
          </table:table-cell>
          <table:table-cell table:style-name="ce108"/>
          <table:table-cell office:value-type="float" office:value="2.9742437710416789" table:style-name="ce108">
            <text:p>3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3.5096717034440617" table:style-name="ce48">
            <text:p>3.5</text:p>
          </table:table-cell>
          <table:table-cell table:style-name="ce108"/>
          <table:table-cell office:value-type="float" office:value="3.8762098124049293" table:style-name="ce108">
            <text:p>3.9</text:p>
          </table:table-cell>
          <table:table-cell table:style-name="ce108"/>
          <table:table-cell office:value-type="float" office:value="4.0901840979192974" table:style-name="ce108">
            <text:p>4.1</text:p>
          </table:table-cell>
          <table:table-cell table:style-name="ce108"/>
          <table:table-cell office:value-type="float" office:value="3.7202350830488284" table:style-name="ce108">
            <text:p>3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6.2169160252705584" table:style-name="ce48">
            <text:p>6.2</text:p>
          </table:table-cell>
          <table:table-cell table:style-name="ce108"/>
          <table:table-cell office:value-type="float" office:value="6.5474796219658238" table:style-name="ce108">
            <text:p>6.5</text:p>
          </table:table-cell>
          <table:table-cell table:style-name="ce108"/>
          <table:table-cell office:value-type="float" office:value="7.91335963489942" table:style-name="ce108">
            <text:p>7.9</text:p>
          </table:table-cell>
          <table:table-cell table:style-name="ce108"/>
          <table:table-cell office:value-type="float" office:value="8.6958405241113201" table:style-name="ce108">
            <text:p>8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4.687836254893563" table:style-name="ce48">
            <text:p>4.7</text:p>
          </table:table-cell>
          <table:table-cell table:style-name="ce108"/>
          <table:table-cell office:value-type="float" office:value="4.9901054676061207" table:style-name="ce108">
            <text:p>5.0</text:p>
          </table:table-cell>
          <table:table-cell table:style-name="ce108"/>
          <table:table-cell office:value-type="float" office:value="5.7195297728023844" table:style-name="ce108">
            <text:p>5.7</text:p>
          </table:table-cell>
          <table:table-cell table:style-name="ce108"/>
          <table:table-cell office:value-type="float" office:value="5.5351620812428335" table:style-name="ce108">
            <text:p>5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3.4177793261618294" table:style-name="ce48">
            <text:p>3.4</text:p>
          </table:table-cell>
          <table:table-cell table:style-name="ce108"/>
          <table:table-cell office:value-type="float" office:value="3.7744196798724428" table:style-name="ce108">
            <text:p>3.8</text:p>
          </table:table-cell>
          <table:table-cell table:style-name="ce108"/>
          <table:table-cell office:value-type="float" office:value="4.178533235516718" table:style-name="ce108">
            <text:p>4.2</text:p>
          </table:table-cell>
          <table:table-cell table:style-name="ce108"/>
          <table:table-cell office:value-type="float" office:value="4.0958792056816851" table:style-name="ce108">
            <text:p>4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3.0938031926598386" table:style-name="ce48">
            <text:p>3.1</text:p>
          </table:table-cell>
          <table:table-cell table:style-name="ce108"/>
          <table:table-cell office:value-type="float" office:value="4.1498753994327338" table:style-name="ce108">
            <text:p>4.1</text:p>
          </table:table-cell>
          <table:table-cell table:style-name="ce108"/>
          <table:table-cell office:value-type="float" office:value="5.4355371609447589" table:style-name="ce108">
            <text:p>5.4</text:p>
          </table:table-cell>
          <table:table-cell table:style-name="ce108"/>
          <table:table-cell office:value-type="float" office:value="5.4760952342772011" table:style-name="ce108">
            <text:p>5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2.9815010185393565" table:style-name="ce48">
            <text:p>3.0</text:p>
          </table:table-cell>
          <table:table-cell table:style-name="ce108"/>
          <table:table-cell office:value-type="float" office:value="3.300232507055445" table:style-name="ce108">
            <text:p>3.3</text:p>
          </table:table-cell>
          <table:table-cell table:style-name="ce108"/>
          <table:table-cell office:value-type="float" office:value="3.9616381201346638" table:style-name="ce108">
            <text:p>4.0</text:p>
          </table:table-cell>
          <table:table-cell table:style-name="ce108"/>
          <table:table-cell office:value-type="float" office:value="3.7779721567716642" table:style-name="ce108">
            <text:p>3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2.8953892691525818" table:style-name="ce48">
            <text:p>2.9</text:p>
          </table:table-cell>
          <table:table-cell table:style-name="ce108"/>
          <table:table-cell office:value-type="float" office:value="3.3539943183278909" table:style-name="ce108">
            <text:p>3.4</text:p>
          </table:table-cell>
          <table:table-cell table:style-name="ce108"/>
          <table:table-cell office:value-type="float" office:value="4.0623181058944748" table:style-name="ce108">
            <text:p>4.1</text:p>
          </table:table-cell>
          <table:table-cell table:style-name="ce108"/>
          <table:table-cell office:value-type="float" office:value="3.9480354096067094" table:style-name="ce108">
            <text:p>3.9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3.9752311054076062" table:style-name="ce48">
            <text:p>4.0</text:p>
          </table:table-cell>
          <table:table-cell table:style-name="ce108"/>
          <table:table-cell office:value-type="float" office:value="5.1389660985024062" table:style-name="ce108">
            <text:p>5.1</text:p>
          </table:table-cell>
          <table:table-cell table:style-name="ce108"/>
          <table:table-cell office:value-type="float" office:value="5.594080954366393" table:style-name="ce108">
            <text:p>5.6</text:p>
          </table:table-cell>
          <table:table-cell table:style-name="ce108"/>
          <table:table-cell office:value-type="float" office:value="5.4830187571142162" table:style-name="ce108">
            <text:p>5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2.9148515683013021" table:style-name="ce48">
            <text:p>2.9</text:p>
          </table:table-cell>
          <table:table-cell table:style-name="ce106"/>
          <table:table-cell office:value-type="float" office:value="3.330459580896028" table:style-name="ce106">
            <text:p>3.3</text:p>
          </table:table-cell>
          <table:table-cell table:style-name="ce106"/>
          <table:table-cell office:value-type="float" office:value="3.8540086638481688" table:style-name="ce106">
            <text:p>3.9</text:p>
          </table:table-cell>
          <table:table-cell table:style-name="ce106"/>
          <table:table-cell office:value-type="float" office:value="3.7928734327158322" table:style-name="ce106">
            <text:p>3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1.4066738986129534" table:style-name="ce48">
            <text:p>1.4</text:p>
          </table:table-cell>
          <table:table-cell table:style-name="ce106"/>
          <table:table-cell office:value-type="float" office:value="1.715112725378487" table:style-name="ce106">
            <text:p>1.7</text:p>
          </table:table-cell>
          <table:table-cell table:style-name="ce106"/>
          <table:table-cell office:value-type="float" office:value="2.1325942839285794" table:style-name="ce106">
            <text:p>2.1</text:p>
          </table:table-cell>
          <table:table-cell table:style-name="ce106"/>
          <table:table-cell office:value-type="float" office:value="2.1502189516793724" table:style-name="ce106">
            <text:p>2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3.5462931967024769" table:style-name="ce40">
            <text:p>3.5</text:p>
          </table:table-cell>
          <table:table-cell table:style-name="ce109"/>
          <table:table-cell office:value-type="float" office:value="4.5262112502163498" table:style-name="ce109">
            <text:p>4.5</text:p>
          </table:table-cell>
          <table:table-cell table:style-name="ce109"/>
          <table:table-cell office:value-type="float" office:value="5.7075083085191718" table:style-name="ce109">
            <text:p>5.7</text:p>
          </table:table-cell>
          <table:table-cell table:style-name="ce109"/>
          <table:table-cell office:value-type="float" office:value="5.5811635851357675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3.3218761767104921" table:style-name="ce40">
            <text:p>3.3</text:p>
          </table:table-cell>
          <table:table-cell table:style-name="ce109"/>
          <table:table-cell office:value-type="float" office:value="3.9790877010468573" table:style-name="ce109">
            <text:p>4.0</text:p>
          </table:table-cell>
          <table:table-cell table:style-name="ce109"/>
          <table:table-cell office:value-type="float" office:value="5.6059900242594658" table:style-name="ce109">
            <text:p>5.6</text:p>
          </table:table-cell>
          <table:table-cell table:style-name="ce109"/>
          <table:table-cell office:value-type="float" office:value="6.1652536667724744" table:style-name="ce109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3.8423672169789591" table:style-name="ce40">
            <text:p>3.8</text:p>
          </table:table-cell>
          <table:table-cell table:style-name="ce109"/>
          <table:table-cell office:value-type="float" office:value="5.3832919584674848" table:style-name="ce109">
            <text:p>5.4</text:p>
          </table:table-cell>
          <table:table-cell table:style-name="ce109"/>
          <table:table-cell office:value-type="float" office:value="5.7331979031060021" table:style-name="ce109">
            <text:p>5.7</text:p>
          </table:table-cell>
          <table:table-cell table:style-name="ce109"/>
          <table:table-cell office:value-type="float" office:value="5.5569513275213307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4.2314795355257173" table:style-name="ce40">
            <text:p>4.2</text:p>
          </table:table-cell>
          <table:table-cell table:style-name="ce109"/>
          <table:table-cell office:value-type="float" office:value="5.0133362880330328" table:style-name="ce109">
            <text:p>5.0</text:p>
          </table:table-cell>
          <table:table-cell table:style-name="ce109"/>
          <table:table-cell office:value-type="float" office:value="5.7279467681888523" table:style-name="ce109">
            <text:p>5.7</text:p>
          </table:table-cell>
          <table:table-cell table:style-name="ce109"/>
          <table:table-cell office:value-type="float" office:value="5.6323897089252455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4.2317074687475813" table:style-name="ce40">
            <text:p>4.2</text:p>
          </table:table-cell>
          <table:table-cell table:style-name="ce109"/>
          <table:table-cell office:value-type="float" office:value="4.8142949288079055" table:style-name="ce109">
            <text:p>4.8</text:p>
          </table:table-cell>
          <table:table-cell table:style-name="ce109"/>
          <table:table-cell office:value-type="float" office:value="5.4838556149175766" table:style-name="ce109">
            <text:p>5.5</text:p>
          </table:table-cell>
          <table:table-cell table:style-name="ce109"/>
          <table:table-cell office:value-type="float" office:value="5.415695040565133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3.8669666126183611" table:style-name="ce40">
            <text:p>3.9</text:p>
          </table:table-cell>
          <table:table-cell table:style-name="ce109"/>
          <table:table-cell office:value-type="float" office:value="4.5314628694049564" table:style-name="ce109">
            <text:p>4.5</text:p>
          </table:table-cell>
          <table:table-cell table:style-name="ce109"/>
          <table:table-cell office:value-type="float" office:value="5.7421465173702888" table:style-name="ce109">
            <text:p>5.7</text:p>
          </table:table-cell>
          <table:table-cell table:style-name="ce109"/>
          <table:table-cell office:value-type="float" office:value="5.6729839184822497" table:style-name="ce10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4.2625641586483081" table:style-name="ce40">
            <text:p>4.3</text:p>
          </table:table-cell>
          <table:table-cell table:style-name="ce107"/>
          <table:table-cell office:value-type="float" office:value="4.8476515996960128" table:style-name="ce107">
            <text:p>4.8</text:p>
          </table:table-cell>
          <table:table-cell table:style-name="ce107"/>
          <table:table-cell office:value-type="float" office:value="5.542556958185707" table:style-name="ce107">
            <text:p>5.5</text:p>
          </table:table-cell>
          <table:table-cell table:style-name="ce107"/>
          <table:table-cell office:value-type="float" office:value="5.2992599759519088" table:style-name="ce107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3.989496422751404" table:style-name="ce40">
            <text:p>4.0</text:p>
          </table:table-cell>
          <table:table-cell table:style-name="ce109"/>
          <table:table-cell office:value-type="float" office:value="4.6920314660417128" table:style-name="ce109">
            <text:p>4.7</text:p>
          </table:table-cell>
          <table:table-cell table:style-name="ce109"/>
          <table:table-cell office:value-type="float" office:value="5.4938892759134772" table:style-name="ce109">
            <text:p>5.5</text:p>
          </table:table-cell>
          <table:table-cell table:style-name="ce109"/>
          <table:table-cell office:value-type="float" office:value="5.5242343830837815" table:style-name="ce10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1.856262195613001" table:style-name="ce48">
            <text:p>1.9</text:p>
          </table:table-cell>
          <table:table-cell table:style-name="ce106"/>
          <table:table-cell office:value-type="float" office:value="2.0996203008239789" table:style-name="ce106">
            <text:p>2.1</text:p>
          </table:table-cell>
          <table:table-cell table:style-name="ce106"/>
          <table:table-cell office:value-type="float" office:value="2.3557785999211269" table:style-name="ce106">
            <text:p>2.4</text:p>
          </table:table-cell>
          <table:table-cell table:style-name="ce106"/>
          <table:table-cell office:value-type="float" office:value="2.2338465805324006" table:style-name="ce106">
            <text:p>2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4.2443175855488953" table:style-name="ce40">
            <text:p>4.2</text:p>
          </table:table-cell>
          <table:table-cell table:style-name="ce109"/>
          <table:table-cell office:value-type="float" office:value="5.1793305748312202" table:style-name="ce109">
            <text:p>5.2</text:p>
          </table:table-cell>
          <table:table-cell table:style-name="ce109"/>
          <table:table-cell office:value-type="float" office:value="5.5057955556781941" table:style-name="ce109">
            <text:p>5.5</text:p>
          </table:table-cell>
          <table:table-cell table:style-name="ce109"/>
          <table:table-cell office:value-type="float" office:value="5.2226344127804358" table:style-name="ce10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4.0267881284657854" table:style-name="ce40">
            <text:p>4.0</text:p>
          </table:table-cell>
          <table:table-cell table:style-name="ce109"/>
          <table:table-cell office:value-type="float" office:value="4.817742661518432" table:style-name="ce109">
            <text:p>4.8</text:p>
          </table:table-cell>
          <table:table-cell table:style-name="ce109"/>
          <table:table-cell office:value-type="float" office:value="5.476248046470511" table:style-name="ce109">
            <text:p>5.5</text:p>
          </table:table-cell>
          <table:table-cell table:style-name="ce109"/>
          <table:table-cell office:value-type="float" office:value="4.8876249045736841" table:style-name="ce109">
            <text:p>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4.5612604330093509" table:style-name="ce40">
            <text:p>4.6</text:p>
          </table:table-cell>
          <table:table-cell table:style-name="ce109"/>
          <table:table-cell office:value-type="float" office:value="4.8624521870248234" table:style-name="ce109">
            <text:p>4.9</text:p>
          </table:table-cell>
          <table:table-cell table:style-name="ce109"/>
          <table:table-cell office:value-type="float" office:value="5.6303281696648444" table:style-name="ce109">
            <text:p>5.6</text:p>
          </table:table-cell>
          <table:table-cell table:style-name="ce109"/>
          <table:table-cell office:value-type="float" office:value="5.443005506583809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3.6080326633491921" table:style-name="ce40">
            <text:p>3.6</text:p>
          </table:table-cell>
          <table:table-cell table:style-name="ce109"/>
          <table:table-cell office:value-type="float" office:value="4.5737495218507451" table:style-name="ce109">
            <text:p>4.6</text:p>
          </table:table-cell>
          <table:table-cell table:style-name="ce109"/>
          <table:table-cell office:value-type="float" office:value="5.5674508099328168" table:style-name="ce109">
            <text:p>5.6</text:p>
          </table:table-cell>
          <table:table-cell table:style-name="ce109"/>
          <table:table-cell office:value-type="float" office:value="5.6254162149306284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4.8153084010665426" table:style-name="ce40">
            <text:p>4.8</text:p>
          </table:table-cell>
          <table:table-cell table:style-name="ce107"/>
          <table:table-cell office:value-type="float" office:value="5.2569409950868344" table:style-name="ce107">
            <text:p>5.3</text:p>
          </table:table-cell>
          <table:table-cell table:style-name="ce107"/>
          <table:table-cell office:value-type="float" office:value="5.5225448920413758" table:style-name="ce107">
            <text:p>5.5</text:p>
          </table:table-cell>
          <table:table-cell table:style-name="ce107"/>
          <table:table-cell office:value-type="float" office:value="5.136568512818263" table:style-name="ce107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3.9637080320300555" table:style-name="ce40">
            <text:p>4.0</text:p>
          </table:table-cell>
          <table:table-cell table:style-name="ce109"/>
          <table:table-cell office:value-type="float" office:value="4.4107621664477019" table:style-name="ce109">
            <text:p>4.4</text:p>
          </table:table-cell>
          <table:table-cell table:style-name="ce109"/>
          <table:table-cell office:value-type="float" office:value="5.5400504428685053" table:style-name="ce109">
            <text:p>5.5</text:p>
          </table:table-cell>
          <table:table-cell table:style-name="ce109"/>
          <table:table-cell office:value-type="float" office:value="5.6313446828195781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1.7767682800050699" table:style-name="ce48">
            <text:p>1.8</text:p>
          </table:table-cell>
          <table:table-cell table:style-name="ce106"/>
          <table:table-cell office:value-type="float" office:value="2.0940176385822018" table:style-name="ce106">
            <text:p>2.1</text:p>
          </table:table-cell>
          <table:table-cell table:style-name="ce106"/>
          <table:table-cell office:value-type="float" office:value="2.3186971586617586" table:style-name="ce106">
            <text:p>2.3</text:p>
          </table:table-cell>
          <table:table-cell table:style-name="ce106"/>
          <table:table-cell office:value-type="float" office:value="2.246295243165247" table:style-name="ce106">
            <text:p>2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4.0147917154520592" table:style-name="ce40">
            <text:p>4.0</text:p>
          </table:table-cell>
          <table:table-cell table:style-name="ce109"/>
          <table:table-cell office:value-type="float" office:value="5.0673282099717554" table:style-name="ce109">
            <text:p>5.1</text:p>
          </table:table-cell>
          <table:table-cell table:style-name="ce109"/>
          <table:table-cell office:value-type="float" office:value="5.7014378156342254" table:style-name="ce109">
            <text:p>5.7</text:p>
          </table:table-cell>
          <table:table-cell table:style-name="ce109"/>
          <table:table-cell office:value-type="float" office:value="5.6376411408574576" table:style-name="ce10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3.9961907319943313" table:style-name="ce40">
            <text:p>4.0</text:p>
          </table:table-cell>
          <table:table-cell table:style-name="ce109"/>
          <table:table-cell office:value-type="float" office:value="4.8429221299124308" table:style-name="ce109">
            <text:p>4.8</text:p>
          </table:table-cell>
          <table:table-cell table:style-name="ce109"/>
          <table:table-cell office:value-type="float" office:value="5.5229111797503396" table:style-name="ce109">
            <text:p>5.5</text:p>
          </table:table-cell>
          <table:table-cell table:style-name="ce109"/>
          <table:table-cell office:value-type="float" office:value="5.3595095831108051" table:style-name="ce10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4.8811673946555389" table:style-name="ce40">
            <text:p>4.9</text:p>
          </table:table-cell>
          <table:table-cell table:style-name="ce109"/>
          <table:table-cell office:value-type="float" office:value="5.2209645923236732" table:style-name="ce109">
            <text:p>5.2</text:p>
          </table:table-cell>
          <table:table-cell table:style-name="ce109"/>
          <table:table-cell office:value-type="float" office:value="5.8269026495170353" table:style-name="ce109">
            <text:p>5.8</text:p>
          </table:table-cell>
          <table:table-cell table:style-name="ce109"/>
          <table:table-cell office:value-type="float" office:value="5.8138800675002269" table:style-name="ce10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4.0099239542445204" table:style-name="ce40">
            <text:p>4.0</text:p>
          </table:table-cell>
          <table:table-cell table:style-name="ce109"/>
          <table:table-cell office:value-type="float" office:value="4.993702764338992" table:style-name="ce109">
            <text:p>5.0</text:p>
          </table:table-cell>
          <table:table-cell table:style-name="ce109"/>
          <table:table-cell office:value-type="float" office:value="5.3268208757201503" table:style-name="ce109">
            <text:p>5.3</text:p>
          </table:table-cell>
          <table:table-cell table:style-name="ce109"/>
          <table:table-cell office:value-type="float" office:value="4.9593364672224975" table:style-name="ce109">
            <text:p>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4.7468305313060011" table:style-name="ce40">
            <text:p>4.7</text:p>
          </table:table-cell>
          <table:table-cell table:style-name="ce107"/>
          <table:table-cell office:value-type="float" office:value="5.4264248876651822" table:style-name="ce107">
            <text:p>5.4</text:p>
          </table:table-cell>
          <table:table-cell table:style-name="ce107"/>
          <table:table-cell office:value-type="float" office:value="5.7994287341426869" table:style-name="ce107">
            <text:p>5.8</text:p>
          </table:table-cell>
          <table:table-cell table:style-name="ce107"/>
          <table:table-cell office:value-type="float" office:value="5.615861426088653" table:style-name="ce10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4.2059012662592927" table:style-name="ce40">
            <text:p>4.2</text:p>
          </table:table-cell>
          <table:table-cell table:style-name="ce109"/>
          <table:table-cell office:value-type="float" office:value="4.7125940622076312" table:style-name="ce109">
            <text:p>4.7</text:p>
          </table:table-cell>
          <table:table-cell table:style-name="ce109"/>
          <table:table-cell office:value-type="float" office:value="5.4067595442836183" table:style-name="ce109">
            <text:p>5.4</text:p>
          </table:table-cell>
          <table:table-cell table:style-name="ce109"/>
          <table:table-cell office:value-type="float" office:value="5.2837628679643922" table:style-name="ce10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2.0404231853557109" table:style-name="ce48">
            <text:p>2.0</text:p>
          </table:table-cell>
          <table:table-cell table:style-name="ce106"/>
          <table:table-cell office:value-type="float" office:value="2.2903695391389589" table:style-name="ce106">
            <text:p>2.3</text:p>
          </table:table-cell>
          <table:table-cell table:style-name="ce106"/>
          <table:table-cell office:value-type="float" office:value="2.6587272007838783" table:style-name="ce106">
            <text:p>2.7</text:p>
          </table:table-cell>
          <table:table-cell table:style-name="ce106"/>
          <table:table-cell office:value-type="float" office:value="2.5906179029981322" table:style-name="ce106">
            <text:p>2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4.5995144140731803" table:style-name="ce74">
            <text:p>4.6</text:p>
          </table:table-cell>
          <table:table-cell table:style-name="ce102"/>
          <table:table-cell office:value-type="float" office:value="5.2855813424679159" table:style-name="ce102">
            <text:p>5.3</text:p>
          </table:table-cell>
          <table:table-cell table:style-name="ce102"/>
          <table:table-cell office:value-type="float" office:value="5.7046713859188909" table:style-name="ce102">
            <text:p>5.7</text:p>
          </table:table-cell>
          <table:table-cell table:style-name="ce102"/>
          <table:table-cell office:value-type="float" office:value="5.6416863724066566" table:style-name="ce10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4.5901143174564947" table:style-name="ce74">
            <text:p>4.6</text:p>
          </table:table-cell>
          <table:table-cell table:style-name="ce102"/>
          <table:table-cell office:value-type="float" office:value="5.039679112767903" table:style-name="ce102">
            <text:p>5.0</text:p>
          </table:table-cell>
          <table:table-cell table:style-name="ce102"/>
          <table:table-cell office:value-type="float" office:value="5.6679079798998941" table:style-name="ce102">
            <text:p>5.7</text:p>
          </table:table-cell>
          <table:table-cell table:style-name="ce102"/>
          <table:table-cell office:value-type="float" office:value="5.4251790636412718" table:style-name="ce10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4.3190392438591241" table:style-name="ce74">
            <text:p>4.3</text:p>
          </table:table-cell>
          <table:table-cell table:style-name="ce102"/>
          <table:table-cell office:value-type="float" office:value="4.7225055385192167" table:style-name="ce102">
            <text:p>4.7</text:p>
          </table:table-cell>
          <table:table-cell table:style-name="ce102"/>
          <table:table-cell office:value-type="float" office:value="5.4574865769544125" table:style-name="ce102">
            <text:p>5.5</text:p>
          </table:table-cell>
          <table:table-cell table:style-name="ce102"/>
          <table:table-cell office:value-type="float" office:value="5.2508629861815592" table:style-name="ce102">
            <text:p>5.3</text:p>
          </table:table-cell>
          <table:table-cell table:number-columns-repeated="16375" table:style-name="ce75"/>
        </table:table-row>
        <table:table-row table:style-name="ro12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3.4236516266538453" table:style-name="ce74">
            <text:p>3.4</text:p>
          </table:table-cell>
          <table:table-cell table:style-name="ce81"/>
          <table:table-cell office:value-type="float" office:value="4.1176674506063886" table:style-name="ce102">
            <text:p>4.1</text:p>
          </table:table-cell>
          <table:table-cell table:style-name="ce81"/>
          <table:table-cell office:value-type="float" office:value="5.4427090857688381" table:style-name="ce102">
            <text:p>5.4</text:p>
          </table:table-cell>
          <table:table-cell table:style-name="ce81"/>
          <table:table-cell office:value-type="float" office:value="5.5000732215629453" table:style-name="ce102">
            <text:p>5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3.6942839154098683" table:style-name="ce74">
            <text:p>3.7</text:p>
          </table:table-cell>
          <table:table-cell table:style-name="ce82"/>
          <table:table-cell office:value-type="float" office:value="4.2653921411217377" table:style-name="ce102">
            <text:p>4.3</text:p>
          </table:table-cell>
          <table:table-cell table:style-name="ce82"/>
          <table:table-cell office:value-type="float" office:value="5.6042093634965484" table:style-name="ce102">
            <text:p>5.6</text:p>
          </table:table-cell>
          <table:table-cell table:style-name="ce82"/>
          <table:table-cell office:value-type="float" office:value="5.867710374273666" table:style-name="ce102">
            <text:p>5.9</text:p>
          </table:table-cell>
          <table:table-cell table:number-columns-repeated="16375"/>
        </table:table-row>
        <table:table-row table:style-name="ro10">
          <table:table-cell table:style-name="ce83"/>
          <table:table-cell table:style-name="ce84"/>
          <table:table-cell table:style-name="ce85"/>
          <table:table-cell table:number-columns-repeated="6" table:style-name="ce86"/>
          <table:table-cell table:number-columns-repeated="16375" table:style-name="ce87"/>
        </table:table-row>
        <table:table-row table:style-name="ro11">
          <table:table-cell office:value-type="string" table:style-name="ce88">
            <text:p>1 "Walking" in this table refers to any continuous walk of over 10 minutes, irrespective of purpose.</text:p>
          </table:table-cell>
          <table:table-cell table:style-name="ce39"/>
          <table:table-cell table:style-name="ce54"/>
          <table:table-cell table:number-columns-repeated="6" table:style-name="ce89"/>
          <table:table-cell table:number-columns-repeated="16375"/>
        </table:table-row>
        <table:table-row table:style-name="ro12">
          <table:table-cell office:value-type="string" table:style-name="ce5">
            <text:p>2 "Cycling" in this table refers to any cycling, irrespective of length or purpos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3 These statistics cover the time period mid-November 2016 to mid-November 2017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4 Results are grouped according to the area where respondents live, which may not be the same as the area where they walk or cycl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5 Sample sizes for the Isles of Scilly and City of London are very small so <text:s/>the confidence intervals are wider for these local authorities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table:style-name="ce2"/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8">
            <text:p>Source: Active Lives Survey - Sport England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Last updated: August 2018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Next update: Summer 2019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table:number-columns-repeated="16384"/>
        </table:table-row>
        <table:table-row table:style-name="ro12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0">
            <text:p>Telephone: 020 7944 3077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</table:table>
      <table:table table:name="CW0301_1516" table:style-name="ta3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4" table:default-cell-style-name="ce55"/>
        <table:table-column table:style-name="co3" table:default-cell-style-name="ce5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38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4" table:default-cell-style-name="ce5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5" table:number-columns-repeated="247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2" table:style-name="ce3"/>
          <table:table-cell table:number-columns-repeated="5" table:style-name="ce4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</text:p>
          </table:table-cell>
          <table:table-cell table:style-name="ce2"/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9">
            <text:p>Proportion of adults who do any walking<text:span text:style-name="T2">1</text:span><text:s/>or cycling<text:span text:style-name="T2">2</text:span>, for any purpose, by frequency and local authority, England, 2015-2016<text:span text:style-name="T2">3</text:span></text:p>
          </table:table-cell>
          <table:table-cell table:style-name="ce10"/>
          <table:table-cell table:number-columns-repeated="7" table:style-name="ce11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number-columns-repeated="6" table:style-name="ce17"/>
          <table:table-cell office:value-type="string" table:style-name="ce18">
            <text:p>Percentage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1">
            <text:p>Once per month</text:p>
          </table:table-cell>
          <table:table-cell table:style-name="ce22"/>
          <table:table-cell office:value-type="string" table:style-name="ce21">
            <text:p>Once per week</text:p>
          </table:table-cell>
          <table:table-cell table:style-name="ce22"/>
          <table:table-cell office:value-type="string" table:style-name="ce21">
            <text:p>Three times per week</text:p>
          </table:table-cell>
          <table:table-cell table:style-name="ce22"/>
          <table:table-cell office:value-type="string" table:style-name="ce21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style-name="ce25"/>
          <table:table-cell office:value-type="string" table:style-name="ce25">
            <text:p>2015-1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78.974500000000006" table:style-name="ce29">
            <text:p>79.0</text:p>
          </table:table-cell>
          <table:table-cell table:style-name="ce29"/>
          <table:table-cell office:value-type="float" office:value="70.502899999999997" table:style-name="ce29">
            <text:p>70.5</text:p>
          </table:table-cell>
          <table:table-cell table:style-name="ce29"/>
          <table:table-cell office:value-type="float" office:value="45.712899999999998" table:style-name="ce29">
            <text:p>45.7</text:p>
          </table:table-cell>
          <table:table-cell table:style-name="ce29"/>
          <table:table-cell office:value-type="float" office:value="34.234700000000004" table:style-name="ce29">
            <text:p>34.2</text:p>
          </table:table-cell>
          <table:table-cell table:number-columns-repeated="16375" table:style-name="ce30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77.257400000000004" table:style-name="ce29">
            <text:p>77.3</text:p>
          </table:table-cell>
          <table:table-cell table:style-name="ce29"/>
          <table:table-cell office:value-type="float" office:value="69.124200000000002" table:style-name="ce29">
            <text:p>69.1</text:p>
          </table:table-cell>
          <table:table-cell table:style-name="ce29"/>
          <table:table-cell office:value-type="float" office:value="43.482399999999998" table:style-name="ce29">
            <text:p>43.5</text:p>
          </table:table-cell>
          <table:table-cell table:style-name="ce29"/>
          <table:table-cell office:value-type="float" office:value="32.901599999999995" table:style-name="ce29">
            <text:p>32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76.877499999999998" table:style-name="ce35">
            <text:p>76.9</text:p>
          </table:table-cell>
          <table:table-cell table:style-name="ce35"/>
          <table:table-cell office:value-type="float" office:value="68.500399999999999" table:style-name="ce35">
            <text:p>68.5</text:p>
          </table:table-cell>
          <table:table-cell table:style-name="ce35"/>
          <table:table-cell office:value-type="float" office:value="41.163600000000002" table:style-name="ce35">
            <text:p>41.2</text:p>
          </table:table-cell>
          <table:table-cell table:style-name="ce35"/>
          <table:table-cell office:value-type="float" office:value="32.739600000000003" table:style-name="ce35">
            <text:p>32.7</text:p>
          </table:table-cell>
          <table:table-cell table:number-columns-repeated="16375"/>
        </table:table-row>
        <table:table-row table:style-name="ro8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77.632900000000006" table:style-name="ce35">
            <text:p>77.6</text:p>
          </table:table-cell>
          <table:table-cell table:style-name="ce35"/>
          <table:table-cell office:value-type="float" office:value="73.484499999999997" table:style-name="ce35">
            <text:p>73.5</text:p>
          </table:table-cell>
          <table:table-cell table:style-name="ce35"/>
          <table:table-cell office:value-type="float" office:value="50.154299999999999" table:style-name="ce35">
            <text:p>50.2</text:p>
          </table:table-cell>
          <table:table-cell table:style-name="ce35"/>
          <table:table-cell office:value-type="float" office:value="38.677399999999999" table:style-name="ce35">
            <text:p>38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76.491500000000002" table:style-name="ce35">
            <text:p>76.5</text:p>
          </table:table-cell>
          <table:table-cell table:style-name="ce35"/>
          <table:table-cell office:value-type="float" office:value="68.113399999999999" table:style-name="ce35">
            <text:p>68.1</text:p>
          </table:table-cell>
          <table:table-cell table:style-name="ce35"/>
          <table:table-cell office:value-type="float" office:value="41.4495" table:style-name="ce35">
            <text:p>41.4</text:p>
          </table:table-cell>
          <table:table-cell table:style-name="ce35"/>
          <table:table-cell office:value-type="float" office:value="32.132100000000001" table:style-name="ce35">
            <text:p>32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75.692300000000003" table:style-name="ce35">
            <text:p>75.7</text:p>
          </table:table-cell>
          <table:table-cell table:style-name="ce35"/>
          <table:table-cell office:value-type="float" office:value="66.821299999999994" table:style-name="ce35">
            <text:p>66.8</text:p>
          </table:table-cell>
          <table:table-cell table:style-name="ce35"/>
          <table:table-cell office:value-type="float" office:value="41.753099999999996" table:style-name="ce35">
            <text:p>41.8</text:p>
          </table:table-cell>
          <table:table-cell table:style-name="ce35"/>
          <table:table-cell office:value-type="float" office:value="31.919399999999996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78.895800000000008" table:style-name="ce35">
            <text:p>78.9</text:p>
          </table:table-cell>
          <table:table-cell table:style-name="ce35"/>
          <table:table-cell office:value-type="float" office:value="71.692300000000003" table:style-name="ce35">
            <text:p>71.7</text:p>
          </table:table-cell>
          <table:table-cell table:style-name="ce35"/>
          <table:table-cell office:value-type="float" office:value="47.034500000000001" table:style-name="ce35">
            <text:p>47.0</text:p>
          </table:table-cell>
          <table:table-cell table:style-name="ce35"/>
          <table:table-cell office:value-type="float" office:value="33.117400000000004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78.051099999999991" table:style-name="ce35">
            <text:p>78.1</text:p>
          </table:table-cell>
          <table:table-cell table:style-name="ce35"/>
          <table:table-cell office:value-type="float" office:value="70.329099999999997" table:style-name="ce35">
            <text:p>70.3</text:p>
          </table:table-cell>
          <table:table-cell table:style-name="ce35"/>
          <table:table-cell office:value-type="float" office:value="45.8643" table:style-name="ce35">
            <text:p>45.9</text:p>
          </table:table-cell>
          <table:table-cell table:style-name="ce35"/>
          <table:table-cell office:value-type="float" office:value="34.904499999999999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78.815799999999996" table:style-name="ce35">
            <text:p>78.8</text:p>
          </table:table-cell>
          <table:table-cell table:style-name="ce35"/>
          <table:table-cell office:value-type="float" office:value="67.656400000000005" table:style-name="ce35">
            <text:p>67.7</text:p>
          </table:table-cell>
          <table:table-cell table:style-name="ce35"/>
          <table:table-cell office:value-type="float" office:value="41.480600000000003" table:style-name="ce35">
            <text:p>41.5</text:p>
          </table:table-cell>
          <table:table-cell table:style-name="ce35"/>
          <table:table-cell office:value-type="float" office:value="30.672300000000003" table:style-name="ce35">
            <text:p>30.7</text:p>
          </table:table-cell>
          <table:table-cell table:number-columns-repeated="16375"/>
        </table:table-row>
        <table:table-row table:style-name="ro9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76.81519999999999" table:style-name="ce35">
            <text:p>76.8</text:p>
          </table:table-cell>
          <table:table-cell table:style-name="ce35"/>
          <table:table-cell office:value-type="float" office:value="68.742499999999993" table:style-name="ce35">
            <text:p>68.7</text:p>
          </table:table-cell>
          <table:table-cell table:style-name="ce35"/>
          <table:table-cell office:value-type="float" office:value="43.357199999999999" table:style-name="ce35">
            <text:p>43.4</text:p>
          </table:table-cell>
          <table:table-cell table:style-name="ce35"/>
          <table:table-cell office:value-type="float" office:value="32.700000000000003" table:style-name="ce35">
            <text:p>3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76.660899999999998" table:style-name="ce40">
            <text:p>76.7</text:p>
          </table:table-cell>
          <table:table-cell table:style-name="ce40"/>
          <table:table-cell office:value-type="float" office:value="68.722499999999997" table:style-name="ce40">
            <text:p>68.7</text:p>
          </table:table-cell>
          <table:table-cell table:style-name="ce40"/>
          <table:table-cell office:value-type="float" office:value="35.380400000000002" table:style-name="ce40">
            <text:p>35.4</text:p>
          </table:table-cell>
          <table:table-cell table:style-name="ce40"/>
          <table:table-cell office:value-type="float" office:value="25.011299999999999" table:style-name="ce40">
            <text:p>2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80.744399999999999" table:style-name="ce40">
            <text:p>80.7</text:p>
          </table:table-cell>
          <table:table-cell table:style-name="ce40"/>
          <table:table-cell office:value-type="float" office:value="72.195099999999996" table:style-name="ce40">
            <text:p>72.2</text:p>
          </table:table-cell>
          <table:table-cell table:style-name="ce40"/>
          <table:table-cell office:value-type="float" office:value="48.197800000000001" table:style-name="ce40">
            <text:p>48.2</text:p>
          </table:table-cell>
          <table:table-cell table:style-name="ce40"/>
          <table:table-cell office:value-type="float" office:value="36.909799999999997" table:style-name="ce40">
            <text:p>3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79.169699999999992" table:style-name="ce40">
            <text:p>79.2</text:p>
          </table:table-cell>
          <table:table-cell table:style-name="ce40"/>
          <table:table-cell office:value-type="float" office:value="72.03779999999999" table:style-name="ce40">
            <text:p>72.0</text:p>
          </table:table-cell>
          <table:table-cell table:style-name="ce40"/>
          <table:table-cell office:value-type="float" office:value="48.181100000000001" table:style-name="ce40">
            <text:p>48.2</text:p>
          </table:table-cell>
          <table:table-cell table:style-name="ce40"/>
          <table:table-cell office:value-type="float" office:value="39.163399999999996" table:style-name="ce40">
            <text:p>3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73.7102" table:style-name="ce40">
            <text:p>73.7</text:p>
          </table:table-cell>
          <table:table-cell table:style-name="ce40"/>
          <table:table-cell office:value-type="float" office:value="67.147599999999997" table:style-name="ce40">
            <text:p>67.1</text:p>
          </table:table-cell>
          <table:table-cell table:style-name="ce40"/>
          <table:table-cell office:value-type="float" office:value="43.371700000000004" table:style-name="ce40">
            <text:p>43.4</text:p>
          </table:table-cell>
          <table:table-cell table:style-name="ce40"/>
          <table:table-cell office:value-type="float" office:value="31.816499999999998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72.706800000000001" table:style-name="ce40">
            <text:p>72.7</text:p>
          </table:table-cell>
          <table:table-cell table:style-name="ce40"/>
          <table:table-cell office:value-type="float" office:value="63.543999999999997" table:style-name="ce40">
            <text:p>63.5</text:p>
          </table:table-cell>
          <table:table-cell table:style-name="ce40"/>
          <table:table-cell office:value-type="float" office:value="40.420999999999999" table:style-name="ce40">
            <text:p>40.4</text:p>
          </table:table-cell>
          <table:table-cell table:style-name="ce40"/>
          <table:table-cell office:value-type="float" office:value="29.513400000000001" table:style-name="ce40">
            <text:p>29.5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77.176299999999998" table:style-name="ce29">
            <text:p>77.2</text:p>
          </table:table-cell>
          <table:table-cell table:style-name="ce29"/>
          <table:table-cell office:value-type="float" office:value="67.922800000000009" table:style-name="ce29">
            <text:p>67.9</text:p>
          </table:table-cell>
          <table:table-cell table:style-name="ce29"/>
          <table:table-cell office:value-type="float" office:value="42.349299999999999" table:style-name="ce29">
            <text:p>42.3</text:p>
          </table:table-cell>
          <table:table-cell table:style-name="ce29"/>
          <table:table-cell office:value-type="float" office:value="31.082500000000003" table:style-name="ce29">
            <text:p>31.1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8.852100000000007" table:style-name="ce35">
            <text:p>68.9</text:p>
          </table:table-cell>
          <table:table-cell table:style-name="ce35"/>
          <table:table-cell office:value-type="float" office:value="58.808999999999997" table:style-name="ce35">
            <text:p>58.8</text:p>
          </table:table-cell>
          <table:table-cell table:style-name="ce35"/>
          <table:table-cell office:value-type="float" office:value="37.535800000000002" table:style-name="ce35">
            <text:p>37.5</text:p>
          </table:table-cell>
          <table:table-cell table:style-name="ce35"/>
          <table:table-cell office:value-type="float" office:value="24.556800000000003" table:style-name="ce35">
            <text:p>24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72.8309" table:style-name="ce35">
            <text:p>72.8</text:p>
          </table:table-cell>
          <table:table-cell table:style-name="ce35"/>
          <table:table-cell office:value-type="float" office:value="64.358000000000004" table:style-name="ce35">
            <text:p>64.4</text:p>
          </table:table-cell>
          <table:table-cell table:style-name="ce35"/>
          <table:table-cell office:value-type="float" office:value="41.366199999999999" table:style-name="ce35">
            <text:p>41.4</text:p>
          </table:table-cell>
          <table:table-cell table:style-name="ce35"/>
          <table:table-cell office:value-type="float" office:value="34.543800000000005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78.770399999999995" table:style-name="ce35">
            <text:p>78.8</text:p>
          </table:table-cell>
          <table:table-cell table:style-name="ce35"/>
          <table:table-cell office:value-type="float" office:value="68.340100000000007" table:style-name="ce35">
            <text:p>68.3</text:p>
          </table:table-cell>
          <table:table-cell table:style-name="ce35"/>
          <table:table-cell office:value-type="float" office:value="38.126100000000001" table:style-name="ce35">
            <text:p>38.1</text:p>
          </table:table-cell>
          <table:table-cell table:style-name="ce35"/>
          <table:table-cell office:value-type="float" office:value="25.880199999999999" table:style-name="ce35">
            <text:p>2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79.576300000000003" table:style-name="ce35">
            <text:p>79.6</text:p>
          </table:table-cell>
          <table:table-cell table:style-name="ce35"/>
          <table:table-cell office:value-type="float" office:value="72.056200000000004" table:style-name="ce35">
            <text:p>72.1</text:p>
          </table:table-cell>
          <table:table-cell table:style-name="ce35"/>
          <table:table-cell office:value-type="float" office:value="46.4574" table:style-name="ce35">
            <text:p>46.5</text:p>
          </table:table-cell>
          <table:table-cell table:style-name="ce35"/>
          <table:table-cell office:value-type="float" office:value="33.522600000000004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79.049899999999994" table:style-name="ce35">
            <text:p>79.0</text:p>
          </table:table-cell>
          <table:table-cell table:style-name="ce35"/>
          <table:table-cell office:value-type="float" office:value="68.013500000000008" table:style-name="ce35">
            <text:p>68.0</text:p>
          </table:table-cell>
          <table:table-cell table:style-name="ce35"/>
          <table:table-cell office:value-type="float" office:value="42.443599999999996" table:style-name="ce35">
            <text:p>42.4</text:p>
          </table:table-cell>
          <table:table-cell table:style-name="ce35"/>
          <table:table-cell office:value-type="float" office:value="31.806800000000003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79.059899999999999" table:style-name="ce35">
            <text:p>79.1</text:p>
          </table:table-cell>
          <table:table-cell table:style-name="ce35"/>
          <table:table-cell office:value-type="float" office:value="69.053100000000001" table:style-name="ce35">
            <text:p>69.1</text:p>
          </table:table-cell>
          <table:table-cell table:style-name="ce35"/>
          <table:table-cell office:value-type="float" office:value="44.141500000000001" table:style-name="ce35">
            <text:p>44.1</text:p>
          </table:table-cell>
          <table:table-cell table:style-name="ce35"/>
          <table:table-cell office:value-type="float" office:value="29.1752" table:style-name="ce35">
            <text:p>29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79.478499999999997" table:style-name="ce35">
            <text:p>79.5</text:p>
          </table:table-cell>
          <table:table-cell table:style-name="ce35"/>
          <table:table-cell office:value-type="float" office:value="71.534499999999994" table:style-name="ce35">
            <text:p>71.5</text:p>
          </table:table-cell>
          <table:table-cell table:style-name="ce35"/>
          <table:table-cell office:value-type="float" office:value="47.0535" table:style-name="ce35">
            <text:p>47.1</text:p>
          </table:table-cell>
          <table:table-cell table:style-name="ce35"/>
          <table:table-cell office:value-type="float" office:value="34.951900000000002" table:style-name="ce35">
            <text:p>35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79.408500000000004" table:style-name="ce40">
            <text:p>79.4</text:p>
          </table:table-cell>
          <table:table-cell table:style-name="ce40"/>
          <table:table-cell office:value-type="float" office:value="72.831500000000005" table:style-name="ce40">
            <text:p>72.8</text:p>
          </table:table-cell>
          <table:table-cell table:style-name="ce40"/>
          <table:table-cell office:value-type="float" office:value="48.948399999999999" table:style-name="ce40">
            <text:p>48.9</text:p>
          </table:table-cell>
          <table:table-cell table:style-name="ce40"/>
          <table:table-cell office:value-type="float" office:value="36.664499999999997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78.412599999999998" table:style-name="ce40">
            <text:p>78.4</text:p>
          </table:table-cell>
          <table:table-cell table:style-name="ce40"/>
          <table:table-cell office:value-type="float" office:value="66.790000000000006" table:style-name="ce40">
            <text:p>66.8</text:p>
          </table:table-cell>
          <table:table-cell table:style-name="ce40"/>
          <table:table-cell office:value-type="float" office:value="41.186799999999998" table:style-name="ce40">
            <text:p>41.2</text:p>
          </table:table-cell>
          <table:table-cell table:style-name="ce40"/>
          <table:table-cell office:value-type="float" office:value="30.253200000000003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77.390699999999995" table:style-name="ce40">
            <text:p>77.4</text:p>
          </table:table-cell>
          <table:table-cell table:style-name="ce40"/>
          <table:table-cell office:value-type="float" office:value="69.298199999999994" table:style-name="ce40">
            <text:p>69.3</text:p>
          </table:table-cell>
          <table:table-cell table:style-name="ce40"/>
          <table:table-cell office:value-type="float" office:value="43.420199999999994" table:style-name="ce40">
            <text:p>43.4</text:p>
          </table:table-cell>
          <table:table-cell table:style-name="ce40"/>
          <table:table-cell office:value-type="float" office:value="33.1186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77.304000000000002" table:style-name="ce40">
            <text:p>77.3</text:p>
          </table:table-cell>
          <table:table-cell table:style-name="ce40"/>
          <table:table-cell office:value-type="float" office:value="69.521699999999996" table:style-name="ce40">
            <text:p>69.5</text:p>
          </table:table-cell>
          <table:table-cell table:style-name="ce40"/>
          <table:table-cell office:value-type="float" office:value="45.618299999999998" table:style-name="ce40">
            <text:p>45.6</text:p>
          </table:table-cell>
          <table:table-cell table:style-name="ce40"/>
          <table:table-cell office:value-type="float" office:value="32.566899999999997" table:style-name="ce40">
            <text:p>32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82.245800000000003" table:style-name="ce40">
            <text:p>82.2</text:p>
          </table:table-cell>
          <table:table-cell table:style-name="ce40"/>
          <table:table-cell office:value-type="float" office:value="75.412800000000004" table:style-name="ce40">
            <text:p>75.4</text:p>
          </table:table-cell>
          <table:table-cell table:style-name="ce40"/>
          <table:table-cell office:value-type="float" office:value="54.577699999999993" table:style-name="ce40">
            <text:p>54.6</text:p>
          </table:table-cell>
          <table:table-cell table:style-name="ce40"/>
          <table:table-cell office:value-type="float" office:value="39.835100000000004" table:style-name="ce40">
            <text:p>3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82.337800000000001" table:style-name="ce40">
            <text:p>82.3</text:p>
          </table:table-cell>
          <table:table-cell table:style-name="ce40"/>
          <table:table-cell office:value-type="float" office:value="74.972300000000004" table:style-name="ce40">
            <text:p>75.0</text:p>
          </table:table-cell>
          <table:table-cell table:style-name="ce40"/>
          <table:table-cell office:value-type="float" office:value="49.839599999999997" table:style-name="ce40">
            <text:p>49.8</text:p>
          </table:table-cell>
          <table:table-cell table:style-name="ce40"/>
          <table:table-cell office:value-type="float" office:value="37.314" table:style-name="ce40">
            <text:p>3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75.911000000000001" table:style-name="ce35">
            <text:p>75.9</text:p>
          </table:table-cell>
          <table:table-cell table:style-name="ce35"/>
          <table:table-cell office:value-type="float" office:value="66.447199999999995" table:style-name="ce35">
            <text:p>66.4</text:p>
          </table:table-cell>
          <table:table-cell table:style-name="ce35"/>
          <table:table-cell office:value-type="float" office:value="40.642600000000002" table:style-name="ce35">
            <text:p>40.6</text:p>
          </table:table-cell>
          <table:table-cell table:style-name="ce35"/>
          <table:table-cell office:value-type="float" office:value="29.4803" table:style-name="ce35">
            <text:p>29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71.273299999999992" table:style-name="ce40">
            <text:p>71.3</text:p>
          </table:table-cell>
          <table:table-cell table:style-name="ce40"/>
          <table:table-cell office:value-type="float" office:value="61.179399999999994" table:style-name="ce40">
            <text:p>61.2</text:p>
          </table:table-cell>
          <table:table-cell table:style-name="ce40"/>
          <table:table-cell office:value-type="float" office:value="36.612899999999996" table:style-name="ce40">
            <text:p>36.6</text:p>
          </table:table-cell>
          <table:table-cell table:style-name="ce40"/>
          <table:table-cell office:value-type="float" office:value="27.052399999999999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76.922299999999993" table:style-name="ce40">
            <text:p>76.9</text:p>
          </table:table-cell>
          <table:table-cell table:style-name="ce40"/>
          <table:table-cell office:value-type="float" office:value="66.536600000000007" table:style-name="ce40">
            <text:p>66.5</text:p>
          </table:table-cell>
          <table:table-cell table:style-name="ce40"/>
          <table:table-cell office:value-type="float" office:value="43.488900000000001" table:style-name="ce40">
            <text:p>43.5</text:p>
          </table:table-cell>
          <table:table-cell table:style-name="ce40"/>
          <table:table-cell office:value-type="float" office:value="28.1418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76.168199999999999" table:style-name="ce40">
            <text:p>76.2</text:p>
          </table:table-cell>
          <table:table-cell table:style-name="ce40"/>
          <table:table-cell office:value-type="float" office:value="67.263599999999997" table:style-name="ce40">
            <text:p>67.3</text:p>
          </table:table-cell>
          <table:table-cell table:style-name="ce40"/>
          <table:table-cell office:value-type="float" office:value="42.955399999999997" table:style-name="ce40">
            <text:p>43.0</text:p>
          </table:table-cell>
          <table:table-cell table:style-name="ce40"/>
          <table:table-cell office:value-type="float" office:value="32.383600000000001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77.946600000000004" table:style-name="ce40">
            <text:p>77.9</text:p>
          </table:table-cell>
          <table:table-cell table:style-name="ce40"/>
          <table:table-cell office:value-type="float" office:value="69.251499999999993" table:style-name="ce40">
            <text:p>69.3</text:p>
          </table:table-cell>
          <table:table-cell table:style-name="ce40"/>
          <table:table-cell office:value-type="float" office:value="38.709199999999996" table:style-name="ce40">
            <text:p>38.7</text:p>
          </table:table-cell>
          <table:table-cell table:style-name="ce40"/>
          <table:table-cell office:value-type="float" office:value="28.369699999999998" table:style-name="ce40">
            <text:p>28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69.614200000000011" table:style-name="ce40">
            <text:p>69.6</text:p>
          </table:table-cell>
          <table:table-cell table:style-name="ce40"/>
          <table:table-cell office:value-type="float" office:value="59.860199999999999" table:style-name="ce40">
            <text:p>59.9</text:p>
          </table:table-cell>
          <table:table-cell table:style-name="ce40"/>
          <table:table-cell office:value-type="float" office:value="34.182600000000001" table:style-name="ce40">
            <text:p>34.2</text:p>
          </table:table-cell>
          <table:table-cell table:style-name="ce40"/>
          <table:table-cell office:value-type="float" office:value="25.066899999999997" table:style-name="ce40">
            <text:p>2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75.256799999999998" table:style-name="ce40">
            <text:p>75.3</text:p>
          </table:table-cell>
          <table:table-cell table:style-name="ce40"/>
          <table:table-cell office:value-type="float" office:value="66.011399999999995" table:style-name="ce40">
            <text:p>66.0</text:p>
          </table:table-cell>
          <table:table-cell table:style-name="ce40"/>
          <table:table-cell office:value-type="float" office:value="38.983200000000004" table:style-name="ce40">
            <text:p>39.0</text:p>
          </table:table-cell>
          <table:table-cell table:style-name="ce40"/>
          <table:table-cell office:value-type="float" office:value="27.715899999999998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82.904799999999994" table:style-name="ce40">
            <text:p>82.9</text:p>
          </table:table-cell>
          <table:table-cell table:style-name="ce40"/>
          <table:table-cell office:value-type="float" office:value="75.6447" table:style-name="ce40">
            <text:p>75.6</text:p>
          </table:table-cell>
          <table:table-cell table:style-name="ce40"/>
          <table:table-cell office:value-type="float" office:value="47.179900000000004" table:style-name="ce40">
            <text:p>47.2</text:p>
          </table:table-cell>
          <table:table-cell table:style-name="ce40"/>
          <table:table-cell office:value-type="float" office:value="32.900400000000005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75.800600000000003" table:style-name="ce40">
            <text:p>75.8</text:p>
          </table:table-cell>
          <table:table-cell table:style-name="ce40"/>
          <table:table-cell office:value-type="float" office:value="67.053600000000003" table:style-name="ce40">
            <text:p>67.1</text:p>
          </table:table-cell>
          <table:table-cell table:style-name="ce40"/>
          <table:table-cell office:value-type="float" office:value="37.8962" table:style-name="ce40">
            <text:p>37.9</text:p>
          </table:table-cell>
          <table:table-cell table:style-name="ce40"/>
          <table:table-cell office:value-type="float" office:value="29.0931" table:style-name="ce40">
            <text:p>29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81.766300000000001" table:style-name="ce40">
            <text:p>81.8</text:p>
          </table:table-cell>
          <table:table-cell table:style-name="ce40"/>
          <table:table-cell office:value-type="float" office:value="68.511600000000001" table:style-name="ce40">
            <text:p>68.5</text:p>
          </table:table-cell>
          <table:table-cell table:style-name="ce40"/>
          <table:table-cell office:value-type="float" office:value="46.034300000000002" table:style-name="ce40">
            <text:p>46.0</text:p>
          </table:table-cell>
          <table:table-cell table:style-name="ce40"/>
          <table:table-cell office:value-type="float" office:value="32.915399999999998" table:style-name="ce40">
            <text:p>3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71.80919999999999" table:style-name="ce40">
            <text:p>71.8</text:p>
          </table:table-cell>
          <table:table-cell table:style-name="ce40"/>
          <table:table-cell office:value-type="float" office:value="62.205999999999996" table:style-name="ce40">
            <text:p>62.2</text:p>
          </table:table-cell>
          <table:table-cell table:style-name="ce40"/>
          <table:table-cell office:value-type="float" office:value="37.857199999999999" table:style-name="ce40">
            <text:p>37.9</text:p>
          </table:table-cell>
          <table:table-cell table:style-name="ce40"/>
          <table:table-cell office:value-type="float" office:value="27.4177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78.409700000000001" table:style-name="ce35">
            <text:p>78.4</text:p>
          </table:table-cell>
          <table:table-cell table:style-name="ce35"/>
          <table:table-cell office:value-type="float" office:value="69.186199999999999" table:style-name="ce35">
            <text:p>69.2</text:p>
          </table:table-cell>
          <table:table-cell table:style-name="ce35"/>
          <table:table-cell office:value-type="float" office:value="42.642499999999998" table:style-name="ce35">
            <text:p>42.6</text:p>
          </table:table-cell>
          <table:table-cell table:style-name="ce35"/>
          <table:table-cell office:value-type="float" office:value="31.857400000000002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75.763899999999992" table:style-name="ce40">
            <text:p>75.8</text:p>
          </table:table-cell>
          <table:table-cell table:style-name="ce40"/>
          <table:table-cell office:value-type="float" office:value="65.774699999999996" table:style-name="ce40">
            <text:p>65.8</text:p>
          </table:table-cell>
          <table:table-cell table:style-name="ce40"/>
          <table:table-cell office:value-type="float" office:value="33.319600000000001" table:style-name="ce40">
            <text:p>33.3</text:p>
          </table:table-cell>
          <table:table-cell table:style-name="ce40"/>
          <table:table-cell office:value-type="float" office:value="24.970300000000002" table:style-name="ce40">
            <text:p>25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83.3934" table:style-name="ce40">
            <text:p>83.4</text:p>
          </table:table-cell>
          <table:table-cell table:style-name="ce40"/>
          <table:table-cell office:value-type="float" office:value="73.289400000000001" table:style-name="ce40">
            <text:p>73.3</text:p>
          </table:table-cell>
          <table:table-cell table:style-name="ce40"/>
          <table:table-cell office:value-type="float" office:value="45.381100000000004" table:style-name="ce40">
            <text:p>45.4</text:p>
          </table:table-cell>
          <table:table-cell table:style-name="ce40"/>
          <table:table-cell office:value-type="float" office:value="33.8735" table:style-name="ce40">
            <text:p>3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81.552700000000002" table:style-name="ce40">
            <text:p>81.6</text:p>
          </table:table-cell>
          <table:table-cell table:style-name="ce40"/>
          <table:table-cell office:value-type="float" office:value="75.869799999999998" table:style-name="ce40">
            <text:p>75.9</text:p>
          </table:table-cell>
          <table:table-cell table:style-name="ce40"/>
          <table:table-cell office:value-type="float" office:value="45.6295" table:style-name="ce40">
            <text:p>45.6</text:p>
          </table:table-cell>
          <table:table-cell table:style-name="ce40"/>
          <table:table-cell office:value-type="float" office:value="34.1355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72.591200000000001" table:style-name="ce40">
            <text:p>72.6</text:p>
          </table:table-cell>
          <table:table-cell table:style-name="ce40"/>
          <table:table-cell office:value-type="float" office:value="64.432400000000001" table:style-name="ce40">
            <text:p>64.4</text:p>
          </table:table-cell>
          <table:table-cell table:style-name="ce40"/>
          <table:table-cell office:value-type="float" office:value="37.534700000000001" table:style-name="ce40">
            <text:p>37.5</text:p>
          </table:table-cell>
          <table:table-cell table:style-name="ce40"/>
          <table:table-cell office:value-type="float" office:value="26.567400000000003" table:style-name="ce40">
            <text:p>2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82.886899999999997" table:style-name="ce40">
            <text:p>82.9</text:p>
          </table:table-cell>
          <table:table-cell table:style-name="ce40"/>
          <table:table-cell office:value-type="float" office:value="73.500699999999995" table:style-name="ce40">
            <text:p>73.5</text:p>
          </table:table-cell>
          <table:table-cell table:style-name="ce40"/>
          <table:table-cell office:value-type="float" office:value="51.341400000000007" table:style-name="ce40">
            <text:p>51.3</text:p>
          </table:table-cell>
          <table:table-cell table:style-name="ce40"/>
          <table:table-cell office:value-type="float" office:value="41.964100000000002" table:style-name="ce40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71.035600000000002" table:style-name="ce40">
            <text:p>71.0</text:p>
          </table:table-cell>
          <table:table-cell table:style-name="ce40"/>
          <table:table-cell office:value-type="float" office:value="64.227900000000005" table:style-name="ce40">
            <text:p>64.2</text:p>
          </table:table-cell>
          <table:table-cell table:style-name="ce40"/>
          <table:table-cell office:value-type="float" office:value="36.140799999999999" table:style-name="ce40">
            <text:p>36.1</text:p>
          </table:table-cell>
          <table:table-cell table:style-name="ce40"/>
          <table:table-cell office:value-type="float" office:value="27.0459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78.546599999999998" table:style-name="ce40">
            <text:p>78.5</text:p>
          </table:table-cell>
          <table:table-cell table:style-name="ce40"/>
          <table:table-cell office:value-type="float" office:value="67.123400000000004" table:style-name="ce40">
            <text:p>67.1</text:p>
          </table:table-cell>
          <table:table-cell table:style-name="ce40"/>
          <table:table-cell office:value-type="float" office:value="40.340600000000002" table:style-name="ce40">
            <text:p>40.3</text:p>
          </table:table-cell>
          <table:table-cell table:style-name="ce40"/>
          <table:table-cell office:value-type="float" office:value="33.392300000000006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83.159499999999994" table:style-name="ce40">
            <text:p>83.2</text:p>
          </table:table-cell>
          <table:table-cell table:style-name="ce40"/>
          <table:table-cell office:value-type="float" office:value="74.649100000000004" table:style-name="ce40">
            <text:p>74.6</text:p>
          </table:table-cell>
          <table:table-cell table:style-name="ce40"/>
          <table:table-cell office:value-type="float" office:value="47.096299999999999" table:style-name="ce40">
            <text:p>47.1</text:p>
          </table:table-cell>
          <table:table-cell table:style-name="ce40"/>
          <table:table-cell office:value-type="float" office:value="30.8264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75.505199999999988" table:style-name="ce40">
            <text:p>75.5</text:p>
          </table:table-cell>
          <table:table-cell table:style-name="ce40"/>
          <table:table-cell office:value-type="float" office:value="67.2624" table:style-name="ce40">
            <text:p>67.3</text:p>
          </table:table-cell>
          <table:table-cell table:style-name="ce40"/>
          <table:table-cell office:value-type="float" office:value="38.164700000000003" table:style-name="ce40">
            <text:p>38.2</text:p>
          </table:table-cell>
          <table:table-cell table:style-name="ce40"/>
          <table:table-cell office:value-type="float" office:value="30.506899999999998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78.850999999999999" table:style-name="ce40">
            <text:p>78.9</text:p>
          </table:table-cell>
          <table:table-cell table:style-name="ce40"/>
          <table:table-cell office:value-type="float" office:value="71.970399999999998" table:style-name="ce40">
            <text:p>72.0</text:p>
          </table:table-cell>
          <table:table-cell table:style-name="ce40"/>
          <table:table-cell office:value-type="float" office:value="49.790900000000001" table:style-name="ce40">
            <text:p>49.8</text:p>
          </table:table-cell>
          <table:table-cell table:style-name="ce40"/>
          <table:table-cell office:value-type="float" office:value="34.432899999999997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78.844899999999996" table:style-name="ce40">
            <text:p>78.8</text:p>
          </table:table-cell>
          <table:table-cell table:style-name="ce40"/>
          <table:table-cell office:value-type="float" office:value="67.717799999999997" table:style-name="ce40">
            <text:p>67.7</text:p>
          </table:table-cell>
          <table:table-cell table:style-name="ce40"/>
          <table:table-cell office:value-type="float" office:value="41.430499999999995" table:style-name="ce40">
            <text:p>41.4</text:p>
          </table:table-cell>
          <table:table-cell table:style-name="ce40"/>
          <table:table-cell office:value-type="float" office:value="28.466699999999999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75.536299999999997" table:style-name="ce40">
            <text:p>75.5</text:p>
          </table:table-cell>
          <table:table-cell table:style-name="ce40"/>
          <table:table-cell office:value-type="float" office:value="64.32759999999999" table:style-name="ce40">
            <text:p>64.3</text:p>
          </table:table-cell>
          <table:table-cell table:style-name="ce40"/>
          <table:table-cell office:value-type="float" office:value="39.888800000000003" table:style-name="ce40">
            <text:p>39.9</text:p>
          </table:table-cell>
          <table:table-cell table:style-name="ce40"/>
          <table:table-cell office:value-type="float" office:value="28.248800000000003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77.541899999999998" table:style-name="ce35">
            <text:p>77.5</text:p>
          </table:table-cell>
          <table:table-cell table:style-name="ce35"/>
          <table:table-cell office:value-type="float" office:value="68.362200000000001" table:style-name="ce35">
            <text:p>68.4</text:p>
          </table:table-cell>
          <table:table-cell table:style-name="ce35"/>
          <table:table-cell office:value-type="float" office:value="44.132399999999997" table:style-name="ce35">
            <text:p>44.1</text:p>
          </table:table-cell>
          <table:table-cell table:style-name="ce35"/>
          <table:table-cell office:value-type="float" office:value="33.418100000000003" table:style-name="ce35">
            <text:p>33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69.980100000000007" table:style-name="ce40">
            <text:p>70.0</text:p>
          </table:table-cell>
          <table:table-cell table:style-name="ce40"/>
          <table:table-cell office:value-type="float" office:value="60.037799999999997" table:style-name="ce40">
            <text:p>60.0</text:p>
          </table:table-cell>
          <table:table-cell table:style-name="ce40"/>
          <table:table-cell office:value-type="float" office:value="37.330200000000005" table:style-name="ce40">
            <text:p>37.3</text:p>
          </table:table-cell>
          <table:table-cell table:style-name="ce40"/>
          <table:table-cell office:value-type="float" office:value="27.593699999999998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79.084699999999998" table:style-name="ce40">
            <text:p>79.1</text:p>
          </table:table-cell>
          <table:table-cell table:style-name="ce40"/>
          <table:table-cell office:value-type="float" office:value="70.335800000000006" table:style-name="ce40">
            <text:p>70.3</text:p>
          </table:table-cell>
          <table:table-cell table:style-name="ce40"/>
          <table:table-cell office:value-type="float" office:value="46.751599999999996" table:style-name="ce40">
            <text:p>46.8</text:p>
          </table:table-cell>
          <table:table-cell table:style-name="ce40"/>
          <table:table-cell office:value-type="float" office:value="35.349599999999995" table:style-name="ce40">
            <text:p>3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77.173400000000001" table:style-name="ce40">
            <text:p>77.2</text:p>
          </table:table-cell>
          <table:table-cell table:style-name="ce40"/>
          <table:table-cell office:value-type="float" office:value="66.641300000000001" table:style-name="ce40">
            <text:p>66.6</text:p>
          </table:table-cell>
          <table:table-cell table:style-name="ce40"/>
          <table:table-cell office:value-type="float" office:value="41.284399999999998" table:style-name="ce40">
            <text:p>41.3</text:p>
          </table:table-cell>
          <table:table-cell table:style-name="ce40"/>
          <table:table-cell office:value-type="float" office:value="30.730699999999999" table:style-name="ce40">
            <text:p>3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77.721299999999999" table:style-name="ce40">
            <text:p>77.7</text:p>
          </table:table-cell>
          <table:table-cell table:style-name="ce40"/>
          <table:table-cell office:value-type="float" office:value="67.061300000000003" table:style-name="ce40">
            <text:p>67.1</text:p>
          </table:table-cell>
          <table:table-cell table:style-name="ce40"/>
          <table:table-cell office:value-type="float" office:value="44.479400000000005" table:style-name="ce40">
            <text:p>44.5</text:p>
          </table:table-cell>
          <table:table-cell table:style-name="ce40"/>
          <table:table-cell office:value-type="float" office:value="32.221899999999998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78.841099999999997" table:style-name="ce40">
            <text:p>78.8</text:p>
          </table:table-cell>
          <table:table-cell table:style-name="ce40"/>
          <table:table-cell office:value-type="float" office:value="71.330400000000012" table:style-name="ce40">
            <text:p>71.3</text:p>
          </table:table-cell>
          <table:table-cell table:style-name="ce40"/>
          <table:table-cell office:value-type="float" office:value="45.491900000000001" table:style-name="ce40">
            <text:p>45.5</text:p>
          </table:table-cell>
          <table:table-cell table:style-name="ce40"/>
          <table:table-cell office:value-type="float" office:value="36.0914" table:style-name="ce40">
            <text:p>36.1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77.095699999999994" table:style-name="ce29">
            <text:p>77.1</text:p>
          </table:table-cell>
          <table:table-cell table:style-name="ce29"/>
          <table:table-cell office:value-type="float" office:value="68.336600000000004" table:style-name="ce29">
            <text:p>68.3</text:p>
          </table:table-cell>
          <table:table-cell table:style-name="ce29"/>
          <table:table-cell office:value-type="float" office:value="43.6004" table:style-name="ce29">
            <text:p>43.6</text:p>
          </table:table-cell>
          <table:table-cell table:style-name="ce29"/>
          <table:table-cell office:value-type="float" office:value="32.6096" table:style-name="ce29">
            <text:p>32.6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78.816699999999997" table:style-name="ce35">
            <text:p>78.8</text:p>
          </table:table-cell>
          <table:table-cell table:style-name="ce35"/>
          <table:table-cell office:value-type="float" office:value="71.755800000000008" table:style-name="ce35">
            <text:p>71.8</text:p>
          </table:table-cell>
          <table:table-cell table:style-name="ce35"/>
          <table:table-cell office:value-type="float" office:value="47.667400000000001" table:style-name="ce35">
            <text:p>47.7</text:p>
          </table:table-cell>
          <table:table-cell table:style-name="ce35"/>
          <table:table-cell office:value-type="float" office:value="39.484299999999998" table:style-name="ce35">
            <text:p>39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78.96990000000001" table:style-name="ce35">
            <text:p>79.0</text:p>
          </table:table-cell>
          <table:table-cell table:style-name="ce35"/>
          <table:table-cell office:value-type="float" office:value="70.377600000000001" table:style-name="ce35">
            <text:p>70.4</text:p>
          </table:table-cell>
          <table:table-cell table:style-name="ce35"/>
          <table:table-cell office:value-type="float" office:value="50.249999999999993" table:style-name="ce35">
            <text:p>50.3</text:p>
          </table:table-cell>
          <table:table-cell table:style-name="ce35"/>
          <table:table-cell office:value-type="float" office:value="37.74" table:style-name="ce35">
            <text:p>37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77.801200000000009" table:style-name="ce35">
            <text:p>77.8</text:p>
          </table:table-cell>
          <table:table-cell table:style-name="ce35"/>
          <table:table-cell office:value-type="float" office:value="69.8703" table:style-name="ce35">
            <text:p>69.9</text:p>
          </table:table-cell>
          <table:table-cell table:style-name="ce35"/>
          <table:table-cell office:value-type="float" office:value="42.310700000000004" table:style-name="ce35">
            <text:p>42.3</text:p>
          </table:table-cell>
          <table:table-cell table:style-name="ce35"/>
          <table:table-cell office:value-type="float" office:value="31.750299999999999" table:style-name="ce35">
            <text:p>31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77.897400000000005" table:style-name="ce35">
            <text:p>77.9</text:p>
          </table:table-cell>
          <table:table-cell table:style-name="ce35"/>
          <table:table-cell office:value-type="float" office:value="70.786799999999999" table:style-name="ce35">
            <text:p>70.8</text:p>
          </table:table-cell>
          <table:table-cell table:style-name="ce35"/>
          <table:table-cell office:value-type="float" office:value="40.655500000000004" table:style-name="ce35">
            <text:p>40.7</text:p>
          </table:table-cell>
          <table:table-cell table:style-name="ce35"/>
          <table:table-cell office:value-type="float" office:value="30.174600000000002" table:style-name="ce35">
            <text:p>30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87.208600000000004" table:style-name="ce35">
            <text:p>87.2</text:p>
          </table:table-cell>
          <table:table-cell table:style-name="ce35"/>
          <table:table-cell office:value-type="float" office:value="79.487499999999997" table:style-name="ce35">
            <text:p>79.5</text:p>
          </table:table-cell>
          <table:table-cell table:style-name="ce35"/>
          <table:table-cell office:value-type="float" office:value="57.765599999999992" table:style-name="ce35">
            <text:p>57.8</text:p>
          </table:table-cell>
          <table:table-cell table:style-name="ce35"/>
          <table:table-cell office:value-type="float" office:value="48.338900000000002" table:style-name="ce35">
            <text:p>48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80.339500000000001" table:style-name="ce35">
            <text:p>80.3</text:p>
          </table:table-cell>
          <table:table-cell table:style-name="ce35"/>
          <table:table-cell office:value-type="float" office:value="72.994399999999999" table:style-name="ce35">
            <text:p>73.0</text:p>
          </table:table-cell>
          <table:table-cell table:style-name="ce35"/>
          <table:table-cell office:value-type="float" office:value="48.244900000000001" table:style-name="ce35">
            <text:p>48.2</text:p>
          </table:table-cell>
          <table:table-cell table:style-name="ce35"/>
          <table:table-cell office:value-type="float" office:value="35.182699999999997" table:style-name="ce35">
            <text:p>35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84.304900000000004" table:style-name="ce40">
            <text:p>84.3</text:p>
          </table:table-cell>
          <table:table-cell table:style-name="ce40"/>
          <table:table-cell office:value-type="float" office:value="71.867000000000004" table:style-name="ce40">
            <text:p>71.9</text:p>
          </table:table-cell>
          <table:table-cell table:style-name="ce40"/>
          <table:table-cell office:value-type="float" office:value="48.665599999999998" table:style-name="ce40">
            <text:p>48.7</text:p>
          </table:table-cell>
          <table:table-cell table:style-name="ce40"/>
          <table:table-cell office:value-type="float" office:value="34.445700000000002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79.162300000000002" table:style-name="ce40">
            <text:p>79.2</text:p>
          </table:table-cell>
          <table:table-cell table:style-name="ce40"/>
          <table:table-cell office:value-type="float" office:value="72.313299999999998" table:style-name="ce40">
            <text:p>72.3</text:p>
          </table:table-cell>
          <table:table-cell table:style-name="ce40"/>
          <table:table-cell office:value-type="float" office:value="48.226599999999998" table:style-name="ce40">
            <text:p>48.2</text:p>
          </table:table-cell>
          <table:table-cell table:style-name="ce40"/>
          <table:table-cell office:value-type="float" office:value="36.443899999999999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82.58250000000001" table:style-name="ce40">
            <text:p>82.6</text:p>
          </table:table-cell>
          <table:table-cell table:style-name="ce40"/>
          <table:table-cell office:value-type="float" office:value="75.957799999999992" table:style-name="ce40">
            <text:p>76.0</text:p>
          </table:table-cell>
          <table:table-cell table:style-name="ce40"/>
          <table:table-cell office:value-type="float" office:value="51.257299999999994" table:style-name="ce40">
            <text:p>51.3</text:p>
          </table:table-cell>
          <table:table-cell table:style-name="ce40"/>
          <table:table-cell office:value-type="float" office:value="39.260199999999998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78.342799999999997" table:style-name="ce40">
            <text:p>78.3</text:p>
          </table:table-cell>
          <table:table-cell table:style-name="ce40"/>
          <table:table-cell office:value-type="float" office:value="72.209599999999995" table:style-name="ce40">
            <text:p>72.2</text:p>
          </table:table-cell>
          <table:table-cell table:style-name="ce40"/>
          <table:table-cell office:value-type="float" office:value="48.955799999999996" table:style-name="ce40">
            <text:p>49.0</text:p>
          </table:table-cell>
          <table:table-cell table:style-name="ce40"/>
          <table:table-cell office:value-type="float" office:value="33.591999999999999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79.267200000000003" table:style-name="ce40">
            <text:p>79.3</text:p>
          </table:table-cell>
          <table:table-cell table:style-name="ce40"/>
          <table:table-cell office:value-type="float" office:value="71.148399999999995" table:style-name="ce40">
            <text:p>71.1</text:p>
          </table:table-cell>
          <table:table-cell table:style-name="ce40"/>
          <table:table-cell office:value-type="float" office:value="45.625399999999999" table:style-name="ce40">
            <text:p>45.6</text:p>
          </table:table-cell>
          <table:table-cell table:style-name="ce40"/>
          <table:table-cell office:value-type="float" office:value="33.2866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77.151899999999998" table:style-name="ce40">
            <text:p>77.2</text:p>
          </table:table-cell>
          <table:table-cell table:style-name="ce40"/>
          <table:table-cell office:value-type="float" office:value="72.096400000000003" table:style-name="ce40">
            <text:p>72.1</text:p>
          </table:table-cell>
          <table:table-cell table:style-name="ce40"/>
          <table:table-cell office:value-type="float" office:value="45.581600000000002" table:style-name="ce40">
            <text:p>45.6</text:p>
          </table:table-cell>
          <table:table-cell table:style-name="ce40"/>
          <table:table-cell office:value-type="float" office:value="32.352499999999999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80.913299999999992" table:style-name="ce40">
            <text:p>80.9</text:p>
          </table:table-cell>
          <table:table-cell table:style-name="ce40"/>
          <table:table-cell office:value-type="float" office:value="71.838200000000001" table:style-name="ce40">
            <text:p>71.8</text:p>
          </table:table-cell>
          <table:table-cell table:style-name="ce40"/>
          <table:table-cell office:value-type="float" office:value="47.166400000000003" table:style-name="ce40">
            <text:p>47.2</text:p>
          </table:table-cell>
          <table:table-cell table:style-name="ce40"/>
          <table:table-cell office:value-type="float" office:value="32.676899999999996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75.897599999999997" table:style-name="ce35">
            <text:p>75.9</text:p>
          </table:table-cell>
          <table:table-cell table:style-name="ce35"/>
          <table:table-cell office:value-type="float" office:value="67.643000000000001" table:style-name="ce35">
            <text:p>67.6</text:p>
          </table:table-cell>
          <table:table-cell table:style-name="ce35"/>
          <table:table-cell office:value-type="float" office:value="42.717399999999998" table:style-name="ce35">
            <text:p>42.7</text:p>
          </table:table-cell>
          <table:table-cell table:style-name="ce35"/>
          <table:table-cell office:value-type="float" office:value="31.010400000000001" table:style-name="ce35">
            <text:p>31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72.184700000000007" table:style-name="ce40">
            <text:p>72.2</text:p>
          </table:table-cell>
          <table:table-cell table:style-name="ce40"/>
          <table:table-cell office:value-type="float" office:value="63.154800000000002" table:style-name="ce40">
            <text:p>63.2</text:p>
          </table:table-cell>
          <table:table-cell table:style-name="ce40"/>
          <table:table-cell office:value-type="float" office:value="36.191200000000002" table:style-name="ce40">
            <text:p>36.2</text:p>
          </table:table-cell>
          <table:table-cell table:style-name="ce40"/>
          <table:table-cell office:value-type="float" office:value="27.543200000000002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76.135800000000003" table:style-name="ce40">
            <text:p>76.1</text:p>
          </table:table-cell>
          <table:table-cell table:style-name="ce40"/>
          <table:table-cell office:value-type="float" office:value="65.1096" table:style-name="ce40">
            <text:p>65.1</text:p>
          </table:table-cell>
          <table:table-cell table:style-name="ce40"/>
          <table:table-cell office:value-type="float" office:value="44.593600000000002" table:style-name="ce40">
            <text:p>44.6</text:p>
          </table:table-cell>
          <table:table-cell table:style-name="ce40"/>
          <table:table-cell office:value-type="float" office:value="33.804299999999998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74.920500000000004" table:style-name="ce40">
            <text:p>74.9</text:p>
          </table:table-cell>
          <table:table-cell table:style-name="ce40"/>
          <table:table-cell office:value-type="float" office:value="68.997600000000006" table:style-name="ce40">
            <text:p>69.0</text:p>
          </table:table-cell>
          <table:table-cell table:style-name="ce40"/>
          <table:table-cell office:value-type="float" office:value="39.611499999999999" table:style-name="ce40">
            <text:p>39.6</text:p>
          </table:table-cell>
          <table:table-cell table:style-name="ce40"/>
          <table:table-cell office:value-type="float" office:value="27.433400000000002" table:style-name="ce40">
            <text:p>2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77.734400000000008" table:style-name="ce40">
            <text:p>77.7</text:p>
          </table:table-cell>
          <table:table-cell table:style-name="ce40"/>
          <table:table-cell office:value-type="float" office:value="70.209400000000002" table:style-name="ce40">
            <text:p>70.2</text:p>
          </table:table-cell>
          <table:table-cell table:style-name="ce40"/>
          <table:table-cell office:value-type="float" office:value="45.802799999999998" table:style-name="ce40">
            <text:p>45.8</text:p>
          </table:table-cell>
          <table:table-cell table:style-name="ce40"/>
          <table:table-cell office:value-type="float" office:value="32.5715" table:style-name="ce40">
            <text:p>32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75.364400000000003" table:style-name="ce35">
            <text:p>75.4</text:p>
          </table:table-cell>
          <table:table-cell table:style-name="ce35"/>
          <table:table-cell office:value-type="float" office:value="65.338700000000003" table:style-name="ce35">
            <text:p>65.3</text:p>
          </table:table-cell>
          <table:table-cell table:style-name="ce35"/>
          <table:table-cell office:value-type="float" office:value="40.3992" table:style-name="ce35">
            <text:p>40.4</text:p>
          </table:table-cell>
          <table:table-cell table:style-name="ce35"/>
          <table:table-cell office:value-type="float" office:value="29.9666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73.866500000000002" table:style-name="ce40">
            <text:p>73.9</text:p>
          </table:table-cell>
          <table:table-cell table:style-name="ce40"/>
          <table:table-cell office:value-type="float" office:value="60.976500000000001" table:style-name="ce40">
            <text:p>61.0</text:p>
          </table:table-cell>
          <table:table-cell table:style-name="ce40"/>
          <table:table-cell office:value-type="float" office:value="39.408999999999999" table:style-name="ce40">
            <text:p>39.4</text:p>
          </table:table-cell>
          <table:table-cell table:style-name="ce40"/>
          <table:table-cell office:value-type="float" office:value="30.386600000000001" table:style-name="ce40">
            <text:p>3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73.33659999999999" table:style-name="ce40">
            <text:p>73.3</text:p>
          </table:table-cell>
          <table:table-cell table:style-name="ce40"/>
          <table:table-cell office:value-type="float" office:value="64.537199999999999" table:style-name="ce40">
            <text:p>64.5</text:p>
          </table:table-cell>
          <table:table-cell table:style-name="ce40"/>
          <table:table-cell office:value-type="float" office:value="40.488800000000005" table:style-name="ce40">
            <text:p>40.5</text:p>
          </table:table-cell>
          <table:table-cell table:style-name="ce40"/>
          <table:table-cell office:value-type="float" office:value="27.735199999999999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75.333700000000007" table:style-name="ce40">
            <text:p>75.3</text:p>
          </table:table-cell>
          <table:table-cell table:style-name="ce40"/>
          <table:table-cell office:value-type="float" office:value="66.392499999999998" table:style-name="ce40">
            <text:p>66.4</text:p>
          </table:table-cell>
          <table:table-cell table:style-name="ce40"/>
          <table:table-cell office:value-type="float" office:value="37.937799999999996" table:style-name="ce40">
            <text:p>37.9</text:p>
          </table:table-cell>
          <table:table-cell table:style-name="ce40"/>
          <table:table-cell office:value-type="float" office:value="27.794799999999999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76.378" table:style-name="ce40">
            <text:p>76.4</text:p>
          </table:table-cell>
          <table:table-cell table:style-name="ce40"/>
          <table:table-cell office:value-type="float" office:value="67.376999999999995" table:style-name="ce40">
            <text:p>67.4</text:p>
          </table:table-cell>
          <table:table-cell table:style-name="ce40"/>
          <table:table-cell office:value-type="float" office:value="43.141800000000003" table:style-name="ce40">
            <text:p>43.1</text:p>
          </table:table-cell>
          <table:table-cell table:style-name="ce40"/>
          <table:table-cell office:value-type="float" office:value="32.411299999999997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76.553400000000011" table:style-name="ce40">
            <text:p>76.6</text:p>
          </table:table-cell>
          <table:table-cell table:style-name="ce40"/>
          <table:table-cell office:value-type="float" office:value="66.270200000000003" table:style-name="ce40">
            <text:p>66.3</text:p>
          </table:table-cell>
          <table:table-cell table:style-name="ce40"/>
          <table:table-cell office:value-type="float" office:value="38.598199999999999" table:style-name="ce40">
            <text:p>38.6</text:p>
          </table:table-cell>
          <table:table-cell table:style-name="ce40"/>
          <table:table-cell office:value-type="float" office:value="27.844400000000004" table:style-name="ce40">
            <text:p>27.8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78.142700000000005" table:style-name="ce29">
            <text:p>78.1</text:p>
          </table:table-cell>
          <table:table-cell table:style-name="ce29"/>
          <table:table-cell office:value-type="float" office:value="69.540000000000006" table:style-name="ce29">
            <text:p>69.5</text:p>
          </table:table-cell>
          <table:table-cell table:style-name="ce29"/>
          <table:table-cell office:value-type="float" office:value="43.716500000000003" table:style-name="ce29">
            <text:p>43.7</text:p>
          </table:table-cell>
          <table:table-cell table:style-name="ce29"/>
          <table:table-cell office:value-type="float" office:value="31.903700000000001" table:style-name="ce29">
            <text:p>31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76.112700000000004" table:style-name="ce35">
            <text:p>76.1</text:p>
          </table:table-cell>
          <table:table-cell table:style-name="ce35"/>
          <table:table-cell office:value-type="float" office:value="67.073499999999996" table:style-name="ce35">
            <text:p>67.1</text:p>
          </table:table-cell>
          <table:table-cell table:style-name="ce35"/>
          <table:table-cell office:value-type="float" office:value="40.933300000000003" table:style-name="ce35">
            <text:p>40.9</text:p>
          </table:table-cell>
          <table:table-cell table:style-name="ce35"/>
          <table:table-cell office:value-type="float" office:value="30.809900000000003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71.384299999999996" table:style-name="ce35">
            <text:p>71.4</text:p>
          </table:table-cell>
          <table:table-cell table:style-name="ce35"/>
          <table:table-cell office:value-type="float" office:value="64.064499999999995" table:style-name="ce35">
            <text:p>64.1</text:p>
          </table:table-cell>
          <table:table-cell table:style-name="ce35"/>
          <table:table-cell office:value-type="float" office:value="40.400799999999997" table:style-name="ce35">
            <text:p>40.4</text:p>
          </table:table-cell>
          <table:table-cell table:style-name="ce35"/>
          <table:table-cell office:value-type="float" office:value="31.288100000000004" table:style-name="ce35">
            <text:p>31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76.756299999999996" table:style-name="ce35">
            <text:p>76.8</text:p>
          </table:table-cell>
          <table:table-cell table:style-name="ce35"/>
          <table:table-cell office:value-type="float" office:value="67.656700000000001" table:style-name="ce35">
            <text:p>67.7</text:p>
          </table:table-cell>
          <table:table-cell table:style-name="ce35"/>
          <table:table-cell office:value-type="float" office:value="42.390299999999996" table:style-name="ce35">
            <text:p>42.4</text:p>
          </table:table-cell>
          <table:table-cell table:style-name="ce35"/>
          <table:table-cell office:value-type="float" office:value="33.129199999999997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83.984899999999996" table:style-name="ce35">
            <text:p>84.0</text:p>
          </table:table-cell>
          <table:table-cell table:style-name="ce35"/>
          <table:table-cell office:value-type="float" office:value="74.752600000000001" table:style-name="ce35">
            <text:p>74.8</text:p>
          </table:table-cell>
          <table:table-cell table:style-name="ce35"/>
          <table:table-cell office:value-type="float" office:value="44.601100000000002" table:style-name="ce35">
            <text:p>44.6</text:p>
          </table:table-cell>
          <table:table-cell table:style-name="ce35"/>
          <table:table-cell office:value-type="float" office:value="29.648099999999999" table:style-name="ce35">
            <text:p>29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78.400999999999996" table:style-name="ce35">
            <text:p>78.4</text:p>
          </table:table-cell>
          <table:table-cell table:style-name="ce35"/>
          <table:table-cell office:value-type="float" office:value="69.577799999999996" table:style-name="ce35">
            <text:p>69.6</text:p>
          </table:table-cell>
          <table:table-cell table:style-name="ce35"/>
          <table:table-cell office:value-type="float" office:value="44.382199999999997" table:style-name="ce35">
            <text:p>44.4</text:p>
          </table:table-cell>
          <table:table-cell table:style-name="ce35"/>
          <table:table-cell office:value-type="float" office:value="30.895" table:style-name="ce35">
            <text:p>30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75.706400000000002" table:style-name="ce40">
            <text:p>75.7</text:p>
          </table:table-cell>
          <table:table-cell table:style-name="ce40"/>
          <table:table-cell office:value-type="float" office:value="67.732099999999988" table:style-name="ce40">
            <text:p>67.7</text:p>
          </table:table-cell>
          <table:table-cell table:style-name="ce40"/>
          <table:table-cell office:value-type="float" office:value="42.020600000000002" table:style-name="ce40">
            <text:p>42.0</text:p>
          </table:table-cell>
          <table:table-cell table:style-name="ce40"/>
          <table:table-cell office:value-type="float" office:value="27.0974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72.692100000000011" table:style-name="ce40">
            <text:p>72.7</text:p>
          </table:table-cell>
          <table:table-cell table:style-name="ce40"/>
          <table:table-cell office:value-type="float" office:value="63.716700000000003" table:style-name="ce40">
            <text:p>63.7</text:p>
          </table:table-cell>
          <table:table-cell table:style-name="ce40"/>
          <table:table-cell office:value-type="float" office:value="40.268500000000003" table:style-name="ce40">
            <text:p>40.3</text:p>
          </table:table-cell>
          <table:table-cell table:style-name="ce40"/>
          <table:table-cell office:value-type="float" office:value="28.1159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9.24560000000001" table:style-name="ce40">
            <text:p>79.2</text:p>
          </table:table-cell>
          <table:table-cell table:style-name="ce40"/>
          <table:table-cell office:value-type="float" office:value="68.767799999999994" table:style-name="ce40">
            <text:p>68.8</text:p>
          </table:table-cell>
          <table:table-cell table:style-name="ce40"/>
          <table:table-cell office:value-type="float" office:value="45.406999999999996" table:style-name="ce40">
            <text:p>45.4</text:p>
          </table:table-cell>
          <table:table-cell table:style-name="ce40"/>
          <table:table-cell office:value-type="float" office:value="32.1535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79.705800000000011" table:style-name="ce40">
            <text:p>79.7</text:p>
          </table:table-cell>
          <table:table-cell table:style-name="ce40"/>
          <table:table-cell office:value-type="float" office:value="68.745500000000007" table:style-name="ce40">
            <text:p>68.7</text:p>
          </table:table-cell>
          <table:table-cell table:style-name="ce40"/>
          <table:table-cell office:value-type="float" office:value="43.022100000000002" table:style-name="ce40">
            <text:p>43.0</text:p>
          </table:table-cell>
          <table:table-cell table:style-name="ce40"/>
          <table:table-cell office:value-type="float" office:value="28.754400000000004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79.579499999999996" table:style-name="ce40">
            <text:p>79.6</text:p>
          </table:table-cell>
          <table:table-cell table:style-name="ce40"/>
          <table:table-cell office:value-type="float" office:value="72.515600000000006" table:style-name="ce40">
            <text:p>72.5</text:p>
          </table:table-cell>
          <table:table-cell table:style-name="ce40"/>
          <table:table-cell office:value-type="float" office:value="45.391500000000001" table:style-name="ce40">
            <text:p>45.4</text:p>
          </table:table-cell>
          <table:table-cell table:style-name="ce40"/>
          <table:table-cell office:value-type="float" office:value="33.442999999999998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80.5167" table:style-name="ce40">
            <text:p>80.5</text:p>
          </table:table-cell>
          <table:table-cell table:style-name="ce40"/>
          <table:table-cell office:value-type="float" office:value="72.907599999999988" table:style-name="ce40">
            <text:p>72.9</text:p>
          </table:table-cell>
          <table:table-cell table:style-name="ce40"/>
          <table:table-cell office:value-type="float" office:value="52.256" table:style-name="ce40">
            <text:p>52.3</text:p>
          </table:table-cell>
          <table:table-cell table:style-name="ce40"/>
          <table:table-cell office:value-type="float" office:value="39.674999999999997" table:style-name="ce40">
            <text:p>3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81.258300000000006" table:style-name="ce40">
            <text:p>81.3</text:p>
          </table:table-cell>
          <table:table-cell table:style-name="ce40"/>
          <table:table-cell office:value-type="float" office:value="71.101099999999988" table:style-name="ce40">
            <text:p>71.1</text:p>
          </table:table-cell>
          <table:table-cell table:style-name="ce40"/>
          <table:table-cell office:value-type="float" office:value="40.5383" table:style-name="ce40">
            <text:p>40.5</text:p>
          </table:table-cell>
          <table:table-cell table:style-name="ce40"/>
          <table:table-cell office:value-type="float" office:value="24.764199999999999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78.205500000000001" table:style-name="ce40">
            <text:p>78.2</text:p>
          </table:table-cell>
          <table:table-cell table:style-name="ce40"/>
          <table:table-cell office:value-type="float" office:value="70.118899999999996" table:style-name="ce40">
            <text:p>70.1</text:p>
          </table:table-cell>
          <table:table-cell table:style-name="ce40"/>
          <table:table-cell office:value-type="float" office:value="46.079700000000003" table:style-name="ce40">
            <text:p>46.1</text:p>
          </table:table-cell>
          <table:table-cell table:style-name="ce40"/>
          <table:table-cell office:value-type="float" office:value="33.505000000000003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80.650900000000007" table:style-name="ce35">
            <text:p>80.7</text:p>
          </table:table-cell>
          <table:table-cell table:style-name="ce35"/>
          <table:table-cell office:value-type="float" office:value="72.314300000000003" table:style-name="ce35">
            <text:p>72.3</text:p>
          </table:table-cell>
          <table:table-cell table:style-name="ce35"/>
          <table:table-cell office:value-type="float" office:value="43.245899999999999" table:style-name="ce35">
            <text:p>43.2</text:p>
          </table:table-cell>
          <table:table-cell table:style-name="ce35"/>
          <table:table-cell office:value-type="float" office:value="30.459399999999999" table:style-name="ce35">
            <text:p>30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74.967100000000002" table:style-name="ce40">
            <text:p>75.0</text:p>
          </table:table-cell>
          <table:table-cell table:style-name="ce40"/>
          <table:table-cell office:value-type="float" office:value="67.800000000000011" table:style-name="ce40">
            <text:p>67.8</text:p>
          </table:table-cell>
          <table:table-cell table:style-name="ce40"/>
          <table:table-cell office:value-type="float" office:value="40.424900000000001" table:style-name="ce40">
            <text:p>40.4</text:p>
          </table:table-cell>
          <table:table-cell table:style-name="ce40"/>
          <table:table-cell office:value-type="float" office:value="27.061" table:style-name="ce40">
            <text:p>27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86.853700000000003" table:style-name="ce40">
            <text:p>86.9</text:p>
          </table:table-cell>
          <table:table-cell table:style-name="ce40"/>
          <table:table-cell office:value-type="float" office:value="79.557699999999997" table:style-name="ce40">
            <text:p>79.6</text:p>
          </table:table-cell>
          <table:table-cell table:style-name="ce40"/>
          <table:table-cell office:value-type="float" office:value="47.482199999999999" table:style-name="ce40">
            <text:p>47.5</text:p>
          </table:table-cell>
          <table:table-cell table:style-name="ce40"/>
          <table:table-cell office:value-type="float" office:value="36.690400000000004" table:style-name="ce40">
            <text:p>3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82.713700000000003" table:style-name="ce40">
            <text:p>82.7</text:p>
          </table:table-cell>
          <table:table-cell table:style-name="ce40"/>
          <table:table-cell office:value-type="float" office:value="72.948700000000002" table:style-name="ce40">
            <text:p>72.9</text:p>
          </table:table-cell>
          <table:table-cell table:style-name="ce40"/>
          <table:table-cell office:value-type="float" office:value="45.915099999999995" table:style-name="ce40">
            <text:p>45.9</text:p>
          </table:table-cell>
          <table:table-cell table:style-name="ce40"/>
          <table:table-cell office:value-type="float" office:value="32.215199999999996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80.857699999999994" table:style-name="ce40">
            <text:p>80.9</text:p>
          </table:table-cell>
          <table:table-cell table:style-name="ce40"/>
          <table:table-cell office:value-type="float" office:value="70.2547" table:style-name="ce40">
            <text:p>70.3</text:p>
          </table:table-cell>
          <table:table-cell table:style-name="ce40"/>
          <table:table-cell office:value-type="float" office:value="38.957500000000003" table:style-name="ce40">
            <text:p>39.0</text:p>
          </table:table-cell>
          <table:table-cell table:style-name="ce40"/>
          <table:table-cell office:value-type="float" office:value="24.824300000000001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78.471699999999998" table:style-name="ce40">
            <text:p>78.5</text:p>
          </table:table-cell>
          <table:table-cell table:style-name="ce40"/>
          <table:table-cell office:value-type="float" office:value="66.636799999999994" table:style-name="ce40">
            <text:p>66.6</text:p>
          </table:table-cell>
          <table:table-cell table:style-name="ce40"/>
          <table:table-cell office:value-type="float" office:value="42.555799999999998" table:style-name="ce40">
            <text:p>42.6</text:p>
          </table:table-cell>
          <table:table-cell table:style-name="ce40"/>
          <table:table-cell office:value-type="float" office:value="30.008299999999998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75.108199999999997" table:style-name="ce40">
            <text:p>75.1</text:p>
          </table:table-cell>
          <table:table-cell table:style-name="ce40"/>
          <table:table-cell office:value-type="float" office:value="69.928600000000003" table:style-name="ce40">
            <text:p>69.9</text:p>
          </table:table-cell>
          <table:table-cell table:style-name="ce40"/>
          <table:table-cell office:value-type="float" office:value="42.678800000000003" table:style-name="ce40">
            <text:p>42.7</text:p>
          </table:table-cell>
          <table:table-cell table:style-name="ce40"/>
          <table:table-cell office:value-type="float" office:value="29.332200000000004" table:style-name="ce40">
            <text:p>2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78.459299999999999" table:style-name="ce40">
            <text:p>78.5</text:p>
          </table:table-cell>
          <table:table-cell table:style-name="ce40"/>
          <table:table-cell office:value-type="float" office:value="69.187399999999997" table:style-name="ce40">
            <text:p>69.2</text:p>
          </table:table-cell>
          <table:table-cell table:style-name="ce40"/>
          <table:table-cell office:value-type="float" office:value="40.374700000000004" table:style-name="ce40">
            <text:p>40.4</text:p>
          </table:table-cell>
          <table:table-cell table:style-name="ce40"/>
          <table:table-cell office:value-type="float" office:value="26.988800000000001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78.927999999999997" table:style-name="ce35">
            <text:p>78.9</text:p>
          </table:table-cell>
          <table:table-cell table:style-name="ce35"/>
          <table:table-cell office:value-type="float" office:value="69.944500000000005" table:style-name="ce35">
            <text:p>69.9</text:p>
          </table:table-cell>
          <table:table-cell table:style-name="ce35"/>
          <table:table-cell office:value-type="float" office:value="47.0764" table:style-name="ce35">
            <text:p>47.1</text:p>
          </table:table-cell>
          <table:table-cell table:style-name="ce35"/>
          <table:table-cell office:value-type="float" office:value="36.183799999999998" table:style-name="ce35">
            <text:p>36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75.415199999999999" table:style-name="ce40">
            <text:p>75.4</text:p>
          </table:table-cell>
          <table:table-cell table:style-name="ce40"/>
          <table:table-cell office:value-type="float" office:value="69.24369999999999" table:style-name="ce40">
            <text:p>69.2</text:p>
          </table:table-cell>
          <table:table-cell table:style-name="ce40"/>
          <table:table-cell office:value-type="float" office:value="44.509399999999999" table:style-name="ce40">
            <text:p>44.5</text:p>
          </table:table-cell>
          <table:table-cell table:style-name="ce40"/>
          <table:table-cell office:value-type="float" office:value="33.0621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83.435000000000002" table:style-name="ce40">
            <text:p>83.4</text:p>
          </table:table-cell>
          <table:table-cell table:style-name="ce40"/>
          <table:table-cell office:value-type="float" office:value="73.726599999999991" table:style-name="ce40">
            <text:p>73.7</text:p>
          </table:table-cell>
          <table:table-cell table:style-name="ce40"/>
          <table:table-cell office:value-type="float" office:value="51.728300000000004" table:style-name="ce40">
            <text:p>51.7</text:p>
          </table:table-cell>
          <table:table-cell table:style-name="ce40"/>
          <table:table-cell office:value-type="float" office:value="40.156599999999997" table:style-name="ce40">
            <text:p>4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86.008499999999998" table:style-name="ce40">
            <text:p>86.0</text:p>
          </table:table-cell>
          <table:table-cell table:style-name="ce40"/>
          <table:table-cell office:value-type="float" office:value="76.438500000000005" table:style-name="ce40">
            <text:p>76.4</text:p>
          </table:table-cell>
          <table:table-cell table:style-name="ce40"/>
          <table:table-cell office:value-type="float" office:value="54.905400000000007" table:style-name="ce40">
            <text:p>54.9</text:p>
          </table:table-cell>
          <table:table-cell table:style-name="ce40"/>
          <table:table-cell office:value-type="float" office:value="45.9983" table:style-name="ce40">
            <text:p>4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80.8947" table:style-name="ce40">
            <text:p>80.9</text:p>
          </table:table-cell>
          <table:table-cell table:style-name="ce40"/>
          <table:table-cell office:value-type="float" office:value="75.119699999999995" table:style-name="ce40">
            <text:p>75.1</text:p>
          </table:table-cell>
          <table:table-cell table:style-name="ce40"/>
          <table:table-cell office:value-type="float" office:value="52.470599999999997" table:style-name="ce40">
            <text:p>52.5</text:p>
          </table:table-cell>
          <table:table-cell table:style-name="ce40"/>
          <table:table-cell office:value-type="float" office:value="40.746500000000005" table:style-name="ce40">
            <text:p>40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72.060299999999998" table:style-name="ce40">
            <text:p>72.1</text:p>
          </table:table-cell>
          <table:table-cell table:style-name="ce40"/>
          <table:table-cell office:value-type="float" office:value="60.756699999999995" table:style-name="ce40">
            <text:p>60.8</text:p>
          </table:table-cell>
          <table:table-cell table:style-name="ce40"/>
          <table:table-cell office:value-type="float" office:value="38.075699999999998" table:style-name="ce40">
            <text:p>38.1</text:p>
          </table:table-cell>
          <table:table-cell table:style-name="ce40"/>
          <table:table-cell office:value-type="float" office:value="28.959000000000003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75.608400000000003" table:style-name="ce40">
            <text:p>75.6</text:p>
          </table:table-cell>
          <table:table-cell table:style-name="ce40"/>
          <table:table-cell office:value-type="float" office:value="66.203599999999994" table:style-name="ce40">
            <text:p>66.2</text:p>
          </table:table-cell>
          <table:table-cell table:style-name="ce40"/>
          <table:table-cell office:value-type="float" office:value="43.819499999999998" table:style-name="ce40">
            <text:p>43.8</text:p>
          </table:table-cell>
          <table:table-cell table:style-name="ce40"/>
          <table:table-cell office:value-type="float" office:value="30.0413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76.527199999999993" table:style-name="ce40">
            <text:p>76.5</text:p>
          </table:table-cell>
          <table:table-cell table:style-name="ce40"/>
          <table:table-cell office:value-type="float" office:value="66.489000000000004" table:style-name="ce40">
            <text:p>66.5</text:p>
          </table:table-cell>
          <table:table-cell table:style-name="ce40"/>
          <table:table-cell office:value-type="float" office:value="41.047200000000004" table:style-name="ce40">
            <text:p>41.0</text:p>
          </table:table-cell>
          <table:table-cell table:style-name="ce40"/>
          <table:table-cell office:value-type="float" office:value="32.965400000000002" table:style-name="ce40">
            <text:p>33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78.843600000000009" table:style-name="ce35">
            <text:p>78.8</text:p>
          </table:table-cell>
          <table:table-cell table:style-name="ce35"/>
          <table:table-cell office:value-type="float" office:value="70.219899999999996" table:style-name="ce35">
            <text:p>70.2</text:p>
          </table:table-cell>
          <table:table-cell table:style-name="ce35"/>
          <table:table-cell office:value-type="float" office:value="43.052199999999999" table:style-name="ce35">
            <text:p>43.1</text:p>
          </table:table-cell>
          <table:table-cell table:style-name="ce35"/>
          <table:table-cell office:value-type="float" office:value="31.355100000000004" table:style-name="ce35">
            <text:p>31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76.848300000000009" table:style-name="ce40">
            <text:p>76.8</text:p>
          </table:table-cell>
          <table:table-cell table:style-name="ce40"/>
          <table:table-cell office:value-type="float" office:value="68.98060000000001" table:style-name="ce40">
            <text:p>69.0</text:p>
          </table:table-cell>
          <table:table-cell table:style-name="ce40"/>
          <table:table-cell office:value-type="float" office:value="44.603900000000003" table:style-name="ce40">
            <text:p>44.6</text:p>
          </table:table-cell>
          <table:table-cell table:style-name="ce40"/>
          <table:table-cell office:value-type="float" office:value="30.8552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79.46459999999999" table:style-name="ce40">
            <text:p>79.5</text:p>
          </table:table-cell>
          <table:table-cell table:style-name="ce40"/>
          <table:table-cell office:value-type="float" office:value="69.799199999999999" table:style-name="ce40">
            <text:p>69.8</text:p>
          </table:table-cell>
          <table:table-cell table:style-name="ce40"/>
          <table:table-cell office:value-type="float" office:value="40.0214" table:style-name="ce40">
            <text:p>40.0</text:p>
          </table:table-cell>
          <table:table-cell table:style-name="ce40"/>
          <table:table-cell office:value-type="float" office:value="29.672999999999998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81.512900000000002" table:style-name="ce40">
            <text:p>81.5</text:p>
          </table:table-cell>
          <table:table-cell table:style-name="ce40"/>
          <table:table-cell office:value-type="float" office:value="71.579599999999999" table:style-name="ce40">
            <text:p>71.6</text:p>
          </table:table-cell>
          <table:table-cell table:style-name="ce40"/>
          <table:table-cell office:value-type="float" office:value="44.369" table:style-name="ce40">
            <text:p>44.4</text:p>
          </table:table-cell>
          <table:table-cell table:style-name="ce40"/>
          <table:table-cell office:value-type="float" office:value="30.111500000000003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80.231499999999997" table:style-name="ce40">
            <text:p>80.2</text:p>
          </table:table-cell>
          <table:table-cell table:style-name="ce40"/>
          <table:table-cell office:value-type="float" office:value="71.572400000000002" table:style-name="ce40">
            <text:p>71.6</text:p>
          </table:table-cell>
          <table:table-cell table:style-name="ce40"/>
          <table:table-cell office:value-type="float" office:value="39.763999999999996" table:style-name="ce40">
            <text:p>39.8</text:p>
          </table:table-cell>
          <table:table-cell table:style-name="ce40"/>
          <table:table-cell office:value-type="float" office:value="28.106300000000001" table:style-name="ce40">
            <text:p>28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77.197000000000003" table:style-name="ce40">
            <text:p>77.2</text:p>
          </table:table-cell>
          <table:table-cell table:style-name="ce40"/>
          <table:table-cell office:value-type="float" office:value="69.148799999999994" table:style-name="ce40">
            <text:p>69.1</text:p>
          </table:table-cell>
          <table:table-cell table:style-name="ce40"/>
          <table:table-cell office:value-type="float" office:value="43.93" table:style-name="ce40">
            <text:p>43.9</text:p>
          </table:table-cell>
          <table:table-cell table:style-name="ce40"/>
          <table:table-cell office:value-type="float" office:value="33.094900000000003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79.640299999999996" table:style-name="ce40">
            <text:p>79.6</text:p>
          </table:table-cell>
          <table:table-cell table:style-name="ce40"/>
          <table:table-cell office:value-type="float" office:value="71.225999999999999" table:style-name="ce40">
            <text:p>71.2</text:p>
          </table:table-cell>
          <table:table-cell table:style-name="ce40"/>
          <table:table-cell office:value-type="float" office:value="45.345200000000006" table:style-name="ce40">
            <text:p>45.3</text:p>
          </table:table-cell>
          <table:table-cell table:style-name="ce40"/>
          <table:table-cell office:value-type="float" office:value="31.733499999999999" table:style-name="ce40">
            <text:p>31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78.706500000000005" table:style-name="ce40">
            <text:p>78.7</text:p>
          </table:table-cell>
          <table:table-cell table:style-name="ce40"/>
          <table:table-cell office:value-type="float" office:value="70.259" table:style-name="ce40">
            <text:p>70.3</text:p>
          </table:table-cell>
          <table:table-cell table:style-name="ce40"/>
          <table:table-cell office:value-type="float" office:value="42.3309" table:style-name="ce40">
            <text:p>42.3</text:p>
          </table:table-cell>
          <table:table-cell table:style-name="ce40"/>
          <table:table-cell office:value-type="float" office:value="33.793900000000001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78.083199999999991" table:style-name="ce35">
            <text:p>78.1</text:p>
          </table:table-cell>
          <table:table-cell table:style-name="ce35"/>
          <table:table-cell office:value-type="float" office:value="69.686099999999996" table:style-name="ce35">
            <text:p>69.7</text:p>
          </table:table-cell>
          <table:table-cell table:style-name="ce35"/>
          <table:table-cell office:value-type="float" office:value="43.588000000000001" table:style-name="ce35">
            <text:p>43.6</text:p>
          </table:table-cell>
          <table:table-cell table:style-name="ce35"/>
          <table:table-cell office:value-type="float" office:value="30.805199999999999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77.826099999999997" table:style-name="ce40">
            <text:p>77.8</text:p>
          </table:table-cell>
          <table:table-cell table:style-name="ce40"/>
          <table:table-cell office:value-type="float" office:value="69.142200000000003" table:style-name="ce40">
            <text:p>69.1</text:p>
          </table:table-cell>
          <table:table-cell table:style-name="ce40"/>
          <table:table-cell office:value-type="float" office:value="40.441899999999997" table:style-name="ce40">
            <text:p>40.4</text:p>
          </table:table-cell>
          <table:table-cell table:style-name="ce40"/>
          <table:table-cell office:value-type="float" office:value="29.8599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78.833699999999993" table:style-name="ce40">
            <text:p>78.8</text:p>
          </table:table-cell>
          <table:table-cell table:style-name="ce40"/>
          <table:table-cell office:value-type="float" office:value="70.444900000000004" table:style-name="ce40">
            <text:p>70.4</text:p>
          </table:table-cell>
          <table:table-cell table:style-name="ce40"/>
          <table:table-cell office:value-type="float" office:value="44.381100000000004" table:style-name="ce40">
            <text:p>44.4</text:p>
          </table:table-cell>
          <table:table-cell table:style-name="ce40"/>
          <table:table-cell office:value-type="float" office:value="28.962700000000002" table:style-name="ce40">
            <text:p>2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79.892200000000003" table:style-name="ce40">
            <text:p>79.9</text:p>
          </table:table-cell>
          <table:table-cell table:style-name="ce40"/>
          <table:table-cell office:value-type="float" office:value="71.764099999999999" table:style-name="ce40">
            <text:p>71.8</text:p>
          </table:table-cell>
          <table:table-cell table:style-name="ce40"/>
          <table:table-cell office:value-type="float" office:value="48.8596" table:style-name="ce40">
            <text:p>48.9</text:p>
          </table:table-cell>
          <table:table-cell table:style-name="ce40"/>
          <table:table-cell office:value-type="float" office:value="34.947299999999998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77.244399999999999" table:style-name="ce40">
            <text:p>77.2</text:p>
          </table:table-cell>
          <table:table-cell table:style-name="ce40"/>
          <table:table-cell office:value-type="float" office:value="67.888099999999994" table:style-name="ce40">
            <text:p>67.9</text:p>
          </table:table-cell>
          <table:table-cell table:style-name="ce40"/>
          <table:table-cell office:value-type="float" office:value="43.297000000000004" table:style-name="ce40">
            <text:p>43.3</text:p>
          </table:table-cell>
          <table:table-cell table:style-name="ce40"/>
          <table:table-cell office:value-type="float" office:value="32.167299999999997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75.539699999999996" table:style-name="ce40">
            <text:p>75.5</text:p>
          </table:table-cell>
          <table:table-cell table:style-name="ce40"/>
          <table:table-cell office:value-type="float" office:value="67.854299999999995" table:style-name="ce40">
            <text:p>67.9</text:p>
          </table:table-cell>
          <table:table-cell table:style-name="ce40"/>
          <table:table-cell office:value-type="float" office:value="39.998199999999997" table:style-name="ce40">
            <text:p>40.0</text:p>
          </table:table-cell>
          <table:table-cell table:style-name="ce40"/>
          <table:table-cell office:value-type="float" office:value="30.477500000000003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75.359200000000001" table:style-name="ce40">
            <text:p>75.4</text:p>
          </table:table-cell>
          <table:table-cell table:style-name="ce40"/>
          <table:table-cell office:value-type="float" office:value="68.881099999999989" table:style-name="ce40">
            <text:p>68.9</text:p>
          </table:table-cell>
          <table:table-cell table:style-name="ce40"/>
          <table:table-cell office:value-type="float" office:value="43.289100000000005" table:style-name="ce40">
            <text:p>43.3</text:p>
          </table:table-cell>
          <table:table-cell table:style-name="ce40"/>
          <table:table-cell office:value-type="float" office:value="31.147000000000002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81.9268" table:style-name="ce40">
            <text:p>81.9</text:p>
          </table:table-cell>
          <table:table-cell table:style-name="ce40"/>
          <table:table-cell office:value-type="float" office:value="71.865700000000004" table:style-name="ce40">
            <text:p>71.9</text:p>
          </table:table-cell>
          <table:table-cell table:style-name="ce40"/>
          <table:table-cell office:value-type="float" office:value="44.965899999999998" table:style-name="ce40">
            <text:p>45.0</text:p>
          </table:table-cell>
          <table:table-cell table:style-name="ce40"/>
          <table:table-cell office:value-type="float" office:value="28.2059" table:style-name="ce40">
            <text:p>28.2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75.301900000000003" table:style-name="ce29">
            <text:p>75.3</text:p>
          </table:table-cell>
          <table:table-cell table:style-name="ce29"/>
          <table:table-cell office:value-type="float" office:value="65.9709" table:style-name="ce29">
            <text:p>66.0</text:p>
          </table:table-cell>
          <table:table-cell table:style-name="ce29"/>
          <table:table-cell office:value-type="float" office:value="40.359200000000001" table:style-name="ce29">
            <text:p>40.4</text:p>
          </table:table-cell>
          <table:table-cell table:style-name="ce29"/>
          <table:table-cell office:value-type="float" office:value="30.036000000000001" table:style-name="ce29">
            <text:p>30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78.187300000000008" table:style-name="ce35">
            <text:p>78.2</text:p>
          </table:table-cell>
          <table:table-cell table:style-name="ce35"/>
          <table:table-cell office:value-type="float" office:value="71.552300000000002" table:style-name="ce35">
            <text:p>71.6</text:p>
          </table:table-cell>
          <table:table-cell table:style-name="ce35"/>
          <table:table-cell office:value-type="float" office:value="47.803100000000001" table:style-name="ce35">
            <text:p>47.8</text:p>
          </table:table-cell>
          <table:table-cell table:style-name="ce35"/>
          <table:table-cell office:value-type="float" office:value="34.902799999999999" table:style-name="ce35">
            <text:p>3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79.447900000000004" table:style-name="ce35">
            <text:p>79.4</text:p>
          </table:table-cell>
          <table:table-cell table:style-name="ce35"/>
          <table:table-cell office:value-type="float" office:value="71.1892" table:style-name="ce35">
            <text:p>71.2</text:p>
          </table:table-cell>
          <table:table-cell table:style-name="ce35"/>
          <table:table-cell office:value-type="float" office:value="44.694699999999997" table:style-name="ce35">
            <text:p>44.7</text:p>
          </table:table-cell>
          <table:table-cell table:style-name="ce35"/>
          <table:table-cell office:value-type="float" office:value="34.017499999999998" table:style-name="ce35">
            <text:p>3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75.210700000000003" table:style-name="ce35">
            <text:p>75.2</text:p>
          </table:table-cell>
          <table:table-cell table:style-name="ce35"/>
          <table:table-cell office:value-type="float" office:value="60.963599999999992" table:style-name="ce35">
            <text:p>61.0</text:p>
          </table:table-cell>
          <table:table-cell table:style-name="ce35"/>
          <table:table-cell office:value-type="float" office:value="32.943800000000003" table:style-name="ce35">
            <text:p>32.9</text:p>
          </table:table-cell>
          <table:table-cell table:style-name="ce35"/>
          <table:table-cell office:value-type="float" office:value="24.6234" table:style-name="ce35">
            <text:p>24.6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73.818700000000007" table:style-name="ce35">
            <text:p>73.8</text:p>
          </table:table-cell>
          <table:table-cell table:style-name="ce35"/>
          <table:table-cell office:value-type="float" office:value="65.064700000000002" table:style-name="ce35">
            <text:p>65.1</text:p>
          </table:table-cell>
          <table:table-cell table:style-name="ce35"/>
          <table:table-cell office:value-type="float" office:value="39.358900000000006" table:style-name="ce35">
            <text:p>39.4</text:p>
          </table:table-cell>
          <table:table-cell table:style-name="ce35"/>
          <table:table-cell office:value-type="float" office:value="30.7471" table:style-name="ce35">
            <text:p>30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76.365499999999997" table:style-name="ce35">
            <text:p>76.4</text:p>
          </table:table-cell>
          <table:table-cell table:style-name="ce35"/>
          <table:table-cell office:value-type="float" office:value="67.073099999999997" table:style-name="ce35">
            <text:p>67.1</text:p>
          </table:table-cell>
          <table:table-cell table:style-name="ce35"/>
          <table:table-cell office:value-type="float" office:value="40.690899999999999" table:style-name="ce35">
            <text:p>40.7</text:p>
          </table:table-cell>
          <table:table-cell table:style-name="ce35"/>
          <table:table-cell office:value-type="float" office:value="29.934300000000004" table:style-name="ce35">
            <text:p>29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74.868400000000008" table:style-name="ce40">
            <text:p>74.9</text:p>
          </table:table-cell>
          <table:table-cell table:style-name="ce40"/>
          <table:table-cell office:value-type="float" office:value="67.480099999999993" table:style-name="ce40">
            <text:p>67.5</text:p>
          </table:table-cell>
          <table:table-cell table:style-name="ce40"/>
          <table:table-cell office:value-type="float" office:value="38.807499999999997" table:style-name="ce40">
            <text:p>38.8</text:p>
          </table:table-cell>
          <table:table-cell table:style-name="ce40"/>
          <table:table-cell office:value-type="float" office:value="30.083500000000001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81.229300000000009" table:style-name="ce40">
            <text:p>81.2</text:p>
          </table:table-cell>
          <table:table-cell table:style-name="ce40"/>
          <table:table-cell office:value-type="float" office:value="71.055300000000003" table:style-name="ce40">
            <text:p>71.1</text:p>
          </table:table-cell>
          <table:table-cell table:style-name="ce40"/>
          <table:table-cell office:value-type="float" office:value="47.511099999999999" table:style-name="ce40">
            <text:p>47.5</text:p>
          </table:table-cell>
          <table:table-cell table:style-name="ce40"/>
          <table:table-cell office:value-type="float" office:value="34.110600000000005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77.021500000000003" table:style-name="ce40">
            <text:p>77.0</text:p>
          </table:table-cell>
          <table:table-cell table:style-name="ce40"/>
          <table:table-cell office:value-type="float" office:value="65.434200000000004" table:style-name="ce40">
            <text:p>65.4</text:p>
          </table:table-cell>
          <table:table-cell table:style-name="ce40"/>
          <table:table-cell office:value-type="float" office:value="37.012" table:style-name="ce40">
            <text:p>37.0</text:p>
          </table:table-cell>
          <table:table-cell table:style-name="ce40"/>
          <table:table-cell office:value-type="float" office:value="28.330400000000001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74.445999999999998" table:style-name="ce40">
            <text:p>74.4</text:p>
          </table:table-cell>
          <table:table-cell table:style-name="ce40"/>
          <table:table-cell office:value-type="float" office:value="64.655200000000008" table:style-name="ce40">
            <text:p>64.7</text:p>
          </table:table-cell>
          <table:table-cell table:style-name="ce40"/>
          <table:table-cell office:value-type="float" office:value="38.445" table:style-name="ce40">
            <text:p>38.4</text:p>
          </table:table-cell>
          <table:table-cell table:style-name="ce40"/>
          <table:table-cell office:value-type="float" office:value="27.462199999999999" table:style-name="ce40">
            <text:p>2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77.711300000000008" table:style-name="ce40">
            <text:p>77.7</text:p>
          </table:table-cell>
          <table:table-cell table:style-name="ce40"/>
          <table:table-cell office:value-type="float" office:value="67.709699999999998" table:style-name="ce40">
            <text:p>67.7</text:p>
          </table:table-cell>
          <table:table-cell table:style-name="ce40"/>
          <table:table-cell office:value-type="float" office:value="38.940000000000005" table:style-name="ce40">
            <text:p>38.9</text:p>
          </table:table-cell>
          <table:table-cell table:style-name="ce40"/>
          <table:table-cell office:value-type="float" office:value="24.945899999999998" table:style-name="ce40">
            <text:p>2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80.166800000000009" table:style-name="ce40">
            <text:p>80.2</text:p>
          </table:table-cell>
          <table:table-cell table:style-name="ce40"/>
          <table:table-cell office:value-type="float" office:value="73.531100000000009" table:style-name="ce40">
            <text:p>73.5</text:p>
          </table:table-cell>
          <table:table-cell table:style-name="ce40"/>
          <table:table-cell office:value-type="float" office:value="49.1828" table:style-name="ce40">
            <text:p>49.2</text:p>
          </table:table-cell>
          <table:table-cell table:style-name="ce40"/>
          <table:table-cell office:value-type="float" office:value="38.807000000000002" table:style-name="ce40">
            <text:p>3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68.869900000000001" table:style-name="ce40">
            <text:p>68.9</text:p>
          </table:table-cell>
          <table:table-cell table:style-name="ce40"/>
          <table:table-cell office:value-type="float" office:value="58.874499999999998" table:style-name="ce40">
            <text:p>58.9</text:p>
          </table:table-cell>
          <table:table-cell table:style-name="ce40"/>
          <table:table-cell office:value-type="float" office:value="35.9236" table:style-name="ce40">
            <text:p>35.9</text:p>
          </table:table-cell>
          <table:table-cell table:style-name="ce40"/>
          <table:table-cell office:value-type="float" office:value="27.9328" table:style-name="ce40">
            <text:p>2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74.330700000000007" table:style-name="ce40">
            <text:p>74.3</text:p>
          </table:table-cell>
          <table:table-cell table:style-name="ce40"/>
          <table:table-cell office:value-type="float" office:value="65.191800000000001" table:style-name="ce40">
            <text:p>65.2</text:p>
          </table:table-cell>
          <table:table-cell table:style-name="ce40"/>
          <table:table-cell office:value-type="float" office:value="35.417400000000001" table:style-name="ce40">
            <text:p>35.4</text:p>
          </table:table-cell>
          <table:table-cell table:style-name="ce40"/>
          <table:table-cell office:value-type="float" office:value="24.0444" table:style-name="ce40">
            <text:p>2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78.852100000000007" table:style-name="ce35">
            <text:p>78.9</text:p>
          </table:table-cell>
          <table:table-cell table:style-name="ce35"/>
          <table:table-cell office:value-type="float" office:value="70.119399999999999" table:style-name="ce35">
            <text:p>70.1</text:p>
          </table:table-cell>
          <table:table-cell table:style-name="ce35"/>
          <table:table-cell office:value-type="float" office:value="42.584400000000002" table:style-name="ce35">
            <text:p>42.6</text:p>
          </table:table-cell>
          <table:table-cell table:style-name="ce35"/>
          <table:table-cell office:value-type="float" office:value="30.597099999999998" table:style-name="ce35">
            <text:p>30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78.409099999999995" table:style-name="ce40">
            <text:p>78.4</text:p>
          </table:table-cell>
          <table:table-cell table:style-name="ce40"/>
          <table:table-cell office:value-type="float" office:value="70.126400000000004" table:style-name="ce40">
            <text:p>70.1</text:p>
          </table:table-cell>
          <table:table-cell table:style-name="ce40"/>
          <table:table-cell office:value-type="float" office:value="39.650500000000001" table:style-name="ce40">
            <text:p>39.7</text:p>
          </table:table-cell>
          <table:table-cell table:style-name="ce40"/>
          <table:table-cell office:value-type="float" office:value="29.869600000000002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70.039700000000011" table:style-name="ce40">
            <text:p>70.0</text:p>
          </table:table-cell>
          <table:table-cell table:style-name="ce40"/>
          <table:table-cell office:value-type="float" office:value="59.424699999999994" table:style-name="ce40">
            <text:p>59.4</text:p>
          </table:table-cell>
          <table:table-cell table:style-name="ce40"/>
          <table:table-cell office:value-type="float" office:value="34.480499999999999" table:style-name="ce40">
            <text:p>34.5</text:p>
          </table:table-cell>
          <table:table-cell table:style-name="ce40"/>
          <table:table-cell office:value-type="float" office:value="27.0075" table:style-name="ce40">
            <text:p>2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76.334299999999999" table:style-name="ce40">
            <text:p>76.3</text:p>
          </table:table-cell>
          <table:table-cell table:style-name="ce40"/>
          <table:table-cell office:value-type="float" office:value="64.252299999999991" table:style-name="ce40">
            <text:p>64.3</text:p>
          </table:table-cell>
          <table:table-cell table:style-name="ce40"/>
          <table:table-cell office:value-type="float" office:value="42.976199999999999" table:style-name="ce40">
            <text:p>43.0</text:p>
          </table:table-cell>
          <table:table-cell table:style-name="ce40"/>
          <table:table-cell office:value-type="float" office:value="30.330500000000001" table:style-name="ce40">
            <text:p>3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78.004800000000003" table:style-name="ce40">
            <text:p>78.0</text:p>
          </table:table-cell>
          <table:table-cell table:style-name="ce40"/>
          <table:table-cell office:value-type="float" office:value="71.571300000000008" table:style-name="ce40">
            <text:p>71.6</text:p>
          </table:table-cell>
          <table:table-cell table:style-name="ce40"/>
          <table:table-cell office:value-type="float" office:value="42.135899999999999" table:style-name="ce40">
            <text:p>42.1</text:p>
          </table:table-cell>
          <table:table-cell table:style-name="ce40"/>
          <table:table-cell office:value-type="float" office:value="30.892900000000001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89.184100000000001" table:style-name="ce40">
            <text:p>89.2</text:p>
          </table:table-cell>
          <table:table-cell table:style-name="ce40"/>
          <table:table-cell office:value-type="float" office:value="82.209699999999998" table:style-name="ce40">
            <text:p>82.2</text:p>
          </table:table-cell>
          <table:table-cell table:style-name="ce40"/>
          <table:table-cell office:value-type="float" office:value="51.0398" table:style-name="ce40">
            <text:p>51.0</text:p>
          </table:table-cell>
          <table:table-cell table:style-name="ce40"/>
          <table:table-cell office:value-type="float" office:value="33.9544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72.658999999999992" table:style-name="ce35">
            <text:p>72.7</text:p>
          </table:table-cell>
          <table:table-cell table:style-name="ce35"/>
          <table:table-cell office:value-type="float" office:value="63.446800000000003" table:style-name="ce35">
            <text:p>63.4</text:p>
          </table:table-cell>
          <table:table-cell table:style-name="ce35"/>
          <table:table-cell office:value-type="float" office:value="38.801099999999998" table:style-name="ce35">
            <text:p>38.8</text:p>
          </table:table-cell>
          <table:table-cell table:style-name="ce35"/>
          <table:table-cell office:value-type="float" office:value="29.175699999999999" table:style-name="ce35">
            <text:p>29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74.683400000000006" table:style-name="ce40">
            <text:p>74.7</text:p>
          </table:table-cell>
          <table:table-cell table:style-name="ce40"/>
          <table:table-cell office:value-type="float" office:value="64.962000000000003" table:style-name="ce40">
            <text:p>65.0</text:p>
          </table:table-cell>
          <table:table-cell table:style-name="ce40"/>
          <table:table-cell office:value-type="float" office:value="41.901600000000002" table:style-name="ce40">
            <text:p>41.9</text:p>
          </table:table-cell>
          <table:table-cell table:style-name="ce40"/>
          <table:table-cell office:value-type="float" office:value="33.604700000000001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74.755700000000004" table:style-name="ce40">
            <text:p>74.8</text:p>
          </table:table-cell>
          <table:table-cell table:style-name="ce40"/>
          <table:table-cell office:value-type="float" office:value="66.096400000000003" table:style-name="ce40">
            <text:p>66.1</text:p>
          </table:table-cell>
          <table:table-cell table:style-name="ce40"/>
          <table:table-cell office:value-type="float" office:value="39.847500000000004" table:style-name="ce40">
            <text:p>39.8</text:p>
          </table:table-cell>
          <table:table-cell table:style-name="ce40"/>
          <table:table-cell office:value-type="float" office:value="28.788200000000003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72.253" table:style-name="ce40">
            <text:p>72.3</text:p>
          </table:table-cell>
          <table:table-cell table:style-name="ce40"/>
          <table:table-cell office:value-type="float" office:value="63.182700000000004" table:style-name="ce40">
            <text:p>63.2</text:p>
          </table:table-cell>
          <table:table-cell table:style-name="ce40"/>
          <table:table-cell office:value-type="float" office:value="34.877299999999998" table:style-name="ce40">
            <text:p>34.9</text:p>
          </table:table-cell>
          <table:table-cell table:style-name="ce40"/>
          <table:table-cell office:value-type="float" office:value="24.789100000000001" table:style-name="ce40">
            <text:p>2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65.412400000000005" table:style-name="ce40">
            <text:p>65.4</text:p>
          </table:table-cell>
          <table:table-cell table:style-name="ce40"/>
          <table:table-cell office:value-type="float" office:value="56.898800000000008" table:style-name="ce40">
            <text:p>56.9</text:p>
          </table:table-cell>
          <table:table-cell table:style-name="ce40"/>
          <table:table-cell office:value-type="float" office:value="34.2804" table:style-name="ce40">
            <text:p>34.3</text:p>
          </table:table-cell>
          <table:table-cell table:style-name="ce40"/>
          <table:table-cell office:value-type="float" office:value="24.352899999999998" table:style-name="ce40">
            <text:p>2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75.867800000000003" table:style-name="ce40">
            <text:p>75.9</text:p>
          </table:table-cell>
          <table:table-cell table:style-name="ce40"/>
          <table:table-cell office:value-type="float" office:value="64.846899999999991" table:style-name="ce40">
            <text:p>64.8</text:p>
          </table:table-cell>
          <table:table-cell table:style-name="ce40"/>
          <table:table-cell office:value-type="float" office:value="38.6372" table:style-name="ce40">
            <text:p>38.6</text:p>
          </table:table-cell>
          <table:table-cell table:style-name="ce40"/>
          <table:table-cell office:value-type="float" office:value="27.622700000000002" table:style-name="ce40">
            <text:p>2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70.393100000000004" table:style-name="ce40">
            <text:p>70.4</text:p>
          </table:table-cell>
          <table:table-cell table:style-name="ce40"/>
          <table:table-cell office:value-type="float" office:value="61.792400000000001" table:style-name="ce40">
            <text:p>61.8</text:p>
          </table:table-cell>
          <table:table-cell table:style-name="ce40"/>
          <table:table-cell office:value-type="float" office:value="36.275800000000004" table:style-name="ce40">
            <text:p>36.3</text:p>
          </table:table-cell>
          <table:table-cell table:style-name="ce40"/>
          <table:table-cell office:value-type="float" office:value="26.898699999999998" table:style-name="ce40">
            <text:p>26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70.683700000000002" table:style-name="ce40">
            <text:p>70.7</text:p>
          </table:table-cell>
          <table:table-cell table:style-name="ce40"/>
          <table:table-cell office:value-type="float" office:value="62.659200000000006" table:style-name="ce40">
            <text:p>62.7</text:p>
          </table:table-cell>
          <table:table-cell table:style-name="ce40"/>
          <table:table-cell office:value-type="float" office:value="37.849400000000003" table:style-name="ce40">
            <text:p>37.8</text:p>
          </table:table-cell>
          <table:table-cell table:style-name="ce40"/>
          <table:table-cell office:value-type="float" office:value="26.437500000000004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79.856700000000004" table:style-name="ce35">
            <text:p>79.9</text:p>
          </table:table-cell>
          <table:table-cell table:style-name="ce35"/>
          <table:table-cell office:value-type="float" office:value="69.763499999999993" table:style-name="ce35">
            <text:p>69.8</text:p>
          </table:table-cell>
          <table:table-cell table:style-name="ce35"/>
          <table:table-cell office:value-type="float" office:value="43.544400000000003" table:style-name="ce35">
            <text:p>43.5</text:p>
          </table:table-cell>
          <table:table-cell table:style-name="ce35"/>
          <table:table-cell office:value-type="float" office:value="31.921399999999998" table:style-name="ce35">
            <text:p>3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78.09190000000001" table:style-name="ce40">
            <text:p>78.1</text:p>
          </table:table-cell>
          <table:table-cell table:style-name="ce40"/>
          <table:table-cell office:value-type="float" office:value="68.062699999999992" table:style-name="ce40">
            <text:p>68.1</text:p>
          </table:table-cell>
          <table:table-cell table:style-name="ce40"/>
          <table:table-cell office:value-type="float" office:value="44.996000000000002" table:style-name="ce40">
            <text:p>45.0</text:p>
          </table:table-cell>
          <table:table-cell table:style-name="ce40"/>
          <table:table-cell office:value-type="float" office:value="33.470499999999994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81.129899999999992" table:style-name="ce40">
            <text:p>81.1</text:p>
          </table:table-cell>
          <table:table-cell table:style-name="ce40"/>
          <table:table-cell office:value-type="float" office:value="72.933400000000006" table:style-name="ce40">
            <text:p>72.9</text:p>
          </table:table-cell>
          <table:table-cell table:style-name="ce40"/>
          <table:table-cell office:value-type="float" office:value="46.7849" table:style-name="ce40">
            <text:p>46.8</text:p>
          </table:table-cell>
          <table:table-cell table:style-name="ce40"/>
          <table:table-cell office:value-type="float" office:value="35.398099999999999" table:style-name="ce40">
            <text:p>3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76.469799999999992" table:style-name="ce40">
            <text:p>76.5</text:p>
          </table:table-cell>
          <table:table-cell table:style-name="ce40"/>
          <table:table-cell office:value-type="float" office:value="67.417599999999993" table:style-name="ce40">
            <text:p>67.4</text:p>
          </table:table-cell>
          <table:table-cell table:style-name="ce40"/>
          <table:table-cell office:value-type="float" office:value="42.3172" table:style-name="ce40">
            <text:p>42.3</text:p>
          </table:table-cell>
          <table:table-cell table:style-name="ce40"/>
          <table:table-cell office:value-type="float" office:value="31.8687" table:style-name="ce40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81.335999999999999" table:style-name="ce40">
            <text:p>81.3</text:p>
          </table:table-cell>
          <table:table-cell table:style-name="ce40"/>
          <table:table-cell office:value-type="float" office:value="71.920299999999997" table:style-name="ce40">
            <text:p>71.9</text:p>
          </table:table-cell>
          <table:table-cell table:style-name="ce40"/>
          <table:table-cell office:value-type="float" office:value="44.476999999999997" table:style-name="ce40">
            <text:p>44.5</text:p>
          </table:table-cell>
          <table:table-cell table:style-name="ce40"/>
          <table:table-cell office:value-type="float" office:value="32.249600000000001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81.312799999999996" table:style-name="ce40">
            <text:p>81.3</text:p>
          </table:table-cell>
          <table:table-cell table:style-name="ce40"/>
          <table:table-cell office:value-type="float" office:value="68.422499999999999" table:style-name="ce40">
            <text:p>68.4</text:p>
          </table:table-cell>
          <table:table-cell table:style-name="ce40"/>
          <table:table-cell office:value-type="float" office:value="40.453899999999997" table:style-name="ce40">
            <text:p>40.5</text:p>
          </table:table-cell>
          <table:table-cell table:style-name="ce40"/>
          <table:table-cell office:value-type="float" office:value="28.033400000000004" table:style-name="ce40">
            <text:p>2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80.120499999999993" table:style-name="ce40">
            <text:p>80.1</text:p>
          </table:table-cell>
          <table:table-cell table:style-name="ce40"/>
          <table:table-cell office:value-type="float" office:value="70.364599999999996" table:style-name="ce40">
            <text:p>70.4</text:p>
          </table:table-cell>
          <table:table-cell table:style-name="ce40"/>
          <table:table-cell office:value-type="float" office:value="43.496499999999997" table:style-name="ce40">
            <text:p>43.5</text:p>
          </table:table-cell>
          <table:table-cell table:style-name="ce40"/>
          <table:table-cell office:value-type="float" office:value="32.189900000000002" table:style-name="ce40">
            <text:p>32.2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79.168300000000002" table:style-name="ce29">
            <text:p>79.2</text:p>
          </table:table-cell>
          <table:table-cell table:style-name="ce29"/>
          <table:table-cell office:value-type="float" office:value="70.517399999999995" table:style-name="ce29">
            <text:p>70.5</text:p>
          </table:table-cell>
          <table:table-cell table:style-name="ce29"/>
          <table:table-cell office:value-type="float" office:value="45.326699999999995" table:style-name="ce29">
            <text:p>45.3</text:p>
          </table:table-cell>
          <table:table-cell table:style-name="ce29"/>
          <table:table-cell office:value-type="float" office:value="33.452500000000001" table:style-name="ce29">
            <text:p>33.5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76.323700000000002" table:style-name="ce35">
            <text:p>76.3</text:p>
          </table:table-cell>
          <table:table-cell table:style-name="ce35"/>
          <table:table-cell office:value-type="float" office:value="65.980599999999995" table:style-name="ce35">
            <text:p>66.0</text:p>
          </table:table-cell>
          <table:table-cell table:style-name="ce35"/>
          <table:table-cell office:value-type="float" office:value="38.3949" table:style-name="ce35">
            <text:p>38.4</text:p>
          </table:table-cell>
          <table:table-cell table:style-name="ce35"/>
          <table:table-cell office:value-type="float" office:value="26.809200000000001" table:style-name="ce35">
            <text:p>26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79.688599999999994" table:style-name="ce35">
            <text:p>79.7</text:p>
          </table:table-cell>
          <table:table-cell table:style-name="ce35"/>
          <table:table-cell office:value-type="float" office:value="69.784199999999998" table:style-name="ce35">
            <text:p>69.8</text:p>
          </table:table-cell>
          <table:table-cell table:style-name="ce35"/>
          <table:table-cell office:value-type="float" office:value="41.936800000000005" table:style-name="ce35">
            <text:p>41.9</text:p>
          </table:table-cell>
          <table:table-cell table:style-name="ce35"/>
          <table:table-cell office:value-type="float" office:value="28.101799999999997" table:style-name="ce35">
            <text:p>28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71.587400000000002" table:style-name="ce35">
            <text:p>71.6</text:p>
          </table:table-cell>
          <table:table-cell table:style-name="ce35"/>
          <table:table-cell office:value-type="float" office:value="63.318799999999996" table:style-name="ce35">
            <text:p>63.3</text:p>
          </table:table-cell>
          <table:table-cell table:style-name="ce35"/>
          <table:table-cell office:value-type="float" office:value="39.744800000000005" table:style-name="ce35">
            <text:p>39.7</text:p>
          </table:table-cell>
          <table:table-cell table:style-name="ce35"/>
          <table:table-cell office:value-type="float" office:value="27.111899999999999" table:style-name="ce35">
            <text:p>27.1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77.163000000000011" table:style-name="ce35">
            <text:p>77.2</text:p>
          </table:table-cell>
          <table:table-cell table:style-name="ce35"/>
          <table:table-cell office:value-type="float" office:value="69.342800000000011" table:style-name="ce35">
            <text:p>69.3</text:p>
          </table:table-cell>
          <table:table-cell table:style-name="ce35"/>
          <table:table-cell office:value-type="float" office:value="43.357199999999999" table:style-name="ce35">
            <text:p>43.4</text:p>
          </table:table-cell>
          <table:table-cell table:style-name="ce35"/>
          <table:table-cell office:value-type="float" office:value="30.756599999999999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83.025000000000006" table:style-name="ce35">
            <text:p>83.0</text:p>
          </table:table-cell>
          <table:table-cell table:style-name="ce35"/>
          <table:table-cell office:value-type="float" office:value="76.4773" table:style-name="ce35">
            <text:p>76.5</text:p>
          </table:table-cell>
          <table:table-cell table:style-name="ce35"/>
          <table:table-cell office:value-type="float" office:value="49.777200000000001" table:style-name="ce35">
            <text:p>49.8</text:p>
          </table:table-cell>
          <table:table-cell table:style-name="ce35"/>
          <table:table-cell office:value-type="float" office:value="37.444600000000001" table:style-name="ce35">
            <text:p>37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73.15509999999999" table:style-name="ce35">
            <text:p>73.2</text:p>
          </table:table-cell>
          <table:table-cell table:style-name="ce35"/>
          <table:table-cell office:value-type="float" office:value="63.342399999999998" table:style-name="ce35">
            <text:p>63.3</text:p>
          </table:table-cell>
          <table:table-cell table:style-name="ce35"/>
          <table:table-cell office:value-type="float" office:value="39.511299999999999" table:style-name="ce35">
            <text:p>39.5</text:p>
          </table:table-cell>
          <table:table-cell table:style-name="ce35"/>
          <table:table-cell office:value-type="float" office:value="28.557100000000002" table:style-name="ce35">
            <text:p>28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81.752400000000009" table:style-name="ce35">
            <text:p>81.8</text:p>
          </table:table-cell>
          <table:table-cell table:style-name="ce35"/>
          <table:table-cell office:value-type="float" office:value="74.038499999999999" table:style-name="ce35">
            <text:p>74.0</text:p>
          </table:table-cell>
          <table:table-cell table:style-name="ce35"/>
          <table:table-cell office:value-type="float" office:value="50.065400000000004" table:style-name="ce35">
            <text:p>50.1</text:p>
          </table:table-cell>
          <table:table-cell table:style-name="ce35"/>
          <table:table-cell office:value-type="float" office:value="38.050899999999999" table:style-name="ce35">
            <text:p>38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91.094200000000001" table:style-name="ce40">
            <text:p>91.1</text:p>
          </table:table-cell>
          <table:table-cell table:style-name="ce40"/>
          <table:table-cell office:value-type="float" office:value="86.8065" table:style-name="ce40">
            <text:p>86.8</text:p>
          </table:table-cell>
          <table:table-cell table:style-name="ce40"/>
          <table:table-cell office:value-type="float" office:value="72.588999999999999" table:style-name="ce40">
            <text:p>72.6</text:p>
          </table:table-cell>
          <table:table-cell table:style-name="ce40"/>
          <table:table-cell office:value-type="float" office:value="60.625900000000001" table:style-name="ce40">
            <text:p>6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74.95920000000001" table:style-name="ce40">
            <text:p>75.0</text:p>
          </table:table-cell>
          <table:table-cell table:style-name="ce40"/>
          <table:table-cell office:value-type="float" office:value="69.537599999999998" table:style-name="ce40">
            <text:p>69.5</text:p>
          </table:table-cell>
          <table:table-cell table:style-name="ce40"/>
          <table:table-cell office:value-type="float" office:value="46.197800000000001" table:style-name="ce40">
            <text:p>46.2</text:p>
          </table:table-cell>
          <table:table-cell table:style-name="ce40"/>
          <table:table-cell office:value-type="float" office:value="35.165199999999999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73.6708" table:style-name="ce40">
            <text:p>73.7</text:p>
          </table:table-cell>
          <table:table-cell table:style-name="ce40"/>
          <table:table-cell office:value-type="float" office:value="66.749499999999998" table:style-name="ce40">
            <text:p>66.7</text:p>
          </table:table-cell>
          <table:table-cell table:style-name="ce40"/>
          <table:table-cell office:value-type="float" office:value="41.6081" table:style-name="ce40">
            <text:p>41.6</text:p>
          </table:table-cell>
          <table:table-cell table:style-name="ce40"/>
          <table:table-cell office:value-type="float" office:value="32.107700000000001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81.806100000000001" table:style-name="ce40">
            <text:p>81.8</text:p>
          </table:table-cell>
          <table:table-cell table:style-name="ce40"/>
          <table:table-cell office:value-type="float" office:value="70.784899999999993" table:style-name="ce40">
            <text:p>70.8</text:p>
          </table:table-cell>
          <table:table-cell table:style-name="ce40"/>
          <table:table-cell office:value-type="float" office:value="38.940000000000005" table:style-name="ce40">
            <text:p>38.9</text:p>
          </table:table-cell>
          <table:table-cell table:style-name="ce40"/>
          <table:table-cell office:value-type="float" office:value="26.801399999999997" table:style-name="ce40">
            <text:p>2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82.504200000000012" table:style-name="ce40">
            <text:p>82.5</text:p>
          </table:table-cell>
          <table:table-cell table:style-name="ce40"/>
          <table:table-cell office:value-type="float" office:value="73.731999999999999" table:style-name="ce40">
            <text:p>73.7</text:p>
          </table:table-cell>
          <table:table-cell table:style-name="ce40"/>
          <table:table-cell office:value-type="float" office:value="50.533999999999999" table:style-name="ce40">
            <text:p>50.5</text:p>
          </table:table-cell>
          <table:table-cell table:style-name="ce40"/>
          <table:table-cell office:value-type="float" office:value="36.403200000000005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78.329300000000003" table:style-name="ce35">
            <text:p>78.3</text:p>
          </table:table-cell>
          <table:table-cell table:style-name="ce35"/>
          <table:table-cell office:value-type="float" office:value="69.383600000000001" table:style-name="ce35">
            <text:p>69.4</text:p>
          </table:table-cell>
          <table:table-cell table:style-name="ce35"/>
          <table:table-cell office:value-type="float" office:value="43.442399999999999" table:style-name="ce35">
            <text:p>43.4</text:p>
          </table:table-cell>
          <table:table-cell table:style-name="ce35"/>
          <table:table-cell office:value-type="float" office:value="32.862400000000001" table:style-name="ce35">
            <text:p>32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75.25269999999999" table:style-name="ce40">
            <text:p>75.3</text:p>
          </table:table-cell>
          <table:table-cell table:style-name="ce40"/>
          <table:table-cell office:value-type="float" office:value="67.8887" table:style-name="ce40">
            <text:p>67.9</text:p>
          </table:table-cell>
          <table:table-cell table:style-name="ce40"/>
          <table:table-cell office:value-type="float" office:value="35.831800000000001" table:style-name="ce40">
            <text:p>35.8</text:p>
          </table:table-cell>
          <table:table-cell table:style-name="ce40"/>
          <table:table-cell office:value-type="float" office:value="27.775600000000001" table:style-name="ce40">
            <text:p>2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78.308500000000009" table:style-name="ce40">
            <text:p>78.3</text:p>
          </table:table-cell>
          <table:table-cell table:style-name="ce40"/>
          <table:table-cell office:value-type="float" office:value="68.195099999999996" table:style-name="ce40">
            <text:p>68.2</text:p>
          </table:table-cell>
          <table:table-cell table:style-name="ce40"/>
          <table:table-cell office:value-type="float" office:value="40.121099999999998" table:style-name="ce40">
            <text:p>40.1</text:p>
          </table:table-cell>
          <table:table-cell table:style-name="ce40"/>
          <table:table-cell office:value-type="float" office:value="28.581400000000002" table:style-name="ce40">
            <text:p>2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83.432600000000008" table:style-name="ce40">
            <text:p>83.4</text:p>
          </table:table-cell>
          <table:table-cell table:style-name="ce40"/>
          <table:table-cell office:value-type="float" office:value="73.488399999999999" table:style-name="ce40">
            <text:p>73.5</text:p>
          </table:table-cell>
          <table:table-cell table:style-name="ce40"/>
          <table:table-cell office:value-type="float" office:value="47.215000000000003" table:style-name="ce40">
            <text:p>47.2</text:p>
          </table:table-cell>
          <table:table-cell table:style-name="ce40"/>
          <table:table-cell office:value-type="float" office:value="36.333500000000001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74.108199999999997" table:style-name="ce40">
            <text:p>74.1</text:p>
          </table:table-cell>
          <table:table-cell table:style-name="ce40"/>
          <table:table-cell office:value-type="float" office:value="64.5959" table:style-name="ce40">
            <text:p>64.6</text:p>
          </table:table-cell>
          <table:table-cell table:style-name="ce40"/>
          <table:table-cell office:value-type="float" office:value="44.812999999999995" table:style-name="ce40">
            <text:p>44.8</text:p>
          </table:table-cell>
          <table:table-cell table:style-name="ce40"/>
          <table:table-cell office:value-type="float" office:value="35.549799999999998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81.626500000000007" table:style-name="ce40">
            <text:p>81.6</text:p>
          </table:table-cell>
          <table:table-cell table:style-name="ce40"/>
          <table:table-cell office:value-type="float" office:value="68.005899999999997" table:style-name="ce40">
            <text:p>68.0</text:p>
          </table:table-cell>
          <table:table-cell table:style-name="ce40"/>
          <table:table-cell office:value-type="float" office:value="44.989699999999999" table:style-name="ce40">
            <text:p>45.0</text:p>
          </table:table-cell>
          <table:table-cell table:style-name="ce40"/>
          <table:table-cell office:value-type="float" office:value="35.715299999999999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81.7346" table:style-name="ce40">
            <text:p>81.7</text:p>
          </table:table-cell>
          <table:table-cell table:style-name="ce40"/>
          <table:table-cell office:value-type="float" office:value="73.499499999999998" table:style-name="ce40">
            <text:p>73.5</text:p>
          </table:table-cell>
          <table:table-cell table:style-name="ce40"/>
          <table:table-cell office:value-type="float" office:value="47.780099999999997" table:style-name="ce40">
            <text:p>47.8</text:p>
          </table:table-cell>
          <table:table-cell table:style-name="ce40"/>
          <table:table-cell office:value-type="float" office:value="37.367899999999999" table:style-name="ce40">
            <text:p>3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80.176899999999989" table:style-name="ce40">
            <text:p>80.2</text:p>
          </table:table-cell>
          <table:table-cell table:style-name="ce40"/>
          <table:table-cell office:value-type="float" office:value="75.004099999999994" table:style-name="ce40">
            <text:p>75.0</text:p>
          </table:table-cell>
          <table:table-cell table:style-name="ce40"/>
          <table:table-cell office:value-type="float" office:value="44.250699999999995" table:style-name="ce40">
            <text:p>44.3</text:p>
          </table:table-cell>
          <table:table-cell table:style-name="ce40"/>
          <table:table-cell office:value-type="float" office:value="31.556699999999999" table:style-name="ce40">
            <text:p>31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70.366799999999998" table:style-name="ce40">
            <text:p>70.4</text:p>
          </table:table-cell>
          <table:table-cell table:style-name="ce40"/>
          <table:table-cell office:value-type="float" office:value="62.722500000000004" table:style-name="ce40">
            <text:p>62.7</text:p>
          </table:table-cell>
          <table:table-cell table:style-name="ce40"/>
          <table:table-cell office:value-type="float" office:value="42.9833" table:style-name="ce40">
            <text:p>43.0</text:p>
          </table:table-cell>
          <table:table-cell table:style-name="ce40"/>
          <table:table-cell office:value-type="float" office:value="30.095600000000001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76.412999999999997" table:style-name="ce40">
            <text:p>76.4</text:p>
          </table:table-cell>
          <table:table-cell table:style-name="ce40"/>
          <table:table-cell office:value-type="float" office:value="68.521100000000004" table:style-name="ce40">
            <text:p>68.5</text:p>
          </table:table-cell>
          <table:table-cell table:style-name="ce40"/>
          <table:table-cell office:value-type="float" office:value="44.971899999999998" table:style-name="ce40">
            <text:p>45.0</text:p>
          </table:table-cell>
          <table:table-cell table:style-name="ce40"/>
          <table:table-cell office:value-type="float" office:value="32.284400000000005" table:style-name="ce40">
            <text:p>3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77.773200000000003" table:style-name="ce40">
            <text:p>77.8</text:p>
          </table:table-cell>
          <table:table-cell table:style-name="ce40"/>
          <table:table-cell office:value-type="float" office:value="69.284400000000005" table:style-name="ce40">
            <text:p>69.3</text:p>
          </table:table-cell>
          <table:table-cell table:style-name="ce40"/>
          <table:table-cell office:value-type="float" office:value="44.698900000000002" table:style-name="ce40">
            <text:p>44.7</text:p>
          </table:table-cell>
          <table:table-cell table:style-name="ce40"/>
          <table:table-cell office:value-type="float" office:value="36.129099999999994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74.825699999999998" table:style-name="ce40">
            <text:p>74.8</text:p>
          </table:table-cell>
          <table:table-cell table:style-name="ce40"/>
          <table:table-cell office:value-type="float" office:value="65.682900000000004" table:style-name="ce40">
            <text:p>65.7</text:p>
          </table:table-cell>
          <table:table-cell table:style-name="ce40"/>
          <table:table-cell office:value-type="float" office:value="41.825899999999997" table:style-name="ce40">
            <text:p>41.8</text:p>
          </table:table-cell>
          <table:table-cell table:style-name="ce40"/>
          <table:table-cell office:value-type="float" office:value="29.602899999999998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83.512799999999999" table:style-name="ce40">
            <text:p>83.5</text:p>
          </table:table-cell>
          <table:table-cell table:style-name="ce40"/>
          <table:table-cell office:value-type="float" office:value="75.033600000000007" table:style-name="ce40">
            <text:p>75.0</text:p>
          </table:table-cell>
          <table:table-cell table:style-name="ce40"/>
          <table:table-cell office:value-type="float" office:value="46.997399999999999" table:style-name="ce40">
            <text:p>47.0</text:p>
          </table:table-cell>
          <table:table-cell table:style-name="ce40"/>
          <table:table-cell office:value-type="float" office:value="36.295699999999997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80.892499999999998" table:style-name="ce35">
            <text:p>80.9</text:p>
          </table:table-cell>
          <table:table-cell table:style-name="ce35"/>
          <table:table-cell office:value-type="float" office:value="71.765199999999993" table:style-name="ce35">
            <text:p>71.8</text:p>
          </table:table-cell>
          <table:table-cell table:style-name="ce35"/>
          <table:table-cell office:value-type="float" office:value="47.505600000000001" table:style-name="ce35">
            <text:p>47.5</text:p>
          </table:table-cell>
          <table:table-cell table:style-name="ce35"/>
          <table:table-cell office:value-type="float" office:value="34.625299999999996" table:style-name="ce35">
            <text:p>34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78.539599999999993" table:style-name="ce40">
            <text:p>78.5</text:p>
          </table:table-cell>
          <table:table-cell table:style-name="ce40"/>
          <table:table-cell office:value-type="float" office:value="68.1738" table:style-name="ce40">
            <text:p>68.2</text:p>
          </table:table-cell>
          <table:table-cell table:style-name="ce40"/>
          <table:table-cell office:value-type="float" office:value="43.376799999999996" table:style-name="ce40">
            <text:p>43.4</text:p>
          </table:table-cell>
          <table:table-cell table:style-name="ce40"/>
          <table:table-cell office:value-type="float" office:value="29.484100000000002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80.210499999999996" table:style-name="ce40">
            <text:p>80.2</text:p>
          </table:table-cell>
          <table:table-cell table:style-name="ce40"/>
          <table:table-cell office:value-type="float" office:value="70.162500000000009" table:style-name="ce40">
            <text:p>70.2</text:p>
          </table:table-cell>
          <table:table-cell table:style-name="ce40"/>
          <table:table-cell office:value-type="float" office:value="41.883700000000005" table:style-name="ce40">
            <text:p>41.9</text:p>
          </table:table-cell>
          <table:table-cell table:style-name="ce40"/>
          <table:table-cell office:value-type="float" office:value="31.804600000000001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85.582000000000008" table:style-name="ce40">
            <text:p>85.6</text:p>
          </table:table-cell>
          <table:table-cell table:style-name="ce40"/>
          <table:table-cell office:value-type="float" office:value="78.077100000000002" table:style-name="ce40">
            <text:p>78.1</text:p>
          </table:table-cell>
          <table:table-cell table:style-name="ce40"/>
          <table:table-cell office:value-type="float" office:value="51.067799999999998" table:style-name="ce40">
            <text:p>51.1</text:p>
          </table:table-cell>
          <table:table-cell table:style-name="ce40"/>
          <table:table-cell office:value-type="float" office:value="39.509699999999995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80.462500000000006" table:style-name="ce40">
            <text:p>80.5</text:p>
          </table:table-cell>
          <table:table-cell table:style-name="ce40"/>
          <table:table-cell office:value-type="float" office:value="71.289299999999997" table:style-name="ce40">
            <text:p>71.3</text:p>
          </table:table-cell>
          <table:table-cell table:style-name="ce40"/>
          <table:table-cell office:value-type="float" office:value="45.588999999999999" table:style-name="ce40">
            <text:p>45.6</text:p>
          </table:table-cell>
          <table:table-cell table:style-name="ce40"/>
          <table:table-cell office:value-type="float" office:value="33.563099999999999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82.192599999999999" table:style-name="ce40">
            <text:p>82.2</text:p>
          </table:table-cell>
          <table:table-cell table:style-name="ce40"/>
          <table:table-cell office:value-type="float" office:value="74.519400000000005" table:style-name="ce40">
            <text:p>74.5</text:p>
          </table:table-cell>
          <table:table-cell table:style-name="ce40"/>
          <table:table-cell office:value-type="float" office:value="50.418300000000002" table:style-name="ce40">
            <text:p>50.4</text:p>
          </table:table-cell>
          <table:table-cell table:style-name="ce40"/>
          <table:table-cell office:value-type="float" office:value="37.706699999999998" table:style-name="ce40">
            <text:p>3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81.847899999999996" table:style-name="ce40">
            <text:p>81.8</text:p>
          </table:table-cell>
          <table:table-cell table:style-name="ce40"/>
          <table:table-cell office:value-type="float" office:value="73.015900000000002" table:style-name="ce40">
            <text:p>73.0</text:p>
          </table:table-cell>
          <table:table-cell table:style-name="ce40"/>
          <table:table-cell office:value-type="float" office:value="50.979300000000002" table:style-name="ce40">
            <text:p>51.0</text:p>
          </table:table-cell>
          <table:table-cell table:style-name="ce40"/>
          <table:table-cell office:value-type="float" office:value="36.520099999999999" table:style-name="ce40">
            <text:p>3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77.975799999999992" table:style-name="ce40">
            <text:p>78.0</text:p>
          </table:table-cell>
          <table:table-cell table:style-name="ce40"/>
          <table:table-cell office:value-type="float" office:value="71.155199999999994" table:style-name="ce40">
            <text:p>71.2</text:p>
          </table:table-cell>
          <table:table-cell table:style-name="ce40"/>
          <table:table-cell office:value-type="float" office:value="45.241100000000003" table:style-name="ce40">
            <text:p>45.2</text:p>
          </table:table-cell>
          <table:table-cell table:style-name="ce40"/>
          <table:table-cell office:value-type="float" office:value="34.324199999999998" table:style-name="ce40">
            <text:p>3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81.366100000000003" table:style-name="ce40">
            <text:p>81.4</text:p>
          </table:table-cell>
          <table:table-cell table:style-name="ce40"/>
          <table:table-cell office:value-type="float" office:value="70.530299999999997" table:style-name="ce40">
            <text:p>70.5</text:p>
          </table:table-cell>
          <table:table-cell table:style-name="ce40"/>
          <table:table-cell office:value-type="float" office:value="48.993600000000001" table:style-name="ce40">
            <text:p>49.0</text:p>
          </table:table-cell>
          <table:table-cell table:style-name="ce40"/>
          <table:table-cell office:value-type="float" office:value="31.105500000000003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82.135599999999997" table:style-name="ce40">
            <text:p>82.1</text:p>
          </table:table-cell>
          <table:table-cell table:style-name="ce40"/>
          <table:table-cell office:value-type="float" office:value="74.174300000000002" table:style-name="ce40">
            <text:p>74.2</text:p>
          </table:table-cell>
          <table:table-cell table:style-name="ce40"/>
          <table:table-cell office:value-type="float" office:value="50.650199999999998" table:style-name="ce40">
            <text:p>50.7</text:p>
          </table:table-cell>
          <table:table-cell table:style-name="ce40"/>
          <table:table-cell office:value-type="float" office:value="36.119099999999996" table:style-name="ce40">
            <text:p>3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76.4328" table:style-name="ce40">
            <text:p>76.4</text:p>
          </table:table-cell>
          <table:table-cell table:style-name="ce40"/>
          <table:table-cell office:value-type="float" office:value="64.361999999999995" table:style-name="ce40">
            <text:p>64.4</text:p>
          </table:table-cell>
          <table:table-cell table:style-name="ce40"/>
          <table:table-cell office:value-type="float" office:value="45.857399999999998" table:style-name="ce40">
            <text:p>45.9</text:p>
          </table:table-cell>
          <table:table-cell table:style-name="ce40"/>
          <table:table-cell office:value-type="float" office:value="33.334599999999995" table:style-name="ce40">
            <text:p>33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78.510300000000001" table:style-name="ce35">
            <text:p>78.5</text:p>
          </table:table-cell>
          <table:table-cell table:style-name="ce35"/>
          <table:table-cell office:value-type="float" office:value="70.739599999999996" table:style-name="ce35">
            <text:p>70.7</text:p>
          </table:table-cell>
          <table:table-cell table:style-name="ce35"/>
          <table:table-cell office:value-type="float" office:value="45.386200000000002" table:style-name="ce35">
            <text:p>45.4</text:p>
          </table:table-cell>
          <table:table-cell table:style-name="ce35"/>
          <table:table-cell office:value-type="float" office:value="33.631299999999996" table:style-name="ce35">
            <text:p>33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69.242099999999994" table:style-name="ce40">
            <text:p>69.2</text:p>
          </table:table-cell>
          <table:table-cell table:style-name="ce40"/>
          <table:table-cell office:value-type="float" office:value="62.287800000000004" table:style-name="ce40">
            <text:p>62.3</text:p>
          </table:table-cell>
          <table:table-cell table:style-name="ce40"/>
          <table:table-cell office:value-type="float" office:value="37.592100000000002" table:style-name="ce40">
            <text:p>37.6</text:p>
          </table:table-cell>
          <table:table-cell table:style-name="ce40"/>
          <table:table-cell office:value-type="float" office:value="27.315000000000001" table:style-name="ce40">
            <text:p>2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77.367099999999994" table:style-name="ce40">
            <text:p>77.4</text:p>
          </table:table-cell>
          <table:table-cell table:style-name="ce40"/>
          <table:table-cell office:value-type="float" office:value="70.310099999999991" table:style-name="ce40">
            <text:p>70.3</text:p>
          </table:table-cell>
          <table:table-cell table:style-name="ce40"/>
          <table:table-cell office:value-type="float" office:value="41.722999999999999" table:style-name="ce40">
            <text:p>41.7</text:p>
          </table:table-cell>
          <table:table-cell table:style-name="ce40"/>
          <table:table-cell office:value-type="float" office:value="28.278399999999998" table:style-name="ce40">
            <text:p>2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74.331100000000006" table:style-name="ce40">
            <text:p>74.3</text:p>
          </table:table-cell>
          <table:table-cell table:style-name="ce40"/>
          <table:table-cell office:value-type="float" office:value="65.686700000000002" table:style-name="ce40">
            <text:p>65.7</text:p>
          </table:table-cell>
          <table:table-cell table:style-name="ce40"/>
          <table:table-cell office:value-type="float" office:value="41.910699999999999" table:style-name="ce40">
            <text:p>41.9</text:p>
          </table:table-cell>
          <table:table-cell table:style-name="ce40"/>
          <table:table-cell office:value-type="float" office:value="34.121200000000002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78.045900000000003" table:style-name="ce40">
            <text:p>78.0</text:p>
          </table:table-cell>
          <table:table-cell table:style-name="ce40"/>
          <table:table-cell office:value-type="float" office:value="67.805000000000007" table:style-name="ce40">
            <text:p>67.8</text:p>
          </table:table-cell>
          <table:table-cell table:style-name="ce40"/>
          <table:table-cell office:value-type="float" office:value="41.706700000000005" table:style-name="ce40">
            <text:p>41.7</text:p>
          </table:table-cell>
          <table:table-cell table:style-name="ce40"/>
          <table:table-cell office:value-type="float" office:value="30.878299999999996" table:style-name="ce40">
            <text:p>3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81.438200000000009" table:style-name="ce40">
            <text:p>81.4</text:p>
          </table:table-cell>
          <table:table-cell table:style-name="ce40"/>
          <table:table-cell office:value-type="float" office:value="74.9101" table:style-name="ce40">
            <text:p>74.9</text:p>
          </table:table-cell>
          <table:table-cell table:style-name="ce40"/>
          <table:table-cell office:value-type="float" office:value="48.472700000000003" table:style-name="ce40">
            <text:p>48.5</text:p>
          </table:table-cell>
          <table:table-cell table:style-name="ce40"/>
          <table:table-cell office:value-type="float" office:value="31.2409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87.218699999999998" table:style-name="ce40">
            <text:p>87.2</text:p>
          </table:table-cell>
          <table:table-cell table:style-name="ce40"/>
          <table:table-cell office:value-type="float" office:value="82.354799999999997" table:style-name="ce40">
            <text:p>82.4</text:p>
          </table:table-cell>
          <table:table-cell table:style-name="ce40"/>
          <table:table-cell office:value-type="float" office:value="61.527200000000008" table:style-name="ce40">
            <text:p>61.5</text:p>
          </table:table-cell>
          <table:table-cell table:style-name="ce40"/>
          <table:table-cell office:value-type="float" office:value="47.917700000000004" table:style-name="ce40">
            <text:p>47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80.974199999999996" table:style-name="ce40">
            <text:p>81.0</text:p>
          </table:table-cell>
          <table:table-cell table:style-name="ce40"/>
          <table:table-cell office:value-type="float" office:value="71.133600000000001" table:style-name="ce40">
            <text:p>71.1</text:p>
          </table:table-cell>
          <table:table-cell table:style-name="ce40"/>
          <table:table-cell office:value-type="float" office:value="44.111899999999999" table:style-name="ce40">
            <text:p>44.1</text:p>
          </table:table-cell>
          <table:table-cell table:style-name="ce40"/>
          <table:table-cell office:value-type="float" office:value="34.9405" table:style-name="ce40">
            <text:p>34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80.065299999999993" table:style-name="ce35">
            <text:p>80.1</text:p>
          </table:table-cell>
          <table:table-cell table:style-name="ce35"/>
          <table:table-cell office:value-type="float" office:value="71.099299999999999" table:style-name="ce35">
            <text:p>71.1</text:p>
          </table:table-cell>
          <table:table-cell table:style-name="ce35"/>
          <table:table-cell office:value-type="float" office:value="46.406199999999998" table:style-name="ce35">
            <text:p>46.4</text:p>
          </table:table-cell>
          <table:table-cell table:style-name="ce35"/>
          <table:table-cell office:value-type="float" office:value="34.473399999999998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82.353399999999993" table:style-name="ce40">
            <text:p>82.4</text:p>
          </table:table-cell>
          <table:table-cell table:style-name="ce40"/>
          <table:table-cell office:value-type="float" office:value="72.6708" table:style-name="ce40">
            <text:p>72.7</text:p>
          </table:table-cell>
          <table:table-cell table:style-name="ce40"/>
          <table:table-cell office:value-type="float" office:value="42.091699999999996" table:style-name="ce40">
            <text:p>42.1</text:p>
          </table:table-cell>
          <table:table-cell table:style-name="ce40"/>
          <table:table-cell office:value-type="float" office:value="31.793300000000002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76.134299999999996" table:style-name="ce40">
            <text:p>76.1</text:p>
          </table:table-cell>
          <table:table-cell table:style-name="ce40"/>
          <table:table-cell office:value-type="float" office:value="65.655300000000011" table:style-name="ce40">
            <text:p>65.7</text:p>
          </table:table-cell>
          <table:table-cell table:style-name="ce40"/>
          <table:table-cell office:value-type="float" office:value="42.524900000000002" table:style-name="ce40">
            <text:p>42.5</text:p>
          </table:table-cell>
          <table:table-cell table:style-name="ce40"/>
          <table:table-cell office:value-type="float" office:value="32.216899999999995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79.152199999999993" table:style-name="ce40">
            <text:p>79.2</text:p>
          </table:table-cell>
          <table:table-cell table:style-name="ce40"/>
          <table:table-cell office:value-type="float" office:value="71.549300000000002" table:style-name="ce40">
            <text:p>71.5</text:p>
          </table:table-cell>
          <table:table-cell table:style-name="ce40"/>
          <table:table-cell office:value-type="float" office:value="50.0792" table:style-name="ce40">
            <text:p>50.1</text:p>
          </table:table-cell>
          <table:table-cell table:style-name="ce40"/>
          <table:table-cell office:value-type="float" office:value="35.526799999999994" table:style-name="ce40">
            <text:p>3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81.334599999999995" table:style-name="ce40">
            <text:p>81.3</text:p>
          </table:table-cell>
          <table:table-cell table:style-name="ce40"/>
          <table:table-cell office:value-type="float" office:value="71.500699999999995" table:style-name="ce40">
            <text:p>71.5</text:p>
          </table:table-cell>
          <table:table-cell table:style-name="ce40"/>
          <table:table-cell office:value-type="float" office:value="44.843400000000003" table:style-name="ce40">
            <text:p>44.8</text:p>
          </table:table-cell>
          <table:table-cell table:style-name="ce40"/>
          <table:table-cell office:value-type="float" office:value="33.103200000000001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75.647400000000005" table:style-name="ce40">
            <text:p>75.6</text:p>
          </table:table-cell>
          <table:table-cell table:style-name="ce40"/>
          <table:table-cell office:value-type="float" office:value="65.665999999999997" table:style-name="ce40">
            <text:p>65.7</text:p>
          </table:table-cell>
          <table:table-cell table:style-name="ce40"/>
          <table:table-cell office:value-type="float" office:value="45.998600000000003" table:style-name="ce40">
            <text:p>46.0</text:p>
          </table:table-cell>
          <table:table-cell table:style-name="ce40"/>
          <table:table-cell office:value-type="float" office:value="33.582999999999998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82.516100000000009" table:style-name="ce40">
            <text:p>82.5</text:p>
          </table:table-cell>
          <table:table-cell table:style-name="ce40"/>
          <table:table-cell office:value-type="float" office:value="75.678599999999989" table:style-name="ce40">
            <text:p>75.7</text:p>
          </table:table-cell>
          <table:table-cell table:style-name="ce40"/>
          <table:table-cell office:value-type="float" office:value="48.9861" table:style-name="ce40">
            <text:p>49.0</text:p>
          </table:table-cell>
          <table:table-cell table:style-name="ce40"/>
          <table:table-cell office:value-type="float" office:value="39.8123" table:style-name="ce40">
            <text:p>39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81.945100000000011" table:style-name="ce40">
            <text:p>81.9</text:p>
          </table:table-cell>
          <table:table-cell table:style-name="ce40"/>
          <table:table-cell office:value-type="float" office:value="72.286299999999997" table:style-name="ce40">
            <text:p>72.3</text:p>
          </table:table-cell>
          <table:table-cell table:style-name="ce40"/>
          <table:table-cell office:value-type="float" office:value="46.731200000000001" table:style-name="ce40">
            <text:p>46.7</text:p>
          </table:table-cell>
          <table:table-cell table:style-name="ce40"/>
          <table:table-cell office:value-type="float" office:value="32.950499999999998" table:style-name="ce40">
            <text:p>33.0</text:p>
          </table:table-cell>
          <table:table-cell table:number-columns-repeated="16375" table:style-name="ce41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80.619" table:style-name="ce29">
            <text:p>80.6</text:p>
          </table:table-cell>
          <table:table-cell table:style-name="ce29"/>
          <table:table-cell office:value-type="float" office:value="74.165300000000002" table:style-name="ce29">
            <text:p>74.2</text:p>
          </table:table-cell>
          <table:table-cell table:style-name="ce29"/>
          <table:table-cell office:value-type="float" office:value="51.882899999999999" table:style-name="ce29">
            <text:p>51.9</text:p>
          </table:table-cell>
          <table:table-cell table:style-name="ce29"/>
          <table:table-cell office:value-type="float" office:value="40.444699999999997" table:style-name="ce29">
            <text:p>40.4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number-columns-repeated="7" table:style-name="ce35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83.986099999999993" table:style-name="ce40">
            <text:p>84.0</text:p>
          </table:table-cell>
          <table:table-cell table:style-name="ce40"/>
          <table:table-cell office:value-type="float" office:value="78.486500000000007" table:style-name="ce40">
            <text:p>78.5</text:p>
          </table:table-cell>
          <table:table-cell table:style-name="ce40"/>
          <table:table-cell office:value-type="float" office:value="58.335000000000001" table:style-name="ce40">
            <text:p>58.3</text:p>
          </table:table-cell>
          <table:table-cell table:style-name="ce40"/>
          <table:table-cell office:value-type="float" office:value="47.959899999999998" table:style-name="ce40">
            <text:p>48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88.526499999999999" table:style-name="ce40">
            <text:p>88.5</text:p>
          </table:table-cell>
          <table:table-cell table:style-name="ce40"/>
          <table:table-cell office:value-type="float" office:value="86.285899999999998" table:style-name="ce40">
            <text:p>86.3</text:p>
          </table:table-cell>
          <table:table-cell table:style-name="ce40"/>
          <table:table-cell office:value-type="float" office:value="65.681100000000001" table:style-name="ce40">
            <text:p>65.7</text:p>
          </table:table-cell>
          <table:table-cell table:style-name="ce40"/>
          <table:table-cell office:value-type="float" office:value="51.3825" table:style-name="ce40">
            <text:p>51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86.374899999999997" table:style-name="ce40">
            <text:p>86.4</text:p>
          </table:table-cell>
          <table:table-cell table:style-name="ce40"/>
          <table:table-cell office:value-type="float" office:value="81.067900000000009" table:style-name="ce40">
            <text:p>81.1</text:p>
          </table:table-cell>
          <table:table-cell table:style-name="ce40"/>
          <table:table-cell office:value-type="float" office:value="63.040900000000001" table:style-name="ce40">
            <text:p>63.0</text:p>
          </table:table-cell>
          <table:table-cell table:style-name="ce40"/>
          <table:table-cell office:value-type="float" office:value="50.2239" table:style-name="ce40">
            <text:p>50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88.289199999999994" table:style-name="ce40">
            <text:p>88.3</text:p>
          </table:table-cell>
          <table:table-cell table:style-name="ce40"/>
          <table:table-cell office:value-type="float" office:value="83.116699999999994" table:style-name="ce40">
            <text:p>83.1</text:p>
          </table:table-cell>
          <table:table-cell table:style-name="ce40"/>
          <table:table-cell office:value-type="float" office:value="67.252700000000004" table:style-name="ce40">
            <text:p>67.3</text:p>
          </table:table-cell>
          <table:table-cell table:style-name="ce40"/>
          <table:table-cell office:value-type="float" office:value="57.18" table:style-name="ce40">
            <text:p>5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81.945300000000003" table:style-name="ce40">
            <text:p>81.9</text:p>
          </table:table-cell>
          <table:table-cell table:style-name="ce40"/>
          <table:table-cell office:value-type="float" office:value="77.006900000000002" table:style-name="ce40">
            <text:p>77.0</text:p>
          </table:table-cell>
          <table:table-cell table:style-name="ce40"/>
          <table:table-cell office:value-type="float" office:value="54.351599999999998" table:style-name="ce40">
            <text:p>54.4</text:p>
          </table:table-cell>
          <table:table-cell table:style-name="ce40"/>
          <table:table-cell office:value-type="float" office:value="41.534100000000002" table:style-name="ce40">
            <text:p>41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86.967799999999997" table:style-name="ce40">
            <text:p>87.0</text:p>
          </table:table-cell>
          <table:table-cell table:style-name="ce40"/>
          <table:table-cell office:value-type="float" office:value="81.988200000000006" table:style-name="ce40">
            <text:p>82.0</text:p>
          </table:table-cell>
          <table:table-cell table:style-name="ce40"/>
          <table:table-cell office:value-type="float" office:value="63.425299999999993" table:style-name="ce40">
            <text:p>63.4</text:p>
          </table:table-cell>
          <table:table-cell table:style-name="ce40"/>
          <table:table-cell office:value-type="float" office:value="52.105699999999999" table:style-name="ce40">
            <text:p>5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82.265000000000001" table:style-name="ce40">
            <text:p>82.3</text:p>
          </table:table-cell>
          <table:table-cell table:style-name="ce40"/>
          <table:table-cell office:value-type="float" office:value="75.517099999999999" table:style-name="ce40">
            <text:p>75.5</text:p>
          </table:table-cell>
          <table:table-cell table:style-name="ce40"/>
          <table:table-cell office:value-type="float" office:value="57.067199999999993" table:style-name="ce40">
            <text:p>57.1</text:p>
          </table:table-cell>
          <table:table-cell table:style-name="ce40"/>
          <table:table-cell office:value-type="float" office:value="47.510999999999996" table:style-name="ce40">
            <text:p>47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84.564399999999992" table:style-name="ce40">
            <text:p>84.6</text:p>
          </table:table-cell>
          <table:table-cell table:style-name="ce40"/>
          <table:table-cell office:value-type="float" office:value="80.580600000000004" table:style-name="ce40">
            <text:p>80.6</text:p>
          </table:table-cell>
          <table:table-cell table:style-name="ce40"/>
          <table:table-cell office:value-type="float" office:value="58.309800000000003" table:style-name="ce40">
            <text:p>58.3</text:p>
          </table:table-cell>
          <table:table-cell table:style-name="ce40"/>
          <table:table-cell office:value-type="float" office:value="47.338900000000002" table:style-name="ce40">
            <text:p>47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81.718100000000007" table:style-name="ce40">
            <text:p>81.7</text:p>
          </table:table-cell>
          <table:table-cell table:style-name="ce40"/>
          <table:table-cell office:value-type="float" office:value="75.596500000000006" table:style-name="ce40">
            <text:p>75.6</text:p>
          </table:table-cell>
          <table:table-cell table:style-name="ce40"/>
          <table:table-cell office:value-type="float" office:value="58.217799999999997" table:style-name="ce40">
            <text:p>58.2</text:p>
          </table:table-cell>
          <table:table-cell table:style-name="ce40"/>
          <table:table-cell office:value-type="float" office:value="47.813800000000001" table:style-name="ce40">
            <text:p>47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77.200100000000006" table:style-name="ce40">
            <text:p>77.2</text:p>
          </table:table-cell>
          <table:table-cell table:style-name="ce40"/>
          <table:table-cell office:value-type="float" office:value="69.810699999999997" table:style-name="ce40">
            <text:p>69.8</text:p>
          </table:table-cell>
          <table:table-cell table:style-name="ce40"/>
          <table:table-cell office:value-type="float" office:value="45.910000000000004" table:style-name="ce40">
            <text:p>45.9</text:p>
          </table:table-cell>
          <table:table-cell table:style-name="ce40"/>
          <table:table-cell office:value-type="float" office:value="35.100099999999998" table:style-name="ce40">
            <text:p>3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85.025499999999994" table:style-name="ce40">
            <text:p>85.0</text:p>
          </table:table-cell>
          <table:table-cell table:style-name="ce40"/>
          <table:table-cell office:value-type="float" office:value="79.228999999999999" table:style-name="ce40">
            <text:p>79.2</text:p>
          </table:table-cell>
          <table:table-cell table:style-name="ce40"/>
          <table:table-cell office:value-type="float" office:value="62.480500000000006" table:style-name="ce40">
            <text:p>62.5</text:p>
          </table:table-cell>
          <table:table-cell table:style-name="ce40"/>
          <table:table-cell office:value-type="float" office:value="48.811" table:style-name="ce40">
            <text:p>4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83.014499999999998" table:style-name="ce40">
            <text:p>83.0</text:p>
          </table:table-cell>
          <table:table-cell table:style-name="ce40"/>
          <table:table-cell office:value-type="float" office:value="79.096599999999995" table:style-name="ce40">
            <text:p>79.1</text:p>
          </table:table-cell>
          <table:table-cell table:style-name="ce40"/>
          <table:table-cell office:value-type="float" office:value="57.1449" table:style-name="ce40">
            <text:p>57.1</text:p>
          </table:table-cell>
          <table:table-cell table:style-name="ce40"/>
          <table:table-cell office:value-type="float" office:value="47.732200000000006" table:style-name="ce40">
            <text:p>4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87.136099999999999" table:style-name="ce40">
            <text:p>87.1</text:p>
          </table:table-cell>
          <table:table-cell table:style-name="ce40"/>
          <table:table-cell office:value-type="float" office:value="83.761399999999995" table:style-name="ce40">
            <text:p>83.8</text:p>
          </table:table-cell>
          <table:table-cell table:style-name="ce40"/>
          <table:table-cell office:value-type="float" office:value="59.831199999999995" table:style-name="ce40">
            <text:p>59.8</text:p>
          </table:table-cell>
          <table:table-cell table:style-name="ce40"/>
          <table:table-cell office:value-type="float" office:value="48.608499999999999" table:style-name="ce40">
            <text:p>4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81.420599999999993" table:style-name="ce40">
            <text:p>81.4</text:p>
          </table:table-cell>
          <table:table-cell table:style-name="ce40"/>
          <table:table-cell office:value-type="float" office:value="73.721800000000002" table:style-name="ce40">
            <text:p>73.7</text:p>
          </table:table-cell>
          <table:table-cell table:style-name="ce40"/>
          <table:table-cell office:value-type="float" office:value="53.923299999999998" table:style-name="ce40">
            <text:p>53.9</text:p>
          </table:table-cell>
          <table:table-cell table:style-name="ce40"/>
          <table:table-cell office:value-type="float" office:value="44.204700000000003" table:style-name="ce40">
            <text:p>4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number-columns-repeated="7" table:style-name="ce48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69.6023" table:style-name="ce40">
            <text:p>69.6</text:p>
          </table:table-cell>
          <table:table-cell table:style-name="ce40"/>
          <table:table-cell office:value-type="float" office:value="62.691300000000005" table:style-name="ce40">
            <text:p>62.7</text:p>
          </table:table-cell>
          <table:table-cell table:style-name="ce40"/>
          <table:table-cell office:value-type="float" office:value="35.013500000000001" table:style-name="ce40">
            <text:p>35.0</text:p>
          </table:table-cell>
          <table:table-cell table:style-name="ce40"/>
          <table:table-cell office:value-type="float" office:value="26.102499999999999" table:style-name="ce40">
            <text:p>2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77.19" table:style-name="ce40">
            <text:p>77.2</text:p>
          </table:table-cell>
          <table:table-cell table:style-name="ce40"/>
          <table:table-cell office:value-type="float" office:value="70.765199999999993" table:style-name="ce40">
            <text:p>70.8</text:p>
          </table:table-cell>
          <table:table-cell table:style-name="ce40"/>
          <table:table-cell office:value-type="float" office:value="43.369300000000003" table:style-name="ce40">
            <text:p>43.4</text:p>
          </table:table-cell>
          <table:table-cell table:style-name="ce40"/>
          <table:table-cell office:value-type="float" office:value="31.965199999999999" table:style-name="ce40">
            <text:p>3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80.726699999999994" table:style-name="ce40">
            <text:p>80.7</text:p>
          </table:table-cell>
          <table:table-cell table:style-name="ce40"/>
          <table:table-cell office:value-type="float" office:value="71.557000000000002" table:style-name="ce40">
            <text:p>71.6</text:p>
          </table:table-cell>
          <table:table-cell table:style-name="ce40"/>
          <table:table-cell office:value-type="float" office:value="46.793199999999999" table:style-name="ce40">
            <text:p>46.8</text:p>
          </table:table-cell>
          <table:table-cell table:style-name="ce40"/>
          <table:table-cell office:value-type="float" office:value="35.699599999999997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73.1982" table:style-name="ce40">
            <text:p>73.2</text:p>
          </table:table-cell>
          <table:table-cell table:style-name="ce40"/>
          <table:table-cell office:value-type="float" office:value="65.0244" table:style-name="ce40">
            <text:p>65.0</text:p>
          </table:table-cell>
          <table:table-cell table:style-name="ce40"/>
          <table:table-cell office:value-type="float" office:value="42.228200000000001" table:style-name="ce40">
            <text:p>42.2</text:p>
          </table:table-cell>
          <table:table-cell table:style-name="ce40"/>
          <table:table-cell office:value-type="float" office:value="28.238900000000001" table:style-name="ce40">
            <text:p>2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84.937200000000004" table:style-name="ce40">
            <text:p>84.9</text:p>
          </table:table-cell>
          <table:table-cell table:style-name="ce40"/>
          <table:table-cell office:value-type="float" office:value="76.336100000000002" table:style-name="ce40">
            <text:p>76.3</text:p>
          </table:table-cell>
          <table:table-cell table:style-name="ce40"/>
          <table:table-cell office:value-type="float" office:value="51.975800000000007" table:style-name="ce40">
            <text:p>52.0</text:p>
          </table:table-cell>
          <table:table-cell table:style-name="ce40"/>
          <table:table-cell office:value-type="float" office:value="38.296100000000003" table:style-name="ce40">
            <text:p>38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76.972999999999999" table:style-name="ce40">
            <text:p>77.0</text:p>
          </table:table-cell>
          <table:table-cell table:style-name="ce40"/>
          <table:table-cell office:value-type="float" office:value="68.907600000000002" table:style-name="ce40">
            <text:p>68.9</text:p>
          </table:table-cell>
          <table:table-cell table:style-name="ce40"/>
          <table:table-cell office:value-type="float" office:value="50.852699999999999" table:style-name="ce40">
            <text:p>50.9</text:p>
          </table:table-cell>
          <table:table-cell table:style-name="ce40"/>
          <table:table-cell office:value-type="float" office:value="39.854800000000004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77.715299999999999" table:style-name="ce40">
            <text:p>77.7</text:p>
          </table:table-cell>
          <table:table-cell table:style-name="ce40"/>
          <table:table-cell office:value-type="float" office:value="71.543300000000002" table:style-name="ce40">
            <text:p>71.5</text:p>
          </table:table-cell>
          <table:table-cell table:style-name="ce40"/>
          <table:table-cell office:value-type="float" office:value="51.231300000000005" table:style-name="ce40">
            <text:p>51.2</text:p>
          </table:table-cell>
          <table:table-cell table:style-name="ce40"/>
          <table:table-cell office:value-type="float" office:value="40.3369" table:style-name="ce40">
            <text:p>4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76.509600000000006" table:style-name="ce40">
            <text:p>76.5</text:p>
          </table:table-cell>
          <table:table-cell table:style-name="ce40"/>
          <table:table-cell office:value-type="float" office:value="68.046999999999997" table:style-name="ce40">
            <text:p>68.0</text:p>
          </table:table-cell>
          <table:table-cell table:style-name="ce40"/>
          <table:table-cell office:value-type="float" office:value="43.872299999999996" table:style-name="ce40">
            <text:p>43.9</text:p>
          </table:table-cell>
          <table:table-cell table:style-name="ce40"/>
          <table:table-cell office:value-type="float" office:value="32.676100000000005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80.06219999999999" table:style-name="ce40">
            <text:p>80.1</text:p>
          </table:table-cell>
          <table:table-cell table:style-name="ce40"/>
          <table:table-cell office:value-type="float" office:value="74.103300000000004" table:style-name="ce40">
            <text:p>74.1</text:p>
          </table:table-cell>
          <table:table-cell table:style-name="ce40"/>
          <table:table-cell office:value-type="float" office:value="50.366599999999991" table:style-name="ce40">
            <text:p>50.4</text:p>
          </table:table-cell>
          <table:table-cell table:style-name="ce40"/>
          <table:table-cell office:value-type="float" office:value="42.765599999999999" table:style-name="ce40">
            <text:p>42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79.235699999999994" table:style-name="ce40">
            <text:p>79.2</text:p>
          </table:table-cell>
          <table:table-cell table:style-name="ce40"/>
          <table:table-cell office:value-type="float" office:value="71.60499999999999" table:style-name="ce40">
            <text:p>71.6</text:p>
          </table:table-cell>
          <table:table-cell table:style-name="ce40"/>
          <table:table-cell office:value-type="float" office:value="42.341299999999997" table:style-name="ce40">
            <text:p>42.3</text:p>
          </table:table-cell>
          <table:table-cell table:style-name="ce40"/>
          <table:table-cell office:value-type="float" office:value="33.464199999999998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80.037800000000004" table:style-name="ce40">
            <text:p>80.0</text:p>
          </table:table-cell>
          <table:table-cell table:style-name="ce40"/>
          <table:table-cell office:value-type="float" office:value="72.209199999999996" table:style-name="ce40">
            <text:p>72.2</text:p>
          </table:table-cell>
          <table:table-cell table:style-name="ce40"/>
          <table:table-cell office:value-type="float" office:value="44.136299999999999" table:style-name="ce40">
            <text:p>44.1</text:p>
          </table:table-cell>
          <table:table-cell table:style-name="ce40"/>
          <table:table-cell office:value-type="float" office:value="31.4803" table:style-name="ce40">
            <text:p>31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74.94380000000001" table:style-name="ce40">
            <text:p>74.9</text:p>
          </table:table-cell>
          <table:table-cell table:style-name="ce40"/>
          <table:table-cell office:value-type="float" office:value="67.998000000000005" table:style-name="ce40">
            <text:p>68.0</text:p>
          </table:table-cell>
          <table:table-cell table:style-name="ce40"/>
          <table:table-cell office:value-type="float" office:value="41.734200000000001" table:style-name="ce40">
            <text:p>41.7</text:p>
          </table:table-cell>
          <table:table-cell table:style-name="ce40"/>
          <table:table-cell office:value-type="float" office:value="30.0655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72.111199999999997" table:style-name="ce40">
            <text:p>72.1</text:p>
          </table:table-cell>
          <table:table-cell table:style-name="ce40"/>
          <table:table-cell office:value-type="float" office:value="65.746700000000004" table:style-name="ce40">
            <text:p>65.7</text:p>
          </table:table-cell>
          <table:table-cell table:style-name="ce40"/>
          <table:table-cell office:value-type="float" office:value="42.3095" table:style-name="ce40">
            <text:p>42.3</text:p>
          </table:table-cell>
          <table:table-cell table:style-name="ce40"/>
          <table:table-cell office:value-type="float" office:value="29.648600000000002" table:style-name="ce40">
            <text:p>29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83.529899999999998" table:style-name="ce40">
            <text:p>83.5</text:p>
          </table:table-cell>
          <table:table-cell table:style-name="ce40"/>
          <table:table-cell office:value-type="float" office:value="77.044700000000006" table:style-name="ce40">
            <text:p>77.0</text:p>
          </table:table-cell>
          <table:table-cell table:style-name="ce40"/>
          <table:table-cell office:value-type="float" office:value="55.586999999999996" table:style-name="ce40">
            <text:p>55.6</text:p>
          </table:table-cell>
          <table:table-cell table:style-name="ce40"/>
          <table:table-cell office:value-type="float" office:value="43.159700000000001" table:style-name="ce40">
            <text:p>4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85.3262" table:style-name="ce40">
            <text:p>85.3</text:p>
          </table:table-cell>
          <table:table-cell table:style-name="ce40"/>
          <table:table-cell office:value-type="float" office:value="81.468900000000005" table:style-name="ce40">
            <text:p>81.5</text:p>
          </table:table-cell>
          <table:table-cell table:style-name="ce40"/>
          <table:table-cell office:value-type="float" office:value="57.802799999999998" table:style-name="ce40">
            <text:p>57.8</text:p>
          </table:table-cell>
          <table:table-cell table:style-name="ce40"/>
          <table:table-cell office:value-type="float" office:value="44.4285" table:style-name="ce40">
            <text:p>4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75.135300000000001" table:style-name="ce40">
            <text:p>75.1</text:p>
          </table:table-cell>
          <table:table-cell table:style-name="ce40"/>
          <table:table-cell office:value-type="float" office:value="69.172799999999995" table:style-name="ce40">
            <text:p>69.2</text:p>
          </table:table-cell>
          <table:table-cell table:style-name="ce40"/>
          <table:table-cell office:value-type="float" office:value="46.412599999999998" table:style-name="ce40">
            <text:p>46.4</text:p>
          </table:table-cell>
          <table:table-cell table:style-name="ce40"/>
          <table:table-cell office:value-type="float" office:value="34.381900000000002" table:style-name="ce40">
            <text:p>34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89.097200000000001" table:style-name="ce40">
            <text:p>89.1</text:p>
          </table:table-cell>
          <table:table-cell table:style-name="ce40"/>
          <table:table-cell office:value-type="float" office:value="81.305400000000006" table:style-name="ce40">
            <text:p>81.3</text:p>
          </table:table-cell>
          <table:table-cell table:style-name="ce40"/>
          <table:table-cell office:value-type="float" office:value="62.941100000000006" table:style-name="ce40">
            <text:p>62.9</text:p>
          </table:table-cell>
          <table:table-cell table:style-name="ce40"/>
          <table:table-cell office:value-type="float" office:value="46.969300000000004" table:style-name="ce40">
            <text:p>4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79.508700000000005" table:style-name="ce40">
            <text:p>79.5</text:p>
          </table:table-cell>
          <table:table-cell table:style-name="ce40"/>
          <table:table-cell office:value-type="float" office:value="71.633400000000009" table:style-name="ce40">
            <text:p>71.6</text:p>
          </table:table-cell>
          <table:table-cell table:style-name="ce40"/>
          <table:table-cell office:value-type="float" office:value="46.959499999999998" table:style-name="ce40">
            <text:p>47.0</text:p>
          </table:table-cell>
          <table:table-cell table:style-name="ce40"/>
          <table:table-cell office:value-type="float" office:value="35.601199999999999" table:style-name="ce40">
            <text:p>3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81.162800000000004" table:style-name="ce40">
            <text:p>81.2</text:p>
          </table:table-cell>
          <table:table-cell table:style-name="ce40"/>
          <table:table-cell office:value-type="float" office:value="73.972300000000004" table:style-name="ce40">
            <text:p>74.0</text:p>
          </table:table-cell>
          <table:table-cell table:style-name="ce40"/>
          <table:table-cell office:value-type="float" office:value="53.782799999999995" table:style-name="ce40">
            <text:p>53.8</text:p>
          </table:table-cell>
          <table:table-cell table:style-name="ce40"/>
          <table:table-cell office:value-type="float" office:value="42.365499999999997" table:style-name="ce40">
            <text:p>42.4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81.582999999999998" table:style-name="ce29">
            <text:p>81.6</text:p>
          </table:table-cell>
          <table:table-cell table:style-name="ce29"/>
          <table:table-cell office:value-type="float" office:value="72.529299999999992" table:style-name="ce29">
            <text:p>72.5</text:p>
          </table:table-cell>
          <table:table-cell table:style-name="ce29"/>
          <table:table-cell office:value-type="float" office:value="47.967100000000002" table:style-name="ce29">
            <text:p>48.0</text:p>
          </table:table-cell>
          <table:table-cell table:style-name="ce29"/>
          <table:table-cell office:value-type="float" office:value="35.965599999999995" table:style-name="ce29">
            <text:p>36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82.6066" table:style-name="ce35">
            <text:p>82.6</text:p>
          </table:table-cell>
          <table:table-cell table:style-name="ce35"/>
          <table:table-cell office:value-type="float" office:value="74.342500000000001" table:style-name="ce35">
            <text:p>74.3</text:p>
          </table:table-cell>
          <table:table-cell table:style-name="ce35"/>
          <table:table-cell office:value-type="float" office:value="45.257599999999996" table:style-name="ce35">
            <text:p>45.3</text:p>
          </table:table-cell>
          <table:table-cell table:style-name="ce35"/>
          <table:table-cell office:value-type="float" office:value="32.5" table:style-name="ce35">
            <text:p>3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87.713099999999997" table:style-name="ce35">
            <text:p>87.7</text:p>
          </table:table-cell>
          <table:table-cell table:style-name="ce35"/>
          <table:table-cell office:value-type="float" office:value="81.762599999999992" table:style-name="ce35">
            <text:p>81.8</text:p>
          </table:table-cell>
          <table:table-cell table:style-name="ce35"/>
          <table:table-cell office:value-type="float" office:value="61.537600000000005" table:style-name="ce35">
            <text:p>61.5</text:p>
          </table:table-cell>
          <table:table-cell table:style-name="ce35"/>
          <table:table-cell office:value-type="float" office:value="45.580300000000001" table:style-name="ce35">
            <text:p>4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82.493700000000004" table:style-name="ce35">
            <text:p>82.5</text:p>
          </table:table-cell>
          <table:table-cell table:style-name="ce35"/>
          <table:table-cell office:value-type="float" office:value="75.571999999999989" table:style-name="ce35">
            <text:p>75.6</text:p>
          </table:table-cell>
          <table:table-cell table:style-name="ce35"/>
          <table:table-cell office:value-type="float" office:value="49.768699999999995" table:style-name="ce35">
            <text:p>49.8</text:p>
          </table:table-cell>
          <table:table-cell table:style-name="ce35"/>
          <table:table-cell office:value-type="float" office:value="37.648399999999995" table:style-name="ce35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77.066599999999994" table:style-name="ce35">
            <text:p>77.1</text:p>
          </table:table-cell>
          <table:table-cell table:style-name="ce35"/>
          <table:table-cell office:value-type="float" office:value="68.045199999999994" table:style-name="ce35">
            <text:p>68.0</text:p>
          </table:table-cell>
          <table:table-cell table:style-name="ce35"/>
          <table:table-cell office:value-type="float" office:value="41.399799999999999" table:style-name="ce35">
            <text:p>41.4</text:p>
          </table:table-cell>
          <table:table-cell table:style-name="ce35"/>
          <table:table-cell office:value-type="float" office:value="30.552499999999998" table:style-name="ce35">
            <text:p>3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79.211699999999993" table:style-name="ce35">
            <text:p>79.2</text:p>
          </table:table-cell>
          <table:table-cell table:style-name="ce35"/>
          <table:table-cell office:value-type="float" office:value="69.248800000000003" table:style-name="ce35">
            <text:p>69.2</text:p>
          </table:table-cell>
          <table:table-cell table:style-name="ce35"/>
          <table:table-cell office:value-type="float" office:value="49.804400000000001" table:style-name="ce35">
            <text:p>49.8</text:p>
          </table:table-cell>
          <table:table-cell table:style-name="ce35"/>
          <table:table-cell office:value-type="float" office:value="40.582499999999996" table:style-name="ce35">
            <text:p>40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84.5107" table:style-name="ce35">
            <text:p>84.5</text:p>
          </table:table-cell>
          <table:table-cell table:style-name="ce35"/>
          <table:table-cell office:value-type="float" office:value="77.908599999999993" table:style-name="ce35">
            <text:p>77.9</text:p>
          </table:table-cell>
          <table:table-cell table:style-name="ce35"/>
          <table:table-cell office:value-type="float" office:value="53.37" table:style-name="ce35">
            <text:p>53.4</text:p>
          </table:table-cell>
          <table:table-cell table:style-name="ce35"/>
          <table:table-cell office:value-type="float" office:value="41.993900000000004" table:style-name="ce35">
            <text:p>42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80.504800000000003" table:style-name="ce35">
            <text:p>80.5</text:p>
          </table:table-cell>
          <table:table-cell table:style-name="ce35"/>
          <table:table-cell office:value-type="float" office:value="74.247500000000002" table:style-name="ce35">
            <text:p>74.2</text:p>
          </table:table-cell>
          <table:table-cell table:style-name="ce35"/>
          <table:table-cell office:value-type="float" office:value="51.887700000000002" table:style-name="ce35">
            <text:p>51.9</text:p>
          </table:table-cell>
          <table:table-cell table:style-name="ce35"/>
          <table:table-cell office:value-type="float" office:value="38.571299999999994" table:style-name="ce35">
            <text:p>38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73.908100000000005" table:style-name="ce35">
            <text:p>73.9</text:p>
          </table:table-cell>
          <table:table-cell table:style-name="ce35"/>
          <table:table-cell office:value-type="float" office:value="64.969899999999996" table:style-name="ce35">
            <text:p>65.0</text:p>
          </table:table-cell>
          <table:table-cell table:style-name="ce35"/>
          <table:table-cell office:value-type="float" office:value="40.458599999999997" table:style-name="ce35">
            <text:p>40.5</text:p>
          </table:table-cell>
          <table:table-cell table:style-name="ce35"/>
          <table:table-cell office:value-type="float" office:value="30.7761" table:style-name="ce35">
            <text:p>30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79.538799999999995" table:style-name="ce35">
            <text:p>79.5</text:p>
          </table:table-cell>
          <table:table-cell table:style-name="ce35"/>
          <table:table-cell office:value-type="float" office:value="75.312399999999997" table:style-name="ce35">
            <text:p>75.3</text:p>
          </table:table-cell>
          <table:table-cell table:style-name="ce35"/>
          <table:table-cell office:value-type="float" office:value="52.020400000000002" table:style-name="ce35">
            <text:p>52.0</text:p>
          </table:table-cell>
          <table:table-cell table:style-name="ce35"/>
          <table:table-cell office:value-type="float" office:value="41.6661" table:style-name="ce35">
            <text:p>41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82.242400000000004" table:style-name="ce35">
            <text:p>82.2</text:p>
          </table:table-cell>
          <table:table-cell table:style-name="ce35"/>
          <table:table-cell office:value-type="float" office:value="69.487899999999996" table:style-name="ce35">
            <text:p>69.5</text:p>
          </table:table-cell>
          <table:table-cell table:style-name="ce35"/>
          <table:table-cell office:value-type="float" office:value="43.265500000000003" table:style-name="ce35">
            <text:p>43.3</text:p>
          </table:table-cell>
          <table:table-cell table:style-name="ce35"/>
          <table:table-cell office:value-type="float" office:value="33.922799999999995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84.158000000000001" table:style-name="ce35">
            <text:p>84.2</text:p>
          </table:table-cell>
          <table:table-cell table:style-name="ce35"/>
          <table:table-cell office:value-type="float" office:value="75.76509999999999" table:style-name="ce35">
            <text:p>75.8</text:p>
          </table:table-cell>
          <table:table-cell table:style-name="ce35"/>
          <table:table-cell office:value-type="float" office:value="54.411100000000005" table:style-name="ce35">
            <text:p>54.4</text:p>
          </table:table-cell>
          <table:table-cell table:style-name="ce35"/>
          <table:table-cell office:value-type="float" office:value="37.383200000000002" table:style-name="ce35">
            <text:p>37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84.163799999999995" table:style-name="ce35">
            <text:p>84.2</text:p>
          </table:table-cell>
          <table:table-cell table:style-name="ce35"/>
          <table:table-cell office:value-type="float" office:value="72.588699999999989" table:style-name="ce35">
            <text:p>72.6</text:p>
          </table:table-cell>
          <table:table-cell table:style-name="ce35"/>
          <table:table-cell office:value-type="float" office:value="45.643799999999999" table:style-name="ce35">
            <text:p>45.6</text:p>
          </table:table-cell>
          <table:table-cell table:style-name="ce35"/>
          <table:table-cell office:value-type="float" office:value="34.270299999999999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81.219099999999997" table:style-name="ce35">
            <text:p>81.2</text:p>
          </table:table-cell>
          <table:table-cell table:style-name="ce35"/>
          <table:table-cell office:value-type="float" office:value="72.291399999999996" table:style-name="ce35">
            <text:p>72.3</text:p>
          </table:table-cell>
          <table:table-cell table:style-name="ce35"/>
          <table:table-cell office:value-type="float" office:value="45.740400000000001" table:style-name="ce35">
            <text:p>45.7</text:p>
          </table:table-cell>
          <table:table-cell table:style-name="ce35"/>
          <table:table-cell office:value-type="float" office:value="33.251999999999995" table:style-name="ce35">
            <text:p>33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80.005499999999998" table:style-name="ce40">
            <text:p>80.0</text:p>
          </table:table-cell>
          <table:table-cell table:style-name="ce40"/>
          <table:table-cell office:value-type="float" office:value="71.255700000000004" table:style-name="ce40">
            <text:p>71.3</text:p>
          </table:table-cell>
          <table:table-cell table:style-name="ce40"/>
          <table:table-cell office:value-type="float" office:value="45.894800000000004" table:style-name="ce40">
            <text:p>45.9</text:p>
          </table:table-cell>
          <table:table-cell table:style-name="ce40"/>
          <table:table-cell office:value-type="float" office:value="32.665799999999997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81.333100000000002" table:style-name="ce40">
            <text:p>81.3</text:p>
          </table:table-cell>
          <table:table-cell table:style-name="ce40"/>
          <table:table-cell office:value-type="float" office:value="71.765699999999995" table:style-name="ce40">
            <text:p>71.8</text:p>
          </table:table-cell>
          <table:table-cell table:style-name="ce40"/>
          <table:table-cell office:value-type="float" office:value="41.915400000000005" table:style-name="ce40">
            <text:p>41.9</text:p>
          </table:table-cell>
          <table:table-cell table:style-name="ce40"/>
          <table:table-cell office:value-type="float" office:value="31.014799999999997" table:style-name="ce40">
            <text:p>31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84.093400000000003" table:style-name="ce40">
            <text:p>84.1</text:p>
          </table:table-cell>
          <table:table-cell table:style-name="ce40"/>
          <table:table-cell office:value-type="float" office:value="72.727400000000003" table:style-name="ce40">
            <text:p>72.7</text:p>
          </table:table-cell>
          <table:table-cell table:style-name="ce40"/>
          <table:table-cell office:value-type="float" office:value="44.374400000000001" table:style-name="ce40">
            <text:p>44.4</text:p>
          </table:table-cell>
          <table:table-cell table:style-name="ce40"/>
          <table:table-cell office:value-type="float" office:value="31.830399999999997" table:style-name="ce40">
            <text:p>31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81.314700000000002" table:style-name="ce40">
            <text:p>81.3</text:p>
          </table:table-cell>
          <table:table-cell table:style-name="ce40"/>
          <table:table-cell office:value-type="float" office:value="73.529399999999995" table:style-name="ce40">
            <text:p>73.5</text:p>
          </table:table-cell>
          <table:table-cell table:style-name="ce40"/>
          <table:table-cell office:value-type="float" office:value="48.1738" table:style-name="ce40">
            <text:p>48.2</text:p>
          </table:table-cell>
          <table:table-cell table:style-name="ce40"/>
          <table:table-cell office:value-type="float" office:value="35.670900000000003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80.723399999999998" table:style-name="ce35">
            <text:p>80.7</text:p>
          </table:table-cell>
          <table:table-cell table:style-name="ce35"/>
          <table:table-cell office:value-type="float" office:value="72.289199999999994" table:style-name="ce35">
            <text:p>72.3</text:p>
          </table:table-cell>
          <table:table-cell table:style-name="ce35"/>
          <table:table-cell office:value-type="float" office:value="45.688699999999997" table:style-name="ce35">
            <text:p>45.7</text:p>
          </table:table-cell>
          <table:table-cell table:style-name="ce35"/>
          <table:table-cell office:value-type="float" office:value="35.337400000000002" table:style-name="ce35">
            <text:p>35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76.576099999999997" table:style-name="ce40">
            <text:p>76.6</text:p>
          </table:table-cell>
          <table:table-cell table:style-name="ce40"/>
          <table:table-cell office:value-type="float" office:value="68.231099999999998" table:style-name="ce40">
            <text:p>68.2</text:p>
          </table:table-cell>
          <table:table-cell table:style-name="ce40"/>
          <table:table-cell office:value-type="float" office:value="46.993899999999996" table:style-name="ce40">
            <text:p>47.0</text:p>
          </table:table-cell>
          <table:table-cell table:style-name="ce40"/>
          <table:table-cell office:value-type="float" office:value="37.355400000000003" table:style-name="ce40">
            <text:p>37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83.357900000000001" table:style-name="ce40">
            <text:p>83.4</text:p>
          </table:table-cell>
          <table:table-cell table:style-name="ce40"/>
          <table:table-cell office:value-type="float" office:value="73.83420000000001" table:style-name="ce40">
            <text:p>73.8</text:p>
          </table:table-cell>
          <table:table-cell table:style-name="ce40"/>
          <table:table-cell office:value-type="float" office:value="50.504599999999996" table:style-name="ce40">
            <text:p>50.5</text:p>
          </table:table-cell>
          <table:table-cell table:style-name="ce40"/>
          <table:table-cell office:value-type="float" office:value="40.422699999999999" table:style-name="ce40">
            <text:p>40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81.534499999999994" table:style-name="ce40">
            <text:p>81.5</text:p>
          </table:table-cell>
          <table:table-cell table:style-name="ce40"/>
          <table:table-cell office:value-type="float" office:value="73.704499999999996" table:style-name="ce40">
            <text:p>73.7</text:p>
          </table:table-cell>
          <table:table-cell table:style-name="ce40"/>
          <table:table-cell office:value-type="float" office:value="50.377400000000009" table:style-name="ce40">
            <text:p>50.4</text:p>
          </table:table-cell>
          <table:table-cell table:style-name="ce40"/>
          <table:table-cell office:value-type="float" office:value="38.237900000000003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78.275199999999998" table:style-name="ce40">
            <text:p>78.3</text:p>
          </table:table-cell>
          <table:table-cell table:style-name="ce40"/>
          <table:table-cell office:value-type="float" office:value="69.839200000000005" table:style-name="ce40">
            <text:p>69.8</text:p>
          </table:table-cell>
          <table:table-cell table:style-name="ce40"/>
          <table:table-cell office:value-type="float" office:value="41.067799999999998" table:style-name="ce40">
            <text:p>41.1</text:p>
          </table:table-cell>
          <table:table-cell table:style-name="ce40"/>
          <table:table-cell office:value-type="float" office:value="30.077199999999998" table:style-name="ce40">
            <text:p>30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82.886200000000002" table:style-name="ce40">
            <text:p>82.9</text:p>
          </table:table-cell>
          <table:table-cell table:style-name="ce40"/>
          <table:table-cell office:value-type="float" office:value="74.631" table:style-name="ce40">
            <text:p>74.6</text:p>
          </table:table-cell>
          <table:table-cell table:style-name="ce40"/>
          <table:table-cell office:value-type="float" office:value="41.8215" table:style-name="ce40">
            <text:p>41.8</text:p>
          </table:table-cell>
          <table:table-cell table:style-name="ce40"/>
          <table:table-cell office:value-type="float" office:value="32.414300000000004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80.152599999999993" table:style-name="ce35">
            <text:p>80.2</text:p>
          </table:table-cell>
          <table:table-cell table:style-name="ce35"/>
          <table:table-cell office:value-type="float" office:value="71.188400000000001" table:style-name="ce35">
            <text:p>71.2</text:p>
          </table:table-cell>
          <table:table-cell table:style-name="ce35"/>
          <table:table-cell office:value-type="float" office:value="47.094900000000003" table:style-name="ce35">
            <text:p>47.1</text:p>
          </table:table-cell>
          <table:table-cell table:style-name="ce35"/>
          <table:table-cell office:value-type="float" office:value="34.408200000000001" table:style-name="ce35">
            <text:p>34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79.268600000000006" table:style-name="ce40">
            <text:p>79.3</text:p>
          </table:table-cell>
          <table:table-cell table:style-name="ce40"/>
          <table:table-cell office:value-type="float" office:value="70.352999999999994" table:style-name="ce40">
            <text:p>70.4</text:p>
          </table:table-cell>
          <table:table-cell table:style-name="ce40"/>
          <table:table-cell office:value-type="float" office:value="51.680599999999998" table:style-name="ce40">
            <text:p>51.7</text:p>
          </table:table-cell>
          <table:table-cell table:style-name="ce40"/>
          <table:table-cell office:value-type="float" office:value="39.007300000000001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82.267600000000002" table:style-name="ce40">
            <text:p>82.3</text:p>
          </table:table-cell>
          <table:table-cell table:style-name="ce40"/>
          <table:table-cell office:value-type="float" office:value="71.780999999999992" table:style-name="ce40">
            <text:p>71.8</text:p>
          </table:table-cell>
          <table:table-cell table:style-name="ce40"/>
          <table:table-cell office:value-type="float" office:value="48.314099999999996" table:style-name="ce40">
            <text:p>48.3</text:p>
          </table:table-cell>
          <table:table-cell table:style-name="ce40"/>
          <table:table-cell office:value-type="float" office:value="35.198700000000002" table:style-name="ce40">
            <text:p>3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78.270300000000006" table:style-name="ce40">
            <text:p>78.3</text:p>
          </table:table-cell>
          <table:table-cell table:style-name="ce40"/>
          <table:table-cell office:value-type="float" office:value="70.659899999999993" table:style-name="ce40">
            <text:p>70.7</text:p>
          </table:table-cell>
          <table:table-cell table:style-name="ce40"/>
          <table:table-cell office:value-type="float" office:value="43.942599999999999" table:style-name="ce40">
            <text:p>43.9</text:p>
          </table:table-cell>
          <table:table-cell table:style-name="ce40"/>
          <table:table-cell office:value-type="float" office:value="33.1768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82.258600000000001" table:style-name="ce40">
            <text:p>82.3</text:p>
          </table:table-cell>
          <table:table-cell table:style-name="ce40"/>
          <table:table-cell office:value-type="float" office:value="71.427599999999998" table:style-name="ce40">
            <text:p>71.4</text:p>
          </table:table-cell>
          <table:table-cell table:style-name="ce40"/>
          <table:table-cell office:value-type="float" office:value="41.353299999999997" table:style-name="ce40">
            <text:p>41.4</text:p>
          </table:table-cell>
          <table:table-cell table:style-name="ce40"/>
          <table:table-cell office:value-type="float" office:value="29.9556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82.7791" table:style-name="ce40">
            <text:p>82.8</text:p>
          </table:table-cell>
          <table:table-cell table:style-name="ce40"/>
          <table:table-cell office:value-type="float" office:value="74.632500000000007" table:style-name="ce40">
            <text:p>74.6</text:p>
          </table:table-cell>
          <table:table-cell table:style-name="ce40"/>
          <table:table-cell office:value-type="float" office:value="54.113699999999994" table:style-name="ce40">
            <text:p>54.1</text:p>
          </table:table-cell>
          <table:table-cell table:style-name="ce40"/>
          <table:table-cell office:value-type="float" office:value="45.201099999999997" table:style-name="ce40">
            <text:p>4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80.213099999999997" table:style-name="ce40">
            <text:p>80.2</text:p>
          </table:table-cell>
          <table:table-cell table:style-name="ce40"/>
          <table:table-cell office:value-type="float" office:value="72.248199999999997" table:style-name="ce40">
            <text:p>72.2</text:p>
          </table:table-cell>
          <table:table-cell table:style-name="ce40"/>
          <table:table-cell office:value-type="float" office:value="49.313699999999997" table:style-name="ce40">
            <text:p>49.3</text:p>
          </table:table-cell>
          <table:table-cell table:style-name="ce40"/>
          <table:table-cell office:value-type="float" office:value="35.698299999999996" table:style-name="ce40">
            <text:p>3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78.9529" table:style-name="ce40">
            <text:p>79.0</text:p>
          </table:table-cell>
          <table:table-cell table:style-name="ce40"/>
          <table:table-cell office:value-type="float" office:value="71.084199999999996" table:style-name="ce40">
            <text:p>71.1</text:p>
          </table:table-cell>
          <table:table-cell table:style-name="ce40"/>
          <table:table-cell office:value-type="float" office:value="45.063299999999998" table:style-name="ce40">
            <text:p>45.1</text:p>
          </table:table-cell>
          <table:table-cell table:style-name="ce40"/>
          <table:table-cell office:value-type="float" office:value="31.902100000000001" table:style-name="ce40">
            <text:p>3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80.2273" table:style-name="ce40">
            <text:p>80.2</text:p>
          </table:table-cell>
          <table:table-cell table:style-name="ce40"/>
          <table:table-cell office:value-type="float" office:value="71.277500000000003" table:style-name="ce40">
            <text:p>71.3</text:p>
          </table:table-cell>
          <table:table-cell table:style-name="ce40"/>
          <table:table-cell office:value-type="float" office:value="47.271500000000003" table:style-name="ce40">
            <text:p>47.3</text:p>
          </table:table-cell>
          <table:table-cell table:style-name="ce40"/>
          <table:table-cell office:value-type="float" office:value="33.078899999999997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4.736599999999996" table:style-name="ce40">
            <text:p>74.7</text:p>
          </table:table-cell>
          <table:table-cell table:style-name="ce40"/>
          <table:table-cell office:value-type="float" office:value="65.885000000000005" table:style-name="ce40">
            <text:p>65.9</text:p>
          </table:table-cell>
          <table:table-cell table:style-name="ce40"/>
          <table:table-cell office:value-type="float" office:value="40.585599999999999" table:style-name="ce40">
            <text:p>40.6</text:p>
          </table:table-cell>
          <table:table-cell table:style-name="ce40"/>
          <table:table-cell office:value-type="float" office:value="31.237900000000003" table:style-name="ce40">
            <text:p>31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78.8536" table:style-name="ce40">
            <text:p>78.9</text:p>
          </table:table-cell>
          <table:table-cell table:style-name="ce40"/>
          <table:table-cell office:value-type="float" office:value="71.153599999999997" table:style-name="ce40">
            <text:p>71.2</text:p>
          </table:table-cell>
          <table:table-cell table:style-name="ce40"/>
          <table:table-cell office:value-type="float" office:value="45.227899999999998" table:style-name="ce40">
            <text:p>45.2</text:p>
          </table:table-cell>
          <table:table-cell table:style-name="ce40"/>
          <table:table-cell office:value-type="float" office:value="32.432100000000005" table:style-name="ce40">
            <text:p>32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84.053699999999992" table:style-name="ce40">
            <text:p>84.1</text:p>
          </table:table-cell>
          <table:table-cell table:style-name="ce40"/>
          <table:table-cell office:value-type="float" office:value="73.0398" table:style-name="ce40">
            <text:p>73.0</text:p>
          </table:table-cell>
          <table:table-cell table:style-name="ce40"/>
          <table:table-cell office:value-type="float" office:value="50.3414" table:style-name="ce40">
            <text:p>50.3</text:p>
          </table:table-cell>
          <table:table-cell table:style-name="ce40"/>
          <table:table-cell office:value-type="float" office:value="33.185500000000005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80.453600000000009" table:style-name="ce35">
            <text:p>80.5</text:p>
          </table:table-cell>
          <table:table-cell table:style-name="ce35"/>
          <table:table-cell office:value-type="float" office:value="69.936299999999989" table:style-name="ce35">
            <text:p>69.9</text:p>
          </table:table-cell>
          <table:table-cell table:style-name="ce35"/>
          <table:table-cell office:value-type="float" office:value="45.3247" table:style-name="ce35">
            <text:p>45.3</text:p>
          </table:table-cell>
          <table:table-cell table:style-name="ce35"/>
          <table:table-cell office:value-type="float" office:value="34.435099999999998" table:style-name="ce35">
            <text:p>34.4</text:p>
          </table:table-cell>
          <table:table-cell table:number-columns-repeated="16375"/>
        </table:table-row>
        <table:table-row table:style-name="ro9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80.051099999999991" table:style-name="ce40">
            <text:p>80.1</text:p>
          </table:table-cell>
          <table:table-cell table:style-name="ce40"/>
          <table:table-cell office:value-type="float" office:value="67.523499999999999" table:style-name="ce40">
            <text:p>67.5</text:p>
          </table:table-cell>
          <table:table-cell table:style-name="ce40"/>
          <table:table-cell office:value-type="float" office:value="44.400099999999995" table:style-name="ce40">
            <text:p>44.4</text:p>
          </table:table-cell>
          <table:table-cell table:style-name="ce40"/>
          <table:table-cell office:value-type="float" office:value="33.614100000000001" table:style-name="ce40">
            <text:p>33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82.168399999999991" table:style-name="ce40">
            <text:p>82.2</text:p>
          </table:table-cell>
          <table:table-cell table:style-name="ce40"/>
          <table:table-cell office:value-type="float" office:value="72.180199999999999" table:style-name="ce40">
            <text:p>72.2</text:p>
          </table:table-cell>
          <table:table-cell table:style-name="ce40"/>
          <table:table-cell office:value-type="float" office:value="46.628399999999999" table:style-name="ce40">
            <text:p>46.6</text:p>
          </table:table-cell>
          <table:table-cell table:style-name="ce40"/>
          <table:table-cell office:value-type="float" office:value="36.365900000000003" table:style-name="ce40">
            <text:p>3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75.181399999999996" table:style-name="ce40">
            <text:p>75.2</text:p>
          </table:table-cell>
          <table:table-cell table:style-name="ce40"/>
          <table:table-cell office:value-type="float" office:value="63.778700000000001" table:style-name="ce40">
            <text:p>63.8</text:p>
          </table:table-cell>
          <table:table-cell table:style-name="ce40"/>
          <table:table-cell office:value-type="float" office:value="40.500999999999998" table:style-name="ce40">
            <text:p>40.5</text:p>
          </table:table-cell>
          <table:table-cell table:style-name="ce40"/>
          <table:table-cell office:value-type="float" office:value="29.959799999999998" table:style-name="ce40">
            <text:p>30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80.447999999999993" table:style-name="ce40">
            <text:p>80.4</text:p>
          </table:table-cell>
          <table:table-cell table:style-name="ce40"/>
          <table:table-cell office:value-type="float" office:value="73.868300000000005" table:style-name="ce40">
            <text:p>73.9</text:p>
          </table:table-cell>
          <table:table-cell table:style-name="ce40"/>
          <table:table-cell office:value-type="float" office:value="50.215499999999999" table:style-name="ce40">
            <text:p>50.2</text:p>
          </table:table-cell>
          <table:table-cell table:style-name="ce40"/>
          <table:table-cell office:value-type="float" office:value="39.304400000000001" table:style-name="ce40">
            <text:p>39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78.802899999999994" table:style-name="ce40">
            <text:p>78.8</text:p>
          </table:table-cell>
          <table:table-cell table:style-name="ce40"/>
          <table:table-cell office:value-type="float" office:value="67.794499999999999" table:style-name="ce40">
            <text:p>67.8</text:p>
          </table:table-cell>
          <table:table-cell table:style-name="ce40"/>
          <table:table-cell office:value-type="float" office:value="44.088000000000001" table:style-name="ce40">
            <text:p>44.1</text:p>
          </table:table-cell>
          <table:table-cell table:style-name="ce40"/>
          <table:table-cell office:value-type="float" office:value="34.7607" table:style-name="ce40">
            <text:p>34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79.332000000000008" table:style-name="ce40">
            <text:p>79.3</text:p>
          </table:table-cell>
          <table:table-cell table:style-name="ce40"/>
          <table:table-cell office:value-type="float" office:value="67.979100000000003" table:style-name="ce40">
            <text:p>68.0</text:p>
          </table:table-cell>
          <table:table-cell table:style-name="ce40"/>
          <table:table-cell office:value-type="float" office:value="40.663400000000003" table:style-name="ce40">
            <text:p>40.7</text:p>
          </table:table-cell>
          <table:table-cell table:style-name="ce40"/>
          <table:table-cell office:value-type="float" office:value="29.706399999999999" table:style-name="ce40">
            <text:p>29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80.977699999999999" table:style-name="ce40">
            <text:p>81.0</text:p>
          </table:table-cell>
          <table:table-cell table:style-name="ce40"/>
          <table:table-cell office:value-type="float" office:value="71.881500000000003" table:style-name="ce40">
            <text:p>71.9</text:p>
          </table:table-cell>
          <table:table-cell table:style-name="ce40"/>
          <table:table-cell office:value-type="float" office:value="44.113999999999997" table:style-name="ce40">
            <text:p>44.1</text:p>
          </table:table-cell>
          <table:table-cell table:style-name="ce40"/>
          <table:table-cell office:value-type="float" office:value="33.0717" table:style-name="ce40">
            <text:p>33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79.549199999999999" table:style-name="ce40">
            <text:p>79.5</text:p>
          </table:table-cell>
          <table:table-cell table:style-name="ce40"/>
          <table:table-cell office:value-type="float" office:value="67.857500000000002" table:style-name="ce40">
            <text:p>67.9</text:p>
          </table:table-cell>
          <table:table-cell table:style-name="ce40"/>
          <table:table-cell office:value-type="float" office:value="47.813800000000001" table:style-name="ce40">
            <text:p>47.8</text:p>
          </table:table-cell>
          <table:table-cell table:style-name="ce40"/>
          <table:table-cell office:value-type="float" office:value="34.052100000000003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82.911999999999992" table:style-name="ce40">
            <text:p>82.9</text:p>
          </table:table-cell>
          <table:table-cell table:style-name="ce40"/>
          <table:table-cell office:value-type="float" office:value="72.897999999999996" table:style-name="ce40">
            <text:p>72.9</text:p>
          </table:table-cell>
          <table:table-cell table:style-name="ce40"/>
          <table:table-cell office:value-type="float" office:value="45.746400000000001" table:style-name="ce40">
            <text:p>45.7</text:p>
          </table:table-cell>
          <table:table-cell table:style-name="ce40"/>
          <table:table-cell office:value-type="float" office:value="33.979900000000001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77.582300000000004" table:style-name="ce40">
            <text:p>77.6</text:p>
          </table:table-cell>
          <table:table-cell table:style-name="ce40"/>
          <table:table-cell office:value-type="float" office:value="70.620400000000004" table:style-name="ce40">
            <text:p>70.6</text:p>
          </table:table-cell>
          <table:table-cell table:style-name="ce40"/>
          <table:table-cell office:value-type="float" office:value="46.246400000000001" table:style-name="ce40">
            <text:p>46.2</text:p>
          </table:table-cell>
          <table:table-cell table:style-name="ce40"/>
          <table:table-cell office:value-type="float" office:value="36.980000000000004" table:style-name="ce40">
            <text:p>3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83.605599999999995" table:style-name="ce40">
            <text:p>83.6</text:p>
          </table:table-cell>
          <table:table-cell table:style-name="ce40"/>
          <table:table-cell office:value-type="float" office:value="72.674999999999997" table:style-name="ce40">
            <text:p>72.7</text:p>
          </table:table-cell>
          <table:table-cell table:style-name="ce40"/>
          <table:table-cell office:value-type="float" office:value="46.361599999999996" table:style-name="ce40">
            <text:p>46.4</text:p>
          </table:table-cell>
          <table:table-cell table:style-name="ce40"/>
          <table:table-cell office:value-type="float" office:value="35.759299999999996" table:style-name="ce40">
            <text:p>3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83.734699999999989" table:style-name="ce40">
            <text:p>83.7</text:p>
          </table:table-cell>
          <table:table-cell table:style-name="ce40"/>
          <table:table-cell office:value-type="float" office:value="68.2911" table:style-name="ce40">
            <text:p>68.3</text:p>
          </table:table-cell>
          <table:table-cell table:style-name="ce40"/>
          <table:table-cell office:value-type="float" office:value="47.784199999999998" table:style-name="ce40">
            <text:p>47.8</text:p>
          </table:table-cell>
          <table:table-cell table:style-name="ce40"/>
          <table:table-cell office:value-type="float" office:value="35.997299999999996" table:style-name="ce40">
            <text:p>3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84.2196" table:style-name="ce35">
            <text:p>84.2</text:p>
          </table:table-cell>
          <table:table-cell table:style-name="ce35"/>
          <table:table-cell office:value-type="float" office:value="75.290900000000008" table:style-name="ce35">
            <text:p>75.3</text:p>
          </table:table-cell>
          <table:table-cell table:style-name="ce35"/>
          <table:table-cell office:value-type="float" office:value="52.671599999999998" table:style-name="ce35">
            <text:p>52.7</text:p>
          </table:table-cell>
          <table:table-cell table:style-name="ce35"/>
          <table:table-cell office:value-type="float" office:value="40.184899999999999" table:style-name="ce35">
            <text:p>40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79.941699999999997" table:style-name="ce40">
            <text:p>79.9</text:p>
          </table:table-cell>
          <table:table-cell table:style-name="ce40"/>
          <table:table-cell office:value-type="float" office:value="69.669800000000009" table:style-name="ce40">
            <text:p>69.7</text:p>
          </table:table-cell>
          <table:table-cell table:style-name="ce40"/>
          <table:table-cell office:value-type="float" office:value="43.514199999999995" table:style-name="ce40">
            <text:p>43.5</text:p>
          </table:table-cell>
          <table:table-cell table:style-name="ce40"/>
          <table:table-cell office:value-type="float" office:value="32.101400000000005" table:style-name="ce40">
            <text:p>32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89.871900000000011" table:style-name="ce40">
            <text:p>89.9</text:p>
          </table:table-cell>
          <table:table-cell table:style-name="ce40"/>
          <table:table-cell office:value-type="float" office:value="86.987000000000009" table:style-name="ce40">
            <text:p>87.0</text:p>
          </table:table-cell>
          <table:table-cell table:style-name="ce40"/>
          <table:table-cell office:value-type="float" office:value="66.730800000000002" table:style-name="ce40">
            <text:p>66.7</text:p>
          </table:table-cell>
          <table:table-cell table:style-name="ce40"/>
          <table:table-cell office:value-type="float" office:value="54.573400000000007" table:style-name="ce40">
            <text:p>5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82.154700000000005" table:style-name="ce40">
            <text:p>82.2</text:p>
          </table:table-cell>
          <table:table-cell table:style-name="ce40"/>
          <table:table-cell office:value-type="float" office:value="69.076300000000003" table:style-name="ce40">
            <text:p>69.1</text:p>
          </table:table-cell>
          <table:table-cell table:style-name="ce40"/>
          <table:table-cell office:value-type="float" office:value="46.186899999999994" table:style-name="ce40">
            <text:p>46.2</text:p>
          </table:table-cell>
          <table:table-cell table:style-name="ce40"/>
          <table:table-cell office:value-type="float" office:value="30.770700000000001" table:style-name="ce40">
            <text:p>3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84.532799999999995" table:style-name="ce40">
            <text:p>84.5</text:p>
          </table:table-cell>
          <table:table-cell table:style-name="ce40"/>
          <table:table-cell office:value-type="float" office:value="74.492000000000004" table:style-name="ce40">
            <text:p>74.5</text:p>
          </table:table-cell>
          <table:table-cell table:style-name="ce40"/>
          <table:table-cell office:value-type="float" office:value="50.9039" table:style-name="ce40">
            <text:p>50.9</text:p>
          </table:table-cell>
          <table:table-cell table:style-name="ce40"/>
          <table:table-cell office:value-type="float" office:value="40.756" table:style-name="ce40">
            <text:p>40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83.414100000000005" table:style-name="ce40">
            <text:p>83.4</text:p>
          </table:table-cell>
          <table:table-cell table:style-name="ce40"/>
          <table:table-cell office:value-type="float" office:value="73.565899999999999" table:style-name="ce40">
            <text:p>73.6</text:p>
          </table:table-cell>
          <table:table-cell table:style-name="ce40"/>
          <table:table-cell office:value-type="float" office:value="53.409700000000001" table:style-name="ce40">
            <text:p>53.4</text:p>
          </table:table-cell>
          <table:table-cell table:style-name="ce40"/>
          <table:table-cell office:value-type="float" office:value="39.936799999999998" table:style-name="ce40">
            <text:p>3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82.125399999999999" table:style-name="ce35">
            <text:p>82.1</text:p>
          </table:table-cell>
          <table:table-cell table:style-name="ce35"/>
          <table:table-cell office:value-type="float" office:value="72.693200000000004" table:style-name="ce35">
            <text:p>72.7</text:p>
          </table:table-cell>
          <table:table-cell table:style-name="ce35"/>
          <table:table-cell office:value-type="float" office:value="47.457000000000001" table:style-name="ce35">
            <text:p>47.5</text:p>
          </table:table-cell>
          <table:table-cell table:style-name="ce35"/>
          <table:table-cell office:value-type="float" office:value="34.827200000000005" table:style-name="ce35">
            <text:p>34.8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84.708200000000005" table:style-name="ce40">
            <text:p>84.7</text:p>
          </table:table-cell>
          <table:table-cell table:style-name="ce40"/>
          <table:table-cell office:value-type="float" office:value="75.793400000000005" table:style-name="ce40">
            <text:p>75.8</text:p>
          </table:table-cell>
          <table:table-cell table:style-name="ce40"/>
          <table:table-cell office:value-type="float" office:value="54.293999999999997" table:style-name="ce40">
            <text:p>54.3</text:p>
          </table:table-cell>
          <table:table-cell table:style-name="ce40"/>
          <table:table-cell office:value-type="float" office:value="40.578499999999998" table:style-name="ce40">
            <text:p>40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87.941199999999995" table:style-name="ce40">
            <text:p>87.9</text:p>
          </table:table-cell>
          <table:table-cell table:style-name="ce40"/>
          <table:table-cell office:value-type="float" office:value="81.061999999999998" table:style-name="ce40">
            <text:p>81.1</text:p>
          </table:table-cell>
          <table:table-cell table:style-name="ce40"/>
          <table:table-cell office:value-type="float" office:value="52.732500000000002" table:style-name="ce40">
            <text:p>52.7</text:p>
          </table:table-cell>
          <table:table-cell table:style-name="ce40"/>
          <table:table-cell office:value-type="float" office:value="42.927100000000003" table:style-name="ce40">
            <text:p>42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85.61" table:style-name="ce40">
            <text:p>85.6</text:p>
          </table:table-cell>
          <table:table-cell table:style-name="ce40"/>
          <table:table-cell office:value-type="float" office:value="76.12" table:style-name="ce40">
            <text:p>76.1</text:p>
          </table:table-cell>
          <table:table-cell table:style-name="ce40"/>
          <table:table-cell office:value-type="float" office:value="53.7774" table:style-name="ce40">
            <text:p>53.8</text:p>
          </table:table-cell>
          <table:table-cell table:style-name="ce40"/>
          <table:table-cell office:value-type="float" office:value="40.878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84.083399999999997" table:style-name="ce40">
            <text:p>84.1</text:p>
          </table:table-cell>
          <table:table-cell table:style-name="ce40"/>
          <table:table-cell office:value-type="float" office:value="71.943100000000001" table:style-name="ce40">
            <text:p>71.9</text:p>
          </table:table-cell>
          <table:table-cell table:style-name="ce40"/>
          <table:table-cell office:value-type="float" office:value="47.042200000000001" table:style-name="ce40">
            <text:p>47.0</text:p>
          </table:table-cell>
          <table:table-cell table:style-name="ce40"/>
          <table:table-cell office:value-type="float" office:value="33.839100000000002" table:style-name="ce40">
            <text:p>33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81.710599999999999" table:style-name="ce40">
            <text:p>81.7</text:p>
          </table:table-cell>
          <table:table-cell table:style-name="ce40"/>
          <table:table-cell office:value-type="float" office:value="72.1464" table:style-name="ce40">
            <text:p>72.1</text:p>
          </table:table-cell>
          <table:table-cell table:style-name="ce40"/>
          <table:table-cell office:value-type="float" office:value="45.298300000000005" table:style-name="ce40">
            <text:p>45.3</text:p>
          </table:table-cell>
          <table:table-cell table:style-name="ce40"/>
          <table:table-cell office:value-type="float" office:value="33.503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76.049700000000001" table:style-name="ce40">
            <text:p>76.0</text:p>
          </table:table-cell>
          <table:table-cell table:style-name="ce40"/>
          <table:table-cell office:value-type="float" office:value="63.954900000000002" table:style-name="ce40">
            <text:p>64.0</text:p>
          </table:table-cell>
          <table:table-cell table:style-name="ce40"/>
          <table:table-cell office:value-type="float" office:value="41.438800000000001" table:style-name="ce40">
            <text:p>41.4</text:p>
          </table:table-cell>
          <table:table-cell table:style-name="ce40"/>
          <table:table-cell office:value-type="float" office:value="28.812100000000001" table:style-name="ce40">
            <text:p>28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80.145799999999994" table:style-name="ce40">
            <text:p>80.1</text:p>
          </table:table-cell>
          <table:table-cell table:style-name="ce40"/>
          <table:table-cell office:value-type="float" office:value="72.841300000000004" table:style-name="ce40">
            <text:p>72.8</text:p>
          </table:table-cell>
          <table:table-cell table:style-name="ce40"/>
          <table:table-cell office:value-type="float" office:value="46.294400000000003" table:style-name="ce40">
            <text:p>46.3</text:p>
          </table:table-cell>
          <table:table-cell table:style-name="ce40"/>
          <table:table-cell office:value-type="float" office:value="31.058200000000003" table:style-name="ce40">
            <text:p>31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74.180300000000003" table:style-name="ce40">
            <text:p>74.2</text:p>
          </table:table-cell>
          <table:table-cell table:style-name="ce40"/>
          <table:table-cell office:value-type="float" office:value="64.275999999999996" table:style-name="ce40">
            <text:p>64.3</text:p>
          </table:table-cell>
          <table:table-cell table:style-name="ce40"/>
          <table:table-cell office:value-type="float" office:value="41.546599999999998" table:style-name="ce40">
            <text:p>41.5</text:p>
          </table:table-cell>
          <table:table-cell table:style-name="ce40"/>
          <table:table-cell office:value-type="float" office:value="29.9087" table:style-name="ce40">
            <text:p>29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76.017600000000002" table:style-name="ce40">
            <text:p>76.0</text:p>
          </table:table-cell>
          <table:table-cell table:style-name="ce40"/>
          <table:table-cell office:value-type="float" office:value="68.863700000000009" table:style-name="ce40">
            <text:p>68.9</text:p>
          </table:table-cell>
          <table:table-cell table:style-name="ce40"/>
          <table:table-cell office:value-type="float" office:value="40.155799999999999" table:style-name="ce40">
            <text:p>40.2</text:p>
          </table:table-cell>
          <table:table-cell table:style-name="ce40"/>
          <table:table-cell office:value-type="float" office:value="28.490600000000001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85.227100000000007" table:style-name="ce40">
            <text:p>85.2</text:p>
          </table:table-cell>
          <table:table-cell table:style-name="ce40"/>
          <table:table-cell office:value-type="float" office:value="73.240000000000009" table:style-name="ce40">
            <text:p>73.2</text:p>
          </table:table-cell>
          <table:table-cell table:style-name="ce40"/>
          <table:table-cell office:value-type="float" office:value="45.462200000000003" table:style-name="ce40">
            <text:p>45.5</text:p>
          </table:table-cell>
          <table:table-cell table:style-name="ce40"/>
          <table:table-cell office:value-type="float" office:value="30.490699999999997" table:style-name="ce40">
            <text:p>3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84.029200000000003" table:style-name="ce40">
            <text:p>84.0</text:p>
          </table:table-cell>
          <table:table-cell table:style-name="ce40"/>
          <table:table-cell office:value-type="float" office:value="76.513900000000007" table:style-name="ce40">
            <text:p>76.5</text:p>
          </table:table-cell>
          <table:table-cell table:style-name="ce40"/>
          <table:table-cell office:value-type="float" office:value="49.3889" table:style-name="ce40">
            <text:p>49.4</text:p>
          </table:table-cell>
          <table:table-cell table:style-name="ce40"/>
          <table:table-cell office:value-type="float" office:value="39.492100000000001" table:style-name="ce40">
            <text:p>3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83.815899999999999" table:style-name="ce35">
            <text:p>83.8</text:p>
          </table:table-cell>
          <table:table-cell table:style-name="ce35"/>
          <table:table-cell office:value-type="float" office:value="74.351100000000002" table:style-name="ce35">
            <text:p>74.4</text:p>
          </table:table-cell>
          <table:table-cell table:style-name="ce35"/>
          <table:table-cell office:value-type="float" office:value="48.986699999999999" table:style-name="ce35">
            <text:p>49.0</text:p>
          </table:table-cell>
          <table:table-cell table:style-name="ce35"/>
          <table:table-cell office:value-type="float" office:value="36.342500000000001" table:style-name="ce35">
            <text:p>36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79.493499999999997" table:style-name="ce40">
            <text:p>79.5</text:p>
          </table:table-cell>
          <table:table-cell table:style-name="ce40"/>
          <table:table-cell office:value-type="float" office:value="71.072199999999995" table:style-name="ce40">
            <text:p>71.1</text:p>
          </table:table-cell>
          <table:table-cell table:style-name="ce40"/>
          <table:table-cell office:value-type="float" office:value="48.393300000000004" table:style-name="ce40">
            <text:p>48.4</text:p>
          </table:table-cell>
          <table:table-cell table:style-name="ce40"/>
          <table:table-cell office:value-type="float" office:value="36.3157" table:style-name="ce40">
            <text:p>3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86.231200000000001" table:style-name="ce40">
            <text:p>86.2</text:p>
          </table:table-cell>
          <table:table-cell table:style-name="ce40"/>
          <table:table-cell office:value-type="float" office:value="74.154899999999998" table:style-name="ce40">
            <text:p>74.2</text:p>
          </table:table-cell>
          <table:table-cell table:style-name="ce40"/>
          <table:table-cell office:value-type="float" office:value="51.8352" table:style-name="ce40">
            <text:p>51.8</text:p>
          </table:table-cell>
          <table:table-cell table:style-name="ce40"/>
          <table:table-cell office:value-type="float" office:value="37.209900000000005" table:style-name="ce40">
            <text:p>37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87.2684" table:style-name="ce40">
            <text:p>87.3</text:p>
          </table:table-cell>
          <table:table-cell table:style-name="ce40"/>
          <table:table-cell office:value-type="float" office:value="77.001900000000006" table:style-name="ce40">
            <text:p>77.0</text:p>
          </table:table-cell>
          <table:table-cell table:style-name="ce40"/>
          <table:table-cell office:value-type="float" office:value="53.844000000000001" table:style-name="ce40">
            <text:p>53.8</text:p>
          </table:table-cell>
          <table:table-cell table:style-name="ce40"/>
          <table:table-cell office:value-type="float" office:value="38.955600000000004" table:style-name="ce40">
            <text:p>39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80.790199999999999" table:style-name="ce40">
            <text:p>80.8</text:p>
          </table:table-cell>
          <table:table-cell table:style-name="ce40"/>
          <table:table-cell office:value-type="float" office:value="71.171700000000001" table:style-name="ce40">
            <text:p>71.2</text:p>
          </table:table-cell>
          <table:table-cell table:style-name="ce40"/>
          <table:table-cell office:value-type="float" office:value="44.203199999999995" table:style-name="ce40">
            <text:p>44.2</text:p>
          </table:table-cell>
          <table:table-cell table:style-name="ce40"/>
          <table:table-cell office:value-type="float" office:value="32.215800000000002" table:style-name="ce40">
            <text:p>32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82.463200000000001" table:style-name="ce40">
            <text:p>82.5</text:p>
          </table:table-cell>
          <table:table-cell table:style-name="ce40"/>
          <table:table-cell office:value-type="float" office:value="72.505399999999995" table:style-name="ce40">
            <text:p>72.5</text:p>
          </table:table-cell>
          <table:table-cell table:style-name="ce40"/>
          <table:table-cell office:value-type="float" office:value="44.963900000000002" table:style-name="ce40">
            <text:p>45.0</text:p>
          </table:table-cell>
          <table:table-cell table:style-name="ce40"/>
          <table:table-cell office:value-type="float" office:value="34.1113" table:style-name="ce40">
            <text:p>34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81.407700000000006" table:style-name="ce40">
            <text:p>81.4</text:p>
          </table:table-cell>
          <table:table-cell table:style-name="ce40"/>
          <table:table-cell office:value-type="float" office:value="75.432000000000002" table:style-name="ce40">
            <text:p>75.4</text:p>
          </table:table-cell>
          <table:table-cell table:style-name="ce40"/>
          <table:table-cell office:value-type="float" office:value="48.886000000000003" table:style-name="ce40">
            <text:p>48.9</text:p>
          </table:table-cell>
          <table:table-cell table:style-name="ce40"/>
          <table:table-cell office:value-type="float" office:value="36.8157" table:style-name="ce40">
            <text:p>36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86.731499999999997" table:style-name="ce40">
            <text:p>86.7</text:p>
          </table:table-cell>
          <table:table-cell table:style-name="ce40"/>
          <table:table-cell office:value-type="float" office:value="77.610699999999994" table:style-name="ce40">
            <text:p>77.6</text:p>
          </table:table-cell>
          <table:table-cell table:style-name="ce40"/>
          <table:table-cell office:value-type="float" office:value="49.491099999999996" table:style-name="ce40">
            <text:p>49.5</text:p>
          </table:table-cell>
          <table:table-cell table:style-name="ce40"/>
          <table:table-cell office:value-type="float" office:value="38.344000000000001" table:style-name="ce40">
            <text:p>38.3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81.480099999999993" table:style-name="ce29">
            <text:p>81.5</text:p>
          </table:table-cell>
          <table:table-cell table:style-name="ce29"/>
          <table:table-cell office:value-type="float" office:value="73.164000000000001" table:style-name="ce29">
            <text:p>73.2</text:p>
          </table:table-cell>
          <table:table-cell table:style-name="ce29"/>
          <table:table-cell office:value-type="float" office:value="47.6877" table:style-name="ce29">
            <text:p>47.7</text:p>
          </table:table-cell>
          <table:table-cell table:style-name="ce29"/>
          <table:table-cell office:value-type="float" office:value="35.345500000000001" table:style-name="ce29">
            <text:p>35.3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83.296800000000005" table:style-name="ce35">
            <text:p>83.3</text:p>
          </table:table-cell>
          <table:table-cell table:style-name="ce35"/>
          <table:table-cell office:value-type="float" office:value="74.960999999999999" table:style-name="ce35">
            <text:p>75.0</text:p>
          </table:table-cell>
          <table:table-cell table:style-name="ce35"/>
          <table:table-cell office:value-type="float" office:value="50.751999999999995" table:style-name="ce35">
            <text:p>50.8</text:p>
          </table:table-cell>
          <table:table-cell table:style-name="ce35"/>
          <table:table-cell office:value-type="float" office:value="33.524999999999999" table:style-name="ce35">
            <text:p>33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83.138900000000007" table:style-name="ce35">
            <text:p>83.1</text:p>
          </table:table-cell>
          <table:table-cell table:style-name="ce35"/>
          <table:table-cell office:value-type="float" office:value="74.712299999999999" table:style-name="ce35">
            <text:p>74.7</text:p>
          </table:table-cell>
          <table:table-cell table:style-name="ce35"/>
          <table:table-cell office:value-type="float" office:value="44.960299999999997" table:style-name="ce35">
            <text:p>45.0</text:p>
          </table:table-cell>
          <table:table-cell table:style-name="ce35"/>
          <table:table-cell office:value-type="float" office:value="32.794600000000003" table:style-name="ce35">
            <text:p>32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83.733100000000007" table:style-name="ce35">
            <text:p>83.7</text:p>
          </table:table-cell>
          <table:table-cell table:style-name="ce35"/>
          <table:table-cell office:value-type="float" office:value="75.911299999999997" table:style-name="ce35">
            <text:p>75.9</text:p>
          </table:table-cell>
          <table:table-cell table:style-name="ce35"/>
          <table:table-cell office:value-type="float" office:value="55.2639" table:style-name="ce35">
            <text:p>55.3</text:p>
          </table:table-cell>
          <table:table-cell table:style-name="ce35"/>
          <table:table-cell office:value-type="float" office:value="42.505700000000004" table:style-name="ce35">
            <text:p>42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82.3613" table:style-name="ce35">
            <text:p>82.4</text:p>
          </table:table-cell>
          <table:table-cell table:style-name="ce35"/>
          <table:table-cell office:value-type="float" office:value="75.140500000000003" table:style-name="ce35">
            <text:p>75.1</text:p>
          </table:table-cell>
          <table:table-cell table:style-name="ce35"/>
          <table:table-cell office:value-type="float" office:value="49.4392" table:style-name="ce35">
            <text:p>49.4</text:p>
          </table:table-cell>
          <table:table-cell table:style-name="ce35"/>
          <table:table-cell office:value-type="float" office:value="37.7179" table:style-name="ce35">
            <text:p>37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85.826100000000011" table:style-name="ce35">
            <text:p>85.8</text:p>
          </table:table-cell>
          <table:table-cell table:style-name="ce35"/>
          <table:table-cell office:value-type="float" office:value="83.006" table:style-name="ce35">
            <text:p>83.0</text:p>
          </table:table-cell>
          <table:table-cell table:style-name="ce35"/>
          <table:table-cell office:value-type="float" office:value="70.070099999999996" table:style-name="ce35">
            <text:p>70.1</text:p>
          </table:table-cell>
          <table:table-cell table:style-name="ce35"/>
          <table:table-cell office:value-type="float" office:value="58.7712" table:style-name="ce35">
            <text:p>58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80.801999999999992" table:style-name="ce35">
            <text:p>80.8</text:p>
          </table:table-cell>
          <table:table-cell table:style-name="ce35"/>
          <table:table-cell office:value-type="float" office:value="70.319600000000008" table:style-name="ce35">
            <text:p>70.3</text:p>
          </table:table-cell>
          <table:table-cell table:style-name="ce35"/>
          <table:table-cell office:value-type="float" office:value="45.195900000000002" table:style-name="ce35">
            <text:p>45.2</text:p>
          </table:table-cell>
          <table:table-cell table:style-name="ce35"/>
          <table:table-cell office:value-type="float" office:value="34.262100000000004" table:style-name="ce35">
            <text:p>3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81.813599999999994" table:style-name="ce35">
            <text:p>81.8</text:p>
          </table:table-cell>
          <table:table-cell table:style-name="ce35"/>
          <table:table-cell office:value-type="float" office:value="71.142600000000002" table:style-name="ce35">
            <text:p>71.1</text:p>
          </table:table-cell>
          <table:table-cell table:style-name="ce35"/>
          <table:table-cell office:value-type="float" office:value="43.7288" table:style-name="ce35">
            <text:p>43.7</text:p>
          </table:table-cell>
          <table:table-cell table:style-name="ce35"/>
          <table:table-cell office:value-type="float" office:value="33.0503" table:style-name="ce35">
            <text:p>33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77.016499999999994" table:style-name="ce35">
            <text:p>77.0</text:p>
          </table:table-cell>
          <table:table-cell table:style-name="ce35"/>
          <table:table-cell office:value-type="float" office:value="66.795000000000002" table:style-name="ce35">
            <text:p>66.8</text:p>
          </table:table-cell>
          <table:table-cell table:style-name="ce35"/>
          <table:table-cell office:value-type="float" office:value="45.280500000000004" table:style-name="ce35">
            <text:p>45.3</text:p>
          </table:table-cell>
          <table:table-cell table:style-name="ce35"/>
          <table:table-cell office:value-type="float" office:value="29.958800000000004" table:style-name="ce35">
            <text:p>30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81.767700000000005" table:style-name="ce35">
            <text:p>81.8</text:p>
          </table:table-cell>
          <table:table-cell table:style-name="ce35"/>
          <table:table-cell office:value-type="float" office:value="70.731899999999996" table:style-name="ce35">
            <text:p>70.7</text:p>
          </table:table-cell>
          <table:table-cell table:style-name="ce35"/>
          <table:table-cell office:value-type="float" office:value="45.814599999999999" table:style-name="ce35">
            <text:p>45.8</text:p>
          </table:table-cell>
          <table:table-cell table:style-name="ce35"/>
          <table:table-cell office:value-type="float" office:value="32.417400000000001" table:style-name="ce35">
            <text:p>32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77.67110000000001" table:style-name="ce35">
            <text:p>77.7</text:p>
          </table:table-cell>
          <table:table-cell table:style-name="ce35"/>
          <table:table-cell office:value-type="float" office:value="68.381900000000002" table:style-name="ce35">
            <text:p>68.4</text:p>
          </table:table-cell>
          <table:table-cell table:style-name="ce35"/>
          <table:table-cell office:value-type="float" office:value="44.476300000000002" table:style-name="ce35">
            <text:p>44.5</text:p>
          </table:table-cell>
          <table:table-cell table:style-name="ce35"/>
          <table:table-cell office:value-type="float" office:value="32.819500000000005" table:style-name="ce35">
            <text:p>32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81.017099999999999" table:style-name="ce35">
            <text:p>81.0</text:p>
          </table:table-cell>
          <table:table-cell table:style-name="ce35"/>
          <table:table-cell office:value-type="float" office:value="74.724100000000007" table:style-name="ce35">
            <text:p>74.7</text:p>
          </table:table-cell>
          <table:table-cell table:style-name="ce35"/>
          <table:table-cell office:value-type="float" office:value="46.330199999999998" table:style-name="ce35">
            <text:p>46.3</text:p>
          </table:table-cell>
          <table:table-cell table:style-name="ce35"/>
          <table:table-cell office:value-type="float" office:value="32.745100000000001" table:style-name="ce35">
            <text:p>32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82.374499999999998" table:style-name="ce35">
            <text:p>82.4</text:p>
          </table:table-cell>
          <table:table-cell table:style-name="ce35"/>
          <table:table-cell office:value-type="float" office:value="76.363799999999998" table:style-name="ce35">
            <text:p>76.4</text:p>
          </table:table-cell>
          <table:table-cell table:style-name="ce35"/>
          <table:table-cell office:value-type="float" office:value="45.988800000000005" table:style-name="ce35">
            <text:p>46.0</text:p>
          </table:table-cell>
          <table:table-cell table:style-name="ce35"/>
          <table:table-cell office:value-type="float" office:value="34.532899999999998" table:style-name="ce35">
            <text:p>34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82.204800000000006" table:style-name="ce35">
            <text:p>82.2</text:p>
          </table:table-cell>
          <table:table-cell table:style-name="ce35"/>
          <table:table-cell office:value-type="float" office:value="73.275599999999997" table:style-name="ce35">
            <text:p>73.3</text:p>
          </table:table-cell>
          <table:table-cell table:style-name="ce35"/>
          <table:table-cell office:value-type="float" office:value="50.242100000000001" table:style-name="ce35">
            <text:p>50.2</text:p>
          </table:table-cell>
          <table:table-cell table:style-name="ce35"/>
          <table:table-cell office:value-type="float" office:value="37.603299999999997" table:style-name="ce35">
            <text:p>37.6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81.715999999999994" table:style-name="ce40">
            <text:p>81.7</text:p>
          </table:table-cell>
          <table:table-cell table:style-name="ce40"/>
          <table:table-cell office:value-type="float" office:value="74.618600000000001" table:style-name="ce40">
            <text:p>74.6</text:p>
          </table:table-cell>
          <table:table-cell table:style-name="ce40"/>
          <table:table-cell office:value-type="float" office:value="52.273599999999995" table:style-name="ce40">
            <text:p>52.3</text:p>
          </table:table-cell>
          <table:table-cell table:style-name="ce40"/>
          <table:table-cell office:value-type="float" office:value="38.572299999999998" table:style-name="ce40">
            <text:p>3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84.419899999999998" table:style-name="ce40">
            <text:p>84.4</text:p>
          </table:table-cell>
          <table:table-cell table:style-name="ce40"/>
          <table:table-cell office:value-type="float" office:value="76.603999999999999" table:style-name="ce40">
            <text:p>76.6</text:p>
          </table:table-cell>
          <table:table-cell table:style-name="ce40"/>
          <table:table-cell office:value-type="float" office:value="54.225699999999996" table:style-name="ce40">
            <text:p>54.2</text:p>
          </table:table-cell>
          <table:table-cell table:style-name="ce40"/>
          <table:table-cell office:value-type="float" office:value="42.0107" table:style-name="ce40">
            <text:p>42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84.919299999999993" table:style-name="ce40">
            <text:p>84.9</text:p>
          </table:table-cell>
          <table:table-cell table:style-name="ce40"/>
          <table:table-cell office:value-type="float" office:value="75.982100000000003" table:style-name="ce40">
            <text:p>76.0</text:p>
          </table:table-cell>
          <table:table-cell table:style-name="ce40"/>
          <table:table-cell office:value-type="float" office:value="48.517900000000004" table:style-name="ce40">
            <text:p>48.5</text:p>
          </table:table-cell>
          <table:table-cell table:style-name="ce40"/>
          <table:table-cell office:value-type="float" office:value="36.1554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81.1297" table:style-name="ce40">
            <text:p>81.1</text:p>
          </table:table-cell>
          <table:table-cell table:style-name="ce40"/>
          <table:table-cell office:value-type="float" office:value="75.319599999999994" table:style-name="ce40">
            <text:p>75.3</text:p>
          </table:table-cell>
          <table:table-cell table:style-name="ce40"/>
          <table:table-cell office:value-type="float" office:value="56.633400000000002" table:style-name="ce40">
            <text:p>56.6</text:p>
          </table:table-cell>
          <table:table-cell table:style-name="ce40"/>
          <table:table-cell office:value-type="float" office:value="42.281300000000002" table:style-name="ce40">
            <text:p>42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81.605899999999991" table:style-name="ce40">
            <text:p>81.6</text:p>
          </table:table-cell>
          <table:table-cell table:style-name="ce40"/>
          <table:table-cell office:value-type="float" office:value="71.194800000000001" table:style-name="ce40">
            <text:p>71.2</text:p>
          </table:table-cell>
          <table:table-cell table:style-name="ce40"/>
          <table:table-cell office:value-type="float" office:value="43.353700000000003" table:style-name="ce40">
            <text:p>43.4</text:p>
          </table:table-cell>
          <table:table-cell table:style-name="ce40"/>
          <table:table-cell office:value-type="float" office:value="29.515799999999999" table:style-name="ce40">
            <text:p>29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81.273700000000005" table:style-name="ce40">
            <text:p>81.3</text:p>
          </table:table-cell>
          <table:table-cell table:style-name="ce40"/>
          <table:table-cell office:value-type="float" office:value="71.760599999999997" table:style-name="ce40">
            <text:p>71.8</text:p>
          </table:table-cell>
          <table:table-cell table:style-name="ce40"/>
          <table:table-cell office:value-type="float" office:value="50.0124" table:style-name="ce40">
            <text:p>50.0</text:p>
          </table:table-cell>
          <table:table-cell table:style-name="ce40"/>
          <table:table-cell office:value-type="float" office:value="38.200600000000001" table:style-name="ce40">
            <text:p>38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78.205600000000004" table:style-name="ce40">
            <text:p>78.2</text:p>
          </table:table-cell>
          <table:table-cell table:style-name="ce40"/>
          <table:table-cell office:value-type="float" office:value="63.461800000000004" table:style-name="ce40">
            <text:p>63.5</text:p>
          </table:table-cell>
          <table:table-cell table:style-name="ce40"/>
          <table:table-cell office:value-type="float" office:value="40.228299999999997" table:style-name="ce40">
            <text:p>40.2</text:p>
          </table:table-cell>
          <table:table-cell table:style-name="ce40"/>
          <table:table-cell office:value-type="float" office:value="32.6661" table:style-name="ce40">
            <text:p>32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84.191000000000003" table:style-name="ce40">
            <text:p>84.2</text:p>
          </table:table-cell>
          <table:table-cell table:style-name="ce40"/>
          <table:table-cell office:value-type="float" office:value="73.491799999999998" table:style-name="ce40">
            <text:p>73.5</text:p>
          </table:table-cell>
          <table:table-cell table:style-name="ce40"/>
          <table:table-cell office:value-type="float" office:value="50.902700000000003" table:style-name="ce40">
            <text:p>50.9</text:p>
          </table:table-cell>
          <table:table-cell table:style-name="ce40"/>
          <table:table-cell office:value-type="float" office:value="36.245199999999997" table:style-name="ce40">
            <text:p>3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81.312200000000004" table:style-name="ce35">
            <text:p>81.3</text:p>
          </table:table-cell>
          <table:table-cell table:style-name="ce35"/>
          <table:table-cell office:value-type="float" office:value="72.533499999999989" table:style-name="ce35">
            <text:p>72.5</text:p>
          </table:table-cell>
          <table:table-cell table:style-name="ce35"/>
          <table:table-cell office:value-type="float" office:value="45.601300000000002" table:style-name="ce35">
            <text:p>45.6</text:p>
          </table:table-cell>
          <table:table-cell table:style-name="ce35"/>
          <table:table-cell office:value-type="float" office:value="33.8508" table:style-name="ce35">
            <text:p>33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84.074100000000001" table:style-name="ce40">
            <text:p>84.1</text:p>
          </table:table-cell>
          <table:table-cell table:style-name="ce40"/>
          <table:table-cell office:value-type="float" office:value="74.7029" table:style-name="ce40">
            <text:p>74.7</text:p>
          </table:table-cell>
          <table:table-cell table:style-name="ce40"/>
          <table:table-cell office:value-type="float" office:value="43.946200000000005" table:style-name="ce40">
            <text:p>43.9</text:p>
          </table:table-cell>
          <table:table-cell table:style-name="ce40"/>
          <table:table-cell office:value-type="float" office:value="33.451900000000002" table:style-name="ce40">
            <text:p>33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76.319299999999998" table:style-name="ce40">
            <text:p>76.3</text:p>
          </table:table-cell>
          <table:table-cell table:style-name="ce40"/>
          <table:table-cell office:value-type="float" office:value="66.084600000000009" table:style-name="ce40">
            <text:p>66.1</text:p>
          </table:table-cell>
          <table:table-cell table:style-name="ce40"/>
          <table:table-cell office:value-type="float" office:value="38.558399999999999" table:style-name="ce40">
            <text:p>38.6</text:p>
          </table:table-cell>
          <table:table-cell table:style-name="ce40"/>
          <table:table-cell office:value-type="float" office:value="27.717599999999997" table:style-name="ce40">
            <text:p>2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78.782899999999998" table:style-name="ce40">
            <text:p>78.8</text:p>
          </table:table-cell>
          <table:table-cell table:style-name="ce40"/>
          <table:table-cell office:value-type="float" office:value="69.644499999999994" table:style-name="ce40">
            <text:p>69.6</text:p>
          </table:table-cell>
          <table:table-cell table:style-name="ce40"/>
          <table:table-cell office:value-type="float" office:value="45.2592" table:style-name="ce40">
            <text:p>45.3</text:p>
          </table:table-cell>
          <table:table-cell table:style-name="ce40"/>
          <table:table-cell office:value-type="float" office:value="33.986800000000002" table:style-name="ce40">
            <text:p>3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84.370500000000007" table:style-name="ce40">
            <text:p>84.4</text:p>
          </table:table-cell>
          <table:table-cell table:style-name="ce40"/>
          <table:table-cell office:value-type="float" office:value="76.704300000000003" table:style-name="ce40">
            <text:p>76.7</text:p>
          </table:table-cell>
          <table:table-cell table:style-name="ce40"/>
          <table:table-cell office:value-type="float" office:value="54.302399999999992" table:style-name="ce40">
            <text:p>54.3</text:p>
          </table:table-cell>
          <table:table-cell table:style-name="ce40"/>
          <table:table-cell office:value-type="float" office:value="40.541899999999998" table:style-name="ce40">
            <text:p>40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85.091099999999997" table:style-name="ce40">
            <text:p>85.1</text:p>
          </table:table-cell>
          <table:table-cell table:style-name="ce40"/>
          <table:table-cell office:value-type="float" office:value="75.707999999999998" table:style-name="ce40">
            <text:p>75.7</text:p>
          </table:table-cell>
          <table:table-cell table:style-name="ce40"/>
          <table:table-cell office:value-type="float" office:value="43.946800000000003" table:style-name="ce40">
            <text:p>43.9</text:p>
          </table:table-cell>
          <table:table-cell table:style-name="ce40"/>
          <table:table-cell office:value-type="float" office:value="31.316500000000001" table:style-name="ce40">
            <text:p>31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80.972499999999997" table:style-name="ce40">
            <text:p>81.0</text:p>
          </table:table-cell>
          <table:table-cell table:style-name="ce40"/>
          <table:table-cell office:value-type="float" office:value="75.248099999999994" table:style-name="ce40">
            <text:p>75.2</text:p>
          </table:table-cell>
          <table:table-cell table:style-name="ce40"/>
          <table:table-cell office:value-type="float" office:value="53.649800000000006" table:style-name="ce40">
            <text:p>53.6</text:p>
          </table:table-cell>
          <table:table-cell table:style-name="ce40"/>
          <table:table-cell office:value-type="float" office:value="41.885800000000003" table:style-name="ce40">
            <text:p>41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80.590599999999995" table:style-name="ce35">
            <text:p>80.6</text:p>
          </table:table-cell>
          <table:table-cell table:style-name="ce35"/>
          <table:table-cell office:value-type="float" office:value="72.7941" table:style-name="ce35">
            <text:p>72.8</text:p>
          </table:table-cell>
          <table:table-cell table:style-name="ce35"/>
          <table:table-cell office:value-type="float" office:value="45.6691" table:style-name="ce35">
            <text:p>45.7</text:p>
          </table:table-cell>
          <table:table-cell table:style-name="ce35"/>
          <table:table-cell office:value-type="float" office:value="34.074799999999996" table:style-name="ce35">
            <text:p>34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87.691200000000009" table:style-name="ce40">
            <text:p>87.7</text:p>
          </table:table-cell>
          <table:table-cell table:style-name="ce40"/>
          <table:table-cell office:value-type="float" office:value="78.608400000000003" table:style-name="ce40">
            <text:p>78.6</text:p>
          </table:table-cell>
          <table:table-cell table:style-name="ce40"/>
          <table:table-cell office:value-type="float" office:value="52.332699999999996" table:style-name="ce40">
            <text:p>52.3</text:p>
          </table:table-cell>
          <table:table-cell table:style-name="ce40"/>
          <table:table-cell office:value-type="float" office:value="40.882899999999999" table:style-name="ce40">
            <text:p>40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84.03779999999999" table:style-name="ce40">
            <text:p>84.0</text:p>
          </table:table-cell>
          <table:table-cell table:style-name="ce40"/>
          <table:table-cell office:value-type="float" office:value="79.114699999999999" table:style-name="ce40">
            <text:p>79.1</text:p>
          </table:table-cell>
          <table:table-cell table:style-name="ce40"/>
          <table:table-cell office:value-type="float" office:value="47.501199999999997" table:style-name="ce40">
            <text:p>47.5</text:p>
          </table:table-cell>
          <table:table-cell table:style-name="ce40"/>
          <table:table-cell office:value-type="float" office:value="37.5901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74.222999999999999" table:style-name="ce40">
            <text:p>74.2</text:p>
          </table:table-cell>
          <table:table-cell table:style-name="ce40"/>
          <table:table-cell office:value-type="float" office:value="65.697499999999991" table:style-name="ce40">
            <text:p>65.7</text:p>
          </table:table-cell>
          <table:table-cell table:style-name="ce40"/>
          <table:table-cell office:value-type="float" office:value="40.784500000000001" table:style-name="ce40">
            <text:p>40.8</text:p>
          </table:table-cell>
          <table:table-cell table:style-name="ce40"/>
          <table:table-cell office:value-type="float" office:value="28.5259" table:style-name="ce40">
            <text:p>28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74.5762" table:style-name="ce40">
            <text:p>74.6</text:p>
          </table:table-cell>
          <table:table-cell table:style-name="ce40"/>
          <table:table-cell office:value-type="float" office:value="65.3339" table:style-name="ce40">
            <text:p>65.3</text:p>
          </table:table-cell>
          <table:table-cell table:style-name="ce40"/>
          <table:table-cell office:value-type="float" office:value="37.4863" table:style-name="ce40">
            <text:p>37.5</text:p>
          </table:table-cell>
          <table:table-cell table:style-name="ce40"/>
          <table:table-cell office:value-type="float" office:value="26.447800000000001" table:style-name="ce40">
            <text:p>2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82.3459" table:style-name="ce40">
            <text:p>82.3</text:p>
          </table:table-cell>
          <table:table-cell table:style-name="ce40"/>
          <table:table-cell office:value-type="float" office:value="74.068299999999994" table:style-name="ce40">
            <text:p>74.1</text:p>
          </table:table-cell>
          <table:table-cell table:style-name="ce40"/>
          <table:table-cell office:value-type="float" office:value="49.125500000000002" table:style-name="ce40">
            <text:p>49.1</text:p>
          </table:table-cell>
          <table:table-cell table:style-name="ce40"/>
          <table:table-cell office:value-type="float" office:value="37.553699999999999" table:style-name="ce40">
            <text:p>37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80.13369999999999" table:style-name="ce40">
            <text:p>80.1</text:p>
          </table:table-cell>
          <table:table-cell table:style-name="ce40"/>
          <table:table-cell office:value-type="float" office:value="74.626599999999996" table:style-name="ce40">
            <text:p>74.6</text:p>
          </table:table-cell>
          <table:table-cell table:style-name="ce40"/>
          <table:table-cell office:value-type="float" office:value="46.725499999999997" table:style-name="ce40">
            <text:p>46.7</text:p>
          </table:table-cell>
          <table:table-cell table:style-name="ce40"/>
          <table:table-cell office:value-type="float" office:value="33.162199999999999" table:style-name="ce40">
            <text:p>33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79.579400000000007" table:style-name="ce35">
            <text:p>79.6</text:p>
          </table:table-cell>
          <table:table-cell table:style-name="ce35"/>
          <table:table-cell office:value-type="float" office:value="72.057000000000002" table:style-name="ce35">
            <text:p>72.1</text:p>
          </table:table-cell>
          <table:table-cell table:style-name="ce35"/>
          <table:table-cell office:value-type="float" office:value="47.336099999999995" table:style-name="ce35">
            <text:p>47.3</text:p>
          </table:table-cell>
          <table:table-cell table:style-name="ce35"/>
          <table:table-cell office:value-type="float" office:value="34.6571" table:style-name="ce35">
            <text:p>34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83.245000000000005" table:style-name="ce40">
            <text:p>83.2</text:p>
          </table:table-cell>
          <table:table-cell table:style-name="ce40"/>
          <table:table-cell office:value-type="float" office:value="73.421599999999998" table:style-name="ce40">
            <text:p>73.4</text:p>
          </table:table-cell>
          <table:table-cell table:style-name="ce40"/>
          <table:table-cell office:value-type="float" office:value="49.611899999999999" table:style-name="ce40">
            <text:p>49.6</text:p>
          </table:table-cell>
          <table:table-cell table:style-name="ce40"/>
          <table:table-cell office:value-type="float" office:value="40.287599999999998" table:style-name="ce40">
            <text:p>40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72.566699999999997" table:style-name="ce40">
            <text:p>72.6</text:p>
          </table:table-cell>
          <table:table-cell table:style-name="ce40"/>
          <table:table-cell office:value-type="float" office:value="64.879199999999997" table:style-name="ce40">
            <text:p>64.9</text:p>
          </table:table-cell>
          <table:table-cell table:style-name="ce40"/>
          <table:table-cell office:value-type="float" office:value="42.454099999999997" table:style-name="ce40">
            <text:p>42.5</text:p>
          </table:table-cell>
          <table:table-cell table:style-name="ce40"/>
          <table:table-cell office:value-type="float" office:value="29.1784" table:style-name="ce40">
            <text:p>29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80.856399999999994" table:style-name="ce40">
            <text:p>80.9</text:p>
          </table:table-cell>
          <table:table-cell table:style-name="ce40"/>
          <table:table-cell office:value-type="float" office:value="73.043999999999997" table:style-name="ce40">
            <text:p>73.0</text:p>
          </table:table-cell>
          <table:table-cell table:style-name="ce40"/>
          <table:table-cell office:value-type="float" office:value="46.510600000000004" table:style-name="ce40">
            <text:p>46.5</text:p>
          </table:table-cell>
          <table:table-cell table:style-name="ce40"/>
          <table:table-cell office:value-type="float" office:value="33.370600000000003" table:style-name="ce40">
            <text:p>33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82.045199999999994" table:style-name="ce40">
            <text:p>82.0</text:p>
          </table:table-cell>
          <table:table-cell table:style-name="ce40"/>
          <table:table-cell office:value-type="float" office:value="77.515799999999999" table:style-name="ce40">
            <text:p>77.5</text:p>
          </table:table-cell>
          <table:table-cell table:style-name="ce40"/>
          <table:table-cell office:value-type="float" office:value="50.993200000000002" table:style-name="ce40">
            <text:p>51.0</text:p>
          </table:table-cell>
          <table:table-cell table:style-name="ce40"/>
          <table:table-cell office:value-type="float" office:value="35.895200000000003" table:style-name="ce40">
            <text:p>3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77.558199999999999" table:style-name="ce40">
            <text:p>77.6</text:p>
          </table:table-cell>
          <table:table-cell table:style-name="ce40"/>
          <table:table-cell office:value-type="float" office:value="69.565299999999993" table:style-name="ce40">
            <text:p>69.6</text:p>
          </table:table-cell>
          <table:table-cell table:style-name="ce40"/>
          <table:table-cell office:value-type="float" office:value="48.484200000000001" table:style-name="ce40">
            <text:p>48.5</text:p>
          </table:table-cell>
          <table:table-cell table:style-name="ce40"/>
          <table:table-cell office:value-type="float" office:value="37.125799999999998" table:style-name="ce40">
            <text:p>37.1</text:p>
          </table:table-cell>
          <table:table-cell table:number-columns-repeated="16375" table:style-name="ce41"/>
        </table:table-row>
        <table:table-row table:style-name="ro10">
          <table:table-cell table:style-name="ce50"/>
          <table:table-cell table:style-name="ce51"/>
          <table:table-cell table:number-columns-repeated="7" table:style-name="ce52"/>
          <table:table-cell table:number-columns-repeated="16375"/>
        </table:table-row>
        <table:table-row table:style-name="ro11">
          <table:table-cell office:value-type="string" table:style-name="ce2">
            <text:p>1 "Walking" in this table refers to any continuous walk of over 10 minutes, irrespective of purpose.</text:p>
          </table:table-cell>
          <table:table-cell table:style-name="ce53"/>
          <table:table-cell table:number-columns-repeated="7" table:style-name="ce54"/>
          <table:table-cell table:number-columns-repeated="16375"/>
        </table:table-row>
        <table:table-row table:style-name="ro12">
          <table:table-cell office:value-type="string" table:style-name="ce2">
            <text:p>2 "Cycling" in this table refers to any cycling, irrespective of length or purpose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2">
            <text:p>3 These statistics cover the time period mid-November 2015 to mid-November 2016.</text:p>
          </table:table-cell>
          <table:table-cell table:style-name="ce2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16">
            <text:p>4 Results are grouped according to the area where respondents live, which may not be the same as the area where they walk or cycle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2">
          <table:table-cell office:value-type="string" table:style-name="ce56">
            <text:p>5 Sample sizes for the Isles of Scilly and City of London are very small and caution is needed in interpreting these results.</text:p>
          </table:table-cell>
          <table:table-cell table:style-name="ce56"/>
          <table:table-cell table:number-columns-repeated="7" table:style-name="ce55"/>
          <table:table-cell table:number-columns-repeated="16375"/>
        </table:table-row>
        <table:table-row table:style-name="ro13">
          <table:table-cell table:style-name="ce2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8">
            <text:p>Source: Active Lives Survey - Sport England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Last updated: August 2018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16">
            <text:p>Next update: Summer 2019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table:style-name="ce16"/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3">
          <table:table-cell office:value-type="string" table:style-name="ce60">
            <text:p>Telephone: 020 7944 3077</text:p>
          </table:table-cell>
          <table:table-cell table:style-name="ce5"/>
          <table:table-cell table:number-columns-repeated="7" table:style-name="ce55"/>
          <table:table-cell table:number-columns-repeated="16375" table:style-name="ce57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number-columns-repeated="7" table:style-name="ce55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  <table:named-expressions>
          <table:named-range table:name="Print_Area" table:cell-range-address="CW0301_1516.$A$1:CW0301_1516.$I$393" table:base-cell-address="CW0301_1516.$A$1"/>
        </table:named-expressions>
      </table:table>
      <table:table table:name="CW0301_CI_1516" table:style-name="ta2">
        <table:table-column table:style-name="co1" table:default-cell-style-name="ce16"/>
        <table:table-column table:style-name="co2" table:default-cell-style-name="ce5"/>
        <table:table-column table:style-name="co3" table:default-cell-style-name="ce55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4" table:default-cell-style-name="ce90"/>
        <table:table-column table:style-name="co3" table:default-cell-style-name="ce90"/>
        <table:table-column table:style-name="co5" table:number-columns-repeated="16375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style-name="ce2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style-name="ce66"/>
          <table:table-cell table:style-name="ce7"/>
          <table:table-cell table:number-columns-repeated="16375"/>
        </table:table-row>
        <table:table-row table:style-name="ro1">
          <table:table-cell office:value-type="string" table:style-name="ce8">
            <text:p>Table CW0301_CI</text:p>
          </table:table-cell>
          <table:table-cell table:style-name="ce2"/>
          <table:table-cell table:style-name="ce66"/>
          <table:table-cell table:number-columns-repeated="6" table:style-name="ce67"/>
          <table:table-cell table:number-columns-repeated="16375"/>
        </table:table-row>
        <table:table-row table:style-name="ro1">
          <table:table-cell office:value-type="string" table:style-name="ce9">
            <text:p>Walking<text:span text:style-name="T2">1</text:span><text:s/>or cycling<text:span text:style-name="T2">2</text:span><text:s/>estimates: 95% Confidence interval half widths, England, 2015-2016<text:span text:style-name="T2">3</text:span></text:p>
          </table:table-cell>
          <table:table-cell table:style-name="ce10"/>
          <table:table-cell table:style-name="ce68"/>
          <table:table-cell table:number-columns-repeated="6" table:style-name="ce69"/>
          <table:table-cell table:number-columns-repeated="16375" table:style-name="ce12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/>
        </table:table-row>
        <table:table-row table:style-name="ro3">
          <table:table-cell office:value-type="string" table:style-name="ce15">
            <text:p>The figures in this table are outside the scope of National Statistics</text:p>
          </table:table-cell>
          <table:table-cell table:style-name="ce16"/>
          <table:table-cell table:style-name="ce17"/>
          <table:table-cell table:style-name="ce66"/>
          <table:table-cell table:style-name="ce17"/>
          <table:table-cell table:style-name="ce66"/>
          <table:table-cell table:style-name="ce17"/>
          <table:table-cell table:style-name="ce66"/>
          <table:table-cell office:value-type="string" table:style-name="ce18">
            <text:p>Percentage points</text:p>
          </table:table-cell>
          <table:table-cell table:number-columns-repeated="16375"/>
        </table:table-row>
        <table:table-row table:style-name="ro4">
          <table:table-cell table:style-name="ce19"/>
          <table:table-cell office:value-type="string" table:style-name="ce20">
            <text:p>At least:</text:p>
          </table:table-cell>
          <table:table-cell office:value-type="string" table:style-name="ce22">
            <text:p>Once per month</text:p>
          </table:table-cell>
          <table:table-cell table:style-name="ce70"/>
          <table:table-cell office:value-type="string" table:style-name="ce22">
            <text:p>Once per week</text:p>
          </table:table-cell>
          <table:table-cell table:style-name="ce70"/>
          <table:table-cell office:value-type="string" table:style-name="ce22">
            <text:p>Three times per week</text:p>
          </table:table-cell>
          <table:table-cell table:style-name="ce70"/>
          <table:table-cell office:value-type="string" table:style-name="ce22">
            <text:p>Five times per week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23">
            <text:p>LA code</text:p>
          </table:table-cell>
          <table:table-cell office:value-type="string" table:style-name="ce24">
            <text:p>Local Authority<text:span text:style-name="T3">4</text:span></text:p>
          </table:table-cell>
          <table:table-cell office:value-type="string" table:style-name="ce71">
            <text:p>2015-16</text:p>
          </table:table-cell>
          <table:table-cell table:style-name="ce72"/>
          <table:table-cell office:value-type="string" table:style-name="ce71">
            <text:p>2015-16</text:p>
          </table:table-cell>
          <table:table-cell table:style-name="ce72"/>
          <table:table-cell office:value-type="string" table:style-name="ce71">
            <text:p>2015-16</text:p>
          </table:table-cell>
          <table:table-cell table:style-name="ce72"/>
          <table:table-cell office:value-type="string" table:style-name="ce71">
            <text:p>2015-16</text:p>
          </table:table-cell>
          <table:table-cell table:number-columns-repeated="16375" table:style-name="ce26"/>
        </table:table-row>
        <table:table-row table:style-name="ro5">
          <table:table-cell office:value-type="string" table:style-name="ce27">
            <text:p>E92000001</text:p>
          </table:table-cell>
          <table:table-cell office:value-type="string" table:style-name="ce28">
            <text:p>ENGLAND</text:p>
          </table:table-cell>
          <table:table-cell office:value-type="float" office:value="0.27866230427576744" table:style-name="ce29">
            <text:p>0.3</text:p>
          </table:table-cell>
          <table:table-cell table:style-name="ce29"/>
          <table:table-cell office:value-type="float" office:value="0.31020696794515912" table:style-name="ce29">
            <text:p>0.3</text:p>
          </table:table-cell>
          <table:table-cell table:style-name="ce29"/>
          <table:table-cell office:value-type="float" office:value="0.33917664076207887" table:style-name="ce29">
            <text:p>0.3</text:p>
          </table:table-cell>
          <table:table-cell table:style-name="ce29"/>
          <table:table-cell office:value-type="float" office:value="0.32678788139550718" table:style-name="ce29">
            <text:p>0.3</text:p>
          </table:table-cell>
          <table:table-cell table:number-columns-repeated="16375" table:style-name="ce26"/>
        </table:table-row>
        <table:table-row table:style-name="ro6">
          <table:table-cell office:value-type="string" table:style-name="ce31">
            <text:p>E12000001</text:p>
          </table:table-cell>
          <table:table-cell office:value-type="string" table:style-name="ce32">
            <text:p>North East</text:p>
          </table:table-cell>
          <table:table-cell office:value-type="float" office:value="1.2791378221668204" table:style-name="ce29">
            <text:p>1.3</text:p>
          </table:table-cell>
          <table:table-cell table:style-name="ce29"/>
          <table:table-cell office:value-type="float" office:value="1.414125060500282" table:style-name="ce29">
            <text:p>1.4</text:p>
          </table:table-cell>
          <table:table-cell table:style-name="ce29"/>
          <table:table-cell office:value-type="float" office:value="1.5617035119517564" table:style-name="ce29">
            <text:p>1.6</text:p>
          </table:table-cell>
          <table:table-cell table:style-name="ce29"/>
          <table:table-cell office:value-type="float" office:value="1.5051726801002641" table:style-name="ce29">
            <text:p>1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33">
            <text:p>E06000047</text:p>
          </table:table-cell>
          <table:table-cell office:value-type="string" table:style-name="ce34">
            <text:p>County Durham</text:p>
          </table:table-cell>
          <table:table-cell office:value-type="float" office:value="3.7505651802272277" table:style-name="ce35">
            <text:p>3.8</text:p>
          </table:table-cell>
          <table:table-cell table:style-name="ce113"/>
          <table:table-cell office:value-type="float" office:value="4.104172409663132" table:style-name="ce113">
            <text:p>4.1</text:p>
          </table:table-cell>
          <table:table-cell table:style-name="ce113"/>
          <table:table-cell office:value-type="float" office:value="4.5058678307587643" table:style-name="ce113">
            <text:p>4.5</text:p>
          </table:table-cell>
          <table:table-cell table:style-name="ce113"/>
          <table:table-cell office:value-type="float" office:value="4.3988451403348616" table:style-name="ce113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5</text:p>
          </table:table-cell>
          <table:table-cell office:value-type="string" table:style-name="ce34">
            <text:p>Darlington</text:p>
          </table:table-cell>
          <table:table-cell office:value-type="float" office:value="5.3792245840891155" table:style-name="ce35">
            <text:p>5.4</text:p>
          </table:table-cell>
          <table:table-cell table:style-name="ce113"/>
          <table:table-cell office:value-type="float" office:value="5.5316467399588181" table:style-name="ce113">
            <text:p>5.5</text:p>
          </table:table-cell>
          <table:table-cell table:style-name="ce113"/>
          <table:table-cell office:value-type="float" office:value="6.3165121058047831" table:style-name="ce113">
            <text:p>6.3</text:p>
          </table:table-cell>
          <table:table-cell table:style-name="ce113"/>
          <table:table-cell office:value-type="float" office:value="6.0850192231106659" table:style-name="ce113">
            <text:p>6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1</text:p>
          </table:table-cell>
          <table:table-cell office:value-type="string" table:style-name="ce34">
            <text:p>Hartlepool</text:p>
          </table:table-cell>
          <table:table-cell office:value-type="float" office:value="5.5137591518846225" table:style-name="ce35">
            <text:p>5.5</text:p>
          </table:table-cell>
          <table:table-cell table:style-name="ce113"/>
          <table:table-cell office:value-type="float" office:value="5.7936456556204057" table:style-name="ce113">
            <text:p>5.8</text:p>
          </table:table-cell>
          <table:table-cell table:style-name="ce113"/>
          <table:table-cell office:value-type="float" office:value="6.0537426223998487" table:style-name="ce113">
            <text:p>6.1</text:p>
          </table:table-cell>
          <table:table-cell table:style-name="ce113"/>
          <table:table-cell office:value-type="float" office:value="5.6701746035934804" table:style-name="ce113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2</text:p>
          </table:table-cell>
          <table:table-cell office:value-type="string" table:style-name="ce36">
            <text:p>Middlesbrough</text:p>
          </table:table-cell>
          <table:table-cell office:value-type="float" office:value="4.9843489988531715" table:style-name="ce35">
            <text:p>5.0</text:p>
          </table:table-cell>
          <table:table-cell table:style-name="ce113"/>
          <table:table-cell office:value-type="float" office:value="5.6286575476915068" table:style-name="ce113">
            <text:p>5.6</text:p>
          </table:table-cell>
          <table:table-cell table:style-name="ce113"/>
          <table:table-cell office:value-type="float" office:value="6.4128016793465195" table:style-name="ce113">
            <text:p>6.4</text:p>
          </table:table-cell>
          <table:table-cell table:style-name="ce113"/>
          <table:table-cell office:value-type="float" office:value="6.1968760731168135" table:style-name="ce113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7">
            <text:p>E06000057</text:p>
          </table:table-cell>
          <table:table-cell office:value-type="string" table:style-name="ce34">
            <text:p>Northumberland</text:p>
          </table:table-cell>
          <table:table-cell office:value-type="float" office:value="3.3293215336805515" table:style-name="ce35">
            <text:p>3.3</text:p>
          </table:table-cell>
          <table:table-cell table:style-name="ce113"/>
          <table:table-cell office:value-type="float" office:value="3.7176595061689355" table:style-name="ce113">
            <text:p>3.7</text:p>
          </table:table-cell>
          <table:table-cell table:style-name="ce113"/>
          <table:table-cell office:value-type="float" office:value="4.3211601304737783" table:style-name="ce113">
            <text:p>4.3</text:p>
          </table:table-cell>
          <table:table-cell table:style-name="ce113"/>
          <table:table-cell office:value-type="float" office:value="4.0814269032351191" table:style-name="ce113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3</text:p>
          </table:table-cell>
          <table:table-cell office:value-type="string" table:style-name="ce34">
            <text:p>Redcar and Cleveland</text:p>
          </table:table-cell>
          <table:table-cell office:value-type="float" office:value="4.4358331216314379" table:style-name="ce35">
            <text:p>4.4</text:p>
          </table:table-cell>
          <table:table-cell table:style-name="ce113"/>
          <table:table-cell office:value-type="float" office:value="5.2359063303318853" table:style-name="ce113">
            <text:p>5.2</text:p>
          </table:table-cell>
          <table:table-cell table:style-name="ce113"/>
          <table:table-cell office:value-type="float" office:value="6.1795875700598577" table:style-name="ce113">
            <text:p>6.2</text:p>
          </table:table-cell>
          <table:table-cell table:style-name="ce113"/>
          <table:table-cell office:value-type="float" office:value="6.1128296518879965" table:style-name="ce113">
            <text:p>6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4</text:p>
          </table:table-cell>
          <table:table-cell office:value-type="string" table:style-name="ce34">
            <text:p>Stockton-on-Tees</text:p>
          </table:table-cell>
          <table:table-cell office:value-type="float" office:value="4.6653415657819881" table:style-name="ce35">
            <text:p>4.7</text:p>
          </table:table-cell>
          <table:table-cell table:style-name="ce113"/>
          <table:table-cell office:value-type="float" office:value="5.6898480262693729" table:style-name="ce113">
            <text:p>5.7</text:p>
          </table:table-cell>
          <table:table-cell table:style-name="ce113"/>
          <table:table-cell office:value-type="float" office:value="6.2304224162343385" table:style-name="ce113">
            <text:p>6.2</text:p>
          </table:table-cell>
          <table:table-cell table:style-name="ce113"/>
          <table:table-cell office:value-type="float" office:value="5.8825973813851569" table:style-name="ce113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1000007</text:p>
          </table:table-cell>
          <table:table-cell office:value-type="string" table:style-name="ce34">
            <text:p>Tyne and Wear (Met County)</text:p>
          </table:table-cell>
          <table:table-cell office:value-type="float" office:value="1.8010471565705122" table:style-name="ce35">
            <text:p>1.8</text:p>
          </table:table-cell>
          <table:table-cell table:style-name="ce114"/>
          <table:table-cell office:value-type="float" office:value="1.9624373069761947" table:style-name="ce114">
            <text:p>2.0</text:p>
          </table:table-cell>
          <table:table-cell table:style-name="ce114"/>
          <table:table-cell office:value-type="float" office:value="2.1264960985291514" table:style-name="ce114">
            <text:p>2.1</text:p>
          </table:table-cell>
          <table:table-cell table:style-name="ce114"/>
          <table:table-cell office:value-type="float" office:value="2.0453428628401826" table:style-name="ce11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7</text:p>
          </table:table-cell>
          <table:table-cell office:value-type="string" table:style-name="ce39">
            <text:p>Gateshead</text:p>
          </table:table-cell>
          <table:table-cell office:value-type="float" office:value="4.9876588762059697" table:style-name="ce74">
            <text:p>5.0</text:p>
          </table:table-cell>
          <table:table-cell table:style-name="ce112"/>
          <table:table-cell office:value-type="float" office:value="5.3552951834693214" table:style-name="ce112">
            <text:p>5.4</text:p>
          </table:table-cell>
          <table:table-cell table:style-name="ce112"/>
          <table:table-cell office:value-type="float" office:value="5.4478813898453211" table:style-name="ce112">
            <text:p>5.4</text:p>
          </table:table-cell>
          <table:table-cell table:style-name="ce112"/>
          <table:table-cell office:value-type="float" office:value="4.800555594823253" table:style-name="ce112">
            <text:p>4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1</text:p>
          </table:table-cell>
          <table:table-cell office:value-type="string" table:style-name="ce39">
            <text:p>Newcastle upon Tyne</text:p>
          </table:table-cell>
          <table:table-cell office:value-type="float" office:value="2.5725901609286561" table:style-name="ce74">
            <text:p>2.6</text:p>
          </table:table-cell>
          <table:table-cell table:style-name="ce112"/>
          <table:table-cell office:value-type="float" office:value="2.8829000235475077" table:style-name="ce112">
            <text:p>2.9</text:p>
          </table:table-cell>
          <table:table-cell table:style-name="ce112"/>
          <table:table-cell office:value-type="float" office:value="3.2768025156894365" table:style-name="ce112">
            <text:p>3.3</text:p>
          </table:table-cell>
          <table:table-cell table:style-name="ce112"/>
          <table:table-cell office:value-type="float" office:value="3.28590955661614" table:style-name="ce112">
            <text:p>3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2</text:p>
          </table:table-cell>
          <table:table-cell office:value-type="string" table:style-name="ce39">
            <text:p>North Tyneside</text:p>
          </table:table-cell>
          <table:table-cell office:value-type="float" office:value="4.6668857474119978" table:style-name="ce74">
            <text:p>4.7</text:p>
          </table:table-cell>
          <table:table-cell table:style-name="ce112"/>
          <table:table-cell office:value-type="float" office:value="5.1453756647543258" table:style-name="ce112">
            <text:p>5.1</text:p>
          </table:table-cell>
          <table:table-cell table:style-name="ce112"/>
          <table:table-cell office:value-type="float" office:value="6.0179258428948721" table:style-name="ce112">
            <text:p>6.0</text:p>
          </table:table-cell>
          <table:table-cell table:style-name="ce112"/>
          <table:table-cell office:value-type="float" office:value="6.0969309642390446" table:style-name="ce11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3</text:p>
          </table:table-cell>
          <table:table-cell office:value-type="string" table:style-name="ce39">
            <text:p>South Tyneside</text:p>
          </table:table-cell>
          <table:table-cell office:value-type="float" office:value="5.0823414579322819" table:style-name="ce74">
            <text:p>5.1</text:p>
          </table:table-cell>
          <table:table-cell table:style-name="ce112"/>
          <table:table-cell office:value-type="float" office:value="5.457723028959494" table:style-name="ce112">
            <text:p>5.5</text:p>
          </table:table-cell>
          <table:table-cell table:style-name="ce112"/>
          <table:table-cell office:value-type="float" office:value="5.7905318217994051" table:style-name="ce112">
            <text:p>5.8</text:p>
          </table:table-cell>
          <table:table-cell table:style-name="ce112"/>
          <table:table-cell office:value-type="float" office:value="5.5247008161083189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4</text:p>
          </table:table-cell>
          <table:table-cell office:value-type="string" table:style-name="ce39">
            <text:p>Sunderland</text:p>
          </table:table-cell>
          <table:table-cell office:value-type="float" office:value="3.6785232961215386" table:style-name="ce74">
            <text:p>3.7</text:p>
          </table:table-cell>
          <table:table-cell table:style-name="ce112"/>
          <table:table-cell office:value-type="float" office:value="3.9664437060179636" table:style-name="ce112">
            <text:p>4.0</text:p>
          </table:table-cell>
          <table:table-cell table:style-name="ce112"/>
          <table:table-cell office:value-type="float" office:value="4.0125892119330704" table:style-name="ce112">
            <text:p>4.0</text:p>
          </table:table-cell>
          <table:table-cell table:style-name="ce112"/>
          <table:table-cell office:value-type="float" office:value="3.7014169252345521" table:style-name="ce112">
            <text:p>3.7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2</text:p>
          </table:table-cell>
          <table:table-cell office:value-type="string" table:style-name="ce27">
            <text:p>North West</text:p>
          </table:table-cell>
          <table:table-cell office:value-type="float" office:value="0.75137364793941286" table:style-name="ce29">
            <text:p>0.8</text:p>
          </table:table-cell>
          <table:table-cell table:style-name="ce115"/>
          <table:table-cell office:value-type="float" office:value="0.84601437656801615" table:style-name="ce115">
            <text:p>0.8</text:p>
          </table:table-cell>
          <table:table-cell table:style-name="ce115"/>
          <table:table-cell office:value-type="float" office:value="0.8882699196229249" table:style-name="ce115">
            <text:p>0.9</text:p>
          </table:table-cell>
          <table:table-cell table:style-name="ce115"/>
          <table:table-cell office:value-type="float" office:value="0.83313552296606086" table:style-name="ce11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08</text:p>
          </table:table-cell>
          <table:table-cell office:value-type="string" table:style-name="ce34">
            <text:p>Blackburn with Darwen</text:p>
          </table:table-cell>
          <table:table-cell office:value-type="float" office:value="6.7492903335181875" table:style-name="ce35">
            <text:p>6.7</text:p>
          </table:table-cell>
          <table:table-cell table:style-name="ce113"/>
          <table:table-cell office:value-type="float" office:value="6.844917368636283" table:style-name="ce113">
            <text:p>6.8</text:p>
          </table:table-cell>
          <table:table-cell table:style-name="ce113"/>
          <table:table-cell office:value-type="float" office:value="6.507672578382917" table:style-name="ce113">
            <text:p>6.5</text:p>
          </table:table-cell>
          <table:table-cell table:style-name="ce113"/>
          <table:table-cell office:value-type="float" office:value="5.7205020598899257" table:style-name="ce113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9</text:p>
          </table:table-cell>
          <table:table-cell office:value-type="string" table:style-name="ce34">
            <text:p>Blackpool</text:p>
          </table:table-cell>
          <table:table-cell office:value-type="float" office:value="5.569801403921848" table:style-name="ce35">
            <text:p>5.6</text:p>
          </table:table-cell>
          <table:table-cell table:style-name="ce113"/>
          <table:table-cell office:value-type="float" office:value="5.836385660532029" table:style-name="ce113">
            <text:p>5.8</text:p>
          </table:table-cell>
          <table:table-cell table:style-name="ce113"/>
          <table:table-cell office:value-type="float" office:value="6.0812247954788958" table:style-name="ce113">
            <text:p>6.1</text:p>
          </table:table-cell>
          <table:table-cell table:style-name="ce113"/>
          <table:table-cell office:value-type="float" office:value="6.0339946728597766" table:style-name="ce113">
            <text:p>6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9</text:p>
          </table:table-cell>
          <table:table-cell office:value-type="string" table:style-name="ce34">
            <text:p>Cheshire East</text:p>
          </table:table-cell>
          <table:table-cell office:value-type="float" office:value="4.8859388571678704" table:style-name="ce35">
            <text:p>4.9</text:p>
          </table:table-cell>
          <table:table-cell table:style-name="ce113"/>
          <table:table-cell office:value-type="float" office:value="5.5825015868278811" table:style-name="ce113">
            <text:p>5.6</text:p>
          </table:table-cell>
          <table:table-cell table:style-name="ce113"/>
          <table:table-cell office:value-type="float" office:value="5.78935928017279" table:style-name="ce113">
            <text:p>5.8</text:p>
          </table:table-cell>
          <table:table-cell table:style-name="ce113"/>
          <table:table-cell office:value-type="float" office:value="5.0052003958404754" table:style-name="ce113">
            <text:p>5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0</text:p>
          </table:table-cell>
          <table:table-cell office:value-type="string" table:style-name="ce34">
            <text:p>Cheshire West and Chester</text:p>
          </table:table-cell>
          <table:table-cell office:value-type="float" office:value="3.846620130756806" table:style-name="ce35">
            <text:p>3.8</text:p>
          </table:table-cell>
          <table:table-cell table:style-name="ce113"/>
          <table:table-cell office:value-type="float" office:value="4.1379427026360993" table:style-name="ce113">
            <text:p>4.1</text:p>
          </table:table-cell>
          <table:table-cell table:style-name="ce113"/>
          <table:table-cell office:value-type="float" office:value="4.38484751811189" table:style-name="ce113">
            <text:p>4.4</text:p>
          </table:table-cell>
          <table:table-cell table:style-name="ce113"/>
          <table:table-cell office:value-type="float" office:value="4.2902222289373571" table:style-name="ce113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6</text:p>
          </table:table-cell>
          <table:table-cell office:value-type="string" table:style-name="ce34">
            <text:p>Halton</text:p>
          </table:table-cell>
          <table:table-cell office:value-type="float" office:value="4.4743507827213698" table:style-name="ce35">
            <text:p>4.5</text:p>
          </table:table-cell>
          <table:table-cell table:style-name="ce113"/>
          <table:table-cell office:value-type="float" office:value="5.7667859041963361" table:style-name="ce113">
            <text:p>5.8</text:p>
          </table:table-cell>
          <table:table-cell table:style-name="ce113"/>
          <table:table-cell office:value-type="float" office:value="6.0670967186978677" table:style-name="ce113">
            <text:p>6.1</text:p>
          </table:table-cell>
          <table:table-cell table:style-name="ce113"/>
          <table:table-cell office:value-type="float" office:value="5.8343534539782418" table:style-name="ce113">
            <text:p>5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07</text:p>
          </table:table-cell>
          <table:table-cell office:value-type="string" table:style-name="ce34">
            <text:p>Warrington</text:p>
          </table:table-cell>
          <table:table-cell office:value-type="float" office:value="3.4392630220614118" table:style-name="ce35">
            <text:p>3.4</text:p>
          </table:table-cell>
          <table:table-cell table:style-name="ce113"/>
          <table:table-cell office:value-type="float" office:value="4.0565914914320933" table:style-name="ce113">
            <text:p>4.1</text:p>
          </table:table-cell>
          <table:table-cell table:style-name="ce113"/>
          <table:table-cell office:value-type="float" office:value="4.1187535556017343" table:style-name="ce113">
            <text:p>4.1</text:p>
          </table:table-cell>
          <table:table-cell table:style-name="ce113"/>
          <table:table-cell office:value-type="float" office:value="3.6942559486924873" table:style-name="ce113">
            <text:p>3.7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6</text:p>
          </table:table-cell>
          <table:table-cell office:value-type="string" table:style-name="ce34">
            <text:p>Cumbria</text:p>
          </table:table-cell>
          <table:table-cell office:value-type="float" office:value="2.2626733682209577" table:style-name="ce35">
            <text:p>2.3</text:p>
          </table:table-cell>
          <table:table-cell table:style-name="ce114"/>
          <table:table-cell office:value-type="float" office:value="2.4553582400914431" table:style-name="ce114">
            <text:p>2.5</text:p>
          </table:table-cell>
          <table:table-cell table:style-name="ce114"/>
          <table:table-cell office:value-type="float" office:value="2.5965547267975895" table:style-name="ce114">
            <text:p>2.6</text:p>
          </table:table-cell>
          <table:table-cell table:style-name="ce114"/>
          <table:table-cell office:value-type="float" office:value="2.428253303357264" table:style-name="ce114">
            <text:p>2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26</text:p>
          </table:table-cell>
          <table:table-cell office:value-type="string" table:style-name="ce39">
            <text:p>Allerdale</text:p>
          </table:table-cell>
          <table:table-cell office:value-type="float" office:value="4.9242597145424121" table:style-name="ce74">
            <text:p>4.9</text:p>
          </table:table-cell>
          <table:table-cell table:style-name="ce112"/>
          <table:table-cell office:value-type="float" office:value="5.238506753932926" table:style-name="ce112">
            <text:p>5.2</text:p>
          </table:table-cell>
          <table:table-cell table:style-name="ce112"/>
          <table:table-cell office:value-type="float" office:value="5.8749190285950768" table:style-name="ce112">
            <text:p>5.9</text:p>
          </table:table-cell>
          <table:table-cell table:style-name="ce112"/>
          <table:table-cell office:value-type="float" office:value="5.5890528566098494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7</text:p>
          </table:table-cell>
          <table:table-cell office:value-type="string" table:style-name="ce39">
            <text:p>Barrow-in-Furness</text:p>
          </table:table-cell>
          <table:table-cell office:value-type="float" office:value="5.2045574852570002" table:style-name="ce74">
            <text:p>5.2</text:p>
          </table:table-cell>
          <table:table-cell table:style-name="ce112"/>
          <table:table-cell office:value-type="float" office:value="6.3963307505455758" table:style-name="ce112">
            <text:p>6.4</text:p>
          </table:table-cell>
          <table:table-cell table:style-name="ce112"/>
          <table:table-cell office:value-type="float" office:value="6.1023344332967469" table:style-name="ce112">
            <text:p>6.1</text:p>
          </table:table-cell>
          <table:table-cell table:style-name="ce112"/>
          <table:table-cell office:value-type="float" office:value="5.6028695439693079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8</text:p>
          </table:table-cell>
          <table:table-cell office:value-type="string" table:style-name="ce39">
            <text:p>Carlisle</text:p>
          </table:table-cell>
          <table:table-cell office:value-type="float" office:value="6.3878489406887118" table:style-name="ce74">
            <text:p>6.4</text:p>
          </table:table-cell>
          <table:table-cell table:style-name="ce112"/>
          <table:table-cell office:value-type="float" office:value="6.6545914888545337" table:style-name="ce112">
            <text:p>6.7</text:p>
          </table:table-cell>
          <table:table-cell table:style-name="ce112"/>
          <table:table-cell office:value-type="float" office:value="6.6014074132066778" table:style-name="ce112">
            <text:p>6.6</text:p>
          </table:table-cell>
          <table:table-cell table:style-name="ce112"/>
          <table:table-cell office:value-type="float" office:value="6.1522821271780046" table:style-name="ce11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29</text:p>
          </table:table-cell>
          <table:table-cell office:value-type="string" table:style-name="ce39">
            <text:p>Copeland</text:p>
          </table:table-cell>
          <table:table-cell office:value-type="float" office:value="5.0656026101447154" table:style-name="ce74">
            <text:p>5.1</text:p>
          </table:table-cell>
          <table:table-cell table:style-name="ce112"/>
          <table:table-cell office:value-type="float" office:value="5.5043210149145487" table:style-name="ce112">
            <text:p>5.5</text:p>
          </table:table-cell>
          <table:table-cell table:style-name="ce112"/>
          <table:table-cell office:value-type="float" office:value="5.7093934189107518" table:style-name="ce112">
            <text:p>5.7</text:p>
          </table:table-cell>
          <table:table-cell table:style-name="ce112"/>
          <table:table-cell office:value-type="float" office:value="5.1483737051155334" table:style-name="ce11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0</text:p>
          </table:table-cell>
          <table:table-cell office:value-type="string" table:style-name="ce39">
            <text:p>Eden</text:p>
          </table:table-cell>
          <table:table-cell office:value-type="float" office:value="4.3409821466825154" table:style-name="ce74">
            <text:p>4.3</text:p>
          </table:table-cell>
          <table:table-cell table:style-name="ce112"/>
          <table:table-cell office:value-type="float" office:value="4.8271275201083537" table:style-name="ce112">
            <text:p>4.8</text:p>
          </table:table-cell>
          <table:table-cell table:style-name="ce112"/>
          <table:table-cell office:value-type="float" office:value="5.7051327882585712" table:style-name="ce112">
            <text:p>5.7</text:p>
          </table:table-cell>
          <table:table-cell table:style-name="ce112"/>
          <table:table-cell office:value-type="float" office:value="5.4819727610859843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1</text:p>
          </table:table-cell>
          <table:table-cell office:value-type="string" table:style-name="ce39">
            <text:p>South Lakeland</text:p>
          </table:table-cell>
          <table:table-cell office:value-type="float" office:value="5.0189797313996092" table:style-name="ce74">
            <text:p>5.0</text:p>
          </table:table-cell>
          <table:table-cell table:style-name="ce112"/>
          <table:table-cell office:value-type="float" office:value="5.4572983031138778" table:style-name="ce112">
            <text:p>5.5</text:p>
          </table:table-cell>
          <table:table-cell table:style-name="ce112"/>
          <table:table-cell office:value-type="float" office:value="6.1288969854299822" table:style-name="ce112">
            <text:p>6.1</text:p>
          </table:table-cell>
          <table:table-cell table:style-name="ce112"/>
          <table:table-cell office:value-type="float" office:value="5.8674671773153051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1</text:p>
          </table:table-cell>
          <table:table-cell office:value-type="string" table:style-name="ce34">
            <text:p>Greater Manchester (Met County)</text:p>
          </table:table-cell>
          <table:table-cell office:value-type="float" office:value="1.1436874439472833" table:style-name="ce35">
            <text:p>1.1</text:p>
          </table:table-cell>
          <table:table-cell table:style-name="ce114"/>
          <table:table-cell office:value-type="float" office:value="1.2617957136476621" table:style-name="ce114">
            <text:p>1.3</text:p>
          </table:table-cell>
          <table:table-cell table:style-name="ce114"/>
          <table:table-cell office:value-type="float" office:value="1.2992753220150144" table:style-name="ce114">
            <text:p>1.3</text:p>
          </table:table-cell>
          <table:table-cell table:style-name="ce114"/>
          <table:table-cell office:value-type="float" office:value="1.1927215235480182" table:style-name="ce114">
            <text:p>1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01</text:p>
          </table:table-cell>
          <table:table-cell office:value-type="string" table:style-name="ce39">
            <text:p>Bolton</text:p>
          </table:table-cell>
          <table:table-cell office:value-type="float" office:value="4.0345744568881736" table:style-name="ce74">
            <text:p>4.0</text:p>
          </table:table-cell>
          <table:table-cell table:style-name="ce112"/>
          <table:table-cell office:value-type="float" office:value="4.2660877179435897" table:style-name="ce112">
            <text:p>4.3</text:p>
          </table:table-cell>
          <table:table-cell table:style-name="ce112"/>
          <table:table-cell office:value-type="float" office:value="4.2408332769805765" table:style-name="ce112">
            <text:p>4.2</text:p>
          </table:table-cell>
          <table:table-cell table:style-name="ce112"/>
          <table:table-cell office:value-type="float" office:value="3.8937181510301846" table:style-name="ce11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2</text:p>
          </table:table-cell>
          <table:table-cell office:value-type="string" table:style-name="ce39">
            <text:p>Bury</text:p>
          </table:table-cell>
          <table:table-cell office:value-type="float" office:value="3.7941416957986029" table:style-name="ce74">
            <text:p>3.8</text:p>
          </table:table-cell>
          <table:table-cell table:style-name="ce112"/>
          <table:table-cell office:value-type="float" office:value="4.2217490253256269" table:style-name="ce112">
            <text:p>4.2</text:p>
          </table:table-cell>
          <table:table-cell table:style-name="ce112"/>
          <table:table-cell office:value-type="float" office:value="4.6868455700798615" table:style-name="ce112">
            <text:p>4.7</text:p>
          </table:table-cell>
          <table:table-cell table:style-name="ce112"/>
          <table:table-cell office:value-type="float" office:value="3.8202259941568117" table:style-name="ce11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3</text:p>
          </table:table-cell>
          <table:table-cell office:value-type="string" table:style-name="ce39">
            <text:p>Manchester</text:p>
          </table:table-cell>
          <table:table-cell office:value-type="float" office:value="2.6889645876393087" table:style-name="ce74">
            <text:p>2.7</text:p>
          </table:table-cell>
          <table:table-cell table:style-name="ce112"/>
          <table:table-cell office:value-type="float" office:value="3.0345737316281096" table:style-name="ce112">
            <text:p>3.0</text:p>
          </table:table-cell>
          <table:table-cell table:style-name="ce112"/>
          <table:table-cell office:value-type="float" office:value="3.0866731340810083" table:style-name="ce112">
            <text:p>3.1</text:p>
          </table:table-cell>
          <table:table-cell table:style-name="ce112"/>
          <table:table-cell office:value-type="float" office:value="2.867717451007834" table:style-name="ce11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4</text:p>
          </table:table-cell>
          <table:table-cell office:value-type="string" table:style-name="ce39">
            <text:p>Oldham</text:p>
          </table:table-cell>
          <table:table-cell office:value-type="float" office:value="3.7184662081227615" table:style-name="ce74">
            <text:p>3.7</text:p>
          </table:table-cell>
          <table:table-cell table:style-name="ce112"/>
          <table:table-cell office:value-type="float" office:value="4.111614092952065" table:style-name="ce112">
            <text:p>4.1</text:p>
          </table:table-cell>
          <table:table-cell table:style-name="ce112"/>
          <table:table-cell office:value-type="float" office:value="4.3120292336988495" table:style-name="ce112">
            <text:p>4.3</text:p>
          </table:table-cell>
          <table:table-cell table:style-name="ce112"/>
          <table:table-cell office:value-type="float" office:value="4.0558888550098429" table:style-name="ce112">
            <text:p>4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5</text:p>
          </table:table-cell>
          <table:table-cell office:value-type="string" table:style-name="ce39">
            <text:p>Rochdale</text:p>
          </table:table-cell>
          <table:table-cell office:value-type="float" office:value="4.5332079533075937" table:style-name="ce74">
            <text:p>4.5</text:p>
          </table:table-cell>
          <table:table-cell table:style-name="ce112"/>
          <table:table-cell office:value-type="float" office:value="4.6457352446882201" table:style-name="ce112">
            <text:p>4.6</text:p>
          </table:table-cell>
          <table:table-cell table:style-name="ce112"/>
          <table:table-cell office:value-type="float" office:value="4.1403316485918493" table:style-name="ce112">
            <text:p>4.1</text:p>
          </table:table-cell>
          <table:table-cell table:style-name="ce112"/>
          <table:table-cell office:value-type="float" office:value="3.7154979085997075" table:style-name="ce11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6</text:p>
          </table:table-cell>
          <table:table-cell office:value-type="string" table:style-name="ce39">
            <text:p>Salford</text:p>
          </table:table-cell>
          <table:table-cell office:value-type="float" office:value="3.6288806100871041" table:style-name="ce74">
            <text:p>3.6</text:p>
          </table:table-cell>
          <table:table-cell table:style-name="ce112"/>
          <table:table-cell office:value-type="float" office:value="4.0727622636667853" table:style-name="ce112">
            <text:p>4.1</text:p>
          </table:table-cell>
          <table:table-cell table:style-name="ce112"/>
          <table:table-cell office:value-type="float" office:value="4.1884603095894146" table:style-name="ce112">
            <text:p>4.2</text:p>
          </table:table-cell>
          <table:table-cell table:style-name="ce112"/>
          <table:table-cell office:value-type="float" office:value="3.8748036934090955" table:style-name="ce11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7</text:p>
          </table:table-cell>
          <table:table-cell office:value-type="string" table:style-name="ce39">
            <text:p>Stockport</text:p>
          </table:table-cell>
          <table:table-cell office:value-type="float" office:value="2.8318663120439846" table:style-name="ce74">
            <text:p>2.8</text:p>
          </table:table-cell>
          <table:table-cell table:style-name="ce112"/>
          <table:table-cell office:value-type="float" office:value="3.2707728852865992" table:style-name="ce112">
            <text:p>3.3</text:p>
          </table:table-cell>
          <table:table-cell table:style-name="ce112"/>
          <table:table-cell office:value-type="float" office:value="4.1178716243550681" table:style-name="ce112">
            <text:p>4.1</text:p>
          </table:table-cell>
          <table:table-cell table:style-name="ce112"/>
          <table:table-cell office:value-type="float" office:value="3.9206611187303784" table:style-name="ce112">
            <text:p>3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8</text:p>
          </table:table-cell>
          <table:table-cell office:value-type="string" table:style-name="ce39">
            <text:p>Tameside</text:p>
          </table:table-cell>
          <table:table-cell office:value-type="float" office:value="3.7900264196641165" table:style-name="ce74">
            <text:p>3.8</text:p>
          </table:table-cell>
          <table:table-cell table:style-name="ce112"/>
          <table:table-cell office:value-type="float" office:value="4.0651314656947823" table:style-name="ce112">
            <text:p>4.1</text:p>
          </table:table-cell>
          <table:table-cell table:style-name="ce112"/>
          <table:table-cell office:value-type="float" office:value="4.0710373939333628" table:style-name="ce112">
            <text:p>4.1</text:p>
          </table:table-cell>
          <table:table-cell table:style-name="ce112"/>
          <table:table-cell office:value-type="float" office:value="3.6771619365623232" table:style-name="ce11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09</text:p>
          </table:table-cell>
          <table:table-cell office:value-type="string" table:style-name="ce39">
            <text:p>Trafford</text:p>
          </table:table-cell>
          <table:table-cell office:value-type="float" office:value="3.1948973579409401" table:style-name="ce74">
            <text:p>3.2</text:p>
          </table:table-cell>
          <table:table-cell table:style-name="ce112"/>
          <table:table-cell office:value-type="float" office:value="4.03046819250733" table:style-name="ce112">
            <text:p>4.0</text:p>
          </table:table-cell>
          <table:table-cell table:style-name="ce112"/>
          <table:table-cell office:value-type="float" office:value="4.2682587190398689" table:style-name="ce112">
            <text:p>4.3</text:p>
          </table:table-cell>
          <table:table-cell table:style-name="ce112"/>
          <table:table-cell office:value-type="float" office:value="4.0136958359001715" table:style-name="ce11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0</text:p>
          </table:table-cell>
          <table:table-cell office:value-type="string" table:style-name="ce39">
            <text:p>Wigan</text:p>
          </table:table-cell>
          <table:table-cell office:value-type="float" office:value="3.8702564304931353" table:style-name="ce74">
            <text:p>3.9</text:p>
          </table:table-cell>
          <table:table-cell table:style-name="ce112"/>
          <table:table-cell office:value-type="float" office:value="4.1604702823903938" table:style-name="ce112">
            <text:p>4.2</text:p>
          </table:table-cell>
          <table:table-cell table:style-name="ce112"/>
          <table:table-cell office:value-type="float" office:value="4.1286910277077151" table:style-name="ce112">
            <text:p>4.1</text:p>
          </table:table-cell>
          <table:table-cell table:style-name="ce112"/>
          <table:table-cell office:value-type="float" office:value="3.8147267395166331" table:style-name="ce11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7</text:p>
          </table:table-cell>
          <table:table-cell office:value-type="string" table:style-name="ce34">
            <text:p>Lancashire</text:p>
          </table:table-cell>
          <table:table-cell office:value-type="float" office:value="1.4459660268662744" table:style-name="ce48">
            <text:p>1.4</text:p>
          </table:table-cell>
          <table:table-cell table:style-name="ce116"/>
          <table:table-cell office:value-type="float" office:value="1.6589578948553618" table:style-name="ce116">
            <text:p>1.7</text:p>
          </table:table-cell>
          <table:table-cell table:style-name="ce116"/>
          <table:table-cell office:value-type="float" office:value="1.8037075857708473" table:style-name="ce116">
            <text:p>1.8</text:p>
          </table:table-cell>
          <table:table-cell table:style-name="ce116"/>
          <table:table-cell office:value-type="float" office:value="1.7372376527983568" table:style-name="ce11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17</text:p>
          </table:table-cell>
          <table:table-cell office:value-type="string" table:style-name="ce39">
            <text:p>Burnley</text:p>
          </table:table-cell>
          <table:table-cell office:value-type="float" office:value="5.1264444331870829" table:style-name="ce74">
            <text:p>5.1</text:p>
          </table:table-cell>
          <table:table-cell table:style-name="ce112"/>
          <table:table-cell office:value-type="float" office:value="5.8723943554176312" table:style-name="ce112">
            <text:p>5.9</text:p>
          </table:table-cell>
          <table:table-cell table:style-name="ce112"/>
          <table:table-cell office:value-type="float" office:value="6.4873895862423421" table:style-name="ce112">
            <text:p>6.5</text:p>
          </table:table-cell>
          <table:table-cell table:style-name="ce112"/>
          <table:table-cell office:value-type="float" office:value="6.3995148695084021" table:style-name="ce112">
            <text:p>6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18</text:p>
          </table:table-cell>
          <table:table-cell office:value-type="string" table:style-name="ce39">
            <text:p>Chorley</text:p>
          </table:table-cell>
          <table:table-cell office:value-type="float" office:value="4.3148541079899072" table:style-name="ce40">
            <text:p>4.3</text:p>
          </table:table-cell>
          <table:table-cell table:style-name="ce117"/>
          <table:table-cell office:value-type="float" office:value="4.9439991043034093" table:style-name="ce117">
            <text:p>4.9</text:p>
          </table:table-cell>
          <table:table-cell table:style-name="ce117"/>
          <table:table-cell office:value-type="float" office:value="5.6397473073930833" table:style-name="ce117">
            <text:p>5.6</text:p>
          </table:table-cell>
          <table:table-cell table:style-name="ce117"/>
          <table:table-cell office:value-type="float" office:value="5.4309088145030495" table:style-name="ce117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19</text:p>
          </table:table-cell>
          <table:table-cell office:value-type="string" table:style-name="ce39">
            <text:p>Fylde</text:p>
          </table:table-cell>
          <table:table-cell office:value-type="float" office:value="4.3908027754328893" table:style-name="ce74">
            <text:p>4.4</text:p>
          </table:table-cell>
          <table:table-cell table:style-name="ce112"/>
          <table:table-cell office:value-type="float" office:value="4.7984005388729383" table:style-name="ce112">
            <text:p>4.8</text:p>
          </table:table-cell>
          <table:table-cell table:style-name="ce112"/>
          <table:table-cell office:value-type="float" office:value="6.1968563739122633" table:style-name="ce112">
            <text:p>6.2</text:p>
          </table:table-cell>
          <table:table-cell table:style-name="ce112"/>
          <table:table-cell office:value-type="float" office:value="5.9720508122029115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0</text:p>
          </table:table-cell>
          <table:table-cell office:value-type="string" table:style-name="ce39">
            <text:p>Hyndburn</text:p>
          </table:table-cell>
          <table:table-cell office:value-type="float" office:value="5.5904289011632251" table:style-name="ce74">
            <text:p>5.6</text:p>
          </table:table-cell>
          <table:table-cell table:style-name="ce112"/>
          <table:table-cell office:value-type="float" office:value="6.0692681073803652" table:style-name="ce112">
            <text:p>6.1</text:p>
          </table:table-cell>
          <table:table-cell table:style-name="ce112"/>
          <table:table-cell office:value-type="float" office:value="6.5173626878044564" table:style-name="ce112">
            <text:p>6.5</text:p>
          </table:table-cell>
          <table:table-cell table:style-name="ce112"/>
          <table:table-cell office:value-type="float" office:value="6.1769778180958692" table:style-name="ce11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1</text:p>
          </table:table-cell>
          <table:table-cell office:value-type="string" table:style-name="ce39">
            <text:p>Lancaster</text:p>
          </table:table-cell>
          <table:table-cell office:value-type="float" office:value="4.499624450253692" table:style-name="ce74">
            <text:p>4.5</text:p>
          </table:table-cell>
          <table:table-cell table:style-name="ce112"/>
          <table:table-cell office:value-type="float" office:value="5.1191341691030683" table:style-name="ce112">
            <text:p>5.1</text:p>
          </table:table-cell>
          <table:table-cell table:style-name="ce112"/>
          <table:table-cell office:value-type="float" office:value="5.745995271539206" table:style-name="ce112">
            <text:p>5.7</text:p>
          </table:table-cell>
          <table:table-cell table:style-name="ce112"/>
          <table:table-cell office:value-type="float" office:value="5.7775161438425311" table:style-name="ce11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2</text:p>
          </table:table-cell>
          <table:table-cell office:value-type="string" table:style-name="ce39">
            <text:p>Pendle</text:p>
          </table:table-cell>
          <table:table-cell office:value-type="float" office:value="5.6380323943599482" table:style-name="ce74">
            <text:p>5.6</text:p>
          </table:table-cell>
          <table:table-cell table:style-name="ce112"/>
          <table:table-cell office:value-type="float" office:value="5.9840090037264098" table:style-name="ce112">
            <text:p>6.0</text:p>
          </table:table-cell>
          <table:table-cell table:style-name="ce112"/>
          <table:table-cell office:value-type="float" office:value="5.9732128474012995" table:style-name="ce112">
            <text:p>6.0</text:p>
          </table:table-cell>
          <table:table-cell table:style-name="ce112"/>
          <table:table-cell office:value-type="float" office:value="5.6624472701743143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3</text:p>
          </table:table-cell>
          <table:table-cell office:value-type="string" table:style-name="ce39">
            <text:p>Preston</text:p>
          </table:table-cell>
          <table:table-cell office:value-type="float" office:value="4.90056505591423" table:style-name="ce74">
            <text:p>4.9</text:p>
          </table:table-cell>
          <table:table-cell table:style-name="ce112"/>
          <table:table-cell office:value-type="float" office:value="5.9220003968853518" table:style-name="ce112">
            <text:p>5.9</text:p>
          </table:table-cell>
          <table:table-cell table:style-name="ce112"/>
          <table:table-cell office:value-type="float" office:value="6.3204057647578251" table:style-name="ce112">
            <text:p>6.3</text:p>
          </table:table-cell>
          <table:table-cell table:style-name="ce112"/>
          <table:table-cell office:value-type="float" office:value="6.1422068136946724" table:style-name="ce11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4</text:p>
          </table:table-cell>
          <table:table-cell office:value-type="string" table:style-name="ce39">
            <text:p>Ribble Valley</text:p>
          </table:table-cell>
          <table:table-cell office:value-type="float" office:value="3.8719007333969935" table:style-name="ce74">
            <text:p>3.9</text:p>
          </table:table-cell>
          <table:table-cell table:style-name="ce112"/>
          <table:table-cell office:value-type="float" office:value="4.6910692788506569" table:style-name="ce112">
            <text:p>4.7</text:p>
          </table:table-cell>
          <table:table-cell table:style-name="ce112"/>
          <table:table-cell office:value-type="float" office:value="5.5824056874653856" table:style-name="ce112">
            <text:p>5.6</text:p>
          </table:table-cell>
          <table:table-cell table:style-name="ce112"/>
          <table:table-cell office:value-type="float" office:value="5.2002020736993337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5</text:p>
          </table:table-cell>
          <table:table-cell office:value-type="string" table:style-name="ce39">
            <text:p>Rossendale</text:p>
          </table:table-cell>
          <table:table-cell office:value-type="float" office:value="5.6037156703355855" table:style-name="ce74">
            <text:p>5.6</text:p>
          </table:table-cell>
          <table:table-cell table:style-name="ce112"/>
          <table:table-cell office:value-type="float" office:value="5.8467670756624397" table:style-name="ce112">
            <text:p>5.8</text:p>
          </table:table-cell>
          <table:table-cell table:style-name="ce112"/>
          <table:table-cell office:value-type="float" office:value="5.7748545880752289" table:style-name="ce112">
            <text:p>5.8</text:p>
          </table:table-cell>
          <table:table-cell table:style-name="ce112"/>
          <table:table-cell office:value-type="float" office:value="5.5156591868302076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6</text:p>
          </table:table-cell>
          <table:table-cell office:value-type="string" table:style-name="ce39">
            <text:p>South Ribble</text:p>
          </table:table-cell>
          <table:table-cell office:value-type="float" office:value="4.6179944094852594" table:style-name="ce74">
            <text:p>4.6</text:p>
          </table:table-cell>
          <table:table-cell table:style-name="ce112"/>
          <table:table-cell office:value-type="float" office:value="5.0548752736157887" table:style-name="ce112">
            <text:p>5.1</text:p>
          </table:table-cell>
          <table:table-cell table:style-name="ce112"/>
          <table:table-cell office:value-type="float" office:value="6.04380514261626" table:style-name="ce112">
            <text:p>6.0</text:p>
          </table:table-cell>
          <table:table-cell table:style-name="ce112"/>
          <table:table-cell office:value-type="float" office:value="5.945079966035288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7</text:p>
          </table:table-cell>
          <table:table-cell office:value-type="string" table:style-name="ce39">
            <text:p>West Lancashire</text:p>
          </table:table-cell>
          <table:table-cell office:value-type="float" office:value="4.7672983192007194" table:style-name="ce74">
            <text:p>4.8</text:p>
          </table:table-cell>
          <table:table-cell table:style-name="ce112"/>
          <table:table-cell office:value-type="float" office:value="5.5361662471563715" table:style-name="ce112">
            <text:p>5.5</text:p>
          </table:table-cell>
          <table:table-cell table:style-name="ce112"/>
          <table:table-cell office:value-type="float" office:value="5.9299412818444033" table:style-name="ce112">
            <text:p>5.9</text:p>
          </table:table-cell>
          <table:table-cell table:style-name="ce112"/>
          <table:table-cell office:value-type="float" office:value="5.6312524057491213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28</text:p>
          </table:table-cell>
          <table:table-cell office:value-type="string" table:style-name="ce39">
            <text:p>Wyre</text:p>
          </table:table-cell>
          <table:table-cell office:value-type="float" office:value="5.1083671630180021" table:style-name="ce74">
            <text:p>5.1</text:p>
          </table:table-cell>
          <table:table-cell table:style-name="ce112"/>
          <table:table-cell office:value-type="float" office:value="6.1839112759779713" table:style-name="ce112">
            <text:p>6.2</text:p>
          </table:table-cell>
          <table:table-cell table:style-name="ce112"/>
          <table:table-cell office:value-type="float" office:value="5.8009993194432452" table:style-name="ce112">
            <text:p>5.8</text:p>
          </table:table-cell>
          <table:table-cell table:style-name="ce112"/>
          <table:table-cell office:value-type="float" office:value="5.3298940435099693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2</text:p>
          </table:table-cell>
          <table:table-cell office:value-type="string" table:style-name="ce34">
            <text:p>Merseyside (Met County)</text:p>
          </table:table-cell>
          <table:table-cell office:value-type="float" office:value="1.9128388800452201" table:style-name="ce35">
            <text:p>1.9</text:p>
          </table:table-cell>
          <table:table-cell table:style-name="ce114"/>
          <table:table-cell office:value-type="float" office:value="2.2338937169270601" table:style-name="ce114">
            <text:p>2.2</text:p>
          </table:table-cell>
          <table:table-cell table:style-name="ce114"/>
          <table:table-cell office:value-type="float" office:value="2.3820121155440632" table:style-name="ce114">
            <text:p>2.4</text:p>
          </table:table-cell>
          <table:table-cell table:style-name="ce114"/>
          <table:table-cell office:value-type="float" office:value="2.3024907418334739" table:style-name="ce114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1</text:p>
          </table:table-cell>
          <table:table-cell office:value-type="string" table:style-name="ce39">
            <text:p>Knowsley</text:p>
          </table:table-cell>
          <table:table-cell office:value-type="float" office:value="5.2428117589149554" table:style-name="ce74">
            <text:p>5.2</text:p>
          </table:table-cell>
          <table:table-cell table:style-name="ce112"/>
          <table:table-cell office:value-type="float" office:value="5.8233641857054819" table:style-name="ce112">
            <text:p>5.8</text:p>
          </table:table-cell>
          <table:table-cell table:style-name="ce112"/>
          <table:table-cell office:value-type="float" office:value="5.9694822670546266" table:style-name="ce112">
            <text:p>6.0</text:p>
          </table:table-cell>
          <table:table-cell table:style-name="ce112"/>
          <table:table-cell office:value-type="float" office:value="5.7387398828278808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2</text:p>
          </table:table-cell>
          <table:table-cell office:value-type="string" table:style-name="ce39">
            <text:p>Liverpool</text:p>
          </table:table-cell>
          <table:table-cell office:value-type="float" office:value="2.552415787337603" table:style-name="ce74">
            <text:p>2.6</text:p>
          </table:table-cell>
          <table:table-cell table:style-name="ce112"/>
          <table:table-cell office:value-type="float" office:value="2.8887817527163406" table:style-name="ce112">
            <text:p>2.9</text:p>
          </table:table-cell>
          <table:table-cell table:style-name="ce112"/>
          <table:table-cell office:value-type="float" office:value="3.2523986078986322" table:style-name="ce112">
            <text:p>3.3</text:p>
          </table:table-cell>
          <table:table-cell table:style-name="ce112"/>
          <table:table-cell office:value-type="float" office:value="3.1689028916672912" table:style-name="ce112">
            <text:p>3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4</text:p>
          </table:table-cell>
          <table:table-cell office:value-type="string" table:style-name="ce39">
            <text:p>Sefton</text:p>
          </table:table-cell>
          <table:table-cell office:value-type="float" office:value="5.2581178684363845" table:style-name="ce74">
            <text:p>5.3</text:p>
          </table:table-cell>
          <table:table-cell table:style-name="ce112"/>
          <table:table-cell office:value-type="float" office:value="6.6982144445978831" table:style-name="ce112">
            <text:p>6.7</text:p>
          </table:table-cell>
          <table:table-cell table:style-name="ce112"/>
          <table:table-cell office:value-type="float" office:value="6.7239574120390886" table:style-name="ce112">
            <text:p>6.7</text:p>
          </table:table-cell>
          <table:table-cell table:style-name="ce112"/>
          <table:table-cell office:value-type="float" office:value="6.5129648946879222" table:style-name="ce112">
            <text:p>6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3</text:p>
          </table:table-cell>
          <table:table-cell office:value-type="string" table:style-name="ce39">
            <text:p>St. Helens</text:p>
          </table:table-cell>
          <table:table-cell office:value-type="float" office:value="5.0850328921583587" table:style-name="ce74">
            <text:p>5.1</text:p>
          </table:table-cell>
          <table:table-cell table:style-name="ce112"/>
          <table:table-cell office:value-type="float" office:value="5.7029282611420147" table:style-name="ce112">
            <text:p>5.7</text:p>
          </table:table-cell>
          <table:table-cell table:style-name="ce112"/>
          <table:table-cell office:value-type="float" office:value="5.81204559161666" table:style-name="ce112">
            <text:p>5.8</text:p>
          </table:table-cell>
          <table:table-cell table:style-name="ce112"/>
          <table:table-cell office:value-type="float" office:value="5.4535127860107941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5</text:p>
          </table:table-cell>
          <table:table-cell office:value-type="string" table:style-name="ce39">
            <text:p>Wirral</text:p>
          </table:table-cell>
          <table:table-cell office:value-type="float" office:value="4.6294672172237483" table:style-name="ce74">
            <text:p>4.6</text:p>
          </table:table-cell>
          <table:table-cell table:style-name="ce112"/>
          <table:table-cell office:value-type="float" office:value="5.092611968186322" table:style-name="ce112">
            <text:p>5.1</text:p>
          </table:table-cell>
          <table:table-cell table:style-name="ce112"/>
          <table:table-cell office:value-type="float" office:value="5.7808726518251587" table:style-name="ce112">
            <text:p>5.8</text:p>
          </table:table-cell>
          <table:table-cell table:style-name="ce112"/>
          <table:table-cell office:value-type="float" office:value="5.6219024099886825" table:style-name="ce112">
            <text:p>5.6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3</text:p>
          </table:table-cell>
          <table:table-cell office:value-type="string" table:style-name="ce32">
            <text:p>Yorkshire and The Humber</text:p>
          </table:table-cell>
          <table:table-cell office:value-type="float" office:value="1.0229878304256368" table:style-name="ce29">
            <text:p>1.0</text:p>
          </table:table-cell>
          <table:table-cell table:style-name="ce115"/>
          <table:table-cell office:value-type="float" office:value="1.1337760486934911" table:style-name="ce115">
            <text:p>1.1</text:p>
          </table:table-cell>
          <table:table-cell table:style-name="ce115"/>
          <table:table-cell office:value-type="float" office:value="1.2099183033118799" table:style-name="ce115">
            <text:p>1.2</text:p>
          </table:table-cell>
          <table:table-cell table:style-name="ce115"/>
          <table:table-cell office:value-type="float" office:value="1.1670674330027886" table:style-name="ce115">
            <text:p>1.2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1</text:p>
          </table:table-cell>
          <table:table-cell office:value-type="string" table:style-name="ce34">
            <text:p>East Riding of Yorkshire</text:p>
          </table:table-cell>
          <table:table-cell office:value-type="float" office:value="5.0151287166346865" table:style-name="ce35">
            <text:p>5.0</text:p>
          </table:table-cell>
          <table:table-cell table:style-name="ce114"/>
          <table:table-cell office:value-type="float" office:value="5.5863282599250885" table:style-name="ce114">
            <text:p>5.6</text:p>
          </table:table-cell>
          <table:table-cell table:style-name="ce114"/>
          <table:table-cell office:value-type="float" office:value="6.2990126458631117" table:style-name="ce114">
            <text:p>6.3</text:p>
          </table:table-cell>
          <table:table-cell table:style-name="ce114"/>
          <table:table-cell office:value-type="float" office:value="6.1988325648625553" table:style-name="ce114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0</text:p>
          </table:table-cell>
          <table:table-cell office:value-type="string" table:style-name="ce34">
            <text:p>Kingston upon Hull, City of</text:p>
          </table:table-cell>
          <table:table-cell office:value-type="float" office:value="4.3918838752882277" table:style-name="ce35">
            <text:p>4.4</text:p>
          </table:table-cell>
          <table:table-cell table:style-name="ce114"/>
          <table:table-cell office:value-type="float" office:value="5.3012278555039316" table:style-name="ce114">
            <text:p>5.3</text:p>
          </table:table-cell>
          <table:table-cell table:style-name="ce114"/>
          <table:table-cell office:value-type="float" office:value="5.9933123589871578" table:style-name="ce114">
            <text:p>6.0</text:p>
          </table:table-cell>
          <table:table-cell table:style-name="ce114"/>
          <table:table-cell office:value-type="float" office:value="6.1529063359410276" table:style-name="ce114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2</text:p>
          </table:table-cell>
          <table:table-cell office:value-type="string" table:style-name="ce34">
            <text:p>North East Lincolnshire</text:p>
          </table:table-cell>
          <table:table-cell office:value-type="float" office:value="4.9552178058491103" table:style-name="ce35">
            <text:p>5.0</text:p>
          </table:table-cell>
          <table:table-cell table:style-name="ce114"/>
          <table:table-cell office:value-type="float" office:value="5.4060733232124125" table:style-name="ce114">
            <text:p>5.4</text:p>
          </table:table-cell>
          <table:table-cell table:style-name="ce114"/>
          <table:table-cell office:value-type="float" office:value="5.8707275937138537" table:style-name="ce114">
            <text:p>5.9</text:p>
          </table:table-cell>
          <table:table-cell table:style-name="ce114"/>
          <table:table-cell office:value-type="float" office:value="5.6154640218179726" table:style-name="ce11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3</text:p>
          </table:table-cell>
          <table:table-cell office:value-type="string" table:style-name="ce34">
            <text:p>North Lincolnshire</text:p>
          </table:table-cell>
          <table:table-cell office:value-type="float" office:value="4.4715255621679546" table:style-name="ce35">
            <text:p>4.5</text:p>
          </table:table-cell>
          <table:table-cell table:style-name="ce114"/>
          <table:table-cell office:value-type="float" office:value="5.1640184321128384" table:style-name="ce114">
            <text:p>5.2</text:p>
          </table:table-cell>
          <table:table-cell table:style-name="ce114"/>
          <table:table-cell office:value-type="float" office:value="6.3617289665789114" table:style-name="ce114">
            <text:p>6.4</text:p>
          </table:table-cell>
          <table:table-cell table:style-name="ce114"/>
          <table:table-cell office:value-type="float" office:value="6.1601828400611014" table:style-name="ce114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4</text:p>
          </table:table-cell>
          <table:table-cell office:value-type="string" table:style-name="ce34">
            <text:p>York</text:p>
          </table:table-cell>
          <table:table-cell office:value-type="float" office:value="3.5160594021442115" table:style-name="ce35">
            <text:p>3.5</text:p>
          </table:table-cell>
          <table:table-cell table:style-name="ce114"/>
          <table:table-cell office:value-type="float" office:value="4.7545820374482179" table:style-name="ce114">
            <text:p>4.8</text:p>
          </table:table-cell>
          <table:table-cell table:style-name="ce114"/>
          <table:table-cell office:value-type="float" office:value="6.064852587162795" table:style-name="ce114">
            <text:p>6.1</text:p>
          </table:table-cell>
          <table:table-cell table:style-name="ce114"/>
          <table:table-cell office:value-type="float" office:value="6.3643665981007347" table:style-name="ce114">
            <text:p>6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3</text:p>
          </table:table-cell>
          <table:table-cell office:value-type="string" table:style-name="ce34">
            <text:p>North Yorkshire</text:p>
          </table:table-cell>
          <table:table-cell office:value-type="float" office:value="1.9594387408013114" table:style-name="ce35">
            <text:p>2.0</text:p>
          </table:table-cell>
          <table:table-cell table:style-name="ce114"/>
          <table:table-cell office:value-type="float" office:value="2.1184253554654808" table:style-name="ce114">
            <text:p>2.1</text:p>
          </table:table-cell>
          <table:table-cell table:style-name="ce114"/>
          <table:table-cell office:value-type="float" office:value="2.3993814482958733" table:style-name="ce114">
            <text:p>2.4</text:p>
          </table:table-cell>
          <table:table-cell table:style-name="ce114"/>
          <table:table-cell office:value-type="float" office:value="2.2805948051307645" table:style-name="ce114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63</text:p>
          </table:table-cell>
          <table:table-cell office:value-type="string" table:style-name="ce39">
            <text:p>Craven</text:p>
          </table:table-cell>
          <table:table-cell office:value-type="float" office:value="4.2821611843839369" table:style-name="ce74">
            <text:p>4.3</text:p>
          </table:table-cell>
          <table:table-cell table:style-name="ce112"/>
          <table:table-cell office:value-type="float" office:value="5.3378203460140439" table:style-name="ce112">
            <text:p>5.3</text:p>
          </table:table-cell>
          <table:table-cell table:style-name="ce112"/>
          <table:table-cell office:value-type="float" office:value="5.895435699852575" table:style-name="ce112">
            <text:p>5.9</text:p>
          </table:table-cell>
          <table:table-cell table:style-name="ce112"/>
          <table:table-cell office:value-type="float" office:value="5.6128611065986096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4</text:p>
          </table:table-cell>
          <table:table-cell office:value-type="string" table:style-name="ce39">
            <text:p>Hambleton</text:p>
          </table:table-cell>
          <table:table-cell office:value-type="float" office:value="5.0264826250152712" table:style-name="ce74">
            <text:p>5.0</text:p>
          </table:table-cell>
          <table:table-cell table:style-name="ce112"/>
          <table:table-cell office:value-type="float" office:value="5.4282415196508893" table:style-name="ce112">
            <text:p>5.4</text:p>
          </table:table-cell>
          <table:table-cell table:style-name="ce112"/>
          <table:table-cell office:value-type="float" office:value="6.0303761341058415" table:style-name="ce112">
            <text:p>6.0</text:p>
          </table:table-cell>
          <table:table-cell table:style-name="ce112"/>
          <table:table-cell office:value-type="float" office:value="5.8490754780230301" table:style-name="ce11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5</text:p>
          </table:table-cell>
          <table:table-cell office:value-type="string" table:style-name="ce39">
            <text:p>Harrogate</text:p>
          </table:table-cell>
          <table:table-cell office:value-type="float" office:value="4.1332672061950575" table:style-name="ce74">
            <text:p>4.1</text:p>
          </table:table-cell>
          <table:table-cell table:style-name="ce112"/>
          <table:table-cell office:value-type="float" office:value="4.5635795978079541" table:style-name="ce112">
            <text:p>4.6</text:p>
          </table:table-cell>
          <table:table-cell table:style-name="ce112"/>
          <table:table-cell office:value-type="float" office:value="5.5910176657446247" table:style-name="ce112">
            <text:p>5.6</text:p>
          </table:table-cell>
          <table:table-cell table:style-name="ce112"/>
          <table:table-cell office:value-type="float" office:value="5.5392356712634321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6</text:p>
          </table:table-cell>
          <table:table-cell office:value-type="string" table:style-name="ce39">
            <text:p>Richmondshire</text:p>
          </table:table-cell>
          <table:table-cell office:value-type="float" office:value="5.093912789624822" table:style-name="ce74">
            <text:p>5.1</text:p>
          </table:table-cell>
          <table:table-cell table:style-name="ce112"/>
          <table:table-cell office:value-type="float" office:value="5.3865044831088227" table:style-name="ce112">
            <text:p>5.4</text:p>
          </table:table-cell>
          <table:table-cell table:style-name="ce112"/>
          <table:table-cell office:value-type="float" office:value="6.2174314262617933" table:style-name="ce112">
            <text:p>6.2</text:p>
          </table:table-cell>
          <table:table-cell table:style-name="ce112"/>
          <table:table-cell office:value-type="float" office:value="5.672927761304603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7</text:p>
          </table:table-cell>
          <table:table-cell office:value-type="string" table:style-name="ce39">
            <text:p>Ryedale</text:p>
          </table:table-cell>
          <table:table-cell office:value-type="float" office:value="5.0299989286979869" table:style-name="ce74">
            <text:p>5.0</text:p>
          </table:table-cell>
          <table:table-cell table:style-name="ce112"/>
          <table:table-cell office:value-type="float" office:value="5.5099519719277845" table:style-name="ce112">
            <text:p>5.5</text:p>
          </table:table-cell>
          <table:table-cell table:style-name="ce112"/>
          <table:table-cell office:value-type="float" office:value="5.932665745847415" table:style-name="ce112">
            <text:p>5.9</text:p>
          </table:table-cell>
          <table:table-cell table:style-name="ce112"/>
          <table:table-cell office:value-type="float" office:value="5.2971460584510135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8</text:p>
          </table:table-cell>
          <table:table-cell office:value-type="string" table:style-name="ce39">
            <text:p>Scarborough</text:p>
          </table:table-cell>
          <table:table-cell office:value-type="float" office:value="5.9283112944635619" table:style-name="ce74">
            <text:p>5.9</text:p>
          </table:table-cell>
          <table:table-cell table:style-name="ce112"/>
          <table:table-cell office:value-type="float" office:value="6.0272741260904983" table:style-name="ce112">
            <text:p>6.0</text:p>
          </table:table-cell>
          <table:table-cell table:style-name="ce112"/>
          <table:table-cell office:value-type="float" office:value="6.101380217740088" table:style-name="ce112">
            <text:p>6.1</text:p>
          </table:table-cell>
          <table:table-cell table:style-name="ce112"/>
          <table:table-cell office:value-type="float" office:value="5.3970973793936174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69</text:p>
          </table:table-cell>
          <table:table-cell office:value-type="string" table:style-name="ce39">
            <text:p>Selby</text:p>
          </table:table-cell>
          <table:table-cell office:value-type="float" office:value="4.1714694585907601" table:style-name="ce74">
            <text:p>4.2</text:p>
          </table:table-cell>
          <table:table-cell table:style-name="ce112"/>
          <table:table-cell office:value-type="float" office:value="4.9290960760030149" table:style-name="ce112">
            <text:p>4.9</text:p>
          </table:table-cell>
          <table:table-cell table:style-name="ce112"/>
          <table:table-cell office:value-type="float" office:value="5.9649230783447802" table:style-name="ce112">
            <text:p>6.0</text:p>
          </table:table-cell>
          <table:table-cell table:style-name="ce112"/>
          <table:table-cell office:value-type="float" office:value="5.5241446128227008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3</text:p>
          </table:table-cell>
          <table:table-cell office:value-type="string" table:style-name="ce34">
            <text:p>South Yorkshire (Met County)</text:p>
          </table:table-cell>
          <table:table-cell office:value-type="float" office:value="2.1761063913231071" table:style-name="ce35">
            <text:p>2.2</text:p>
          </table:table-cell>
          <table:table-cell table:style-name="ce114"/>
          <table:table-cell office:value-type="float" office:value="2.4067303974749321" table:style-name="ce114">
            <text:p>2.4</text:p>
          </table:table-cell>
          <table:table-cell table:style-name="ce114"/>
          <table:table-cell office:value-type="float" office:value="2.569852575559306" table:style-name="ce114">
            <text:p>2.6</text:p>
          </table:table-cell>
          <table:table-cell table:style-name="ce114"/>
          <table:table-cell office:value-type="float" office:value="2.4682041818642251" table:style-name="ce114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16</text:p>
          </table:table-cell>
          <table:table-cell office:value-type="string" table:style-name="ce39">
            <text:p>Barnsley</text:p>
          </table:table-cell>
          <table:table-cell office:value-type="float" office:value="5.36135823870727" table:style-name="ce74">
            <text:p>5.4</text:p>
          </table:table-cell>
          <table:table-cell table:style-name="ce112"/>
          <table:table-cell office:value-type="float" office:value="5.6559782064249609" table:style-name="ce112">
            <text:p>5.7</text:p>
          </table:table-cell>
          <table:table-cell table:style-name="ce112"/>
          <table:table-cell office:value-type="float" office:value="5.3249321441828146" table:style-name="ce112">
            <text:p>5.3</text:p>
          </table:table-cell>
          <table:table-cell table:style-name="ce112"/>
          <table:table-cell office:value-type="float" office:value="4.9517570557646549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7</text:p>
          </table:table-cell>
          <table:table-cell office:value-type="string" table:style-name="ce39">
            <text:p>Doncaster</text:p>
          </table:table-cell>
          <table:table-cell office:value-type="float" office:value="5.1047195841646964" table:style-name="ce74">
            <text:p>5.1</text:p>
          </table:table-cell>
          <table:table-cell table:style-name="ce112"/>
          <table:table-cell office:value-type="float" office:value="6.3501116781273792" table:style-name="ce112">
            <text:p>6.4</text:p>
          </table:table-cell>
          <table:table-cell table:style-name="ce112"/>
          <table:table-cell office:value-type="float" office:value="6.916923225296717" table:style-name="ce112">
            <text:p>6.9</text:p>
          </table:table-cell>
          <table:table-cell table:style-name="ce112"/>
          <table:table-cell office:value-type="float" office:value="7.0313046510052324" table:style-name="ce112">
            <text:p>7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8</text:p>
          </table:table-cell>
          <table:table-cell office:value-type="string" table:style-name="ce39">
            <text:p>Rotherham</text:p>
          </table:table-cell>
          <table:table-cell office:value-type="float" office:value="5.7515791947717387" table:style-name="ce74">
            <text:p>5.8</text:p>
          </table:table-cell>
          <table:table-cell table:style-name="ce112"/>
          <table:table-cell office:value-type="float" office:value="5.9815324109317558" table:style-name="ce112">
            <text:p>6.0</text:p>
          </table:table-cell>
          <table:table-cell table:style-name="ce112"/>
          <table:table-cell office:value-type="float" office:value="6.323597235264927" table:style-name="ce112">
            <text:p>6.3</text:p>
          </table:table-cell>
          <table:table-cell table:style-name="ce112"/>
          <table:table-cell office:value-type="float" office:value="5.6622681918184039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19</text:p>
          </table:table-cell>
          <table:table-cell office:value-type="string" table:style-name="ce39">
            <text:p>Sheffield</text:p>
          </table:table-cell>
          <table:table-cell office:value-type="float" office:value="2.8408443018038243" table:style-name="ce74">
            <text:p>2.8</text:p>
          </table:table-cell>
          <table:table-cell table:style-name="ce112"/>
          <table:table-cell office:value-type="float" office:value="3.0062432104460801" table:style-name="ce112">
            <text:p>3.0</text:p>
          </table:table-cell>
          <table:table-cell table:style-name="ce112"/>
          <table:table-cell office:value-type="float" office:value="3.2729607773610505" table:style-name="ce112">
            <text:p>3.3</text:p>
          </table:table-cell>
          <table:table-cell table:style-name="ce112"/>
          <table:table-cell office:value-type="float" office:value="3.1041974659315574" table:style-name="ce112">
            <text:p>3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6</text:p>
          </table:table-cell>
          <table:table-cell office:value-type="string" table:style-name="ce34">
            <text:p>West Yorkshire (Met County)</text:p>
          </table:table-cell>
          <table:table-cell office:value-type="float" office:value="1.6517787900787839" table:style-name="ce35">
            <text:p>1.7</text:p>
          </table:table-cell>
          <table:table-cell table:style-name="ce114"/>
          <table:table-cell office:value-type="float" office:value="1.7941869434472957" table:style-name="ce114">
            <text:p>1.8</text:p>
          </table:table-cell>
          <table:table-cell table:style-name="ce114"/>
          <table:table-cell office:value-type="float" office:value="1.809689854996821" table:style-name="ce114">
            <text:p>1.8</text:p>
          </table:table-cell>
          <table:table-cell table:style-name="ce114"/>
          <table:table-cell office:value-type="float" office:value="1.7094314145191747" table:style-name="ce114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32</text:p>
          </table:table-cell>
          <table:table-cell office:value-type="string" table:style-name="ce39">
            <text:p>Bradford</text:p>
          </table:table-cell>
          <table:table-cell office:value-type="float" office:value="4.0903884439760336" table:style-name="ce74">
            <text:p>4.1</text:p>
          </table:table-cell>
          <table:table-cell table:style-name="ce112"/>
          <table:table-cell office:value-type="float" office:value="4.4104807204555669" table:style-name="ce112">
            <text:p>4.4</text:p>
          </table:table-cell>
          <table:table-cell table:style-name="ce112"/>
          <table:table-cell office:value-type="float" office:value="4.2428500114714716" table:style-name="ce112">
            <text:p>4.2</text:p>
          </table:table-cell>
          <table:table-cell table:style-name="ce112"/>
          <table:table-cell office:value-type="float" office:value="4.0768717667545085" table:style-name="ce112">
            <text:p>4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3</text:p>
          </table:table-cell>
          <table:table-cell office:value-type="string" table:style-name="ce39">
            <text:p>Calderdale</text:p>
          </table:table-cell>
          <table:table-cell office:value-type="float" office:value="5.3554581264020795" table:style-name="ce74">
            <text:p>5.4</text:p>
          </table:table-cell>
          <table:table-cell table:style-name="ce112"/>
          <table:table-cell office:value-type="float" office:value="5.7810117919045778" table:style-name="ce112">
            <text:p>5.8</text:p>
          </table:table-cell>
          <table:table-cell table:style-name="ce112"/>
          <table:table-cell office:value-type="float" office:value="5.924447551355688" table:style-name="ce112">
            <text:p>5.9</text:p>
          </table:table-cell>
          <table:table-cell table:style-name="ce112"/>
          <table:table-cell office:value-type="float" office:value="5.3736493474825062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4</text:p>
          </table:table-cell>
          <table:table-cell office:value-type="string" table:style-name="ce39">
            <text:p>Kirklees</text:p>
          </table:table-cell>
          <table:table-cell office:value-type="float" office:value="3.992281396259767" table:style-name="ce74">
            <text:p>4.0</text:p>
          </table:table-cell>
          <table:table-cell table:style-name="ce112"/>
          <table:table-cell office:value-type="float" office:value="4.2454202022824123" table:style-name="ce112">
            <text:p>4.2</text:p>
          </table:table-cell>
          <table:table-cell table:style-name="ce112"/>
          <table:table-cell office:value-type="float" office:value="4.2678304160819973" table:style-name="ce112">
            <text:p>4.3</text:p>
          </table:table-cell>
          <table:table-cell table:style-name="ce112"/>
          <table:table-cell office:value-type="float" office:value="3.9971371689240645" table:style-name="ce11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5</text:p>
          </table:table-cell>
          <table:table-cell office:value-type="string" table:style-name="ce39">
            <text:p>Leeds</text:p>
          </table:table-cell>
          <table:table-cell office:value-type="float" office:value="2.5799220916457366" table:style-name="ce74">
            <text:p>2.6</text:p>
          </table:table-cell>
          <table:table-cell table:style-name="ce112"/>
          <table:table-cell office:value-type="float" office:value="2.8130585656079954" table:style-name="ce112">
            <text:p>2.8</text:p>
          </table:table-cell>
          <table:table-cell table:style-name="ce112"/>
          <table:table-cell office:value-type="float" office:value="2.9842141991672899" table:style-name="ce112">
            <text:p>3.0</text:p>
          </table:table-cell>
          <table:table-cell table:style-name="ce112"/>
          <table:table-cell office:value-type="float" office:value="2.8552788699850562" table:style-name="ce112">
            <text:p>2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6</text:p>
          </table:table-cell>
          <table:table-cell office:value-type="string" table:style-name="ce39">
            <text:p>Wakefield</text:p>
          </table:table-cell>
          <table:table-cell office:value-type="float" office:value="3.5373959146370981" table:style-name="ce74">
            <text:p>3.5</text:p>
          </table:table-cell>
          <table:table-cell table:style-name="ce112"/>
          <table:table-cell office:value-type="float" office:value="3.9833550043863131" table:style-name="ce112">
            <text:p>4.0</text:p>
          </table:table-cell>
          <table:table-cell table:style-name="ce112"/>
          <table:table-cell office:value-type="float" office:value="3.9942612297851401" table:style-name="ce112">
            <text:p>4.0</text:p>
          </table:table-cell>
          <table:table-cell table:style-name="ce112"/>
          <table:table-cell office:value-type="float" office:value="3.6545741509809493" table:style-name="ce112">
            <text:p>3.7</text:p>
          </table:table-cell>
          <table:table-cell table:number-columns-repeated="16375" table:style-name="ce75"/>
        </table:table-row>
        <table:table-row table:style-name="ro14">
          <table:table-cell office:value-type="string" table:style-name="ce31">
            <text:p>E12000004</text:p>
          </table:table-cell>
          <table:table-cell office:value-type="string" table:style-name="ce32">
            <text:p>East Midlands</text:p>
          </table:table-cell>
          <table:table-cell office:value-type="float" office:value="0.79115382984281668" table:style-name="ce29">
            <text:p>0.8</text:p>
          </table:table-cell>
          <table:table-cell table:style-name="ce115"/>
          <table:table-cell office:value-type="float" office:value="0.87920736750254358" table:style-name="ce115">
            <text:p>0.9</text:p>
          </table:table-cell>
          <table:table-cell table:style-name="ce115"/>
          <table:table-cell office:value-type="float" office:value="0.96288720343036815" table:style-name="ce115">
            <text:p>1.0</text:p>
          </table:table-cell>
          <table:table-cell table:style-name="ce115"/>
          <table:table-cell office:value-type="float" office:value="0.91879613875929245" table:style-name="ce115">
            <text:p>0.9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5</text:p>
          </table:table-cell>
          <table:table-cell office:value-type="string" table:style-name="ce34">
            <text:p>Derby</text:p>
          </table:table-cell>
          <table:table-cell office:value-type="float" office:value="3.8219666120104745" table:style-name="ce35">
            <text:p>3.8</text:p>
          </table:table-cell>
          <table:table-cell table:style-name="ce114"/>
          <table:table-cell office:value-type="float" office:value="4.1031409226877091" table:style-name="ce114">
            <text:p>4.1</text:p>
          </table:table-cell>
          <table:table-cell table:style-name="ce114"/>
          <table:table-cell office:value-type="float" office:value="4.4176245233980946" table:style-name="ce114">
            <text:p>4.4</text:p>
          </table:table-cell>
          <table:table-cell table:style-name="ce114"/>
          <table:table-cell office:value-type="float" office:value="4.300036863199125" table:style-name="ce114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6</text:p>
          </table:table-cell>
          <table:table-cell office:value-type="string" table:style-name="ce34">
            <text:p>Leicester</text:p>
          </table:table-cell>
          <table:table-cell office:value-type="float" office:value="4.1331552620398231" table:style-name="ce35">
            <text:p>4.1</text:p>
          </table:table-cell>
          <table:table-cell table:style-name="ce114"/>
          <table:table-cell office:value-type="float" office:value="4.3021524909611415" table:style-name="ce114">
            <text:p>4.3</text:p>
          </table:table-cell>
          <table:table-cell table:style-name="ce114"/>
          <table:table-cell office:value-type="float" office:value="4.5003976172519167" table:style-name="ce114">
            <text:p>4.5</text:p>
          </table:table-cell>
          <table:table-cell table:style-name="ce114"/>
          <table:table-cell office:value-type="float" office:value="4.3643643909993308" table:style-name="ce114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8</text:p>
          </table:table-cell>
          <table:table-cell office:value-type="string" table:style-name="ce34">
            <text:p>Nottingham</text:p>
          </table:table-cell>
          <table:table-cell office:value-type="float" office:value="2.6389763764152696" table:style-name="ce35">
            <text:p>2.6</text:p>
          </table:table-cell>
          <table:table-cell table:style-name="ce114"/>
          <table:table-cell office:value-type="float" office:value="3.027703154414596" table:style-name="ce114">
            <text:p>3.0</text:p>
          </table:table-cell>
          <table:table-cell table:style-name="ce114"/>
          <table:table-cell office:value-type="float" office:value="3.2479449152151565" table:style-name="ce114">
            <text:p>3.2</text:p>
          </table:table-cell>
          <table:table-cell table:style-name="ce114"/>
          <table:table-cell office:value-type="float" office:value="3.1593233224882891" table:style-name="ce114">
            <text:p>3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17</text:p>
          </table:table-cell>
          <table:table-cell office:value-type="string" table:style-name="ce34">
            <text:p>Rutland</text:p>
          </table:table-cell>
          <table:table-cell office:value-type="float" office:value="4.508586292971362" table:style-name="ce35">
            <text:p>4.5</text:p>
          </table:table-cell>
          <table:table-cell table:style-name="ce114"/>
          <table:table-cell office:value-type="float" office:value="5.5790238902840406" table:style-name="ce114">
            <text:p>5.6</text:p>
          </table:table-cell>
          <table:table-cell table:style-name="ce114"/>
          <table:table-cell office:value-type="float" office:value="6.3206333533173282" table:style-name="ce114">
            <text:p>6.3</text:p>
          </table:table-cell>
          <table:table-cell table:style-name="ce114"/>
          <table:table-cell office:value-type="float" office:value="5.2512257154901096" table:style-name="ce114">
            <text:p>5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7</text:p>
          </table:table-cell>
          <table:table-cell office:value-type="string" table:style-name="ce34">
            <text:p>Derbyshire</text:p>
          </table:table-cell>
          <table:table-cell office:value-type="float" office:value="1.932246190717879" table:style-name="ce35">
            <text:p>1.9</text:p>
          </table:table-cell>
          <table:table-cell table:style-name="ce114"/>
          <table:table-cell office:value-type="float" office:value="2.0587123265218388" table:style-name="ce114">
            <text:p>2.1</text:p>
          </table:table-cell>
          <table:table-cell table:style-name="ce114"/>
          <table:table-cell office:value-type="float" office:value="2.1567447764327898" table:style-name="ce114">
            <text:p>2.2</text:p>
          </table:table-cell>
          <table:table-cell table:style-name="ce114"/>
          <table:table-cell office:value-type="float" office:value="1.9770166951219414" table:style-name="ce114">
            <text:p>2.0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32</text:p>
          </table:table-cell>
          <table:table-cell office:value-type="string" table:style-name="ce39">
            <text:p>Amber Valley</text:p>
          </table:table-cell>
          <table:table-cell office:value-type="float" office:value="5.3295306653947883" table:style-name="ce74">
            <text:p>5.3</text:p>
          </table:table-cell>
          <table:table-cell table:style-name="ce112"/>
          <table:table-cell office:value-type="float" office:value="5.6332591638624141" table:style-name="ce112">
            <text:p>5.6</text:p>
          </table:table-cell>
          <table:table-cell table:style-name="ce112"/>
          <table:table-cell office:value-type="float" office:value="5.7735987049059521" table:style-name="ce112">
            <text:p>5.8</text:p>
          </table:table-cell>
          <table:table-cell table:style-name="ce112"/>
          <table:table-cell office:value-type="float" office:value="5.0175470506308661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3</text:p>
          </table:table-cell>
          <table:table-cell office:value-type="string" table:style-name="ce39">
            <text:p>Bolsover</text:p>
          </table:table-cell>
          <table:table-cell office:value-type="float" office:value="5.4328116059731428" table:style-name="ce74">
            <text:p>5.4</text:p>
          </table:table-cell>
          <table:table-cell table:style-name="ce112"/>
          <table:table-cell office:value-type="float" office:value="5.7146732014921593" table:style-name="ce112">
            <text:p>5.7</text:p>
          </table:table-cell>
          <table:table-cell table:style-name="ce112"/>
          <table:table-cell office:value-type="float" office:value="5.8441934365005057" table:style-name="ce112">
            <text:p>5.8</text:p>
          </table:table-cell>
          <table:table-cell table:style-name="ce112"/>
          <table:table-cell office:value-type="float" office:value="5.2069481026853381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4</text:p>
          </table:table-cell>
          <table:table-cell office:value-type="string" table:style-name="ce39">
            <text:p>Chesterfield</text:p>
          </table:table-cell>
          <table:table-cell office:value-type="float" office:value="7.4684746997587981" table:style-name="ce74">
            <text:p>7.5</text:p>
          </table:table-cell>
          <table:table-cell table:style-name="ce112"/>
          <table:table-cell office:value-type="float" office:value="7.3525570140692276" table:style-name="ce112">
            <text:p>7.4</text:p>
          </table:table-cell>
          <table:table-cell table:style-name="ce112"/>
          <table:table-cell office:value-type="float" office:value="6.7296369044985376" table:style-name="ce112">
            <text:p>6.7</text:p>
          </table:table-cell>
          <table:table-cell table:style-name="ce112"/>
          <table:table-cell office:value-type="float" office:value="5.9002074689154416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5</text:p>
          </table:table-cell>
          <table:table-cell office:value-type="string" table:style-name="ce39">
            <text:p>Derbyshire Dales</text:p>
          </table:table-cell>
          <table:table-cell office:value-type="float" office:value="5.546492810744641" table:style-name="ce74">
            <text:p>5.5</text:p>
          </table:table-cell>
          <table:table-cell table:style-name="ce112"/>
          <table:table-cell office:value-type="float" office:value="6.381555386822324" table:style-name="ce112">
            <text:p>6.4</text:p>
          </table:table-cell>
          <table:table-cell table:style-name="ce112"/>
          <table:table-cell office:value-type="float" office:value="6.8279639995789339" table:style-name="ce112">
            <text:p>6.8</text:p>
          </table:table-cell>
          <table:table-cell table:style-name="ce112"/>
          <table:table-cell office:value-type="float" office:value="5.7295956365388756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6</text:p>
          </table:table-cell>
          <table:table-cell office:value-type="string" table:style-name="ce39">
            <text:p>Erewash</text:p>
          </table:table-cell>
          <table:table-cell office:value-type="float" office:value="4.2116401681790876" table:style-name="ce74">
            <text:p>4.2</text:p>
          </table:table-cell>
          <table:table-cell table:style-name="ce112"/>
          <table:table-cell office:value-type="float" office:value="4.6674003681602017" table:style-name="ce112">
            <text:p>4.7</text:p>
          </table:table-cell>
          <table:table-cell table:style-name="ce112"/>
          <table:table-cell office:value-type="float" office:value="5.4840366538948135" table:style-name="ce112">
            <text:p>5.5</text:p>
          </table:table-cell>
          <table:table-cell table:style-name="ce112"/>
          <table:table-cell office:value-type="float" office:value="5.2801432454826438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7</text:p>
          </table:table-cell>
          <table:table-cell office:value-type="string" table:style-name="ce39">
            <text:p>High Peak</text:p>
          </table:table-cell>
          <table:table-cell office:value-type="float" office:value="5.2743623390246519" table:style-name="ce74">
            <text:p>5.3</text:p>
          </table:table-cell>
          <table:table-cell table:style-name="ce112"/>
          <table:table-cell office:value-type="float" office:value="5.6812754367301821" table:style-name="ce112">
            <text:p>5.7</text:p>
          </table:table-cell>
          <table:table-cell table:style-name="ce112"/>
          <table:table-cell office:value-type="float" office:value="6.3472563857391195" table:style-name="ce112">
            <text:p>6.3</text:p>
          </table:table-cell>
          <table:table-cell table:style-name="ce112"/>
          <table:table-cell office:value-type="float" office:value="6.3491883488506149" table:style-name="ce112">
            <text:p>6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8</text:p>
          </table:table-cell>
          <table:table-cell office:value-type="string" table:style-name="ce39">
            <text:p>North East Derbyshire</text:p>
          </table:table-cell>
          <table:table-cell office:value-type="float" office:value="4.4906525001577435" table:style-name="ce74">
            <text:p>4.5</text:p>
          </table:table-cell>
          <table:table-cell table:style-name="ce112"/>
          <table:table-cell office:value-type="float" office:value="5.1402572865384961" table:style-name="ce112">
            <text:p>5.1</text:p>
          </table:table-cell>
          <table:table-cell table:style-name="ce112"/>
          <table:table-cell office:value-type="float" office:value="5.804187047555553" table:style-name="ce112">
            <text:p>5.8</text:p>
          </table:table-cell>
          <table:table-cell table:style-name="ce112"/>
          <table:table-cell office:value-type="float" office:value="5.3170342444032377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39</text:p>
          </table:table-cell>
          <table:table-cell office:value-type="string" table:style-name="ce39">
            <text:p>South Derbyshire</text:p>
          </table:table-cell>
          <table:table-cell office:value-type="float" office:value="4.6951358567478891" table:style-name="ce74">
            <text:p>4.7</text:p>
          </table:table-cell>
          <table:table-cell table:style-name="ce112"/>
          <table:table-cell office:value-type="float" office:value="5.1086804198227203" table:style-name="ce112">
            <text:p>5.1</text:p>
          </table:table-cell>
          <table:table-cell table:style-name="ce112"/>
          <table:table-cell office:value-type="float" office:value="5.6583393385509773" table:style-name="ce112">
            <text:p>5.7</text:p>
          </table:table-cell>
          <table:table-cell table:style-name="ce112"/>
          <table:table-cell office:value-type="float" office:value="5.4426887325291222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8</text:p>
          </table:table-cell>
          <table:table-cell office:value-type="string" table:style-name="ce34">
            <text:p>Leicestershire</text:p>
          </table:table-cell>
          <table:table-cell office:value-type="float" office:value="1.9409602573413509" table:style-name="ce35">
            <text:p>1.9</text:p>
          </table:table-cell>
          <table:table-cell table:style-name="ce114"/>
          <table:table-cell office:value-type="float" office:value="2.1897021103965852" table:style-name="ce114">
            <text:p>2.2</text:p>
          </table:table-cell>
          <table:table-cell table:style-name="ce114"/>
          <table:table-cell office:value-type="float" office:value="2.5812258221297677" table:style-name="ce114">
            <text:p>2.6</text:p>
          </table:table-cell>
          <table:table-cell table:style-name="ce114"/>
          <table:table-cell office:value-type="float" office:value="2.4785840521676041" table:style-name="ce114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29</text:p>
          </table:table-cell>
          <table:table-cell office:value-type="string" table:style-name="ce39">
            <text:p>Blaby</text:p>
          </table:table-cell>
          <table:table-cell office:value-type="float" office:value="5.0554535760285679" table:style-name="ce74">
            <text:p>5.1</text:p>
          </table:table-cell>
          <table:table-cell table:style-name="ce112"/>
          <table:table-cell office:value-type="float" office:value="5.5256239818052499" table:style-name="ce112">
            <text:p>5.5</text:p>
          </table:table-cell>
          <table:table-cell table:style-name="ce112"/>
          <table:table-cell office:value-type="float" office:value="6.3585450444348659" table:style-name="ce112">
            <text:p>6.4</text:p>
          </table:table-cell>
          <table:table-cell table:style-name="ce112"/>
          <table:table-cell office:value-type="float" office:value="5.7880037154643071" table:style-name="ce11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0</text:p>
          </table:table-cell>
          <table:table-cell office:value-type="string" table:style-name="ce39">
            <text:p>Charnwood</text:p>
          </table:table-cell>
          <table:table-cell office:value-type="float" office:value="3.829460191709011" table:style-name="ce74">
            <text:p>3.8</text:p>
          </table:table-cell>
          <table:table-cell table:style-name="ce112"/>
          <table:table-cell office:value-type="float" office:value="4.6546747801123889" table:style-name="ce112">
            <text:p>4.7</text:p>
          </table:table-cell>
          <table:table-cell table:style-name="ce112"/>
          <table:table-cell office:value-type="float" office:value="6.5218440440459098" table:style-name="ce112">
            <text:p>6.5</text:p>
          </table:table-cell>
          <table:table-cell table:style-name="ce112"/>
          <table:table-cell office:value-type="float" office:value="6.6532828778247897" table:style-name="ce112">
            <text:p>6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1</text:p>
          </table:table-cell>
          <table:table-cell office:value-type="string" table:style-name="ce39">
            <text:p>Harborough</text:p>
          </table:table-cell>
          <table:table-cell office:value-type="float" office:value="4.3636317607603452" table:style-name="ce74">
            <text:p>4.4</text:p>
          </table:table-cell>
          <table:table-cell table:style-name="ce112"/>
          <table:table-cell office:value-type="float" office:value="5.0571207421586379" table:style-name="ce112">
            <text:p>5.1</text:p>
          </table:table-cell>
          <table:table-cell table:style-name="ce112"/>
          <table:table-cell office:value-type="float" office:value="5.6836867057048766" table:style-name="ce112">
            <text:p>5.7</text:p>
          </table:table-cell>
          <table:table-cell table:style-name="ce112"/>
          <table:table-cell office:value-type="float" office:value="5.2871912953040727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2</text:p>
          </table:table-cell>
          <table:table-cell office:value-type="string" table:style-name="ce39">
            <text:p>Hinckley and Bosworth</text:p>
          </table:table-cell>
          <table:table-cell office:value-type="float" office:value="4.5726607130447299" table:style-name="ce74">
            <text:p>4.6</text:p>
          </table:table-cell>
          <table:table-cell table:style-name="ce112"/>
          <table:table-cell office:value-type="float" office:value="5.2844410724726014" table:style-name="ce112">
            <text:p>5.3</text:p>
          </table:table-cell>
          <table:table-cell table:style-name="ce112"/>
          <table:table-cell office:value-type="float" office:value="6.0053041917850436" table:style-name="ce112">
            <text:p>6.0</text:p>
          </table:table-cell>
          <table:table-cell table:style-name="ce112"/>
          <table:table-cell office:value-type="float" office:value="5.0811049189602526" table:style-name="ce11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3</text:p>
          </table:table-cell>
          <table:table-cell office:value-type="string" table:style-name="ce39">
            <text:p>Melton</text:p>
          </table:table-cell>
          <table:table-cell office:value-type="float" office:value="5.2601220070681798" table:style-name="ce74">
            <text:p>5.3</text:p>
          </table:table-cell>
          <table:table-cell table:style-name="ce112"/>
          <table:table-cell office:value-type="float" office:value="6.6640162279550053" table:style-name="ce112">
            <text:p>6.7</text:p>
          </table:table-cell>
          <table:table-cell table:style-name="ce112"/>
          <table:table-cell office:value-type="float" office:value="6.6752072738802957" table:style-name="ce112">
            <text:p>6.7</text:p>
          </table:table-cell>
          <table:table-cell table:style-name="ce112"/>
          <table:table-cell office:value-type="float" office:value="5.8881127256743104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4</text:p>
          </table:table-cell>
          <table:table-cell office:value-type="string" table:style-name="ce39">
            <text:p>North West Leicestershire</text:p>
          </table:table-cell>
          <table:table-cell office:value-type="float" office:value="6.6945509839795747" table:style-name="ce74">
            <text:p>6.7</text:p>
          </table:table-cell>
          <table:table-cell table:style-name="ce112"/>
          <table:table-cell office:value-type="float" office:value="6.656022166650633" table:style-name="ce112">
            <text:p>6.7</text:p>
          </table:table-cell>
          <table:table-cell table:style-name="ce112"/>
          <table:table-cell office:value-type="float" office:value="6.2379030138231482" table:style-name="ce112">
            <text:p>6.2</text:p>
          </table:table-cell>
          <table:table-cell table:style-name="ce112"/>
          <table:table-cell office:value-type="float" office:value="5.4473437705477963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5</text:p>
          </table:table-cell>
          <table:table-cell office:value-type="string" table:style-name="ce39">
            <text:p>Oadby and Wigston</text:p>
          </table:table-cell>
          <table:table-cell office:value-type="float" office:value="4.7767895969171974" table:style-name="ce74">
            <text:p>4.8</text:p>
          </table:table-cell>
          <table:table-cell table:style-name="ce112"/>
          <table:table-cell office:value-type="float" office:value="5.4434035485416699" table:style-name="ce112">
            <text:p>5.4</text:p>
          </table:table-cell>
          <table:table-cell table:style-name="ce112"/>
          <table:table-cell office:value-type="float" office:value="6.0099423409916417" table:style-name="ce112">
            <text:p>6.0</text:p>
          </table:table-cell>
          <table:table-cell table:style-name="ce112"/>
          <table:table-cell office:value-type="float" office:value="5.1380302310891519" table:style-name="ce11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9</text:p>
          </table:table-cell>
          <table:table-cell office:value-type="string" table:style-name="ce34">
            <text:p>Lincolnshire</text:p>
          </table:table-cell>
          <table:table-cell office:value-type="float" office:value="1.8133137221462037" table:style-name="ce35">
            <text:p>1.8</text:p>
          </table:table-cell>
          <table:table-cell table:style-name="ce114"/>
          <table:table-cell office:value-type="float" office:value="2.1822445434498294" table:style-name="ce114">
            <text:p>2.2</text:p>
          </table:table-cell>
          <table:table-cell table:style-name="ce114"/>
          <table:table-cell office:value-type="float" office:value="2.3139433164673373" table:style-name="ce114">
            <text:p>2.3</text:p>
          </table:table-cell>
          <table:table-cell table:style-name="ce114"/>
          <table:table-cell office:value-type="float" office:value="2.2372106045025983" table:style-name="ce11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36</text:p>
          </table:table-cell>
          <table:table-cell office:value-type="string" table:style-name="ce39">
            <text:p>Boston</text:p>
          </table:table-cell>
          <table:table-cell office:value-type="float" office:value="4.9079317580966064" table:style-name="ce74">
            <text:p>4.9</text:p>
          </table:table-cell>
          <table:table-cell table:style-name="ce112"/>
          <table:table-cell office:value-type="float" office:value="5.2815173591069353" table:style-name="ce112">
            <text:p>5.3</text:p>
          </table:table-cell>
          <table:table-cell table:style-name="ce112"/>
          <table:table-cell office:value-type="float" office:value="5.9048289678867993" table:style-name="ce112">
            <text:p>5.9</text:p>
          </table:table-cell>
          <table:table-cell table:style-name="ce112"/>
          <table:table-cell office:value-type="float" office:value="5.5744116395718857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7</text:p>
          </table:table-cell>
          <table:table-cell office:value-type="string" table:style-name="ce39">
            <text:p>East Lindsey</text:p>
          </table:table-cell>
          <table:table-cell office:value-type="float" office:value="3.7026582038790945" table:style-name="ce74">
            <text:p>3.7</text:p>
          </table:table-cell>
          <table:table-cell table:style-name="ce112"/>
          <table:table-cell office:value-type="float" office:value="5.6458278890386797" table:style-name="ce112">
            <text:p>5.6</text:p>
          </table:table-cell>
          <table:table-cell table:style-name="ce112"/>
          <table:table-cell office:value-type="float" office:value="6.1186980444898236" table:style-name="ce112">
            <text:p>6.1</text:p>
          </table:table-cell>
          <table:table-cell table:style-name="ce112"/>
          <table:table-cell office:value-type="float" office:value="5.994464760350537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8</text:p>
          </table:table-cell>
          <table:table-cell office:value-type="string" table:style-name="ce39">
            <text:p>Lincoln</text:p>
          </table:table-cell>
          <table:table-cell office:value-type="float" office:value="3.9714128446697083" table:style-name="ce74">
            <text:p>4.0</text:p>
          </table:table-cell>
          <table:table-cell table:style-name="ce112"/>
          <table:table-cell office:value-type="float" office:value="5.7383987102862077" table:style-name="ce112">
            <text:p>5.7</text:p>
          </table:table-cell>
          <table:table-cell table:style-name="ce112"/>
          <table:table-cell office:value-type="float" office:value="6.3154097599222636" table:style-name="ce112">
            <text:p>6.3</text:p>
          </table:table-cell>
          <table:table-cell table:style-name="ce112"/>
          <table:table-cell office:value-type="float" office:value="6.3491680250924336" table:style-name="ce112">
            <text:p>6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39</text:p>
          </table:table-cell>
          <table:table-cell office:value-type="string" table:style-name="ce39">
            <text:p>North Kesteven</text:p>
          </table:table-cell>
          <table:table-cell office:value-type="float" office:value="4.3015039092419771" table:style-name="ce74">
            <text:p>4.3</text:p>
          </table:table-cell>
          <table:table-cell table:style-name="ce112"/>
          <table:table-cell office:value-type="float" office:value="4.7517840472395161" table:style-name="ce112">
            <text:p>4.8</text:p>
          </table:table-cell>
          <table:table-cell table:style-name="ce112"/>
          <table:table-cell office:value-type="float" office:value="5.8113482154954603" table:style-name="ce112">
            <text:p>5.8</text:p>
          </table:table-cell>
          <table:table-cell table:style-name="ce112"/>
          <table:table-cell office:value-type="float" office:value="5.9209531092189742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0</text:p>
          </table:table-cell>
          <table:table-cell office:value-type="string" table:style-name="ce39">
            <text:p>South Holland</text:p>
          </table:table-cell>
          <table:table-cell office:value-type="float" office:value="5.3752333579553451" table:style-name="ce74">
            <text:p>5.4</text:p>
          </table:table-cell>
          <table:table-cell table:style-name="ce112"/>
          <table:table-cell office:value-type="float" office:value="5.694277609265896" table:style-name="ce112">
            <text:p>5.7</text:p>
          </table:table-cell>
          <table:table-cell table:style-name="ce112"/>
          <table:table-cell office:value-type="float" office:value="5.3453231875166543" table:style-name="ce112">
            <text:p>5.3</text:p>
          </table:table-cell>
          <table:table-cell table:style-name="ce112"/>
          <table:table-cell office:value-type="float" office:value="5.0045794654805853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1</text:p>
          </table:table-cell>
          <table:table-cell office:value-type="string" table:style-name="ce39">
            <text:p>South Kesteven</text:p>
          </table:table-cell>
          <table:table-cell office:value-type="float" office:value="5.2058096160150891" table:style-name="ce74">
            <text:p>5.2</text:p>
          </table:table-cell>
          <table:table-cell table:style-name="ce112"/>
          <table:table-cell office:value-type="float" office:value="5.8765141708393749" table:style-name="ce112">
            <text:p>5.9</text:p>
          </table:table-cell>
          <table:table-cell table:style-name="ce112"/>
          <table:table-cell office:value-type="float" office:value="5.9599844970899873" table:style-name="ce112">
            <text:p>6.0</text:p>
          </table:table-cell>
          <table:table-cell table:style-name="ce112"/>
          <table:table-cell office:value-type="float" office:value="5.4159874808472175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2</text:p>
          </table:table-cell>
          <table:table-cell office:value-type="string" table:style-name="ce39">
            <text:p>West Lindsey</text:p>
          </table:table-cell>
          <table:table-cell office:value-type="float" office:value="5.1005125756042773" table:style-name="ce74">
            <text:p>5.1</text:p>
          </table:table-cell>
          <table:table-cell table:style-name="ce112"/>
          <table:table-cell office:value-type="float" office:value="5.6581344886383995" table:style-name="ce112">
            <text:p>5.7</text:p>
          </table:table-cell>
          <table:table-cell table:style-name="ce112"/>
          <table:table-cell office:value-type="float" office:value="5.5676609977199201" table:style-name="ce112">
            <text:p>5.6</text:p>
          </table:table-cell>
          <table:table-cell table:style-name="ce112"/>
          <table:table-cell office:value-type="float" office:value="5.315955809249262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1</text:p>
          </table:table-cell>
          <table:table-cell office:value-type="string" table:style-name="ce34">
            <text:p>Northamptonshire</text:p>
          </table:table-cell>
          <table:table-cell office:value-type="float" office:value="1.9726895154116075" table:style-name="ce35">
            <text:p>2.0</text:p>
          </table:table-cell>
          <table:table-cell table:style-name="ce114"/>
          <table:table-cell office:value-type="float" office:value="2.2153207166675903" table:style-name="ce114">
            <text:p>2.2</text:p>
          </table:table-cell>
          <table:table-cell table:style-name="ce114"/>
          <table:table-cell office:value-type="float" office:value="2.6119036208559541" table:style-name="ce114">
            <text:p>2.6</text:p>
          </table:table-cell>
          <table:table-cell table:style-name="ce114"/>
          <table:table-cell office:value-type="float" office:value="2.5088694624958272" table:style-name="ce114">
            <text:p>2.5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50</text:p>
          </table:table-cell>
          <table:table-cell office:value-type="string" table:style-name="ce39">
            <text:p>Corby</text:p>
          </table:table-cell>
          <table:table-cell office:value-type="float" office:value="4.9238749647579354" table:style-name="ce74">
            <text:p>4.9</text:p>
          </table:table-cell>
          <table:table-cell table:style-name="ce112"/>
          <table:table-cell office:value-type="float" office:value="5.3519505482969354" table:style-name="ce112">
            <text:p>5.4</text:p>
          </table:table-cell>
          <table:table-cell table:style-name="ce112"/>
          <table:table-cell office:value-type="float" office:value="5.7272123424713328" table:style-name="ce112">
            <text:p>5.7</text:p>
          </table:table-cell>
          <table:table-cell table:style-name="ce112"/>
          <table:table-cell office:value-type="float" office:value="5.3550459922216964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1</text:p>
          </table:table-cell>
          <table:table-cell office:value-type="string" table:style-name="ce39">
            <text:p>Daventry</text:p>
          </table:table-cell>
          <table:table-cell office:value-type="float" office:value="4.4364563863860118" table:style-name="ce74">
            <text:p>4.4</text:p>
          </table:table-cell>
          <table:table-cell table:style-name="ce112"/>
          <table:table-cell office:value-type="float" office:value="5.0762467103145248" table:style-name="ce112">
            <text:p>5.1</text:p>
          </table:table-cell>
          <table:table-cell table:style-name="ce112"/>
          <table:table-cell office:value-type="float" office:value="5.5570652757788057" table:style-name="ce112">
            <text:p>5.6</text:p>
          </table:table-cell>
          <table:table-cell table:style-name="ce112"/>
          <table:table-cell office:value-type="float" office:value="5.177784761691556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2</text:p>
          </table:table-cell>
          <table:table-cell office:value-type="string" table:style-name="ce39">
            <text:p>East Northamptonshire</text:p>
          </table:table-cell>
          <table:table-cell office:value-type="float" office:value="4.2409398890731698" table:style-name="ce74">
            <text:p>4.2</text:p>
          </table:table-cell>
          <table:table-cell table:style-name="ce112"/>
          <table:table-cell office:value-type="float" office:value="5.0544243837000185" table:style-name="ce112">
            <text:p>5.1</text:p>
          </table:table-cell>
          <table:table-cell table:style-name="ce112"/>
          <table:table-cell office:value-type="float" office:value="6.2419811418939712" table:style-name="ce112">
            <text:p>6.2</text:p>
          </table:table-cell>
          <table:table-cell table:style-name="ce112"/>
          <table:table-cell office:value-type="float" office:value="5.37225850147599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3</text:p>
          </table:table-cell>
          <table:table-cell office:value-type="string" table:style-name="ce39">
            <text:p>Kettering</text:p>
          </table:table-cell>
          <table:table-cell office:value-type="float" office:value="4.9216831696956671" table:style-name="ce74">
            <text:p>4.9</text:p>
          </table:table-cell>
          <table:table-cell table:style-name="ce112"/>
          <table:table-cell office:value-type="float" office:value="5.2976139883686439" table:style-name="ce112">
            <text:p>5.3</text:p>
          </table:table-cell>
          <table:table-cell table:style-name="ce112"/>
          <table:table-cell office:value-type="float" office:value="5.6042437546125923" table:style-name="ce112">
            <text:p>5.6</text:p>
          </table:table-cell>
          <table:table-cell table:style-name="ce112"/>
          <table:table-cell office:value-type="float" office:value="5.200003418828941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4</text:p>
          </table:table-cell>
          <table:table-cell office:value-type="string" table:style-name="ce39">
            <text:p>Northampton</text:p>
          </table:table-cell>
          <table:table-cell office:value-type="float" office:value="4.734195825460441" table:style-name="ce74">
            <text:p>4.7</text:p>
          </table:table-cell>
          <table:table-cell table:style-name="ce112"/>
          <table:table-cell office:value-type="float" office:value="5.3504673246635441" table:style-name="ce112">
            <text:p>5.4</text:p>
          </table:table-cell>
          <table:table-cell table:style-name="ce112"/>
          <table:table-cell office:value-type="float" office:value="6.5202701109516319" table:style-name="ce112">
            <text:p>6.5</text:p>
          </table:table-cell>
          <table:table-cell table:style-name="ce112"/>
          <table:table-cell office:value-type="float" office:value="6.4056795839364185" table:style-name="ce112">
            <text:p>6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5</text:p>
          </table:table-cell>
          <table:table-cell office:value-type="string" table:style-name="ce39">
            <text:p>South Northamptonshire</text:p>
          </table:table-cell>
          <table:table-cell office:value-type="float" office:value="4.8212308675414821" table:style-name="ce74">
            <text:p>4.8</text:p>
          </table:table-cell>
          <table:table-cell table:style-name="ce112"/>
          <table:table-cell office:value-type="float" office:value="5.3290028886418543" table:style-name="ce112">
            <text:p>5.3</text:p>
          </table:table-cell>
          <table:table-cell table:style-name="ce112"/>
          <table:table-cell office:value-type="float" office:value="5.8899658676382805" table:style-name="ce112">
            <text:p>5.9</text:p>
          </table:table-cell>
          <table:table-cell table:style-name="ce112"/>
          <table:table-cell office:value-type="float" office:value="5.3235961112807209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56</text:p>
          </table:table-cell>
          <table:table-cell office:value-type="string" table:style-name="ce39">
            <text:p>Wellingborough</text:p>
          </table:table-cell>
          <table:table-cell office:value-type="float" office:value="5.3147505192723372" table:style-name="ce74">
            <text:p>5.3</text:p>
          </table:table-cell>
          <table:table-cell table:style-name="ce112"/>
          <table:table-cell office:value-type="float" office:value="5.7980855367335664" table:style-name="ce112">
            <text:p>5.8</text:p>
          </table:table-cell>
          <table:table-cell table:style-name="ce112"/>
          <table:table-cell office:value-type="float" office:value="6.5822847066602632" table:style-name="ce112">
            <text:p>6.6</text:p>
          </table:table-cell>
          <table:table-cell table:style-name="ce112"/>
          <table:table-cell office:value-type="float" office:value="6.6387493138446887" table:style-name="ce112">
            <text:p>6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4</text:p>
          </table:table-cell>
          <table:table-cell office:value-type="string" table:style-name="ce34">
            <text:p>Nottinghamshire</text:p>
          </table:table-cell>
          <table:table-cell office:value-type="float" office:value="1.8581218537625621" table:style-name="ce35">
            <text:p>1.9</text:p>
          </table:table-cell>
          <table:table-cell table:style-name="ce114"/>
          <table:table-cell office:value-type="float" office:value="2.0794247858528458" table:style-name="ce114">
            <text:p>2.1</text:p>
          </table:table-cell>
          <table:table-cell table:style-name="ce114"/>
          <table:table-cell office:value-type="float" office:value="2.2629587449604416" table:style-name="ce114">
            <text:p>2.3</text:p>
          </table:table-cell>
          <table:table-cell table:style-name="ce114"/>
          <table:table-cell office:value-type="float" office:value="2.1243346867491466" table:style-name="ce11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70</text:p>
          </table:table-cell>
          <table:table-cell office:value-type="string" table:style-name="ce39">
            <text:p>Ashfield</text:p>
          </table:table-cell>
          <table:table-cell office:value-type="float" office:value="4.692311777997471" table:style-name="ce74">
            <text:p>4.7</text:p>
          </table:table-cell>
          <table:table-cell table:style-name="ce112"/>
          <table:table-cell office:value-type="float" office:value="5.4087480274652044" table:style-name="ce112">
            <text:p>5.4</text:p>
          </table:table-cell>
          <table:table-cell table:style-name="ce112"/>
          <table:table-cell office:value-type="float" office:value="5.7468022779830932" table:style-name="ce112">
            <text:p>5.7</text:p>
          </table:table-cell>
          <table:table-cell table:style-name="ce112"/>
          <table:table-cell office:value-type="float" office:value="5.1967156029126276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1</text:p>
          </table:table-cell>
          <table:table-cell office:value-type="string" table:style-name="ce39">
            <text:p>Bassetlaw</text:p>
          </table:table-cell>
          <table:table-cell office:value-type="float" office:value="4.5402791644611256" table:style-name="ce74">
            <text:p>4.5</text:p>
          </table:table-cell>
          <table:table-cell table:style-name="ce112"/>
          <table:table-cell office:value-type="float" office:value="5.0413635080996277" table:style-name="ce112">
            <text:p>5.0</text:p>
          </table:table-cell>
          <table:table-cell table:style-name="ce112"/>
          <table:table-cell office:value-type="float" office:value="5.7200014239960071" table:style-name="ce112">
            <text:p>5.7</text:p>
          </table:table-cell>
          <table:table-cell table:style-name="ce112"/>
          <table:table-cell office:value-type="float" office:value="5.2308624247613844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2</text:p>
          </table:table-cell>
          <table:table-cell office:value-type="string" table:style-name="ce39">
            <text:p>Broxtowe</text:p>
          </table:table-cell>
          <table:table-cell office:value-type="float" office:value="4.9309213006553332" table:style-name="ce74">
            <text:p>4.9</text:p>
          </table:table-cell>
          <table:table-cell table:style-name="ce112"/>
          <table:table-cell office:value-type="float" office:value="5.4292545380097312" table:style-name="ce112">
            <text:p>5.4</text:p>
          </table:table-cell>
          <table:table-cell table:style-name="ce112"/>
          <table:table-cell office:value-type="float" office:value="6.4694906027599313" table:style-name="ce112">
            <text:p>6.5</text:p>
          </table:table-cell>
          <table:table-cell table:style-name="ce112"/>
          <table:table-cell office:value-type="float" office:value="6.6597104558948184" table:style-name="ce112">
            <text:p>6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3</text:p>
          </table:table-cell>
          <table:table-cell office:value-type="string" table:style-name="ce39">
            <text:p>Gedling</text:p>
          </table:table-cell>
          <table:table-cell office:value-type="float" office:value="4.8080163533087088" table:style-name="ce74">
            <text:p>4.8</text:p>
          </table:table-cell>
          <table:table-cell table:style-name="ce112"/>
          <table:table-cell office:value-type="float" office:value="5.3598312252346343" table:style-name="ce112">
            <text:p>5.4</text:p>
          </table:table-cell>
          <table:table-cell table:style-name="ce112"/>
          <table:table-cell office:value-type="float" office:value="5.763760724104344" table:style-name="ce112">
            <text:p>5.8</text:p>
          </table:table-cell>
          <table:table-cell table:style-name="ce112"/>
          <table:table-cell office:value-type="float" office:value="5.4851155132665586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4</text:p>
          </table:table-cell>
          <table:table-cell office:value-type="string" table:style-name="ce39">
            <text:p>Mansfield</text:p>
          </table:table-cell>
          <table:table-cell office:value-type="float" office:value="4.9441955413664136" table:style-name="ce74">
            <text:p>4.9</text:p>
          </table:table-cell>
          <table:table-cell table:style-name="ce112"/>
          <table:table-cell office:value-type="float" office:value="5.3764187782256556" table:style-name="ce112">
            <text:p>5.4</text:p>
          </table:table-cell>
          <table:table-cell table:style-name="ce112"/>
          <table:table-cell office:value-type="float" office:value="5.7022855246627815" table:style-name="ce112">
            <text:p>5.7</text:p>
          </table:table-cell>
          <table:table-cell table:style-name="ce112"/>
          <table:table-cell office:value-type="float" office:value="5.4470896780327678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5</text:p>
          </table:table-cell>
          <table:table-cell office:value-type="string" table:style-name="ce39">
            <text:p>Newark and Sherwood</text:p>
          </table:table-cell>
          <table:table-cell office:value-type="float" office:value="5.5009237204964752" table:style-name="ce74">
            <text:p>5.5</text:p>
          </table:table-cell>
          <table:table-cell table:style-name="ce112"/>
          <table:table-cell office:value-type="float" office:value="5.7773766266287492" table:style-name="ce112">
            <text:p>5.8</text:p>
          </table:table-cell>
          <table:table-cell table:style-name="ce112"/>
          <table:table-cell office:value-type="float" office:value="6.0762471875215223" table:style-name="ce112">
            <text:p>6.1</text:p>
          </table:table-cell>
          <table:table-cell table:style-name="ce112"/>
          <table:table-cell office:value-type="float" office:value="5.8392326945085502" table:style-name="ce112">
            <text:p>5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76</text:p>
          </table:table-cell>
          <table:table-cell office:value-type="string" table:style-name="ce39">
            <text:p>Rushcliffe</text:p>
          </table:table-cell>
          <table:table-cell office:value-type="float" office:value="4.822934763886999" table:style-name="ce74">
            <text:p>4.8</text:p>
          </table:table-cell>
          <table:table-cell table:style-name="ce112"/>
          <table:table-cell office:value-type="float" office:value="6.000102769934168" table:style-name="ce112">
            <text:p>6.0</text:p>
          </table:table-cell>
          <table:table-cell table:style-name="ce112"/>
          <table:table-cell office:value-type="float" office:value="6.1738355485238152" table:style-name="ce112">
            <text:p>6.2</text:p>
          </table:table-cell>
          <table:table-cell table:style-name="ce112"/>
          <table:table-cell office:value-type="float" office:value="5.1378035993669693" table:style-name="ce112">
            <text:p>5.1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5</text:p>
          </table:table-cell>
          <table:table-cell office:value-type="string" table:style-name="ce32">
            <text:p>West Midlands</text:p>
          </table:table-cell>
          <table:table-cell office:value-type="float" office:value="0.92979250771410005" table:style-name="ce29">
            <text:p>0.9</text:p>
          </table:table-cell>
          <table:table-cell table:style-name="ce115"/>
          <table:table-cell office:value-type="float" office:value="1.0110677675840729" table:style-name="ce115">
            <text:p>1.0</text:p>
          </table:table-cell>
          <table:table-cell table:style-name="ce115"/>
          <table:table-cell office:value-type="float" office:value="1.0557940042363712" table:style-name="ce115">
            <text:p>1.1</text:p>
          </table:table-cell>
          <table:table-cell table:style-name="ce115"/>
          <table:table-cell office:value-type="float" office:value="1.0060407564174367" table:style-name="ce115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19</text:p>
          </table:table-cell>
          <table:table-cell office:value-type="string" table:style-name="ce36">
            <text:p>Herefordshire, County of</text:p>
          </table:table-cell>
          <table:table-cell office:value-type="float" office:value="4.4937819438286226" table:style-name="ce35">
            <text:p>4.5</text:p>
          </table:table-cell>
          <table:table-cell table:style-name="ce114"/>
          <table:table-cell office:value-type="float" office:value="4.8853683562845145" table:style-name="ce114">
            <text:p>4.9</text:p>
          </table:table-cell>
          <table:table-cell table:style-name="ce114"/>
          <table:table-cell office:value-type="float" office:value="5.5495853997720221" table:style-name="ce114">
            <text:p>5.5</text:p>
          </table:table-cell>
          <table:table-cell table:style-name="ce114"/>
          <table:table-cell office:value-type="float" office:value="5.3690536129164972" table:style-name="ce114">
            <text:p>5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1</text:p>
          </table:table-cell>
          <table:table-cell office:value-type="string" table:style-name="ce34">
            <text:p>Shropshire</text:p>
          </table:table-cell>
          <table:table-cell office:value-type="float" office:value="4.9134329289934664" table:style-name="ce35">
            <text:p>4.9</text:p>
          </table:table-cell>
          <table:table-cell table:style-name="ce114"/>
          <table:table-cell office:value-type="float" office:value="5.4665497845108879" table:style-name="ce114">
            <text:p>5.5</text:p>
          </table:table-cell>
          <table:table-cell table:style-name="ce114"/>
          <table:table-cell office:value-type="float" office:value="6.256124129953994" table:style-name="ce114">
            <text:p>6.3</text:p>
          </table:table-cell>
          <table:table-cell table:style-name="ce114"/>
          <table:table-cell office:value-type="float" office:value="6.1579547050277181" table:style-name="ce114">
            <text:p>6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21</text:p>
          </table:table-cell>
          <table:table-cell office:value-type="string" table:style-name="ce34">
            <text:p>Stoke-on-Trent</text:p>
          </table:table-cell>
          <table:table-cell office:value-type="float" office:value="3.503667329220661" table:style-name="ce35">
            <text:p>3.5</text:p>
          </table:table-cell>
          <table:table-cell table:style-name="ce114"/>
          <table:table-cell office:value-type="float" office:value="4.3533472424464819" table:style-name="ce114">
            <text:p>4.4</text:p>
          </table:table-cell>
          <table:table-cell table:style-name="ce114"/>
          <table:table-cell office:value-type="float" office:value="3.8859964358173404" table:style-name="ce114">
            <text:p>3.9</text:p>
          </table:table-cell>
          <table:table-cell table:style-name="ce114"/>
          <table:table-cell office:value-type="float" office:value="3.5041117122399519" table:style-name="ce114">
            <text:p>3.5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20</text:p>
          </table:table-cell>
          <table:table-cell office:value-type="string" table:style-name="ce34">
            <text:p>Telford and Wrekin</text:p>
          </table:table-cell>
          <table:table-cell office:value-type="float" office:value="5.8397163436199051" table:style-name="ce35">
            <text:p>5.8</text:p>
          </table:table-cell>
          <table:table-cell table:style-name="ce114"/>
          <table:table-cell office:value-type="float" office:value="6.1913119053412347" table:style-name="ce114">
            <text:p>6.2</text:p>
          </table:table-cell>
          <table:table-cell table:style-name="ce114"/>
          <table:table-cell office:value-type="float" office:value="6.2447215179047664" table:style-name="ce114">
            <text:p>6.2</text:p>
          </table:table-cell>
          <table:table-cell table:style-name="ce114"/>
          <table:table-cell office:value-type="float" office:value="5.8813968662371154" table:style-name="ce114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28</text:p>
          </table:table-cell>
          <table:table-cell office:value-type="string" table:style-name="ce34">
            <text:p>Staffordshire</text:p>
          </table:table-cell>
          <table:table-cell office:value-type="float" office:value="1.8140554858382729" table:style-name="ce35">
            <text:p>1.8</text:p>
          </table:table-cell>
          <table:table-cell table:style-name="ce114"/>
          <table:table-cell office:value-type="float" office:value="2.0083585975744112" table:style-name="ce114">
            <text:p>2.0</text:p>
          </table:table-cell>
          <table:table-cell table:style-name="ce114"/>
          <table:table-cell office:value-type="float" office:value="2.2315068083657352" table:style-name="ce114">
            <text:p>2.2</text:p>
          </table:table-cell>
          <table:table-cell table:style-name="ce114"/>
          <table:table-cell office:value-type="float" office:value="2.1678510285638888" table:style-name="ce114">
            <text:p>2.2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2</text:p>
          </table:table-cell>
          <table:table-cell office:value-type="string" table:style-name="ce39">
            <text:p>Cannock Chase</text:p>
          </table:table-cell>
          <table:table-cell office:value-type="float" office:value="5.3591691616167498" table:style-name="ce74">
            <text:p>5.4</text:p>
          </table:table-cell>
          <table:table-cell table:style-name="ce112"/>
          <table:table-cell office:value-type="float" office:value="5.7355898641629715" table:style-name="ce112">
            <text:p>5.7</text:p>
          </table:table-cell>
          <table:table-cell table:style-name="ce112"/>
          <table:table-cell office:value-type="float" office:value="6.4313105485892645" table:style-name="ce112">
            <text:p>6.4</text:p>
          </table:table-cell>
          <table:table-cell table:style-name="ce112"/>
          <table:table-cell office:value-type="float" office:value="6.3986177159990056" table:style-name="ce112">
            <text:p>6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3</text:p>
          </table:table-cell>
          <table:table-cell office:value-type="string" table:style-name="ce39">
            <text:p>East Staffordshire</text:p>
          </table:table-cell>
          <table:table-cell office:value-type="float" office:value="4.4887523333922097" table:style-name="ce74">
            <text:p>4.5</text:p>
          </table:table-cell>
          <table:table-cell table:style-name="ce112"/>
          <table:table-cell office:value-type="float" office:value="5.537700593757644" table:style-name="ce112">
            <text:p>5.5</text:p>
          </table:table-cell>
          <table:table-cell table:style-name="ce112"/>
          <table:table-cell office:value-type="float" office:value="7.1766902781362329" table:style-name="ce112">
            <text:p>7.2</text:p>
          </table:table-cell>
          <table:table-cell table:style-name="ce112"/>
          <table:table-cell office:value-type="float" office:value="7.263812004097348" table:style-name="ce112">
            <text:p>7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4</text:p>
          </table:table-cell>
          <table:table-cell office:value-type="string" table:style-name="ce39">
            <text:p>Lichfield</text:p>
          </table:table-cell>
          <table:table-cell office:value-type="float" office:value="4.4981869011416764" table:style-name="ce74">
            <text:p>4.5</text:p>
          </table:table-cell>
          <table:table-cell table:style-name="ce112"/>
          <table:table-cell office:value-type="float" office:value="5.1529183972144228" table:style-name="ce112">
            <text:p>5.2</text:p>
          </table:table-cell>
          <table:table-cell table:style-name="ce112"/>
          <table:table-cell office:value-type="float" office:value="5.175678938412509" table:style-name="ce112">
            <text:p>5.2</text:p>
          </table:table-cell>
          <table:table-cell table:style-name="ce112"/>
          <table:table-cell office:value-type="float" office:value="4.9672170576494699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5</text:p>
          </table:table-cell>
          <table:table-cell office:value-type="string" table:style-name="ce39">
            <text:p>Newcastle-under-Lyme</text:p>
          </table:table-cell>
          <table:table-cell office:value-type="float" office:value="5.5968446242705028" table:style-name="ce74">
            <text:p>5.6</text:p>
          </table:table-cell>
          <table:table-cell table:style-name="ce112"/>
          <table:table-cell office:value-type="float" office:value="5.9030826328396628" table:style-name="ce112">
            <text:p>5.9</text:p>
          </table:table-cell>
          <table:table-cell table:style-name="ce112"/>
          <table:table-cell office:value-type="float" office:value="5.9959472432867758" table:style-name="ce112">
            <text:p>6.0</text:p>
          </table:table-cell>
          <table:table-cell table:style-name="ce112"/>
          <table:table-cell office:value-type="float" office:value="5.5369317524210313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6</text:p>
          </table:table-cell>
          <table:table-cell office:value-type="string" table:style-name="ce39">
            <text:p>South Staffordshire</text:p>
          </table:table-cell>
          <table:table-cell office:value-type="float" office:value="4.6003815552283829" table:style-name="ce74">
            <text:p>4.6</text:p>
          </table:table-cell>
          <table:table-cell table:style-name="ce112"/>
          <table:table-cell office:value-type="float" office:value="5.1265668101920125" table:style-name="ce112">
            <text:p>5.1</text:p>
          </table:table-cell>
          <table:table-cell table:style-name="ce112"/>
          <table:table-cell office:value-type="float" office:value="5.4903189259280838" table:style-name="ce112">
            <text:p>5.5</text:p>
          </table:table-cell>
          <table:table-cell table:style-name="ce112"/>
          <table:table-cell office:value-type="float" office:value="4.6359908384455002" table:style-name="ce112">
            <text:p>4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7</text:p>
          </table:table-cell>
          <table:table-cell office:value-type="string" table:style-name="ce39">
            <text:p>Stafford</text:p>
          </table:table-cell>
          <table:table-cell office:value-type="float" office:value="4.4961688177732384" table:style-name="ce74">
            <text:p>4.5</text:p>
          </table:table-cell>
          <table:table-cell table:style-name="ce112"/>
          <table:table-cell office:value-type="float" office:value="5.1022464758847974" table:style-name="ce112">
            <text:p>5.1</text:p>
          </table:table-cell>
          <table:table-cell table:style-name="ce112"/>
          <table:table-cell office:value-type="float" office:value="6.7631506425362975" table:style-name="ce112">
            <text:p>6.8</text:p>
          </table:table-cell>
          <table:table-cell table:style-name="ce112"/>
          <table:table-cell office:value-type="float" office:value="6.9851401619950906" table:style-name="ce112">
            <text:p>7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8</text:p>
          </table:table-cell>
          <table:table-cell office:value-type="string" table:style-name="ce39">
            <text:p>Staffordshire Moorlands</text:p>
          </table:table-cell>
          <table:table-cell office:value-type="float" office:value="5.7354566612428108" table:style-name="ce74">
            <text:p>5.7</text:p>
          </table:table-cell>
          <table:table-cell table:style-name="ce112"/>
          <table:table-cell office:value-type="float" office:value="5.8655086032040948" table:style-name="ce112">
            <text:p>5.9</text:p>
          </table:table-cell>
          <table:table-cell table:style-name="ce112"/>
          <table:table-cell office:value-type="float" office:value="5.3395389749395505" table:style-name="ce112">
            <text:p>5.3</text:p>
          </table:table-cell>
          <table:table-cell table:style-name="ce112"/>
          <table:table-cell office:value-type="float" office:value="4.9494892783893354" table:style-name="ce11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99</text:p>
          </table:table-cell>
          <table:table-cell office:value-type="string" table:style-name="ce39">
            <text:p>Tamworth</text:p>
          </table:table-cell>
          <table:table-cell office:value-type="float" office:value="5.3246191028202166" table:style-name="ce74">
            <text:p>5.3</text:p>
          </table:table-cell>
          <table:table-cell table:style-name="ce112"/>
          <table:table-cell office:value-type="float" office:value="5.7814606450960486" table:style-name="ce112">
            <text:p>5.8</text:p>
          </table:table-cell>
          <table:table-cell table:style-name="ce112"/>
          <table:table-cell office:value-type="float" office:value="5.6931570338656261" table:style-name="ce112">
            <text:p>5.7</text:p>
          </table:table-cell>
          <table:table-cell table:style-name="ce112"/>
          <table:table-cell office:value-type="float" office:value="4.9634589290850153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31</text:p>
          </table:table-cell>
          <table:table-cell office:value-type="string" table:style-name="ce36">
            <text:p>Warwickshire</text:p>
          </table:table-cell>
          <table:table-cell office:value-type="float" office:value="2.2902849625426991" table:style-name="ce35">
            <text:p>2.3</text:p>
          </table:table-cell>
          <table:table-cell table:style-name="ce114"/>
          <table:table-cell office:value-type="float" office:value="2.5353479640344401" table:style-name="ce114">
            <text:p>2.5</text:p>
          </table:table-cell>
          <table:table-cell table:style-name="ce114"/>
          <table:table-cell office:value-type="float" office:value="2.7688781869624535" table:style-name="ce114">
            <text:p>2.8</text:p>
          </table:table-cell>
          <table:table-cell table:style-name="ce114"/>
          <table:table-cell office:value-type="float" office:value="2.6582996985070495" table:style-name="ce114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18</text:p>
          </table:table-cell>
          <table:table-cell office:value-type="string" table:style-name="ce39">
            <text:p>North Warwickshire</text:p>
          </table:table-cell>
          <table:table-cell office:value-type="float" office:value="4.565616513773052" table:style-name="ce74">
            <text:p>4.6</text:p>
          </table:table-cell>
          <table:table-cell table:style-name="ce112"/>
          <table:table-cell office:value-type="float" office:value="5.1637383341767817" table:style-name="ce112">
            <text:p>5.2</text:p>
          </table:table-cell>
          <table:table-cell table:style-name="ce112"/>
          <table:table-cell office:value-type="float" office:value="5.6529687703017251" table:style-name="ce112">
            <text:p>5.7</text:p>
          </table:table-cell>
          <table:table-cell table:style-name="ce112"/>
          <table:table-cell office:value-type="float" office:value="5.3354756473284413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19</text:p>
          </table:table-cell>
          <table:table-cell office:value-type="string" table:style-name="ce39">
            <text:p>Nuneaton and Bedworth</text:p>
          </table:table-cell>
          <table:table-cell office:value-type="float" office:value="5.0232576638193471" table:style-name="ce74">
            <text:p>5.0</text:p>
          </table:table-cell>
          <table:table-cell table:style-name="ce112"/>
          <table:table-cell office:value-type="float" office:value="5.3589569150976679" table:style-name="ce112">
            <text:p>5.4</text:p>
          </table:table-cell>
          <table:table-cell table:style-name="ce112"/>
          <table:table-cell office:value-type="float" office:value="5.146284798688006" table:style-name="ce112">
            <text:p>5.1</text:p>
          </table:table-cell>
          <table:table-cell table:style-name="ce112"/>
          <table:table-cell office:value-type="float" office:value="4.9063552635628724" table:style-name="ce112">
            <text:p>4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0</text:p>
          </table:table-cell>
          <table:table-cell office:value-type="string" table:style-name="ce39">
            <text:p>Rugby</text:p>
          </table:table-cell>
          <table:table-cell office:value-type="float" office:value="6.7363151465402504" table:style-name="ce74">
            <text:p>6.7</text:p>
          </table:table-cell>
          <table:table-cell table:style-name="ce112"/>
          <table:table-cell office:value-type="float" office:value="7.1568150703887117" table:style-name="ce112">
            <text:p>7.2</text:p>
          </table:table-cell>
          <table:table-cell table:style-name="ce112"/>
          <table:table-cell office:value-type="float" office:value="6.4268592294707609" table:style-name="ce112">
            <text:p>6.4</text:p>
          </table:table-cell>
          <table:table-cell table:style-name="ce112"/>
          <table:table-cell office:value-type="float" office:value="5.7073758453568102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1</text:p>
          </table:table-cell>
          <table:table-cell office:value-type="string" table:style-name="ce39">
            <text:p>Stratford-on-Avon</text:p>
          </table:table-cell>
          <table:table-cell office:value-type="float" office:value="5.1660561747883138" table:style-name="ce74">
            <text:p>5.2</text:p>
          </table:table-cell>
          <table:table-cell table:style-name="ce112"/>
          <table:table-cell office:value-type="float" office:value="5.4580698399022909" table:style-name="ce112">
            <text:p>5.5</text:p>
          </table:table-cell>
          <table:table-cell table:style-name="ce112"/>
          <table:table-cell office:value-type="float" office:value="5.7752327738243405" table:style-name="ce112">
            <text:p>5.8</text:p>
          </table:table-cell>
          <table:table-cell table:style-name="ce112"/>
          <table:table-cell office:value-type="float" office:value="5.3803086765275339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22</text:p>
          </table:table-cell>
          <table:table-cell office:value-type="string" table:style-name="ce39">
            <text:p>Warwick</text:p>
          </table:table-cell>
          <table:table-cell office:value-type="float" office:value="3.2196477478722452" table:style-name="ce74">
            <text:p>3.2</text:p>
          </table:table-cell>
          <table:table-cell table:style-name="ce112"/>
          <table:table-cell office:value-type="float" office:value="4.0169262007791247" table:style-name="ce112">
            <text:p>4.0</text:p>
          </table:table-cell>
          <table:table-cell table:style-name="ce112"/>
          <table:table-cell office:value-type="float" office:value="6.291819433200474" table:style-name="ce112">
            <text:p>6.3</text:p>
          </table:table-cell>
          <table:table-cell table:style-name="ce112"/>
          <table:table-cell office:value-type="float" office:value="6.6089901281002454" table:style-name="ce112">
            <text:p>6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1000005</text:p>
          </table:table-cell>
          <table:table-cell office:value-type="string" table:style-name="ce34">
            <text:p>West Midlands (Met County)</text:p>
          </table:table-cell>
          <table:table-cell office:value-type="float" office:value="1.522576016067656" table:style-name="ce48">
            <text:p>1.5</text:p>
          </table:table-cell>
          <table:table-cell table:style-name="ce116"/>
          <table:table-cell office:value-type="float" office:value="1.6266217845829822" table:style-name="ce116">
            <text:p>1.6</text:p>
          </table:table-cell>
          <table:table-cell table:style-name="ce116"/>
          <table:table-cell office:value-type="float" office:value="1.6477437750601398" table:style-name="ce116">
            <text:p>1.6</text:p>
          </table:table-cell>
          <table:table-cell table:style-name="ce116"/>
          <table:table-cell office:value-type="float" office:value="1.5544578763291572" table:style-name="ce116">
            <text:p>1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8000025</text:p>
          </table:table-cell>
          <table:table-cell office:value-type="string" table:style-name="ce39">
            <text:p>Birmingham</text:p>
          </table:table-cell>
          <table:table-cell office:value-type="float" office:value="2.8430212162263047" table:style-name="ce40">
            <text:p>2.8</text:p>
          </table:table-cell>
          <table:table-cell table:style-name="ce117"/>
          <table:table-cell office:value-type="float" office:value="3.0761709614228749" table:style-name="ce117">
            <text:p>3.1</text:p>
          </table:table-cell>
          <table:table-cell table:style-name="ce117"/>
          <table:table-cell office:value-type="float" office:value="3.1885621087940907" table:style-name="ce117">
            <text:p>3.2</text:p>
          </table:table-cell>
          <table:table-cell table:style-name="ce117"/>
          <table:table-cell office:value-type="float" office:value="3.071593077705109" table:style-name="ce117">
            <text:p>3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8000026</text:p>
          </table:table-cell>
          <table:table-cell office:value-type="string" table:style-name="ce39">
            <text:p>Coventry</text:p>
          </table:table-cell>
          <table:table-cell office:value-type="float" office:value="3.7011011286751216" table:style-name="ce74">
            <text:p>3.7</text:p>
          </table:table-cell>
          <table:table-cell table:style-name="ce112"/>
          <table:table-cell office:value-type="float" office:value="4.0429840913445485" table:style-name="ce112">
            <text:p>4.0</text:p>
          </table:table-cell>
          <table:table-cell table:style-name="ce112"/>
          <table:table-cell office:value-type="float" office:value="4.2435941186828199" table:style-name="ce112">
            <text:p>4.2</text:p>
          </table:table-cell>
          <table:table-cell table:style-name="ce112"/>
          <table:table-cell office:value-type="float" office:value="3.997256066916294" table:style-name="ce112">
            <text:p>4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7</text:p>
          </table:table-cell>
          <table:table-cell office:value-type="string" table:style-name="ce39">
            <text:p>Dudley</text:p>
          </table:table-cell>
          <table:table-cell office:value-type="float" office:value="3.8712436458157695" table:style-name="ce74">
            <text:p>3.9</text:p>
          </table:table-cell>
          <table:table-cell table:style-name="ce112"/>
          <table:table-cell office:value-type="float" office:value="4.1112297923790786" table:style-name="ce112">
            <text:p>4.1</text:p>
          </table:table-cell>
          <table:table-cell table:style-name="ce112"/>
          <table:table-cell office:value-type="float" office:value="3.9600137321851303" table:style-name="ce112">
            <text:p>4.0</text:p>
          </table:table-cell>
          <table:table-cell table:style-name="ce112"/>
          <table:table-cell office:value-type="float" office:value="3.6180256604464835" table:style-name="ce112">
            <text:p>3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8</text:p>
          </table:table-cell>
          <table:table-cell office:value-type="string" table:style-name="ce39">
            <text:p>Sandwell</text:p>
          </table:table-cell>
          <table:table-cell office:value-type="float" office:value="4.4251959607870877" table:style-name="ce74">
            <text:p>4.4</text:p>
          </table:table-cell>
          <table:table-cell table:style-name="ce112"/>
          <table:table-cell office:value-type="float" office:value="4.4652823938194253" table:style-name="ce112">
            <text:p>4.5</text:p>
          </table:table-cell>
          <table:table-cell table:style-name="ce112"/>
          <table:table-cell office:value-type="float" office:value="4.165778660542852" table:style-name="ce112">
            <text:p>4.2</text:p>
          </table:table-cell>
          <table:table-cell table:style-name="ce112"/>
          <table:table-cell office:value-type="float" office:value="3.7278934705696045" table:style-name="ce112">
            <text:p>3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29</text:p>
          </table:table-cell>
          <table:table-cell office:value-type="string" table:style-name="ce39">
            <text:p>Solihull</text:p>
          </table:table-cell>
          <table:table-cell office:value-type="float" office:value="5.3076851267923502" table:style-name="ce74">
            <text:p>5.3</text:p>
          </table:table-cell>
          <table:table-cell table:style-name="ce112"/>
          <table:table-cell office:value-type="float" office:value="5.6812065911404197" table:style-name="ce112">
            <text:p>5.7</text:p>
          </table:table-cell>
          <table:table-cell table:style-name="ce112"/>
          <table:table-cell office:value-type="float" office:value="5.7731170250450941" table:style-name="ce112">
            <text:p>5.8</text:p>
          </table:table-cell>
          <table:table-cell table:style-name="ce112"/>
          <table:table-cell office:value-type="float" office:value="5.3781936710254161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0</text:p>
          </table:table-cell>
          <table:table-cell office:value-type="string" table:style-name="ce39">
            <text:p>Walsall</text:p>
          </table:table-cell>
          <table:table-cell office:value-type="float" office:value="4.1545044399280524" table:style-name="ce74">
            <text:p>4.2</text:p>
          </table:table-cell>
          <table:table-cell table:style-name="ce112"/>
          <table:table-cell office:value-type="float" office:value="4.3370851412028006" table:style-name="ce112">
            <text:p>4.3</text:p>
          </table:table-cell>
          <table:table-cell table:style-name="ce112"/>
          <table:table-cell office:value-type="float" office:value="4.172400479814331" table:style-name="ce112">
            <text:p>4.2</text:p>
          </table:table-cell>
          <table:table-cell table:style-name="ce112"/>
          <table:table-cell office:value-type="float" office:value="3.7702142566277796" table:style-name="ce112">
            <text:p>3.8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8000031</text:p>
          </table:table-cell>
          <table:table-cell office:value-type="string" table:style-name="ce39">
            <text:p>Wolverhampton</text:p>
          </table:table-cell>
          <table:table-cell office:value-type="float" office:value="3.9688904008953751" table:style-name="ce40">
            <text:p>4.0</text:p>
          </table:table-cell>
          <table:table-cell table:style-name="ce117"/>
          <table:table-cell office:value-type="float" office:value="4.1961776906512256" table:style-name="ce117">
            <text:p>4.2</text:p>
          </table:table-cell>
          <table:table-cell table:style-name="ce117"/>
          <table:table-cell office:value-type="float" office:value="4.3061008072388667" table:style-name="ce117">
            <text:p>4.3</text:p>
          </table:table-cell>
          <table:table-cell table:style-name="ce117"/>
          <table:table-cell office:value-type="float" office:value="3.8057570415062747" table:style-name="ce117">
            <text:p>3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34</text:p>
          </table:table-cell>
          <table:table-cell office:value-type="string" table:style-name="ce34">
            <text:p>Worcestershire</text:p>
          </table:table-cell>
          <table:table-cell office:value-type="float" office:value="1.9669546808128602" table:style-name="ce48">
            <text:p>2.0</text:p>
          </table:table-cell>
          <table:table-cell table:style-name="ce116"/>
          <table:table-cell office:value-type="float" office:value="2.2239392139907888" table:style-name="ce116">
            <text:p>2.2</text:p>
          </table:table-cell>
          <table:table-cell table:style-name="ce116"/>
          <table:table-cell office:value-type="float" office:value="2.490694675060662" table:style-name="ce116">
            <text:p>2.5</text:p>
          </table:table-cell>
          <table:table-cell table:style-name="ce116"/>
          <table:table-cell office:value-type="float" office:value="2.3896645775049463" table:style-name="ce116">
            <text:p>2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4</text:p>
          </table:table-cell>
          <table:table-cell office:value-type="string" table:style-name="ce39">
            <text:p>Bromsgrove</text:p>
          </table:table-cell>
          <table:table-cell office:value-type="float" office:value="4.95658442441772" table:style-name="ce74">
            <text:p>5.0</text:p>
          </table:table-cell>
          <table:table-cell table:style-name="ce112"/>
          <table:table-cell office:value-type="float" office:value="5.3979138316219144" table:style-name="ce112">
            <text:p>5.4</text:p>
          </table:table-cell>
          <table:table-cell table:style-name="ce112"/>
          <table:table-cell office:value-type="float" office:value="5.8163359141950144" table:style-name="ce112">
            <text:p>5.8</text:p>
          </table:table-cell>
          <table:table-cell table:style-name="ce112"/>
          <table:table-cell office:value-type="float" office:value="5.6403582041938405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5</text:p>
          </table:table-cell>
          <table:table-cell office:value-type="string" table:style-name="ce39">
            <text:p>Malvern Hills</text:p>
          </table:table-cell>
          <table:table-cell office:value-type="float" office:value="4.7225864005021272" table:style-name="ce74">
            <text:p>4.7</text:p>
          </table:table-cell>
          <table:table-cell table:style-name="ce112"/>
          <table:table-cell office:value-type="float" office:value="5.4365719174204408" table:style-name="ce112">
            <text:p>5.4</text:p>
          </table:table-cell>
          <table:table-cell table:style-name="ce112"/>
          <table:table-cell office:value-type="float" office:value="6.2954943775919485" table:style-name="ce112">
            <text:p>6.3</text:p>
          </table:table-cell>
          <table:table-cell table:style-name="ce112"/>
          <table:table-cell office:value-type="float" office:value="5.9439043961655278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6</text:p>
          </table:table-cell>
          <table:table-cell office:value-type="string" table:style-name="ce39">
            <text:p>Redditch</text:p>
          </table:table-cell>
          <table:table-cell office:value-type="float" office:value="5.2788653174148381" table:style-name="ce74">
            <text:p>5.3</text:p>
          </table:table-cell>
          <table:table-cell table:style-name="ce112"/>
          <table:table-cell office:value-type="float" office:value="5.6050480648268897" table:style-name="ce112">
            <text:p>5.6</text:p>
          </table:table-cell>
          <table:table-cell table:style-name="ce112"/>
          <table:table-cell office:value-type="float" office:value="6.2317393447281324" table:style-name="ce112">
            <text:p>6.2</text:p>
          </table:table-cell>
          <table:table-cell table:style-name="ce112"/>
          <table:table-cell office:value-type="float" office:value="6.2232249263680757" table:style-name="ce11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7</text:p>
          </table:table-cell>
          <table:table-cell office:value-type="string" table:style-name="ce39">
            <text:p>Worcester</text:p>
          </table:table-cell>
          <table:table-cell office:value-type="float" office:value="4.5394055260750914" table:style-name="ce74">
            <text:p>4.5</text:p>
          </table:table-cell>
          <table:table-cell table:style-name="ce112"/>
          <table:table-cell office:value-type="float" office:value="5.3178061394890115" table:style-name="ce112">
            <text:p>5.3</text:p>
          </table:table-cell>
          <table:table-cell table:style-name="ce112"/>
          <table:table-cell office:value-type="float" office:value="6.1901088639126964" table:style-name="ce112">
            <text:p>6.2</text:p>
          </table:table-cell>
          <table:table-cell table:style-name="ce112"/>
          <table:table-cell office:value-type="float" office:value="5.7442845378785412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8</text:p>
          </table:table-cell>
          <table:table-cell office:value-type="string" table:style-name="ce39">
            <text:p>Wychavon</text:p>
          </table:table-cell>
          <table:table-cell office:value-type="float" office:value="4.7980913625652715" table:style-name="ce74">
            <text:p>4.8</text:p>
          </table:table-cell>
          <table:table-cell table:style-name="ce112"/>
          <table:table-cell office:value-type="float" office:value="5.4863120890645707" table:style-name="ce112">
            <text:p>5.5</text:p>
          </table:table-cell>
          <table:table-cell table:style-name="ce112"/>
          <table:table-cell office:value-type="float" office:value="5.9880673377841029" table:style-name="ce112">
            <text:p>6.0</text:p>
          </table:table-cell>
          <table:table-cell table:style-name="ce112"/>
          <table:table-cell office:value-type="float" office:value="5.7252718948028196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39</text:p>
          </table:table-cell>
          <table:table-cell office:value-type="string" table:style-name="ce39">
            <text:p>Wyre Forest</text:p>
          </table:table-cell>
          <table:table-cell office:value-type="float" office:value="4.3620361125301432" table:style-name="ce74">
            <text:p>4.4</text:p>
          </table:table-cell>
          <table:table-cell table:style-name="ce112"/>
          <table:table-cell office:value-type="float" office:value="5.0823251891333072" table:style-name="ce112">
            <text:p>5.1</text:p>
          </table:table-cell>
          <table:table-cell table:style-name="ce112"/>
          <table:table-cell office:value-type="float" office:value="5.8519443472479278" table:style-name="ce112">
            <text:p>5.9</text:p>
          </table:table-cell>
          <table:table-cell table:style-name="ce112"/>
          <table:table-cell office:value-type="float" office:value="5.7153054428836665" table:style-name="ce112">
            <text:p>5.7</text:p>
          </table:table-cell>
          <table:table-cell table:number-columns-repeated="16375" table:style-name="ce75"/>
        </table:table-row>
        <table:table-row table:style-name="ro14">
          <table:table-cell office:value-type="string" table:style-name="ce31">
            <text:p>E12000006</text:p>
          </table:table-cell>
          <table:table-cell office:value-type="string" table:style-name="ce32">
            <text:p>East</text:p>
          </table:table-cell>
          <table:table-cell office:value-type="float" office:value="0.71977953993236365" table:style-name="ce29">
            <text:p>0.7</text:p>
          </table:table-cell>
          <table:table-cell table:style-name="ce115"/>
          <table:table-cell office:value-type="float" office:value="0.812480909034341" table:style-name="ce115">
            <text:p>0.8</text:p>
          </table:table-cell>
          <table:table-cell table:style-name="ce115"/>
          <table:table-cell office:value-type="float" office:value="0.87909520768328919" table:style-name="ce115">
            <text:p>0.9</text:p>
          </table:table-cell>
          <table:table-cell table:style-name="ce115"/>
          <table:table-cell office:value-type="float" office:value="0.83471841870178531" table:style-name="ce115">
            <text:p>0.8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55</text:p>
          </table:table-cell>
          <table:table-cell office:value-type="string" table:style-name="ce34">
            <text:p>Bedford</text:p>
          </table:table-cell>
          <table:table-cell office:value-type="float" office:value="5.4894210081103845" table:style-name="ce35">
            <text:p>5.5</text:p>
          </table:table-cell>
          <table:table-cell table:style-name="ce114"/>
          <table:table-cell office:value-type="float" office:value="5.9827492101787172" table:style-name="ce114">
            <text:p>6.0</text:p>
          </table:table-cell>
          <table:table-cell table:style-name="ce114"/>
          <table:table-cell office:value-type="float" office:value="5.7878127849989855" table:style-name="ce114">
            <text:p>5.8</text:p>
          </table:table-cell>
          <table:table-cell table:style-name="ce114"/>
          <table:table-cell office:value-type="float" office:value="5.0832562310280052" table:style-name="ce114">
            <text:p>5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56</text:p>
          </table:table-cell>
          <table:table-cell office:value-type="string" table:style-name="ce34">
            <text:p>Central Bedfordshire</text:p>
          </table:table-cell>
          <table:table-cell office:value-type="float" office:value="4.3744956100590038" table:style-name="ce35">
            <text:p>4.4</text:p>
          </table:table-cell>
          <table:table-cell table:style-name="ce114"/>
          <table:table-cell office:value-type="float" office:value="5.1864569779453422" table:style-name="ce114">
            <text:p>5.2</text:p>
          </table:table-cell>
          <table:table-cell table:style-name="ce114"/>
          <table:table-cell office:value-type="float" office:value="5.4980897958725352" table:style-name="ce114">
            <text:p>5.5</text:p>
          </table:table-cell>
          <table:table-cell table:style-name="ce114"/>
          <table:table-cell office:value-type="float" office:value="4.8749982077195391" table:style-name="ce114">
            <text:p>4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2</text:p>
          </table:table-cell>
          <table:table-cell office:value-type="string" table:style-name="ce34">
            <text:p>Luton</text:p>
          </table:table-cell>
          <table:table-cell office:value-type="float" office:value="4.283857406226943" table:style-name="ce35">
            <text:p>4.3</text:p>
          </table:table-cell>
          <table:table-cell table:style-name="ce114"/>
          <table:table-cell office:value-type="float" office:value="4.5195006071846233" table:style-name="ce114">
            <text:p>4.5</text:p>
          </table:table-cell>
          <table:table-cell table:style-name="ce114"/>
          <table:table-cell office:value-type="float" office:value="4.642459070808524" table:style-name="ce114">
            <text:p>4.6</text:p>
          </table:table-cell>
          <table:table-cell table:style-name="ce114"/>
          <table:table-cell office:value-type="float" office:value="4.2050783386876507" table:style-name="ce114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42">
            <text:p>E06000031</text:p>
          </table:table-cell>
          <table:table-cell office:value-type="string" table:style-name="ce34">
            <text:p>Peterborough</text:p>
          </table:table-cell>
          <table:table-cell office:value-type="float" office:value="3.6374309552522521" table:style-name="ce35">
            <text:p>3.6</text:p>
          </table:table-cell>
          <table:table-cell table:style-name="ce114"/>
          <table:table-cell office:value-type="float" office:value="3.9475850556730196" table:style-name="ce114">
            <text:p>3.9</text:p>
          </table:table-cell>
          <table:table-cell table:style-name="ce114"/>
          <table:table-cell office:value-type="float" office:value="4.3583853582811809" table:style-name="ce114">
            <text:p>4.4</text:p>
          </table:table-cell>
          <table:table-cell table:style-name="ce114"/>
          <table:table-cell office:value-type="float" office:value="4.0177812517333047" table:style-name="ce114">
            <text:p>4.0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3</text:p>
          </table:table-cell>
          <table:table-cell office:value-type="string" table:style-name="ce34">
            <text:p>Southend-on-Sea</text:p>
          </table:table-cell>
          <table:table-cell office:value-type="float" office:value="3.1132922001945174" table:style-name="ce35">
            <text:p>3.1</text:p>
          </table:table-cell>
          <table:table-cell table:style-name="ce114"/>
          <table:table-cell office:value-type="float" office:value="3.7262662616942888" table:style-name="ce114">
            <text:p>3.7</text:p>
          </table:table-cell>
          <table:table-cell table:style-name="ce114"/>
          <table:table-cell office:value-type="float" office:value="4.2649154036328794" table:style-name="ce114">
            <text:p>4.3</text:p>
          </table:table-cell>
          <table:table-cell table:style-name="ce114"/>
          <table:table-cell office:value-type="float" office:value="4.1666668184350826" table:style-name="ce114">
            <text:p>4.2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4</text:p>
          </table:table-cell>
          <table:table-cell office:value-type="string" table:style-name="ce34">
            <text:p>Thurrock</text:p>
          </table:table-cell>
          <table:table-cell office:value-type="float" office:value="3.6509806105721188" table:style-name="ce35">
            <text:p>3.7</text:p>
          </table:table-cell>
          <table:table-cell table:style-name="ce114"/>
          <table:table-cell office:value-type="float" office:value="4.0868647819733983" table:style-name="ce114">
            <text:p>4.1</text:p>
          </table:table-cell>
          <table:table-cell table:style-name="ce114"/>
          <table:table-cell office:value-type="float" office:value="4.4300673918195592" table:style-name="ce114">
            <text:p>4.4</text:p>
          </table:table-cell>
          <table:table-cell table:style-name="ce114"/>
          <table:table-cell office:value-type="float" office:value="4.2919759634813541" table:style-name="ce114">
            <text:p>4.3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10000003</text:p>
          </table:table-cell>
          <table:table-cell office:value-type="string" table:style-name="ce34">
            <text:p>Cambridgeshire</text:p>
          </table:table-cell>
          <table:table-cell office:value-type="float" office:value="2.1664146605433365" table:style-name="ce35">
            <text:p>2.2</text:p>
          </table:table-cell>
          <table:table-cell table:style-name="ce114"/>
          <table:table-cell office:value-type="float" office:value="2.5026443301593315" table:style-name="ce114">
            <text:p>2.5</text:p>
          </table:table-cell>
          <table:table-cell table:style-name="ce114"/>
          <table:table-cell office:value-type="float" office:value="2.7660427872592597" table:style-name="ce114">
            <text:p>2.8</text:p>
          </table:table-cell>
          <table:table-cell table:style-name="ce114"/>
          <table:table-cell office:value-type="float" office:value="2.7114086538388427" table:style-name="ce114">
            <text:p>2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08</text:p>
          </table:table-cell>
          <table:table-cell office:value-type="string" table:style-name="ce39">
            <text:p>Cambridge</text:p>
          </table:table-cell>
          <table:table-cell office:value-type="float" office:value="2.9097405299795098" table:style-name="ce74">
            <text:p>2.9</text:p>
          </table:table-cell>
          <table:table-cell table:style-name="ce112"/>
          <table:table-cell office:value-type="float" office:value="3.3800402808024987" table:style-name="ce112">
            <text:p>3.4</text:p>
          </table:table-cell>
          <table:table-cell table:style-name="ce112"/>
          <table:table-cell office:value-type="float" office:value="4.6561481982288822" table:style-name="ce112">
            <text:p>4.7</text:p>
          </table:table-cell>
          <table:table-cell table:style-name="ce112"/>
          <table:table-cell office:value-type="float" office:value="5.2247165859645168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09</text:p>
          </table:table-cell>
          <table:table-cell office:value-type="string" table:style-name="ce39">
            <text:p>East Cambridgeshire</text:p>
          </table:table-cell>
          <table:table-cell office:value-type="float" office:value="6.099276332291204" table:style-name="ce74">
            <text:p>6.1</text:p>
          </table:table-cell>
          <table:table-cell table:style-name="ce112"/>
          <table:table-cell office:value-type="float" office:value="6.1900190847443142" table:style-name="ce112">
            <text:p>6.2</text:p>
          </table:table-cell>
          <table:table-cell table:style-name="ce112"/>
          <table:table-cell office:value-type="float" office:value="6.2374868064970554" table:style-name="ce112">
            <text:p>6.2</text:p>
          </table:table-cell>
          <table:table-cell table:style-name="ce112"/>
          <table:table-cell office:value-type="float" office:value="5.9621603888651675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0</text:p>
          </table:table-cell>
          <table:table-cell office:value-type="string" table:style-name="ce39">
            <text:p>Fenland</text:p>
          </table:table-cell>
          <table:table-cell office:value-type="float" office:value="5.6949808986254009" table:style-name="ce74">
            <text:p>5.7</text:p>
          </table:table-cell>
          <table:table-cell table:style-name="ce112"/>
          <table:table-cell office:value-type="float" office:value="5.9506158289672983" table:style-name="ce112">
            <text:p>6.0</text:p>
          </table:table-cell>
          <table:table-cell table:style-name="ce112"/>
          <table:table-cell office:value-type="float" office:value="6.1579183047728749" table:style-name="ce112">
            <text:p>6.2</text:p>
          </table:table-cell>
          <table:table-cell table:style-name="ce112"/>
          <table:table-cell office:value-type="float" office:value="5.6432208686425849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1</text:p>
          </table:table-cell>
          <table:table-cell office:value-type="string" table:style-name="ce39">
            <text:p>Huntingdonshire</text:p>
          </table:table-cell>
          <table:table-cell office:value-type="float" office:value="4.2296619797975055" table:style-name="ce74">
            <text:p>4.2</text:p>
          </table:table-cell>
          <table:table-cell table:style-name="ce112"/>
          <table:table-cell office:value-type="float" office:value="5.2594108532007517" table:style-name="ce112">
            <text:p>5.3</text:p>
          </table:table-cell>
          <table:table-cell table:style-name="ce112"/>
          <table:table-cell office:value-type="float" office:value="5.5957922683723185" table:style-name="ce112">
            <text:p>5.6</text:p>
          </table:table-cell>
          <table:table-cell table:style-name="ce112"/>
          <table:table-cell office:value-type="float" office:value="5.2238327698743037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12</text:p>
          </table:table-cell>
          <table:table-cell office:value-type="string" table:style-name="ce39">
            <text:p>South Cambridgeshire</text:p>
          </table:table-cell>
          <table:table-cell office:value-type="float" office:value="5.1974118477273841" table:style-name="ce74">
            <text:p>5.2</text:p>
          </table:table-cell>
          <table:table-cell table:style-name="ce112"/>
          <table:table-cell office:value-type="float" office:value="6.1744095263723375" table:style-name="ce112">
            <text:p>6.2</text:p>
          </table:table-cell>
          <table:table-cell table:style-name="ce112"/>
          <table:table-cell office:value-type="float" office:value="6.5388440466967568" table:style-name="ce112">
            <text:p>6.5</text:p>
          </table:table-cell>
          <table:table-cell table:style-name="ce112"/>
          <table:table-cell office:value-type="float" office:value="6.4520671549332107" table:style-name="ce112">
            <text:p>6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2</text:p>
          </table:table-cell>
          <table:table-cell office:value-type="string" table:style-name="ce34">
            <text:p>Essex</text:p>
          </table:table-cell>
          <table:table-cell office:value-type="float" office:value="1.549432032084419" table:style-name="ce35">
            <text:p>1.5</text:p>
          </table:table-cell>
          <table:table-cell table:style-name="ce114"/>
          <table:table-cell office:value-type="float" office:value="1.7311597604795059" table:style-name="ce114">
            <text:p>1.7</text:p>
          </table:table-cell>
          <table:table-cell table:style-name="ce114"/>
          <table:table-cell office:value-type="float" office:value="1.8416740507419982" table:style-name="ce114">
            <text:p>1.8</text:p>
          </table:table-cell>
          <table:table-cell table:style-name="ce114"/>
          <table:table-cell office:value-type="float" office:value="1.7409157940161291" table:style-name="ce114">
            <text:p>1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66</text:p>
          </table:table-cell>
          <table:table-cell office:value-type="string" table:style-name="ce39">
            <text:p>Basildon</text:p>
          </table:table-cell>
          <table:table-cell office:value-type="float" office:value="4.7997304523031303" table:style-name="ce74">
            <text:p>4.8</text:p>
          </table:table-cell>
          <table:table-cell table:style-name="ce112"/>
          <table:table-cell office:value-type="float" office:value="5.230774799111515" table:style-name="ce112">
            <text:p>5.2</text:p>
          </table:table-cell>
          <table:table-cell table:style-name="ce112"/>
          <table:table-cell office:value-type="float" office:value="5.8907073746585432" table:style-name="ce112">
            <text:p>5.9</text:p>
          </table:table-cell>
          <table:table-cell table:style-name="ce112"/>
          <table:table-cell office:value-type="float" office:value="5.3770151127225105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7</text:p>
          </table:table-cell>
          <table:table-cell office:value-type="string" table:style-name="ce39">
            <text:p>Braintree</text:p>
          </table:table-cell>
          <table:table-cell office:value-type="float" office:value="5.6309525486706757" table:style-name="ce74">
            <text:p>5.6</text:p>
          </table:table-cell>
          <table:table-cell table:style-name="ce112"/>
          <table:table-cell office:value-type="float" office:value="6.100480587811397" table:style-name="ce112">
            <text:p>6.1</text:p>
          </table:table-cell>
          <table:table-cell table:style-name="ce112"/>
          <table:table-cell office:value-type="float" office:value="6.0013769798890451" table:style-name="ce112">
            <text:p>6.0</text:p>
          </table:table-cell>
          <table:table-cell table:style-name="ce112"/>
          <table:table-cell office:value-type="float" office:value="5.1207883395766487" table:style-name="ce112">
            <text:p>5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8</text:p>
          </table:table-cell>
          <table:table-cell office:value-type="string" table:style-name="ce39">
            <text:p>Brentwood</text:p>
          </table:table-cell>
          <table:table-cell office:value-type="float" office:value="4.3552336562967202" table:style-name="ce74">
            <text:p>4.4</text:p>
          </table:table-cell>
          <table:table-cell table:style-name="ce112"/>
          <table:table-cell office:value-type="float" office:value="5.3210729520971274" table:style-name="ce112">
            <text:p>5.3</text:p>
          </table:table-cell>
          <table:table-cell table:style-name="ce112"/>
          <table:table-cell office:value-type="float" office:value="6.8030152543266222" table:style-name="ce112">
            <text:p>6.8</text:p>
          </table:table-cell>
          <table:table-cell table:style-name="ce112"/>
          <table:table-cell office:value-type="float" office:value="6.9258225189806568" table:style-name="ce112">
            <text:p>6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69</text:p>
          </table:table-cell>
          <table:table-cell office:value-type="string" table:style-name="ce39">
            <text:p>Castle Point</text:p>
          </table:table-cell>
          <table:table-cell office:value-type="float" office:value="6.215938922407882" table:style-name="ce74">
            <text:p>6.2</text:p>
          </table:table-cell>
          <table:table-cell table:style-name="ce112"/>
          <table:table-cell office:value-type="float" office:value="6.4930716748300421" table:style-name="ce112">
            <text:p>6.5</text:p>
          </table:table-cell>
          <table:table-cell table:style-name="ce112"/>
          <table:table-cell office:value-type="float" office:value="6.5327587553449584" table:style-name="ce112">
            <text:p>6.5</text:p>
          </table:table-cell>
          <table:table-cell table:style-name="ce112"/>
          <table:table-cell office:value-type="float" office:value="6.4612064890845922" table:style-name="ce112">
            <text:p>6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0</text:p>
          </table:table-cell>
          <table:table-cell office:value-type="string" table:style-name="ce39">
            <text:p>Chelmsford</text:p>
          </table:table-cell>
          <table:table-cell office:value-type="float" office:value="4.3705463458556633" table:style-name="ce74">
            <text:p>4.4</text:p>
          </table:table-cell>
          <table:table-cell table:style-name="ce112"/>
          <table:table-cell office:value-type="float" office:value="5.4369603459461953" table:style-name="ce112">
            <text:p>5.4</text:p>
          </table:table-cell>
          <table:table-cell table:style-name="ce112"/>
          <table:table-cell office:value-type="float" office:value="5.7109598034577989" table:style-name="ce112">
            <text:p>5.7</text:p>
          </table:table-cell>
          <table:table-cell table:style-name="ce112"/>
          <table:table-cell office:value-type="float" office:value="5.5239009375345152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1</text:p>
          </table:table-cell>
          <table:table-cell office:value-type="string" table:style-name="ce39">
            <text:p>Colchester</text:p>
          </table:table-cell>
          <table:table-cell office:value-type="float" office:value="5.1519962619432587" table:style-name="ce74">
            <text:p>5.2</text:p>
          </table:table-cell>
          <table:table-cell table:style-name="ce112"/>
          <table:table-cell office:value-type="float" office:value="5.8440763594110434" table:style-name="ce112">
            <text:p>5.8</text:p>
          </table:table-cell>
          <table:table-cell table:style-name="ce112"/>
          <table:table-cell office:value-type="float" office:value="6.2985185249258837" table:style-name="ce112">
            <text:p>6.3</text:p>
          </table:table-cell>
          <table:table-cell table:style-name="ce112"/>
          <table:table-cell office:value-type="float" office:value="6.0307747322374263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2</text:p>
          </table:table-cell>
          <table:table-cell office:value-type="string" table:style-name="ce39">
            <text:p>Epping Forest</text:p>
          </table:table-cell>
          <table:table-cell office:value-type="float" office:value="4.4346643588716761" table:style-name="ce74">
            <text:p>4.4</text:p>
          </table:table-cell>
          <table:table-cell table:style-name="ce112"/>
          <table:table-cell office:value-type="float" office:value="5.0618548990770895" table:style-name="ce112">
            <text:p>5.1</text:p>
          </table:table-cell>
          <table:table-cell table:style-name="ce112"/>
          <table:table-cell office:value-type="float" office:value="5.9619418113060263" table:style-name="ce112">
            <text:p>6.0</text:p>
          </table:table-cell>
          <table:table-cell table:style-name="ce112"/>
          <table:table-cell office:value-type="float" office:value="5.606707667429772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3</text:p>
          </table:table-cell>
          <table:table-cell office:value-type="string" table:style-name="ce39">
            <text:p>Harlow</text:p>
          </table:table-cell>
          <table:table-cell office:value-type="float" office:value="5.1740629311644799" table:style-name="ce74">
            <text:p>5.2</text:p>
          </table:table-cell>
          <table:table-cell table:style-name="ce112"/>
          <table:table-cell office:value-type="float" office:value="5.4289823038308533" table:style-name="ce112">
            <text:p>5.4</text:p>
          </table:table-cell>
          <table:table-cell table:style-name="ce112"/>
          <table:table-cell office:value-type="float" office:value="5.6588739037692122" table:style-name="ce112">
            <text:p>5.7</text:p>
          </table:table-cell>
          <table:table-cell table:style-name="ce112"/>
          <table:table-cell office:value-type="float" office:value="5.3577584979347783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4</text:p>
          </table:table-cell>
          <table:table-cell office:value-type="string" table:style-name="ce39">
            <text:p>Maldon</text:p>
          </table:table-cell>
          <table:table-cell office:value-type="float" office:value="5.0782923853410322" table:style-name="ce74">
            <text:p>5.1</text:p>
          </table:table-cell>
          <table:table-cell table:style-name="ce112"/>
          <table:table-cell office:value-type="float" office:value="5.4308453630222964" table:style-name="ce112">
            <text:p>5.4</text:p>
          </table:table-cell>
          <table:table-cell table:style-name="ce112"/>
          <table:table-cell office:value-type="float" office:value="5.6801808577072954" table:style-name="ce112">
            <text:p>5.7</text:p>
          </table:table-cell>
          <table:table-cell table:style-name="ce112"/>
          <table:table-cell office:value-type="float" office:value="5.2937778775271838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5</text:p>
          </table:table-cell>
          <table:table-cell office:value-type="string" table:style-name="ce39">
            <text:p>Rochford</text:p>
          </table:table-cell>
          <table:table-cell office:value-type="float" office:value="4.7770382442936521" table:style-name="ce74">
            <text:p>4.8</text:p>
          </table:table-cell>
          <table:table-cell table:style-name="ce112"/>
          <table:table-cell office:value-type="float" office:value="5.2345006248071808" table:style-name="ce112">
            <text:p>5.2</text:p>
          </table:table-cell>
          <table:table-cell table:style-name="ce112"/>
          <table:table-cell office:value-type="float" office:value="6.0026424180692208" table:style-name="ce112">
            <text:p>6.0</text:p>
          </table:table-cell>
          <table:table-cell table:style-name="ce112"/>
          <table:table-cell office:value-type="float" office:value="6.1298524935796292" table:style-name="ce11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6</text:p>
          </table:table-cell>
          <table:table-cell office:value-type="string" table:style-name="ce39">
            <text:p>Tendring</text:p>
          </table:table-cell>
          <table:table-cell office:value-type="float" office:value="6.0126389686536719" table:style-name="ce74">
            <text:p>6.0</text:p>
          </table:table-cell>
          <table:table-cell table:style-name="ce112"/>
          <table:table-cell office:value-type="float" office:value="6.3823244543735562" table:style-name="ce112">
            <text:p>6.4</text:p>
          </table:table-cell>
          <table:table-cell table:style-name="ce112"/>
          <table:table-cell office:value-type="float" office:value="6.0254607446680648" table:style-name="ce112">
            <text:p>6.0</text:p>
          </table:table-cell>
          <table:table-cell table:style-name="ce112"/>
          <table:table-cell office:value-type="float" office:value="5.4633070871365765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77</text:p>
          </table:table-cell>
          <table:table-cell office:value-type="string" table:style-name="ce39">
            <text:p>Uttlesford</text:p>
          </table:table-cell>
          <table:table-cell office:value-type="float" office:value="3.7305911522964585" table:style-name="ce74">
            <text:p>3.7</text:p>
          </table:table-cell>
          <table:table-cell table:style-name="ce112"/>
          <table:table-cell office:value-type="float" office:value="4.5460654328884686" table:style-name="ce112">
            <text:p>4.5</text:p>
          </table:table-cell>
          <table:table-cell table:style-name="ce112"/>
          <table:table-cell office:value-type="float" office:value="5.6859209027226187" table:style-name="ce112">
            <text:p>5.7</text:p>
          </table:table-cell>
          <table:table-cell table:style-name="ce112"/>
          <table:table-cell office:value-type="float" office:value="5.6125058493011695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15</text:p>
          </table:table-cell>
          <table:table-cell office:value-type="string" table:style-name="ce43">
            <text:p>Hertfordshire</text:p>
          </table:table-cell>
          <table:table-cell office:value-type="float" office:value="1.509029482646973" table:style-name="ce35">
            <text:p>1.5</text:p>
          </table:table-cell>
          <table:table-cell table:style-name="ce114"/>
          <table:table-cell office:value-type="float" office:value="1.7727254650482527" table:style-name="ce114">
            <text:p>1.8</text:p>
          </table:table-cell>
          <table:table-cell table:style-name="ce114"/>
          <table:table-cell office:value-type="float" office:value="1.9613936625021422" table:style-name="ce114">
            <text:p>2.0</text:p>
          </table:table-cell>
          <table:table-cell table:style-name="ce114"/>
          <table:table-cell office:value-type="float" office:value="1.9045940271246009" table:style-name="ce114">
            <text:p>1.9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095</text:p>
          </table:table-cell>
          <table:table-cell office:value-type="string" table:style-name="ce39">
            <text:p>Broxbourne</text:p>
          </table:table-cell>
          <table:table-cell office:value-type="float" office:value="4.4719069763948465" table:style-name="ce74">
            <text:p>4.5</text:p>
          </table:table-cell>
          <table:table-cell table:style-name="ce112"/>
          <table:table-cell office:value-type="float" office:value="5.2015190023825824" table:style-name="ce112">
            <text:p>5.2</text:p>
          </table:table-cell>
          <table:table-cell table:style-name="ce112"/>
          <table:table-cell office:value-type="float" office:value="5.6233118399424633" table:style-name="ce112">
            <text:p>5.6</text:p>
          </table:table-cell>
          <table:table-cell table:style-name="ce112"/>
          <table:table-cell office:value-type="float" office:value="5.1822199316175706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6</text:p>
          </table:table-cell>
          <table:table-cell office:value-type="string" table:style-name="ce39">
            <text:p>Dacorum</text:p>
          </table:table-cell>
          <table:table-cell office:value-type="float" office:value="4.9676390170121154" table:style-name="ce74">
            <text:p>5.0</text:p>
          </table:table-cell>
          <table:table-cell table:style-name="ce112"/>
          <table:table-cell office:value-type="float" office:value="5.7283890272953553" table:style-name="ce112">
            <text:p>5.7</text:p>
          </table:table-cell>
          <table:table-cell table:style-name="ce112"/>
          <table:table-cell office:value-type="float" office:value="6.6118552120506493" table:style-name="ce112">
            <text:p>6.6</text:p>
          </table:table-cell>
          <table:table-cell table:style-name="ce112"/>
          <table:table-cell office:value-type="float" office:value="6.6749299205126515" table:style-name="ce112">
            <text:p>6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2</text:p>
          </table:table-cell>
          <table:table-cell office:value-type="string" table:style-name="ce39">
            <text:p>East Hertfordshire</text:p>
          </table:table-cell>
          <table:table-cell office:value-type="float" office:value="3.9681727332825489" table:style-name="ce74">
            <text:p>4.0</text:p>
          </table:table-cell>
          <table:table-cell table:style-name="ce112"/>
          <table:table-cell office:value-type="float" office:value="4.5677355929226504" table:style-name="ce112">
            <text:p>4.6</text:p>
          </table:table-cell>
          <table:table-cell table:style-name="ce112"/>
          <table:table-cell office:value-type="float" office:value="5.660494123055992" table:style-name="ce112">
            <text:p>5.7</text:p>
          </table:table-cell>
          <table:table-cell table:style-name="ce112"/>
          <table:table-cell office:value-type="float" office:value="5.6511583435578494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8</text:p>
          </table:table-cell>
          <table:table-cell office:value-type="string" table:style-name="ce39">
            <text:p>Hertsmere</text:p>
          </table:table-cell>
          <table:table-cell office:value-type="float" office:value="4.3506276754321949" table:style-name="ce74">
            <text:p>4.4</text:p>
          </table:table-cell>
          <table:table-cell table:style-name="ce112"/>
          <table:table-cell office:value-type="float" office:value="5.1535801566448995" table:style-name="ce112">
            <text:p>5.2</text:p>
          </table:table-cell>
          <table:table-cell table:style-name="ce112"/>
          <table:table-cell office:value-type="float" office:value="5.7549590253478335" table:style-name="ce112">
            <text:p>5.8</text:p>
          </table:table-cell>
          <table:table-cell table:style-name="ce112"/>
          <table:table-cell office:value-type="float" office:value="5.6104530459279882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099</text:p>
          </table:table-cell>
          <table:table-cell office:value-type="string" table:style-name="ce39">
            <text:p>North Hertfordshire</text:p>
          </table:table-cell>
          <table:table-cell office:value-type="float" office:value="4.295926357880953" table:style-name="ce74">
            <text:p>4.3</text:p>
          </table:table-cell>
          <table:table-cell table:style-name="ce112"/>
          <table:table-cell office:value-type="float" office:value="4.8091055916131271" table:style-name="ce112">
            <text:p>4.8</text:p>
          </table:table-cell>
          <table:table-cell table:style-name="ce112"/>
          <table:table-cell office:value-type="float" office:value="5.6902516009862509" table:style-name="ce112">
            <text:p>5.7</text:p>
          </table:table-cell>
          <table:table-cell table:style-name="ce112"/>
          <table:table-cell office:value-type="float" office:value="5.6177421303368948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0</text:p>
          </table:table-cell>
          <table:table-cell office:value-type="string" table:style-name="ce39">
            <text:p>St Albans</text:p>
          </table:table-cell>
          <table:table-cell office:value-type="float" office:value="5.2671220120837798" table:style-name="ce74">
            <text:p>5.3</text:p>
          </table:table-cell>
          <table:table-cell table:style-name="ce112"/>
          <table:table-cell office:value-type="float" office:value="5.9492637682541316" table:style-name="ce112">
            <text:p>5.9</text:p>
          </table:table-cell>
          <table:table-cell table:style-name="ce112"/>
          <table:table-cell office:value-type="float" office:value="6.2355841917544179" table:style-name="ce112">
            <text:p>6.2</text:p>
          </table:table-cell>
          <table:table-cell table:style-name="ce112"/>
          <table:table-cell office:value-type="float" office:value="5.8996828651051993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3</text:p>
          </table:table-cell>
          <table:table-cell office:value-type="string" table:style-name="ce39">
            <text:p>Stevenage</text:p>
          </table:table-cell>
          <table:table-cell office:value-type="float" office:value="4.9271856473438795" table:style-name="ce74">
            <text:p>4.9</text:p>
          </table:table-cell>
          <table:table-cell table:style-name="ce112"/>
          <table:table-cell office:value-type="float" office:value="5.2822547556978128" table:style-name="ce112">
            <text:p>5.3</text:p>
          </table:table-cell>
          <table:table-cell table:style-name="ce112"/>
          <table:table-cell office:value-type="float" office:value="5.750663432622777" table:style-name="ce112">
            <text:p>5.8</text:p>
          </table:table-cell>
          <table:table-cell table:style-name="ce112"/>
          <table:table-cell office:value-type="float" office:value="5.5240547085139813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2</text:p>
          </table:table-cell>
          <table:table-cell office:value-type="string" table:style-name="ce39">
            <text:p>Three Rivers</text:p>
          </table:table-cell>
          <table:table-cell office:value-type="float" office:value="4.6639648464246397" table:style-name="ce74">
            <text:p>4.7</text:p>
          </table:table-cell>
          <table:table-cell table:style-name="ce112"/>
          <table:table-cell office:value-type="float" office:value="5.5538664031018925" table:style-name="ce112">
            <text:p>5.6</text:p>
          </table:table-cell>
          <table:table-cell table:style-name="ce112"/>
          <table:table-cell office:value-type="float" office:value="6.4753831224510563" table:style-name="ce112">
            <text:p>6.5</text:p>
          </table:table-cell>
          <table:table-cell table:style-name="ce112"/>
          <table:table-cell office:value-type="float" office:value="6.0495735870706389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03</text:p>
          </table:table-cell>
          <table:table-cell office:value-type="string" table:style-name="ce39">
            <text:p>Watford</text:p>
          </table:table-cell>
          <table:table-cell office:value-type="float" office:value="4.689968900482544" table:style-name="ce74">
            <text:p>4.7</text:p>
          </table:table-cell>
          <table:table-cell table:style-name="ce112"/>
          <table:table-cell office:value-type="float" office:value="5.3291324788036221" table:style-name="ce112">
            <text:p>5.3</text:p>
          </table:table-cell>
          <table:table-cell table:style-name="ce112"/>
          <table:table-cell office:value-type="float" office:value="6.154419990801518" table:style-name="ce112">
            <text:p>6.2</text:p>
          </table:table-cell>
          <table:table-cell table:style-name="ce112"/>
          <table:table-cell office:value-type="float" office:value="5.998896299327833" table:style-name="ce112">
            <text:p>6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41</text:p>
          </table:table-cell>
          <table:table-cell office:value-type="string" table:style-name="ce39">
            <text:p>Welwyn Hatfield</text:p>
          </table:table-cell>
          <table:table-cell office:value-type="float" office:value="5.0953705630069184" table:style-name="ce74">
            <text:p>5.1</text:p>
          </table:table-cell>
          <table:table-cell table:style-name="ce112"/>
          <table:table-cell office:value-type="float" office:value="6.6758280632806422" table:style-name="ce112">
            <text:p>6.7</text:p>
          </table:table-cell>
          <table:table-cell table:style-name="ce112"/>
          <table:table-cell office:value-type="float" office:value="6.4967761587915227" table:style-name="ce112">
            <text:p>6.5</text:p>
          </table:table-cell>
          <table:table-cell table:style-name="ce112"/>
          <table:table-cell office:value-type="float" office:value="6.0560052032227141" table:style-name="ce112">
            <text:p>6.1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0</text:p>
          </table:table-cell>
          <table:table-cell office:value-type="string" table:style-name="ce34">
            <text:p>Norfolk</text:p>
          </table:table-cell>
          <table:table-cell office:value-type="float" office:value="1.8501516293936704" table:style-name="ce35">
            <text:p>1.9</text:p>
          </table:table-cell>
          <table:table-cell table:style-name="ce114"/>
          <table:table-cell office:value-type="float" office:value="2.0289200006064267" table:style-name="ce114">
            <text:p>2.0</text:p>
          </table:table-cell>
          <table:table-cell table:style-name="ce114"/>
          <table:table-cell office:value-type="float" office:value="2.1864555216413226" table:style-name="ce114">
            <text:p>2.2</text:p>
          </table:table-cell>
          <table:table-cell table:style-name="ce114"/>
          <table:table-cell office:value-type="float" office:value="2.0628328871664103" table:style-name="ce114">
            <text:p>2.1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43</text:p>
          </table:table-cell>
          <table:table-cell office:value-type="string" table:style-name="ce39">
            <text:p>Breckland</text:p>
          </table:table-cell>
          <table:table-cell office:value-type="float" office:value="6.5413993606834087" table:style-name="ce74">
            <text:p>6.5</text:p>
          </table:table-cell>
          <table:table-cell table:style-name="ce112"/>
          <table:table-cell office:value-type="float" office:value="6.4909734983332967" table:style-name="ce112">
            <text:p>6.5</text:p>
          </table:table-cell>
          <table:table-cell table:style-name="ce112"/>
          <table:table-cell office:value-type="float" office:value="5.9439186296332718" table:style-name="ce112">
            <text:p>5.9</text:p>
          </table:table-cell>
          <table:table-cell table:style-name="ce112"/>
          <table:table-cell office:value-type="float" office:value="5.4109351633636447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4</text:p>
          </table:table-cell>
          <table:table-cell office:value-type="string" table:style-name="ce39">
            <text:p>Broadland</text:p>
          </table:table-cell>
          <table:table-cell office:value-type="float" office:value="4.9607927808962842" table:style-name="ce74">
            <text:p>5.0</text:p>
          </table:table-cell>
          <table:table-cell table:style-name="ce112"/>
          <table:table-cell office:value-type="float" office:value="5.3293838473204236" table:style-name="ce112">
            <text:p>5.3</text:p>
          </table:table-cell>
          <table:table-cell table:style-name="ce112"/>
          <table:table-cell office:value-type="float" office:value="5.7799791822675806" table:style-name="ce112">
            <text:p>5.8</text:p>
          </table:table-cell>
          <table:table-cell table:style-name="ce112"/>
          <table:table-cell office:value-type="float" office:value="5.1866005588462771" table:style-name="ce112">
            <text:p>5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5</text:p>
          </table:table-cell>
          <table:table-cell office:value-type="string" table:style-name="ce39">
            <text:p>Great Yarmouth</text:p>
          </table:table-cell>
          <table:table-cell office:value-type="float" office:value="5.0437682337389544" table:style-name="ce74">
            <text:p>5.0</text:p>
          </table:table-cell>
          <table:table-cell table:style-name="ce112"/>
          <table:table-cell office:value-type="float" office:value="5.5460843046173158" table:style-name="ce112">
            <text:p>5.5</text:p>
          </table:table-cell>
          <table:table-cell table:style-name="ce112"/>
          <table:table-cell office:value-type="float" office:value="5.8007396903862585" table:style-name="ce112">
            <text:p>5.8</text:p>
          </table:table-cell>
          <table:table-cell table:style-name="ce112"/>
          <table:table-cell office:value-type="float" office:value="5.6434495808929066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6</text:p>
          </table:table-cell>
          <table:table-cell office:value-type="string" table:style-name="ce39">
            <text:p>King's Lynn and West Norfolk</text:p>
          </table:table-cell>
          <table:table-cell office:value-type="float" office:value="4.4257296165029825" table:style-name="ce74">
            <text:p>4.4</text:p>
          </table:table-cell>
          <table:table-cell table:style-name="ce112"/>
          <table:table-cell office:value-type="float" office:value="5.2985387781843363" table:style-name="ce112">
            <text:p>5.3</text:p>
          </table:table-cell>
          <table:table-cell table:style-name="ce112"/>
          <table:table-cell office:value-type="float" office:value="5.6320643825250647" table:style-name="ce112">
            <text:p>5.6</text:p>
          </table:table-cell>
          <table:table-cell table:style-name="ce112"/>
          <table:table-cell office:value-type="float" office:value="5.3130015217240754" table:style-name="ce112">
            <text:p>5.3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7</text:p>
          </table:table-cell>
          <table:table-cell office:value-type="string" table:style-name="ce39">
            <text:p>North Norfolk</text:p>
          </table:table-cell>
          <table:table-cell office:value-type="float" office:value="4.4505584605482706" table:style-name="ce74">
            <text:p>4.5</text:p>
          </table:table-cell>
          <table:table-cell table:style-name="ce112"/>
          <table:table-cell office:value-type="float" office:value="5.0305873755860038" table:style-name="ce112">
            <text:p>5.0</text:p>
          </table:table-cell>
          <table:table-cell table:style-name="ce112"/>
          <table:table-cell office:value-type="float" office:value="6.3156842316764887" table:style-name="ce112">
            <text:p>6.3</text:p>
          </table:table-cell>
          <table:table-cell table:style-name="ce112"/>
          <table:table-cell office:value-type="float" office:value="5.6078578629734537" table:style-name="ce112">
            <text:p>5.6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8</text:p>
          </table:table-cell>
          <table:table-cell office:value-type="string" table:style-name="ce39">
            <text:p>Norwich</text:p>
          </table:table-cell>
          <table:table-cell office:value-type="float" office:value="2.9105380598280162" table:style-name="ce74">
            <text:p>2.9</text:p>
          </table:table-cell>
          <table:table-cell table:style-name="ce112"/>
          <table:table-cell office:value-type="float" office:value="3.4121112211744631" table:style-name="ce112">
            <text:p>3.4</text:p>
          </table:table-cell>
          <table:table-cell table:style-name="ce112"/>
          <table:table-cell office:value-type="float" office:value="4.7674501859630958" table:style-name="ce112">
            <text:p>4.8</text:p>
          </table:table-cell>
          <table:table-cell table:style-name="ce112"/>
          <table:table-cell office:value-type="float" office:value="5.0043718170330873" table:style-name="ce112">
            <text:p>5.0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49</text:p>
          </table:table-cell>
          <table:table-cell office:value-type="string" table:style-name="ce39">
            <text:p>South Norfolk</text:p>
          </table:table-cell>
          <table:table-cell office:value-type="float" office:value="4.5468212965660948" table:style-name="ce74">
            <text:p>4.5</text:p>
          </table:table-cell>
          <table:table-cell table:style-name="ce112"/>
          <table:table-cell office:value-type="float" office:value="5.2820994493850577" table:style-name="ce112">
            <text:p>5.3</text:p>
          </table:table-cell>
          <table:table-cell table:style-name="ce112"/>
          <table:table-cell office:value-type="float" office:value="5.6365781694482644" table:style-name="ce112">
            <text:p>5.6</text:p>
          </table:table-cell>
          <table:table-cell table:style-name="ce112"/>
          <table:table-cell office:value-type="float" office:value="5.4957707788751922" table:style-name="ce112">
            <text:p>5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3">
            <text:p>E10000029</text:p>
          </table:table-cell>
          <table:table-cell office:value-type="string" table:style-name="ce34">
            <text:p>Suffolk</text:p>
          </table:table-cell>
          <table:table-cell office:value-type="float" office:value="1.9297078864718986" table:style-name="ce35">
            <text:p>1.9</text:p>
          </table:table-cell>
          <table:table-cell table:style-name="ce114"/>
          <table:table-cell office:value-type="float" office:value="2.1585645941732623" table:style-name="ce114">
            <text:p>2.2</text:p>
          </table:table-cell>
          <table:table-cell table:style-name="ce114"/>
          <table:table-cell office:value-type="float" office:value="2.3875398227462821" table:style-name="ce114">
            <text:p>2.4</text:p>
          </table:table-cell>
          <table:table-cell table:style-name="ce114"/>
          <table:table-cell office:value-type="float" office:value="2.3025057958893367" table:style-name="ce114">
            <text:p>2.3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200</text:p>
          </table:table-cell>
          <table:table-cell office:value-type="string" table:style-name="ce39">
            <text:p>Babergh</text:p>
          </table:table-cell>
          <table:table-cell office:value-type="float" office:value="4.9172784816523869" table:style-name="ce74">
            <text:p>4.9</text:p>
          </table:table-cell>
          <table:table-cell table:style-name="ce112"/>
          <table:table-cell office:value-type="float" office:value="5.7638645470444061" table:style-name="ce112">
            <text:p>5.8</text:p>
          </table:table-cell>
          <table:table-cell table:style-name="ce112"/>
          <table:table-cell office:value-type="float" office:value="6.1416128144414888" table:style-name="ce112">
            <text:p>6.1</text:p>
          </table:table-cell>
          <table:table-cell table:style-name="ce112"/>
          <table:table-cell office:value-type="float" office:value="5.8914109289510632" table:style-name="ce112">
            <text:p>5.9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1</text:p>
          </table:table-cell>
          <table:table-cell office:value-type="string" table:style-name="ce39">
            <text:p>Forest Heath</text:p>
          </table:table-cell>
          <table:table-cell office:value-type="float" office:value="5.1742735799037209" table:style-name="ce74">
            <text:p>5.2</text:p>
          </table:table-cell>
          <table:table-cell table:style-name="ce112"/>
          <table:table-cell office:value-type="float" office:value="5.8735452535279009" table:style-name="ce112">
            <text:p>5.9</text:p>
          </table:table-cell>
          <table:table-cell table:style-name="ce112"/>
          <table:table-cell office:value-type="float" office:value="6.465850090110675" table:style-name="ce112">
            <text:p>6.5</text:p>
          </table:table-cell>
          <table:table-cell table:style-name="ce112"/>
          <table:table-cell office:value-type="float" office:value="6.5296347841964142" table:style-name="ce112">
            <text:p>6.5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2</text:p>
          </table:table-cell>
          <table:table-cell office:value-type="string" table:style-name="ce39">
            <text:p>Ipswich</text:p>
          </table:table-cell>
          <table:table-cell office:value-type="float" office:value="5.570508263363072" table:style-name="ce74">
            <text:p>5.6</text:p>
          </table:table-cell>
          <table:table-cell table:style-name="ce112"/>
          <table:table-cell office:value-type="float" office:value="5.981153989815569" table:style-name="ce112">
            <text:p>6.0</text:p>
          </table:table-cell>
          <table:table-cell table:style-name="ce112"/>
          <table:table-cell office:value-type="float" office:value="6.4955282005578541" table:style-name="ce112">
            <text:p>6.5</text:p>
          </table:table-cell>
          <table:table-cell table:style-name="ce112"/>
          <table:table-cell office:value-type="float" office:value="6.3939875581201733" table:style-name="ce112">
            <text:p>6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3</text:p>
          </table:table-cell>
          <table:table-cell office:value-type="string" table:style-name="ce39">
            <text:p>Mid Suffolk</text:p>
          </table:table-cell>
          <table:table-cell office:value-type="float" office:value="4.4990338464843234" table:style-name="ce74">
            <text:p>4.5</text:p>
          </table:table-cell>
          <table:table-cell table:style-name="ce112"/>
          <table:table-cell office:value-type="float" office:value="5.3022518665296836" table:style-name="ce112">
            <text:p>5.3</text:p>
          </table:table-cell>
          <table:table-cell table:style-name="ce112"/>
          <table:table-cell office:value-type="float" office:value="5.7665782500236071" table:style-name="ce112">
            <text:p>5.8</text:p>
          </table:table-cell>
          <table:table-cell table:style-name="ce112"/>
          <table:table-cell office:value-type="float" office:value="5.4177424901193483" table:style-name="ce112">
            <text:p>5.4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4</text:p>
          </table:table-cell>
          <table:table-cell office:value-type="string" table:style-name="ce39">
            <text:p>St Edmundsbury</text:p>
          </table:table-cell>
          <table:table-cell office:value-type="float" office:value="5.2350436001130873" table:style-name="ce74">
            <text:p>5.2</text:p>
          </table:table-cell>
          <table:table-cell table:style-name="ce112"/>
          <table:table-cell office:value-type="float" office:value="5.8153477691077597" table:style-name="ce112">
            <text:p>5.8</text:p>
          </table:table-cell>
          <table:table-cell table:style-name="ce112"/>
          <table:table-cell office:value-type="float" office:value="6.0968086267431438" table:style-name="ce112">
            <text:p>6.1</text:p>
          </table:table-cell>
          <table:table-cell table:style-name="ce112"/>
          <table:table-cell office:value-type="float" office:value="5.7208927087208146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5</text:p>
          </table:table-cell>
          <table:table-cell office:value-type="string" table:style-name="ce39">
            <text:p>Suffolk Coastal</text:p>
          </table:table-cell>
          <table:table-cell office:value-type="float" office:value="4.6340028975819454" table:style-name="ce74">
            <text:p>4.6</text:p>
          </table:table-cell>
          <table:table-cell table:style-name="ce112"/>
          <table:table-cell office:value-type="float" office:value="5.1243252560360775" table:style-name="ce112">
            <text:p>5.1</text:p>
          </table:table-cell>
          <table:table-cell table:style-name="ce112"/>
          <table:table-cell office:value-type="float" office:value="5.8131731757886556" table:style-name="ce112">
            <text:p>5.8</text:p>
          </table:table-cell>
          <table:table-cell table:style-name="ce112"/>
          <table:table-cell office:value-type="float" office:value="5.7385583021146545" table:style-name="ce112">
            <text:p>5.7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206</text:p>
          </table:table-cell>
          <table:table-cell office:value-type="string" table:style-name="ce39">
            <text:p>Waveney</text:p>
          </table:table-cell>
          <table:table-cell office:value-type="float" office:value="4.7553281900281297" table:style-name="ce74">
            <text:p>4.8</text:p>
          </table:table-cell>
          <table:table-cell table:style-name="ce112"/>
          <table:table-cell office:value-type="float" office:value="5.3943867178395388" table:style-name="ce112">
            <text:p>5.4</text:p>
          </table:table-cell>
          <table:table-cell table:style-name="ce112"/>
          <table:table-cell office:value-type="float" office:value="6.4384356720501188" table:style-name="ce112">
            <text:p>6.4</text:p>
          </table:table-cell>
          <table:table-cell table:style-name="ce112"/>
          <table:table-cell office:value-type="float" office:value="6.1322238203977806" table:style-name="ce112">
            <text:p>6.1</text:p>
          </table:table-cell>
          <table:table-cell table:number-columns-repeated="16375" table:style-name="ce75"/>
        </table:table-row>
        <table:table-row table:style-name="ro6">
          <table:table-cell office:value-type="string" table:style-name="ce31">
            <text:p>E12000007</text:p>
          </table:table-cell>
          <table:table-cell office:value-type="string" table:style-name="ce44">
            <text:p>London</text:p>
          </table:table-cell>
          <table:table-cell office:value-type="float" office:value="0.85748601040429584" table:style-name="ce29">
            <text:p>0.9</text:p>
          </table:table-cell>
          <table:table-cell table:style-name="ce115"/>
          <table:table-cell office:value-type="float" office:value="0.92979251499153426" table:style-name="ce115">
            <text:p>0.9</text:p>
          </table:table-cell>
          <table:table-cell table:style-name="ce115"/>
          <table:table-cell office:value-type="float" office:value="1.0345422846951613" table:style-name="ce115">
            <text:p>1.0</text:p>
          </table:table-cell>
          <table:table-cell table:style-name="ce115"/>
          <table:table-cell office:value-type="float" office:value="1.0143635196490808" table:style-name="ce115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5">
            <text:p>E13000001</text:p>
          </table:table-cell>
          <table:table-cell office:value-type="string" table:style-name="ce36">
            <text:p>Inner London</text:p>
          </table:table-cell>
          <table:table-cell table:style-name="ce35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style-name="ce114"/>
          <table:table-cell table:number-columns-repeated="16375"/>
        </table:table-row>
        <table:table-row table:style-name="ro7">
          <table:table-cell office:value-type="string" table:style-name="ce38">
            <text:p>E09000007</text:p>
          </table:table-cell>
          <table:table-cell office:value-type="string" table:style-name="ce46">
            <text:p>Camden</text:p>
          </table:table-cell>
          <table:table-cell office:value-type="float" office:value="4.4798076321413083" table:style-name="ce40">
            <text:p>4.5</text:p>
          </table:table-cell>
          <table:table-cell table:style-name="ce117"/>
          <table:table-cell office:value-type="float" office:value="4.9954819038204423" table:style-name="ce117">
            <text:p>5.0</text:p>
          </table:table-cell>
          <table:table-cell table:style-name="ce117"/>
          <table:table-cell office:value-type="float" office:value="5.9817536120411186" table:style-name="ce117">
            <text:p>6.0</text:p>
          </table:table-cell>
          <table:table-cell table:style-name="ce117"/>
          <table:table-cell office:value-type="float" office:value="6.0740204696471451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1</text:p>
          </table:table-cell>
          <table:table-cell office:value-type="string" table:style-name="ce46">
            <text:p>City of London<text:span text:style-name="T4">5</text:span></text:p>
          </table:table-cell>
          <table:table-cell office:value-type="float" office:value="5.4106407421104947" table:style-name="ce40">
            <text:p>5.4</text:p>
          </table:table-cell>
          <table:table-cell table:style-name="ce117"/>
          <table:table-cell office:value-type="float" office:value="5.570917928439667" table:style-name="ce117">
            <text:p>5.6</text:p>
          </table:table-cell>
          <table:table-cell table:style-name="ce117"/>
          <table:table-cell office:value-type="float" office:value="7.543365630612497" table:style-name="ce117">
            <text:p>7.5</text:p>
          </table:table-cell>
          <table:table-cell table:style-name="ce117"/>
          <table:table-cell office:value-type="float" office:value="7.6710159956019268" table:style-name="ce117">
            <text:p>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2</text:p>
          </table:table-cell>
          <table:table-cell office:value-type="string" table:style-name="ce46">
            <text:p>Hackney</text:p>
          </table:table-cell>
          <table:table-cell office:value-type="float" office:value="3.8526138824260481" table:style-name="ce40">
            <text:p>3.9</text:p>
          </table:table-cell>
          <table:table-cell table:style-name="ce117"/>
          <table:table-cell office:value-type="float" office:value="4.5077048544675424" table:style-name="ce117">
            <text:p>4.5</text:p>
          </table:table-cell>
          <table:table-cell table:style-name="ce117"/>
          <table:table-cell office:value-type="float" office:value="5.6131984023525483" table:style-name="ce117">
            <text:p>5.6</text:p>
          </table:table-cell>
          <table:table-cell table:style-name="ce117"/>
          <table:table-cell office:value-type="float" office:value="5.7147476464921461" table:style-name="ce11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3</text:p>
          </table:table-cell>
          <table:table-cell office:value-type="string" table:style-name="ce46">
            <text:p>Hammersmith and Fulham</text:p>
          </table:table-cell>
          <table:table-cell office:value-type="float" office:value="3.7713969671698488" table:style-name="ce40">
            <text:p>3.8</text:p>
          </table:table-cell>
          <table:table-cell table:style-name="ce117"/>
          <table:table-cell office:value-type="float" office:value="4.3648143307589589" table:style-name="ce117">
            <text:p>4.4</text:p>
          </table:table-cell>
          <table:table-cell table:style-name="ce117"/>
          <table:table-cell office:value-type="float" office:value="5.4452985768777111" table:style-name="ce117">
            <text:p>5.4</text:p>
          </table:table-cell>
          <table:table-cell table:style-name="ce117"/>
          <table:table-cell office:value-type="float" office:value="5.90419564840865" table:style-name="ce11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4</text:p>
          </table:table-cell>
          <table:table-cell office:value-type="string" table:style-name="ce46">
            <text:p>Haringey</text:p>
          </table:table-cell>
          <table:table-cell office:value-type="float" office:value="3.4707918814081529" table:style-name="ce40">
            <text:p>3.5</text:p>
          </table:table-cell>
          <table:table-cell table:style-name="ce117"/>
          <table:table-cell office:value-type="float" office:value="3.7042401298060801" table:style-name="ce117">
            <text:p>3.7</text:p>
          </table:table-cell>
          <table:table-cell table:style-name="ce117"/>
          <table:table-cell office:value-type="float" office:value="4.3908627131115763" table:style-name="ce117">
            <text:p>4.4</text:p>
          </table:table-cell>
          <table:table-cell table:style-name="ce117"/>
          <table:table-cell office:value-type="float" office:value="4.3129263168588672" table:style-name="ce117">
            <text:p>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9</text:p>
          </table:table-cell>
          <table:table-cell office:value-type="string" table:style-name="ce46">
            <text:p>Islington</text:p>
          </table:table-cell>
          <table:table-cell office:value-type="float" office:value="3.7946433805414403" table:style-name="ce40">
            <text:p>3.8</text:p>
          </table:table-cell>
          <table:table-cell table:style-name="ce117"/>
          <table:table-cell office:value-type="float" office:value="4.6498419505607735" table:style-name="ce117">
            <text:p>4.6</text:p>
          </table:table-cell>
          <table:table-cell table:style-name="ce117"/>
          <table:table-cell office:value-type="float" office:value="5.6299546402171945" table:style-name="ce117">
            <text:p>5.6</text:p>
          </table:table-cell>
          <table:table-cell table:style-name="ce117"/>
          <table:table-cell office:value-type="float" office:value="5.8375437973830158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0</text:p>
          </table:table-cell>
          <table:table-cell office:value-type="string" table:style-name="ce46">
            <text:p>Kensington and Chelsea</text:p>
          </table:table-cell>
          <table:table-cell office:value-type="float" office:value="4.686200358498704" table:style-name="ce40">
            <text:p>4.7</text:p>
          </table:table-cell>
          <table:table-cell table:style-name="ce117"/>
          <table:table-cell office:value-type="float" office:value="5.2024492972372549" table:style-name="ce117">
            <text:p>5.2</text:p>
          </table:table-cell>
          <table:table-cell table:style-name="ce117"/>
          <table:table-cell office:value-type="float" office:value="5.7571308884178389" table:style-name="ce117">
            <text:p>5.8</text:p>
          </table:table-cell>
          <table:table-cell table:style-name="ce117"/>
          <table:table-cell office:value-type="float" office:value="5.7992378474154007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2</text:p>
          </table:table-cell>
          <table:table-cell office:value-type="string" table:style-name="ce46">
            <text:p>Lambeth</text:p>
          </table:table-cell>
          <table:table-cell office:value-type="float" office:value="3.308629127726026" table:style-name="ce40">
            <text:p>3.3</text:p>
          </table:table-cell>
          <table:table-cell table:style-name="ce117"/>
          <table:table-cell office:value-type="float" office:value="3.5383798365092423" table:style-name="ce117">
            <text:p>3.5</text:p>
          </table:table-cell>
          <table:table-cell table:style-name="ce117"/>
          <table:table-cell office:value-type="float" office:value="4.57539179361941" table:style-name="ce117">
            <text:p>4.6</text:p>
          </table:table-cell>
          <table:table-cell table:style-name="ce117"/>
          <table:table-cell office:value-type="float" office:value="4.6454122747708491" table:style-name="ce117">
            <text:p>4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3</text:p>
          </table:table-cell>
          <table:table-cell office:value-type="string" table:style-name="ce46">
            <text:p>Lewisham</text:p>
          </table:table-cell>
          <table:table-cell office:value-type="float" office:value="6.9361449111721818" table:style-name="ce40">
            <text:p>6.9</text:p>
          </table:table-cell>
          <table:table-cell table:style-name="ce117"/>
          <table:table-cell office:value-type="float" office:value="6.9899059300713828" table:style-name="ce117">
            <text:p>7.0</text:p>
          </table:table-cell>
          <table:table-cell table:style-name="ce117"/>
          <table:table-cell office:value-type="float" office:value="6.8991238957118011" table:style-name="ce117">
            <text:p>6.9</text:p>
          </table:table-cell>
          <table:table-cell table:style-name="ce117"/>
          <table:table-cell office:value-type="float" office:value="6.6736158297886981" table:style-name="ce117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5</text:p>
          </table:table-cell>
          <table:table-cell office:value-type="string" table:style-name="ce46">
            <text:p>Newham</text:p>
          </table:table-cell>
          <table:table-cell office:value-type="float" office:value="5.7449422840589515" table:style-name="ce40">
            <text:p>5.7</text:p>
          </table:table-cell>
          <table:table-cell table:style-name="ce117"/>
          <table:table-cell office:value-type="float" office:value="6.012171571702563" table:style-name="ce117">
            <text:p>6.0</text:p>
          </table:table-cell>
          <table:table-cell table:style-name="ce117"/>
          <table:table-cell office:value-type="float" office:value="6.4808676802900811" table:style-name="ce117">
            <text:p>6.5</text:p>
          </table:table-cell>
          <table:table-cell table:style-name="ce117"/>
          <table:table-cell office:value-type="float" office:value="6.142958911539365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8</text:p>
          </table:table-cell>
          <table:table-cell office:value-type="string" table:style-name="ce46">
            <text:p>Southwark</text:p>
          </table:table-cell>
          <table:table-cell office:value-type="float" office:value="4.3643236039252686" table:style-name="ce40">
            <text:p>4.4</text:p>
          </table:table-cell>
          <table:table-cell table:style-name="ce117"/>
          <table:table-cell office:value-type="float" office:value="4.9001435154308108" table:style-name="ce117">
            <text:p>4.9</text:p>
          </table:table-cell>
          <table:table-cell table:style-name="ce117"/>
          <table:table-cell office:value-type="float" office:value="5.8801656270825013" table:style-name="ce117">
            <text:p>5.9</text:p>
          </table:table-cell>
          <table:table-cell table:style-name="ce117"/>
          <table:table-cell office:value-type="float" office:value="6.0816604499006051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0</text:p>
          </table:table-cell>
          <table:table-cell office:value-type="string" table:style-name="ce46">
            <text:p>Tower Hamlets</text:p>
          </table:table-cell>
          <table:table-cell office:value-type="float" office:value="5.1535699915974948" table:style-name="ce40">
            <text:p>5.2</text:p>
          </table:table-cell>
          <table:table-cell table:style-name="ce117"/>
          <table:table-cell office:value-type="float" office:value="5.4478425729596385" table:style-name="ce117">
            <text:p>5.4</text:p>
          </table:table-cell>
          <table:table-cell table:style-name="ce117"/>
          <table:table-cell office:value-type="float" office:value="6.2827600897157554" table:style-name="ce117">
            <text:p>6.3</text:p>
          </table:table-cell>
          <table:table-cell table:style-name="ce117"/>
          <table:table-cell office:value-type="float" office:value="6.2099133557280748" table:style-name="ce117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2</text:p>
          </table:table-cell>
          <table:table-cell office:value-type="string" table:style-name="ce46">
            <text:p>Wandsworth</text:p>
          </table:table-cell>
          <table:table-cell office:value-type="float" office:value="4.2837051296606532" table:style-name="ce40">
            <text:p>4.3</text:p>
          </table:table-cell>
          <table:table-cell table:style-name="ce117"/>
          <table:table-cell office:value-type="float" office:value="4.5288199988705919" table:style-name="ce117">
            <text:p>4.5</text:p>
          </table:table-cell>
          <table:table-cell table:style-name="ce117"/>
          <table:table-cell office:value-type="float" office:value="6.0893200600727004" table:style-name="ce117">
            <text:p>6.1</text:p>
          </table:table-cell>
          <table:table-cell table:style-name="ce117"/>
          <table:table-cell office:value-type="float" office:value="6.1448227681890515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3</text:p>
          </table:table-cell>
          <table:table-cell office:value-type="string" table:style-name="ce46">
            <text:p>Westminster</text:p>
          </table:table-cell>
          <table:table-cell office:value-type="float" office:value="5.2999983485999991" table:style-name="ce40">
            <text:p>5.3</text:p>
          </table:table-cell>
          <table:table-cell table:style-name="ce117"/>
          <table:table-cell office:value-type="float" office:value="5.6748169656944842" table:style-name="ce117">
            <text:p>5.7</text:p>
          </table:table-cell>
          <table:table-cell table:style-name="ce117"/>
          <table:table-cell office:value-type="float" office:value="6.1682529809995001" table:style-name="ce117">
            <text:p>6.2</text:p>
          </table:table-cell>
          <table:table-cell table:style-name="ce117"/>
          <table:table-cell office:value-type="float" office:value="6.0766343224745558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45">
            <text:p>E13000002</text:p>
          </table:table-cell>
          <table:table-cell office:value-type="string" table:style-name="ce47">
            <text:p>Outer London</text:p>
          </table:table-cell>
          <table:table-cell table:style-name="ce4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number-columns-repeated="16375" table:style-name="ce49"/>
        </table:table-row>
        <table:table-row table:style-name="ro7">
          <table:table-cell office:value-type="string" table:style-name="ce38">
            <text:p>E09000002</text:p>
          </table:table-cell>
          <table:table-cell office:value-type="string" table:style-name="ce46">
            <text:p>Barking and Dagenham</text:p>
          </table:table-cell>
          <table:table-cell office:value-type="float" office:value="3.8457407626358742" table:style-name="ce40">
            <text:p>3.8</text:p>
          </table:table-cell>
          <table:table-cell table:style-name="ce117"/>
          <table:table-cell office:value-type="float" office:value="4.0043555241313307" table:style-name="ce117">
            <text:p>4.0</text:p>
          </table:table-cell>
          <table:table-cell table:style-name="ce117"/>
          <table:table-cell office:value-type="float" office:value="4.0167344730434209" table:style-name="ce117">
            <text:p>4.0</text:p>
          </table:table-cell>
          <table:table-cell table:style-name="ce117"/>
          <table:table-cell office:value-type="float" office:value="3.7232769323524986" table:style-name="ce117">
            <text:p>3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3</text:p>
          </table:table-cell>
          <table:table-cell office:value-type="string" table:style-name="ce46">
            <text:p>Barnet</text:p>
          </table:table-cell>
          <table:table-cell office:value-type="float" office:value="3.8070258464692031" table:style-name="ce40">
            <text:p>3.8</text:p>
          </table:table-cell>
          <table:table-cell table:style-name="ce117"/>
          <table:table-cell office:value-type="float" office:value="3.9609546630626769" table:style-name="ce117">
            <text:p>4.0</text:p>
          </table:table-cell>
          <table:table-cell table:style-name="ce117"/>
          <table:table-cell office:value-type="float" office:value="4.1750887444383711" table:style-name="ce117">
            <text:p>4.2</text:p>
          </table:table-cell>
          <table:table-cell table:style-name="ce117"/>
          <table:table-cell office:value-type="float" office:value="3.9925853706198779" table:style-name="ce117">
            <text:p>4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4</text:p>
          </table:table-cell>
          <table:table-cell office:value-type="string" table:style-name="ce46">
            <text:p>Bexley</text:p>
          </table:table-cell>
          <table:table-cell office:value-type="float" office:value="4.2894331112366402" table:style-name="ce40">
            <text:p>4.3</text:p>
          </table:table-cell>
          <table:table-cell table:style-name="ce117"/>
          <table:table-cell office:value-type="float" office:value="5.5178105468464356" table:style-name="ce117">
            <text:p>5.5</text:p>
          </table:table-cell>
          <table:table-cell table:style-name="ce117"/>
          <table:table-cell office:value-type="float" office:value="5.9443382230770334" table:style-name="ce117">
            <text:p>5.9</text:p>
          </table:table-cell>
          <table:table-cell table:style-name="ce117"/>
          <table:table-cell office:value-type="float" office:value="5.7339425054974473" table:style-name="ce117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5</text:p>
          </table:table-cell>
          <table:table-cell office:value-type="string" table:style-name="ce46">
            <text:p>Brent</text:p>
          </table:table-cell>
          <table:table-cell office:value-type="float" office:value="5.9872922700350939" table:style-name="ce40">
            <text:p>6.0</text:p>
          </table:table-cell>
          <table:table-cell table:style-name="ce117"/>
          <table:table-cell office:value-type="float" office:value="6.2128239830361975" table:style-name="ce117">
            <text:p>6.2</text:p>
          </table:table-cell>
          <table:table-cell table:style-name="ce117"/>
          <table:table-cell office:value-type="float" office:value="6.1462891146087379" table:style-name="ce117">
            <text:p>6.1</text:p>
          </table:table-cell>
          <table:table-cell table:style-name="ce117"/>
          <table:table-cell office:value-type="float" office:value="5.5453276698965155" table:style-name="ce11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6</text:p>
          </table:table-cell>
          <table:table-cell office:value-type="string" table:style-name="ce46">
            <text:p>Bromley</text:p>
          </table:table-cell>
          <table:table-cell office:value-type="float" office:value="4.1010169156145082" table:style-name="ce40">
            <text:p>4.1</text:p>
          </table:table-cell>
          <table:table-cell table:style-name="ce117"/>
          <table:table-cell office:value-type="float" office:value="5.151946078325742" table:style-name="ce117">
            <text:p>5.2</text:p>
          </table:table-cell>
          <table:table-cell table:style-name="ce117"/>
          <table:table-cell office:value-type="float" office:value="5.970686193032515" table:style-name="ce117">
            <text:p>6.0</text:p>
          </table:table-cell>
          <table:table-cell table:style-name="ce117"/>
          <table:table-cell office:value-type="float" office:value="5.9396092093042308" table:style-name="ce117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8</text:p>
          </table:table-cell>
          <table:table-cell office:value-type="string" table:style-name="ce46">
            <text:p>Croydon</text:p>
          </table:table-cell>
          <table:table-cell office:value-type="float" office:value="5.3533211539579018" table:style-name="ce40">
            <text:p>5.4</text:p>
          </table:table-cell>
          <table:table-cell table:style-name="ce117"/>
          <table:table-cell office:value-type="float" office:value="5.7031016016197871" table:style-name="ce117">
            <text:p>5.7</text:p>
          </table:table-cell>
          <table:table-cell table:style-name="ce117"/>
          <table:table-cell office:value-type="float" office:value="6.2602460527344412" table:style-name="ce117">
            <text:p>6.3</text:p>
          </table:table-cell>
          <table:table-cell table:style-name="ce117"/>
          <table:table-cell office:value-type="float" office:value="6.4769708334388607" table:style-name="ce117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09</text:p>
          </table:table-cell>
          <table:table-cell office:value-type="string" table:style-name="ce46">
            <text:p>Ealing</text:p>
          </table:table-cell>
          <table:table-cell office:value-type="float" office:value="5.4416417972039994" table:style-name="ce40">
            <text:p>5.4</text:p>
          </table:table-cell>
          <table:table-cell table:style-name="ce117"/>
          <table:table-cell office:value-type="float" office:value="5.8076712988013091" table:style-name="ce117">
            <text:p>5.8</text:p>
          </table:table-cell>
          <table:table-cell table:style-name="ce117"/>
          <table:table-cell office:value-type="float" office:value="6.3635114664694292" table:style-name="ce117">
            <text:p>6.4</text:p>
          </table:table-cell>
          <table:table-cell table:style-name="ce117"/>
          <table:table-cell office:value-type="float" office:value="6.1278187913591857" table:style-name="ce117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0</text:p>
          </table:table-cell>
          <table:table-cell office:value-type="string" table:style-name="ce46">
            <text:p>Enfield</text:p>
          </table:table-cell>
          <table:table-cell office:value-type="float" office:value="3.66130882043747" table:style-name="ce40">
            <text:p>3.7</text:p>
          </table:table-cell>
          <table:table-cell table:style-name="ce117"/>
          <table:table-cell office:value-type="float" office:value="3.9139429882590893" table:style-name="ce117">
            <text:p>3.9</text:p>
          </table:table-cell>
          <table:table-cell table:style-name="ce117"/>
          <table:table-cell office:value-type="float" office:value="4.0888758959971625" table:style-name="ce117">
            <text:p>4.1</text:p>
          </table:table-cell>
          <table:table-cell table:style-name="ce117"/>
          <table:table-cell office:value-type="float" office:value="3.8619998282532322" table:style-name="ce117">
            <text:p>3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1</text:p>
          </table:table-cell>
          <table:table-cell office:value-type="string" table:style-name="ce46">
            <text:p>Greenwich</text:p>
          </table:table-cell>
          <table:table-cell office:value-type="float" office:value="3.3813039883777041" table:style-name="ce40">
            <text:p>3.4</text:p>
          </table:table-cell>
          <table:table-cell table:style-name="ce117"/>
          <table:table-cell office:value-type="float" office:value="3.7559751984545531" table:style-name="ce117">
            <text:p>3.8</text:p>
          </table:table-cell>
          <table:table-cell table:style-name="ce117"/>
          <table:table-cell office:value-type="float" office:value="4.35412696947669" table:style-name="ce117">
            <text:p>4.4</text:p>
          </table:table-cell>
          <table:table-cell table:style-name="ce117"/>
          <table:table-cell office:value-type="float" office:value="4.3040445264593217" table:style-name="ce117">
            <text:p>4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5</text:p>
          </table:table-cell>
          <table:table-cell office:value-type="string" table:style-name="ce46">
            <text:p>Harrow</text:p>
          </table:table-cell>
          <table:table-cell office:value-type="float" office:value="5.0616927214802265" table:style-name="ce40">
            <text:p>5.1</text:p>
          </table:table-cell>
          <table:table-cell table:style-name="ce117"/>
          <table:table-cell office:value-type="float" office:value="5.4497545773226852" table:style-name="ce117">
            <text:p>5.4</text:p>
          </table:table-cell>
          <table:table-cell table:style-name="ce117"/>
          <table:table-cell office:value-type="float" office:value="5.855045825278232" table:style-name="ce117">
            <text:p>5.9</text:p>
          </table:table-cell>
          <table:table-cell table:style-name="ce117"/>
          <table:table-cell office:value-type="float" office:value="5.6324464289266576" table:style-name="ce11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6</text:p>
          </table:table-cell>
          <table:table-cell office:value-type="string" table:style-name="ce46">
            <text:p>Havering</text:p>
          </table:table-cell>
          <table:table-cell office:value-type="float" office:value="4.5136951412346971" table:style-name="ce40">
            <text:p>4.5</text:p>
          </table:table-cell>
          <table:table-cell table:style-name="ce117"/>
          <table:table-cell office:value-type="float" office:value="5.1656865261338609" table:style-name="ce117">
            <text:p>5.2</text:p>
          </table:table-cell>
          <table:table-cell table:style-name="ce117"/>
          <table:table-cell office:value-type="float" office:value="5.7960013936333539" table:style-name="ce117">
            <text:p>5.8</text:p>
          </table:table-cell>
          <table:table-cell table:style-name="ce117"/>
          <table:table-cell office:value-type="float" office:value="5.4542837088866092" table:style-name="ce11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7</text:p>
          </table:table-cell>
          <table:table-cell office:value-type="string" table:style-name="ce46">
            <text:p>Hillingdon</text:p>
          </table:table-cell>
          <table:table-cell office:value-type="float" office:value="6.0823149785442681" table:style-name="ce40">
            <text:p>6.1</text:p>
          </table:table-cell>
          <table:table-cell table:style-name="ce117"/>
          <table:table-cell office:value-type="float" office:value="6.2953805296881988" table:style-name="ce117">
            <text:p>6.3</text:p>
          </table:table-cell>
          <table:table-cell table:style-name="ce117"/>
          <table:table-cell office:value-type="float" office:value="6.7091538954553833" table:style-name="ce117">
            <text:p>6.7</text:p>
          </table:table-cell>
          <table:table-cell table:style-name="ce117"/>
          <table:table-cell office:value-type="float" office:value="5.8215213510081023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18</text:p>
          </table:table-cell>
          <table:table-cell office:value-type="string" table:style-name="ce46">
            <text:p>Hounslow</text:p>
          </table:table-cell>
          <table:table-cell office:value-type="float" office:value="5.9875402681201395" table:style-name="ce40">
            <text:p>6.0</text:p>
          </table:table-cell>
          <table:table-cell table:style-name="ce117"/>
          <table:table-cell office:value-type="float" office:value="6.4390850458320381" table:style-name="ce117">
            <text:p>6.4</text:p>
          </table:table-cell>
          <table:table-cell table:style-name="ce117"/>
          <table:table-cell office:value-type="float" office:value="6.2459883632092872" table:style-name="ce117">
            <text:p>6.2</text:p>
          </table:table-cell>
          <table:table-cell table:style-name="ce117"/>
          <table:table-cell office:value-type="float" office:value="5.4996438064009556" table:style-name="ce11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1</text:p>
          </table:table-cell>
          <table:table-cell office:value-type="string" table:style-name="ce46">
            <text:p>Kingston upon Thames</text:p>
          </table:table-cell>
          <table:table-cell office:value-type="float" office:value="5.0459520834122973" table:style-name="ce40">
            <text:p>5.0</text:p>
          </table:table-cell>
          <table:table-cell table:style-name="ce117"/>
          <table:table-cell office:value-type="float" office:value="5.4784325103717784" table:style-name="ce117">
            <text:p>5.5</text:p>
          </table:table-cell>
          <table:table-cell table:style-name="ce117"/>
          <table:table-cell office:value-type="float" office:value="6.1805919601717658" table:style-name="ce117">
            <text:p>6.2</text:p>
          </table:table-cell>
          <table:table-cell table:style-name="ce117"/>
          <table:table-cell office:value-type="float" office:value="6.2454694410320863" table:style-name="ce117">
            <text:p>6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4</text:p>
          </table:table-cell>
          <table:table-cell office:value-type="string" table:style-name="ce46">
            <text:p>Merton</text:p>
          </table:table-cell>
          <table:table-cell office:value-type="float" office:value="3.8408039423745488" table:style-name="ce40">
            <text:p>3.8</text:p>
          </table:table-cell>
          <table:table-cell table:style-name="ce117"/>
          <table:table-cell office:value-type="float" office:value="4.2630151093370099" table:style-name="ce117">
            <text:p>4.3</text:p>
          </table:table-cell>
          <table:table-cell table:style-name="ce117"/>
          <table:table-cell office:value-type="float" office:value="5.6491635124978341" table:style-name="ce117">
            <text:p>5.6</text:p>
          </table:table-cell>
          <table:table-cell table:style-name="ce117"/>
          <table:table-cell office:value-type="float" office:value="5.7720229663593798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6</text:p>
          </table:table-cell>
          <table:table-cell office:value-type="string" table:style-name="ce46">
            <text:p>Redbridge</text:p>
          </table:table-cell>
          <table:table-cell office:value-type="float" office:value="3.7024413897644881" table:style-name="ce40">
            <text:p>3.7</text:p>
          </table:table-cell>
          <table:table-cell table:style-name="ce117"/>
          <table:table-cell office:value-type="float" office:value="4.0718528376627035" table:style-name="ce117">
            <text:p>4.1</text:p>
          </table:table-cell>
          <table:table-cell table:style-name="ce117"/>
          <table:table-cell office:value-type="float" office:value="4.3766647887998946" table:style-name="ce117">
            <text:p>4.4</text:p>
          </table:table-cell>
          <table:table-cell table:style-name="ce117"/>
          <table:table-cell office:value-type="float" office:value="4.1664090381137608" table:style-name="ce117">
            <text:p>4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7</text:p>
          </table:table-cell>
          <table:table-cell office:value-type="string" table:style-name="ce46">
            <text:p>Richmond upon Thames</text:p>
          </table:table-cell>
          <table:table-cell office:value-type="float" office:value="3.5427501851019061" table:style-name="ce40">
            <text:p>3.5</text:p>
          </table:table-cell>
          <table:table-cell table:style-name="ce117"/>
          <table:table-cell office:value-type="float" office:value="4.6946447397972602" table:style-name="ce117">
            <text:p>4.7</text:p>
          </table:table-cell>
          <table:table-cell table:style-name="ce117"/>
          <table:table-cell office:value-type="float" office:value="5.5554142865087748" table:style-name="ce117">
            <text:p>5.6</text:p>
          </table:table-cell>
          <table:table-cell table:style-name="ce117"/>
          <table:table-cell office:value-type="float" office:value="5.7983937388221829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29</text:p>
          </table:table-cell>
          <table:table-cell office:value-type="string" table:style-name="ce46">
            <text:p>Sutton</text:p>
          </table:table-cell>
          <table:table-cell office:value-type="float" office:value="4.6161244532274992" table:style-name="ce40">
            <text:p>4.6</text:p>
          </table:table-cell>
          <table:table-cell table:style-name="ce119"/>
          <table:table-cell office:value-type="float" office:value="5.1575634827053189" table:style-name="ce119">
            <text:p>5.2</text:p>
          </table:table-cell>
          <table:table-cell table:style-name="ce119"/>
          <table:table-cell office:value-type="float" office:value="6.246482444111134" table:style-name="ce119">
            <text:p>6.2</text:p>
          </table:table-cell>
          <table:table-cell table:style-name="ce119"/>
          <table:table-cell office:value-type="float" office:value="5.8805129125180322" table:style-name="ce119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9000031</text:p>
          </table:table-cell>
          <table:table-cell office:value-type="string" table:style-name="ce46">
            <text:p>Waltham Forest</text:p>
          </table:table-cell>
          <table:table-cell office:value-type="float" office:value="4.7559260749668546" table:style-name="ce40">
            <text:p>4.8</text:p>
          </table:table-cell>
          <table:table-cell table:style-name="ce117"/>
          <table:table-cell office:value-type="float" office:value="5.2000080093101424" table:style-name="ce117">
            <text:p>5.2</text:p>
          </table:table-cell>
          <table:table-cell table:style-name="ce117"/>
          <table:table-cell office:value-type="float" office:value="5.7433388093913855" table:style-name="ce117">
            <text:p>5.7</text:p>
          </table:table-cell>
          <table:table-cell table:style-name="ce117"/>
          <table:table-cell office:value-type="float" office:value="5.6961276464426556" table:style-name="ce117">
            <text:p>5.7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8</text:p>
          </table:table-cell>
          <table:table-cell office:value-type="string" table:style-name="ce32">
            <text:p>South East</text:p>
          </table:table-cell>
          <table:table-cell office:value-type="float" office:value="0.57366679978366752" table:style-name="ce29">
            <text:p>0.6</text:p>
          </table:table-cell>
          <table:table-cell table:style-name="ce120"/>
          <table:table-cell office:value-type="float" office:value="0.66550686700752593" table:style-name="ce120">
            <text:p>0.7</text:p>
          </table:table-cell>
          <table:table-cell table:style-name="ce120"/>
          <table:table-cell office:value-type="float" office:value="0.75189916578176086" table:style-name="ce120">
            <text:p>0.8</text:p>
          </table:table-cell>
          <table:table-cell table:style-name="ce120"/>
          <table:table-cell office:value-type="float" office:value="0.73648829775421198" table:style-name="ce120">
            <text:p>0.7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33">
            <text:p>E06000036</text:p>
          </table:table-cell>
          <table:table-cell office:value-type="string" table:style-name="ce34">
            <text:p>Bracknell Forest</text:p>
          </table:table-cell>
          <table:table-cell office:value-type="float" office:value="4.1030280744034258" table:style-name="ce35">
            <text:p>4.1</text:p>
          </table:table-cell>
          <table:table-cell table:style-name="ce114"/>
          <table:table-cell office:value-type="float" office:value="4.8731063302336679" table:style-name="ce114">
            <text:p>4.9</text:p>
          </table:table-cell>
          <table:table-cell table:style-name="ce114"/>
          <table:table-cell office:value-type="float" office:value="6.5916775851671163" table:style-name="ce114">
            <text:p>6.6</text:p>
          </table:table-cell>
          <table:table-cell table:style-name="ce114"/>
          <table:table-cell office:value-type="float" office:value="6.531592713297341" table:style-name="ce114">
            <text:p>6.5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3</text:p>
          </table:table-cell>
          <table:table-cell office:value-type="string" table:style-name="ce34">
            <text:p>Brighton and Hove</text:p>
          </table:table-cell>
          <table:table-cell office:value-type="float" office:value="3.8862401364743504" table:style-name="ce35">
            <text:p>3.9</text:p>
          </table:table-cell>
          <table:table-cell table:style-name="ce114"/>
          <table:table-cell office:value-type="float" office:value="4.4612396589296388" table:style-name="ce114">
            <text:p>4.5</text:p>
          </table:table-cell>
          <table:table-cell table:style-name="ce114"/>
          <table:table-cell office:value-type="float" office:value="5.7530432900639532" table:style-name="ce114">
            <text:p>5.8</text:p>
          </table:table-cell>
          <table:table-cell table:style-name="ce114"/>
          <table:table-cell office:value-type="float" office:value="5.9313315173687151" table:style-name="ce114">
            <text:p>5.9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6</text:p>
          </table:table-cell>
          <table:table-cell office:value-type="string" table:style-name="ce34">
            <text:p>Isle of Wight</text:p>
          </table:table-cell>
          <table:table-cell office:value-type="float" office:value="4.5170432761403418" table:style-name="ce35">
            <text:p>4.5</text:p>
          </table:table-cell>
          <table:table-cell table:style-name="ce114"/>
          <table:table-cell office:value-type="float" office:value="5.2307863290225516" table:style-name="ce114">
            <text:p>5.2</text:p>
          </table:table-cell>
          <table:table-cell table:style-name="ce114"/>
          <table:table-cell office:value-type="float" office:value="6.6001678002927777" table:style-name="ce114">
            <text:p>6.6</text:p>
          </table:table-cell>
          <table:table-cell table:style-name="ce114"/>
          <table:table-cell office:value-type="float" office:value="6.7943958508156213" table:style-name="ce114">
            <text:p>6.8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5</text:p>
          </table:table-cell>
          <table:table-cell office:value-type="string" table:style-name="ce34">
            <text:p>Medway</text:p>
          </table:table-cell>
          <table:table-cell office:value-type="float" office:value="4.4654092316346876" table:style-name="ce35">
            <text:p>4.5</text:p>
          </table:table-cell>
          <table:table-cell table:style-name="ce114"/>
          <table:table-cell office:value-type="float" office:value="5.2525688207575749" table:style-name="ce114">
            <text:p>5.3</text:p>
          </table:table-cell>
          <table:table-cell table:style-name="ce114"/>
          <table:table-cell office:value-type="float" office:value="5.8010973843753426" table:style-name="ce114">
            <text:p>5.8</text:p>
          </table:table-cell>
          <table:table-cell table:style-name="ce114"/>
          <table:table-cell office:value-type="float" office:value="5.5692602871077685" table:style-name="ce11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2</text:p>
          </table:table-cell>
          <table:table-cell office:value-type="string" table:style-name="ce34">
            <text:p>Milton Keynes</text:p>
          </table:table-cell>
          <table:table-cell office:value-type="float" office:value="3.6754443120965763" table:style-name="ce35">
            <text:p>3.7</text:p>
          </table:table-cell>
          <table:table-cell table:style-name="ce114"/>
          <table:table-cell office:value-type="float" office:value="4.0234405522727723" table:style-name="ce114">
            <text:p>4.0</text:p>
          </table:table-cell>
          <table:table-cell table:style-name="ce114"/>
          <table:table-cell office:value-type="float" office:value="4.3558203667505957" table:style-name="ce114">
            <text:p>4.4</text:p>
          </table:table-cell>
          <table:table-cell table:style-name="ce114"/>
          <table:table-cell office:value-type="float" office:value="4.4362139576904713" table:style-name="ce114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4</text:p>
          </table:table-cell>
          <table:table-cell office:value-type="string" table:style-name="ce34">
            <text:p>Portsmouth</text:p>
          </table:table-cell>
          <table:table-cell office:value-type="float" office:value="3.0794176703543008" table:style-name="ce35">
            <text:p>3.1</text:p>
          </table:table-cell>
          <table:table-cell table:style-name="ce114"/>
          <table:table-cell office:value-type="float" office:value="3.4368498151194027" table:style-name="ce114">
            <text:p>3.4</text:p>
          </table:table-cell>
          <table:table-cell table:style-name="ce114"/>
          <table:table-cell office:value-type="float" office:value="4.3713495322330704" table:style-name="ce114">
            <text:p>4.4</text:p>
          </table:table-cell>
          <table:table-cell table:style-name="ce114"/>
          <table:table-cell office:value-type="float" office:value="4.4379413888025301" table:style-name="ce114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8</text:p>
          </table:table-cell>
          <table:table-cell office:value-type="string" table:style-name="ce34">
            <text:p>Reading</text:p>
          </table:table-cell>
          <table:table-cell office:value-type="float" office:value="3.2563690850938798" table:style-name="ce35">
            <text:p>3.3</text:p>
          </table:table-cell>
          <table:table-cell table:style-name="ce114"/>
          <table:table-cell office:value-type="float" office:value="3.6359222498728361" table:style-name="ce114">
            <text:p>3.6</text:p>
          </table:table-cell>
          <table:table-cell table:style-name="ce114"/>
          <table:table-cell office:value-type="float" office:value="4.3816404157512086" table:style-name="ce114">
            <text:p>4.4</text:p>
          </table:table-cell>
          <table:table-cell table:style-name="ce114"/>
          <table:table-cell office:value-type="float" office:value="4.4011416006637658" table:style-name="ce114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9</text:p>
          </table:table-cell>
          <table:table-cell office:value-type="string" table:style-name="ce34">
            <text:p>Slough</text:p>
          </table:table-cell>
          <table:table-cell office:value-type="float" office:value="3.60157965610447" table:style-name="ce35">
            <text:p>3.6</text:p>
          </table:table-cell>
          <table:table-cell table:style-name="ce114"/>
          <table:table-cell office:value-type="float" office:value="4.0875149148235419" table:style-name="ce114">
            <text:p>4.1</text:p>
          </table:table-cell>
          <table:table-cell table:style-name="ce114"/>
          <table:table-cell office:value-type="float" office:value="4.2675862441271697" table:style-name="ce114">
            <text:p>4.3</text:p>
          </table:table-cell>
          <table:table-cell table:style-name="ce114"/>
          <table:table-cell office:value-type="float" office:value="4.1493091203612833" table:style-name="ce114">
            <text:p>4.1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5</text:p>
          </table:table-cell>
          <table:table-cell office:value-type="string" table:style-name="ce34">
            <text:p>Southampton</text:p>
          </table:table-cell>
          <table:table-cell office:value-type="float" office:value="3.4612582763495769" table:style-name="ce35">
            <text:p>3.5</text:p>
          </table:table-cell>
          <table:table-cell table:style-name="ce114"/>
          <table:table-cell office:value-type="float" office:value="3.5942805842809289" table:style-name="ce114">
            <text:p>3.6</text:p>
          </table:table-cell>
          <table:table-cell table:style-name="ce114"/>
          <table:table-cell office:value-type="float" office:value="4.3435686966178828" table:style-name="ce114">
            <text:p>4.3</text:p>
          </table:table-cell>
          <table:table-cell table:style-name="ce114"/>
          <table:table-cell office:value-type="float" office:value="4.3765972852623012" table:style-name="ce114">
            <text:p>4.4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37</text:p>
          </table:table-cell>
          <table:table-cell office:value-type="string" table:style-name="ce34">
            <text:p>West Berkshire</text:p>
          </table:table-cell>
          <table:table-cell office:value-type="float" office:value="4.3133388429941739" table:style-name="ce35">
            <text:p>4.3</text:p>
          </table:table-cell>
          <table:table-cell table:style-name="ce114"/>
          <table:table-cell office:value-type="float" office:value="5.6897305998502956" table:style-name="ce114">
            <text:p>5.7</text:p>
          </table:table-cell>
          <table:table-cell table:style-name="ce114"/>
          <table:table-cell office:value-type="float" office:value="5.7978362054197374" table:style-name="ce114">
            <text:p>5.8</text:p>
          </table:table-cell>
          <table:table-cell table:style-name="ce114"/>
          <table:table-cell office:value-type="float" office:value="5.6175541266696714" table:style-name="ce114">
            <text:p>5.6</text:p>
          </table:table-cell>
          <table:table-cell table:number-columns-repeated="16375"/>
        </table:table-row>
        <table:table-row table:style-name="ro7">
          <table:table-cell office:value-type="string" table:style-name="ce33">
            <text:p>E06000040</text:p>
          </table:table-cell>
          <table:table-cell office:value-type="string" table:style-name="ce34">
            <text:p>Windsor and Maidenhead</text:p>
          </table:table-cell>
          <table:table-cell office:value-type="float" office:value="4.3338893376490217" table:style-name="ce48">
            <text:p>4.3</text:p>
          </table:table-cell>
          <table:table-cell table:style-name="ce118"/>
          <table:table-cell office:value-type="float" office:value="5.1274966884257474" table:style-name="ce118">
            <text:p>5.1</text:p>
          </table:table-cell>
          <table:table-cell table:style-name="ce118"/>
          <table:table-cell office:value-type="float" office:value="6.2335351312895027" table:style-name="ce118">
            <text:p>6.2</text:p>
          </table:table-cell>
          <table:table-cell table:style-name="ce118"/>
          <table:table-cell office:value-type="float" office:value="6.2301609665969924" table:style-name="ce118">
            <text:p>6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41</text:p>
          </table:table-cell>
          <table:table-cell office:value-type="string" table:style-name="ce34">
            <text:p>Wokingham</text:p>
          </table:table-cell>
          <table:table-cell office:value-type="float" office:value="4.3099207503481178" table:style-name="ce48">
            <text:p>4.3</text:p>
          </table:table-cell>
          <table:table-cell table:style-name="ce116"/>
          <table:table-cell office:value-type="float" office:value="5.9423915550354973" table:style-name="ce116">
            <text:p>5.9</text:p>
          </table:table-cell>
          <table:table-cell table:style-name="ce116"/>
          <table:table-cell office:value-type="float" office:value="6.281139618525561" table:style-name="ce116">
            <text:p>6.3</text:p>
          </table:table-cell>
          <table:table-cell table:style-name="ce116"/>
          <table:table-cell office:value-type="float" office:value="6.1193645832368082" table:style-name="ce116">
            <text:p>6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2</text:p>
          </table:table-cell>
          <table:table-cell office:value-type="string" table:style-name="ce34">
            <text:p>Buckinghamshire</text:p>
          </table:table-cell>
          <table:table-cell office:value-type="float" office:value="2.5598073584333081" table:style-name="ce48">
            <text:p>2.6</text:p>
          </table:table-cell>
          <table:table-cell table:style-name="ce116"/>
          <table:table-cell office:value-type="float" office:value="2.910670413414862" table:style-name="ce116">
            <text:p>2.9</text:p>
          </table:table-cell>
          <table:table-cell table:style-name="ce116"/>
          <table:table-cell office:value-type="float" office:value="3.3581659419028407" table:style-name="ce116">
            <text:p>3.4</text:p>
          </table:table-cell>
          <table:table-cell table:style-name="ce116"/>
          <table:table-cell office:value-type="float" office:value="3.2067000437842328" table:style-name="ce116">
            <text:p>3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04</text:p>
          </table:table-cell>
          <table:table-cell office:value-type="string" table:style-name="ce39">
            <text:p>Aylesbury Vale</text:p>
          </table:table-cell>
          <table:table-cell office:value-type="float" office:value="4.7521917489997678" table:style-name="ce40">
            <text:p>4.8</text:p>
          </table:table-cell>
          <table:table-cell table:style-name="ce119"/>
          <table:table-cell office:value-type="float" office:value="5.385237808057008" table:style-name="ce119">
            <text:p>5.4</text:p>
          </table:table-cell>
          <table:table-cell table:style-name="ce119"/>
          <table:table-cell office:value-type="float" office:value="6.2291769863152489" table:style-name="ce119">
            <text:p>6.2</text:p>
          </table:table-cell>
          <table:table-cell table:style-name="ce119"/>
          <table:table-cell office:value-type="float" office:value="5.775117498397508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5</text:p>
          </table:table-cell>
          <table:table-cell office:value-type="string" table:style-name="ce39">
            <text:p>Chiltern</text:p>
          </table:table-cell>
          <table:table-cell office:value-type="float" office:value="5.0834839292334237" table:style-name="ce40">
            <text:p>5.1</text:p>
          </table:table-cell>
          <table:table-cell table:style-name="ce119"/>
          <table:table-cell office:value-type="float" office:value="5.7447114267077044" table:style-name="ce119">
            <text:p>5.7</text:p>
          </table:table-cell>
          <table:table-cell table:style-name="ce119"/>
          <table:table-cell office:value-type="float" office:value="6.0444068337276224" table:style-name="ce119">
            <text:p>6.0</text:p>
          </table:table-cell>
          <table:table-cell table:style-name="ce119"/>
          <table:table-cell office:value-type="float" office:value="5.6138287488986087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6</text:p>
          </table:table-cell>
          <table:table-cell office:value-type="string" table:style-name="ce39">
            <text:p>South Bucks</text:p>
          </table:table-cell>
          <table:table-cell office:value-type="float" office:value="4.2916700067658908" table:style-name="ce40">
            <text:p>4.3</text:p>
          </table:table-cell>
          <table:table-cell table:style-name="ce117"/>
          <table:table-cell office:value-type="float" office:value="5.8423024512645689" table:style-name="ce117">
            <text:p>5.8</text:p>
          </table:table-cell>
          <table:table-cell table:style-name="ce117"/>
          <table:table-cell office:value-type="float" office:value="6.1543170529343714" table:style-name="ce117">
            <text:p>6.2</text:p>
          </table:table-cell>
          <table:table-cell table:style-name="ce117"/>
          <table:table-cell office:value-type="float" office:value="5.827763473120279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07</text:p>
          </table:table-cell>
          <table:table-cell office:value-type="string" table:style-name="ce39">
            <text:p>Wycombe</text:p>
          </table:table-cell>
          <table:table-cell office:value-type="float" office:value="4.7943553618002843" table:style-name="ce40">
            <text:p>4.8</text:p>
          </table:table-cell>
          <table:table-cell table:style-name="ce119"/>
          <table:table-cell office:value-type="float" office:value="5.3194245089942305" table:style-name="ce119">
            <text:p>5.3</text:p>
          </table:table-cell>
          <table:table-cell table:style-name="ce119"/>
          <table:table-cell office:value-type="float" office:value="6.3190189910579839" table:style-name="ce119">
            <text:p>6.3</text:p>
          </table:table-cell>
          <table:table-cell table:style-name="ce119"/>
          <table:table-cell office:value-type="float" office:value="6.2880754441581255" table:style-name="ce119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1</text:p>
          </table:table-cell>
          <table:table-cell office:value-type="string" table:style-name="ce34">
            <text:p>East Sussex</text:p>
          </table:table-cell>
          <table:table-cell office:value-type="float" office:value="2.0411356442146311" table:style-name="ce48">
            <text:p>2.0</text:p>
          </table:table-cell>
          <table:table-cell table:style-name="ce116"/>
          <table:table-cell office:value-type="float" office:value="2.4073373987986924" table:style-name="ce116">
            <text:p>2.4</text:p>
          </table:table-cell>
          <table:table-cell table:style-name="ce116"/>
          <table:table-cell office:value-type="float" office:value="2.8348244634831654" table:style-name="ce116">
            <text:p>2.8</text:p>
          </table:table-cell>
          <table:table-cell table:style-name="ce116"/>
          <table:table-cell office:value-type="float" office:value="2.7420501806297457" table:style-name="ce116">
            <text:p>2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61</text:p>
          </table:table-cell>
          <table:table-cell office:value-type="string" table:style-name="ce39">
            <text:p>Eastbourne</text:p>
          </table:table-cell>
          <table:table-cell office:value-type="float" office:value="5.6701742145036649" table:style-name="ce40">
            <text:p>5.7</text:p>
          </table:table-cell>
          <table:table-cell table:style-name="ce119"/>
          <table:table-cell office:value-type="float" office:value="6.3671879396126503" table:style-name="ce119">
            <text:p>6.4</text:p>
          </table:table-cell>
          <table:table-cell table:style-name="ce119"/>
          <table:table-cell office:value-type="float" office:value="7.7639237684478113" table:style-name="ce119">
            <text:p>7.8</text:p>
          </table:table-cell>
          <table:table-cell table:style-name="ce119"/>
          <table:table-cell office:value-type="float" office:value="7.690437282271728" table:style-name="ce119">
            <text:p>7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2</text:p>
          </table:table-cell>
          <table:table-cell office:value-type="string" table:style-name="ce39">
            <text:p>Hastings</text:p>
          </table:table-cell>
          <table:table-cell office:value-type="float" office:value="3.7289203533147686" table:style-name="ce40">
            <text:p>3.7</text:p>
          </table:table-cell>
          <table:table-cell table:style-name="ce119"/>
          <table:table-cell office:value-type="float" office:value="5.1060684885389289" table:style-name="ce119">
            <text:p>5.1</text:p>
          </table:table-cell>
          <table:table-cell table:style-name="ce119"/>
          <table:table-cell office:value-type="float" office:value="5.9348892226511074" table:style-name="ce119">
            <text:p>5.9</text:p>
          </table:table-cell>
          <table:table-cell table:style-name="ce119"/>
          <table:table-cell office:value-type="float" office:value="6.0119298151983411" table:style-name="ce11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3</text:p>
          </table:table-cell>
          <table:table-cell office:value-type="string" table:style-name="ce39">
            <text:p>Lewes</text:p>
          </table:table-cell>
          <table:table-cell office:value-type="float" office:value="4.588496857678126" table:style-name="ce40">
            <text:p>4.6</text:p>
          </table:table-cell>
          <table:table-cell table:style-name="ce119"/>
          <table:table-cell office:value-type="float" office:value="5.023592618801354" table:style-name="ce119">
            <text:p>5.0</text:p>
          </table:table-cell>
          <table:table-cell table:style-name="ce119"/>
          <table:table-cell office:value-type="float" office:value="5.6068989306765964" table:style-name="ce119">
            <text:p>5.6</text:p>
          </table:table-cell>
          <table:table-cell table:style-name="ce119"/>
          <table:table-cell office:value-type="float" office:value="5.3564689297854855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4</text:p>
          </table:table-cell>
          <table:table-cell office:value-type="string" table:style-name="ce39">
            <text:p>Rother</text:p>
          </table:table-cell>
          <table:table-cell office:value-type="float" office:value="4.680471105136097" table:style-name="ce40">
            <text:p>4.7</text:p>
          </table:table-cell>
          <table:table-cell table:style-name="ce117"/>
          <table:table-cell office:value-type="float" office:value="5.4947093353852283" table:style-name="ce117">
            <text:p>5.5</text:p>
          </table:table-cell>
          <table:table-cell table:style-name="ce117"/>
          <table:table-cell office:value-type="float" office:value="6.2060114156426982" table:style-name="ce117">
            <text:p>6.2</text:p>
          </table:table-cell>
          <table:table-cell table:style-name="ce117"/>
          <table:table-cell office:value-type="float" office:value="5.8249573481500061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65</text:p>
          </table:table-cell>
          <table:table-cell office:value-type="string" table:style-name="ce39">
            <text:p>Wealden</text:p>
          </table:table-cell>
          <table:table-cell office:value-type="float" office:value="3.9732390353180769" table:style-name="ce40">
            <text:p>4.0</text:p>
          </table:table-cell>
          <table:table-cell table:style-name="ce119"/>
          <table:table-cell office:value-type="float" office:value="4.8695521650184537" table:style-name="ce119">
            <text:p>4.9</text:p>
          </table:table-cell>
          <table:table-cell table:style-name="ce119"/>
          <table:table-cell office:value-type="float" office:value="5.6969183467674158" table:style-name="ce119">
            <text:p>5.7</text:p>
          </table:table-cell>
          <table:table-cell table:style-name="ce119"/>
          <table:table-cell office:value-type="float" office:value="5.3906562948859706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4</text:p>
          </table:table-cell>
          <table:table-cell office:value-type="string" table:style-name="ce34">
            <text:p>Hampshire</text:p>
          </table:table-cell>
          <table:table-cell office:value-type="float" office:value="1.6692470758216449" table:style-name="ce48">
            <text:p>1.7</text:p>
          </table:table-cell>
          <table:table-cell table:style-name="ce116"/>
          <table:table-cell office:value-type="float" office:value="1.8057042441209981" table:style-name="ce116">
            <text:p>1.8</text:p>
          </table:table-cell>
          <table:table-cell table:style-name="ce116"/>
          <table:table-cell office:value-type="float" office:value="1.9438634806807908" table:style-name="ce116">
            <text:p>1.9</text:p>
          </table:table-cell>
          <table:table-cell table:style-name="ce116"/>
          <table:table-cell office:value-type="float" office:value="1.8975164828650803" table:style-name="ce116">
            <text:p>1.9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84</text:p>
          </table:table-cell>
          <table:table-cell office:value-type="string" table:style-name="ce39">
            <text:p>Basingstoke and Deane</text:p>
          </table:table-cell>
          <table:table-cell office:value-type="float" office:value="4.6710303375411151" table:style-name="ce40">
            <text:p>4.7</text:p>
          </table:table-cell>
          <table:table-cell table:style-name="ce119"/>
          <table:table-cell office:value-type="float" office:value="5.3489691909296759" table:style-name="ce119">
            <text:p>5.3</text:p>
          </table:table-cell>
          <table:table-cell table:style-name="ce119"/>
          <table:table-cell office:value-type="float" office:value="5.9732950914029743" table:style-name="ce119">
            <text:p>6.0</text:p>
          </table:table-cell>
          <table:table-cell table:style-name="ce119"/>
          <table:table-cell office:value-type="float" office:value="5.9906727249251004" table:style-name="ce11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5</text:p>
          </table:table-cell>
          <table:table-cell office:value-type="string" table:style-name="ce39">
            <text:p>East Hampshire</text:p>
          </table:table-cell>
          <table:table-cell office:value-type="float" office:value="5.2208660087507468" table:style-name="ce40">
            <text:p>5.2</text:p>
          </table:table-cell>
          <table:table-cell table:style-name="ce119"/>
          <table:table-cell office:value-type="float" office:value="6.1979384277450977" table:style-name="ce119">
            <text:p>6.2</text:p>
          </table:table-cell>
          <table:table-cell table:style-name="ce119"/>
          <table:table-cell office:value-type="float" office:value="7.8030296127036216" table:style-name="ce119">
            <text:p>7.8</text:p>
          </table:table-cell>
          <table:table-cell table:style-name="ce119"/>
          <table:table-cell office:value-type="float" office:value="8.5809584980079627" table:style-name="ce119">
            <text:p>8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6</text:p>
          </table:table-cell>
          <table:table-cell office:value-type="string" table:style-name="ce39">
            <text:p>Eastleigh</text:p>
          </table:table-cell>
          <table:table-cell office:value-type="float" office:value="5.4067037964389613" table:style-name="ce40">
            <text:p>5.4</text:p>
          </table:table-cell>
          <table:table-cell table:style-name="ce119"/>
          <table:table-cell office:value-type="float" office:value="5.6418653426392744" table:style-name="ce119">
            <text:p>5.6</text:p>
          </table:table-cell>
          <table:table-cell table:style-name="ce119"/>
          <table:table-cell office:value-type="float" office:value="5.8601947004324746" table:style-name="ce119">
            <text:p>5.9</text:p>
          </table:table-cell>
          <table:table-cell table:style-name="ce119"/>
          <table:table-cell office:value-type="float" office:value="5.5517234804184685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7</text:p>
          </table:table-cell>
          <table:table-cell office:value-type="string" table:style-name="ce39">
            <text:p>Fareham</text:p>
          </table:table-cell>
          <table:table-cell office:value-type="float" office:value="4.4172488771924812" table:style-name="ce40">
            <text:p>4.4</text:p>
          </table:table-cell>
          <table:table-cell table:style-name="ce119"/>
          <table:table-cell office:value-type="float" office:value="5.1087994046810081" table:style-name="ce119">
            <text:p>5.1</text:p>
          </table:table-cell>
          <table:table-cell table:style-name="ce119"/>
          <table:table-cell office:value-type="float" office:value="5.787984602245583" table:style-name="ce119">
            <text:p>5.8</text:p>
          </table:table-cell>
          <table:table-cell table:style-name="ce119"/>
          <table:table-cell office:value-type="float" office:value="5.6119956032326552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8</text:p>
          </table:table-cell>
          <table:table-cell office:value-type="string" table:style-name="ce39">
            <text:p>Gosport</text:p>
          </table:table-cell>
          <table:table-cell office:value-type="float" office:value="4.628806043764766" table:style-name="ce40">
            <text:p>4.6</text:p>
          </table:table-cell>
          <table:table-cell table:style-name="ce119"/>
          <table:table-cell office:value-type="float" office:value="5.2568524337931795" table:style-name="ce119">
            <text:p>5.3</text:p>
          </table:table-cell>
          <table:table-cell table:style-name="ce119"/>
          <table:table-cell office:value-type="float" office:value="6.0632992663267382" table:style-name="ce119">
            <text:p>6.1</text:p>
          </table:table-cell>
          <table:table-cell table:style-name="ce119"/>
          <table:table-cell office:value-type="float" office:value="6.2956184471218979" table:style-name="ce119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9</text:p>
          </table:table-cell>
          <table:table-cell office:value-type="string" table:style-name="ce39">
            <text:p>Hart</text:p>
          </table:table-cell>
          <table:table-cell office:value-type="float" office:value="5.1971892972312634" table:style-name="ce40">
            <text:p>5.2</text:p>
          </table:table-cell>
          <table:table-cell table:style-name="ce119"/>
          <table:table-cell office:value-type="float" office:value="5.5049167488193884" table:style-name="ce119">
            <text:p>5.5</text:p>
          </table:table-cell>
          <table:table-cell table:style-name="ce119"/>
          <table:table-cell office:value-type="float" office:value="6.2099688318257353" table:style-name="ce119">
            <text:p>6.2</text:p>
          </table:table-cell>
          <table:table-cell table:style-name="ce119"/>
          <table:table-cell office:value-type="float" office:value="6.2840441726409235" table:style-name="ce119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0</text:p>
          </table:table-cell>
          <table:table-cell office:value-type="string" table:style-name="ce39">
            <text:p>Havant</text:p>
          </table:table-cell>
          <table:table-cell office:value-type="float" office:value="5.8028267940256288" table:style-name="ce40">
            <text:p>5.8</text:p>
          </table:table-cell>
          <table:table-cell table:style-name="ce119"/>
          <table:table-cell office:value-type="float" office:value="6.0002790493490998" table:style-name="ce119">
            <text:p>6.0</text:p>
          </table:table-cell>
          <table:table-cell table:style-name="ce119"/>
          <table:table-cell office:value-type="float" office:value="5.9617043024161038" table:style-name="ce119">
            <text:p>6.0</text:p>
          </table:table-cell>
          <table:table-cell table:style-name="ce119"/>
          <table:table-cell office:value-type="float" office:value="5.5869899991623058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1</text:p>
          </table:table-cell>
          <table:table-cell office:value-type="string" table:style-name="ce39">
            <text:p>New Forest</text:p>
          </table:table-cell>
          <table:table-cell office:value-type="float" office:value="5.5313862110231931" table:style-name="ce40">
            <text:p>5.5</text:p>
          </table:table-cell>
          <table:table-cell table:style-name="ce119"/>
          <table:table-cell office:value-type="float" office:value="5.8808416155438632" table:style-name="ce119">
            <text:p>5.9</text:p>
          </table:table-cell>
          <table:table-cell table:style-name="ce119"/>
          <table:table-cell office:value-type="float" office:value="5.8943280442433075" table:style-name="ce119">
            <text:p>5.9</text:p>
          </table:table-cell>
          <table:table-cell table:style-name="ce119"/>
          <table:table-cell office:value-type="float" office:value="5.3840430726894315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2</text:p>
          </table:table-cell>
          <table:table-cell office:value-type="string" table:style-name="ce39">
            <text:p>Rushmoor</text:p>
          </table:table-cell>
          <table:table-cell office:value-type="float" office:value="7.511534246742757" table:style-name="ce40">
            <text:p>7.5</text:p>
          </table:table-cell>
          <table:table-cell table:style-name="ce119"/>
          <table:table-cell office:value-type="float" office:value="7.3771511011239577" table:style-name="ce119">
            <text:p>7.4</text:p>
          </table:table-cell>
          <table:table-cell table:style-name="ce119"/>
          <table:table-cell office:value-type="float" office:value="6.9009538090605389" table:style-name="ce119">
            <text:p>6.9</text:p>
          </table:table-cell>
          <table:table-cell table:style-name="ce119"/>
          <table:table-cell office:value-type="float" office:value="6.7065816570191945" table:style-name="ce119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3</text:p>
          </table:table-cell>
          <table:table-cell office:value-type="string" table:style-name="ce39">
            <text:p>Test Valley</text:p>
          </table:table-cell>
          <table:table-cell office:value-type="float" office:value="5.6673559389205375" table:style-name="ce40">
            <text:p>5.7</text:p>
          </table:table-cell>
          <table:table-cell table:style-name="ce117"/>
          <table:table-cell office:value-type="float" office:value="5.9040729965876952" table:style-name="ce117">
            <text:p>5.9</text:p>
          </table:table-cell>
          <table:table-cell table:style-name="ce117"/>
          <table:table-cell office:value-type="float" office:value="6.0478704677072397" table:style-name="ce117">
            <text:p>6.0</text:p>
          </table:table-cell>
          <table:table-cell table:style-name="ce117"/>
          <table:table-cell office:value-type="float" office:value="5.6187210773580247" table:style-name="ce117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94</text:p>
          </table:table-cell>
          <table:table-cell office:value-type="string" table:style-name="ce39">
            <text:p>Winchester</text:p>
          </table:table-cell>
          <table:table-cell office:value-type="float" office:value="5.0203232368074229" table:style-name="ce40">
            <text:p>5.0</text:p>
          </table:table-cell>
          <table:table-cell table:style-name="ce119"/>
          <table:table-cell office:value-type="float" office:value="5.9058743434270973" table:style-name="ce119">
            <text:p>5.9</text:p>
          </table:table-cell>
          <table:table-cell table:style-name="ce119"/>
          <table:table-cell office:value-type="float" office:value="6.5227578412448084" table:style-name="ce119">
            <text:p>6.5</text:p>
          </table:table-cell>
          <table:table-cell table:style-name="ce119"/>
          <table:table-cell office:value-type="float" office:value="6.0667466602794375" table:style-name="ce11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6</text:p>
          </table:table-cell>
          <table:table-cell office:value-type="string" table:style-name="ce34">
            <text:p>Kent</text:p>
          </table:table-cell>
          <table:table-cell office:value-type="float" office:value="1.3454334944639657" table:style-name="ce48">
            <text:p>1.3</text:p>
          </table:table-cell>
          <table:table-cell table:style-name="ce116"/>
          <table:table-cell office:value-type="float" office:value="1.6112474233163088" table:style-name="ce116">
            <text:p>1.6</text:p>
          </table:table-cell>
          <table:table-cell table:style-name="ce116"/>
          <table:table-cell office:value-type="float" office:value="1.776902747461262" table:style-name="ce116">
            <text:p>1.8</text:p>
          </table:table-cell>
          <table:table-cell table:style-name="ce116"/>
          <table:table-cell office:value-type="float" office:value="1.737094078197049" table:style-name="ce116">
            <text:p>1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05</text:p>
          </table:table-cell>
          <table:table-cell office:value-type="string" table:style-name="ce39">
            <text:p>Ashford</text:p>
          </table:table-cell>
          <table:table-cell office:value-type="float" office:value="4.6709245940568689" table:style-name="ce40">
            <text:p>4.7</text:p>
          </table:table-cell>
          <table:table-cell table:style-name="ce119"/>
          <table:table-cell office:value-type="float" office:value="5.4426179208089014" table:style-name="ce119">
            <text:p>5.4</text:p>
          </table:table-cell>
          <table:table-cell table:style-name="ce119"/>
          <table:table-cell office:value-type="float" office:value="5.8219983236387662" table:style-name="ce119">
            <text:p>5.8</text:p>
          </table:table-cell>
          <table:table-cell table:style-name="ce119"/>
          <table:table-cell office:value-type="float" office:value="5.644998821235375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6</text:p>
          </table:table-cell>
          <table:table-cell office:value-type="string" table:style-name="ce39">
            <text:p>Canterbury</text:p>
          </table:table-cell>
          <table:table-cell office:value-type="float" office:value="4.43321350363105" table:style-name="ce40">
            <text:p>4.4</text:p>
          </table:table-cell>
          <table:table-cell table:style-name="ce119"/>
          <table:table-cell office:value-type="float" office:value="5.3520829259176006" table:style-name="ce119">
            <text:p>5.4</text:p>
          </table:table-cell>
          <table:table-cell table:style-name="ce119"/>
          <table:table-cell office:value-type="float" office:value="6.4509025732615912" table:style-name="ce119">
            <text:p>6.5</text:p>
          </table:table-cell>
          <table:table-cell table:style-name="ce119"/>
          <table:table-cell office:value-type="float" office:value="6.602845739267055" table:style-name="ce119">
            <text:p>6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7</text:p>
          </table:table-cell>
          <table:table-cell office:value-type="string" table:style-name="ce39">
            <text:p>Dartford</text:p>
          </table:table-cell>
          <table:table-cell office:value-type="float" office:value="5.2378272366059297" table:style-name="ce40">
            <text:p>5.2</text:p>
          </table:table-cell>
          <table:table-cell table:style-name="ce119"/>
          <table:table-cell office:value-type="float" office:value="6.2269985258714078" table:style-name="ce119">
            <text:p>6.2</text:p>
          </table:table-cell>
          <table:table-cell table:style-name="ce119"/>
          <table:table-cell office:value-type="float" office:value="6.3108919306327778" table:style-name="ce119">
            <text:p>6.3</text:p>
          </table:table-cell>
          <table:table-cell table:style-name="ce119"/>
          <table:table-cell office:value-type="float" office:value="5.8060719162232992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8</text:p>
          </table:table-cell>
          <table:table-cell office:value-type="string" table:style-name="ce39">
            <text:p>Dover</text:p>
          </table:table-cell>
          <table:table-cell office:value-type="float" office:value="4.6287973988330293" table:style-name="ce40">
            <text:p>4.6</text:p>
          </table:table-cell>
          <table:table-cell table:style-name="ce119"/>
          <table:table-cell office:value-type="float" office:value="5.045467707372997" table:style-name="ce119">
            <text:p>5.0</text:p>
          </table:table-cell>
          <table:table-cell table:style-name="ce119"/>
          <table:table-cell office:value-type="float" office:value="5.9137104182412248" table:style-name="ce119">
            <text:p>5.9</text:p>
          </table:table-cell>
          <table:table-cell table:style-name="ce119"/>
          <table:table-cell office:value-type="float" office:value="5.9573115847071314" table:style-name="ce11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09</text:p>
          </table:table-cell>
          <table:table-cell office:value-type="string" table:style-name="ce39">
            <text:p>Gravesham</text:p>
          </table:table-cell>
          <table:table-cell office:value-type="float" office:value="4.7063243425426897" table:style-name="ce40">
            <text:p>4.7</text:p>
          </table:table-cell>
          <table:table-cell table:style-name="ce119"/>
          <table:table-cell office:value-type="float" office:value="5.5915102315469145" table:style-name="ce119">
            <text:p>5.6</text:p>
          </table:table-cell>
          <table:table-cell table:style-name="ce119"/>
          <table:table-cell office:value-type="float" office:value="6.1733798380796294" table:style-name="ce119">
            <text:p>6.2</text:p>
          </table:table-cell>
          <table:table-cell table:style-name="ce119"/>
          <table:table-cell office:value-type="float" office:value="6.1346333889547022" table:style-name="ce11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0</text:p>
          </table:table-cell>
          <table:table-cell office:value-type="string" table:style-name="ce39">
            <text:p>Maidstone</text:p>
          </table:table-cell>
          <table:table-cell office:value-type="float" office:value="4.7068689540345048" table:style-name="ce40">
            <text:p>4.7</text:p>
          </table:table-cell>
          <table:table-cell table:style-name="ce119"/>
          <table:table-cell office:value-type="float" office:value="5.6073621784548555" table:style-name="ce119">
            <text:p>5.6</text:p>
          </table:table-cell>
          <table:table-cell table:style-name="ce119"/>
          <table:table-cell office:value-type="float" office:value="5.7757223026419338" table:style-name="ce119">
            <text:p>5.8</text:p>
          </table:table-cell>
          <table:table-cell table:style-name="ce119"/>
          <table:table-cell office:value-type="float" office:value="5.4616212251494485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1</text:p>
          </table:table-cell>
          <table:table-cell office:value-type="string" table:style-name="ce39">
            <text:p>Sevenoaks</text:p>
          </table:table-cell>
          <table:table-cell office:value-type="float" office:value="4.7013533724265759" table:style-name="ce40">
            <text:p>4.7</text:p>
          </table:table-cell>
          <table:table-cell table:style-name="ce119"/>
          <table:table-cell office:value-type="float" office:value="5.1710168642554404" table:style-name="ce119">
            <text:p>5.2</text:p>
          </table:table-cell>
          <table:table-cell table:style-name="ce119"/>
          <table:table-cell office:value-type="float" office:value="5.7007147978075103" table:style-name="ce119">
            <text:p>5.7</text:p>
          </table:table-cell>
          <table:table-cell table:style-name="ce119"/>
          <table:table-cell office:value-type="float" office:value="5.5768223031215038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2</text:p>
          </table:table-cell>
          <table:table-cell office:value-type="string" table:style-name="ce39">
            <text:p>Folkestone and Hythe</text:p>
          </table:table-cell>
          <table:table-cell office:value-type="float" office:value="4.6973386476029999" table:style-name="ce40">
            <text:p>4.7</text:p>
          </table:table-cell>
          <table:table-cell table:style-name="ce119"/>
          <table:table-cell office:value-type="float" office:value="6.1821199854308677" table:style-name="ce119">
            <text:p>6.2</text:p>
          </table:table-cell>
          <table:table-cell table:style-name="ce119"/>
          <table:table-cell office:value-type="float" office:value="6.308377090808337" table:style-name="ce119">
            <text:p>6.3</text:p>
          </table:table-cell>
          <table:table-cell table:style-name="ce119"/>
          <table:table-cell office:value-type="float" office:value="5.9051054909233178" table:style-name="ce119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3</text:p>
          </table:table-cell>
          <table:table-cell office:value-type="string" table:style-name="ce39">
            <text:p>Swale</text:p>
          </table:table-cell>
          <table:table-cell office:value-type="float" office:value="3.7912692372894963" table:style-name="ce40">
            <text:p>3.8</text:p>
          </table:table-cell>
          <table:table-cell table:style-name="ce119"/>
          <table:table-cell office:value-type="float" office:value="4.9058873083375314" table:style-name="ce119">
            <text:p>4.9</text:p>
          </table:table-cell>
          <table:table-cell table:style-name="ce119"/>
          <table:table-cell office:value-type="float" office:value="6.009933287246322" table:style-name="ce119">
            <text:p>6.0</text:p>
          </table:table-cell>
          <table:table-cell table:style-name="ce119"/>
          <table:table-cell office:value-type="float" office:value="5.7849579782450755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4</text:p>
          </table:table-cell>
          <table:table-cell office:value-type="string" table:style-name="ce39">
            <text:p>Thanet</text:p>
          </table:table-cell>
          <table:table-cell office:value-type="float" office:value="5.0318371088530434" table:style-name="ce40">
            <text:p>5.0</text:p>
          </table:table-cell>
          <table:table-cell table:style-name="ce119"/>
          <table:table-cell office:value-type="float" office:value="5.4804046465018903" table:style-name="ce119">
            <text:p>5.5</text:p>
          </table:table-cell>
          <table:table-cell table:style-name="ce119"/>
          <table:table-cell office:value-type="float" office:value="6.181968229606011" table:style-name="ce119">
            <text:p>6.2</text:p>
          </table:table-cell>
          <table:table-cell table:style-name="ce119"/>
          <table:table-cell office:value-type="float" office:value="5.9595581891938139" table:style-name="ce11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5</text:p>
          </table:table-cell>
          <table:table-cell office:value-type="string" table:style-name="ce39">
            <text:p>Tonbridge and Malling</text:p>
          </table:table-cell>
          <table:table-cell office:value-type="float" office:value="4.3016357556676876" table:style-name="ce40">
            <text:p>4.3</text:p>
          </table:table-cell>
          <table:table-cell table:style-name="ce117"/>
          <table:table-cell office:value-type="float" office:value="5.0541259803502436" table:style-name="ce117">
            <text:p>5.1</text:p>
          </table:table-cell>
          <table:table-cell table:style-name="ce117"/>
          <table:table-cell office:value-type="float" office:value="5.9613214975017534" table:style-name="ce117">
            <text:p>6.0</text:p>
          </table:table-cell>
          <table:table-cell table:style-name="ce117"/>
          <table:table-cell office:value-type="float" office:value="6.0133356639206941" table:style-name="ce117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16</text:p>
          </table:table-cell>
          <table:table-cell office:value-type="string" table:style-name="ce39">
            <text:p>Tunbridge Wells</text:p>
          </table:table-cell>
          <table:table-cell office:value-type="float" office:value="4.3883087820977273" table:style-name="ce40">
            <text:p>4.4</text:p>
          </table:table-cell>
          <table:table-cell table:style-name="ce119"/>
          <table:table-cell office:value-type="float" office:value="6.0498659674100725" table:style-name="ce119">
            <text:p>6.0</text:p>
          </table:table-cell>
          <table:table-cell table:style-name="ce119"/>
          <table:table-cell office:value-type="float" office:value="6.0657062446754288" table:style-name="ce119">
            <text:p>6.1</text:p>
          </table:table-cell>
          <table:table-cell table:style-name="ce119"/>
          <table:table-cell office:value-type="float" office:value="5.8624026667395963" table:style-name="ce119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5</text:p>
          </table:table-cell>
          <table:table-cell office:value-type="string" table:style-name="ce34">
            <text:p>Oxfordshire</text:p>
          </table:table-cell>
          <table:table-cell office:value-type="float" office:value="1.9494078810303184" table:style-name="ce48">
            <text:p>1.9</text:p>
          </table:table-cell>
          <table:table-cell table:style-name="ce116"/>
          <table:table-cell office:value-type="float" office:value="2.290366234253427" table:style-name="ce116">
            <text:p>2.3</text:p>
          </table:table-cell>
          <table:table-cell table:style-name="ce116"/>
          <table:table-cell office:value-type="float" office:value="2.6227490868499626" table:style-name="ce116">
            <text:p>2.6</text:p>
          </table:table-cell>
          <table:table-cell table:style-name="ce116"/>
          <table:table-cell office:value-type="float" office:value="2.5613203929350181" table:style-name="ce116">
            <text:p>2.6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77</text:p>
          </table:table-cell>
          <table:table-cell office:value-type="string" table:style-name="ce39">
            <text:p>Cherwell</text:p>
          </table:table-cell>
          <table:table-cell office:value-type="float" office:value="4.7082796114950813" table:style-name="ce40">
            <text:p>4.7</text:p>
          </table:table-cell>
          <table:table-cell table:style-name="ce119"/>
          <table:table-cell office:value-type="float" office:value="5.4765262405043424" table:style-name="ce119">
            <text:p>5.5</text:p>
          </table:table-cell>
          <table:table-cell table:style-name="ce119"/>
          <table:table-cell office:value-type="float" office:value="5.7489799627482183" table:style-name="ce119">
            <text:p>5.7</text:p>
          </table:table-cell>
          <table:table-cell table:style-name="ce119"/>
          <table:table-cell office:value-type="float" office:value="5.2842152150324226" table:style-name="ce11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8</text:p>
          </table:table-cell>
          <table:table-cell office:value-type="string" table:style-name="ce39">
            <text:p>Oxford</text:p>
          </table:table-cell>
          <table:table-cell office:value-type="float" office:value="2.8247594112656871" table:style-name="ce40">
            <text:p>2.8</text:p>
          </table:table-cell>
          <table:table-cell table:style-name="ce119"/>
          <table:table-cell office:value-type="float" office:value="3.034205255848943" table:style-name="ce119">
            <text:p>3.0</text:p>
          </table:table-cell>
          <table:table-cell table:style-name="ce119"/>
          <table:table-cell office:value-type="float" office:value="5.2698440938474089" table:style-name="ce119">
            <text:p>5.3</text:p>
          </table:table-cell>
          <table:table-cell table:style-name="ce119"/>
          <table:table-cell office:value-type="float" office:value="5.4768540189140014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79</text:p>
          </table:table-cell>
          <table:table-cell office:value-type="string" table:style-name="ce39">
            <text:p>South Oxfordshire</text:p>
          </table:table-cell>
          <table:table-cell office:value-type="float" office:value="4.712921753123112" table:style-name="ce40">
            <text:p>4.7</text:p>
          </table:table-cell>
          <table:table-cell table:style-name="ce119"/>
          <table:table-cell office:value-type="float" office:value="5.6586441044372044" table:style-name="ce119">
            <text:p>5.7</text:p>
          </table:table-cell>
          <table:table-cell table:style-name="ce119"/>
          <table:table-cell office:value-type="float" office:value="5.6942666402337245" table:style-name="ce119">
            <text:p>5.7</text:p>
          </table:table-cell>
          <table:table-cell table:style-name="ce119"/>
          <table:table-cell office:value-type="float" office:value="5.2264641234391229" table:style-name="ce119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0</text:p>
          </table:table-cell>
          <table:table-cell office:value-type="string" table:style-name="ce39">
            <text:p>Vale of White Horse</text:p>
          </table:table-cell>
          <table:table-cell office:value-type="float" office:value="4.1638372676290336" table:style-name="ce40">
            <text:p>4.2</text:p>
          </table:table-cell>
          <table:table-cell table:style-name="ce117"/>
          <table:table-cell office:value-type="float" office:value="5.003681183191433" table:style-name="ce117">
            <text:p>5.0</text:p>
          </table:table-cell>
          <table:table-cell table:style-name="ce117"/>
          <table:table-cell office:value-type="float" office:value="5.9862086875554947" table:style-name="ce117">
            <text:p>6.0</text:p>
          </table:table-cell>
          <table:table-cell table:style-name="ce117"/>
          <table:table-cell office:value-type="float" office:value="6.0030732619571818" table:style-name="ce117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181</text:p>
          </table:table-cell>
          <table:table-cell office:value-type="string" table:style-name="ce39">
            <text:p>West Oxfordshire</text:p>
          </table:table-cell>
          <table:table-cell office:value-type="float" office:value="5.593391310278772" table:style-name="ce40">
            <text:p>5.6</text:p>
          </table:table-cell>
          <table:table-cell table:style-name="ce119"/>
          <table:table-cell office:value-type="float" office:value="6.2510243472061795" table:style-name="ce119">
            <text:p>6.3</text:p>
          </table:table-cell>
          <table:table-cell table:style-name="ce119"/>
          <table:table-cell office:value-type="float" office:value="6.4999131779060582" table:style-name="ce119">
            <text:p>6.5</text:p>
          </table:table-cell>
          <table:table-cell table:style-name="ce119"/>
          <table:table-cell office:value-type="float" office:value="6.3166315631300876" table:style-name="ce119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0</text:p>
          </table:table-cell>
          <table:table-cell office:value-type="string" table:style-name="ce34">
            <text:p>Surrey</text:p>
          </table:table-cell>
          <table:table-cell office:value-type="float" office:value="1.4783259470258603" table:style-name="ce48">
            <text:p>1.5</text:p>
          </table:table-cell>
          <table:table-cell table:style-name="ce116"/>
          <table:table-cell office:value-type="float" office:value="1.7424783953403189" table:style-name="ce116">
            <text:p>1.7</text:p>
          </table:table-cell>
          <table:table-cell table:style-name="ce116"/>
          <table:table-cell office:value-type="float" office:value="1.8728793138705957" table:style-name="ce116">
            <text:p>1.9</text:p>
          </table:table-cell>
          <table:table-cell table:style-name="ce116"/>
          <table:table-cell office:value-type="float" office:value="1.7802656429574459" table:style-name="ce116">
            <text:p>1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07</text:p>
          </table:table-cell>
          <table:table-cell office:value-type="string" table:style-name="ce39">
            <text:p>Elmbridge</text:p>
          </table:table-cell>
          <table:table-cell office:value-type="float" office:value="4.546756017909015" table:style-name="ce40">
            <text:p>4.5</text:p>
          </table:table-cell>
          <table:table-cell table:style-name="ce119"/>
          <table:table-cell office:value-type="float" office:value="5.1400154427494797" table:style-name="ce119">
            <text:p>5.1</text:p>
          </table:table-cell>
          <table:table-cell table:style-name="ce119"/>
          <table:table-cell office:value-type="float" office:value="5.7209821640210823" table:style-name="ce119">
            <text:p>5.7</text:p>
          </table:table-cell>
          <table:table-cell table:style-name="ce119"/>
          <table:table-cell office:value-type="float" office:value="5.6098403411860289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8</text:p>
          </table:table-cell>
          <table:table-cell office:value-type="string" table:style-name="ce39">
            <text:p>Epsom and Ewell</text:p>
          </table:table-cell>
          <table:table-cell office:value-type="float" office:value="3.8521790369061226" table:style-name="ce40">
            <text:p>3.9</text:p>
          </table:table-cell>
          <table:table-cell table:style-name="ce119"/>
          <table:table-cell office:value-type="float" office:value="4.7696718887868634" table:style-name="ce119">
            <text:p>4.8</text:p>
          </table:table-cell>
          <table:table-cell table:style-name="ce119"/>
          <table:table-cell office:value-type="float" office:value="5.845052645330906" table:style-name="ce119">
            <text:p>5.8</text:p>
          </table:table-cell>
          <table:table-cell table:style-name="ce119"/>
          <table:table-cell office:value-type="float" office:value="5.6686490625807275" table:style-name="ce11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09</text:p>
          </table:table-cell>
          <table:table-cell office:value-type="string" table:style-name="ce39">
            <text:p>Guildford</text:p>
          </table:table-cell>
          <table:table-cell office:value-type="float" office:value="4.02212935369064" table:style-name="ce40">
            <text:p>4.0</text:p>
          </table:table-cell>
          <table:table-cell table:style-name="ce119"/>
          <table:table-cell office:value-type="float" office:value="5.0680844506315275" table:style-name="ce119">
            <text:p>5.1</text:p>
          </table:table-cell>
          <table:table-cell table:style-name="ce119"/>
          <table:table-cell office:value-type="float" office:value="6.0602373629852995" table:style-name="ce119">
            <text:p>6.1</text:p>
          </table:table-cell>
          <table:table-cell table:style-name="ce119"/>
          <table:table-cell office:value-type="float" office:value="6.138335922617105" table:style-name="ce11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0</text:p>
          </table:table-cell>
          <table:table-cell office:value-type="string" table:style-name="ce39">
            <text:p>Mole Valley</text:p>
          </table:table-cell>
          <table:table-cell office:value-type="float" office:value="4.4186476294187589" table:style-name="ce40">
            <text:p>4.4</text:p>
          </table:table-cell>
          <table:table-cell table:style-name="ce119"/>
          <table:table-cell office:value-type="float" office:value="7.3036880466095582" table:style-name="ce119">
            <text:p>7.3</text:p>
          </table:table-cell>
          <table:table-cell table:style-name="ce119"/>
          <table:table-cell office:value-type="float" office:value="6.9541928640852682" table:style-name="ce119">
            <text:p>7.0</text:p>
          </table:table-cell>
          <table:table-cell table:style-name="ce119"/>
          <table:table-cell office:value-type="float" office:value="6.4165946117649364" table:style-name="ce119">
            <text:p>6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1</text:p>
          </table:table-cell>
          <table:table-cell office:value-type="string" table:style-name="ce39">
            <text:p>Reigate and Banstead</text:p>
          </table:table-cell>
          <table:table-cell office:value-type="float" office:value="4.9206654036689006" table:style-name="ce40">
            <text:p>4.9</text:p>
          </table:table-cell>
          <table:table-cell table:style-name="ce119"/>
          <table:table-cell office:value-type="float" office:value="5.7055080950969783" table:style-name="ce119">
            <text:p>5.7</text:p>
          </table:table-cell>
          <table:table-cell table:style-name="ce119"/>
          <table:table-cell office:value-type="float" office:value="6.0666357633855084" table:style-name="ce119">
            <text:p>6.1</text:p>
          </table:table-cell>
          <table:table-cell table:style-name="ce119"/>
          <table:table-cell office:value-type="float" office:value="5.5992773403228613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2</text:p>
          </table:table-cell>
          <table:table-cell office:value-type="string" table:style-name="ce39">
            <text:p>Runnymede</text:p>
          </table:table-cell>
          <table:table-cell office:value-type="float" office:value="5.0760567981160136" table:style-name="ce40">
            <text:p>5.1</text:p>
          </table:table-cell>
          <table:table-cell table:style-name="ce119"/>
          <table:table-cell office:value-type="float" office:value="5.6838456739606418" table:style-name="ce119">
            <text:p>5.7</text:p>
          </table:table-cell>
          <table:table-cell table:style-name="ce119"/>
          <table:table-cell office:value-type="float" office:value="5.8731883554366151" table:style-name="ce119">
            <text:p>5.9</text:p>
          </table:table-cell>
          <table:table-cell table:style-name="ce119"/>
          <table:table-cell office:value-type="float" office:value="5.5436270833681132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3</text:p>
          </table:table-cell>
          <table:table-cell office:value-type="string" table:style-name="ce39">
            <text:p>Spelthorne</text:p>
          </table:table-cell>
          <table:table-cell office:value-type="float" office:value="4.5245390222369171" table:style-name="ce40">
            <text:p>4.5</text:p>
          </table:table-cell>
          <table:table-cell table:style-name="ce119"/>
          <table:table-cell office:value-type="float" office:value="4.9769153741101686" table:style-name="ce119">
            <text:p>5.0</text:p>
          </table:table-cell>
          <table:table-cell table:style-name="ce119"/>
          <table:table-cell office:value-type="float" office:value="5.959024063843632" table:style-name="ce119">
            <text:p>6.0</text:p>
          </table:table-cell>
          <table:table-cell table:style-name="ce119"/>
          <table:table-cell office:value-type="float" office:value="5.414597759192386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4</text:p>
          </table:table-cell>
          <table:table-cell office:value-type="string" table:style-name="ce39">
            <text:p>Surrey Heath</text:p>
          </table:table-cell>
          <table:table-cell office:value-type="float" office:value="5.2627507103188194" table:style-name="ce40">
            <text:p>5.3</text:p>
          </table:table-cell>
          <table:table-cell table:style-name="ce119"/>
          <table:table-cell office:value-type="float" office:value="5.8485328976046631" table:style-name="ce119">
            <text:p>5.8</text:p>
          </table:table-cell>
          <table:table-cell table:style-name="ce119"/>
          <table:table-cell office:value-type="float" office:value="5.9156548204949306" table:style-name="ce119">
            <text:p>5.9</text:p>
          </table:table-cell>
          <table:table-cell table:style-name="ce119"/>
          <table:table-cell office:value-type="float" office:value="5.7108069821403156" table:style-name="ce11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5</text:p>
          </table:table-cell>
          <table:table-cell office:value-type="string" table:style-name="ce39">
            <text:p>Tandridge</text:p>
          </table:table-cell>
          <table:table-cell office:value-type="float" office:value="5.8435574993598856" table:style-name="ce40">
            <text:p>5.8</text:p>
          </table:table-cell>
          <table:table-cell table:style-name="ce119"/>
          <table:table-cell office:value-type="float" office:value="6.3525382597714124" table:style-name="ce119">
            <text:p>6.4</text:p>
          </table:table-cell>
          <table:table-cell table:style-name="ce119"/>
          <table:table-cell office:value-type="float" office:value="6.064996397407235" table:style-name="ce119">
            <text:p>6.1</text:p>
          </table:table-cell>
          <table:table-cell table:style-name="ce119"/>
          <table:table-cell office:value-type="float" office:value="5.4049244764637736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6</text:p>
          </table:table-cell>
          <table:table-cell office:value-type="string" table:style-name="ce39">
            <text:p>Waverley</text:p>
          </table:table-cell>
          <table:table-cell office:value-type="float" office:value="4.7094686313034817" table:style-name="ce40">
            <text:p>4.7</text:p>
          </table:table-cell>
          <table:table-cell table:style-name="ce117"/>
          <table:table-cell office:value-type="float" office:value="5.7406629785417103" table:style-name="ce117">
            <text:p>5.7</text:p>
          </table:table-cell>
          <table:table-cell table:style-name="ce117"/>
          <table:table-cell office:value-type="float" office:value="5.7873999187995349" table:style-name="ce117">
            <text:p>5.8</text:p>
          </table:table-cell>
          <table:table-cell table:style-name="ce117"/>
          <table:table-cell office:value-type="float" office:value="5.230888211742335" table:style-name="ce117">
            <text:p>5.2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17</text:p>
          </table:table-cell>
          <table:table-cell office:value-type="string" table:style-name="ce39">
            <text:p>Woking</text:p>
          </table:table-cell>
          <table:table-cell office:value-type="float" office:value="5.8201412115602036" table:style-name="ce40">
            <text:p>5.8</text:p>
          </table:table-cell>
          <table:table-cell table:style-name="ce119"/>
          <table:table-cell office:value-type="float" office:value="5.9783802704169382" table:style-name="ce119">
            <text:p>6.0</text:p>
          </table:table-cell>
          <table:table-cell table:style-name="ce119"/>
          <table:table-cell office:value-type="float" office:value="6.3500139533329891" table:style-name="ce119">
            <text:p>6.4</text:p>
          </table:table-cell>
          <table:table-cell table:style-name="ce119"/>
          <table:table-cell office:value-type="float" office:value="6.253378036466267" table:style-name="ce119">
            <text:p>6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32</text:p>
          </table:table-cell>
          <table:table-cell office:value-type="string" table:style-name="ce36">
            <text:p>West Sussex</text:p>
          </table:table-cell>
          <table:table-cell office:value-type="float" office:value="1.6376456958477337" table:style-name="ce48">
            <text:p>1.6</text:p>
          </table:table-cell>
          <table:table-cell table:style-name="ce116"/>
          <table:table-cell office:value-type="float" office:value="1.9640483356496485" table:style-name="ce116">
            <text:p>2.0</text:p>
          </table:table-cell>
          <table:table-cell table:style-name="ce116"/>
          <table:table-cell office:value-type="float" office:value="2.3062289074015032" table:style-name="ce116">
            <text:p>2.3</text:p>
          </table:table-cell>
          <table:table-cell table:style-name="ce116"/>
          <table:table-cell office:value-type="float" office:value="2.2583533502333051" table:style-name="ce116">
            <text:p>2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223</text:p>
          </table:table-cell>
          <table:table-cell office:value-type="string" table:style-name="ce39">
            <text:p>Adur</text:p>
          </table:table-cell>
          <table:table-cell office:value-type="float" office:value="4.7459079100716011" table:style-name="ce40">
            <text:p>4.7</text:p>
          </table:table-cell>
          <table:table-cell table:style-name="ce119"/>
          <table:table-cell office:value-type="float" office:value="5.2526690789883261" table:style-name="ce119">
            <text:p>5.3</text:p>
          </table:table-cell>
          <table:table-cell table:style-name="ce119"/>
          <table:table-cell office:value-type="float" office:value="6.0043178669443034" table:style-name="ce119">
            <text:p>6.0</text:p>
          </table:table-cell>
          <table:table-cell table:style-name="ce119"/>
          <table:table-cell office:value-type="float" office:value="5.9879260707342672" table:style-name="ce119">
            <text:p>6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4</text:p>
          </table:table-cell>
          <table:table-cell office:value-type="string" table:style-name="ce39">
            <text:p>Arun</text:p>
          </table:table-cell>
          <table:table-cell office:value-type="float" office:value="3.4142386719947404" table:style-name="ce40">
            <text:p>3.4</text:p>
          </table:table-cell>
          <table:table-cell table:style-name="ce119"/>
          <table:table-cell office:value-type="float" office:value="4.9491742065365774" table:style-name="ce119">
            <text:p>4.9</text:p>
          </table:table-cell>
          <table:table-cell table:style-name="ce119"/>
          <table:table-cell office:value-type="float" office:value="5.8290269451946592" table:style-name="ce119">
            <text:p>5.8</text:p>
          </table:table-cell>
          <table:table-cell table:style-name="ce119"/>
          <table:table-cell office:value-type="float" office:value="5.6103192279865874" table:style-name="ce119">
            <text:p>5.6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5</text:p>
          </table:table-cell>
          <table:table-cell office:value-type="string" table:style-name="ce39">
            <text:p>Chichester</text:p>
          </table:table-cell>
          <table:table-cell office:value-type="float" office:value="3.5630684758698794" table:style-name="ce40">
            <text:p>3.6</text:p>
          </table:table-cell>
          <table:table-cell table:style-name="ce119"/>
          <table:table-cell office:value-type="float" office:value="4.9693978522005082" table:style-name="ce119">
            <text:p>5.0</text:p>
          </table:table-cell>
          <table:table-cell table:style-name="ce119"/>
          <table:table-cell office:value-type="float" office:value="6.4193726590983431" table:style-name="ce119">
            <text:p>6.4</text:p>
          </table:table-cell>
          <table:table-cell table:style-name="ce119"/>
          <table:table-cell office:value-type="float" office:value="6.6700024590066356" table:style-name="ce119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6</text:p>
          </table:table-cell>
          <table:table-cell office:value-type="string" table:style-name="ce39">
            <text:p>Crawley</text:p>
          </table:table-cell>
          <table:table-cell office:value-type="float" office:value="4.4107828783138014" table:style-name="ce40">
            <text:p>4.4</text:p>
          </table:table-cell>
          <table:table-cell table:style-name="ce119"/>
          <table:table-cell office:value-type="float" office:value="5.090349186606435" table:style-name="ce119">
            <text:p>5.1</text:p>
          </table:table-cell>
          <table:table-cell table:style-name="ce119"/>
          <table:table-cell office:value-type="float" office:value="5.9518630332727698" table:style-name="ce119">
            <text:p>6.0</text:p>
          </table:table-cell>
          <table:table-cell table:style-name="ce119"/>
          <table:table-cell office:value-type="float" office:value="5.8495860270829203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7</text:p>
          </table:table-cell>
          <table:table-cell office:value-type="string" table:style-name="ce39">
            <text:p>Horsham</text:p>
          </table:table-cell>
          <table:table-cell office:value-type="float" office:value="4.549025416940311" table:style-name="ce40">
            <text:p>4.5</text:p>
          </table:table-cell>
          <table:table-cell table:style-name="ce119"/>
          <table:table-cell office:value-type="float" office:value="5.0869931236290578" table:style-name="ce119">
            <text:p>5.1</text:p>
          </table:table-cell>
          <table:table-cell table:style-name="ce119"/>
          <table:table-cell office:value-type="float" office:value="5.566593223010341" table:style-name="ce119">
            <text:p>5.6</text:p>
          </table:table-cell>
          <table:table-cell table:style-name="ce119"/>
          <table:table-cell office:value-type="float" office:value="5.3922446049515624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8</text:p>
          </table:table-cell>
          <table:table-cell office:value-type="string" table:style-name="ce39">
            <text:p>Mid Sussex</text:p>
          </table:table-cell>
          <table:table-cell office:value-type="float" office:value="4.935810377067595" table:style-name="ce40">
            <text:p>4.9</text:p>
          </table:table-cell>
          <table:table-cell table:style-name="ce119"/>
          <table:table-cell office:value-type="float" office:value="5.2691091875144869" table:style-name="ce119">
            <text:p>5.3</text:p>
          </table:table-cell>
          <table:table-cell table:style-name="ce119"/>
          <table:table-cell office:value-type="float" office:value="5.811647156983291" table:style-name="ce119">
            <text:p>5.8</text:p>
          </table:table-cell>
          <table:table-cell table:style-name="ce119"/>
          <table:table-cell office:value-type="float" office:value="5.5427162520345572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229</text:p>
          </table:table-cell>
          <table:table-cell office:value-type="string" table:style-name="ce39">
            <text:p>Worthing</text:p>
          </table:table-cell>
          <table:table-cell office:value-type="float" office:value="3.944529870839375" table:style-name="ce40">
            <text:p>3.9</text:p>
          </table:table-cell>
          <table:table-cell table:style-name="ce117"/>
          <table:table-cell office:value-type="float" office:value="4.6973371743475933" table:style-name="ce117">
            <text:p>4.7</text:p>
          </table:table-cell>
          <table:table-cell table:style-name="ce117"/>
          <table:table-cell office:value-type="float" office:value="6.0439684083949068" table:style-name="ce117">
            <text:p>6.0</text:p>
          </table:table-cell>
          <table:table-cell table:style-name="ce117"/>
          <table:table-cell office:value-type="float" office:value="5.9854217812241428" table:style-name="ce117">
            <text:p>6.0</text:p>
          </table:table-cell>
          <table:table-cell table:number-columns-repeated="16375" table:style-name="ce41"/>
        </table:table-row>
        <table:table-row table:style-name="ro14">
          <table:table-cell office:value-type="string" table:style-name="ce31">
            <text:p>E12000009</text:p>
          </table:table-cell>
          <table:table-cell office:value-type="string" table:style-name="ce32">
            <text:p>South West</text:p>
          </table:table-cell>
          <table:table-cell office:value-type="float" office:value="0.81629157059918134" table:style-name="ce29">
            <text:p>0.8</text:p>
          </table:table-cell>
          <table:table-cell table:style-name="ce120"/>
          <table:table-cell office:value-type="float" office:value="0.93174638949481414" table:style-name="ce120">
            <text:p>0.9</text:p>
          </table:table-cell>
          <table:table-cell table:style-name="ce120"/>
          <table:table-cell office:value-type="float" office:value="1.066812461516653" table:style-name="ce120">
            <text:p>1.1</text:p>
          </table:table-cell>
          <table:table-cell table:style-name="ce120"/>
          <table:table-cell office:value-type="float" office:value="1.0283000382290963" table:style-name="ce120">
            <text:p>1.0</text:p>
          </table:table-cell>
          <table:table-cell table:number-columns-repeated="16375" table:style-name="ce32"/>
        </table:table-row>
        <table:table-row table:style-name="ro7">
          <table:table-cell office:value-type="string" table:style-name="ce42">
            <text:p>E06000022</text:p>
          </table:table-cell>
          <table:table-cell office:value-type="string" table:style-name="ce34">
            <text:p>Bath and North East Somerset</text:p>
          </table:table-cell>
          <table:table-cell office:value-type="float" office:value="2.825037968126809" table:style-name="ce48">
            <text:p>2.8</text:p>
          </table:table-cell>
          <table:table-cell table:style-name="ce118"/>
          <table:table-cell office:value-type="float" office:value="3.4828886205597986" table:style-name="ce118">
            <text:p>3.5</text:p>
          </table:table-cell>
          <table:table-cell table:style-name="ce118"/>
          <table:table-cell office:value-type="float" office:value="4.2828793966977248" table:style-name="ce118">
            <text:p>4.3</text:p>
          </table:table-cell>
          <table:table-cell table:style-name="ce118"/>
          <table:table-cell office:value-type="float" office:value="4.0975577887287065" table:style-name="ce118">
            <text:p>4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8</text:p>
          </table:table-cell>
          <table:table-cell office:value-type="string" table:style-name="ce34">
            <text:p>Bournemouth</text:p>
          </table:table-cell>
          <table:table-cell office:value-type="float" office:value="4.4571484605838592" table:style-name="ce48">
            <text:p>4.5</text:p>
          </table:table-cell>
          <table:table-cell table:style-name="ce118"/>
          <table:table-cell office:value-type="float" office:value="5.0916011959801999" table:style-name="ce118">
            <text:p>5.1</text:p>
          </table:table-cell>
          <table:table-cell table:style-name="ce118"/>
          <table:table-cell office:value-type="float" office:value="6.0477205665476488" table:style-name="ce118">
            <text:p>6.0</text:p>
          </table:table-cell>
          <table:table-cell table:style-name="ce118"/>
          <table:table-cell office:value-type="float" office:value="5.8368959443934445" table:style-name="ce118">
            <text:p>5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3</text:p>
          </table:table-cell>
          <table:table-cell office:value-type="string" table:style-name="ce34">
            <text:p>Bristol, City of</text:p>
          </table:table-cell>
          <table:table-cell office:value-type="float" office:value="2.3476744151593842" table:style-name="ce48">
            <text:p>2.3</text:p>
          </table:table-cell>
          <table:table-cell table:style-name="ce118"/>
          <table:table-cell office:value-type="float" office:value="2.9369153905443479" table:style-name="ce118">
            <text:p>2.9</text:p>
          </table:table-cell>
          <table:table-cell table:style-name="ce118"/>
          <table:table-cell office:value-type="float" office:value="3.1826783258722346" table:style-name="ce118">
            <text:p>3.2</text:p>
          </table:table-cell>
          <table:table-cell table:style-name="ce118"/>
          <table:table-cell office:value-type="float" office:value="3.161102803443161" table:style-name="ce118">
            <text:p>3.2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2</text:p>
          </table:table-cell>
          <table:table-cell office:value-type="string" table:style-name="ce34">
            <text:p>Cornwall</text:p>
          </table:table-cell>
          <table:table-cell office:value-type="float" office:value="3.0883365828097697" table:style-name="ce48">
            <text:p>3.1</text:p>
          </table:table-cell>
          <table:table-cell table:style-name="ce118"/>
          <table:table-cell office:value-type="float" office:value="3.4931801810188512" table:style-name="ce118">
            <text:p>3.5</text:p>
          </table:table-cell>
          <table:table-cell table:style-name="ce118"/>
          <table:table-cell office:value-type="float" office:value="4.1937094227107172" table:style-name="ce118">
            <text:p>4.2</text:p>
          </table:table-cell>
          <table:table-cell table:style-name="ce118"/>
          <table:table-cell office:value-type="float" office:value="4.1302992631115583" table:style-name="ce118">
            <text:p>4.1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3</text:p>
          </table:table-cell>
          <table:table-cell office:value-type="string" table:style-name="ce34">
            <text:p>Isles of Scilly<text:span text:style-name="T5">5</text:span></text:p>
          </table:table-cell>
          <table:table-cell office:value-type="float" office:value="5.3182370366696592" table:style-name="ce48">
            <text:p>5.3</text:p>
          </table:table-cell>
          <table:table-cell table:style-name="ce118"/>
          <table:table-cell office:value-type="float" office:value="5.7354959552875284" table:style-name="ce118">
            <text:p>5.7</text:p>
          </table:table-cell>
          <table:table-cell table:style-name="ce118"/>
          <table:table-cell office:value-type="float" office:value="7.5786534676791977" table:style-name="ce118">
            <text:p>7.6</text:p>
          </table:table-cell>
          <table:table-cell table:style-name="ce118"/>
          <table:table-cell office:value-type="float" office:value="8.4974927008639956" table:style-name="ce118">
            <text:p>8.5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4</text:p>
          </table:table-cell>
          <table:table-cell office:value-type="string" table:style-name="ce34">
            <text:p>North Somerset</text:p>
          </table:table-cell>
          <table:table-cell office:value-type="float" office:value="5.0889818865760379" table:style-name="ce48">
            <text:p>5.1</text:p>
          </table:table-cell>
          <table:table-cell table:style-name="ce118"/>
          <table:table-cell office:value-type="float" office:value="6.1548553039788239" table:style-name="ce118">
            <text:p>6.2</text:p>
          </table:table-cell>
          <table:table-cell table:style-name="ce118"/>
          <table:table-cell office:value-type="float" office:value="6.0178098463521739" table:style-name="ce118">
            <text:p>6.0</text:p>
          </table:table-cell>
          <table:table-cell table:style-name="ce118"/>
          <table:table-cell office:value-type="float" office:value="5.6576852413579353" table:style-name="ce118">
            <text:p>5.7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6</text:p>
          </table:table-cell>
          <table:table-cell office:value-type="string" table:style-name="ce34">
            <text:p>Plymouth</text:p>
          </table:table-cell>
          <table:table-cell office:value-type="float" office:value="3.307719537740117" table:style-name="ce48">
            <text:p>3.3</text:p>
          </table:table-cell>
          <table:table-cell table:style-name="ce118"/>
          <table:table-cell office:value-type="float" office:value="3.8692058518903893" table:style-name="ce118">
            <text:p>3.9</text:p>
          </table:table-cell>
          <table:table-cell table:style-name="ce118"/>
          <table:table-cell office:value-type="float" office:value="4.1239341508607366" table:style-name="ce118">
            <text:p>4.1</text:p>
          </table:table-cell>
          <table:table-cell table:style-name="ce118"/>
          <table:table-cell office:value-type="float" office:value="3.9745426075412258" table:style-name="ce118">
            <text:p>4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9</text:p>
          </table:table-cell>
          <table:table-cell office:value-type="string" table:style-name="ce36">
            <text:p>Poole</text:p>
          </table:table-cell>
          <table:table-cell office:value-type="float" office:value="4.7764640118308277" table:style-name="ce48">
            <text:p>4.8</text:p>
          </table:table-cell>
          <table:table-cell table:style-name="ce118"/>
          <table:table-cell office:value-type="float" office:value="5.3585174178749302" table:style-name="ce118">
            <text:p>5.4</text:p>
          </table:table-cell>
          <table:table-cell table:style-name="ce118"/>
          <table:table-cell office:value-type="float" office:value="5.8606499999456716" table:style-name="ce118">
            <text:p>5.9</text:p>
          </table:table-cell>
          <table:table-cell table:style-name="ce118"/>
          <table:table-cell office:value-type="float" office:value="5.2649049171205" table:style-name="ce118">
            <text:p>5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5</text:p>
          </table:table-cell>
          <table:table-cell office:value-type="string" table:style-name="ce34">
            <text:p>South Gloucestershire</text:p>
          </table:table-cell>
          <table:table-cell office:value-type="float" office:value="3.2167402169283488" table:style-name="ce48">
            <text:p>3.2</text:p>
          </table:table-cell>
          <table:table-cell table:style-name="ce118"/>
          <table:table-cell office:value-type="float" office:value="3.9317989084380889" table:style-name="ce118">
            <text:p>3.9</text:p>
          </table:table-cell>
          <table:table-cell table:style-name="ce118"/>
          <table:table-cell office:value-type="float" office:value="4.2878996079468159" table:style-name="ce118">
            <text:p>4.3</text:p>
          </table:table-cell>
          <table:table-cell table:style-name="ce118"/>
          <table:table-cell office:value-type="float" office:value="4.0214645146613712" table:style-name="ce118">
            <text:p>4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30</text:p>
          </table:table-cell>
          <table:table-cell office:value-type="string" table:style-name="ce34">
            <text:p>Swindon</text:p>
          </table:table-cell>
          <table:table-cell office:value-type="float" office:value="3.4174591370697116" table:style-name="ce48">
            <text:p>3.4</text:p>
          </table:table-cell>
          <table:table-cell table:style-name="ce118"/>
          <table:table-cell office:value-type="float" office:value="3.7540952931432336" table:style-name="ce118">
            <text:p>3.8</text:p>
          </table:table-cell>
          <table:table-cell table:style-name="ce118"/>
          <table:table-cell office:value-type="float" office:value="4.0355130823640177" table:style-name="ce118">
            <text:p>4.0</text:p>
          </table:table-cell>
          <table:table-cell table:style-name="ce118"/>
          <table:table-cell office:value-type="float" office:value="3.898772294902825" table:style-name="ce118">
            <text:p>3.9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27</text:p>
          </table:table-cell>
          <table:table-cell office:value-type="string" table:style-name="ce34">
            <text:p>Torbay</text:p>
          </table:table-cell>
          <table:table-cell office:value-type="float" office:value="4.3883328205979621" table:style-name="ce48">
            <text:p>4.4</text:p>
          </table:table-cell>
          <table:table-cell table:style-name="ce118"/>
          <table:table-cell office:value-type="float" office:value="4.8217094512482124" table:style-name="ce118">
            <text:p>4.8</text:p>
          </table:table-cell>
          <table:table-cell table:style-name="ce118"/>
          <table:table-cell office:value-type="float" office:value="5.9235821146963126" table:style-name="ce118">
            <text:p>5.9</text:p>
          </table:table-cell>
          <table:table-cell table:style-name="ce118"/>
          <table:table-cell office:value-type="float" office:value="5.3995787215235511" table:style-name="ce118">
            <text:p>5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06000054</text:p>
          </table:table-cell>
          <table:table-cell office:value-type="string" table:style-name="ce34">
            <text:p>Wiltshire</text:p>
          </table:table-cell>
          <table:table-cell office:value-type="float" office:value="4.5552291720476479" table:style-name="ce48">
            <text:p>4.6</text:p>
          </table:table-cell>
          <table:table-cell table:style-name="ce116"/>
          <table:table-cell office:value-type="float" office:value="5.0633568304163994" table:style-name="ce116">
            <text:p>5.1</text:p>
          </table:table-cell>
          <table:table-cell table:style-name="ce116"/>
          <table:table-cell office:value-type="float" office:value="6.25217800626322" table:style-name="ce116">
            <text:p>6.3</text:p>
          </table:table-cell>
          <table:table-cell table:style-name="ce116"/>
          <table:table-cell office:value-type="float" office:value="6.0157959868675279" table:style-name="ce116">
            <text:p>6.0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3">
            <text:p>E10000008</text:p>
          </table:table-cell>
          <table:table-cell office:value-type="string" table:style-name="ce34">
            <text:p>Devon</text:p>
          </table:table-cell>
          <table:table-cell office:value-type="float" office:value="1.743766398097335" table:style-name="ce48">
            <text:p>1.7</text:p>
          </table:table-cell>
          <table:table-cell table:style-name="ce116"/>
          <table:table-cell office:value-type="float" office:value="2.0015351079306187" table:style-name="ce116">
            <text:p>2.0</text:p>
          </table:table-cell>
          <table:table-cell table:style-name="ce116"/>
          <table:table-cell office:value-type="float" office:value="2.2658648354038635" table:style-name="ce116">
            <text:p>2.3</text:p>
          </table:table-cell>
          <table:table-cell table:style-name="ce116"/>
          <table:table-cell office:value-type="float" office:value="2.2531950797279263" table:style-name="ce116">
            <text:p>2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0</text:p>
          </table:table-cell>
          <table:table-cell office:value-type="string" table:style-name="ce39">
            <text:p>East Devon</text:p>
          </table:table-cell>
          <table:table-cell office:value-type="float" office:value="4.9871154685942827" table:style-name="ce40">
            <text:p>5.0</text:p>
          </table:table-cell>
          <table:table-cell table:style-name="ce119"/>
          <table:table-cell office:value-type="float" office:value="5.3275052765801467" table:style-name="ce119">
            <text:p>5.3</text:p>
          </table:table-cell>
          <table:table-cell table:style-name="ce119"/>
          <table:table-cell office:value-type="float" office:value="5.8511045736190592" table:style-name="ce119">
            <text:p>5.9</text:p>
          </table:table-cell>
          <table:table-cell table:style-name="ce119"/>
          <table:table-cell office:value-type="float" office:value="5.6531879244372032" table:style-name="ce11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1</text:p>
          </table:table-cell>
          <table:table-cell office:value-type="string" table:style-name="ce39">
            <text:p>Exeter</text:p>
          </table:table-cell>
          <table:table-cell office:value-type="float" office:value="4.7604379528670027" table:style-name="ce40">
            <text:p>4.8</text:p>
          </table:table-cell>
          <table:table-cell table:style-name="ce119"/>
          <table:table-cell office:value-type="float" office:value="5.8407847948899523" table:style-name="ce119">
            <text:p>5.8</text:p>
          </table:table-cell>
          <table:table-cell table:style-name="ce119"/>
          <table:table-cell office:value-type="float" office:value="6.7702561070542071" table:style-name="ce119">
            <text:p>6.8</text:p>
          </table:table-cell>
          <table:table-cell table:style-name="ce119"/>
          <table:table-cell office:value-type="float" office:value="6.9870134490487903" table:style-name="ce119">
            <text:p>7.0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2</text:p>
          </table:table-cell>
          <table:table-cell office:value-type="string" table:style-name="ce39">
            <text:p>Mid Devon</text:p>
          </table:table-cell>
          <table:table-cell office:value-type="float" office:value="3.701666380277957" table:style-name="ce40">
            <text:p>3.7</text:p>
          </table:table-cell>
          <table:table-cell table:style-name="ce119"/>
          <table:table-cell office:value-type="float" office:value="4.5211369008370976" table:style-name="ce119">
            <text:p>4.5</text:p>
          </table:table-cell>
          <table:table-cell table:style-name="ce119"/>
          <table:table-cell office:value-type="float" office:value="5.9283717910795453" table:style-name="ce119">
            <text:p>5.9</text:p>
          </table:table-cell>
          <table:table-cell table:style-name="ce119"/>
          <table:table-cell office:value-type="float" office:value="5.8212476586923021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3</text:p>
          </table:table-cell>
          <table:table-cell office:value-type="string" table:style-name="ce39">
            <text:p>North Devon</text:p>
          </table:table-cell>
          <table:table-cell office:value-type="float" office:value="5.0404315220895501" table:style-name="ce40">
            <text:p>5.0</text:p>
          </table:table-cell>
          <table:table-cell table:style-name="ce119"/>
          <table:table-cell office:value-type="float" office:value="5.3199999188938136" table:style-name="ce119">
            <text:p>5.3</text:p>
          </table:table-cell>
          <table:table-cell table:style-name="ce119"/>
          <table:table-cell office:value-type="float" office:value="5.9920363178425635" table:style-name="ce119">
            <text:p>6.0</text:p>
          </table:table-cell>
          <table:table-cell table:style-name="ce119"/>
          <table:table-cell office:value-type="float" office:value="6.0689926348209138" table:style-name="ce119">
            <text:p>6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4</text:p>
          </table:table-cell>
          <table:table-cell office:value-type="string" table:style-name="ce39">
            <text:p>South Hams</text:p>
          </table:table-cell>
          <table:table-cell office:value-type="float" office:value="4.3318245189179923" table:style-name="ce40">
            <text:p>4.3</text:p>
          </table:table-cell>
          <table:table-cell table:style-name="ce119"/>
          <table:table-cell office:value-type="float" office:value="5.350061081694502" table:style-name="ce119">
            <text:p>5.4</text:p>
          </table:table-cell>
          <table:table-cell table:style-name="ce119"/>
          <table:table-cell office:value-type="float" office:value="6.6987401279316963" table:style-name="ce119">
            <text:p>6.7</text:p>
          </table:table-cell>
          <table:table-cell table:style-name="ce119"/>
          <table:table-cell office:value-type="float" office:value="6.6978571474399393" table:style-name="ce119">
            <text:p>6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5</text:p>
          </table:table-cell>
          <table:table-cell office:value-type="string" table:style-name="ce39">
            <text:p>Teignbridge</text:p>
          </table:table-cell>
          <table:table-cell office:value-type="float" office:value="4.6277146237912792" table:style-name="ce40">
            <text:p>4.6</text:p>
          </table:table-cell>
          <table:table-cell table:style-name="ce119"/>
          <table:table-cell office:value-type="float" office:value="5.3100299670782896" table:style-name="ce119">
            <text:p>5.3</text:p>
          </table:table-cell>
          <table:table-cell table:style-name="ce119"/>
          <table:table-cell office:value-type="float" office:value="5.7618560526765172" table:style-name="ce119">
            <text:p>5.8</text:p>
          </table:table-cell>
          <table:table-cell table:style-name="ce119"/>
          <table:table-cell office:value-type="float" office:value="5.6691336662619491" table:style-name="ce11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6</text:p>
          </table:table-cell>
          <table:table-cell office:value-type="string" table:style-name="ce39">
            <text:p>Torridge</text:p>
          </table:table-cell>
          <table:table-cell office:value-type="float" office:value="5.1785990804535054" table:style-name="ce40">
            <text:p>5.2</text:p>
          </table:table-cell>
          <table:table-cell table:style-name="ce117"/>
          <table:table-cell office:value-type="float" office:value="6.0130748174565767" table:style-name="ce117">
            <text:p>6.0</text:p>
          </table:table-cell>
          <table:table-cell table:style-name="ce117"/>
          <table:table-cell office:value-type="float" office:value="5.7955562884883518" table:style-name="ce117">
            <text:p>5.8</text:p>
          </table:table-cell>
          <table:table-cell table:style-name="ce117"/>
          <table:table-cell office:value-type="float" office:value="5.5492429242054779" table:style-name="ce117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7</text:p>
          </table:table-cell>
          <table:table-cell office:value-type="string" table:style-name="ce39">
            <text:p>West Devon</text:p>
          </table:table-cell>
          <table:table-cell office:value-type="float" office:value="3.9508962929097113" table:style-name="ce40">
            <text:p>4.0</text:p>
          </table:table-cell>
          <table:table-cell table:style-name="ce119"/>
          <table:table-cell office:value-type="float" office:value="4.9318450404427612" table:style-name="ce119">
            <text:p>4.9</text:p>
          </table:table-cell>
          <table:table-cell table:style-name="ce119"/>
          <table:table-cell office:value-type="float" office:value="5.4922599708666864" table:style-name="ce119">
            <text:p>5.5</text:p>
          </table:table-cell>
          <table:table-cell table:style-name="ce119"/>
          <table:table-cell office:value-type="float" office:value="5.2800520350896551" table:style-name="ce11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09</text:p>
          </table:table-cell>
          <table:table-cell office:value-type="string" table:style-name="ce34">
            <text:p>Dorset</text:p>
          </table:table-cell>
          <table:table-cell office:value-type="float" office:value="1.9796362515461907" table:style-name="ce48">
            <text:p>2.0</text:p>
          </table:table-cell>
          <table:table-cell table:style-name="ce116"/>
          <table:table-cell office:value-type="float" office:value="2.2458618310633893" table:style-name="ce116">
            <text:p>2.2</text:p>
          </table:table-cell>
          <table:table-cell table:style-name="ce116"/>
          <table:table-cell office:value-type="float" office:value="2.4387229101589583" table:style-name="ce116">
            <text:p>2.4</text:p>
          </table:table-cell>
          <table:table-cell table:style-name="ce116"/>
          <table:table-cell office:value-type="float" office:value="2.2957988378367045" table:style-name="ce116">
            <text:p>2.3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48</text:p>
          </table:table-cell>
          <table:table-cell office:value-type="string" table:style-name="ce39">
            <text:p>Christchurch</text:p>
          </table:table-cell>
          <table:table-cell office:value-type="float" office:value="4.2627458990804445" table:style-name="ce40">
            <text:p>4.3</text:p>
          </table:table-cell>
          <table:table-cell table:style-name="ce119"/>
          <table:table-cell office:value-type="float" office:value="5.1729209096577966" table:style-name="ce119">
            <text:p>5.2</text:p>
          </table:table-cell>
          <table:table-cell table:style-name="ce119"/>
          <table:table-cell office:value-type="float" office:value="5.782522604662371" table:style-name="ce119">
            <text:p>5.8</text:p>
          </table:table-cell>
          <table:table-cell table:style-name="ce119"/>
          <table:table-cell office:value-type="float" office:value="5.5150666011680558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49</text:p>
          </table:table-cell>
          <table:table-cell office:value-type="string" table:style-name="ce39">
            <text:p>East Dorset</text:p>
          </table:table-cell>
          <table:table-cell office:value-type="float" office:value="4.881533601392829" table:style-name="ce40">
            <text:p>4.9</text:p>
          </table:table-cell>
          <table:table-cell table:style-name="ce119"/>
          <table:table-cell office:value-type="float" office:value="5.3012568705253056" table:style-name="ce119">
            <text:p>5.3</text:p>
          </table:table-cell>
          <table:table-cell table:style-name="ce119"/>
          <table:table-cell office:value-type="float" office:value="5.4029258682768972" table:style-name="ce119">
            <text:p>5.4</text:p>
          </table:table-cell>
          <table:table-cell table:style-name="ce119"/>
          <table:table-cell office:value-type="float" office:value="5.0588616394101891" table:style-name="ce119">
            <text:p>5.1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0</text:p>
          </table:table-cell>
          <table:table-cell office:value-type="string" table:style-name="ce39">
            <text:p>North Dorset</text:p>
          </table:table-cell>
          <table:table-cell office:value-type="float" office:value="4.9547710316935607" table:style-name="ce40">
            <text:p>5.0</text:p>
          </table:table-cell>
          <table:table-cell table:style-name="ce119"/>
          <table:table-cell office:value-type="float" office:value="5.3805686661300589" table:style-name="ce119">
            <text:p>5.4</text:p>
          </table:table-cell>
          <table:table-cell table:style-name="ce119"/>
          <table:table-cell office:value-type="float" office:value="5.583273156394708" table:style-name="ce119">
            <text:p>5.6</text:p>
          </table:table-cell>
          <table:table-cell table:style-name="ce119"/>
          <table:table-cell office:value-type="float" office:value="5.309069433089519" table:style-name="ce119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1</text:p>
          </table:table-cell>
          <table:table-cell office:value-type="string" table:style-name="ce39">
            <text:p>Purbeck</text:p>
          </table:table-cell>
          <table:table-cell office:value-type="float" office:value="4.7241587622614105" table:style-name="ce40">
            <text:p>4.7</text:p>
          </table:table-cell>
          <table:table-cell table:style-name="ce119"/>
          <table:table-cell office:value-type="float" office:value="5.1598245885620901" table:style-name="ce119">
            <text:p>5.2</text:p>
          </table:table-cell>
          <table:table-cell table:style-name="ce119"/>
          <table:table-cell office:value-type="float" office:value="5.7804193801628596" table:style-name="ce119">
            <text:p>5.8</text:p>
          </table:table-cell>
          <table:table-cell table:style-name="ce119"/>
          <table:table-cell office:value-type="float" office:value="5.652381862147104" table:style-name="ce119">
            <text:p>5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2</text:p>
          </table:table-cell>
          <table:table-cell office:value-type="string" table:style-name="ce39">
            <text:p>West Dorset</text:p>
          </table:table-cell>
          <table:table-cell office:value-type="float" office:value="4.166468765032139" table:style-name="ce40">
            <text:p>4.2</text:p>
          </table:table-cell>
          <table:table-cell table:style-name="ce117"/>
          <table:table-cell office:value-type="float" office:value="5.2830823751627616" table:style-name="ce117">
            <text:p>5.3</text:p>
          </table:table-cell>
          <table:table-cell table:style-name="ce117"/>
          <table:table-cell office:value-type="float" office:value="5.9301097130921132" table:style-name="ce117">
            <text:p>5.9</text:p>
          </table:table-cell>
          <table:table-cell table:style-name="ce117"/>
          <table:table-cell office:value-type="float" office:value="5.3441180249121754" table:style-name="ce117">
            <text:p>5.3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53</text:p>
          </table:table-cell>
          <table:table-cell office:value-type="string" table:style-name="ce39">
            <text:p>Weymouth and Portland</text:p>
          </table:table-cell>
          <table:table-cell office:value-type="float" office:value="4.9876307002498237" table:style-name="ce40">
            <text:p>5.0</text:p>
          </table:table-cell>
          <table:table-cell table:style-name="ce119"/>
          <table:table-cell office:value-type="float" office:value="5.2298252234978859" table:style-name="ce119">
            <text:p>5.2</text:p>
          </table:table-cell>
          <table:table-cell table:style-name="ce119"/>
          <table:table-cell office:value-type="float" office:value="5.8011894556371342" table:style-name="ce119">
            <text:p>5.8</text:p>
          </table:table-cell>
          <table:table-cell table:style-name="ce119"/>
          <table:table-cell office:value-type="float" office:value="5.8564587632559837" table:style-name="ce119">
            <text:p>5.9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13</text:p>
          </table:table-cell>
          <table:table-cell office:value-type="string" table:style-name="ce34">
            <text:p>Gloucestershire</text:p>
          </table:table-cell>
          <table:table-cell office:value-type="float" office:value="2.1016601679105462" table:style-name="ce48">
            <text:p>2.1</text:p>
          </table:table-cell>
          <table:table-cell table:style-name="ce116"/>
          <table:table-cell office:value-type="float" office:value="2.3403328524224221" table:style-name="ce116">
            <text:p>2.3</text:p>
          </table:table-cell>
          <table:table-cell table:style-name="ce116"/>
          <table:table-cell office:value-type="float" office:value="2.5050537964973474" table:style-name="ce116">
            <text:p>2.5</text:p>
          </table:table-cell>
          <table:table-cell table:style-name="ce116"/>
          <table:table-cell office:value-type="float" office:value="2.3580014578722777" table:style-name="ce116">
            <text:p>2.4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078</text:p>
          </table:table-cell>
          <table:table-cell office:value-type="string" table:style-name="ce39">
            <text:p>Cheltenham</text:p>
          </table:table-cell>
          <table:table-cell office:value-type="float" office:value="3.7454912127886764" table:style-name="ce40">
            <text:p>3.7</text:p>
          </table:table-cell>
          <table:table-cell table:style-name="ce119"/>
          <table:table-cell office:value-type="float" office:value="6.009298793255569" table:style-name="ce119">
            <text:p>6.0</text:p>
          </table:table-cell>
          <table:table-cell table:style-name="ce119"/>
          <table:table-cell office:value-type="float" office:value="6.4936035538894599" table:style-name="ce119">
            <text:p>6.5</text:p>
          </table:table-cell>
          <table:table-cell table:style-name="ce119"/>
          <table:table-cell office:value-type="float" office:value="6.4502575415585568" table:style-name="ce119">
            <text:p>6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79</text:p>
          </table:table-cell>
          <table:table-cell office:value-type="string" table:style-name="ce39">
            <text:p>Cotswold</text:p>
          </table:table-cell>
          <table:table-cell office:value-type="float" office:value="4.0725930807360307" table:style-name="ce40">
            <text:p>4.1</text:p>
          </table:table-cell>
          <table:table-cell table:style-name="ce119"/>
          <table:table-cell office:value-type="float" office:value="4.4784831841072954" table:style-name="ce119">
            <text:p>4.5</text:p>
          </table:table-cell>
          <table:table-cell table:style-name="ce119"/>
          <table:table-cell office:value-type="float" office:value="6.2265028458763023" table:style-name="ce119">
            <text:p>6.2</text:p>
          </table:table-cell>
          <table:table-cell table:style-name="ce119"/>
          <table:table-cell office:value-type="float" office:value="5.8175016353038069" table:style-name="ce119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0</text:p>
          </table:table-cell>
          <table:table-cell office:value-type="string" table:style-name="ce39">
            <text:p>Forest of Dean</text:p>
          </table:table-cell>
          <table:table-cell office:value-type="float" office:value="6.1059174276671069" table:style-name="ce40">
            <text:p>6.1</text:p>
          </table:table-cell>
          <table:table-cell table:style-name="ce119"/>
          <table:table-cell office:value-type="float" office:value="6.1920133643568187" table:style-name="ce119">
            <text:p>6.2</text:p>
          </table:table-cell>
          <table:table-cell table:style-name="ce119"/>
          <table:table-cell office:value-type="float" office:value="6.1454587182501683" table:style-name="ce119">
            <text:p>6.1</text:p>
          </table:table-cell>
          <table:table-cell table:style-name="ce119"/>
          <table:table-cell office:value-type="float" office:value="5.4455058123346669" table:style-name="ce119">
            <text:p>5.4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1</text:p>
          </table:table-cell>
          <table:table-cell office:value-type="string" table:style-name="ce39">
            <text:p>Gloucester</text:p>
          </table:table-cell>
          <table:table-cell office:value-type="float" office:value="5.7308218918378451" table:style-name="ce40">
            <text:p>5.7</text:p>
          </table:table-cell>
          <table:table-cell table:style-name="ce119"/>
          <table:table-cell office:value-type="float" office:value="5.901493386458279" table:style-name="ce119">
            <text:p>5.9</text:p>
          </table:table-cell>
          <table:table-cell table:style-name="ce119"/>
          <table:table-cell office:value-type="float" office:value="5.5464992649430664" table:style-name="ce119">
            <text:p>5.5</text:p>
          </table:table-cell>
          <table:table-cell table:style-name="ce119"/>
          <table:table-cell office:value-type="float" office:value="4.749967545777622" table:style-name="ce119">
            <text:p>4.7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2</text:p>
          </table:table-cell>
          <table:table-cell office:value-type="string" table:style-name="ce39">
            <text:p>Stroud</text:p>
          </table:table-cell>
          <table:table-cell office:value-type="float" office:value="4.8084890381851935" table:style-name="ce40">
            <text:p>4.8</text:p>
          </table:table-cell>
          <table:table-cell table:style-name="ce117"/>
          <table:table-cell office:value-type="float" office:value="5.1991643427540923" table:style-name="ce117">
            <text:p>5.2</text:p>
          </table:table-cell>
          <table:table-cell table:style-name="ce117"/>
          <table:table-cell office:value-type="float" office:value="5.955744748353375" table:style-name="ce117">
            <text:p>6.0</text:p>
          </table:table-cell>
          <table:table-cell table:style-name="ce117"/>
          <table:table-cell office:value-type="float" office:value="5.798990537762716" table:style-name="ce117">
            <text:p>5.8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8">
            <text:p>E07000083</text:p>
          </table:table-cell>
          <table:table-cell office:value-type="string" table:style-name="ce39">
            <text:p>Tewkesbury</text:p>
          </table:table-cell>
          <table:table-cell office:value-type="float" office:value="5.2297492956683733" table:style-name="ce40">
            <text:p>5.2</text:p>
          </table:table-cell>
          <table:table-cell table:style-name="ce119"/>
          <table:table-cell office:value-type="float" office:value="5.363660303976447" table:style-name="ce119">
            <text:p>5.4</text:p>
          </table:table-cell>
          <table:table-cell table:style-name="ce119"/>
          <table:table-cell office:value-type="float" office:value="5.8335159107917312" table:style-name="ce119">
            <text:p>5.8</text:p>
          </table:table-cell>
          <table:table-cell table:style-name="ce119"/>
          <table:table-cell office:value-type="float" office:value="5.4563925309114634" table:style-name="ce119">
            <text:p>5.5</text:p>
          </table:table-cell>
          <table:table-cell table:number-columns-repeated="16375" table:style-name="ce41"/>
        </table:table-row>
        <table:table-row table:style-name="ro7">
          <table:table-cell office:value-type="string" table:style-name="ce33">
            <text:p>E10000027</text:p>
          </table:table-cell>
          <table:table-cell office:value-type="string" table:style-name="ce34">
            <text:p>Somerset</text:p>
          </table:table-cell>
          <table:table-cell office:value-type="float" office:value="2.4097680947791633" table:style-name="ce48">
            <text:p>2.4</text:p>
          </table:table-cell>
          <table:table-cell table:style-name="ce116"/>
          <table:table-cell office:value-type="float" office:value="2.6036354458984556" table:style-name="ce116">
            <text:p>2.6</text:p>
          </table:table-cell>
          <table:table-cell table:style-name="ce116"/>
          <table:table-cell office:value-type="float" office:value="2.917434573935751" table:style-name="ce116">
            <text:p>2.9</text:p>
          </table:table-cell>
          <table:table-cell table:style-name="ce116"/>
          <table:table-cell office:value-type="float" office:value="2.7918381387280866" table:style-name="ce116">
            <text:p>2.8</text:p>
          </table:table-cell>
          <table:table-cell table:number-columns-repeated="16375" table:style-name="ce49"/>
        </table:table-row>
        <table:table-row table:style-name="ro7">
          <table:table-cell office:value-type="string" table:style-name="ce38">
            <text:p>E07000187</text:p>
          </table:table-cell>
          <table:table-cell office:value-type="string" table:style-name="ce39">
            <text:p>Mendip</text:p>
          </table:table-cell>
          <table:table-cell office:value-type="float" office:value="5.2988943102941661" table:style-name="ce74">
            <text:p>5.3</text:p>
          </table:table-cell>
          <table:table-cell table:style-name="ce112"/>
          <table:table-cell office:value-type="float" office:value="5.758893504112816" table:style-name="ce112">
            <text:p>5.8</text:p>
          </table:table-cell>
          <table:table-cell table:style-name="ce112"/>
          <table:table-cell office:value-type="float" office:value="6.2181077894984504" table:style-name="ce112">
            <text:p>6.2</text:p>
          </table:table-cell>
          <table:table-cell table:style-name="ce112"/>
          <table:table-cell office:value-type="float" office:value="6.1891021839263818" table:style-name="ce11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8</text:p>
          </table:table-cell>
          <table:table-cell office:value-type="string" table:style-name="ce39">
            <text:p>Sedgemoor</text:p>
          </table:table-cell>
          <table:table-cell office:value-type="float" office:value="6.1033613700506084" table:style-name="ce74">
            <text:p>6.1</text:p>
          </table:table-cell>
          <table:table-cell table:style-name="ce112"/>
          <table:table-cell office:value-type="float" office:value="6.2721876215410362" table:style-name="ce112">
            <text:p>6.3</text:p>
          </table:table-cell>
          <table:table-cell table:style-name="ce112"/>
          <table:table-cell office:value-type="float" office:value="6.4089428514525366" table:style-name="ce112">
            <text:p>6.4</text:p>
          </table:table-cell>
          <table:table-cell table:style-name="ce112"/>
          <table:table-cell office:value-type="float" office:value="6.1616223496590514" table:style-name="ce112">
            <text:p>6.2</text:p>
          </table:table-cell>
          <table:table-cell table:number-columns-repeated="16375" table:style-name="ce75"/>
        </table:table-row>
        <table:table-row table:style-name="ro7">
          <table:table-cell office:value-type="string" table:style-name="ce38">
            <text:p>E07000189</text:p>
          </table:table-cell>
          <table:table-cell office:value-type="string" table:style-name="ce39">
            <text:p>South Somerset</text:p>
          </table:table-cell>
          <table:table-cell office:value-type="float" office:value="4.6059918348570932" table:style-name="ce74">
            <text:p>4.6</text:p>
          </table:table-cell>
          <table:table-cell table:style-name="ce112"/>
          <table:table-cell office:value-type="float" office:value="5.10801862620559" table:style-name="ce112">
            <text:p>5.1</text:p>
          </table:table-cell>
          <table:table-cell table:style-name="ce112"/>
          <table:table-cell office:value-type="float" office:value="5.9180771838651776" table:style-name="ce112">
            <text:p>5.9</text:p>
          </table:table-cell>
          <table:table-cell table:style-name="ce112"/>
          <table:table-cell office:value-type="float" office:value="5.5815507489437257" table:style-name="ce112">
            <text:p>5.6</text:p>
          </table:table-cell>
          <table:table-cell table:number-columns-repeated="16375" table:style-name="ce75"/>
        </table:table-row>
        <table:table-row table:style-name="ro12">
          <table:table-cell office:value-type="string" table:style-name="ce38">
            <text:p>E07000190</text:p>
          </table:table-cell>
          <table:table-cell office:value-type="string" table:style-name="ce39">
            <text:p>Taunton Deane</text:p>
          </table:table-cell>
          <table:table-cell office:value-type="float" office:value="4.1617805299736688" table:style-name="ce74">
            <text:p>4.2</text:p>
          </table:table-cell>
          <table:table-cell table:style-name="ce81"/>
          <table:table-cell office:value-type="float" office:value="4.5835481211658147" table:style-name="ce112">
            <text:p>4.6</text:p>
          </table:table-cell>
          <table:table-cell table:style-name="ce81"/>
          <table:table-cell office:value-type="float" office:value="6.0554283918240248" table:style-name="ce112">
            <text:p>6.1</text:p>
          </table:table-cell>
          <table:table-cell table:style-name="ce81"/>
          <table:table-cell office:value-type="float" office:value="5.6507769820371809" table:style-name="ce112">
            <text:p>5.7</text:p>
          </table:table-cell>
          <table:table-cell table:number-columns-repeated="16375"/>
        </table:table-row>
        <table:table-row table:style-name="ro7">
          <table:table-cell office:value-type="string" table:style-name="ce38">
            <text:p>E07000191</text:p>
          </table:table-cell>
          <table:table-cell office:value-type="string" table:style-name="ce39">
            <text:p>West Somerset</text:p>
          </table:table-cell>
          <table:table-cell office:value-type="float" office:value="4.7857968782884397" table:style-name="ce74">
            <text:p>4.8</text:p>
          </table:table-cell>
          <table:table-cell table:style-name="ce82"/>
          <table:table-cell office:value-type="float" office:value="5.3195883357299305" table:style-name="ce112">
            <text:p>5.3</text:p>
          </table:table-cell>
          <table:table-cell table:style-name="ce82"/>
          <table:table-cell office:value-type="float" office:value="5.9524319261053389" table:style-name="ce112">
            <text:p>6.0</text:p>
          </table:table-cell>
          <table:table-cell table:style-name="ce82"/>
          <table:table-cell office:value-type="float" office:value="5.796650155978222" table:style-name="ce112">
            <text:p>5.8</text:p>
          </table:table-cell>
          <table:table-cell table:number-columns-repeated="16375"/>
        </table:table-row>
        <table:table-row table:style-name="ro10">
          <table:table-cell table:style-name="ce83"/>
          <table:table-cell table:style-name="ce84"/>
          <table:table-cell table:style-name="ce85"/>
          <table:table-cell table:number-columns-repeated="6" table:style-name="ce86"/>
          <table:table-cell table:number-columns-repeated="16375" table:style-name="ce87"/>
        </table:table-row>
        <table:table-row table:style-name="ro11">
          <table:table-cell office:value-type="string" table:style-name="ce88">
            <text:p>1 "Walking" in this table refers to any continuous walk of over 10 minutes, irrespective of purpose.</text:p>
          </table:table-cell>
          <table:table-cell table:style-name="ce39"/>
          <table:table-cell table:style-name="ce54"/>
          <table:table-cell table:number-columns-repeated="6" table:style-name="ce89"/>
          <table:table-cell table:number-columns-repeated="16375"/>
        </table:table-row>
        <table:table-row table:style-name="ro12">
          <table:table-cell office:value-type="string" table:style-name="ce5">
            <text:p>2 "Cycling" in this table refers to any cycling, irrespective of length or purpos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3 These statistics cover the time period mid-November 2015 to mid-November 2016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4 Results are grouped according to the area where respondents live, which may not be the same as the area where they walk or cycle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">
            <text:p>5 Sample sizes for the Isles of Scilly and City of London are very small so <text:s/>the confidence intervals are wider for these local authorities.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table:style-name="ce2"/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58">
            <text:p>Source: Active Lives Survey - Sport England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Last updated: August 2018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office:value-type="string" table:style-name="ce16">
            <text:p>Next update: Summer 2019</text:p>
          </table:table-cell>
          <table:table-cell table:style-name="ce5"/>
          <table:table-cell table:style-name="ce55"/>
          <table:table-cell table:number-columns-repeated="6" table:style-name="ce91"/>
          <table:table-cell table:number-columns-repeated="16375"/>
        </table:table-row>
        <table:table-row table:style-name="ro12">
          <table:table-cell table:number-columns-repeated="16384"/>
        </table:table-row>
        <table:table-row table:style-name="ro12">
          <table:table-cell office:value-type="string" table:style-name="ce59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0">
            <text:p>Telephone: 020 7944 3077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style-name="ro12">
          <table:table-cell office:value-type="string" table:style-name="ce61">
            <text:p><text:a xlink:href="mailto:subnational.stats@dft.gsi.gov.uk">Email: subnational.stats@dft.gov.uk</text:a></text:p>
          </table:table-cell>
          <table:table-cell table:style-name="ce5"/>
          <table:table-cell table:style-name="ce55"/>
          <table:table-cell table:number-columns-repeated="6" table:style-name="ce90"/>
          <table:table-cell table:number-columns-repeated="16375"/>
        </table:table-row>
        <table:table-row table:number-rows-repeated="1048183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2" style:display-name="Comma 2" style:family="table-cell" style:data-style-name="N37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style style:name="cf1" style:family="table-cell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58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Isi Avbulimen</meta:initial-creator>
    <dc:creator>Isi Avbulimen</dc:creator>
    <meta:creation-date>2018-08-20T08:55:15Z</meta:creation-date>
    <dc:date>2019-07-26T11:46:26Z</dc:date>
  </office:meta>
</office:document-meta>
</file>